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73000000B01A7B2E49.jpg"/>
  <manifest:file-entry manifest:media-type="image/jpeg" manifest:full-path="Pictures/100000000000031A00000463EFA8D2C7.jpg"/>
  <manifest:file-entry manifest:media-type="image/jpeg" manifest:full-path="Pictures/10000000000003020000012C34E9B378.jpg"/>
  <manifest:file-entry manifest:media-type="image/jpeg" manifest:full-path="Pictures/100000000000031A00000188FA8EB355.jpg"/>
  <manifest:file-entry manifest:media-type="image/jpeg" manifest:full-path="Pictures/100000000000031A000000A14BC0A690.jpg"/>
  <manifest:file-entry manifest:media-type="image/jpeg" manifest:full-path="Pictures/1000000000000319000002046B7CB450.jpg"/>
  <manifest:file-entry manifest:media-type="image/jpeg" manifest:full-path="Pictures/100000000000031A000001DCFA3A8D03.jpg"/>
  <manifest:file-entry manifest:media-type="image/jpeg" manifest:full-path="Pictures/100000000000031A0000005BF7A32BBD.jpg"/>
  <manifest:file-entry manifest:media-type="image/jpeg" manifest:full-path="Pictures/1000000000000276000001C88A45C51F.jpg"/>
  <manifest:file-entry manifest:media-type="image/jpeg" manifest:full-path="Pictures/10000000000003190000022E5F548836.jpg"/>
  <manifest:file-entry manifest:media-type="image/jpeg" manifest:full-path="Pictures/100000000000031A0000009A387A16DC.jpg"/>
  <manifest:file-entry manifest:media-type="image/jpeg" manifest:full-path="Pictures/100000000000031A000001C713A584E5.jpg"/>
  <manifest:file-entry manifest:media-type="image/jpeg" manifest:full-path="Pictures/10000000000002920000019F42725372.jpg"/>
  <manifest:file-entry manifest:media-type="image/jpeg" manifest:full-path="Pictures/10000000000002CE0000016BCBA0ABAA.jpg"/>
  <manifest:file-entry manifest:media-type="image/jpeg" manifest:full-path="Pictures/1000000000000276000000FBA6A68E0F.jpg"/>
  <manifest:file-entry manifest:media-type="image/jpeg" manifest:full-path="Pictures/100000000000031A000001C5414D15D4.jpg"/>
  <manifest:file-entry manifest:media-type="image/jpeg" manifest:full-path="Pictures/100000000000031A000000A59A1752A6.jpg"/>
  <manifest:file-entry manifest:media-type="image/jpeg" manifest:full-path="Pictures/100000000000031A000000CD331ACFEC.jpg"/>
  <manifest:file-entry manifest:media-type="image/jpeg" manifest:full-path="Pictures/100000000000031A000003CB7434078D.jpg"/>
  <manifest:file-entry manifest:media-type="image/jpeg" manifest:full-path="Pictures/10000000000002E4000001CB42D6B635.jpg"/>
  <manifest:file-entry manifest:media-type="image/jpeg" manifest:full-path="Pictures/100000000000031A000001A10E094501.jpg"/>
  <manifest:file-entry manifest:media-type="image/jpeg" manifest:full-path="Pictures/10000000000002A80000005CEE52AC41.jpg"/>
  <manifest:file-entry manifest:media-type="image/jpeg" manifest:full-path="Pictures/100000000000031A000001626CB71DDC.jpg"/>
  <manifest:file-entry manifest:media-type="image/jpeg" manifest:full-path="Pictures/100000000000031A000001FAFACD8094.jpg"/>
  <manifest:file-entry manifest:media-type="image/jpeg" manifest:full-path="Pictures/1000000000000272000000C85D7001FF.jpg"/>
  <manifest:file-entry manifest:media-type="image/jpeg" manifest:full-path="Pictures/100000000000031A000001C0DFDE70F1.jpg"/>
  <manifest:file-entry manifest:media-type="image/jpeg" manifest:full-path="Pictures/100000000000031A00000196270D5CC7.jpg"/>
  <manifest:file-entry manifest:media-type="image/jpeg" manifest:full-path="Pictures/1000000000000319000001DE23C5BC5C.jpg"/>
  <manifest:file-entry manifest:media-type="image/jpeg" manifest:full-path="Pictures/1000000000000319000001FDA7349261.jpg"/>
  <manifest:file-entry manifest:media-type="image/jpeg" manifest:full-path="Pictures/100000000000031A0000012799B22360.jpg"/>
  <manifest:file-entry manifest:media-type="image/jpeg" manifest:full-path="Pictures/100000000000031900000244AA6FFCB9.jpg"/>
  <manifest:file-entry manifest:media-type="image/jpeg" manifest:full-path="Pictures/1000000000000318000001A78B3A60CB.jpg"/>
  <manifest:file-entry manifest:media-type="image/jpeg" manifest:full-path="Pictures/100000000000031A000001CEE13548C3.jpg"/>
  <manifest:file-entry manifest:media-type="image/jpeg" manifest:full-path="Pictures/100000000000031A0000013F91951C55.jpg"/>
  <manifest:file-entry manifest:media-type="image/jpeg" manifest:full-path="Pictures/100000000000031A00000166CD8459CB.jpg"/>
  <manifest:file-entry manifest:media-type="image/jpeg" manifest:full-path="Pictures/100000000000031A0000008559B62D7F.jpg"/>
  <manifest:file-entry manifest:media-type="image/jpeg" manifest:full-path="Pictures/100000000000031A000001BE5B481A7D.jpg"/>
  <manifest:file-entry manifest:media-type="image/jpeg" manifest:full-path="Pictures/10000000000001BC0000022890AC34FF.jpg"/>
  <manifest:file-entry manifest:media-type="image/jpeg" manifest:full-path="Pictures/100000000000031A00000072D5AA1D2E.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ymbol" svg:font-family="Symbol" style:font-family-generic="roman" style:font-pitch="variable" style:font-charset="x-symbol"/>
    <style:font-face style:name="OpenSymbol" svg:font-family="OpenSymbol"/>
    <style:font-face style:name="Tahoma2" svg:font-family="Tahoma"/>
    <style:font-face style:name="song" svg:font-family="song, Verdana"/>
    <style:font-face style:name="Courier New1" svg:font-family="'Courier New'" style:font-family-generic="modern"/>
    <style:font-face style:name="Times New Roman1" svg:font-family="'Times New Roman'" style:font-family-generic="roman"/>
    <style:font-face style:name="Tahoma" svg:font-family="Tahoma"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宋体1" svg:font-family="宋体" style:font-pitch="variable"/>
    <style:font-face style:name="宋体3" svg:font-family="宋体" style:font-adornments="粗体" style:font-pitch="variable"/>
    <style:font-face style:name="宋体" svg:font-family="宋体, SimSun" style:font-pitch="variable"/>
    <style:font-face style:name="黑体" svg:font-family="黑体, SimHei" style:font-pitch="variable"/>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ystem" style:font-pitch="variable"/>
    <style:font-face style:name="宋体2" svg:font-family="宋体" style:font-family-generic="system" style:font-pitch="variable"/>
  </office:font-face-decls>
  <office:automatic-styles>
    <style:style style:name="表格1" style:family="table">
      <style:table-properties style:width="19.006cm" table:align="margins" style:writing-mode="lr-tb"/>
    </style:style>
    <style:style style:name="表格1.A" style:family="table-column">
      <style:table-column-properties style:column-width="19.006cm" style:rel-column-width="65535*"/>
    </style:style>
    <style:style style:name="表格1.A1" style:family="table-cell">
      <style:table-cell-properties fo:background-color="#e6e6ff" fo:padding="0.097cm" fo:border="0.002cm solid #ffffff">
        <style:background-image/>
      </style:table-cell-properties>
    </style:style>
    <style:style style:name="表格4" style:family="table">
      <style:table-properties style:width="19.006cm" table:align="margins" style:writing-mode="lr-tb"/>
    </style:style>
    <style:style style:name="表格4.A" style:family="table-column">
      <style:table-column-properties style:column-width="19.006cm" style:rel-column-width="65535*"/>
    </style:style>
    <style:style style:name="表格4.A1" style:family="table-cell">
      <style:table-cell-properties fo:background-color="#e6e6ff" fo:padding="0.097cm" fo:border="0.002cm solid #ffffff">
        <style:background-image/>
      </style:table-cell-properties>
    </style:style>
    <style:style style:name="表格5" style:family="table">
      <style:table-properties style:width="18.927cm" table:align="margins" style:shadow="#808080 0.079cm 0.079cm" style:writing-mode="lr-tb"/>
    </style:style>
    <style:style style:name="表格5.A" style:family="table-column">
      <style:table-column-properties style:column-width="3.847cm" style:rel-column-width="13319*"/>
    </style:style>
    <style:style style:name="表格5.B" style:family="table-column">
      <style:table-column-properties style:column-width="15.079cm" style:rel-column-width="52216*"/>
    </style:style>
    <style:style style:name="表格5.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5.B1" style:family="table-cell">
      <style:table-cell-properties fo:background-color="#e6e6ff" fo:padding="0.097cm" fo:border="0.002cm solid #ffffff">
        <style:background-image/>
      </style:table-cell-properties>
    </style:style>
    <style:style style:name="表格5.A2" style:family="table-cell">
      <style:table-cell-properties fo:background-color="#e6e6ff" fo:padding="0.097cm" fo:border-left="0.002cm solid #ffffff" fo:border-right="none" fo:border-top="none" fo:border-bottom="0.002cm solid #ffffff">
        <style:background-image/>
      </style:table-cell-properties>
    </style:style>
    <style:style style:name="表格5.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6" style:family="table">
      <style:table-properties style:width="19.006cm" table:align="margins" style:writing-mode="lr-tb"/>
    </style:style>
    <style:style style:name="表格6.A" style:family="table-column">
      <style:table-column-properties style:column-width="19.006cm" style:rel-column-width="65535*"/>
    </style:style>
    <style:style style:name="表格6.A1" style:family="table-cell">
      <style:table-cell-properties fo:background-color="#e6e6ff" fo:padding="0.097cm" fo:border="0.002cm solid #ffffff">
        <style:background-image/>
      </style:table-cell-properties>
    </style:style>
    <style:style style:name="表格7" style:family="table">
      <style:table-properties style:width="19.006cm" table:align="margins" style:writing-mode="lr-tb"/>
    </style:style>
    <style:style style:name="表格7.A" style:family="table-column">
      <style:table-column-properties style:column-width="19.006cm" style:rel-column-width="65535*"/>
    </style:style>
    <style:style style:name="表格7.A1" style:family="table-cell">
      <style:table-cell-properties fo:background-color="#e6e6ff" fo:padding="0.097cm" fo:border="0.002cm solid #ffffff">
        <style:background-image/>
      </style:table-cell-properties>
    </style:style>
    <style:style style:name="表格8" style:family="table">
      <style:table-properties style:width="19.006cm" table:align="margins" style:writing-mode="lr-tb"/>
    </style:style>
    <style:style style:name="表格8.A" style:family="table-column">
      <style:table-column-properties style:column-width="19.006cm" style:rel-column-width="65535*"/>
    </style:style>
    <style:style style:name="表格8.A1" style:family="table-cell">
      <style:table-cell-properties fo:background-color="#e6e6ff" fo:padding="0.097cm" fo:border="0.002cm solid #ffffff">
        <style:background-image/>
      </style:table-cell-properties>
    </style:style>
    <style:style style:name="表格9" style:family="table">
      <style:table-properties style:width="19.006cm" table:align="margins" style:writing-mode="lr-tb"/>
    </style:style>
    <style:style style:name="表格9.A" style:family="table-column">
      <style:table-column-properties style:column-width="19.006cm" style:rel-column-width="65535*"/>
    </style:style>
    <style:style style:name="表格9.A1" style:family="table-cell">
      <style:table-cell-properties fo:background-color="#e6e6ff" fo:padding="0.097cm" fo:border="0.002cm solid #ffffff">
        <style:background-image/>
      </style:table-cell-properties>
    </style:style>
    <style:style style:name="Table137" style:family="table">
      <style:table-properties style:width="19.006cm" table:align="margins" style:writing-mode="lr-tb"/>
    </style:style>
    <style:style style:name="Table137.A" style:family="table-column">
      <style:table-column-properties style:column-width="19.006cm" style:rel-column-width="65535*"/>
    </style:style>
    <style:style style:name="Table137.A1" style:family="table-cell">
      <style:table-cell-properties fo:background-color="#e6e6ff" fo:padding="0.097cm" fo:border="0.002cm solid #ffffff">
        <style:background-image/>
      </style:table-cell-properties>
    </style:style>
    <style:style style:name="表格10" style:family="table">
      <style:table-properties style:width="19.006cm" table:align="margins" style:writing-mode="lr-tb"/>
    </style:style>
    <style:style style:name="表格10.A" style:family="table-column">
      <style:table-column-properties style:column-width="19.006cm" style:rel-column-width="65535*"/>
    </style:style>
    <style:style style:name="表格10.A1" style:family="table-cell">
      <style:table-cell-properties fo:background-color="#e6e6ff" fo:padding="0.097cm" fo:border="0.002cm solid #ffffff">
        <style:background-image/>
      </style:table-cell-properties>
    </style:style>
    <style:style style:name="表格11" style:family="table">
      <style:table-properties style:width="19.006cm" table:align="margins" style:writing-mode="lr-tb"/>
    </style:style>
    <style:style style:name="表格11.A" style:family="table-column">
      <style:table-column-properties style:column-width="19.006cm" style:rel-column-width="65535*"/>
    </style:style>
    <style:style style:name="表格11.A1" style:family="table-cell">
      <style:table-cell-properties fo:background-color="#e6e6ff" fo:padding="0.097cm" fo:border="0.002cm solid #ffffff">
        <style:background-image/>
      </style:table-cell-properties>
    </style:style>
    <style:style style:name="表格12" style:family="table">
      <style:table-properties style:width="19.006cm" table:align="margins" style:writing-mode="lr-tb"/>
    </style:style>
    <style:style style:name="表格12.A" style:family="table-column">
      <style:table-column-properties style:column-width="19.006cm" style:rel-column-width="65535*"/>
    </style:style>
    <style:style style:name="表格12.A1" style:family="table-cell">
      <style:table-cell-properties fo:background-color="#e6e6ff" fo:padding="0.097cm" fo:border="0.002cm solid #ffffff">
        <style:background-image/>
      </style:table-cell-properties>
    </style:style>
    <style:style style:name="表格16" style:family="table">
      <style:table-properties style:width="19.006cm" table:align="margins" style:writing-mode="lr-tb"/>
    </style:style>
    <style:style style:name="表格16.A" style:family="table-column">
      <style:table-column-properties style:column-width="19.006cm" style:rel-column-width="65535*"/>
    </style:style>
    <style:style style:name="表格16.A1" style:family="table-cell">
      <style:table-cell-properties fo:background-color="#e6e6ff" fo:padding="0.097cm" fo:border="0.002cm solid #ffffff">
        <style:background-image/>
      </style:table-cell-properties>
    </style:style>
    <style:style style:name="表格13" style:family="table">
      <style:table-properties style:width="18.927cm" table:align="margins" style:shadow="#808080 0.079cm 0.079cm" style:writing-mode="lr-tb"/>
    </style:style>
    <style:style style:name="表格13.A" style:family="table-column">
      <style:table-column-properties style:column-width="3.847cm" style:rel-column-width="13319*"/>
    </style:style>
    <style:style style:name="表格13.B" style:family="table-column">
      <style:table-column-properties style:column-width="15.079cm" style:rel-column-width="52216*"/>
    </style:style>
    <style:style style:name="表格13.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13.B1" style:family="table-cell">
      <style:table-cell-properties fo:background-color="#e6e6ff" fo:padding="0.097cm" fo:border="0.002cm solid #ffffff">
        <style:background-image/>
      </style:table-cell-properties>
    </style:style>
    <style:style style:name="表格13.A2" style:family="table-cell">
      <style:table-cell-properties fo:background-color="#e6e6ff" fo:padding="0.097cm" fo:border-left="0.002cm solid #ffffff" fo:border-right="none" fo:border-top="none" fo:border-bottom="0.002cm solid #ffffff">
        <style:background-image/>
      </style:table-cell-properties>
    </style:style>
    <style:style style:name="表格13.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14" style:family="table">
      <style:table-properties style:width="19.006cm" table:align="margins" style:writing-mode="lr-tb"/>
    </style:style>
    <style:style style:name="表格14.A" style:family="table-column">
      <style:table-column-properties style:column-width="19.006cm" style:rel-column-width="65535*"/>
    </style:style>
    <style:style style:name="表格14.A1" style:family="table-cell">
      <style:table-cell-properties fo:background-color="#e6e6ff" fo:padding="0.097cm" fo:border="0.002cm solid #ffffff">
        <style:background-image/>
      </style:table-cell-properties>
    </style:style>
    <style:style style:name="表格15" style:family="table">
      <style:table-properties style:width="19.006cm" table:align="margins" style:writing-mode="lr-tb"/>
    </style:style>
    <style:style style:name="表格15.A" style:family="table-column">
      <style:table-column-properties style:column-width="19.006cm" style:rel-column-width="65535*"/>
    </style:style>
    <style:style style:name="表格15.A1" style:family="table-cell">
      <style:table-cell-properties fo:background-color="#e6e6ff" fo:padding="0.097cm" fo:border="0.002cm solid #ffffff">
        <style:background-image/>
      </style:table-cell-properties>
    </style:style>
    <style:style style:name="表格22" style:family="table">
      <style:table-properties style:width="18.927cm" table:align="margins" style:shadow="#808080 0.079cm 0.079cm" style:writing-mode="lr-tb"/>
    </style:style>
    <style:style style:name="表格22.A" style:family="table-column">
      <style:table-column-properties style:column-width="4.374cm" style:rel-column-width="15150*"/>
    </style:style>
    <style:style style:name="表格22.B" style:family="table-column">
      <style:table-column-properties style:column-width="14.552cm" style:rel-column-width="50385*"/>
    </style:style>
    <style:style style:name="表格2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22.B1" style:family="table-cell">
      <style:table-cell-properties fo:background-color="#e6e6ff" fo:padding="0.097cm" fo:border="0.002cm solid #ffffff">
        <style:background-image/>
      </style:table-cell-properties>
    </style:style>
    <style:style style:name="表格22.A2" style:family="table-cell">
      <style:table-cell-properties fo:background-color="#e6e6ff" fo:padding="0.097cm" fo:border-left="0.002cm solid #ffffff" fo:border-right="none" fo:border-top="none" fo:border-bottom="0.002cm solid #ffffff">
        <style:background-image/>
      </style:table-cell-properties>
    </style:style>
    <style:style style:name="表格2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 style:family="table">
      <style:table-properties style:width="19.006cm" table:align="margins" style:writing-mode="lr-tb"/>
    </style:style>
    <style:style style:name="表格2.A" style:family="table-column">
      <style:table-column-properties style:column-width="19.006cm" style:rel-column-width="65535*"/>
    </style:style>
    <style:style style:name="表格2.A1" style:family="table-cell">
      <style:table-cell-properties fo:background-color="#e6e6ff" fo:padding="0.097cm" fo:border="0.002cm solid #ffffff">
        <style:background-image/>
      </style:table-cell-properties>
    </style:style>
    <style:style style:name="表格3" style:family="table">
      <style:table-properties style:width="19.006cm" table:align="margins" style:writing-mode="lr-tb"/>
    </style:style>
    <style:style style:name="表格3.A" style:family="table-column">
      <style:table-column-properties style:column-width="19.006cm" style:rel-column-width="65535*"/>
    </style:style>
    <style:style style:name="表格3.A1" style:family="table-cell">
      <style:table-cell-properties fo:background-color="#e6e6ff" fo:padding="0.097cm" fo:border="0.002cm solid #ffffff">
        <style:background-image/>
      </style:table-cell-properties>
    </style:style>
    <style:style style:name="表格17" style:family="table">
      <style:table-properties style:width="19.006cm" table:align="margins" style:writing-mode="lr-tb"/>
    </style:style>
    <style:style style:name="表格17.A" style:family="table-column">
      <style:table-column-properties style:column-width="19.006cm" style:rel-column-width="65535*"/>
    </style:style>
    <style:style style:name="表格17.A1" style:family="table-cell">
      <style:table-cell-properties fo:background-color="#e6e6ff" fo:padding="0.097cm" fo:border="0.002cm solid #ffffff">
        <style:background-image/>
      </style:table-cell-properties>
    </style:style>
    <style:style style:name="表格18" style:family="table">
      <style:table-properties style:width="19.006cm" table:align="margins" style:writing-mode="lr-tb"/>
    </style:style>
    <style:style style:name="表格18.A" style:family="table-column">
      <style:table-column-properties style:column-width="19.006cm" style:rel-column-width="65535*"/>
    </style:style>
    <style:style style:name="表格18.A1" style:family="table-cell">
      <style:table-cell-properties fo:background-color="#e6e6ff" fo:padding="0.097cm" fo:border="0.002cm solid #ffffff">
        <style:background-image/>
      </style:table-cell-properties>
    </style:style>
    <style:style style:name="表格19" style:family="table">
      <style:table-properties style:width="19.006cm" table:align="margins" style:writing-mode="lr-tb"/>
    </style:style>
    <style:style style:name="表格19.A" style:family="table-column">
      <style:table-column-properties style:column-width="19.006cm" style:rel-column-width="65535*"/>
    </style:style>
    <style:style style:name="表格19.A1" style:family="table-cell">
      <style:table-cell-properties fo:background-color="#e6e6ff" fo:padding="0.097cm" fo:border="0.002cm solid #ffffff">
        <style:background-image/>
      </style:table-cell-properties>
    </style:style>
    <style:style style:name="表格20" style:family="table">
      <style:table-properties style:width="19.006cm" table:align="margins" style:writing-mode="lr-tb"/>
    </style:style>
    <style:style style:name="表格20.A" style:family="table-column">
      <style:table-column-properties style:column-width="19.006cm" style:rel-column-width="65535*"/>
    </style:style>
    <style:style style:name="表格20.A1" style:family="table-cell">
      <style:table-cell-properties fo:background-color="#e6e6ff" fo:padding="0.097cm" fo:border="0.002cm solid #ffffff">
        <style:background-image/>
      </style:table-cell-properties>
    </style:style>
    <style:style style:name="表格21" style:family="table">
      <style:table-properties style:width="19.006cm" table:align="margins" style:writing-mode="lr-tb"/>
    </style:style>
    <style:style style:name="表格21.A" style:family="table-column">
      <style:table-column-properties style:column-width="19.006cm" style:rel-column-width="65535*"/>
    </style:style>
    <style:style style:name="表格21.A1" style:family="table-cell">
      <style:table-cell-properties fo:background-color="#e6e6ff" fo:padding="0.097cm" fo:border="0.002cm solid #ffffff">
        <style:background-image/>
      </style:table-cell-properties>
    </style:style>
    <style:style style:name="表格23" style:family="table">
      <style:table-properties style:width="18.927cm" table:align="margins" style:shadow="#808080 0.079cm 0.079cm" style:writing-mode="lr-tb"/>
    </style:style>
    <style:style style:name="表格23.A" style:family="table-column">
      <style:table-column-properties style:column-width="4.374cm" style:rel-column-width="15150*"/>
    </style:style>
    <style:style style:name="表格23.B" style:family="table-column">
      <style:table-column-properties style:column-width="14.552cm" style:rel-column-width="50385*"/>
    </style:style>
    <style:style style:name="表格23.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23.B1" style:family="table-cell">
      <style:table-cell-properties fo:background-color="#e6e6ff" fo:padding="0.097cm" fo:border="0.002cm solid #ffffff">
        <style:background-image/>
      </style:table-cell-properties>
    </style:style>
    <style:style style:name="表格23.A2" style:family="table-cell">
      <style:table-cell-properties fo:background-color="#e6e6ff" fo:padding="0.097cm" fo:border-left="0.002cm solid #ffffff" fo:border-right="none" fo:border-top="none" fo:border-bottom="0.002cm solid #ffffff">
        <style:background-image/>
      </style:table-cell-properties>
    </style:style>
    <style:style style:name="表格23.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4" style:family="table">
      <style:table-properties style:width="19.006cm" table:align="margins" style:writing-mode="lr-tb"/>
    </style:style>
    <style:style style:name="表格24.A" style:family="table-column">
      <style:table-column-properties style:column-width="19.006cm" style:rel-column-width="65535*"/>
    </style:style>
    <style:style style:name="表格24.A1" style:family="table-cell">
      <style:table-cell-properties fo:background-color="#e6e6ff" fo:padding="0.097cm" fo:border="0.002cm solid #ffffff">
        <style:background-image/>
      </style:table-cell-properties>
    </style:style>
    <style:style style:name="表格25" style:family="table">
      <style:table-properties style:width="19.006cm" table:align="margins" style:writing-mode="lr-tb"/>
    </style:style>
    <style:style style:name="表格25.A" style:family="table-column">
      <style:table-column-properties style:column-width="19.006cm" style:rel-column-width="65535*"/>
    </style:style>
    <style:style style:name="表格25.A1" style:family="table-cell">
      <style:table-cell-properties fo:background-color="#e6e6ff" fo:padding="0.097cm" fo:border="0.002cm solid #ffffff">
        <style:background-image/>
      </style:table-cell-properties>
    </style:style>
    <style:style style:name="表格26" style:family="table">
      <style:table-properties style:width="19.006cm" table:align="margins" style:writing-mode="lr-tb"/>
    </style:style>
    <style:style style:name="表格26.A" style:family="table-column">
      <style:table-column-properties style:column-width="19.006cm" style:rel-column-width="65535*"/>
    </style:style>
    <style:style style:name="表格26.A1" style:family="table-cell">
      <style:table-cell-properties fo:background-color="#e6e6ff" fo:padding="0.097cm" fo:border="0.002cm solid #ffffff">
        <style:background-image/>
      </style:table-cell-properties>
    </style:style>
    <style:style style:name="表格27" style:family="table">
      <style:table-properties style:width="19.006cm" table:align="margins" style:writing-mode="lr-tb"/>
    </style:style>
    <style:style style:name="表格27.A" style:family="table-column">
      <style:table-column-properties style:column-width="19.006cm" style:rel-column-width="65535*"/>
    </style:style>
    <style:style style:name="表格27.A1" style:family="table-cell">
      <style:table-cell-properties fo:background-color="#e6e6ff" fo:padding="0.097cm" fo:border="0.002cm solid #ffffff">
        <style:background-image/>
      </style:table-cell-properties>
    </style:style>
    <style:style style:name="表格28" style:family="table">
      <style:table-properties style:width="19.006cm" table:align="margins" style:writing-mode="lr-tb"/>
    </style:style>
    <style:style style:name="表格28.A" style:family="table-column">
      <style:table-column-properties style:column-width="19.006cm" style:rel-column-width="65535*"/>
    </style:style>
    <style:style style:name="表格28.A1" style:family="table-cell">
      <style:table-cell-properties fo:background-color="#e6e6ff" fo:padding="0.097cm" fo:border="0.002cm solid #ffffff">
        <style:background-image/>
      </style:table-cell-properties>
    </style:style>
    <style:style style:name="表格29" style:family="table">
      <style:table-properties style:width="19.006cm" table:align="margins" style:writing-mode="lr-tb"/>
    </style:style>
    <style:style style:name="表格29.A" style:family="table-column">
      <style:table-column-properties style:column-width="19.006cm" style:rel-column-width="65535*"/>
    </style:style>
    <style:style style:name="表格29.A1" style:family="table-cell">
      <style:table-cell-properties fo:background-color="#e6e6ff" fo:padding="0.097cm" fo:border="0.002cm solid #ffffff">
        <style:background-image/>
      </style:table-cell-properties>
    </style:style>
    <style:style style:name="表格30" style:family="table">
      <style:table-properties style:width="19.006cm" table:align="margins" style:writing-mode="lr-tb"/>
    </style:style>
    <style:style style:name="表格30.A" style:family="table-column">
      <style:table-column-properties style:column-width="19.006cm" style:rel-column-width="65535*"/>
    </style:style>
    <style:style style:name="表格30.A1" style:family="table-cell">
      <style:table-cell-properties fo:background-color="#e6e6ff" fo:padding="0.097cm" fo:border="0.002cm solid #ffffff">
        <style:background-image/>
      </style:table-cell-properties>
    </style:style>
    <style:style style:name="表格31" style:family="table">
      <style:table-properties style:width="19.006cm" table:align="margins" style:writing-mode="lr-tb"/>
    </style:style>
    <style:style style:name="表格31.A" style:family="table-column">
      <style:table-column-properties style:column-width="19.006cm" style:rel-column-width="65535*"/>
    </style:style>
    <style:style style:name="表格31.A1" style:family="table-cell">
      <style:table-cell-properties fo:background-color="#e6e6ff" fo:padding="0.097cm" fo:border="0.002cm solid #ffffff">
        <style:background-image/>
      </style:table-cell-properties>
    </style:style>
    <style:style style:name="表格32" style:family="table">
      <style:table-properties style:width="19.006cm" table:align="margins" style:writing-mode="lr-tb"/>
    </style:style>
    <style:style style:name="表格32.A" style:family="table-column">
      <style:table-column-properties style:column-width="19.006cm" style:rel-column-width="65535*"/>
    </style:style>
    <style:style style:name="表格32.A1" style:family="table-cell">
      <style:table-cell-properties fo:background-color="#e6e6ff" fo:padding="0.097cm" fo:border="0.002cm solid #ffffff">
        <style:background-image/>
      </style:table-cell-properties>
    </style:style>
    <style:style style:name="表格33" style:family="table">
      <style:table-properties style:width="19.006cm" table:align="margins" style:writing-mode="lr-tb"/>
    </style:style>
    <style:style style:name="表格33.A" style:family="table-column">
      <style:table-column-properties style:column-width="19.006cm" style:rel-column-width="65535*"/>
    </style:style>
    <style:style style:name="表格33.A1" style:family="table-cell">
      <style:table-cell-properties fo:background-color="#e6e6ff" fo:padding="0.097cm" fo:border="0.002cm solid #ffffff">
        <style:background-image/>
      </style:table-cell-properties>
    </style:style>
    <style:style style:name="表格34" style:family="table">
      <style:table-properties style:width="19.006cm" table:align="margins" style:writing-mode="lr-tb"/>
    </style:style>
    <style:style style:name="表格34.A" style:family="table-column">
      <style:table-column-properties style:column-width="19.006cm" style:rel-column-width="65535*"/>
    </style:style>
    <style:style style:name="表格34.A1" style:family="table-cell">
      <style:table-cell-properties fo:background-color="#e6e6ff" fo:padding="0.097cm" fo:border="0.002cm solid #ffffff">
        <style:background-image/>
      </style:table-cell-properties>
    </style:style>
    <style:style style:name="表格35" style:family="table">
      <style:table-properties style:width="19.006cm" table:align="margins" style:writing-mode="lr-tb"/>
    </style:style>
    <style:style style:name="表格35.A" style:family="table-column">
      <style:table-column-properties style:column-width="19.006cm" style:rel-column-width="65535*"/>
    </style:style>
    <style:style style:name="表格35.A1" style:family="table-cell">
      <style:table-cell-properties fo:background-color="#e6e6ff" fo:padding="0.097cm" fo:border="0.002cm solid #ffffff">
        <style:background-image/>
      </style:table-cell-properties>
    </style:style>
    <style:style style:name="表格36" style:family="table">
      <style:table-properties style:width="19.006cm" table:align="margins" style:writing-mode="lr-tb"/>
    </style:style>
    <style:style style:name="表格36.A" style:family="table-column">
      <style:table-column-properties style:column-width="19.006cm" style:rel-column-width="65535*"/>
    </style:style>
    <style:style style:name="表格36.A1" style:family="table-cell">
      <style:table-cell-properties fo:background-color="#e6e6ff" fo:padding="0.097cm" fo:border="0.002cm solid #ffffff">
        <style:background-image/>
      </style:table-cell-properties>
    </style:style>
    <style:style style:name="表格37" style:family="table">
      <style:table-properties style:width="19.006cm" table:align="margins" style:writing-mode="lr-tb"/>
    </style:style>
    <style:style style:name="表格37.A" style:family="table-column">
      <style:table-column-properties style:column-width="19.006cm" style:rel-column-width="65535*"/>
    </style:style>
    <style:style style:name="表格37.A1" style:family="table-cell">
      <style:table-cell-properties fo:background-color="#e6e6ff" fo:padding="0.097cm" fo:border="0.002cm solid #ffffff">
        <style:background-image/>
      </style:table-cell-properties>
    </style:style>
    <style:style style:name="表格38" style:family="table">
      <style:table-properties style:width="19.006cm" table:align="margins" style:writing-mode="lr-tb"/>
    </style:style>
    <style:style style:name="表格38.A" style:family="table-column">
      <style:table-column-properties style:column-width="19.006cm" style:rel-column-width="65535*"/>
    </style:style>
    <style:style style:name="表格38.A1" style:family="table-cell">
      <style:table-cell-properties fo:background-color="#e6e6ff" fo:padding="0.097cm" fo:border="0.002cm solid #ffffff">
        <style:background-image/>
      </style:table-cell-properties>
    </style:style>
    <style:style style:name="表格39" style:family="table">
      <style:table-properties style:width="19.006cm" table:align="margins" style:writing-mode="lr-tb"/>
    </style:style>
    <style:style style:name="表格39.A" style:family="table-column">
      <style:table-column-properties style:column-width="19.006cm" style:rel-column-width="65535*"/>
    </style:style>
    <style:style style:name="表格39.A1" style:family="table-cell">
      <style:table-cell-properties fo:background-color="#e6e6ff" fo:padding="0.097cm" fo:border="0.002cm solid #ffffff">
        <style:background-image/>
      </style:table-cell-properties>
    </style:style>
    <style:style style:name="表格40" style:family="table">
      <style:table-properties style:width="19.006cm" table:align="margins" style:writing-mode="lr-tb"/>
    </style:style>
    <style:style style:name="表格40.A" style:family="table-column">
      <style:table-column-properties style:column-width="19.006cm" style:rel-column-width="65535*"/>
    </style:style>
    <style:style style:name="表格40.A1" style:family="table-cell">
      <style:table-cell-properties fo:background-color="#e6e6ff" fo:padding="0.097cm" fo:border="0.002cm solid #ffffff">
        <style:background-image/>
      </style:table-cell-properties>
    </style:style>
    <style:style style:name="表格41" style:family="table">
      <style:table-properties style:width="18.927cm" table:align="margins" style:shadow="#808080 0.079cm 0.079cm" style:writing-mode="lr-tb"/>
    </style:style>
    <style:style style:name="表格41.A" style:family="table-column">
      <style:table-column-properties style:column-width="5.556cm" style:rel-column-width="19237*"/>
    </style:style>
    <style:style style:name="表格41.B" style:family="table-column">
      <style:table-column-properties style:column-width="13.37cm" style:rel-column-width="46298*"/>
    </style:style>
    <style:style style:name="表格4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41.B1" style:family="table-cell">
      <style:table-cell-properties fo:background-color="#e6e6ff" fo:padding="0.097cm" fo:border="0.002cm solid #ffffff">
        <style:background-image/>
      </style:table-cell-properties>
    </style:style>
    <style:style style:name="表格41.A2" style:family="table-cell">
      <style:table-cell-properties fo:background-color="#e6e6ff" fo:padding="0.097cm" fo:border-left="0.002cm solid #ffffff" fo:border-right="none" fo:border-top="none" fo:border-bottom="0.002cm solid #ffffff">
        <style:background-image/>
      </style:table-cell-properties>
    </style:style>
    <style:style style:name="表格4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 style:family="table">
      <style:table-properties style:width="19.006cm" table:align="margins" style:writing-mode="lr-tb"/>
    </style:style>
    <style:style style:name="Table1.A" style:family="table-column">
      <style:table-column-properties style:column-width="19.006cm" style:rel-column-width="65535*"/>
    </style:style>
    <style:style style:name="Table1.A1" style:family="table-cell">
      <style:table-cell-properties fo:background-color="#e6e6ff" fo:padding="0.097cm" fo:border="0.002cm solid #ffffff">
        <style:background-image/>
      </style:table-cell-properties>
    </style:style>
    <style:style style:name="Table2" style:family="table">
      <style:table-properties style:width="19.006cm" table:align="margins" style:writing-mode="lr-tb"/>
    </style:style>
    <style:style style:name="Table2.A" style:family="table-column">
      <style:table-column-properties style:column-width="19.006cm" style:rel-column-width="65535*"/>
    </style:style>
    <style:style style:name="Table2.A1" style:family="table-cell">
      <style:table-cell-properties fo:background-color="#e6e6ff" fo:padding="0.097cm" fo:border="0.002cm solid #ffffff">
        <style:background-image/>
      </style:table-cell-properties>
    </style:style>
    <style:style style:name="Table3" style:family="table">
      <style:table-properties style:width="19.006cm" table:align="margins" style:writing-mode="lr-tb"/>
    </style:style>
    <style:style style:name="Table3.A" style:family="table-column">
      <style:table-column-properties style:column-width="19.006cm" style:rel-column-width="65535*"/>
    </style:style>
    <style:style style:name="Table3.A1" style:family="table-cell">
      <style:table-cell-properties fo:background-color="#e6e6ff" fo:padding="0.097cm" fo:border="0.002cm solid #ffffff">
        <style:background-image/>
      </style:table-cell-properties>
    </style:style>
    <style:style style:name="Table4" style:family="table">
      <style:table-properties style:width="19.006cm" table:align="margins" style:writing-mode="lr-tb"/>
    </style:style>
    <style:style style:name="Table4.A" style:family="table-column">
      <style:table-column-properties style:column-width="19.006cm" style:rel-column-width="65535*"/>
    </style:style>
    <style:style style:name="Table4.A1" style:family="table-cell">
      <style:table-cell-properties fo:background-color="#e6e6ff" fo:padding="0.097cm" fo:border="0.002cm solid #ffffff">
        <style:background-image/>
      </style:table-cell-properties>
    </style:style>
    <style:style style:name="Table5" style:family="table">
      <style:table-properties style:width="19.006cm" table:align="margins" style:writing-mode="lr-tb"/>
    </style:style>
    <style:style style:name="Table5.A" style:family="table-column">
      <style:table-column-properties style:column-width="19.006cm" style:rel-column-width="65535*"/>
    </style:style>
    <style:style style:name="Table5.A1" style:family="table-cell">
      <style:table-cell-properties fo:background-color="#e6e6ff" fo:padding="0.097cm" fo:border="0.002cm solid #ffffff">
        <style:background-image/>
      </style:table-cell-properties>
    </style:style>
    <style:style style:name="Table6" style:family="table">
      <style:table-properties style:width="19.006cm" table:align="margins" style:writing-mode="lr-tb"/>
    </style:style>
    <style:style style:name="Table6.A" style:family="table-column">
      <style:table-column-properties style:column-width="19.006cm" style:rel-column-width="65535*"/>
    </style:style>
    <style:style style:name="Table6.A1" style:family="table-cell">
      <style:table-cell-properties fo:background-color="#e6e6ff" fo:padding="0.097cm" fo:border="0.002cm solid #ffffff">
        <style:background-image/>
      </style:table-cell-properties>
    </style:style>
    <style:style style:name="Table7" style:family="table">
      <style:table-properties style:width="19.006cm" table:align="margins" style:writing-mode="lr-tb"/>
    </style:style>
    <style:style style:name="Table7.A" style:family="table-column">
      <style:table-column-properties style:column-width="19.006cm" style:rel-column-width="65535*"/>
    </style:style>
    <style:style style:name="Table7.A1" style:family="table-cell">
      <style:table-cell-properties fo:background-color="#e6e6ff" fo:padding="0.097cm" fo:border="0.002cm solid #ffffff">
        <style:background-image/>
      </style:table-cell-properties>
    </style:style>
    <style:style style:name="Table8" style:family="table">
      <style:table-properties style:width="19.006cm" table:align="margins" style:writing-mode="lr-tb"/>
    </style:style>
    <style:style style:name="Table8.A" style:family="table-column">
      <style:table-column-properties style:column-width="19.006cm" style:rel-column-width="65535*"/>
    </style:style>
    <style:style style:name="Table8.A1" style:family="table-cell">
      <style:table-cell-properties fo:background-color="#e6e6ff" fo:padding="0.097cm" fo:border="0.002cm solid #ffffff">
        <style:background-image/>
      </style:table-cell-properties>
    </style:style>
    <style:style style:name="Table9" style:family="table">
      <style:table-properties style:width="19.006cm" table:align="margins" style:writing-mode="lr-tb"/>
    </style:style>
    <style:style style:name="Table9.A" style:family="table-column">
      <style:table-column-properties style:column-width="19.006cm" style:rel-column-width="65535*"/>
    </style:style>
    <style:style style:name="Table9.A1" style:family="table-cell">
      <style:table-cell-properties fo:background-color="#e6e6ff" fo:padding="0.097cm" fo:border="0.002cm solid #ffffff">
        <style:background-image/>
      </style:table-cell-properties>
    </style:style>
    <style:style style:name="Table10" style:family="table">
      <style:table-properties style:width="19.006cm" table:align="margins" style:writing-mode="lr-tb"/>
    </style:style>
    <style:style style:name="Table10.A" style:family="table-column">
      <style:table-column-properties style:column-width="19.006cm" style:rel-column-width="65535*"/>
    </style:style>
    <style:style style:name="Table10.A1" style:family="table-cell">
      <style:table-cell-properties fo:background-color="#e6e6ff" fo:padding="0.097cm" fo:border="0.002cm solid #ffffff">
        <style:background-image/>
      </style:table-cell-properties>
    </style:style>
    <style:style style:name="Table11" style:family="table">
      <style:table-properties style:width="19.006cm" table:align="margins" style:writing-mode="lr-tb"/>
    </style:style>
    <style:style style:name="Table11.A" style:family="table-column">
      <style:table-column-properties style:column-width="19.006cm" style:rel-column-width="65535*"/>
    </style:style>
    <style:style style:name="Table11.A1" style:family="table-cell">
      <style:table-cell-properties fo:background-color="#e6e6ff" fo:padding="0.097cm" fo:border="0.002cm solid #ffffff">
        <style:background-image/>
      </style:table-cell-properties>
    </style:style>
    <style:style style:name="Table12" style:family="table">
      <style:table-properties style:width="19.006cm" table:align="margins" style:writing-mode="lr-tb"/>
    </style:style>
    <style:style style:name="Table12.A" style:family="table-column">
      <style:table-column-properties style:column-width="19.006cm" style:rel-column-width="65535*"/>
    </style:style>
    <style:style style:name="Table12.A1" style:family="table-cell">
      <style:table-cell-properties fo:background-color="#e6e6ff" fo:padding="0.097cm" fo:border="0.002cm solid #ffffff">
        <style:background-image/>
      </style:table-cell-properties>
    </style:style>
    <style:style style:name="Table13" style:family="table">
      <style:table-properties style:width="19.006cm" table:align="margins" style:writing-mode="lr-tb"/>
    </style:style>
    <style:style style:name="Table13.A" style:family="table-column">
      <style:table-column-properties style:column-width="19.006cm" style:rel-column-width="65535*"/>
    </style:style>
    <style:style style:name="Table13.A1" style:family="table-cell">
      <style:table-cell-properties fo:background-color="#e6e6ff" fo:padding="0.097cm" fo:border="0.002cm solid #ffffff">
        <style:background-image/>
      </style:table-cell-properties>
    </style:style>
    <style:style style:name="Table14" style:family="table">
      <style:table-properties style:width="19.006cm" table:align="margins" style:writing-mode="lr-tb"/>
    </style:style>
    <style:style style:name="Table14.A" style:family="table-column">
      <style:table-column-properties style:column-width="19.006cm" style:rel-column-width="65535*"/>
    </style:style>
    <style:style style:name="Table14.A1" style:family="table-cell">
      <style:table-cell-properties fo:background-color="#e6e6ff" fo:padding="0.097cm" fo:border="0.002cm solid #ffffff">
        <style:background-image/>
      </style:table-cell-properties>
    </style:style>
    <style:style style:name="Table15" style:family="table">
      <style:table-properties style:width="19.006cm" table:align="margins" style:writing-mode="lr-tb"/>
    </style:style>
    <style:style style:name="Table15.A" style:family="table-column">
      <style:table-column-properties style:column-width="19.006cm" style:rel-column-width="65535*"/>
    </style:style>
    <style:style style:name="Table15.A1" style:family="table-cell">
      <style:table-cell-properties fo:background-color="#e6e6ff" fo:padding="0.097cm" fo:border="0.002cm solid #ffffff">
        <style:background-image/>
      </style:table-cell-properties>
    </style:style>
    <style:style style:name="Table16" style:family="table">
      <style:table-properties style:width="18.927cm" table:align="margins" style:shadow="#808080 0.079cm 0.079cm" style:writing-mode="lr-tb"/>
    </style:style>
    <style:style style:name="Table16.A" style:family="table-column">
      <style:table-column-properties style:column-width="4.374cm" style:rel-column-width="15150*"/>
    </style:style>
    <style:style style:name="Table16.B" style:family="table-column">
      <style:table-column-properties style:column-width="14.552cm" style:rel-column-width="50385*"/>
    </style:style>
    <style:style style:name="Table1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6.B1" style:family="table-cell">
      <style:table-cell-properties fo:background-color="#e6e6ff" fo:padding="0.097cm" fo:border="0.002cm solid #ffffff">
        <style:background-image/>
      </style:table-cell-properties>
    </style:style>
    <style:style style:name="Table16.A2" style:family="table-cell">
      <style:table-cell-properties fo:background-color="#e6e6ff" fo:padding="0.097cm" fo:border-left="0.002cm solid #ffffff" fo:border-right="none" fo:border-top="none" fo:border-bottom="0.002cm solid #ffffff">
        <style:background-image/>
      </style:table-cell-properties>
    </style:style>
    <style:style style:name="Table1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7" style:family="table">
      <style:table-properties style:width="19.006cm" table:align="margins" style:writing-mode="lr-tb"/>
    </style:style>
    <style:style style:name="Table17.A" style:family="table-column">
      <style:table-column-properties style:column-width="19.006cm" style:rel-column-width="65535*"/>
    </style:style>
    <style:style style:name="Table17.A1" style:family="table-cell">
      <style:table-cell-properties fo:background-color="#e6e6ff" fo:padding="0.097cm" fo:border="0.002cm solid #ffffff">
        <style:background-image/>
      </style:table-cell-properties>
    </style:style>
    <style:style style:name="Table18" style:family="table">
      <style:table-properties style:width="19.006cm" table:align="margins" style:writing-mode="lr-tb"/>
    </style:style>
    <style:style style:name="Table18.A" style:family="table-column">
      <style:table-column-properties style:column-width="19.006cm" style:rel-column-width="65535*"/>
    </style:style>
    <style:style style:name="Table18.A1" style:family="table-cell">
      <style:table-cell-properties fo:background-color="#e6e6ff" fo:padding="0.097cm" fo:border="0.002cm solid #ffffff">
        <style:background-image/>
      </style:table-cell-properties>
    </style:style>
    <style:style style:name="Table19" style:family="table">
      <style:table-properties style:width="19.006cm" table:align="margins" style:writing-mode="lr-tb"/>
    </style:style>
    <style:style style:name="Table19.A" style:family="table-column">
      <style:table-column-properties style:column-width="19.006cm" style:rel-column-width="65535*"/>
    </style:style>
    <style:style style:name="Table19.A1" style:family="table-cell">
      <style:table-cell-properties fo:background-color="#e6e6ff" fo:padding="0.097cm" fo:border="0.002cm solid #ffffff">
        <style:background-image/>
      </style:table-cell-properties>
    </style:style>
    <style:style style:name="Table20" style:family="table">
      <style:table-properties style:width="19.006cm" table:align="margins" style:writing-mode="lr-tb"/>
    </style:style>
    <style:style style:name="Table20.A" style:family="table-column">
      <style:table-column-properties style:column-width="19.006cm" style:rel-column-width="65535*"/>
    </style:style>
    <style:style style:name="Table20.A1" style:family="table-cell">
      <style:table-cell-properties fo:background-color="#e6e6ff" fo:padding="0.097cm" fo:border="0.002cm solid #ffffff">
        <style:background-image/>
      </style:table-cell-properties>
    </style:style>
    <style:style style:name="Table21" style:family="table">
      <style:table-properties style:width="19.006cm" table:align="margins" style:writing-mode="lr-tb"/>
    </style:style>
    <style:style style:name="Table21.A" style:family="table-column">
      <style:table-column-properties style:column-width="19.006cm" style:rel-column-width="65535*"/>
    </style:style>
    <style:style style:name="Table21.A1" style:family="table-cell">
      <style:table-cell-properties fo:background-color="#e6e6ff" fo:padding="0.097cm" fo:border="0.002cm solid #ffffff">
        <style:background-image/>
      </style:table-cell-properties>
    </style:style>
    <style:style style:name="Table22" style:family="table">
      <style:table-properties style:width="19.006cm" table:align="margins" style:writing-mode="lr-tb"/>
    </style:style>
    <style:style style:name="Table22.A" style:family="table-column">
      <style:table-column-properties style:column-width="19.006cm" style:rel-column-width="65535*"/>
    </style:style>
    <style:style style:name="Table22.A1" style:family="table-cell">
      <style:table-cell-properties fo:background-color="#e6e6ff" fo:padding="0.097cm" fo:border="0.002cm solid #ffffff">
        <style:background-image/>
      </style:table-cell-properties>
    </style:style>
    <style:style style:name="Table23" style:family="table">
      <style:table-properties style:width="19.006cm" table:align="margins" style:writing-mode="lr-tb"/>
    </style:style>
    <style:style style:name="Table23.A" style:family="table-column">
      <style:table-column-properties style:column-width="19.006cm" style:rel-column-width="65535*"/>
    </style:style>
    <style:style style:name="Table23.A1" style:family="table-cell">
      <style:table-cell-properties fo:background-color="#e6e6ff" fo:padding="0.097cm" fo:border="0.002cm solid #ffffff">
        <style:background-image/>
      </style:table-cell-properties>
    </style:style>
    <style:style style:name="Table24" style:family="table">
      <style:table-properties style:width="19.006cm" table:align="margins" style:writing-mode="lr-tb"/>
    </style:style>
    <style:style style:name="Table24.A" style:family="table-column">
      <style:table-column-properties style:column-width="19.006cm" style:rel-column-width="65535*"/>
    </style:style>
    <style:style style:name="Table24.A1" style:family="table-cell">
      <style:table-cell-properties fo:background-color="#e6e6ff" fo:padding="0.097cm" fo:border="0.002cm solid #ffffff">
        <style:background-image/>
      </style:table-cell-properties>
    </style:style>
    <style:style style:name="Table25" style:family="table">
      <style:table-properties style:width="19.006cm" table:align="margins" style:writing-mode="lr-tb"/>
    </style:style>
    <style:style style:name="Table25.A" style:family="table-column">
      <style:table-column-properties style:column-width="19.006cm" style:rel-column-width="65535*"/>
    </style:style>
    <style:style style:name="Table25.A1" style:family="table-cell">
      <style:table-cell-properties fo:background-color="#e6e6ff" fo:padding="0.097cm" fo:border="0.002cm solid #ffffff">
        <style:background-image/>
      </style:table-cell-properties>
    </style:style>
    <style:style style:name="Table26" style:family="table">
      <style:table-properties style:width="19.006cm" table:align="margins" style:writing-mode="lr-tb"/>
    </style:style>
    <style:style style:name="Table26.A" style:family="table-column">
      <style:table-column-properties style:column-width="19.006cm" style:rel-column-width="65535*"/>
    </style:style>
    <style:style style:name="Table26.A1" style:family="table-cell">
      <style:table-cell-properties fo:background-color="#e6e6ff" fo:padding="0.097cm" fo:border="0.002cm solid #ffffff">
        <style:background-image/>
      </style:table-cell-properties>
    </style:style>
    <style:style style:name="Table27" style:family="table">
      <style:table-properties style:width="19.006cm" table:align="margins" style:writing-mode="lr-tb"/>
    </style:style>
    <style:style style:name="Table27.A" style:family="table-column">
      <style:table-column-properties style:column-width="19.006cm" style:rel-column-width="65535*"/>
    </style:style>
    <style:style style:name="Table27.A1" style:family="table-cell">
      <style:table-cell-properties fo:background-color="#e6e6ff" fo:padding="0.097cm" fo:border="0.002cm solid #ffffff">
        <style:background-image/>
      </style:table-cell-properties>
    </style:style>
    <style:style style:name="Table28" style:family="table">
      <style:table-properties style:width="19.006cm" table:align="margins" style:writing-mode="lr-tb"/>
    </style:style>
    <style:style style:name="Table28.A" style:family="table-column">
      <style:table-column-properties style:column-width="19.006cm" style:rel-column-width="65535*"/>
    </style:style>
    <style:style style:name="Table28.A1" style:family="table-cell">
      <style:table-cell-properties fo:background-color="#e6e6ff" fo:padding="0.097cm" fo:border="0.002cm solid #ffffff">
        <style:background-image/>
      </style:table-cell-properties>
    </style:style>
    <style:style style:name="Table29" style:family="table">
      <style:table-properties style:width="19.006cm" table:align="margins" style:writing-mode="lr-tb"/>
    </style:style>
    <style:style style:name="Table29.A" style:family="table-column">
      <style:table-column-properties style:column-width="19.006cm" style:rel-column-width="65535*"/>
    </style:style>
    <style:style style:name="Table29.A1" style:family="table-cell">
      <style:table-cell-properties fo:background-color="#e6e6ff" fo:padding="0.097cm" fo:border="0.002cm solid #ffffff">
        <style:background-image/>
      </style:table-cell-properties>
    </style:style>
    <style:style style:name="Table30" style:family="table">
      <style:table-properties style:width="19.006cm" table:align="margins" style:writing-mode="lr-tb"/>
    </style:style>
    <style:style style:name="Table30.A" style:family="table-column">
      <style:table-column-properties style:column-width="19.006cm" style:rel-column-width="65535*"/>
    </style:style>
    <style:style style:name="Table30.A1" style:family="table-cell">
      <style:table-cell-properties fo:background-color="#e6e6ff" fo:padding="0.097cm" fo:border="0.002cm solid #ffffff">
        <style:background-image/>
      </style:table-cell-properties>
    </style:style>
    <style:style style:name="Table31" style:family="table">
      <style:table-properties style:width="19.006cm" table:align="margins" style:writing-mode="lr-tb"/>
    </style:style>
    <style:style style:name="Table31.A" style:family="table-column">
      <style:table-column-properties style:column-width="19.006cm" style:rel-column-width="65535*"/>
    </style:style>
    <style:style style:name="Table31.A1" style:family="table-cell">
      <style:table-cell-properties fo:background-color="#e6e6ff" fo:padding="0.097cm" fo:border="0.002cm solid #ffffff">
        <style:background-image/>
      </style:table-cell-properties>
    </style:style>
    <style:style style:name="Table32" style:family="table">
      <style:table-properties style:width="19.006cm" table:align="margins" style:writing-mode="lr-tb"/>
    </style:style>
    <style:style style:name="Table32.A" style:family="table-column">
      <style:table-column-properties style:column-width="19.006cm" style:rel-column-width="65535*"/>
    </style:style>
    <style:style style:name="Table32.A1" style:family="table-cell">
      <style:table-cell-properties fo:background-color="#e6e6ff" fo:padding="0.097cm" fo:border="0.002cm solid #ffffff">
        <style:background-image/>
      </style:table-cell-properties>
    </style:style>
    <style:style style:name="Table33" style:family="table">
      <style:table-properties style:width="19.006cm" table:align="margins" style:writing-mode="lr-tb"/>
    </style:style>
    <style:style style:name="Table33.A" style:family="table-column">
      <style:table-column-properties style:column-width="19.006cm" style:rel-column-width="65535*"/>
    </style:style>
    <style:style style:name="Table33.A1" style:family="table-cell">
      <style:table-cell-properties fo:background-color="#e6e6ff" fo:padding="0.097cm" fo:border="0.002cm solid #ffffff">
        <style:background-image/>
      </style:table-cell-properties>
    </style:style>
    <style:style style:name="Table34" style:family="table">
      <style:table-properties style:width="19.006cm" table:align="margins" style:writing-mode="lr-tb"/>
    </style:style>
    <style:style style:name="Table34.A" style:family="table-column">
      <style:table-column-properties style:column-width="19.006cm" style:rel-column-width="65535*"/>
    </style:style>
    <style:style style:name="Table34.A1" style:family="table-cell">
      <style:table-cell-properties fo:background-color="#e6e6ff" fo:padding="0.097cm" fo:border="0.002cm solid #ffffff">
        <style:background-image/>
      </style:table-cell-properties>
    </style:style>
    <style:style style:name="Table35" style:family="table">
      <style:table-properties style:width="19.006cm" table:align="margins" style:writing-mode="lr-tb"/>
    </style:style>
    <style:style style:name="Table35.A" style:family="table-column">
      <style:table-column-properties style:column-width="19.006cm" style:rel-column-width="65535*"/>
    </style:style>
    <style:style style:name="Table35.A1" style:family="table-cell">
      <style:table-cell-properties fo:background-color="#e6e6ff" fo:padding="0.097cm" fo:border="0.002cm solid #ffffff">
        <style:background-image/>
      </style:table-cell-properties>
    </style:style>
    <style:style style:name="Table36" style:family="table">
      <style:table-properties style:width="19.006cm" table:align="margins" style:writing-mode="lr-tb"/>
    </style:style>
    <style:style style:name="Table36.A" style:family="table-column">
      <style:table-column-properties style:column-width="19.006cm" style:rel-column-width="65535*"/>
    </style:style>
    <style:style style:name="Table36.A1" style:family="table-cell">
      <style:table-cell-properties fo:background-color="#e6e6ff" fo:padding="0.097cm" fo:border="0.002cm solid #ffffff">
        <style:background-image/>
      </style:table-cell-properties>
    </style:style>
    <style:style style:name="Table37" style:family="table">
      <style:table-properties style:width="19.006cm" table:align="margins" style:writing-mode="lr-tb"/>
    </style:style>
    <style:style style:name="Table37.A" style:family="table-column">
      <style:table-column-properties style:column-width="19.006cm" style:rel-column-width="65535*"/>
    </style:style>
    <style:style style:name="Table37.A1" style:family="table-cell">
      <style:table-cell-properties fo:background-color="#e6e6ff" fo:padding="0.097cm" fo:border="0.002cm solid #ffffff">
        <style:background-image/>
      </style:table-cell-properties>
    </style:style>
    <style:style style:name="Table38" style:family="table">
      <style:table-properties style:width="19.006cm" table:align="margins" style:writing-mode="lr-tb"/>
    </style:style>
    <style:style style:name="Table38.A" style:family="table-column">
      <style:table-column-properties style:column-width="19.006cm" style:rel-column-width="65535*"/>
    </style:style>
    <style:style style:name="Table38.A1" style:family="table-cell">
      <style:table-cell-properties fo:background-color="#e6e6ff" fo:padding="0.097cm" fo:border="0.002cm solid #ffffff">
        <style:background-image/>
      </style:table-cell-properties>
    </style:style>
    <style:style style:name="Table39" style:family="table">
      <style:table-properties style:width="19.006cm" table:align="margins" style:writing-mode="lr-tb"/>
    </style:style>
    <style:style style:name="Table39.A" style:family="table-column">
      <style:table-column-properties style:column-width="19.006cm" style:rel-column-width="65535*"/>
    </style:style>
    <style:style style:name="Table39.A1" style:family="table-cell">
      <style:table-cell-properties fo:background-color="#e6e6ff" fo:padding="0.097cm" fo:border="0.002cm solid #ffffff">
        <style:background-image/>
      </style:table-cell-properties>
    </style:style>
    <style:style style:name="Table40" style:family="table">
      <style:table-properties style:width="19.006cm" table:align="margins" style:writing-mode="lr-tb"/>
    </style:style>
    <style:style style:name="Table40.A" style:family="table-column">
      <style:table-column-properties style:column-width="19.006cm" style:rel-column-width="65535*"/>
    </style:style>
    <style:style style:name="Table40.A1" style:family="table-cell">
      <style:table-cell-properties fo:background-color="#e6e6ff" fo:padding="0.097cm" fo:border="0.002cm solid #ffffff">
        <style:background-image/>
      </style:table-cell-properties>
    </style:style>
    <style:style style:name="Table41" style:family="table">
      <style:table-properties style:width="19.006cm" table:align="margins" style:writing-mode="lr-tb"/>
    </style:style>
    <style:style style:name="Table41.A" style:family="table-column">
      <style:table-column-properties style:column-width="19.006cm" style:rel-column-width="65535*"/>
    </style:style>
    <style:style style:name="Table41.A1" style:family="table-cell">
      <style:table-cell-properties fo:background-color="#e6e6ff" fo:padding="0.097cm" fo:border="0.002cm solid #ffffff">
        <style:background-image/>
      </style:table-cell-properties>
    </style:style>
    <style:style style:name="Table42" style:family="table">
      <style:table-properties style:width="19.006cm" table:align="margins" style:writing-mode="lr-tb"/>
    </style:style>
    <style:style style:name="Table42.A" style:family="table-column">
      <style:table-column-properties style:column-width="19.006cm" style:rel-column-width="65535*"/>
    </style:style>
    <style:style style:name="Table42.A1" style:family="table-cell">
      <style:table-cell-properties fo:background-color="#e6e6ff" fo:padding="0.097cm" fo:border="0.002cm solid #ffffff">
        <style:background-image/>
      </style:table-cell-properties>
    </style:style>
    <style:style style:name="Table43" style:family="table">
      <style:table-properties style:width="19.006cm" table:align="margins" style:writing-mode="lr-tb"/>
    </style:style>
    <style:style style:name="Table43.A" style:family="table-column">
      <style:table-column-properties style:column-width="19.006cm" style:rel-column-width="65535*"/>
    </style:style>
    <style:style style:name="Table43.A1" style:family="table-cell">
      <style:table-cell-properties fo:background-color="#e6e6ff" fo:padding="0.097cm" fo:border="0.002cm solid #ffffff">
        <style:background-image/>
      </style:table-cell-properties>
    </style:style>
    <style:style style:name="Table44" style:family="table">
      <style:table-properties style:width="19.006cm" table:align="margins" style:writing-mode="lr-tb"/>
    </style:style>
    <style:style style:name="Table44.A" style:family="table-column">
      <style:table-column-properties style:column-width="19.006cm" style:rel-column-width="65535*"/>
    </style:style>
    <style:style style:name="Table44.A1" style:family="table-cell">
      <style:table-cell-properties fo:background-color="#e6e6ff" fo:padding="0.097cm" fo:border="0.002cm solid #ffffff">
        <style:background-image/>
      </style:table-cell-properties>
    </style:style>
    <style:style style:name="Table45" style:family="table">
      <style:table-properties style:width="19.006cm" table:align="margins" style:writing-mode="lr-tb"/>
    </style:style>
    <style:style style:name="Table45.A" style:family="table-column">
      <style:table-column-properties style:column-width="19.006cm" style:rel-column-width="65535*"/>
    </style:style>
    <style:style style:name="Table45.A1" style:family="table-cell">
      <style:table-cell-properties fo:background-color="#e6e6ff" fo:padding="0.097cm" fo:border="0.002cm solid #ffffff">
        <style:background-image/>
      </style:table-cell-properties>
    </style:style>
    <style:style style:name="Table46" style:family="table">
      <style:table-properties style:width="19.006cm" table:align="margins" style:writing-mode="lr-tb"/>
    </style:style>
    <style:style style:name="Table46.A" style:family="table-column">
      <style:table-column-properties style:column-width="19.006cm" style:rel-column-width="65535*"/>
    </style:style>
    <style:style style:name="Table46.A1" style:family="table-cell">
      <style:table-cell-properties fo:background-color="#e6e6ff" fo:padding="0.097cm" fo:border="0.002cm solid #ffffff">
        <style:background-image/>
      </style:table-cell-properties>
    </style:style>
    <style:style style:name="Table47" style:family="table">
      <style:table-properties style:width="19.006cm" table:align="margins" style:writing-mode="lr-tb"/>
    </style:style>
    <style:style style:name="Table47.A" style:family="table-column">
      <style:table-column-properties style:column-width="19.006cm" style:rel-column-width="65535*"/>
    </style:style>
    <style:style style:name="Table47.A1" style:family="table-cell">
      <style:table-cell-properties fo:background-color="#e6e6ff" fo:padding="0.097cm" fo:border="0.002cm solid #ffffff">
        <style:background-image/>
      </style:table-cell-properties>
    </style:style>
    <style:style style:name="Table48" style:family="table">
      <style:table-properties style:width="19.006cm" table:align="margins" style:writing-mode="lr-tb"/>
    </style:style>
    <style:style style:name="Table48.A" style:family="table-column">
      <style:table-column-properties style:column-width="19.006cm" style:rel-column-width="65535*"/>
    </style:style>
    <style:style style:name="Table48.A1" style:family="table-cell">
      <style:table-cell-properties fo:background-color="#e6e6ff" fo:padding="0.097cm" fo:border="0.002cm solid #ffffff">
        <style:background-image/>
      </style:table-cell-properties>
    </style:style>
    <style:style style:name="Table49" style:family="table">
      <style:table-properties style:width="19.006cm" table:align="margins" style:writing-mode="lr-tb"/>
    </style:style>
    <style:style style:name="Table49.A" style:family="table-column">
      <style:table-column-properties style:column-width="19.006cm" style:rel-column-width="65535*"/>
    </style:style>
    <style:style style:name="Table49.A1" style:family="table-cell">
      <style:table-cell-properties fo:background-color="#e6e6ff" fo:padding="0.097cm" fo:border="0.002cm solid #ffffff">
        <style:background-image/>
      </style:table-cell-properties>
    </style:style>
    <style:style style:name="Table50" style:family="table">
      <style:table-properties style:width="19.006cm" table:align="margins" style:writing-mode="lr-tb"/>
    </style:style>
    <style:style style:name="Table50.A" style:family="table-column">
      <style:table-column-properties style:column-width="19.006cm" style:rel-column-width="65535*"/>
    </style:style>
    <style:style style:name="Table50.A1" style:family="table-cell">
      <style:table-cell-properties fo:background-color="#e6e6ff" fo:padding="0.097cm" fo:border="0.002cm solid #ffffff">
        <style:background-image/>
      </style:table-cell-properties>
    </style:style>
    <style:style style:name="Table51" style:family="table">
      <style:table-properties style:width="19.006cm" table:align="margins" style:writing-mode="lr-tb"/>
    </style:style>
    <style:style style:name="Table51.A" style:family="table-column">
      <style:table-column-properties style:column-width="19.006cm" style:rel-column-width="65535*"/>
    </style:style>
    <style:style style:name="Table51.A1" style:family="table-cell">
      <style:table-cell-properties fo:background-color="#e6e6ff" fo:padding="0.097cm" fo:border="0.002cm solid #ffffff">
        <style:background-image/>
      </style:table-cell-properties>
    </style:style>
    <style:style style:name="Table52" style:family="table">
      <style:table-properties style:width="19.006cm" table:align="margins" style:writing-mode="lr-tb"/>
    </style:style>
    <style:style style:name="Table52.A" style:family="table-column">
      <style:table-column-properties style:column-width="19.006cm" style:rel-column-width="65535*"/>
    </style:style>
    <style:style style:name="Table52.A1" style:family="table-cell">
      <style:table-cell-properties fo:background-color="#e6e6ff" fo:padding="0.097cm" fo:border="0.002cm solid #ffffff">
        <style:background-image/>
      </style:table-cell-properties>
    </style:style>
    <style:style style:name="Table53" style:family="table">
      <style:table-properties style:width="19.006cm" table:align="margins" style:writing-mode="lr-tb"/>
    </style:style>
    <style:style style:name="Table53.A" style:family="table-column">
      <style:table-column-properties style:column-width="19.006cm" style:rel-column-width="65535*"/>
    </style:style>
    <style:style style:name="Table53.A1" style:family="table-cell">
      <style:table-cell-properties fo:background-color="#e6e6ff" fo:padding="0.097cm" fo:border="0.002cm solid #ffffff">
        <style:background-image/>
      </style:table-cell-properties>
    </style:style>
    <style:style style:name="Table54" style:family="table">
      <style:table-properties style:width="18.927cm" table:align="margins" style:shadow="#808080 0.079cm 0.079cm" style:writing-mode="lr-tb"/>
    </style:style>
    <style:style style:name="Table54.A" style:family="table-column">
      <style:table-column-properties style:column-width="4.558cm" style:rel-column-width="15783*"/>
    </style:style>
    <style:style style:name="Table54.B" style:family="table-column">
      <style:table-column-properties style:column-width="14.369cm" style:rel-column-width="49752*"/>
    </style:style>
    <style:style style:name="Table54.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54.B1" style:family="table-cell">
      <style:table-cell-properties fo:background-color="#e6e6ff" fo:padding="0.097cm" fo:border="0.002cm solid #ffffff">
        <style:background-image/>
      </style:table-cell-properties>
    </style:style>
    <style:style style:name="Table54.A2" style:family="table-cell">
      <style:table-cell-properties fo:background-color="#e6e6ff" fo:padding="0.097cm" fo:border-left="0.002cm solid #ffffff" fo:border-right="none" fo:border-top="none" fo:border-bottom="0.002cm solid #ffffff">
        <style:background-image/>
      </style:table-cell-properties>
    </style:style>
    <style:style style:name="Table54.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55" style:family="table">
      <style:table-properties style:width="19.006cm" table:align="margins" style:writing-mode="lr-tb"/>
    </style:style>
    <style:style style:name="Table55.A" style:family="table-column">
      <style:table-column-properties style:column-width="19.006cm" style:rel-column-width="65535*"/>
    </style:style>
    <style:style style:name="Table55.A1" style:family="table-cell">
      <style:table-cell-properties fo:background-color="#e6e6ff" fo:padding="0.097cm" fo:border="0.002cm solid #ffffff">
        <style:background-image/>
      </style:table-cell-properties>
    </style:style>
    <style:style style:name="Table56" style:family="table">
      <style:table-properties style:width="19.006cm" table:align="margins" style:writing-mode="lr-tb"/>
    </style:style>
    <style:style style:name="Table56.A" style:family="table-column">
      <style:table-column-properties style:column-width="19.006cm" style:rel-column-width="65535*"/>
    </style:style>
    <style:style style:name="Table56.A1" style:family="table-cell">
      <style:table-cell-properties fo:background-color="#e6e6ff" fo:padding="0.097cm" fo:border="0.002cm solid #ffffff">
        <style:background-image/>
      </style:table-cell-properties>
    </style:style>
    <style:style style:name="Table57" style:family="table">
      <style:table-properties style:width="19.006cm" table:align="margins" style:writing-mode="lr-tb"/>
    </style:style>
    <style:style style:name="Table57.A" style:family="table-column">
      <style:table-column-properties style:column-width="19.006cm" style:rel-column-width="65535*"/>
    </style:style>
    <style:style style:name="Table57.A1" style:family="table-cell">
      <style:table-cell-properties fo:background-color="#e6e6ff" fo:padding="0.097cm" fo:border="0.002cm solid #ffffff">
        <style:background-image/>
      </style:table-cell-properties>
    </style:style>
    <style:style style:name="Table58" style:family="table">
      <style:table-properties style:width="19.006cm" table:align="margins" style:writing-mode="lr-tb"/>
    </style:style>
    <style:style style:name="Table58.A" style:family="table-column">
      <style:table-column-properties style:column-width="19.006cm" style:rel-column-width="65535*"/>
    </style:style>
    <style:style style:name="Table58.A1" style:family="table-cell">
      <style:table-cell-properties fo:background-color="#e6e6ff" fo:padding="0.097cm" fo:border="0.002cm solid #ffffff">
        <style:background-image/>
      </style:table-cell-properties>
    </style:style>
    <style:style style:name="Table59" style:family="table">
      <style:table-properties style:width="19.006cm" table:align="margins" style:writing-mode="lr-tb"/>
    </style:style>
    <style:style style:name="Table59.A" style:family="table-column">
      <style:table-column-properties style:column-width="19.006cm" style:rel-column-width="65535*"/>
    </style:style>
    <style:style style:name="Table59.A1" style:family="table-cell">
      <style:table-cell-properties fo:background-color="#e6e6ff" fo:padding="0.097cm" fo:border="0.002cm solid #ffffff">
        <style:background-image/>
      </style:table-cell-properties>
    </style:style>
    <style:style style:name="Table60" style:family="table">
      <style:table-properties style:width="19.006cm" table:align="margins" style:writing-mode="lr-tb"/>
    </style:style>
    <style:style style:name="Table60.A" style:family="table-column">
      <style:table-column-properties style:column-width="19.006cm" style:rel-column-width="65535*"/>
    </style:style>
    <style:style style:name="Table60.A1" style:family="table-cell">
      <style:table-cell-properties fo:background-color="#e6e6ff" fo:padding="0.097cm" fo:border="0.002cm solid #ffffff">
        <style:background-image/>
      </style:table-cell-properties>
    </style:style>
    <style:style style:name="Table61" style:family="table">
      <style:table-properties style:width="19.006cm" table:align="margins" style:writing-mode="lr-tb"/>
    </style:style>
    <style:style style:name="Table61.A" style:family="table-column">
      <style:table-column-properties style:column-width="19.006cm" style:rel-column-width="65535*"/>
    </style:style>
    <style:style style:name="Table61.A1" style:family="table-cell">
      <style:table-cell-properties fo:background-color="#e6e6ff" fo:padding="0.097cm" fo:border="0.002cm solid #ffffff">
        <style:background-image/>
      </style:table-cell-properties>
    </style:style>
    <style:style style:name="Table62" style:family="table">
      <style:table-properties style:width="19.006cm" table:align="margins" style:writing-mode="lr-tb"/>
    </style:style>
    <style:style style:name="Table62.A" style:family="table-column">
      <style:table-column-properties style:column-width="19.006cm" style:rel-column-width="65535*"/>
    </style:style>
    <style:style style:name="Table62.A1" style:family="table-cell">
      <style:table-cell-properties fo:background-color="#e6e6ff" fo:padding="0.097cm" fo:border="0.002cm solid #ffffff">
        <style:background-image/>
      </style:table-cell-properties>
    </style:style>
    <style:style style:name="Table63" style:family="table">
      <style:table-properties style:width="19.006cm" table:align="margins" style:writing-mode="lr-tb"/>
    </style:style>
    <style:style style:name="Table63.A" style:family="table-column">
      <style:table-column-properties style:column-width="19.006cm" style:rel-column-width="65535*"/>
    </style:style>
    <style:style style:name="Table63.A1" style:family="table-cell">
      <style:table-cell-properties fo:background-color="#e6e6ff" fo:padding="0.097cm" fo:border="0.002cm solid #ffffff">
        <style:background-image/>
      </style:table-cell-properties>
    </style:style>
    <style:style style:name="Table64" style:family="table">
      <style:table-properties style:width="19.006cm" table:align="margins" style:writing-mode="lr-tb"/>
    </style:style>
    <style:style style:name="Table64.A" style:family="table-column">
      <style:table-column-properties style:column-width="19.006cm" style:rel-column-width="65535*"/>
    </style:style>
    <style:style style:name="Table64.A1" style:family="table-cell">
      <style:table-cell-properties fo:background-color="#e6e6ff" fo:padding="0.097cm" fo:border="0.002cm solid #ffffff">
        <style:background-image/>
      </style:table-cell-properties>
    </style:style>
    <style:style style:name="Table65" style:family="table">
      <style:table-properties style:width="19.006cm" table:align="margins" style:writing-mode="lr-tb"/>
    </style:style>
    <style:style style:name="Table65.A" style:family="table-column">
      <style:table-column-properties style:column-width="19.006cm" style:rel-column-width="65535*"/>
    </style:style>
    <style:style style:name="Table65.A1" style:family="table-cell">
      <style:table-cell-properties fo:background-color="#e6e6ff" fo:padding="0.097cm" fo:border="0.002cm solid #ffffff">
        <style:background-image/>
      </style:table-cell-properties>
    </style:style>
    <style:style style:name="Table66" style:family="table">
      <style:table-properties style:width="19.006cm" table:align="margins" style:writing-mode="lr-tb"/>
    </style:style>
    <style:style style:name="Table66.A" style:family="table-column">
      <style:table-column-properties style:column-width="19.006cm" style:rel-column-width="65535*"/>
    </style:style>
    <style:style style:name="Table66.A1" style:family="table-cell">
      <style:table-cell-properties fo:background-color="#e6e6ff" fo:padding="0.097cm" fo:border="0.002cm solid #ffffff">
        <style:background-image/>
      </style:table-cell-properties>
    </style:style>
    <style:style style:name="Table67" style:family="table">
      <style:table-properties style:width="19.006cm" table:align="margins" style:writing-mode="lr-tb"/>
    </style:style>
    <style:style style:name="Table67.A" style:family="table-column">
      <style:table-column-properties style:column-width="19.006cm" style:rel-column-width="65535*"/>
    </style:style>
    <style:style style:name="Table67.A1" style:family="table-cell">
      <style:table-cell-properties fo:background-color="#e6e6ff" fo:padding="0.097cm" fo:border="0.002cm solid #ffffff">
        <style:background-image/>
      </style:table-cell-properties>
    </style:style>
    <style:style style:name="表格46" style:family="table">
      <style:table-properties style:width="18.927cm" table:align="margins" style:shadow="#808080 0.079cm 0.079cm" style:writing-mode="lr-tb"/>
    </style:style>
    <style:style style:name="表格46.A" style:family="table-column">
      <style:table-column-properties style:column-width="5.577cm" style:rel-column-width="19310*"/>
    </style:style>
    <style:style style:name="表格46.B" style:family="table-column">
      <style:table-column-properties style:column-width="13.349cm" style:rel-column-width="46225*"/>
    </style:style>
    <style:style style:name="表格4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46.B1" style:family="table-cell">
      <style:table-cell-properties fo:background-color="#e6e6ff" fo:padding="0.097cm" fo:border="0.002cm solid #ffffff">
        <style:background-image/>
      </style:table-cell-properties>
    </style:style>
    <style:style style:name="表格46.A2" style:family="table-cell">
      <style:table-cell-properties fo:background-color="#e6e6ff" fo:padding="0.097cm" fo:border-left="0.002cm solid #ffffff" fo:border-right="none" fo:border-top="none" fo:border-bottom="0.002cm solid #ffffff">
        <style:background-image/>
      </style:table-cell-properties>
    </style:style>
    <style:style style:name="表格4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47" style:family="table">
      <style:table-properties style:width="19.006cm" table:align="margins" style:writing-mode="lr-tb"/>
    </style:style>
    <style:style style:name="表格47.A" style:family="table-column">
      <style:table-column-properties style:column-width="19.006cm" style:rel-column-width="65535*"/>
    </style:style>
    <style:style style:name="表格47.A1" style:family="table-cell">
      <style:table-cell-properties fo:background-color="#e6e6ff" fo:padding="0.097cm" fo:border="0.002cm solid #ffffff">
        <style:background-image/>
      </style:table-cell-properties>
    </style:style>
    <style:style style:name="Table131" style:family="table">
      <style:table-properties style:width="19.006cm" table:align="margins" style:writing-mode="lr-tb"/>
    </style:style>
    <style:style style:name="Table131.A" style:family="table-column">
      <style:table-column-properties style:column-width="19.006cm" style:rel-column-width="65535*"/>
    </style:style>
    <style:style style:name="Table131.A1" style:family="table-cell">
      <style:table-cell-properties fo:background-color="#e6e6ff" fo:padding="0.097cm" fo:border="0.002cm solid #ffffff">
        <style:background-image/>
      </style:table-cell-properties>
    </style:style>
    <style:style style:name="Table132" style:family="table">
      <style:table-properties style:width="19.006cm" table:align="margins" style:writing-mode="lr-tb"/>
    </style:style>
    <style:style style:name="Table132.A" style:family="table-column">
      <style:table-column-properties style:column-width="19.006cm" style:rel-column-width="65535*"/>
    </style:style>
    <style:style style:name="Table132.A1" style:family="table-cell">
      <style:table-cell-properties fo:background-color="#e6e6ff" fo:padding="0.097cm" fo:border="0.002cm solid #ffffff">
        <style:background-image/>
      </style:table-cell-properties>
    </style:style>
    <style:style style:name="Table133" style:family="table">
      <style:table-properties style:width="19.006cm" table:align="margins" style:writing-mode="lr-tb"/>
    </style:style>
    <style:style style:name="Table133.A" style:family="table-column">
      <style:table-column-properties style:column-width="19.006cm" style:rel-column-width="65535*"/>
    </style:style>
    <style:style style:name="Table133.A1" style:family="table-cell">
      <style:table-cell-properties fo:background-color="#e6e6ff" fo:padding="0.097cm" fo:border="0.002cm solid #ffffff">
        <style:background-image/>
      </style:table-cell-properties>
    </style:style>
    <style:style style:name="Table134" style:family="table">
      <style:table-properties style:width="19.006cm" table:align="margins" style:writing-mode="lr-tb"/>
    </style:style>
    <style:style style:name="Table134.A" style:family="table-column">
      <style:table-column-properties style:column-width="19.006cm" style:rel-column-width="65535*"/>
    </style:style>
    <style:style style:name="Table134.A1" style:family="table-cell">
      <style:table-cell-properties fo:background-color="#e6e6ff" fo:padding="0.097cm" fo:border="0.002cm solid #ffffff">
        <style:background-image/>
      </style:table-cell-properties>
    </style:style>
    <style:style style:name="Table135" style:family="table">
      <style:table-properties style:width="19.006cm" table:align="margins" style:writing-mode="lr-tb"/>
    </style:style>
    <style:style style:name="Table135.A" style:family="table-column">
      <style:table-column-properties style:column-width="19.006cm" style:rel-column-width="65535*"/>
    </style:style>
    <style:style style:name="Table135.A1" style:family="table-cell">
      <style:table-cell-properties fo:background-color="#e6e6ff" fo:padding="0.097cm" fo:border="0.002cm solid #ffffff">
        <style:background-image/>
      </style:table-cell-properties>
    </style:style>
    <style:style style:name="Table136" style:family="table">
      <style:table-properties style:width="19.006cm" table:align="margins" style:writing-mode="lr-tb"/>
    </style:style>
    <style:style style:name="Table136.A" style:family="table-column">
      <style:table-column-properties style:column-width="19.006cm" style:rel-column-width="65535*"/>
    </style:style>
    <style:style style:name="Table136.A1" style:family="table-cell">
      <style:table-cell-properties fo:background-color="#e6e6ff" fo:padding="0.097cm" fo:border="0.002cm solid #ffffff">
        <style:background-image/>
      </style:table-cell-properties>
    </style:style>
    <style:style style:name="表格52" style:family="table">
      <style:table-properties style:width="19.006cm" table:align="margins" style:writing-mode="lr-tb"/>
    </style:style>
    <style:style style:name="表格52.A" style:family="table-column">
      <style:table-column-properties style:column-width="19.006cm" style:rel-column-width="65535*"/>
    </style:style>
    <style:style style:name="表格52.A1" style:family="table-cell">
      <style:table-cell-properties fo:background-color="#e6e6ff" fo:padding="0.097cm" fo:border="0.002cm solid #ffffff">
        <style:background-image/>
      </style:table-cell-properties>
    </style:style>
    <style:style style:name="表格53" style:family="table">
      <style:table-properties style:width="19.006cm" table:align="margins" style:writing-mode="lr-tb"/>
    </style:style>
    <style:style style:name="表格53.A" style:family="table-column">
      <style:table-column-properties style:column-width="19.006cm" style:rel-column-width="65535*"/>
    </style:style>
    <style:style style:name="表格53.A1" style:family="table-cell">
      <style:table-cell-properties fo:background-color="#e6e6ff" fo:padding="0.097cm" fo:border="0.002cm solid #ffffff">
        <style:background-image/>
      </style:table-cell-properties>
    </style:style>
    <style:style style:name="Table140" style:family="table">
      <style:table-properties style:width="19.006cm" table:align="margins" style:writing-mode="lr-tb"/>
    </style:style>
    <style:style style:name="Table140.A" style:family="table-column">
      <style:table-column-properties style:column-width="19.006cm" style:rel-column-width="65535*"/>
    </style:style>
    <style:style style:name="Table140.A1" style:family="table-cell">
      <style:table-cell-properties fo:background-color="#e6e6ff" fo:padding="0.097cm" fo:border="0.002cm solid #ffffff">
        <style:background-image/>
      </style:table-cell-properties>
    </style:style>
    <style:style style:name="Table141" style:family="table">
      <style:table-properties style:width="19.006cm" table:align="margins" style:writing-mode="lr-tb"/>
    </style:style>
    <style:style style:name="Table141.A" style:family="table-column">
      <style:table-column-properties style:column-width="19.006cm" style:rel-column-width="65535*"/>
    </style:style>
    <style:style style:name="Table141.A1" style:family="table-cell">
      <style:table-cell-properties fo:background-color="#e6e6ff" fo:padding="0.097cm" fo:border="0.002cm solid #ffffff">
        <style:background-image/>
      </style:table-cell-properties>
    </style:style>
    <style:style style:name="Table142" style:family="table">
      <style:table-properties style:width="19.006cm" table:align="margins" style:writing-mode="lr-tb"/>
    </style:style>
    <style:style style:name="Table142.A" style:family="table-column">
      <style:table-column-properties style:column-width="19.006cm" style:rel-column-width="65535*"/>
    </style:style>
    <style:style style:name="Table142.A1" style:family="table-cell">
      <style:table-cell-properties fo:background-color="#e6e6ff" fo:padding="0.097cm" fo:border="0.002cm solid #ffffff">
        <style:background-image/>
      </style:table-cell-properties>
    </style:style>
    <style:style style:name="Table143" style:family="table">
      <style:table-properties style:width="19.006cm" table:align="margins" style:writing-mode="lr-tb"/>
    </style:style>
    <style:style style:name="Table143.A" style:family="table-column">
      <style:table-column-properties style:column-width="19.006cm" style:rel-column-width="65535*"/>
    </style:style>
    <style:style style:name="Table143.A1" style:family="table-cell">
      <style:table-cell-properties fo:background-color="#e6e6ff" fo:padding="0.097cm" fo:border="0.002cm solid #ffffff">
        <style:background-image/>
      </style:table-cell-properties>
    </style:style>
    <style:style style:name="Table144" style:family="table">
      <style:table-properties style:width="19.006cm" table:align="margins" style:writing-mode="lr-tb"/>
    </style:style>
    <style:style style:name="Table144.A" style:family="table-column">
      <style:table-column-properties style:column-width="19.006cm" style:rel-column-width="65535*"/>
    </style:style>
    <style:style style:name="Table144.A1" style:family="table-cell">
      <style:table-cell-properties fo:background-color="#e6e6ff" fo:padding="0.097cm" fo:border="0.002cm solid #ffffff">
        <style:background-image/>
      </style:table-cell-properties>
    </style:style>
    <style:style style:name="表格42" style:family="table">
      <style:table-properties style:width="18.927cm" table:align="margins" style:shadow="#808080 0.079cm 0.079cm" style:writing-mode="lr-tb"/>
    </style:style>
    <style:style style:name="表格42.A" style:family="table-column">
      <style:table-column-properties style:column-width="6.145cm" style:rel-column-width="21281*"/>
    </style:style>
    <style:style style:name="表格42.B" style:family="table-column">
      <style:table-column-properties style:column-width="12.781cm" style:rel-column-width="44254*"/>
    </style:style>
    <style:style style:name="表格4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42.B1" style:family="table-cell">
      <style:table-cell-properties fo:background-color="#e6e6ff" fo:padding="0.097cm" fo:border="0.002cm solid #ffffff">
        <style:background-image/>
      </style:table-cell-properties>
    </style:style>
    <style:style style:name="表格42.A2" style:family="table-cell">
      <style:table-cell-properties fo:background-color="#e6e6ff" fo:padding="0.097cm" fo:border-left="0.002cm solid #ffffff" fo:border-right="none" fo:border-top="none" fo:border-bottom="0.002cm solid #ffffff">
        <style:background-image/>
      </style:table-cell-properties>
    </style:style>
    <style:style style:name="表格4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43" style:family="table">
      <style:table-properties style:width="19.006cm" table:align="margins" style:writing-mode="lr-tb"/>
    </style:style>
    <style:style style:name="表格43.A" style:family="table-column">
      <style:table-column-properties style:column-width="19.006cm" style:rel-column-width="65535*"/>
    </style:style>
    <style:style style:name="表格43.A1" style:family="table-cell">
      <style:table-cell-properties fo:background-color="#e6e6ff" fo:padding="0.097cm" fo:border="0.002cm solid #ffffff">
        <style:background-image/>
      </style:table-cell-properties>
    </style:style>
    <style:style style:name="表格44" style:family="table">
      <style:table-properties style:width="19.006cm" table:align="margins" style:writing-mode="lr-tb"/>
    </style:style>
    <style:style style:name="表格44.A" style:family="table-column">
      <style:table-column-properties style:column-width="19.006cm" style:rel-column-width="65535*"/>
    </style:style>
    <style:style style:name="表格44.A1" style:family="table-cell">
      <style:table-cell-properties fo:background-color="#e6e6ff" fo:padding="0.097cm" fo:border="0.002cm solid #ffffff">
        <style:background-image/>
      </style:table-cell-properties>
    </style:style>
    <style:style style:name="表格45" style:family="table">
      <style:table-properties style:width="19.006cm" table:align="margins" style:writing-mode="lr-tb"/>
    </style:style>
    <style:style style:name="表格45.A" style:family="table-column">
      <style:table-column-properties style:column-width="19.006cm" style:rel-column-width="65535*"/>
    </style:style>
    <style:style style:name="表格45.A1" style:family="table-cell">
      <style:table-cell-properties fo:background-color="#e6e6ff" fo:padding="0.097cm" fo:border="0.002cm solid #ffffff">
        <style:background-image/>
      </style:table-cell-properties>
    </style:style>
    <style:style style:name="表格48" style:family="table">
      <style:table-properties style:width="19.006cm" table:align="margins" style:writing-mode="lr-tb"/>
    </style:style>
    <style:style style:name="表格48.A" style:family="table-column">
      <style:table-column-properties style:column-width="19.006cm" style:rel-column-width="65535*"/>
    </style:style>
    <style:style style:name="表格48.A1" style:family="table-cell">
      <style:table-cell-properties fo:background-color="#e6e6ff" fo:padding="0.097cm" fo:border="0.002cm solid #ffffff">
        <style:background-image/>
      </style:table-cell-properties>
    </style:style>
    <style:style style:name="表格49" style:family="table">
      <style:table-properties style:width="19.006cm" table:align="margins" style:writing-mode="lr-tb"/>
    </style:style>
    <style:style style:name="表格49.A" style:family="table-column">
      <style:table-column-properties style:column-width="19.006cm" style:rel-column-width="65535*"/>
    </style:style>
    <style:style style:name="表格49.A1" style:family="table-cell">
      <style:table-cell-properties fo:background-color="#e6e6ff" fo:padding="0.097cm" fo:border="0.002cm solid #ffffff">
        <style:background-image/>
      </style:table-cell-properties>
    </style:style>
    <style:style style:name="表格50" style:family="table">
      <style:table-properties style:width="19.006cm" table:align="margins" style:writing-mode="lr-tb"/>
    </style:style>
    <style:style style:name="表格50.A" style:family="table-column">
      <style:table-column-properties style:column-width="19.006cm" style:rel-column-width="65535*"/>
    </style:style>
    <style:style style:name="表格50.A1" style:family="table-cell">
      <style:table-cell-properties fo:background-color="#e6e6ff" fo:padding="0.097cm" fo:border="0.002cm solid #ffffff">
        <style:background-image/>
      </style:table-cell-properties>
    </style:style>
    <style:style style:name="Table138" style:family="table">
      <style:table-properties style:width="19.006cm" table:align="margins" style:writing-mode="lr-tb"/>
    </style:style>
    <style:style style:name="Table138.A" style:family="table-column">
      <style:table-column-properties style:column-width="19.006cm" style:rel-column-width="65535*"/>
    </style:style>
    <style:style style:name="Table138.A1" style:family="table-cell">
      <style:table-cell-properties fo:background-color="#e6e6ff" fo:padding="0.097cm" fo:border="0.002cm solid #ffffff">
        <style:background-image/>
      </style:table-cell-properties>
    </style:style>
    <style:style style:name="Table139" style:family="table">
      <style:table-properties style:width="19.006cm" table:align="margins" style:writing-mode="lr-tb"/>
    </style:style>
    <style:style style:name="Table139.A" style:family="table-column">
      <style:table-column-properties style:column-width="19.006cm" style:rel-column-width="65535*"/>
    </style:style>
    <style:style style:name="Table139.A1" style:family="table-cell">
      <style:table-cell-properties fo:background-color="#e6e6ff" fo:padding="0.097cm" fo:border="0.002cm solid #ffffff">
        <style:background-image/>
      </style:table-cell-properties>
    </style:style>
    <style:style style:name="表格51" style:family="table">
      <style:table-properties style:width="19.006cm" table:align="margins" style:writing-mode="lr-tb"/>
    </style:style>
    <style:style style:name="表格51.A" style:family="table-column">
      <style:table-column-properties style:column-width="19.006cm" style:rel-column-width="65535*"/>
    </style:style>
    <style:style style:name="表格51.A1" style:family="table-cell">
      <style:table-cell-properties fo:background-color="#e6e6ff" fo:padding="0.097cm" fo:border="0.002cm solid #ffffff">
        <style:background-image/>
      </style:table-cell-properties>
    </style:style>
    <style:style style:name="Table69" style:family="table">
      <style:table-properties style:width="19.006cm" table:align="margins" style:writing-mode="lr-tb"/>
    </style:style>
    <style:style style:name="Table69.A" style:family="table-column">
      <style:table-column-properties style:column-width="19.006cm" style:rel-column-width="65535*"/>
    </style:style>
    <style:style style:name="Table69.A1" style:family="table-cell">
      <style:table-cell-properties fo:background-color="#e6e6ff" fo:padding="0.097cm" fo:border="0.002cm solid #ffffff">
        <style:background-image/>
      </style:table-cell-properties>
    </style:style>
    <style:style style:name="Table70" style:family="table">
      <style:table-properties style:width="19.006cm" table:align="margins" style:writing-mode="lr-tb"/>
    </style:style>
    <style:style style:name="Table70.A" style:family="table-column">
      <style:table-column-properties style:column-width="19.006cm" style:rel-column-width="65535*"/>
    </style:style>
    <style:style style:name="Table70.A1" style:family="table-cell">
      <style:table-cell-properties fo:background-color="#e6e6ff" fo:padding="0.097cm" fo:border="0.002cm solid #ffffff">
        <style:background-image/>
      </style:table-cell-properties>
    </style:style>
    <style:style style:name="Table71" style:family="table">
      <style:table-properties style:width="19.006cm" table:align="margins" style:writing-mode="lr-tb"/>
    </style:style>
    <style:style style:name="Table71.A" style:family="table-column">
      <style:table-column-properties style:column-width="19.006cm" style:rel-column-width="65535*"/>
    </style:style>
    <style:style style:name="Table71.A1" style:family="table-cell">
      <style:table-cell-properties fo:background-color="#e6e6ff" fo:padding="0.097cm" fo:border="0.002cm solid #ffffff">
        <style:background-image/>
      </style:table-cell-properties>
    </style:style>
    <style:style style:name="Table72" style:family="table">
      <style:table-properties style:width="18.927cm" table:align="margins" style:shadow="#808080 0.079cm 0.079cm" style:writing-mode="lr-tb"/>
    </style:style>
    <style:style style:name="Table72.A" style:family="table-column">
      <style:table-column-properties style:column-width="4.374cm" style:rel-column-width="15150*"/>
    </style:style>
    <style:style style:name="Table72.B" style:family="table-column">
      <style:table-column-properties style:column-width="14.552cm" style:rel-column-width="50385*"/>
    </style:style>
    <style:style style:name="Table7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72.B1" style:family="table-cell">
      <style:table-cell-properties fo:background-color="#e6e6ff" fo:padding="0.097cm" fo:border="0.002cm solid #ffffff">
        <style:background-image/>
      </style:table-cell-properties>
    </style:style>
    <style:style style:name="Table72.A2" style:family="table-cell">
      <style:table-cell-properties fo:background-color="#e6e6ff" fo:padding="0.097cm" fo:border-left="0.002cm solid #ffffff" fo:border-right="none" fo:border-top="none" fo:border-bottom="0.002cm solid #ffffff">
        <style:background-image/>
      </style:table-cell-properties>
    </style:style>
    <style:style style:name="Table7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73" style:family="table">
      <style:table-properties style:width="19.006cm" table:align="margins" style:writing-mode="lr-tb"/>
    </style:style>
    <style:style style:name="Table73.A" style:family="table-column">
      <style:table-column-properties style:column-width="19.006cm" style:rel-column-width="65535*"/>
    </style:style>
    <style:style style:name="Table73.A1" style:family="table-cell">
      <style:table-cell-properties fo:background-color="#e6e6ff" fo:padding="0.097cm" fo:border="0.002cm solid #ffffff">
        <style:background-image/>
      </style:table-cell-properties>
    </style:style>
    <style:style style:name="Table74" style:family="table">
      <style:table-properties style:width="19.006cm" table:align="margins" style:writing-mode="lr-tb"/>
    </style:style>
    <style:style style:name="Table74.A" style:family="table-column">
      <style:table-column-properties style:column-width="19.006cm" style:rel-column-width="65535*"/>
    </style:style>
    <style:style style:name="Table74.A1" style:family="table-cell">
      <style:table-cell-properties fo:background-color="#e6e6ff" fo:padding="0.097cm" fo:border="0.002cm solid #ffffff">
        <style:background-image/>
      </style:table-cell-properties>
    </style:style>
    <style:style style:name="Table75" style:family="table">
      <style:table-properties style:width="19.006cm" table:align="margins" style:writing-mode="lr-tb"/>
    </style:style>
    <style:style style:name="Table75.A" style:family="table-column">
      <style:table-column-properties style:column-width="19.006cm" style:rel-column-width="65535*"/>
    </style:style>
    <style:style style:name="Table75.A1" style:family="table-cell">
      <style:table-cell-properties fo:background-color="#e6e6ff" fo:padding="0.097cm" fo:border="0.002cm solid #ffffff">
        <style:background-image/>
      </style:table-cell-properties>
    </style:style>
    <style:style style:name="Table76" style:family="table">
      <style:table-properties style:width="19.006cm" table:align="margins" style:writing-mode="lr-tb"/>
    </style:style>
    <style:style style:name="Table76.A" style:family="table-column">
      <style:table-column-properties style:column-width="19.006cm" style:rel-column-width="65535*"/>
    </style:style>
    <style:style style:name="Table76.A1" style:family="table-cell">
      <style:table-cell-properties fo:background-color="#e6e6ff" fo:padding="0.097cm" fo:border="0.002cm solid #ffffff">
        <style:background-image/>
      </style:table-cell-properties>
    </style:style>
    <style:style style:name="Table77" style:family="table">
      <style:table-properties style:width="19.006cm" table:align="margins" style:writing-mode="lr-tb"/>
    </style:style>
    <style:style style:name="Table77.A" style:family="table-column">
      <style:table-column-properties style:column-width="19.006cm" style:rel-column-width="65535*"/>
    </style:style>
    <style:style style:name="Table77.A1" style:family="table-cell">
      <style:table-cell-properties fo:background-color="#e6e6ff" fo:padding="0.097cm" fo:border="0.002cm solid #ffffff">
        <style:background-image/>
      </style:table-cell-properties>
    </style:style>
    <style:style style:name="Table78" style:family="table">
      <style:table-properties style:width="19.006cm" table:align="margins" style:writing-mode="lr-tb"/>
    </style:style>
    <style:style style:name="Table78.A" style:family="table-column">
      <style:table-column-properties style:column-width="19.006cm" style:rel-column-width="65535*"/>
    </style:style>
    <style:style style:name="Table78.A1" style:family="table-cell">
      <style:table-cell-properties fo:background-color="#e6e6ff" fo:padding="0.097cm" fo:border="0.002cm solid #ffffff">
        <style:background-image/>
      </style:table-cell-properties>
    </style:style>
    <style:style style:name="Table79" style:family="table">
      <style:table-properties style:width="19.006cm" table:align="margins" style:writing-mode="lr-tb"/>
    </style:style>
    <style:style style:name="Table79.A" style:family="table-column">
      <style:table-column-properties style:column-width="19.006cm" style:rel-column-width="65535*"/>
    </style:style>
    <style:style style:name="Table79.A1" style:family="table-cell">
      <style:table-cell-properties fo:background-color="#e6e6ff" fo:padding="0.097cm" fo:border="0.002cm solid #ffffff">
        <style:background-image/>
      </style:table-cell-properties>
    </style:style>
    <style:style style:name="Table80" style:family="table">
      <style:table-properties style:width="19.006cm" table:align="margins" style:writing-mode="lr-tb"/>
    </style:style>
    <style:style style:name="Table80.A" style:family="table-column">
      <style:table-column-properties style:column-width="19.006cm" style:rel-column-width="65535*"/>
    </style:style>
    <style:style style:name="Table80.A1" style:family="table-cell">
      <style:table-cell-properties fo:background-color="#e6e6ff" fo:padding="0.097cm" fo:border="0.002cm solid #ffffff">
        <style:background-image/>
      </style:table-cell-properties>
    </style:style>
    <style:style style:name="Table81" style:family="table">
      <style:table-properties style:width="19.006cm" table:align="margins" style:writing-mode="lr-tb"/>
    </style:style>
    <style:style style:name="Table81.A" style:family="table-column">
      <style:table-column-properties style:column-width="19.006cm" style:rel-column-width="65535*"/>
    </style:style>
    <style:style style:name="Table81.A1" style:family="table-cell">
      <style:table-cell-properties fo:background-color="#e6e6ff" fo:padding="0.097cm" fo:border="0.002cm solid #ffffff">
        <style:background-image/>
      </style:table-cell-properties>
    </style:style>
    <style:style style:name="Table82" style:family="table">
      <style:table-properties style:width="19.006cm" table:align="margins" style:writing-mode="lr-tb"/>
    </style:style>
    <style:style style:name="Table82.A" style:family="table-column">
      <style:table-column-properties style:column-width="19.006cm" style:rel-column-width="65535*"/>
    </style:style>
    <style:style style:name="Table82.A1" style:family="table-cell">
      <style:table-cell-properties fo:background-color="#e6e6ff" fo:padding="0.097cm" fo:border="0.002cm solid #ffffff">
        <style:background-image/>
      </style:table-cell-properties>
    </style:style>
    <style:style style:name="Table83" style:family="table">
      <style:table-properties style:width="19.006cm" table:align="margins" style:writing-mode="lr-tb"/>
    </style:style>
    <style:style style:name="Table83.A" style:family="table-column">
      <style:table-column-properties style:column-width="19.006cm" style:rel-column-width="65535*"/>
    </style:style>
    <style:style style:name="Table83.A1" style:family="table-cell">
      <style:table-cell-properties fo:background-color="#e6e6ff" fo:padding="0.097cm" fo:border="0.002cm solid #ffffff">
        <style:background-image/>
      </style:table-cell-properties>
    </style:style>
    <style:style style:name="Table84" style:family="table">
      <style:table-properties style:width="19.006cm" table:align="margins" style:writing-mode="lr-tb"/>
    </style:style>
    <style:style style:name="Table84.A" style:family="table-column">
      <style:table-column-properties style:column-width="19.006cm" style:rel-column-width="65535*"/>
    </style:style>
    <style:style style:name="Table84.A1" style:family="table-cell">
      <style:table-cell-properties fo:background-color="#e6e6ff" fo:padding="0.097cm" fo:border="0.002cm solid #ffffff">
        <style:background-image/>
      </style:table-cell-properties>
    </style:style>
    <style:style style:name="Table85" style:family="table">
      <style:table-properties style:width="19.006cm" table:align="margins" style:writing-mode="lr-tb"/>
    </style:style>
    <style:style style:name="Table85.A" style:family="table-column">
      <style:table-column-properties style:column-width="19.006cm" style:rel-column-width="65535*"/>
    </style:style>
    <style:style style:name="Table85.A1" style:family="table-cell">
      <style:table-cell-properties fo:background-color="#e6e6ff" fo:padding="0.097cm" fo:border="0.002cm solid #ffffff">
        <style:background-image/>
      </style:table-cell-properties>
    </style:style>
    <style:style style:name="Table86" style:family="table">
      <style:table-properties style:width="19.006cm" table:align="margins" style:writing-mode="lr-tb"/>
    </style:style>
    <style:style style:name="Table86.A" style:family="table-column">
      <style:table-column-properties style:column-width="19.006cm" style:rel-column-width="65535*"/>
    </style:style>
    <style:style style:name="Table86.A1" style:family="table-cell">
      <style:table-cell-properties fo:background-color="#e6e6ff" fo:padding="0.097cm" fo:border="0.002cm solid #ffffff">
        <style:background-image/>
      </style:table-cell-properties>
    </style:style>
    <style:style style:name="Table87" style:family="table">
      <style:table-properties style:width="19.006cm" table:align="margins" style:writing-mode="lr-tb"/>
    </style:style>
    <style:style style:name="Table87.A" style:family="table-column">
      <style:table-column-properties style:column-width="19.006cm" style:rel-column-width="65535*"/>
    </style:style>
    <style:style style:name="Table87.A1" style:family="table-cell">
      <style:table-cell-properties fo:background-color="#e6e6ff" fo:padding="0.097cm" fo:border="0.002cm solid #ffffff">
        <style:background-image/>
      </style:table-cell-properties>
    </style:style>
    <style:style style:name="Table88" style:family="table">
      <style:table-properties style:width="19.006cm" table:align="margins" style:writing-mode="lr-tb"/>
    </style:style>
    <style:style style:name="Table88.A" style:family="table-column">
      <style:table-column-properties style:column-width="19.006cm" style:rel-column-width="65535*"/>
    </style:style>
    <style:style style:name="Table88.A1" style:family="table-cell">
      <style:table-cell-properties fo:background-color="#e6e6ff" fo:padding="0.097cm" fo:border="0.002cm solid #ffffff">
        <style:background-image/>
      </style:table-cell-properties>
    </style:style>
    <style:style style:name="Table89" style:family="table">
      <style:table-properties style:width="19.006cm" table:align="margins" style:writing-mode="lr-tb"/>
    </style:style>
    <style:style style:name="Table89.A" style:family="table-column">
      <style:table-column-properties style:column-width="19.006cm" style:rel-column-width="65535*"/>
    </style:style>
    <style:style style:name="Table89.A1" style:family="table-cell">
      <style:table-cell-properties fo:background-color="#e6e6ff" fo:padding="0.097cm" fo:border="0.002cm solid #ffffff">
        <style:background-image/>
      </style:table-cell-properties>
    </style:style>
    <style:style style:name="Table90" style:family="table">
      <style:table-properties style:width="19.006cm" table:align="margins" style:writing-mode="lr-tb"/>
    </style:style>
    <style:style style:name="Table90.A" style:family="table-column">
      <style:table-column-properties style:column-width="19.006cm" style:rel-column-width="65535*"/>
    </style:style>
    <style:style style:name="Table90.A1" style:family="table-cell">
      <style:table-cell-properties fo:background-color="#e6e6ff" fo:padding="0.097cm" fo:border="0.002cm solid #ffffff">
        <style:background-image/>
      </style:table-cell-properties>
    </style:style>
    <style:style style:name="Table91" style:family="table">
      <style:table-properties style:width="19.006cm" table:align="margins" style:writing-mode="lr-tb"/>
    </style:style>
    <style:style style:name="Table91.A" style:family="table-column">
      <style:table-column-properties style:column-width="19.006cm" style:rel-column-width="65535*"/>
    </style:style>
    <style:style style:name="Table91.A1" style:family="table-cell">
      <style:table-cell-properties fo:background-color="#e6e6ff" fo:padding="0.097cm" fo:border="0.002cm solid #ffffff">
        <style:background-image/>
      </style:table-cell-properties>
    </style:style>
    <style:style style:name="Table92" style:family="table">
      <style:table-properties style:width="19.006cm" table:align="margins" style:writing-mode="lr-tb"/>
    </style:style>
    <style:style style:name="Table92.A" style:family="table-column">
      <style:table-column-properties style:column-width="19.006cm" style:rel-column-width="65535*"/>
    </style:style>
    <style:style style:name="Table92.A1" style:family="table-cell">
      <style:table-cell-properties fo:background-color="#e6e6ff" fo:padding="0.097cm" fo:border="0.002cm solid #ffffff">
        <style:background-image/>
      </style:table-cell-properties>
    </style:style>
    <style:style style:name="Table93" style:family="table">
      <style:table-properties style:width="19.006cm" table:align="margins" style:writing-mode="lr-tb"/>
    </style:style>
    <style:style style:name="Table93.A" style:family="table-column">
      <style:table-column-properties style:column-width="19.006cm" style:rel-column-width="65535*"/>
    </style:style>
    <style:style style:name="Table93.A1" style:family="table-cell">
      <style:table-cell-properties fo:background-color="#e6e6ff" fo:padding="0.097cm" fo:border="0.002cm solid #ffffff">
        <style:background-image/>
      </style:table-cell-properties>
    </style:style>
    <style:style style:name="Table94" style:family="table">
      <style:table-properties style:width="19.006cm" table:align="margins" style:writing-mode="lr-tb"/>
    </style:style>
    <style:style style:name="Table94.A" style:family="table-column">
      <style:table-column-properties style:column-width="19.006cm" style:rel-column-width="65535*"/>
    </style:style>
    <style:style style:name="Table94.A1" style:family="table-cell">
      <style:table-cell-properties fo:background-color="#e6e6ff" fo:padding="0.097cm" fo:border="0.002cm solid #ffffff">
        <style:background-image/>
      </style:table-cell-properties>
    </style:style>
    <style:style style:name="Table95" style:family="table">
      <style:table-properties style:width="19.006cm" table:align="margins" style:writing-mode="lr-tb"/>
    </style:style>
    <style:style style:name="Table95.A" style:family="table-column">
      <style:table-column-properties style:column-width="19.006cm" style:rel-column-width="65535*"/>
    </style:style>
    <style:style style:name="Table95.A1" style:family="table-cell">
      <style:table-cell-properties fo:background-color="#e6e6ff" fo:padding="0.097cm" fo:border="0.002cm solid #ffffff">
        <style:background-image/>
      </style:table-cell-properties>
    </style:style>
    <style:style style:name="Table96" style:family="table">
      <style:table-properties style:width="19.006cm" table:align="margins" style:writing-mode="lr-tb"/>
    </style:style>
    <style:style style:name="Table96.A" style:family="table-column">
      <style:table-column-properties style:column-width="19.006cm" style:rel-column-width="65535*"/>
    </style:style>
    <style:style style:name="Table96.A1" style:family="table-cell">
      <style:table-cell-properties fo:background-color="#e6e6ff" fo:padding="0.097cm" fo:border="0.002cm solid #ffffff">
        <style:background-image/>
      </style:table-cell-properties>
    </style:style>
    <style:style style:name="Table97" style:family="table">
      <style:table-properties style:width="19.006cm" table:align="margins" style:writing-mode="lr-tb"/>
    </style:style>
    <style:style style:name="Table97.A" style:family="table-column">
      <style:table-column-properties style:column-width="19.006cm" style:rel-column-width="65535*"/>
    </style:style>
    <style:style style:name="Table97.A1" style:family="table-cell">
      <style:table-cell-properties fo:background-color="#e6e6ff" fo:padding="0.097cm" fo:border="0.002cm solid #ffffff">
        <style:background-image/>
      </style:table-cell-properties>
    </style:style>
    <style:style style:name="Table98" style:family="table">
      <style:table-properties style:width="19.006cm" table:align="margins" style:writing-mode="lr-tb"/>
    </style:style>
    <style:style style:name="Table98.A" style:family="table-column">
      <style:table-column-properties style:column-width="19.006cm" style:rel-column-width="65535*"/>
    </style:style>
    <style:style style:name="Table98.A1" style:family="table-cell">
      <style:table-cell-properties fo:background-color="#e6e6ff" fo:padding="0.097cm" fo:border="0.002cm solid #ffffff">
        <style:background-image/>
      </style:table-cell-properties>
    </style:style>
    <style:style style:name="Table99" style:family="table">
      <style:table-properties style:width="19.006cm" table:align="margins" style:writing-mode="lr-tb"/>
    </style:style>
    <style:style style:name="Table99.A" style:family="table-column">
      <style:table-column-properties style:column-width="19.006cm" style:rel-column-width="65535*"/>
    </style:style>
    <style:style style:name="Table99.A1" style:family="table-cell">
      <style:table-cell-properties fo:background-color="#e6e6ff" fo:padding="0.097cm" fo:border="0.002cm solid #ffffff">
        <style:background-image/>
      </style:table-cell-properties>
    </style:style>
    <style:style style:name="Table100" style:family="table">
      <style:table-properties style:width="19.006cm" table:align="margins" style:writing-mode="lr-tb"/>
    </style:style>
    <style:style style:name="Table100.A" style:family="table-column">
      <style:table-column-properties style:column-width="19.006cm" style:rel-column-width="65535*"/>
    </style:style>
    <style:style style:name="Table100.A1" style:family="table-cell">
      <style:table-cell-properties fo:background-color="#e6e6ff" fo:padding="0.097cm" fo:border="0.002cm solid #ffffff">
        <style:background-image/>
      </style:table-cell-properties>
    </style:style>
    <style:style style:name="Table101" style:family="table">
      <style:table-properties style:width="19.006cm" table:align="margins" style:writing-mode="lr-tb"/>
    </style:style>
    <style:style style:name="Table101.A" style:family="table-column">
      <style:table-column-properties style:column-width="19.006cm" style:rel-column-width="65535*"/>
    </style:style>
    <style:style style:name="Table101.A1" style:family="table-cell">
      <style:table-cell-properties fo:background-color="#e6e6ff" fo:padding="0.097cm" fo:border="0.002cm solid #ffffff">
        <style:background-image/>
      </style:table-cell-properties>
    </style:style>
    <style:style style:name="Table102" style:family="table">
      <style:table-properties style:width="19.006cm" table:align="margins" style:writing-mode="lr-tb"/>
    </style:style>
    <style:style style:name="Table102.A" style:family="table-column">
      <style:table-column-properties style:column-width="19.006cm" style:rel-column-width="65535*"/>
    </style:style>
    <style:style style:name="Table102.A1" style:family="table-cell">
      <style:table-cell-properties fo:background-color="#e6e6ff" fo:padding="0.097cm" fo:border="0.002cm solid #ffffff">
        <style:background-image/>
      </style:table-cell-properties>
    </style:style>
    <style:style style:name="Table103" style:family="table">
      <style:table-properties style:width="19.006cm" table:align="margins" style:writing-mode="lr-tb"/>
    </style:style>
    <style:style style:name="Table103.A" style:family="table-column">
      <style:table-column-properties style:column-width="19.006cm" style:rel-column-width="65535*"/>
    </style:style>
    <style:style style:name="Table103.A1" style:family="table-cell">
      <style:table-cell-properties fo:background-color="#e6e6ff" fo:padding="0.097cm" fo:border="0.002cm solid #ffffff">
        <style:background-image/>
      </style:table-cell-properties>
    </style:style>
    <style:style style:name="Table104" style:family="table">
      <style:table-properties style:width="19.006cm" table:align="margins" style:writing-mode="lr-tb"/>
    </style:style>
    <style:style style:name="Table104.A" style:family="table-column">
      <style:table-column-properties style:column-width="19.006cm" style:rel-column-width="65535*"/>
    </style:style>
    <style:style style:name="Table104.A1" style:family="table-cell">
      <style:table-cell-properties fo:background-color="#e6e6ff" fo:padding="0.097cm" fo:border="0.002cm solid #ffffff">
        <style:background-image/>
      </style:table-cell-properties>
    </style:style>
    <style:style style:name="Table105" style:family="table">
      <style:table-properties style:width="19.006cm" table:align="margins" style:writing-mode="lr-tb"/>
    </style:style>
    <style:style style:name="Table105.A" style:family="table-column">
      <style:table-column-properties style:column-width="19.006cm" style:rel-column-width="65535*"/>
    </style:style>
    <style:style style:name="Table105.A1" style:family="table-cell">
      <style:table-cell-properties fo:background-color="#e6e6ff" fo:padding="0.097cm" fo:border="0.002cm solid #ffffff">
        <style:background-image/>
      </style:table-cell-properties>
    </style:style>
    <style:style style:name="Table106" style:family="table">
      <style:table-properties style:width="19.006cm" table:align="margins" style:writing-mode="lr-tb"/>
    </style:style>
    <style:style style:name="Table106.A" style:family="table-column">
      <style:table-column-properties style:column-width="19.006cm" style:rel-column-width="65535*"/>
    </style:style>
    <style:style style:name="Table106.A1" style:family="table-cell">
      <style:table-cell-properties fo:background-color="#e6e6ff" fo:padding="0.097cm" fo:border="0.002cm solid #ffffff">
        <style:background-image/>
      </style:table-cell-properties>
    </style:style>
    <style:style style:name="Table107" style:family="table">
      <style:table-properties style:width="19.006cm" table:align="margins" style:writing-mode="lr-tb"/>
    </style:style>
    <style:style style:name="Table107.A" style:family="table-column">
      <style:table-column-properties style:column-width="19.006cm" style:rel-column-width="65535*"/>
    </style:style>
    <style:style style:name="Table107.A1" style:family="table-cell">
      <style:table-cell-properties fo:background-color="#e6e6ff" fo:padding="0.097cm" fo:border="0.002cm solid #ffffff">
        <style:background-image/>
      </style:table-cell-properties>
    </style:style>
    <style:style style:name="Table108" style:family="table">
      <style:table-properties style:width="19.006cm" table:align="margins" style:writing-mode="lr-tb"/>
    </style:style>
    <style:style style:name="Table108.A" style:family="table-column">
      <style:table-column-properties style:column-width="19.006cm" style:rel-column-width="65535*"/>
    </style:style>
    <style:style style:name="Table108.A1" style:family="table-cell">
      <style:table-cell-properties fo:background-color="#e6e6ff" fo:padding="0.097cm" fo:border="0.002cm solid #ffffff">
        <style:background-image/>
      </style:table-cell-properties>
    </style:style>
    <style:style style:name="Table109" style:family="table">
      <style:table-properties style:width="19.006cm" table:align="margins" style:writing-mode="lr-tb"/>
    </style:style>
    <style:style style:name="Table109.A" style:family="table-column">
      <style:table-column-properties style:column-width="19.006cm" style:rel-column-width="65535*"/>
    </style:style>
    <style:style style:name="Table109.A1" style:family="table-cell">
      <style:table-cell-properties fo:background-color="#e6e6ff" fo:padding="0.097cm" fo:border="0.002cm solid #ffffff">
        <style:background-image/>
      </style:table-cell-properties>
    </style:style>
    <style:style style:name="Table110" style:family="table">
      <style:table-properties style:width="19.006cm" table:align="margins" style:writing-mode="lr-tb"/>
    </style:style>
    <style:style style:name="Table110.A" style:family="table-column">
      <style:table-column-properties style:column-width="19.006cm" style:rel-column-width="65535*"/>
    </style:style>
    <style:style style:name="Table110.A1" style:family="table-cell">
      <style:table-cell-properties fo:background-color="#e6e6ff" fo:padding="0.097cm" fo:border="0.002cm solid #ffffff">
        <style:background-image/>
      </style:table-cell-properties>
    </style:style>
    <style:style style:name="Table111" style:family="table">
      <style:table-properties style:width="19.006cm" table:align="margins" style:writing-mode="lr-tb"/>
    </style:style>
    <style:style style:name="Table111.A" style:family="table-column">
      <style:table-column-properties style:column-width="19.006cm" style:rel-column-width="65535*"/>
    </style:style>
    <style:style style:name="Table111.A1" style:family="table-cell">
      <style:table-cell-properties fo:background-color="#e6e6ff" fo:padding="0.097cm" fo:border="0.002cm solid #ffffff">
        <style:background-image/>
      </style:table-cell-properties>
    </style:style>
    <style:style style:name="Table112" style:family="table">
      <style:table-properties style:width="19.006cm" table:align="margins" style:writing-mode="lr-tb"/>
    </style:style>
    <style:style style:name="Table112.A" style:family="table-column">
      <style:table-column-properties style:column-width="19.006cm" style:rel-column-width="65535*"/>
    </style:style>
    <style:style style:name="Table112.A1" style:family="table-cell">
      <style:table-cell-properties fo:background-color="#e6e6ff" fo:padding="0.097cm" fo:border="0.002cm solid #ffffff">
        <style:background-image/>
      </style:table-cell-properties>
    </style:style>
    <style:style style:name="Table113" style:family="table">
      <style:table-properties style:width="19.006cm" table:align="margins" style:writing-mode="lr-tb"/>
    </style:style>
    <style:style style:name="Table113.A" style:family="table-column">
      <style:table-column-properties style:column-width="19.006cm" style:rel-column-width="65535*"/>
    </style:style>
    <style:style style:name="Table113.A1" style:family="table-cell">
      <style:table-cell-properties fo:background-color="#e6e6ff" fo:padding="0.097cm" fo:border="0.002cm solid #ffffff">
        <style:background-image/>
      </style:table-cell-properties>
    </style:style>
    <style:style style:name="Table114" style:family="table">
      <style:table-properties style:width="19.006cm" table:align="margins" style:writing-mode="lr-tb"/>
    </style:style>
    <style:style style:name="Table114.A" style:family="table-column">
      <style:table-column-properties style:column-width="19.006cm" style:rel-column-width="65535*"/>
    </style:style>
    <style:style style:name="Table114.A1" style:family="table-cell">
      <style:table-cell-properties fo:background-color="#e6e6ff" fo:padding="0.097cm" fo:border="0.002cm solid #ffffff">
        <style:background-image/>
      </style:table-cell-properties>
    </style:style>
    <style:style style:name="Table115" style:family="table">
      <style:table-properties style:width="19.006cm" table:align="margins" style:writing-mode="lr-tb"/>
    </style:style>
    <style:style style:name="Table115.A" style:family="table-column">
      <style:table-column-properties style:column-width="19.006cm" style:rel-column-width="65535*"/>
    </style:style>
    <style:style style:name="Table115.A1" style:family="table-cell">
      <style:table-cell-properties fo:background-color="#e6e6ff" fo:padding="0.097cm" fo:border="0.002cm solid #ffffff">
        <style:background-image/>
      </style:table-cell-properties>
    </style:style>
    <style:style style:name="Table116" style:family="table">
      <style:table-properties style:width="19.006cm" table:align="margins" style:writing-mode="lr-tb"/>
    </style:style>
    <style:style style:name="Table116.A" style:family="table-column">
      <style:table-column-properties style:column-width="19.006cm" style:rel-column-width="65535*"/>
    </style:style>
    <style:style style:name="Table116.A1" style:family="table-cell">
      <style:table-cell-properties fo:background-color="#e6e6ff" fo:padding="0.097cm" fo:border="0.002cm solid #ffffff">
        <style:background-image/>
      </style:table-cell-properties>
    </style:style>
    <style:style style:name="Table117" style:family="table">
      <style:table-properties style:width="19.006cm" table:align="margins" style:writing-mode="lr-tb"/>
    </style:style>
    <style:style style:name="Table117.A" style:family="table-column">
      <style:table-column-properties style:column-width="19.006cm" style:rel-column-width="65535*"/>
    </style:style>
    <style:style style:name="Table117.A1" style:family="table-cell">
      <style:table-cell-properties fo:background-color="#e6e6ff" fo:padding="0.097cm" fo:border="0.002cm solid #ffffff">
        <style:background-image/>
      </style:table-cell-properties>
    </style:style>
    <style:style style:name="Table118" style:family="table">
      <style:table-properties style:width="19.006cm" table:align="margins" style:writing-mode="lr-tb"/>
    </style:style>
    <style:style style:name="Table118.A" style:family="table-column">
      <style:table-column-properties style:column-width="19.006cm" style:rel-column-width="65535*"/>
    </style:style>
    <style:style style:name="Table118.A1" style:family="table-cell">
      <style:table-cell-properties fo:background-color="#e6e6ff" fo:padding="0.097cm" fo:border="0.002cm solid #ffffff">
        <style:background-image/>
      </style:table-cell-properties>
    </style:style>
    <style:style style:name="Table119" style:family="table">
      <style:table-properties style:width="19.006cm" table:align="margins" style:writing-mode="lr-tb"/>
    </style:style>
    <style:style style:name="Table119.A" style:family="table-column">
      <style:table-column-properties style:column-width="19.006cm" style:rel-column-width="65535*"/>
    </style:style>
    <style:style style:name="Table119.A1" style:family="table-cell">
      <style:table-cell-properties fo:background-color="#e6e6ff" fo:padding="0.097cm" fo:border="0.002cm solid #ffffff">
        <style:background-image/>
      </style:table-cell-properties>
    </style:style>
    <style:style style:name="Table120" style:family="table">
      <style:table-properties style:width="19.006cm" table:align="margins" style:writing-mode="lr-tb"/>
    </style:style>
    <style:style style:name="Table120.A" style:family="table-column">
      <style:table-column-properties style:column-width="19.006cm" style:rel-column-width="65535*"/>
    </style:style>
    <style:style style:name="Table120.A1" style:family="table-cell">
      <style:table-cell-properties fo:background-color="#e6e6ff" fo:padding="0.097cm" fo:border="0.002cm solid #ffffff">
        <style:background-image/>
      </style:table-cell-properties>
    </style:style>
    <style:style style:name="Table121" style:family="table">
      <style:table-properties style:width="18.927cm" table:align="margins" style:shadow="#808080 0.079cm 0.079cm" style:writing-mode="lr-tb"/>
    </style:style>
    <style:style style:name="Table121.A" style:family="table-column">
      <style:table-column-properties style:column-width="4.374cm" style:rel-column-width="15150*"/>
    </style:style>
    <style:style style:name="Table121.B" style:family="table-column">
      <style:table-column-properties style:column-width="14.552cm" style:rel-column-width="50385*"/>
    </style:style>
    <style:style style:name="Table12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21.B1" style:family="table-cell">
      <style:table-cell-properties fo:background-color="#e6e6ff" fo:padding="0.097cm" fo:border="0.002cm solid #ffffff">
        <style:background-image/>
      </style:table-cell-properties>
    </style:style>
    <style:style style:name="Table121.A2" style:family="table-cell">
      <style:table-cell-properties fo:background-color="#e6e6ff" fo:padding="0.097cm" fo:border-left="0.002cm solid #ffffff" fo:border-right="none" fo:border-top="none" fo:border-bottom="0.002cm solid #ffffff">
        <style:background-image/>
      </style:table-cell-properties>
    </style:style>
    <style:style style:name="Table12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22" style:family="table">
      <style:table-properties style:width="19.006cm" table:align="margins" style:writing-mode="lr-tb"/>
    </style:style>
    <style:style style:name="Table122.A" style:family="table-column">
      <style:table-column-properties style:column-width="19.006cm" style:rel-column-width="65535*"/>
    </style:style>
    <style:style style:name="Table122.A1" style:family="table-cell">
      <style:table-cell-properties fo:background-color="#e6e6ff" fo:padding="0.097cm" fo:border="0.002cm solid #ffffff">
        <style:background-image/>
      </style:table-cell-properties>
    </style:style>
    <style:style style:name="Table123" style:family="table">
      <style:table-properties style:width="19.006cm" table:align="margins" style:writing-mode="lr-tb"/>
    </style:style>
    <style:style style:name="Table123.A" style:family="table-column">
      <style:table-column-properties style:column-width="19.006cm" style:rel-column-width="65535*"/>
    </style:style>
    <style:style style:name="Table123.A1" style:family="table-cell">
      <style:table-cell-properties fo:background-color="#e6e6ff" fo:padding="0.097cm" fo:border="0.002cm solid #ffffff">
        <style:background-image/>
      </style:table-cell-properties>
    </style:style>
    <style:style style:name="Table124" style:family="table">
      <style:table-properties style:width="19.006cm" table:align="margins" style:writing-mode="lr-tb"/>
    </style:style>
    <style:style style:name="Table124.A" style:family="table-column">
      <style:table-column-properties style:column-width="19.006cm" style:rel-column-width="65535*"/>
    </style:style>
    <style:style style:name="Table124.A1" style:family="table-cell">
      <style:table-cell-properties fo:background-color="#e6e6ff" fo:padding="0.097cm" fo:border="0.002cm solid #ffffff">
        <style:background-image/>
      </style:table-cell-properties>
    </style:style>
    <style:style style:name="Table125" style:family="table">
      <style:table-properties style:width="19.006cm" table:align="margins" style:writing-mode="lr-tb"/>
    </style:style>
    <style:style style:name="Table125.A" style:family="table-column">
      <style:table-column-properties style:column-width="19.006cm" style:rel-column-width="65535*"/>
    </style:style>
    <style:style style:name="Table125.A1" style:family="table-cell">
      <style:table-cell-properties fo:background-color="#e6e6ff" fo:padding="0.097cm" fo:border="0.002cm solid #ffffff">
        <style:background-image/>
      </style:table-cell-properties>
    </style:style>
    <style:style style:name="Table126" style:family="table">
      <style:table-properties style:width="19.006cm" table:align="margins" style:writing-mode="lr-tb"/>
    </style:style>
    <style:style style:name="Table126.A" style:family="table-column">
      <style:table-column-properties style:column-width="19.006cm" style:rel-column-width="65535*"/>
    </style:style>
    <style:style style:name="Table126.A1" style:family="table-cell">
      <style:table-cell-properties fo:background-color="#e6e6ff" fo:padding="0.097cm" fo:border="0.002cm solid #ffffff">
        <style:background-image/>
      </style:table-cell-properties>
    </style:style>
    <style:style style:name="Table127" style:family="table">
      <style:table-properties style:width="19.006cm" table:align="margins" style:writing-mode="lr-tb"/>
    </style:style>
    <style:style style:name="Table127.A" style:family="table-column">
      <style:table-column-properties style:column-width="19.006cm" style:rel-column-width="65535*"/>
    </style:style>
    <style:style style:name="Table127.A1" style:family="table-cell">
      <style:table-cell-properties fo:background-color="#e6e6ff" fo:padding="0.097cm" fo:border="0.002cm solid #ffffff">
        <style:background-image/>
      </style:table-cell-properties>
    </style:style>
    <style:style style:name="Table128" style:family="table">
      <style:table-properties style:width="19.006cm" table:align="margins" style:writing-mode="lr-tb"/>
    </style:style>
    <style:style style:name="Table128.A" style:family="table-column">
      <style:table-column-properties style:column-width="19.006cm" style:rel-column-width="65535*"/>
    </style:style>
    <style:style style:name="Table128.A1" style:family="table-cell">
      <style:table-cell-properties fo:background-color="#e6e6ff" fo:padding="0.097cm" fo:border="0.002cm solid #ffffff">
        <style:background-image/>
      </style:table-cell-properties>
    </style:style>
    <style:style style:name="Table129" style:family="table">
      <style:table-properties style:width="19.006cm" table:align="margins" style:writing-mode="lr-tb"/>
    </style:style>
    <style:style style:name="Table129.A" style:family="table-column">
      <style:table-column-properties style:column-width="19.006cm" style:rel-column-width="65535*"/>
    </style:style>
    <style:style style:name="Table129.A1" style:family="table-cell">
      <style:table-cell-properties fo:background-color="#e6e6ff" fo:padding="0.097cm" fo:border="0.002cm solid #ffffff">
        <style:background-image/>
      </style:table-cell-properties>
    </style:style>
    <style:style style:name="Table130" style:family="table">
      <style:table-properties style:width="19.006cm" table:align="margins" style:writing-mode="lr-tb"/>
    </style:style>
    <style:style style:name="Table130.A" style:family="table-column">
      <style:table-column-properties style:column-width="19.006cm" style:rel-column-width="65535*"/>
    </style:style>
    <style:style style:name="Table130.A1" style:family="table-cell">
      <style:table-cell-properties fo:background-color="#e6e6ff" fo:padding="0.097cm" fo:border="0.002cm solid #ffffff">
        <style:background-image/>
      </style:table-cell-properties>
    </style:style>
    <style:style style:name="Table158" style:family="table">
      <style:table-properties style:width="18.927cm" table:align="margins" style:shadow="#808080 0.079cm 0.079cm" style:writing-mode="lr-tb"/>
    </style:style>
    <style:style style:name="Table158.A" style:family="table-column">
      <style:table-column-properties style:column-width="5.577cm" style:rel-column-width="19310*"/>
    </style:style>
    <style:style style:name="Table158.B" style:family="table-column">
      <style:table-column-properties style:column-width="13.349cm" style:rel-column-width="46225*"/>
    </style:style>
    <style:style style:name="Table158.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58.B1" style:family="table-cell">
      <style:table-cell-properties fo:background-color="#e6e6ff" fo:padding="0.097cm" fo:border="0.002cm solid #ffffff">
        <style:background-image/>
      </style:table-cell-properties>
    </style:style>
    <style:style style:name="Table158.A2" style:family="table-cell">
      <style:table-cell-properties fo:background-color="#e6e6ff" fo:padding="0.097cm" fo:border-left="0.002cm solid #ffffff" fo:border-right="none" fo:border-top="none" fo:border-bottom="0.002cm solid #ffffff">
        <style:background-image/>
      </style:table-cell-properties>
    </style:style>
    <style:style style:name="Table158.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59" style:family="table">
      <style:table-properties style:width="19.006cm" table:align="margins" style:writing-mode="lr-tb"/>
    </style:style>
    <style:style style:name="Table159.A" style:family="table-column">
      <style:table-column-properties style:column-width="19.006cm" style:rel-column-width="65535*"/>
    </style:style>
    <style:style style:name="Table159.A1" style:family="table-cell">
      <style:table-cell-properties fo:background-color="#e6e6ff" fo:padding="0.097cm" fo:border="0.002cm solid #ffffff">
        <style:background-image/>
      </style:table-cell-properties>
    </style:style>
    <style:style style:name="Table160" style:family="table">
      <style:table-properties style:width="19.006cm" table:align="margins" style:writing-mode="lr-tb"/>
    </style:style>
    <style:style style:name="Table160.A" style:family="table-column">
      <style:table-column-properties style:column-width="19.006cm" style:rel-column-width="65535*"/>
    </style:style>
    <style:style style:name="Table160.A1" style:family="table-cell">
      <style:table-cell-properties fo:background-color="#e6e6ff" fo:padding="0.097cm" fo:border="0.002cm solid #ffffff">
        <style:background-image/>
      </style:table-cell-properties>
    </style:style>
    <style:style style:name="Table161" style:family="table">
      <style:table-properties style:width="19.006cm" table:align="margins" style:writing-mode="lr-tb"/>
    </style:style>
    <style:style style:name="Table161.A" style:family="table-column">
      <style:table-column-properties style:column-width="19.006cm" style:rel-column-width="65535*"/>
    </style:style>
    <style:style style:name="Table161.A1" style:family="table-cell">
      <style:table-cell-properties fo:background-color="#e6e6ff" fo:padding="0.097cm" fo:border="0.002cm solid #ffffff">
        <style:background-image/>
      </style:table-cell-properties>
    </style:style>
    <style:style style:name="Table162" style:family="table">
      <style:table-properties style:width="19.006cm" table:align="margins" style:writing-mode="lr-tb"/>
    </style:style>
    <style:style style:name="Table162.A" style:family="table-column">
      <style:table-column-properties style:column-width="19.006cm" style:rel-column-width="65535*"/>
    </style:style>
    <style:style style:name="Table162.A1" style:family="table-cell">
      <style:table-cell-properties fo:background-color="#e6e6ff" fo:padding="0.097cm" fo:border="0.002cm solid #ffffff">
        <style:background-image/>
      </style:table-cell-properties>
    </style:style>
    <style:style style:name="Table163" style:family="table">
      <style:table-properties style:width="19.006cm" table:align="margins" style:writing-mode="lr-tb"/>
    </style:style>
    <style:style style:name="Table163.A" style:family="table-column">
      <style:table-column-properties style:column-width="19.006cm" style:rel-column-width="65535*"/>
    </style:style>
    <style:style style:name="Table163.A1" style:family="table-cell">
      <style:table-cell-properties fo:background-color="#e6e6ff" fo:padding="0.097cm" fo:border="0.002cm solid #ffffff">
        <style:background-image/>
      </style:table-cell-properties>
    </style:style>
    <style:style style:name="Table164" style:family="table">
      <style:table-properties style:width="19.006cm" table:align="margins" style:writing-mode="lr-tb"/>
    </style:style>
    <style:style style:name="Table164.A" style:family="table-column">
      <style:table-column-properties style:column-width="19.006cm" style:rel-column-width="65535*"/>
    </style:style>
    <style:style style:name="Table164.A1" style:family="table-cell">
      <style:table-cell-properties fo:background-color="#e6e6ff" fo:padding="0.097cm" fo:border="0.002cm solid #ffffff">
        <style:background-image/>
      </style:table-cell-properties>
    </style:style>
    <style:style style:name="Table165" style:family="table">
      <style:table-properties style:width="19.006cm" table:align="margins" style:writing-mode="lr-tb"/>
    </style:style>
    <style:style style:name="Table165.A" style:family="table-column">
      <style:table-column-properties style:column-width="19.006cm" style:rel-column-width="65535*"/>
    </style:style>
    <style:style style:name="Table165.A1" style:family="table-cell">
      <style:table-cell-properties fo:background-color="#e6e6ff" fo:padding="0.097cm" fo:border="0.002cm solid #ffffff">
        <style:background-image/>
      </style:table-cell-properties>
    </style:style>
    <style:style style:name="Table166" style:family="table">
      <style:table-properties style:width="19.006cm" table:align="margins" style:writing-mode="lr-tb"/>
    </style:style>
    <style:style style:name="Table166.A" style:family="table-column">
      <style:table-column-properties style:column-width="19.006cm" style:rel-column-width="65535*"/>
    </style:style>
    <style:style style:name="Table166.A1" style:family="table-cell">
      <style:table-cell-properties fo:background-color="#e6e6ff" fo:padding="0.097cm" fo:border="0.002cm solid #ffffff">
        <style:background-image/>
      </style:table-cell-properties>
    </style:style>
    <style:style style:name="Table167" style:family="table">
      <style:table-properties style:width="19.006cm" table:align="margins" style:writing-mode="lr-tb"/>
    </style:style>
    <style:style style:name="Table167.A" style:family="table-column">
      <style:table-column-properties style:column-width="19.006cm" style:rel-column-width="65535*"/>
    </style:style>
    <style:style style:name="Table167.A1" style:family="table-cell">
      <style:table-cell-properties fo:background-color="#e6e6ff" fo:padding="0.097cm" fo:border="0.002cm solid #ffffff">
        <style:background-image/>
      </style:table-cell-properties>
    </style:style>
    <style:style style:name="Table168" style:family="table">
      <style:table-properties style:width="19.006cm" table:align="margins" style:writing-mode="lr-tb"/>
    </style:style>
    <style:style style:name="Table168.A" style:family="table-column">
      <style:table-column-properties style:column-width="19.006cm" style:rel-column-width="65535*"/>
    </style:style>
    <style:style style:name="Table168.A1" style:family="table-cell">
      <style:table-cell-properties fo:background-color="#e6e6ff" fo:padding="0.097cm" fo:border="0.002cm solid #ffffff">
        <style:background-image/>
      </style:table-cell-properties>
    </style:style>
    <style:style style:name="Table169" style:family="table">
      <style:table-properties style:width="19.006cm" table:align="margins" style:writing-mode="lr-tb"/>
    </style:style>
    <style:style style:name="Table169.A" style:family="table-column">
      <style:table-column-properties style:column-width="19.006cm" style:rel-column-width="65535*"/>
    </style:style>
    <style:style style:name="Table169.A1" style:family="table-cell">
      <style:table-cell-properties fo:background-color="#e6e6ff" fo:padding="0.097cm" fo:border="0.002cm solid #ffffff">
        <style:background-image/>
      </style:table-cell-properties>
    </style:style>
    <style:style style:name="Table170" style:family="table">
      <style:table-properties style:width="19.006cm" table:align="margins" style:writing-mode="lr-tb"/>
    </style:style>
    <style:style style:name="Table170.A" style:family="table-column">
      <style:table-column-properties style:column-width="19.006cm" style:rel-column-width="65535*"/>
    </style:style>
    <style:style style:name="Table170.A1" style:family="table-cell">
      <style:table-cell-properties fo:background-color="#e6e6ff" fo:padding="0.097cm" fo:border="0.002cm solid #ffffff">
        <style:background-image/>
      </style:table-cell-properties>
    </style:style>
    <style:style style:name="Table171" style:family="table">
      <style:table-properties style:width="19.006cm" table:align="margins" style:writing-mode="lr-tb"/>
    </style:style>
    <style:style style:name="Table171.A" style:family="table-column">
      <style:table-column-properties style:column-width="19.006cm" style:rel-column-width="65535*"/>
    </style:style>
    <style:style style:name="Table171.A1" style:family="table-cell">
      <style:table-cell-properties fo:background-color="#e6e6ff" fo:padding="0.097cm" fo:border="0.002cm solid #ffffff">
        <style:background-image/>
      </style:table-cell-properties>
    </style:style>
    <style:style style:name="Table172" style:family="table">
      <style:table-properties style:width="19.006cm" table:align="margins" style:writing-mode="lr-tb"/>
    </style:style>
    <style:style style:name="Table172.A" style:family="table-column">
      <style:table-column-properties style:column-width="19.006cm" style:rel-column-width="65535*"/>
    </style:style>
    <style:style style:name="Table172.A1" style:family="table-cell">
      <style:table-cell-properties fo:background-color="#e6e6ff" fo:padding="0.097cm" fo:border="0.002cm solid #ffffff">
        <style:background-image/>
      </style:table-cell-properties>
    </style:style>
    <style:style style:name="Table173" style:family="table">
      <style:table-properties style:width="19.006cm" table:align="margins" style:writing-mode="lr-tb"/>
    </style:style>
    <style:style style:name="Table173.A" style:family="table-column">
      <style:table-column-properties style:column-width="19.006cm" style:rel-column-width="65535*"/>
    </style:style>
    <style:style style:name="Table173.A1" style:family="table-cell">
      <style:table-cell-properties fo:background-color="#e6e6ff" fo:padding="0.097cm" fo:border="0.002cm solid #ffffff">
        <style:background-image/>
      </style:table-cell-properties>
    </style:style>
    <style:style style:name="Table174" style:family="table">
      <style:table-properties style:width="19.006cm" table:align="margins" style:writing-mode="lr-tb"/>
    </style:style>
    <style:style style:name="Table174.A" style:family="table-column">
      <style:table-column-properties style:column-width="19.006cm" style:rel-column-width="65535*"/>
    </style:style>
    <style:style style:name="Table174.A1" style:family="table-cell">
      <style:table-cell-properties fo:background-color="#e6e6ff" fo:padding="0.097cm" fo:border="0.002cm solid #ffffff">
        <style:background-image/>
      </style:table-cell-properties>
    </style:style>
    <style:style style:name="Table175" style:family="table">
      <style:table-properties style:width="19.006cm" table:align="margins" style:writing-mode="lr-tb"/>
    </style:style>
    <style:style style:name="Table175.A" style:family="table-column">
      <style:table-column-properties style:column-width="19.006cm" style:rel-column-width="65535*"/>
    </style:style>
    <style:style style:name="Table175.A1" style:family="table-cell">
      <style:table-cell-properties fo:background-color="#e6e6ff" fo:padding="0.097cm" fo:border="0.002cm solid #ffffff">
        <style:background-image/>
      </style:table-cell-properties>
    </style:style>
    <style:style style:name="Table176" style:family="table">
      <style:table-properties style:width="19.006cm" table:align="margins" style:writing-mode="lr-tb"/>
    </style:style>
    <style:style style:name="Table176.A" style:family="table-column">
      <style:table-column-properties style:column-width="19.006cm" style:rel-column-width="65535*"/>
    </style:style>
    <style:style style:name="Table176.A1" style:family="table-cell">
      <style:table-cell-properties fo:background-color="#e6e6ff" fo:padding="0.097cm" fo:border="0.002cm solid #ffffff">
        <style:background-image/>
      </style:table-cell-properties>
    </style:style>
    <style:style style:name="Table145" style:family="table">
      <style:table-properties style:width="18.927cm" table:align="margins" style:shadow="#808080 0.079cm 0.079cm" style:writing-mode="lr-tb"/>
    </style:style>
    <style:style style:name="Table145.A" style:family="table-column">
      <style:table-column-properties style:column-width="5.637cm" style:rel-column-width="19517*"/>
    </style:style>
    <style:style style:name="Table145.B" style:family="table-column">
      <style:table-column-properties style:column-width="13.289cm" style:rel-column-width="46018*"/>
    </style:style>
    <style:style style:name="Table145.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45.B1" style:family="table-cell">
      <style:table-cell-properties fo:background-color="#e6e6ff" fo:padding="0.097cm" fo:border="0.002cm solid #ffffff">
        <style:background-image/>
      </style:table-cell-properties>
    </style:style>
    <style:style style:name="Table145.A2" style:family="table-cell">
      <style:table-cell-properties fo:background-color="#e6e6ff" fo:padding="0.097cm" fo:border-left="0.002cm solid #ffffff" fo:border-right="none" fo:border-top="none" fo:border-bottom="0.002cm solid #ffffff">
        <style:background-image/>
      </style:table-cell-properties>
    </style:style>
    <style:style style:name="Table145.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46" style:family="table">
      <style:table-properties style:width="19.006cm" table:align="margins" style:writing-mode="lr-tb"/>
    </style:style>
    <style:style style:name="Table146.A" style:family="table-column">
      <style:table-column-properties style:column-width="19.006cm" style:rel-column-width="65535*"/>
    </style:style>
    <style:style style:name="Table146.A1" style:family="table-cell">
      <style:table-cell-properties fo:background-color="#e6e6ff" fo:padding="0.097cm" fo:border="0.002cm solid #ffffff">
        <style:background-image/>
      </style:table-cell-properties>
    </style:style>
    <style:style style:name="Table148" style:family="table">
      <style:table-properties style:width="19.006cm" table:align="margins" style:writing-mode="lr-tb"/>
    </style:style>
    <style:style style:name="Table148.A" style:family="table-column">
      <style:table-column-properties style:column-width="19.006cm" style:rel-column-width="65535*"/>
    </style:style>
    <style:style style:name="Table148.A1" style:family="table-cell">
      <style:table-cell-properties fo:background-color="#e6e6ff" fo:padding="0.097cm" fo:border="0.002cm solid #ffffff">
        <style:background-image/>
      </style:table-cell-properties>
    </style:style>
    <style:style style:name="Table149" style:family="table">
      <style:table-properties style:width="19.006cm" table:align="margins" style:writing-mode="lr-tb"/>
    </style:style>
    <style:style style:name="Table149.A" style:family="table-column">
      <style:table-column-properties style:column-width="19.006cm" style:rel-column-width="65535*"/>
    </style:style>
    <style:style style:name="Table149.A1" style:family="table-cell">
      <style:table-cell-properties fo:background-color="#e6e6ff" fo:padding="0.097cm" fo:border="0.002cm solid #ffffff">
        <style:background-image/>
      </style:table-cell-properties>
    </style:style>
    <style:style style:name="Table150" style:family="table">
      <style:table-properties style:width="19.006cm" table:align="margins" style:writing-mode="lr-tb"/>
    </style:style>
    <style:style style:name="Table150.A" style:family="table-column">
      <style:table-column-properties style:column-width="19.006cm" style:rel-column-width="65535*"/>
    </style:style>
    <style:style style:name="Table150.A1" style:family="table-cell">
      <style:table-cell-properties fo:background-color="#e6e6ff" fo:padding="0.097cm" fo:border="0.002cm solid #ffffff">
        <style:background-image/>
      </style:table-cell-properties>
    </style:style>
    <style:style style:name="Table151" style:family="table">
      <style:table-properties style:width="19.006cm" table:align="margins" style:writing-mode="lr-tb"/>
    </style:style>
    <style:style style:name="Table151.A" style:family="table-column">
      <style:table-column-properties style:column-width="19.006cm" style:rel-column-width="65535*"/>
    </style:style>
    <style:style style:name="Table151.A1" style:family="table-cell">
      <style:table-cell-properties fo:background-color="#e6e6ff" fo:padding="0.097cm" fo:border="0.002cm solid #ffffff">
        <style:background-image/>
      </style:table-cell-properties>
    </style:style>
    <style:style style:name="Table152" style:family="table">
      <style:table-properties style:width="19.006cm" table:align="margins" style:writing-mode="lr-tb"/>
    </style:style>
    <style:style style:name="Table152.A" style:family="table-column">
      <style:table-column-properties style:column-width="19.006cm" style:rel-column-width="65535*"/>
    </style:style>
    <style:style style:name="Table152.A1" style:family="table-cell">
      <style:table-cell-properties fo:background-color="#e6e6ff" fo:padding="0.097cm" fo:border="0.002cm solid #ffffff">
        <style:background-image/>
      </style:table-cell-properties>
    </style:style>
    <style:style style:name="Table153" style:family="table">
      <style:table-properties style:width="19.006cm" table:align="margins" style:writing-mode="lr-tb"/>
    </style:style>
    <style:style style:name="Table153.A" style:family="table-column">
      <style:table-column-properties style:column-width="19.006cm" style:rel-column-width="65535*"/>
    </style:style>
    <style:style style:name="Table153.A1" style:family="table-cell">
      <style:table-cell-properties fo:background-color="#e6e6ff" fo:padding="0.097cm" fo:border="0.002cm solid #ffffff">
        <style:background-image/>
      </style:table-cell-properties>
    </style:style>
    <style:style style:name="Table154" style:family="table">
      <style:table-properties style:width="19.006cm" table:align="margins" style:writing-mode="lr-tb"/>
    </style:style>
    <style:style style:name="Table154.A" style:family="table-column">
      <style:table-column-properties style:column-width="19.006cm" style:rel-column-width="65535*"/>
    </style:style>
    <style:style style:name="Table154.A1" style:family="table-cell">
      <style:table-cell-properties fo:background-color="#e6e6ff" fo:padding="0.097cm" fo:border="0.002cm solid #ffffff">
        <style:background-image/>
      </style:table-cell-properties>
    </style:style>
    <style:style style:name="Table155" style:family="table">
      <style:table-properties style:width="19.006cm" table:align="margins" style:writing-mode="lr-tb"/>
    </style:style>
    <style:style style:name="Table155.A" style:family="table-column">
      <style:table-column-properties style:column-width="19.006cm" style:rel-column-width="65535*"/>
    </style:style>
    <style:style style:name="Table155.A1" style:family="table-cell">
      <style:table-cell-properties fo:background-color="#e6e6ff" fo:padding="0.097cm" fo:border="0.002cm solid #ffffff">
        <style:background-image/>
      </style:table-cell-properties>
    </style:style>
    <style:style style:name="Table156" style:family="table">
      <style:table-properties style:width="19.006cm" table:align="margins" style:writing-mode="lr-tb"/>
    </style:style>
    <style:style style:name="Table156.A" style:family="table-column">
      <style:table-column-properties style:column-width="19.006cm" style:rel-column-width="65535*"/>
    </style:style>
    <style:style style:name="Table156.A1" style:family="table-cell">
      <style:table-cell-properties fo:background-color="#e6e6ff" fo:padding="0.097cm" fo:border="0.002cm solid #ffffff">
        <style:background-image/>
      </style:table-cell-properties>
    </style:style>
    <style:style style:name="Table157" style:family="table">
      <style:table-properties style:width="19.006cm" table:align="margins" style:writing-mode="lr-tb"/>
    </style:style>
    <style:style style:name="Table157.A" style:family="table-column">
      <style:table-column-properties style:column-width="19.006cm" style:rel-column-width="65535*"/>
    </style:style>
    <style:style style:name="Table157.A1" style:family="table-cell">
      <style:table-cell-properties fo:background-color="#e6e6ff" fo:padding="0.097cm" fo:border="0.002cm solid #ffffff">
        <style:background-image/>
      </style:table-cell-properties>
    </style:style>
    <style:style style:name="Table177" style:family="table">
      <style:table-properties style:width="19.006cm" table:align="margins" style:writing-mode="lr-tb"/>
    </style:style>
    <style:style style:name="Table177.A" style:family="table-column">
      <style:table-column-properties style:column-width="19.006cm" style:rel-column-width="65535*"/>
    </style:style>
    <style:style style:name="Table177.A1" style:family="table-cell">
      <style:table-cell-properties fo:background-color="#e6e6ff" fo:padding="0.097cm" fo:border="0.002cm solid #ffffff">
        <style:background-image/>
      </style:table-cell-properties>
    </style:style>
    <style:style style:name="Table178" style:family="table">
      <style:table-properties style:width="19.006cm" table:align="margins" style:writing-mode="lr-tb"/>
    </style:style>
    <style:style style:name="Table178.A" style:family="table-column">
      <style:table-column-properties style:column-width="19.006cm" style:rel-column-width="65535*"/>
    </style:style>
    <style:style style:name="Table178.A1" style:family="table-cell">
      <style:table-cell-properties fo:background-color="#e6e6ff" fo:padding="0.097cm" fo:border="0.002cm solid #ffffff">
        <style:background-image/>
      </style:table-cell-properties>
    </style:style>
    <style:style style:name="Table179" style:family="table">
      <style:table-properties style:width="18.927cm" table:align="margins" style:shadow="#808080 0.079cm 0.079cm" style:writing-mode="lr-tb"/>
    </style:style>
    <style:style style:name="Table179.A" style:family="table-column">
      <style:table-column-properties style:column-width="4.374cm" style:rel-column-width="15150*"/>
    </style:style>
    <style:style style:name="Table179.B" style:family="table-column">
      <style:table-column-properties style:column-width="14.552cm" style:rel-column-width="50385*"/>
    </style:style>
    <style:style style:name="Table179.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79.B1" style:family="table-cell">
      <style:table-cell-properties fo:background-color="#e6e6ff" fo:padding="0.097cm" fo:border="0.002cm solid #ffffff">
        <style:background-image/>
      </style:table-cell-properties>
    </style:style>
    <style:style style:name="Table179.A2" style:family="table-cell">
      <style:table-cell-properties fo:background-color="#e6e6ff" fo:padding="0.097cm" fo:border-left="0.002cm solid #ffffff" fo:border-right="none" fo:border-top="none" fo:border-bottom="0.002cm solid #ffffff">
        <style:background-image/>
      </style:table-cell-properties>
    </style:style>
    <style:style style:name="Table179.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80" style:family="table">
      <style:table-properties style:width="19.006cm" table:align="margins" style:writing-mode="lr-tb"/>
    </style:style>
    <style:style style:name="Table180.A" style:family="table-column">
      <style:table-column-properties style:column-width="19.006cm" style:rel-column-width="65535*"/>
    </style:style>
    <style:style style:name="Table180.A1" style:family="table-cell">
      <style:table-cell-properties fo:background-color="#e6e6ff" fo:padding="0.097cm" fo:border="0.002cm solid #ffffff">
        <style:background-image/>
      </style:table-cell-properties>
    </style:style>
    <style:style style:name="Table181" style:family="table">
      <style:table-properties style:width="19.006cm" table:align="margins" style:writing-mode="lr-tb"/>
    </style:style>
    <style:style style:name="Table181.A" style:family="table-column">
      <style:table-column-properties style:column-width="19.006cm" style:rel-column-width="65535*"/>
    </style:style>
    <style:style style:name="Table181.A1" style:family="table-cell">
      <style:table-cell-properties fo:background-color="#e6e6ff" fo:padding="0.097cm" fo:border="0.002cm solid #ffffff">
        <style:background-image/>
      </style:table-cell-properties>
    </style:style>
    <style:style style:name="Table182" style:family="table">
      <style:table-properties style:width="19.006cm" table:align="margins" style:writing-mode="lr-tb"/>
    </style:style>
    <style:style style:name="Table182.A" style:family="table-column">
      <style:table-column-properties style:column-width="19.006cm" style:rel-column-width="65535*"/>
    </style:style>
    <style:style style:name="Table182.A1" style:family="table-cell">
      <style:table-cell-properties fo:background-color="#e6e6ff" fo:padding="0.097cm" fo:border="0.002cm solid #ffffff">
        <style:background-image/>
      </style:table-cell-properties>
    </style:style>
    <style:style style:name="Table183" style:family="table">
      <style:table-properties style:width="19.006cm" table:align="margins" style:writing-mode="lr-tb"/>
    </style:style>
    <style:style style:name="Table183.A" style:family="table-column">
      <style:table-column-properties style:column-width="19.006cm" style:rel-column-width="65535*"/>
    </style:style>
    <style:style style:name="Table183.A1" style:family="table-cell">
      <style:table-cell-properties fo:background-color="#e6e6ff" fo:padding="0.097cm" fo:border="0.002cm solid #ffffff">
        <style:background-image/>
      </style:table-cell-properties>
    </style:style>
    <style:style style:name="Table184" style:family="table">
      <style:table-properties style:width="19.006cm" table:align="margins" style:writing-mode="lr-tb"/>
    </style:style>
    <style:style style:name="Table184.A" style:family="table-column">
      <style:table-column-properties style:column-width="19.006cm" style:rel-column-width="65535*"/>
    </style:style>
    <style:style style:name="Table184.A1" style:family="table-cell">
      <style:table-cell-properties fo:background-color="#e6e6ff" fo:padding="0.097cm" fo:border="0.002cm solid #ffffff">
        <style:background-image/>
      </style:table-cell-properties>
    </style:style>
    <style:style style:name="Table185" style:family="table">
      <style:table-properties style:width="19.006cm" table:align="margins" style:writing-mode="lr-tb"/>
    </style:style>
    <style:style style:name="Table185.A" style:family="table-column">
      <style:table-column-properties style:column-width="19.006cm" style:rel-column-width="65535*"/>
    </style:style>
    <style:style style:name="Table185.A1" style:family="table-cell">
      <style:table-cell-properties fo:background-color="#e6e6ff" fo:padding="0.097cm" fo:border="0.002cm solid #ffffff">
        <style:background-image/>
      </style:table-cell-properties>
    </style:style>
    <style:style style:name="Table186" style:family="table">
      <style:table-properties style:width="19.006cm" table:align="margins" style:writing-mode="lr-tb"/>
    </style:style>
    <style:style style:name="Table186.A" style:family="table-column">
      <style:table-column-properties style:column-width="19.006cm" style:rel-column-width="65535*"/>
    </style:style>
    <style:style style:name="Table186.A1" style:family="table-cell">
      <style:table-cell-properties fo:background-color="#e6e6ff" fo:padding="0.097cm" fo:border="0.002cm solid #ffffff">
        <style:background-image/>
      </style:table-cell-properties>
    </style:style>
    <style:style style:name="Table187" style:family="table">
      <style:table-properties style:width="19.006cm" table:align="margins" style:writing-mode="lr-tb"/>
    </style:style>
    <style:style style:name="Table187.A" style:family="table-column">
      <style:table-column-properties style:column-width="19.006cm" style:rel-column-width="65535*"/>
    </style:style>
    <style:style style:name="Table187.A1" style:family="table-cell">
      <style:table-cell-properties fo:background-color="#e6e6ff" fo:padding="0.097cm" fo:border="0.002cm solid #ffffff">
        <style:background-image/>
      </style:table-cell-properties>
    </style:style>
    <style:style style:name="Table188" style:family="table">
      <style:table-properties style:width="19.006cm" table:align="margins" style:writing-mode="lr-tb"/>
    </style:style>
    <style:style style:name="Table188.A" style:family="table-column">
      <style:table-column-properties style:column-width="19.006cm" style:rel-column-width="65535*"/>
    </style:style>
    <style:style style:name="Table188.A1" style:family="table-cell">
      <style:table-cell-properties fo:background-color="#e6e6ff" fo:padding="0.097cm" fo:border="0.002cm solid #ffffff">
        <style:background-image/>
      </style:table-cell-properties>
    </style:style>
    <style:style style:name="Table189" style:family="table">
      <style:table-properties style:width="19.006cm" table:align="margins" style:writing-mode="lr-tb"/>
    </style:style>
    <style:style style:name="Table189.A" style:family="table-column">
      <style:table-column-properties style:column-width="19.006cm" style:rel-column-width="65535*"/>
    </style:style>
    <style:style style:name="Table189.A1" style:family="table-cell">
      <style:table-cell-properties fo:background-color="#e6e6ff" fo:padding="0.097cm" fo:border="0.002cm solid #ffffff">
        <style:background-image/>
      </style:table-cell-properties>
    </style:style>
    <style:style style:name="Table190" style:family="table">
      <style:table-properties style:width="19.006cm" table:align="margins" style:writing-mode="lr-tb"/>
    </style:style>
    <style:style style:name="Table190.A" style:family="table-column">
      <style:table-column-properties style:column-width="19.006cm" style:rel-column-width="65535*"/>
    </style:style>
    <style:style style:name="Table190.A1" style:family="table-cell">
      <style:table-cell-properties fo:background-color="#e6e6ff" fo:padding="0.097cm" fo:border="0.002cm solid #ffffff">
        <style:background-image/>
      </style:table-cell-properties>
    </style:style>
    <style:style style:name="Table191" style:family="table">
      <style:table-properties style:width="19.006cm" table:align="margins" style:writing-mode="lr-tb"/>
    </style:style>
    <style:style style:name="Table191.A" style:family="table-column">
      <style:table-column-properties style:column-width="19.006cm" style:rel-column-width="65535*"/>
    </style:style>
    <style:style style:name="Table191.A1" style:family="table-cell">
      <style:table-cell-properties fo:background-color="#e6e6ff" fo:padding="0.097cm" fo:border="0.002cm solid #ffffff">
        <style:background-image/>
      </style:table-cell-properties>
    </style:style>
    <style:style style:name="Table192" style:family="table">
      <style:table-properties style:width="19.006cm" table:align="margins" style:writing-mode="lr-tb"/>
    </style:style>
    <style:style style:name="Table192.A" style:family="table-column">
      <style:table-column-properties style:column-width="19.006cm" style:rel-column-width="65535*"/>
    </style:style>
    <style:style style:name="Table192.A1" style:family="table-cell">
      <style:table-cell-properties fo:background-color="#e6e6ff" fo:padding="0.097cm" fo:border="0.002cm solid #ffffff">
        <style:background-image/>
      </style:table-cell-properties>
    </style:style>
    <style:style style:name="Table193" style:family="table">
      <style:table-properties style:width="19.006cm" table:align="margins" style:writing-mode="lr-tb"/>
    </style:style>
    <style:style style:name="Table193.A" style:family="table-column">
      <style:table-column-properties style:column-width="19.006cm" style:rel-column-width="65535*"/>
    </style:style>
    <style:style style:name="Table193.A1" style:family="table-cell">
      <style:table-cell-properties fo:background-color="#e6e6ff" fo:padding="0.097cm" fo:border="0.002cm solid #ffffff">
        <style:background-image/>
      </style:table-cell-properties>
    </style:style>
    <style:style style:name="Table194" style:family="table">
      <style:table-properties style:width="19.006cm" table:align="margins" style:writing-mode="lr-tb"/>
    </style:style>
    <style:style style:name="Table194.A" style:family="table-column">
      <style:table-column-properties style:column-width="19.006cm" style:rel-column-width="65535*"/>
    </style:style>
    <style:style style:name="Table194.A1" style:family="table-cell">
      <style:table-cell-properties fo:background-color="#e6e6ff" fo:padding="0.097cm" fo:border="0.002cm solid #ffffff">
        <style:background-image/>
      </style:table-cell-properties>
    </style:style>
    <style:style style:name="Table195" style:family="table">
      <style:table-properties style:width="19.006cm" table:align="margins" style:writing-mode="lr-tb"/>
    </style:style>
    <style:style style:name="Table195.A" style:family="table-column">
      <style:table-column-properties style:column-width="19.006cm" style:rel-column-width="65535*"/>
    </style:style>
    <style:style style:name="Table195.A1" style:family="table-cell">
      <style:table-cell-properties fo:background-color="#e6e6ff" fo:padding="0.097cm" fo:border="0.002cm solid #ffffff">
        <style:background-image/>
      </style:table-cell-properties>
    </style:style>
    <style:style style:name="Table196" style:family="table">
      <style:table-properties style:width="19.006cm" table:align="margins" style:writing-mode="lr-tb"/>
    </style:style>
    <style:style style:name="Table196.A" style:family="table-column">
      <style:table-column-properties style:column-width="19.006cm" style:rel-column-width="65535*"/>
    </style:style>
    <style:style style:name="Table196.A1" style:family="table-cell">
      <style:table-cell-properties fo:background-color="#e6e6ff" fo:padding="0.097cm" fo:border="0.002cm solid #ffffff">
        <style:background-image/>
      </style:table-cell-properties>
    </style:style>
    <style:style style:name="Table197" style:family="table">
      <style:table-properties style:width="19.006cm" table:align="margins" style:writing-mode="lr-tb"/>
    </style:style>
    <style:style style:name="Table197.A" style:family="table-column">
      <style:table-column-properties style:column-width="19.006cm" style:rel-column-width="65535*"/>
    </style:style>
    <style:style style:name="Table197.A1" style:family="table-cell">
      <style:table-cell-properties fo:background-color="#e6e6ff" fo:padding="0.097cm" fo:border="0.002cm solid #ffffff">
        <style:background-image/>
      </style:table-cell-properties>
    </style:style>
    <style:style style:name="Table198" style:family="table">
      <style:table-properties style:width="19.006cm" table:align="margins" style:writing-mode="lr-tb"/>
    </style:style>
    <style:style style:name="Table198.A" style:family="table-column">
      <style:table-column-properties style:column-width="19.006cm" style:rel-column-width="65535*"/>
    </style:style>
    <style:style style:name="Table198.A1" style:family="table-cell">
      <style:table-cell-properties fo:background-color="#e6e6ff" fo:padding="0.097cm" fo:border="0.002cm solid #ffffff">
        <style:background-image/>
      </style:table-cell-properties>
    </style:style>
    <style:style style:name="Table199" style:family="table">
      <style:table-properties style:width="19.006cm" table:align="margins" style:writing-mode="lr-tb"/>
    </style:style>
    <style:style style:name="Table199.A" style:family="table-column">
      <style:table-column-properties style:column-width="19.006cm" style:rel-column-width="65535*"/>
    </style:style>
    <style:style style:name="Table199.A1" style:family="table-cell">
      <style:table-cell-properties fo:background-color="#e6e6ff" fo:padding="0.097cm" fo:border="0.002cm solid #ffffff">
        <style:background-image/>
      </style:table-cell-properties>
    </style:style>
    <style:style style:name="Table200" style:family="table">
      <style:table-properties style:width="19.006cm" table:align="margins" style:writing-mode="lr-tb"/>
    </style:style>
    <style:style style:name="Table200.A" style:family="table-column">
      <style:table-column-properties style:column-width="19.006cm" style:rel-column-width="65535*"/>
    </style:style>
    <style:style style:name="Table200.A1" style:family="table-cell">
      <style:table-cell-properties fo:background-color="#e6e6ff" fo:padding="0.097cm" fo:border="0.002cm solid #ffffff">
        <style:background-image/>
      </style:table-cell-properties>
    </style:style>
    <style:style style:name="Table203" style:family="table">
      <style:table-properties style:width="19.006cm" table:align="margins" style:writing-mode="lr-tb"/>
    </style:style>
    <style:style style:name="Table203.A" style:family="table-column">
      <style:table-column-properties style:column-width="19.006cm" style:rel-column-width="65535*"/>
    </style:style>
    <style:style style:name="Table203.A1" style:family="table-cell">
      <style:table-cell-properties fo:background-color="#e6e6ff" fo:padding="0.097cm" fo:border="0.002cm solid #ffffff">
        <style:background-image/>
      </style:table-cell-properties>
    </style:style>
    <style:style style:name="Table201" style:family="table">
      <style:table-properties style:width="19.006cm" table:align="margins" style:writing-mode="lr-tb"/>
    </style:style>
    <style:style style:name="Table201.A" style:family="table-column">
      <style:table-column-properties style:column-width="19.006cm" style:rel-column-width="65535*"/>
    </style:style>
    <style:style style:name="Table201.A1" style:family="table-cell">
      <style:table-cell-properties fo:background-color="#e6e6ff" fo:padding="0.097cm" fo:border="0.002cm solid #ffffff">
        <style:background-image/>
      </style:table-cell-properties>
    </style:style>
    <style:style style:name="Table202" style:family="table">
      <style:table-properties style:width="19.006cm" table:align="margins" style:writing-mode="lr-tb"/>
    </style:style>
    <style:style style:name="Table202.A" style:family="table-column">
      <style:table-column-properties style:column-width="19.006cm" style:rel-column-width="65535*"/>
    </style:style>
    <style:style style:name="Table202.A1" style:family="table-cell">
      <style:table-cell-properties fo:background-color="#e6e6ff" fo:padding="0.097cm" fo:border="0.002cm solid #ffffff">
        <style:background-image/>
      </style:table-cell-properties>
    </style:style>
    <style:style style:name="Table204" style:family="table">
      <style:table-properties style:width="19.006cm" table:align="margins" style:writing-mode="lr-tb"/>
    </style:style>
    <style:style style:name="Table204.A" style:family="table-column">
      <style:table-column-properties style:column-width="19.006cm" style:rel-column-width="65535*"/>
    </style:style>
    <style:style style:name="Table204.A1" style:family="table-cell">
      <style:table-cell-properties fo:background-color="#e6e6ff" fo:padding="0.097cm" fo:border="0.002cm solid #ffffff">
        <style:background-image/>
      </style:table-cell-properties>
    </style:style>
    <style:style style:name="Table205" style:family="table">
      <style:table-properties style:width="19.006cm" table:align="margins" style:writing-mode="lr-tb"/>
    </style:style>
    <style:style style:name="Table205.A" style:family="table-column">
      <style:table-column-properties style:column-width="19.006cm" style:rel-column-width="65535*"/>
    </style:style>
    <style:style style:name="Table205.A1" style:family="table-cell">
      <style:table-cell-properties fo:background-color="#e6e6ff" fo:padding="0.097cm" fo:border="0.002cm solid #ffffff">
        <style:background-image/>
      </style:table-cell-properties>
    </style:style>
    <style:style style:name="Table206" style:family="table">
      <style:table-properties style:width="19.006cm" table:align="margins" style:writing-mode="lr-tb"/>
    </style:style>
    <style:style style:name="Table206.A" style:family="table-column">
      <style:table-column-properties style:column-width="19.006cm" style:rel-column-width="65535*"/>
    </style:style>
    <style:style style:name="Table206.A1" style:family="table-cell">
      <style:table-cell-properties fo:background-color="#e6e6ff" fo:padding="0.097cm" fo:border="0.002cm solid #ffffff">
        <style:background-image/>
      </style:table-cell-properties>
    </style:style>
    <style:style style:name="Table207" style:family="table">
      <style:table-properties style:width="19.006cm" table:align="margins" style:writing-mode="lr-tb"/>
    </style:style>
    <style:style style:name="Table207.A" style:family="table-column">
      <style:table-column-properties style:column-width="19.006cm" style:rel-column-width="65535*"/>
    </style:style>
    <style:style style:name="Table207.A1" style:family="table-cell">
      <style:table-cell-properties fo:background-color="#e6e6ff" fo:padding="0.097cm" fo:border="0.002cm solid #ffffff">
        <style:background-image/>
      </style:table-cell-properties>
    </style:style>
    <style:style style:name="Table208" style:family="table">
      <style:table-properties style:width="19.006cm" table:align="margins" style:writing-mode="lr-tb"/>
    </style:style>
    <style:style style:name="Table208.A" style:family="table-column">
      <style:table-column-properties style:column-width="19.006cm" style:rel-column-width="65535*"/>
    </style:style>
    <style:style style:name="Table208.A1" style:family="table-cell">
      <style:table-cell-properties fo:background-color="#e6e6ff" fo:padding="0.097cm" fo:border="0.002cm solid #ffffff">
        <style:background-image/>
      </style:table-cell-properties>
    </style:style>
    <style:style style:name="Table209" style:family="table">
      <style:table-properties style:width="19.006cm" table:align="margins" style:writing-mode="lr-tb"/>
    </style:style>
    <style:style style:name="Table209.A" style:family="table-column">
      <style:table-column-properties style:column-width="19.006cm" style:rel-column-width="65535*"/>
    </style:style>
    <style:style style:name="Table209.A1" style:family="table-cell">
      <style:table-cell-properties fo:background-color="#e6e6ff" fo:padding="0.097cm" fo:border="0.002cm solid #ffffff">
        <style:background-image/>
      </style:table-cell-properties>
    </style:style>
    <style:style style:name="Table210" style:family="table">
      <style:table-properties style:width="19.006cm" table:align="margins" style:writing-mode="lr-tb"/>
    </style:style>
    <style:style style:name="Table210.A" style:family="table-column">
      <style:table-column-properties style:column-width="19.006cm" style:rel-column-width="65535*"/>
    </style:style>
    <style:style style:name="Table210.A1" style:family="table-cell">
      <style:table-cell-properties fo:background-color="#e6e6ff" fo:padding="0.097cm" fo:border="0.002cm solid #ffffff">
        <style:background-image/>
      </style:table-cell-properties>
    </style:style>
    <style:style style:name="Table211" style:family="table">
      <style:table-properties style:width="19.006cm" table:align="margins" style:writing-mode="lr-tb"/>
    </style:style>
    <style:style style:name="Table211.A" style:family="table-column">
      <style:table-column-properties style:column-width="19.006cm" style:rel-column-width="65535*"/>
    </style:style>
    <style:style style:name="Table211.A1" style:family="table-cell">
      <style:table-cell-properties fo:background-color="#e6e6ff" fo:padding="0.097cm" fo:border="0.002cm solid #ffffff">
        <style:background-image/>
      </style:table-cell-properties>
    </style:style>
    <style:style style:name="Table212" style:family="table">
      <style:table-properties style:width="19.006cm" table:align="margins" style:writing-mode="lr-tb"/>
    </style:style>
    <style:style style:name="Table212.A" style:family="table-column">
      <style:table-column-properties style:column-width="19.006cm" style:rel-column-width="65535*"/>
    </style:style>
    <style:style style:name="Table212.A1" style:family="table-cell">
      <style:table-cell-properties fo:background-color="#e6e6ff" fo:padding="0.097cm" fo:border="0.002cm solid #ffffff">
        <style:background-image/>
      </style:table-cell-properties>
    </style:style>
    <style:style style:name="Table213" style:family="table">
      <style:table-properties style:width="19.006cm" table:align="margins" style:writing-mode="lr-tb"/>
    </style:style>
    <style:style style:name="Table213.A" style:family="table-column">
      <style:table-column-properties style:column-width="19.006cm" style:rel-column-width="65535*"/>
    </style:style>
    <style:style style:name="Table213.A1" style:family="table-cell">
      <style:table-cell-properties fo:background-color="#e6e6ff" fo:padding="0.097cm" fo:border="0.002cm solid #ffffff">
        <style:background-image/>
      </style:table-cell-properties>
    </style:style>
    <style:style style:name="Table216" style:family="table">
      <style:table-properties style:width="19.006cm" table:align="margins" style:writing-mode="lr-tb"/>
    </style:style>
    <style:style style:name="Table216.A" style:family="table-column">
      <style:table-column-properties style:column-width="19.006cm" style:rel-column-width="65535*"/>
    </style:style>
    <style:style style:name="Table216.A1" style:family="table-cell">
      <style:table-cell-properties fo:background-color="#e6e6ff" fo:padding="0.097cm" fo:border="0.002cm solid #ffffff">
        <style:background-image/>
      </style:table-cell-properties>
    </style:style>
    <style:style style:name="Table214" style:family="table">
      <style:table-properties style:width="19.006cm" table:align="margins" style:writing-mode="lr-tb"/>
    </style:style>
    <style:style style:name="Table214.A" style:family="table-column">
      <style:table-column-properties style:column-width="19.006cm" style:rel-column-width="65535*"/>
    </style:style>
    <style:style style:name="Table214.A1" style:family="table-cell">
      <style:table-cell-properties fo:background-color="#e6e6ff" fo:padding="0.097cm" fo:border="0.002cm solid #ffffff">
        <style:background-image/>
      </style:table-cell-properties>
    </style:style>
    <style:style style:name="Table215" style:family="table">
      <style:table-properties style:width="19.006cm" table:align="margins" style:writing-mode="lr-tb"/>
    </style:style>
    <style:style style:name="Table215.A" style:family="table-column">
      <style:table-column-properties style:column-width="19.006cm" style:rel-column-width="65535*"/>
    </style:style>
    <style:style style:name="Table215.A1" style:family="table-cell">
      <style:table-cell-properties fo:background-color="#e6e6ff" fo:padding="0.097cm" fo:border="0.002cm solid #ffffff">
        <style:background-image/>
      </style:table-cell-properties>
    </style:style>
    <style:style style:name="Table217" style:family="table">
      <style:table-properties style:width="18.927cm" table:align="margins" style:shadow="#808080 0.079cm 0.079cm" style:writing-mode="lr-tb"/>
    </style:style>
    <style:style style:name="Table217.A" style:family="table-column">
      <style:table-column-properties style:column-width="4.558cm" style:rel-column-width="15783*"/>
    </style:style>
    <style:style style:name="Table217.B" style:family="table-column">
      <style:table-column-properties style:column-width="14.369cm" style:rel-column-width="49752*"/>
    </style:style>
    <style:style style:name="Table217.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217.B1" style:family="table-cell">
      <style:table-cell-properties fo:background-color="#e6e6ff" fo:padding="0.097cm" fo:border="0.002cm solid #ffffff">
        <style:background-image/>
      </style:table-cell-properties>
    </style:style>
    <style:style style:name="Table217.A2" style:family="table-cell">
      <style:table-cell-properties fo:background-color="#e6e6ff" fo:padding="0.097cm" fo:border-left="0.002cm solid #ffffff" fo:border-right="none" fo:border-top="none" fo:border-bottom="0.002cm solid #ffffff">
        <style:background-image/>
      </style:table-cell-properties>
    </style:style>
    <style:style style:name="Table21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219" style:family="table">
      <style:table-properties style:width="19.006cm" table:align="margins" style:writing-mode="lr-tb"/>
    </style:style>
    <style:style style:name="Table219.A" style:family="table-column">
      <style:table-column-properties style:column-width="19.006cm" style:rel-column-width="65535*"/>
    </style:style>
    <style:style style:name="Table219.A1" style:family="table-cell">
      <style:table-cell-properties fo:background-color="#e6e6ff" fo:padding="0.097cm" fo:border="0.002cm solid #ffffff">
        <style:background-image/>
      </style:table-cell-properties>
    </style:style>
    <style:style style:name="Table220" style:family="table">
      <style:table-properties style:width="19.006cm" table:align="margins" style:writing-mode="lr-tb"/>
    </style:style>
    <style:style style:name="Table220.A" style:family="table-column">
      <style:table-column-properties style:column-width="19.006cm" style:rel-column-width="65535*"/>
    </style:style>
    <style:style style:name="Table220.A1" style:family="table-cell">
      <style:table-cell-properties fo:background-color="#e6e6ff" fo:padding="0.097cm" fo:border="0.002cm solid #ffffff">
        <style:background-image/>
      </style:table-cell-properties>
    </style:style>
    <style:style style:name="Table221" style:family="table">
      <style:table-properties style:width="19.006cm" table:align="margins" style:writing-mode="lr-tb"/>
    </style:style>
    <style:style style:name="Table221.A" style:family="table-column">
      <style:table-column-properties style:column-width="19.006cm" style:rel-column-width="65535*"/>
    </style:style>
    <style:style style:name="Table221.A1" style:family="table-cell">
      <style:table-cell-properties fo:background-color="#e6e6ff" fo:padding="0.097cm" fo:border="0.002cm solid #ffffff">
        <style:background-image/>
      </style:table-cell-properties>
    </style:style>
    <style:style style:name="Table222" style:family="table">
      <style:table-properties style:width="19.006cm" table:align="margins" style:writing-mode="lr-tb"/>
    </style:style>
    <style:style style:name="Table222.A" style:family="table-column">
      <style:table-column-properties style:column-width="19.006cm" style:rel-column-width="65535*"/>
    </style:style>
    <style:style style:name="Table222.A1" style:family="table-cell">
      <style:table-cell-properties fo:background-color="#e6e6ff" fo:padding="0.097cm" fo:border="0.002cm solid #ffffff">
        <style:background-image/>
      </style:table-cell-properties>
    </style:style>
    <style:style style:name="Table223" style:family="table">
      <style:table-properties style:width="19.006cm" table:align="margins" style:writing-mode="lr-tb"/>
    </style:style>
    <style:style style:name="Table223.A" style:family="table-column">
      <style:table-column-properties style:column-width="19.006cm" style:rel-column-width="65535*"/>
    </style:style>
    <style:style style:name="Table223.A1" style:family="table-cell">
      <style:table-cell-properties fo:background-color="#e6e6ff" fo:padding="0.097cm" fo:border="0.002cm solid #ffffff">
        <style:background-image/>
      </style:table-cell-properties>
    </style:style>
    <style:style style:name="Table224" style:family="table">
      <style:table-properties style:width="19.006cm" table:align="margins" style:writing-mode="lr-tb"/>
    </style:style>
    <style:style style:name="Table224.A" style:family="table-column">
      <style:table-column-properties style:column-width="19.006cm" style:rel-column-width="65535*"/>
    </style:style>
    <style:style style:name="Table224.A1" style:family="table-cell">
      <style:table-cell-properties fo:background-color="#e6e6ff" fo:padding="0.097cm" fo:border="0.002cm solid #ffffff">
        <style:background-image/>
      </style:table-cell-properties>
    </style:style>
    <style:style style:name="Table225" style:family="table">
      <style:table-properties style:width="19.006cm" table:align="margins" style:writing-mode="lr-tb"/>
    </style:style>
    <style:style style:name="Table225.A" style:family="table-column">
      <style:table-column-properties style:column-width="19.006cm" style:rel-column-width="65535*"/>
    </style:style>
    <style:style style:name="Table225.A1" style:family="table-cell">
      <style:table-cell-properties fo:background-color="#e6e6ff" fo:padding="0.097cm" fo:border="0.002cm solid #ffffff">
        <style:background-image/>
      </style:table-cell-properties>
    </style:style>
    <style:style style:name="Table226" style:family="table">
      <style:table-properties style:width="19.006cm" table:align="margins" style:writing-mode="lr-tb"/>
    </style:style>
    <style:style style:name="Table226.A" style:family="table-column">
      <style:table-column-properties style:column-width="19.006cm" style:rel-column-width="65535*"/>
    </style:style>
    <style:style style:name="Table226.A1" style:family="table-cell">
      <style:table-cell-properties fo:background-color="#e6e6ff" fo:padding="0.097cm" fo:border="0.002cm solid #ffffff">
        <style:background-image/>
      </style:table-cell-properties>
    </style:style>
    <style:style style:name="Table227" style:family="table">
      <style:table-properties style:width="19.006cm" table:align="margins" style:writing-mode="lr-tb"/>
    </style:style>
    <style:style style:name="Table227.A" style:family="table-column">
      <style:table-column-properties style:column-width="19.006cm" style:rel-column-width="65535*"/>
    </style:style>
    <style:style style:name="Table227.A1" style:family="table-cell">
      <style:table-cell-properties fo:background-color="#e6e6ff" fo:padding="0.097cm" fo:border="0.002cm solid #ffffff">
        <style:background-image/>
      </style:table-cell-properties>
    </style:style>
    <style:style style:name="Table228" style:family="table">
      <style:table-properties style:width="19.006cm" table:align="margins" style:writing-mode="lr-tb"/>
    </style:style>
    <style:style style:name="Table228.A" style:family="table-column">
      <style:table-column-properties style:column-width="19.006cm" style:rel-column-width="65535*"/>
    </style:style>
    <style:style style:name="Table228.A1" style:family="table-cell">
      <style:table-cell-properties fo:background-color="#e6e6ff" fo:padding="0.097cm" fo:border="0.002cm solid #ffffff">
        <style:background-image/>
      </style:table-cell-properties>
    </style:style>
    <style:style style:name="Table229" style:family="table">
      <style:table-properties style:width="19.006cm" table:align="margins" style:writing-mode="lr-tb"/>
    </style:style>
    <style:style style:name="Table229.A" style:family="table-column">
      <style:table-column-properties style:column-width="19.006cm" style:rel-column-width="65535*"/>
    </style:style>
    <style:style style:name="Table229.A1" style:family="table-cell">
      <style:table-cell-properties fo:background-color="#e6e6ff" fo:padding="0.097cm" fo:border="0.002cm solid #ffffff">
        <style:background-image/>
      </style:table-cell-properties>
    </style:style>
    <style:style style:name="Table230" style:family="table">
      <style:table-properties style:width="19.006cm" table:align="margins" style:writing-mode="lr-tb"/>
    </style:style>
    <style:style style:name="Table230.A" style:family="table-column">
      <style:table-column-properties style:column-width="19.006cm" style:rel-column-width="65535*"/>
    </style:style>
    <style:style style:name="Table230.A1" style:family="table-cell">
      <style:table-cell-properties fo:background-color="#e6e6ff" fo:padding="0.097cm" fo:border="0.002cm solid #ffffff">
        <style:background-image/>
      </style:table-cell-properties>
    </style:style>
    <style:style style:name="Table231" style:family="table">
      <style:table-properties style:width="19.006cm" table:align="margins" style:writing-mode="lr-tb"/>
    </style:style>
    <style:style style:name="Table231.A" style:family="table-column">
      <style:table-column-properties style:column-width="19.006cm" style:rel-column-width="65535*"/>
    </style:style>
    <style:style style:name="Table231.A1" style:family="table-cell">
      <style:table-cell-properties fo:background-color="#e6e6ff" fo:padding="0.097cm" fo:border="0.002cm solid #ffffff">
        <style:background-image/>
      </style:table-cell-properties>
    </style:style>
    <style:style style:name="Table247" style:family="table">
      <style:table-properties style:width="18.927cm" table:align="margins" style:shadow="#808080 0.079cm 0.079cm" style:writing-mode="lr-tb"/>
    </style:style>
    <style:style style:name="Table247.A" style:family="table-column">
      <style:table-column-properties style:column-width="5.577cm" style:rel-column-width="19310*"/>
    </style:style>
    <style:style style:name="Table247.B" style:family="table-column">
      <style:table-column-properties style:column-width="13.349cm" style:rel-column-width="46225*"/>
    </style:style>
    <style:style style:name="Table247.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247.B1" style:family="table-cell">
      <style:table-cell-properties fo:background-color="#e6e6ff" fo:padding="0.097cm" fo:border="0.002cm solid #ffffff">
        <style:background-image/>
      </style:table-cell-properties>
    </style:style>
    <style:style style:name="Table247.A2" style:family="table-cell">
      <style:table-cell-properties fo:background-color="#e6e6ff" fo:padding="0.097cm" fo:border-left="0.002cm solid #ffffff" fo:border-right="none" fo:border-top="none" fo:border-bottom="0.002cm solid #ffffff">
        <style:background-image/>
      </style:table-cell-properties>
    </style:style>
    <style:style style:name="Table24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248" style:family="table">
      <style:table-properties style:width="19.006cm" table:align="margins" style:writing-mode="lr-tb"/>
    </style:style>
    <style:style style:name="Table248.A" style:family="table-column">
      <style:table-column-properties style:column-width="19.006cm" style:rel-column-width="65535*"/>
    </style:style>
    <style:style style:name="Table248.A1" style:family="table-cell">
      <style:table-cell-properties fo:background-color="#e6e6ff" fo:padding="0.097cm" fo:border="0.002cm solid #ffffff">
        <style:background-image/>
      </style:table-cell-properties>
    </style:style>
    <style:style style:name="Table249" style:family="table">
      <style:table-properties style:width="19.006cm" table:align="margins" style:writing-mode="lr-tb"/>
    </style:style>
    <style:style style:name="Table249.A" style:family="table-column">
      <style:table-column-properties style:column-width="19.006cm" style:rel-column-width="65535*"/>
    </style:style>
    <style:style style:name="Table249.A1" style:family="table-cell">
      <style:table-cell-properties fo:background-color="#e6e6ff" fo:padding="0.097cm" fo:border="0.002cm solid #ffffff">
        <style:background-image/>
      </style:table-cell-properties>
    </style:style>
    <style:style style:name="Table250" style:family="table">
      <style:table-properties style:width="19.006cm" table:align="margins" style:writing-mode="lr-tb"/>
    </style:style>
    <style:style style:name="Table250.A" style:family="table-column">
      <style:table-column-properties style:column-width="19.006cm" style:rel-column-width="65535*"/>
    </style:style>
    <style:style style:name="Table250.A1" style:family="table-cell">
      <style:table-cell-properties fo:background-color="#e6e6ff" fo:padding="0.097cm" fo:border="0.002cm solid #ffffff">
        <style:background-image/>
      </style:table-cell-properties>
    </style:style>
    <style:style style:name="Table251" style:family="table">
      <style:table-properties style:width="19.006cm" table:align="margins" style:writing-mode="lr-tb"/>
    </style:style>
    <style:style style:name="Table251.A" style:family="table-column">
      <style:table-column-properties style:column-width="19.006cm" style:rel-column-width="65535*"/>
    </style:style>
    <style:style style:name="Table251.A1" style:family="table-cell">
      <style:table-cell-properties fo:background-color="#e6e6ff" fo:padding="0.097cm" fo:border="0.002cm solid #ffffff">
        <style:background-image/>
      </style:table-cell-properties>
    </style:style>
    <style:style style:name="Table252" style:family="table">
      <style:table-properties style:width="19.006cm" table:align="margins" style:writing-mode="lr-tb"/>
    </style:style>
    <style:style style:name="Table252.A" style:family="table-column">
      <style:table-column-properties style:column-width="19.006cm" style:rel-column-width="65535*"/>
    </style:style>
    <style:style style:name="Table252.A1" style:family="table-cell">
      <style:table-cell-properties fo:background-color="#e6e6ff" fo:padding="0.097cm" fo:border="0.002cm solid #ffffff">
        <style:background-image/>
      </style:table-cell-properties>
    </style:style>
    <style:style style:name="Table253" style:family="table">
      <style:table-properties style:width="19.006cm" table:align="margins" style:writing-mode="lr-tb"/>
    </style:style>
    <style:style style:name="Table253.A" style:family="table-column">
      <style:table-column-properties style:column-width="19.006cm" style:rel-column-width="65535*"/>
    </style:style>
    <style:style style:name="Table253.A1" style:family="table-cell">
      <style:table-cell-properties fo:background-color="#e6e6ff" fo:padding="0.097cm" fo:border="0.002cm solid #ffffff">
        <style:background-image/>
      </style:table-cell-properties>
    </style:style>
    <style:style style:name="Table254" style:family="table">
      <style:table-properties style:width="19.006cm" table:align="margins" style:writing-mode="lr-tb"/>
    </style:style>
    <style:style style:name="Table254.A" style:family="table-column">
      <style:table-column-properties style:column-width="19.006cm" style:rel-column-width="65535*"/>
    </style:style>
    <style:style style:name="Table254.A1" style:family="table-cell">
      <style:table-cell-properties fo:background-color="#e6e6ff" fo:padding="0.097cm" fo:border="0.002cm solid #ffffff">
        <style:background-image/>
      </style:table-cell-properties>
    </style:style>
    <style:style style:name="Table255" style:family="table">
      <style:table-properties style:width="19.006cm" table:align="margins" style:writing-mode="lr-tb"/>
    </style:style>
    <style:style style:name="Table255.A" style:family="table-column">
      <style:table-column-properties style:column-width="19.006cm" style:rel-column-width="65535*"/>
    </style:style>
    <style:style style:name="Table255.A1" style:family="table-cell">
      <style:table-cell-properties fo:background-color="#e6e6ff" fo:padding="0.097cm" fo:border="0.002cm solid #ffffff">
        <style:background-image/>
      </style:table-cell-properties>
    </style:style>
    <style:style style:name="Table256" style:family="table">
      <style:table-properties style:width="19.006cm" table:align="margins" style:writing-mode="lr-tb"/>
    </style:style>
    <style:style style:name="Table256.A" style:family="table-column">
      <style:table-column-properties style:column-width="19.006cm" style:rel-column-width="65535*"/>
    </style:style>
    <style:style style:name="Table256.A1" style:family="table-cell">
      <style:table-cell-properties fo:background-color="#e6e6ff" fo:padding="0.097cm" fo:border="0.002cm solid #ffffff">
        <style:background-image/>
      </style:table-cell-properties>
    </style:style>
    <style:style style:name="Table257" style:family="table">
      <style:table-properties style:width="19.006cm" table:align="margins" style:writing-mode="lr-tb"/>
    </style:style>
    <style:style style:name="Table257.A" style:family="table-column">
      <style:table-column-properties style:column-width="19.006cm" style:rel-column-width="65535*"/>
    </style:style>
    <style:style style:name="Table257.A1" style:family="table-cell">
      <style:table-cell-properties fo:background-color="#e6e6ff" fo:padding="0.097cm" fo:border="0.002cm solid #ffffff">
        <style:background-image/>
      </style:table-cell-properties>
    </style:style>
    <style:style style:name="Table258" style:family="table">
      <style:table-properties style:width="19.006cm" table:align="margins" style:writing-mode="lr-tb"/>
    </style:style>
    <style:style style:name="Table258.A" style:family="table-column">
      <style:table-column-properties style:column-width="19.006cm" style:rel-column-width="65535*"/>
    </style:style>
    <style:style style:name="Table258.A1" style:family="table-cell">
      <style:table-cell-properties fo:background-color="#e6e6ff" fo:padding="0.097cm" fo:border="0.002cm solid #ffffff">
        <style:background-image/>
      </style:table-cell-properties>
    </style:style>
    <style:style style:name="Table259" style:family="table">
      <style:table-properties style:width="19.006cm" table:align="margins" style:writing-mode="lr-tb"/>
    </style:style>
    <style:style style:name="Table259.A" style:family="table-column">
      <style:table-column-properties style:column-width="19.006cm" style:rel-column-width="65535*"/>
    </style:style>
    <style:style style:name="Table259.A1" style:family="table-cell">
      <style:table-cell-properties fo:background-color="#e6e6ff" fo:padding="0.097cm" fo:border="0.002cm solid #ffffff">
        <style:background-image/>
      </style:table-cell-properties>
    </style:style>
    <style:style style:name="Table260" style:family="table">
      <style:table-properties style:width="19.006cm" table:align="margins" style:writing-mode="lr-tb"/>
    </style:style>
    <style:style style:name="Table260.A" style:family="table-column">
      <style:table-column-properties style:column-width="19.006cm" style:rel-column-width="65535*"/>
    </style:style>
    <style:style style:name="Table260.A1" style:family="table-cell">
      <style:table-cell-properties fo:background-color="#e6e6ff" fo:padding="0.097cm" fo:border="0.002cm solid #ffffff">
        <style:background-image/>
      </style:table-cell-properties>
    </style:style>
    <style:style style:name="Table261" style:family="table">
      <style:table-properties style:width="19.006cm" table:align="margins" style:writing-mode="lr-tb"/>
    </style:style>
    <style:style style:name="Table261.A" style:family="table-column">
      <style:table-column-properties style:column-width="19.006cm" style:rel-column-width="65535*"/>
    </style:style>
    <style:style style:name="Table261.A1" style:family="table-cell">
      <style:table-cell-properties fo:background-color="#e6e6ff" fo:padding="0.097cm" fo:border="0.002cm solid #ffffff">
        <style:background-image/>
      </style:table-cell-properties>
    </style:style>
    <style:style style:name="Table262" style:family="table">
      <style:table-properties style:width="19.006cm" table:align="margins" style:writing-mode="lr-tb"/>
    </style:style>
    <style:style style:name="Table262.A" style:family="table-column">
      <style:table-column-properties style:column-width="19.006cm" style:rel-column-width="65535*"/>
    </style:style>
    <style:style style:name="Table262.A1" style:family="table-cell">
      <style:table-cell-properties fo:background-color="#e6e6ff" fo:padding="0.097cm" fo:border="0.002cm solid #ffffff">
        <style:background-image/>
      </style:table-cell-properties>
    </style:style>
    <style:style style:name="Table263" style:family="table">
      <style:table-properties style:width="19.006cm" table:align="margins" style:writing-mode="lr-tb"/>
    </style:style>
    <style:style style:name="Table263.A" style:family="table-column">
      <style:table-column-properties style:column-width="19.006cm" style:rel-column-width="65535*"/>
    </style:style>
    <style:style style:name="Table263.A1" style:family="table-cell">
      <style:table-cell-properties fo:background-color="#e6e6ff" fo:padding="0.097cm" fo:border="0.002cm solid #ffffff">
        <style:background-image/>
      </style:table-cell-properties>
    </style:style>
    <style:style style:name="Table218" style:family="table">
      <style:table-properties style:width="18.927cm" table:align="margins" style:shadow="#808080 0.079cm 0.079cm" style:writing-mode="lr-tb"/>
    </style:style>
    <style:style style:name="Table218.A" style:family="table-column">
      <style:table-column-properties style:column-width="5.983cm" style:rel-column-width="20715*"/>
    </style:style>
    <style:style style:name="Table218.B" style:family="table-column">
      <style:table-column-properties style:column-width="12.943cm" style:rel-column-width="44820*"/>
    </style:style>
    <style:style style:name="Table218.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218.B1" style:family="table-cell">
      <style:table-cell-properties fo:background-color="#e6e6ff" fo:padding="0.097cm" fo:border="0.002cm solid #ffffff">
        <style:background-image/>
      </style:table-cell-properties>
    </style:style>
    <style:style style:name="Table218.A2" style:family="table-cell">
      <style:table-cell-properties fo:background-color="#e6e6ff" fo:padding="0.097cm" fo:border-left="0.002cm solid #ffffff" fo:border-right="none" fo:border-top="none" fo:border-bottom="0.002cm solid #ffffff">
        <style:background-image/>
      </style:table-cell-properties>
    </style:style>
    <style:style style:name="Table218.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232" style:family="table">
      <style:table-properties style:width="19.006cm" table:align="margins" style:writing-mode="lr-tb"/>
    </style:style>
    <style:style style:name="Table232.A" style:family="table-column">
      <style:table-column-properties style:column-width="19.006cm" style:rel-column-width="65535*"/>
    </style:style>
    <style:style style:name="Table232.A1" style:family="table-cell">
      <style:table-cell-properties fo:background-color="#e6e6ff" fo:padding="0.097cm" fo:border="0.002cm solid #ffffff">
        <style:background-image/>
      </style:table-cell-properties>
    </style:style>
    <style:style style:name="Table233" style:family="table">
      <style:table-properties style:width="19.006cm" table:align="margins" style:writing-mode="lr-tb"/>
    </style:style>
    <style:style style:name="Table233.A" style:family="table-column">
      <style:table-column-properties style:column-width="19.006cm" style:rel-column-width="65535*"/>
    </style:style>
    <style:style style:name="Table233.A1" style:family="table-cell">
      <style:table-cell-properties fo:background-color="#e6e6ff" fo:padding="0.097cm" fo:border="0.002cm solid #ffffff">
        <style:background-image/>
      </style:table-cell-properties>
    </style:style>
    <style:style style:name="Table234" style:family="table">
      <style:table-properties style:width="19.006cm" table:align="margins" style:writing-mode="lr-tb"/>
    </style:style>
    <style:style style:name="Table234.A" style:family="table-column">
      <style:table-column-properties style:column-width="19.006cm" style:rel-column-width="65535*"/>
    </style:style>
    <style:style style:name="Table234.A1" style:family="table-cell">
      <style:table-cell-properties fo:background-color="#e6e6ff" fo:padding="0.097cm" fo:border="0.002cm solid #ffffff">
        <style:background-image/>
      </style:table-cell-properties>
    </style:style>
    <style:style style:name="Table235" style:family="table">
      <style:table-properties style:width="19.006cm" table:align="margins" style:writing-mode="lr-tb"/>
    </style:style>
    <style:style style:name="Table235.A" style:family="table-column">
      <style:table-column-properties style:column-width="19.006cm" style:rel-column-width="65535*"/>
    </style:style>
    <style:style style:name="Table235.A1" style:family="table-cell">
      <style:table-cell-properties fo:background-color="#e6e6ff" fo:padding="0.097cm" fo:border="0.002cm solid #ffffff">
        <style:background-image/>
      </style:table-cell-properties>
    </style:style>
    <style:style style:name="Table236" style:family="table">
      <style:table-properties style:width="19.006cm" table:align="margins" style:writing-mode="lr-tb"/>
    </style:style>
    <style:style style:name="Table236.A" style:family="table-column">
      <style:table-column-properties style:column-width="19.006cm" style:rel-column-width="65535*"/>
    </style:style>
    <style:style style:name="Table236.A1" style:family="table-cell">
      <style:table-cell-properties fo:background-color="#e6e6ff" fo:padding="0.097cm" fo:border="0.002cm solid #ffffff">
        <style:background-image/>
      </style:table-cell-properties>
    </style:style>
    <style:style style:name="Table237" style:family="table">
      <style:table-properties style:width="19.006cm" table:align="margins" style:writing-mode="lr-tb"/>
    </style:style>
    <style:style style:name="Table237.A" style:family="table-column">
      <style:table-column-properties style:column-width="19.006cm" style:rel-column-width="65535*"/>
    </style:style>
    <style:style style:name="Table237.A1" style:family="table-cell">
      <style:table-cell-properties fo:background-color="#e6e6ff" fo:padding="0.097cm" fo:border="0.002cm solid #ffffff">
        <style:background-image/>
      </style:table-cell-properties>
    </style:style>
    <style:style style:name="Table238" style:family="table">
      <style:table-properties style:width="19.006cm" table:align="margins" style:writing-mode="lr-tb"/>
    </style:style>
    <style:style style:name="Table238.A" style:family="table-column">
      <style:table-column-properties style:column-width="19.006cm" style:rel-column-width="65535*"/>
    </style:style>
    <style:style style:name="Table238.A1" style:family="table-cell">
      <style:table-cell-properties fo:background-color="#e6e6ff" fo:padding="0.097cm" fo:border="0.002cm solid #ffffff">
        <style:background-image/>
      </style:table-cell-properties>
    </style:style>
    <style:style style:name="Table239" style:family="table">
      <style:table-properties style:width="19.006cm" table:align="margins" style:writing-mode="lr-tb"/>
    </style:style>
    <style:style style:name="Table239.A" style:family="table-column">
      <style:table-column-properties style:column-width="19.006cm" style:rel-column-width="65535*"/>
    </style:style>
    <style:style style:name="Table239.A1" style:family="table-cell">
      <style:table-cell-properties fo:background-color="#e6e6ff" fo:padding="0.097cm" fo:border="0.002cm solid #ffffff">
        <style:background-image/>
      </style:table-cell-properties>
    </style:style>
    <style:style style:name="Table240" style:family="table">
      <style:table-properties style:width="19.006cm" table:align="margins" style:writing-mode="lr-tb"/>
    </style:style>
    <style:style style:name="Table240.A" style:family="table-column">
      <style:table-column-properties style:column-width="19.006cm" style:rel-column-width="65535*"/>
    </style:style>
    <style:style style:name="Table240.A1" style:family="table-cell">
      <style:table-cell-properties fo:background-color="#e6e6ff" fo:padding="0.097cm" fo:border="0.002cm solid #ffffff">
        <style:background-image/>
      </style:table-cell-properties>
    </style:style>
    <style:style style:name="Table241" style:family="table">
      <style:table-properties style:width="19.006cm" table:align="margins" style:writing-mode="lr-tb"/>
    </style:style>
    <style:style style:name="Table241.A" style:family="table-column">
      <style:table-column-properties style:column-width="19.006cm" style:rel-column-width="65535*"/>
    </style:style>
    <style:style style:name="Table241.A1" style:family="table-cell">
      <style:table-cell-properties fo:background-color="#e6e6ff" fo:padding="0.097cm" fo:border="0.002cm solid #ffffff">
        <style:background-image/>
      </style:table-cell-properties>
    </style:style>
    <style:style style:name="Table242" style:family="table">
      <style:table-properties style:width="19.006cm" table:align="margins" style:writing-mode="lr-tb"/>
    </style:style>
    <style:style style:name="Table242.A" style:family="table-column">
      <style:table-column-properties style:column-width="19.006cm" style:rel-column-width="65535*"/>
    </style:style>
    <style:style style:name="Table242.A1" style:family="table-cell">
      <style:table-cell-properties fo:background-color="#e6e6ff" fo:padding="0.097cm" fo:border="0.002cm solid #ffffff">
        <style:background-image/>
      </style:table-cell-properties>
    </style:style>
    <style:style style:name="Table243" style:family="table">
      <style:table-properties style:width="19.006cm" table:align="margins" style:writing-mode="lr-tb"/>
    </style:style>
    <style:style style:name="Table243.A" style:family="table-column">
      <style:table-column-properties style:column-width="19.006cm" style:rel-column-width="65535*"/>
    </style:style>
    <style:style style:name="Table243.A1" style:family="table-cell">
      <style:table-cell-properties fo:background-color="#e6e6ff" fo:padding="0.097cm" fo:border="0.002cm solid #ffffff">
        <style:background-image/>
      </style:table-cell-properties>
    </style:style>
    <style:style style:name="Table244" style:family="table">
      <style:table-properties style:width="19.006cm" table:align="margins" style:writing-mode="lr-tb"/>
    </style:style>
    <style:style style:name="Table244.A" style:family="table-column">
      <style:table-column-properties style:column-width="19.006cm" style:rel-column-width="65535*"/>
    </style:style>
    <style:style style:name="Table244.A1" style:family="table-cell">
      <style:table-cell-properties fo:background-color="#e6e6ff" fo:padding="0.097cm" fo:border="0.002cm solid #ffffff">
        <style:background-image/>
      </style:table-cell-properties>
    </style:style>
    <style:style style:name="Table245" style:family="table">
      <style:table-properties style:width="19.006cm" table:align="margins" style:writing-mode="lr-tb"/>
    </style:style>
    <style:style style:name="Table245.A" style:family="table-column">
      <style:table-column-properties style:column-width="19.006cm" style:rel-column-width="65535*"/>
    </style:style>
    <style:style style:name="Table245.A1" style:family="table-cell">
      <style:table-cell-properties fo:background-color="#e6e6ff" fo:padding="0.097cm" fo:border="0.002cm solid #ffffff">
        <style:background-image/>
      </style:table-cell-properties>
    </style:style>
    <style:style style:name="Table246" style:family="table">
      <style:table-properties style:width="19.006cm" table:align="margins" style:writing-mode="lr-tb"/>
    </style:style>
    <style:style style:name="Table246.A" style:family="table-column">
      <style:table-column-properties style:column-width="19.006cm" style:rel-column-width="65535*"/>
    </style:style>
    <style:style style:name="Table246.A1" style:family="table-cell">
      <style:table-cell-properties fo:background-color="#e6e6ff" fo:padding="0.097cm" fo:border="0.002cm solid #ffffff">
        <style:background-image/>
      </style:table-cell-properties>
    </style:style>
    <style:style style:name="Table264" style:family="table">
      <style:table-properties style:width="19.006cm" table:align="margins" style:writing-mode="lr-tb"/>
    </style:style>
    <style:style style:name="Table264.A" style:family="table-column">
      <style:table-column-properties style:column-width="19.006cm" style:rel-column-width="65535*"/>
    </style:style>
    <style:style style:name="Table264.A1" style:family="table-cell">
      <style:table-cell-properties fo:background-color="#e6e6ff" fo:padding="0.097cm" fo:border="0.002cm solid #ffffff">
        <style:background-image/>
      </style:table-cell-properties>
    </style:style>
    <style:style style:name="Table265" style:family="table">
      <style:table-properties style:width="19.006cm" table:align="margins" style:writing-mode="lr-tb"/>
    </style:style>
    <style:style style:name="Table265.A" style:family="table-column">
      <style:table-column-properties style:column-width="19.006cm" style:rel-column-width="65535*"/>
    </style:style>
    <style:style style:name="Table265.A1" style:family="table-cell">
      <style:table-cell-properties fo:background-color="#e6e6ff" fo:padding="0.097cm" fo:border="0.002cm solid #ffffff">
        <style:background-image/>
      </style:table-cell-properties>
    </style:style>
    <style:style style:name="Table266" style:family="table">
      <style:table-properties style:width="19.006cm" table:align="margins" style:writing-mode="lr-tb"/>
    </style:style>
    <style:style style:name="Table266.A" style:family="table-column">
      <style:table-column-properties style:column-width="19.006cm" style:rel-column-width="65535*"/>
    </style:style>
    <style:style style:name="Table266.A1" style:family="table-cell">
      <style:table-cell-properties fo:background-color="#e6e6ff" fo:padding="0.097cm" fo:border="0.002cm solid #ffffff">
        <style:background-image/>
      </style:table-cell-properties>
    </style:style>
    <style:style style:name="Table267" style:family="table">
      <style:table-properties style:width="18.927cm" table:align="margins" style:shadow="#808080 0.079cm 0.079cm" style:writing-mode="lr-tb"/>
    </style:style>
    <style:style style:name="Table267.A" style:family="table-column">
      <style:table-column-properties style:column-width="4.374cm" style:rel-column-width="15150*"/>
    </style:style>
    <style:style style:name="Table267.B" style:family="table-column">
      <style:table-column-properties style:column-width="14.552cm" style:rel-column-width="50385*"/>
    </style:style>
    <style:style style:name="Table267.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267.B1" style:family="table-cell">
      <style:table-cell-properties fo:background-color="#e6e6ff" fo:padding="0.097cm" fo:border="0.002cm solid #ffffff">
        <style:background-image/>
      </style:table-cell-properties>
    </style:style>
    <style:style style:name="Table267.A2" style:family="table-cell">
      <style:table-cell-properties fo:background-color="#e6e6ff" fo:padding="0.097cm" fo:border-left="0.002cm solid #ffffff" fo:border-right="none" fo:border-top="none" fo:border-bottom="0.002cm solid #ffffff">
        <style:background-image/>
      </style:table-cell-properties>
    </style:style>
    <style:style style:name="Table26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268" style:family="table">
      <style:table-properties style:width="19.006cm" table:align="margins" style:writing-mode="lr-tb"/>
    </style:style>
    <style:style style:name="Table268.A" style:family="table-column">
      <style:table-column-properties style:column-width="19.006cm" style:rel-column-width="65535*"/>
    </style:style>
    <style:style style:name="Table268.A1" style:family="table-cell">
      <style:table-cell-properties fo:background-color="#e6e6ff" fo:padding="0.097cm" fo:border="0.002cm solid #ffffff">
        <style:background-image/>
      </style:table-cell-properties>
    </style:style>
    <style:style style:name="Table269" style:family="table">
      <style:table-properties style:width="19.006cm" table:align="margins" style:writing-mode="lr-tb"/>
    </style:style>
    <style:style style:name="Table269.A" style:family="table-column">
      <style:table-column-properties style:column-width="19.006cm" style:rel-column-width="65535*"/>
    </style:style>
    <style:style style:name="Table269.A1" style:family="table-cell">
      <style:table-cell-properties fo:background-color="#e6e6ff" fo:padding="0.097cm" fo:border="0.002cm solid #ffffff">
        <style:background-image/>
      </style:table-cell-properties>
    </style:style>
    <style:style style:name="Table270" style:family="table">
      <style:table-properties style:width="19.006cm" table:align="margins" style:writing-mode="lr-tb"/>
    </style:style>
    <style:style style:name="Table270.A" style:family="table-column">
      <style:table-column-properties style:column-width="19.006cm" style:rel-column-width="65535*"/>
    </style:style>
    <style:style style:name="Table270.A1" style:family="table-cell">
      <style:table-cell-properties fo:background-color="#e6e6ff" fo:padding="0.097cm" fo:border="0.002cm solid #ffffff">
        <style:background-image/>
      </style:table-cell-properties>
    </style:style>
    <style:style style:name="Table271" style:family="table">
      <style:table-properties style:width="19.006cm" table:align="margins" style:writing-mode="lr-tb"/>
    </style:style>
    <style:style style:name="Table271.A" style:family="table-column">
      <style:table-column-properties style:column-width="19.006cm" style:rel-column-width="65535*"/>
    </style:style>
    <style:style style:name="Table271.A1" style:family="table-cell">
      <style:table-cell-properties fo:background-color="#e6e6ff" fo:padding="0.097cm" fo:border="0.002cm solid #ffffff">
        <style:background-image/>
      </style:table-cell-properties>
    </style:style>
    <style:style style:name="Table272" style:family="table">
      <style:table-properties style:width="19.006cm" table:align="margins" style:writing-mode="lr-tb"/>
    </style:style>
    <style:style style:name="Table272.A" style:family="table-column">
      <style:table-column-properties style:column-width="19.006cm" style:rel-column-width="65535*"/>
    </style:style>
    <style:style style:name="Table272.A1" style:family="table-cell">
      <style:table-cell-properties fo:background-color="#e6e6ff" fo:padding="0.097cm" fo:border="0.002cm solid #ffffff">
        <style:background-image/>
      </style:table-cell-properties>
    </style:style>
    <style:style style:name="Table273" style:family="table">
      <style:table-properties style:width="19.006cm" table:align="margins" style:writing-mode="lr-tb"/>
    </style:style>
    <style:style style:name="Table273.A" style:family="table-column">
      <style:table-column-properties style:column-width="19.006cm" style:rel-column-width="65535*"/>
    </style:style>
    <style:style style:name="Table273.A1" style:family="table-cell">
      <style:table-cell-properties fo:background-color="#e6e6ff" fo:padding="0.097cm" fo:border="0.002cm solid #ffffff">
        <style:background-image/>
      </style:table-cell-properties>
    </style:style>
    <style:style style:name="Table274" style:family="table">
      <style:table-properties style:width="19.006cm" table:align="margins" style:writing-mode="lr-tb"/>
    </style:style>
    <style:style style:name="Table274.A" style:family="table-column">
      <style:table-column-properties style:column-width="19.006cm" style:rel-column-width="65535*"/>
    </style:style>
    <style:style style:name="Table274.A1" style:family="table-cell">
      <style:table-cell-properties fo:background-color="#e6e6ff" fo:padding="0.097cm" fo:border="0.002cm solid #ffffff">
        <style:background-image/>
      </style:table-cell-properties>
    </style:style>
    <style:style style:name="Table275" style:family="table">
      <style:table-properties style:width="19.006cm" table:align="margins" style:writing-mode="lr-tb"/>
    </style:style>
    <style:style style:name="Table275.A" style:family="table-column">
      <style:table-column-properties style:column-width="19.006cm" style:rel-column-width="65535*"/>
    </style:style>
    <style:style style:name="Table275.A1" style:family="table-cell">
      <style:table-cell-properties fo:background-color="#e6e6ff" fo:padding="0.097cm" fo:border="0.002cm solid #ffffff">
        <style:background-image/>
      </style:table-cell-properties>
    </style:style>
    <style:style style:name="Table276" style:family="table">
      <style:table-properties style:width="19.006cm" table:align="margins" style:writing-mode="lr-tb"/>
    </style:style>
    <style:style style:name="Table276.A" style:family="table-column">
      <style:table-column-properties style:column-width="19.006cm" style:rel-column-width="65535*"/>
    </style:style>
    <style:style style:name="Table276.A1" style:family="table-cell">
      <style:table-cell-properties fo:background-color="#e6e6ff" fo:padding="0.097cm" fo:border="0.002cm solid #ffffff">
        <style:background-image/>
      </style:table-cell-properties>
    </style:style>
    <style:style style:name="Table277" style:family="table">
      <style:table-properties style:width="19.006cm" table:align="margins" style:writing-mode="lr-tb"/>
    </style:style>
    <style:style style:name="Table277.A" style:family="table-column">
      <style:table-column-properties style:column-width="19.006cm" style:rel-column-width="65535*"/>
    </style:style>
    <style:style style:name="Table277.A1" style:family="table-cell">
      <style:table-cell-properties fo:background-color="#e6e6ff" fo:padding="0.097cm" fo:border="0.002cm solid #ffffff">
        <style:background-image/>
      </style:table-cell-properties>
    </style:style>
    <style:style style:name="Table278" style:family="table">
      <style:table-properties style:width="19.006cm" table:align="margins" style:writing-mode="lr-tb"/>
    </style:style>
    <style:style style:name="Table278.A" style:family="table-column">
      <style:table-column-properties style:column-width="19.006cm" style:rel-column-width="65535*"/>
    </style:style>
    <style:style style:name="Table278.A1" style:family="table-cell">
      <style:table-cell-properties fo:background-color="#e6e6ff" fo:padding="0.097cm" fo:border="0.002cm solid #ffffff">
        <style:background-image/>
      </style:table-cell-properties>
    </style:style>
    <style:style style:name="Table279" style:family="table">
      <style:table-properties style:width="19.006cm" table:align="margins" style:writing-mode="lr-tb"/>
    </style:style>
    <style:style style:name="Table279.A" style:family="table-column">
      <style:table-column-properties style:column-width="19.006cm" style:rel-column-width="65535*"/>
    </style:style>
    <style:style style:name="Table279.A1" style:family="table-cell">
      <style:table-cell-properties fo:background-color="#e6e6ff" fo:padding="0.097cm" fo:border="0.002cm solid #ffffff">
        <style:background-image/>
      </style:table-cell-properties>
    </style:style>
    <style:style style:name="Table280" style:family="table">
      <style:table-properties style:width="19.006cm" table:align="margins" style:writing-mode="lr-tb"/>
    </style:style>
    <style:style style:name="Table280.A" style:family="table-column">
      <style:table-column-properties style:column-width="19.006cm" style:rel-column-width="65535*"/>
    </style:style>
    <style:style style:name="Table280.A1" style:family="table-cell">
      <style:table-cell-properties fo:background-color="#e6e6ff" fo:padding="0.097cm" fo:border="0.002cm solid #ffffff">
        <style:background-image/>
      </style:table-cell-properties>
    </style:style>
    <style:style style:name="Table281" style:family="table">
      <style:table-properties style:width="19.006cm" table:align="margins" style:writing-mode="lr-tb"/>
    </style:style>
    <style:style style:name="Table281.A" style:family="table-column">
      <style:table-column-properties style:column-width="19.006cm" style:rel-column-width="65535*"/>
    </style:style>
    <style:style style:name="Table281.A1" style:family="table-cell">
      <style:table-cell-properties fo:background-color="#e6e6ff" fo:padding="0.097cm" fo:border="0.002cm solid #ffffff">
        <style:background-image/>
      </style:table-cell-properties>
    </style:style>
    <style:style style:name="Table282" style:family="table">
      <style:table-properties style:width="19.006cm" table:align="margins" style:writing-mode="lr-tb"/>
    </style:style>
    <style:style style:name="Table282.A" style:family="table-column">
      <style:table-column-properties style:column-width="19.006cm" style:rel-column-width="65535*"/>
    </style:style>
    <style:style style:name="Table282.A1" style:family="table-cell">
      <style:table-cell-properties fo:background-color="#e6e6ff" fo:padding="0.097cm" fo:border="0.002cm solid #ffffff">
        <style:background-image/>
      </style:table-cell-properties>
    </style:style>
    <style:style style:name="Table283" style:family="table">
      <style:table-properties style:width="19.006cm" table:align="margins" style:writing-mode="lr-tb"/>
    </style:style>
    <style:style style:name="Table283.A" style:family="table-column">
      <style:table-column-properties style:column-width="19.006cm" style:rel-column-width="65535*"/>
    </style:style>
    <style:style style:name="Table283.A1" style:family="table-cell">
      <style:table-cell-properties fo:background-color="#e6e6ff" fo:padding="0.097cm" fo:border="0.002cm solid #ffffff">
        <style:background-image/>
      </style:table-cell-properties>
    </style:style>
    <style:style style:name="Table284" style:family="table">
      <style:table-properties style:width="19.006cm" table:align="margins" style:writing-mode="lr-tb"/>
    </style:style>
    <style:style style:name="Table284.A" style:family="table-column">
      <style:table-column-properties style:column-width="19.006cm" style:rel-column-width="65535*"/>
    </style:style>
    <style:style style:name="Table284.A1" style:family="table-cell">
      <style:table-cell-properties fo:background-color="#e6e6ff" fo:padding="0.097cm" fo:border="0.002cm solid #ffffff">
        <style:background-image/>
      </style:table-cell-properties>
    </style:style>
    <style:style style:name="Table285" style:family="table">
      <style:table-properties style:width="19.006cm" table:align="margins" style:writing-mode="lr-tb"/>
    </style:style>
    <style:style style:name="Table285.A" style:family="table-column">
      <style:table-column-properties style:column-width="19.006cm" style:rel-column-width="65535*"/>
    </style:style>
    <style:style style:name="Table285.A1" style:family="table-cell">
      <style:table-cell-properties fo:background-color="#e6e6ff" fo:padding="0.097cm" fo:border="0.002cm solid #ffffff">
        <style:background-image/>
      </style:table-cell-properties>
    </style:style>
    <style:style style:name="Table286" style:family="table">
      <style:table-properties style:width="19.006cm" table:align="margins" style:writing-mode="lr-tb"/>
    </style:style>
    <style:style style:name="Table286.A" style:family="table-column">
      <style:table-column-properties style:column-width="19.006cm" style:rel-column-width="65535*"/>
    </style:style>
    <style:style style:name="Table286.A1" style:family="table-cell">
      <style:table-cell-properties fo:background-color="#e6e6ff" fo:padding="0.097cm" fo:border="0.002cm solid #ffffff">
        <style:background-image/>
      </style:table-cell-properties>
    </style:style>
    <style:style style:name="Table287" style:family="table">
      <style:table-properties style:width="19.006cm" table:align="margins" style:writing-mode="lr-tb"/>
    </style:style>
    <style:style style:name="Table287.A" style:family="table-column">
      <style:table-column-properties style:column-width="19.006cm" style:rel-column-width="65535*"/>
    </style:style>
    <style:style style:name="Table287.A1" style:family="table-cell">
      <style:table-cell-properties fo:background-color="#e6e6ff" fo:padding="0.097cm" fo:border="0.002cm solid #ffffff">
        <style:background-image/>
      </style:table-cell-properties>
    </style:style>
    <style:style style:name="Table288" style:family="table">
      <style:table-properties style:width="19.006cm" table:align="margins" style:writing-mode="lr-tb"/>
    </style:style>
    <style:style style:name="Table288.A" style:family="table-column">
      <style:table-column-properties style:column-width="19.006cm" style:rel-column-width="65535*"/>
    </style:style>
    <style:style style:name="Table288.A1" style:family="table-cell">
      <style:table-cell-properties fo:background-color="#e6e6ff" fo:padding="0.097cm" fo:border="0.002cm solid #ffffff">
        <style:background-image/>
      </style:table-cell-properties>
    </style:style>
    <style:style style:name="Table290" style:family="table">
      <style:table-properties style:width="19.006cm" table:align="margins" style:writing-mode="lr-tb"/>
    </style:style>
    <style:style style:name="Table290.A" style:family="table-column">
      <style:table-column-properties style:column-width="19.006cm" style:rel-column-width="65535*"/>
    </style:style>
    <style:style style:name="Table290.A1" style:family="table-cell">
      <style:table-cell-properties fo:background-color="#e6e6ff" fo:padding="0.097cm" fo:border="0.002cm solid #ffffff">
        <style:background-image/>
      </style:table-cell-properties>
    </style:style>
    <style:style style:name="Table291" style:family="table">
      <style:table-properties style:width="19.006cm" table:align="margins" style:writing-mode="lr-tb"/>
    </style:style>
    <style:style style:name="Table291.A" style:family="table-column">
      <style:table-column-properties style:column-width="19.006cm" style:rel-column-width="65535*"/>
    </style:style>
    <style:style style:name="Table291.A1" style:family="table-cell">
      <style:table-cell-properties fo:background-color="#e6e6ff" fo:padding="0.097cm" fo:border="0.002cm solid #ffffff">
        <style:background-image/>
      </style:table-cell-properties>
    </style:style>
    <style:style style:name="Table289" style:family="table">
      <style:table-properties style:width="19.006cm" table:align="margins" style:writing-mode="lr-tb"/>
    </style:style>
    <style:style style:name="Table289.A" style:family="table-column">
      <style:table-column-properties style:column-width="19.006cm" style:rel-column-width="65535*"/>
    </style:style>
    <style:style style:name="Table289.A1" style:family="table-cell">
      <style:table-cell-properties fo:background-color="#e6e6ff" fo:padding="0.097cm" fo:border="0.002cm solid #ffffff">
        <style:background-image/>
      </style:table-cell-properties>
    </style:style>
    <style:style style:name="Table292" style:family="table">
      <style:table-properties style:width="19.006cm" table:align="margins" style:writing-mode="lr-tb"/>
    </style:style>
    <style:style style:name="Table292.A" style:family="table-column">
      <style:table-column-properties style:column-width="19.006cm" style:rel-column-width="65535*"/>
    </style:style>
    <style:style style:name="Table292.A1" style:family="table-cell">
      <style:table-cell-properties fo:background-color="#e6e6ff" fo:padding="0.097cm" fo:border="0.002cm solid #ffffff">
        <style:background-image/>
      </style:table-cell-properties>
    </style:style>
    <style:style style:name="Table293" style:family="table">
      <style:table-properties style:width="19.006cm" table:align="margins" style:writing-mode="lr-tb"/>
    </style:style>
    <style:style style:name="Table293.A" style:family="table-column">
      <style:table-column-properties style:column-width="19.006cm" style:rel-column-width="65535*"/>
    </style:style>
    <style:style style:name="Table293.A1" style:family="table-cell">
      <style:table-cell-properties fo:background-color="#e6e6ff" fo:padding="0.097cm" fo:border="0.002cm solid #ffffff">
        <style:background-image/>
      </style:table-cell-properties>
    </style:style>
    <style:style style:name="Table294" style:family="table">
      <style:table-properties style:width="19.006cm" table:align="margins" style:writing-mode="lr-tb"/>
    </style:style>
    <style:style style:name="Table294.A" style:family="table-column">
      <style:table-column-properties style:column-width="19.006cm" style:rel-column-width="65535*"/>
    </style:style>
    <style:style style:name="Table294.A1" style:family="table-cell">
      <style:table-cell-properties fo:background-color="#e6e6ff" fo:padding="0.097cm" fo:border="0.002cm solid #ffffff">
        <style:background-image/>
      </style:table-cell-properties>
    </style:style>
    <style:style style:name="Table316" style:family="table">
      <style:table-properties style:width="19.006cm" table:align="margins" style:writing-mode="lr-tb"/>
    </style:style>
    <style:style style:name="Table316.A" style:family="table-column">
      <style:table-column-properties style:column-width="19.006cm" style:rel-column-width="65535*"/>
    </style:style>
    <style:style style:name="Table316.A1" style:family="table-cell">
      <style:table-cell-properties fo:background-color="#e6e6ff" fo:padding="0.097cm" fo:border="0.002cm solid #ffffff">
        <style:background-image/>
      </style:table-cell-properties>
    </style:style>
    <style:style style:name="Table317" style:family="table">
      <style:table-properties style:width="19.006cm" table:align="margins" style:writing-mode="lr-tb"/>
    </style:style>
    <style:style style:name="Table317.A" style:family="table-column">
      <style:table-column-properties style:column-width="19.006cm" style:rel-column-width="65535*"/>
    </style:style>
    <style:style style:name="Table317.A1" style:family="table-cell">
      <style:table-cell-properties fo:background-color="#e6e6ff" fo:padding="0.097cm" fo:border="0.002cm solid #ffffff">
        <style:background-image/>
      </style:table-cell-properties>
    </style:style>
    <style:style style:name="Table318" style:family="table">
      <style:table-properties style:width="19.006cm" table:align="margins" style:writing-mode="lr-tb"/>
    </style:style>
    <style:style style:name="Table318.A" style:family="table-column">
      <style:table-column-properties style:column-width="19.006cm" style:rel-column-width="65535*"/>
    </style:style>
    <style:style style:name="Table318.A1" style:family="table-cell">
      <style:table-cell-properties fo:background-color="#e6e6ff" fo:padding="0.097cm" fo:border="0.002cm solid #ffffff">
        <style:background-image/>
      </style:table-cell-properties>
    </style:style>
    <style:style style:name="Table296" style:family="table">
      <style:table-properties style:width="19.006cm" table:align="margins" style:writing-mode="lr-tb"/>
    </style:style>
    <style:style style:name="Table296.A" style:family="table-column">
      <style:table-column-properties style:column-width="19.006cm" style:rel-column-width="65535*"/>
    </style:style>
    <style:style style:name="Table296.A1" style:family="table-cell">
      <style:table-cell-properties fo:background-color="#e6e6ff" fo:padding="0.097cm" fo:border="0.002cm solid #ffffff">
        <style:background-image/>
      </style:table-cell-properties>
    </style:style>
    <style:style style:name="Table298" style:family="table">
      <style:table-properties style:width="19.006cm" table:align="margins" style:writing-mode="lr-tb"/>
    </style:style>
    <style:style style:name="Table298.A" style:family="table-column">
      <style:table-column-properties style:column-width="19.006cm" style:rel-column-width="65535*"/>
    </style:style>
    <style:style style:name="Table298.A1" style:family="table-cell">
      <style:table-cell-properties fo:background-color="#e6e6ff" fo:padding="0.097cm" fo:border="0.002cm solid #ffffff">
        <style:background-image/>
      </style:table-cell-properties>
    </style:style>
    <style:style style:name="Table299" style:family="table">
      <style:table-properties style:width="19.006cm" table:align="margins" style:writing-mode="lr-tb"/>
    </style:style>
    <style:style style:name="Table299.A" style:family="table-column">
      <style:table-column-properties style:column-width="19.006cm" style:rel-column-width="65535*"/>
    </style:style>
    <style:style style:name="Table299.A1" style:family="table-cell">
      <style:table-cell-properties fo:background-color="#e6e6ff" fo:padding="0.097cm" fo:border="0.002cm solid #ffffff">
        <style:background-image/>
      </style:table-cell-properties>
    </style:style>
    <style:style style:name="Table300" style:family="table">
      <style:table-properties style:width="19.006cm" table:align="margins" style:writing-mode="lr-tb"/>
    </style:style>
    <style:style style:name="Table300.A" style:family="table-column">
      <style:table-column-properties style:column-width="19.006cm" style:rel-column-width="65535*"/>
    </style:style>
    <style:style style:name="Table300.A1" style:family="table-cell">
      <style:table-cell-properties fo:background-color="#e6e6ff" fo:padding="0.097cm" fo:border="0.002cm solid #ffffff">
        <style:background-image/>
      </style:table-cell-properties>
    </style:style>
    <style:style style:name="Table295" style:family="table">
      <style:table-properties style:width="19.006cm" table:align="margins" style:writing-mode="lr-tb"/>
    </style:style>
    <style:style style:name="Table295.A" style:family="table-column">
      <style:table-column-properties style:column-width="19.006cm" style:rel-column-width="65535*"/>
    </style:style>
    <style:style style:name="Table295.A1" style:family="table-cell">
      <style:table-cell-properties fo:background-color="#e6e6ff" fo:padding="0.097cm" fo:border="0.002cm solid #ffffff">
        <style:background-image/>
      </style:table-cell-properties>
    </style:style>
    <style:style style:name="Table297" style:family="table">
      <style:table-properties style:width="19.006cm" table:align="margins" style:writing-mode="lr-tb"/>
    </style:style>
    <style:style style:name="Table297.A" style:family="table-column">
      <style:table-column-properties style:column-width="19.006cm" style:rel-column-width="65535*"/>
    </style:style>
    <style:style style:name="Table297.A1" style:family="table-cell">
      <style:table-cell-properties fo:background-color="#e6e6ff" fo:padding="0.097cm" fo:border="0.002cm solid #ffffff">
        <style:background-image/>
      </style:table-cell-properties>
    </style:style>
    <style:style style:name="Table301" style:family="table">
      <style:table-properties style:width="19.006cm" table:align="margins" style:writing-mode="lr-tb"/>
    </style:style>
    <style:style style:name="Table301.A" style:family="table-column">
      <style:table-column-properties style:column-width="19.006cm" style:rel-column-width="65535*"/>
    </style:style>
    <style:style style:name="Table301.A1" style:family="table-cell">
      <style:table-cell-properties fo:background-color="#e6e6ff" fo:padding="0.097cm" fo:border="0.002cm solid #ffffff">
        <style:background-image/>
      </style:table-cell-properties>
    </style:style>
    <style:style style:name="Table302" style:family="table">
      <style:table-properties style:width="19.006cm" table:align="margins" style:writing-mode="lr-tb"/>
    </style:style>
    <style:style style:name="Table302.A" style:family="table-column">
      <style:table-column-properties style:column-width="19.006cm" style:rel-column-width="65535*"/>
    </style:style>
    <style:style style:name="Table302.A1" style:family="table-cell">
      <style:table-cell-properties fo:background-color="#e6e6ff" fo:padding="0.097cm" fo:border="0.002cm solid #ffffff">
        <style:background-image/>
      </style:table-cell-properties>
    </style:style>
    <style:style style:name="Table303" style:family="table">
      <style:table-properties style:width="19.006cm" table:align="margins" style:writing-mode="lr-tb"/>
    </style:style>
    <style:style style:name="Table303.A" style:family="table-column">
      <style:table-column-properties style:column-width="19.006cm" style:rel-column-width="65535*"/>
    </style:style>
    <style:style style:name="Table303.A1" style:family="table-cell">
      <style:table-cell-properties fo:background-color="#e6e6ff" fo:padding="0.097cm" fo:border="0.002cm solid #ffffff">
        <style:background-image/>
      </style:table-cell-properties>
    </style:style>
    <style:style style:name="Table304" style:family="table">
      <style:table-properties style:width="19.006cm" table:align="margins" style:writing-mode="lr-tb"/>
    </style:style>
    <style:style style:name="Table304.A" style:family="table-column">
      <style:table-column-properties style:column-width="19.006cm" style:rel-column-width="65535*"/>
    </style:style>
    <style:style style:name="Table304.A1" style:family="table-cell">
      <style:table-cell-properties fo:background-color="#e6e6ff" fo:padding="0.097cm" fo:border="0.002cm solid #ffffff">
        <style:background-image/>
      </style:table-cell-properties>
    </style:style>
    <style:style style:name="Table305" style:family="table">
      <style:table-properties style:width="19.006cm" table:align="margins" style:writing-mode="lr-tb"/>
    </style:style>
    <style:style style:name="Table305.A" style:family="table-column">
      <style:table-column-properties style:column-width="19.006cm" style:rel-column-width="65535*"/>
    </style:style>
    <style:style style:name="Table305.A1" style:family="table-cell">
      <style:table-cell-properties fo:background-color="#e6e6ff" fo:padding="0.097cm" fo:border="0.002cm solid #ffffff">
        <style:background-image/>
      </style:table-cell-properties>
    </style:style>
    <style:style style:name="Table306" style:family="table">
      <style:table-properties style:width="19.006cm" table:align="margins" style:writing-mode="lr-tb"/>
    </style:style>
    <style:style style:name="Table306.A" style:family="table-column">
      <style:table-column-properties style:column-width="19.006cm" style:rel-column-width="65535*"/>
    </style:style>
    <style:style style:name="Table306.A1" style:family="table-cell">
      <style:table-cell-properties fo:background-color="#e6e6ff" fo:padding="0.097cm" fo:border="0.002cm solid #ffffff">
        <style:background-image/>
      </style:table-cell-properties>
    </style:style>
    <style:style style:name="Table307" style:family="table">
      <style:table-properties style:width="19.006cm" table:align="margins" style:writing-mode="lr-tb"/>
    </style:style>
    <style:style style:name="Table307.A" style:family="table-column">
      <style:table-column-properties style:column-width="19.006cm" style:rel-column-width="65535*"/>
    </style:style>
    <style:style style:name="Table307.A1" style:family="table-cell">
      <style:table-cell-properties fo:background-color="#e6e6ff" fo:padding="0.097cm" fo:border="0.002cm solid #ffffff">
        <style:background-image/>
      </style:table-cell-properties>
    </style:style>
    <style:style style:name="Table308" style:family="table">
      <style:table-properties style:width="19.006cm" table:align="margins" style:writing-mode="lr-tb"/>
    </style:style>
    <style:style style:name="Table308.A" style:family="table-column">
      <style:table-column-properties style:column-width="19.006cm" style:rel-column-width="65535*"/>
    </style:style>
    <style:style style:name="Table308.A1" style:family="table-cell">
      <style:table-cell-properties fo:background-color="#e6e6ff" fo:padding="0.097cm" fo:border="0.002cm solid #ffffff">
        <style:background-image/>
      </style:table-cell-properties>
    </style:style>
    <style:style style:name="Table309" style:family="table">
      <style:table-properties style:width="19.006cm" table:align="margins" style:writing-mode="lr-tb"/>
    </style:style>
    <style:style style:name="Table309.A" style:family="table-column">
      <style:table-column-properties style:column-width="19.006cm" style:rel-column-width="65535*"/>
    </style:style>
    <style:style style:name="Table309.A1" style:family="table-cell">
      <style:table-cell-properties fo:background-color="#e6e6ff" fo:padding="0.097cm" fo:border="0.002cm solid #ffffff">
        <style:background-image/>
      </style:table-cell-properties>
    </style:style>
    <style:style style:name="Table310" style:family="table">
      <style:table-properties style:width="19.006cm" table:align="margins" style:writing-mode="lr-tb"/>
    </style:style>
    <style:style style:name="Table310.A" style:family="table-column">
      <style:table-column-properties style:column-width="19.006cm" style:rel-column-width="65535*"/>
    </style:style>
    <style:style style:name="Table310.A1" style:family="table-cell">
      <style:table-cell-properties fo:background-color="#e6e6ff" fo:padding="0.097cm" fo:border="0.002cm solid #ffffff">
        <style:background-image/>
      </style:table-cell-properties>
    </style:style>
    <style:style style:name="Table319" style:family="table">
      <style:table-properties style:width="19.006cm" table:align="margins" style:writing-mode="lr-tb"/>
    </style:style>
    <style:style style:name="Table319.A" style:family="table-column">
      <style:table-column-properties style:column-width="19.006cm" style:rel-column-width="65535*"/>
    </style:style>
    <style:style style:name="Table319.A1" style:family="table-cell">
      <style:table-cell-properties fo:background-color="#e6e6ff" fo:padding="0.097cm" fo:border="0.002cm solid #ffffff">
        <style:background-image/>
      </style:table-cell-properties>
    </style:style>
    <style:style style:name="Table320" style:family="table">
      <style:table-properties style:width="19.006cm" table:align="margins" style:writing-mode="lr-tb"/>
    </style:style>
    <style:style style:name="Table320.A" style:family="table-column">
      <style:table-column-properties style:column-width="19.006cm" style:rel-column-width="65535*"/>
    </style:style>
    <style:style style:name="Table320.A1" style:family="table-cell">
      <style:table-cell-properties fo:background-color="#e6e6ff" fo:padding="0.097cm" fo:border="0.002cm solid #ffffff">
        <style:background-image/>
      </style:table-cell-properties>
    </style:style>
    <style:style style:name="Table311" style:family="table">
      <style:table-properties style:width="19.006cm" table:align="margins" style:writing-mode="lr-tb"/>
    </style:style>
    <style:style style:name="Table311.A" style:family="table-column">
      <style:table-column-properties style:column-width="19.006cm" style:rel-column-width="65535*"/>
    </style:style>
    <style:style style:name="Table311.A1" style:family="table-cell">
      <style:table-cell-properties fo:background-color="#e6e6ff" fo:padding="0.097cm" fo:border="0.002cm solid #ffffff">
        <style:background-image/>
      </style:table-cell-properties>
    </style:style>
    <style:style style:name="Table312" style:family="table">
      <style:table-properties style:width="19.006cm" table:align="margins" style:writing-mode="lr-tb"/>
    </style:style>
    <style:style style:name="Table312.A" style:family="table-column">
      <style:table-column-properties style:column-width="19.006cm" style:rel-column-width="65535*"/>
    </style:style>
    <style:style style:name="Table312.A1" style:family="table-cell">
      <style:table-cell-properties fo:background-color="#e6e6ff" fo:padding="0.097cm" fo:border="0.002cm solid #ffffff">
        <style:background-image/>
      </style:table-cell-properties>
    </style:style>
    <style:style style:name="Table313" style:family="table">
      <style:table-properties style:width="19.006cm" table:align="margins" style:writing-mode="lr-tb"/>
    </style:style>
    <style:style style:name="Table313.A" style:family="table-column">
      <style:table-column-properties style:column-width="19.006cm" style:rel-column-width="65535*"/>
    </style:style>
    <style:style style:name="Table313.A1" style:family="table-cell">
      <style:table-cell-properties fo:background-color="#e6e6ff" fo:padding="0.097cm" fo:border="0.002cm solid #ffffff">
        <style:background-image/>
      </style:table-cell-properties>
    </style:style>
    <style:style style:name="Table314" style:family="table">
      <style:table-properties style:width="19.006cm" table:align="margins" style:writing-mode="lr-tb"/>
    </style:style>
    <style:style style:name="Table314.A" style:family="table-column">
      <style:table-column-properties style:column-width="19.006cm" style:rel-column-width="65535*"/>
    </style:style>
    <style:style style:name="Table314.A1" style:family="table-cell">
      <style:table-cell-properties fo:background-color="#e6e6ff" fo:padding="0.097cm" fo:border="0.002cm solid #ffffff">
        <style:background-image/>
      </style:table-cell-properties>
    </style:style>
    <style:style style:name="Table315" style:family="table">
      <style:table-properties style:width="19.006cm" table:align="margins" style:writing-mode="lr-tb"/>
    </style:style>
    <style:style style:name="Table315.A" style:family="table-column">
      <style:table-column-properties style:column-width="19.006cm" style:rel-column-width="65535*"/>
    </style:style>
    <style:style style:name="Table315.A1" style:family="table-cell">
      <style:table-cell-properties fo:background-color="#e6e6ff" fo:padding="0.097cm" fo:border="0.002cm solid #ffffff">
        <style:background-image/>
      </style:table-cell-properties>
    </style:style>
    <style:style style:name="Table321" style:family="table">
      <style:table-properties style:width="18.927cm" table:align="margins" style:shadow="#808080 0.079cm 0.079cm" style:writing-mode="lr-tb"/>
    </style:style>
    <style:style style:name="Table321.A" style:family="table-column">
      <style:table-column-properties style:column-width="4.374cm" style:rel-column-width="15150*"/>
    </style:style>
    <style:style style:name="Table321.B" style:family="table-column">
      <style:table-column-properties style:column-width="14.552cm" style:rel-column-width="50385*"/>
    </style:style>
    <style:style style:name="Table32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21.B1" style:family="table-cell">
      <style:table-cell-properties fo:background-color="#e6e6ff" fo:padding="0.097cm" fo:border="0.002cm solid #ffffff">
        <style:background-image/>
      </style:table-cell-properties>
    </style:style>
    <style:style style:name="Table321.A2" style:family="table-cell">
      <style:table-cell-properties fo:background-color="#e6e6ff" fo:padding="0.097cm" fo:border-left="0.002cm solid #ffffff" fo:border-right="none" fo:border-top="none" fo:border-bottom="0.002cm solid #ffffff">
        <style:background-image/>
      </style:table-cell-properties>
    </style:style>
    <style:style style:name="Table32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22" style:family="table">
      <style:table-properties style:width="19.006cm" table:align="margins" style:writing-mode="lr-tb"/>
    </style:style>
    <style:style style:name="Table322.A" style:family="table-column">
      <style:table-column-properties style:column-width="19.006cm" style:rel-column-width="65535*"/>
    </style:style>
    <style:style style:name="Table322.A1" style:family="table-cell">
      <style:table-cell-properties fo:background-color="#e6e6ff" fo:padding="0.097cm" fo:border="0.002cm solid #ffffff">
        <style:background-image/>
      </style:table-cell-properties>
    </style:style>
    <style:style style:name="Table323" style:family="table">
      <style:table-properties style:width="19.006cm" table:align="margins" style:writing-mode="lr-tb"/>
    </style:style>
    <style:style style:name="Table323.A" style:family="table-column">
      <style:table-column-properties style:column-width="19.006cm" style:rel-column-width="65535*"/>
    </style:style>
    <style:style style:name="Table323.A1" style:family="table-cell">
      <style:table-cell-properties fo:background-color="#e6e6ff" fo:padding="0.097cm" fo:border="0.002cm solid #ffffff">
        <style:background-image/>
      </style:table-cell-properties>
    </style:style>
    <style:style style:name="Table324" style:family="table">
      <style:table-properties style:width="19.006cm" table:align="margins" style:writing-mode="lr-tb"/>
    </style:style>
    <style:style style:name="Table324.A" style:family="table-column">
      <style:table-column-properties style:column-width="19.006cm" style:rel-column-width="65535*"/>
    </style:style>
    <style:style style:name="Table324.A1" style:family="table-cell">
      <style:table-cell-properties fo:background-color="#e6e6ff" fo:padding="0.097cm" fo:border="0.002cm solid #ffffff">
        <style:background-image/>
      </style:table-cell-properties>
    </style:style>
    <style:style style:name="Table325" style:family="table">
      <style:table-properties style:width="19.006cm" table:align="margins" style:writing-mode="lr-tb"/>
    </style:style>
    <style:style style:name="Table325.A" style:family="table-column">
      <style:table-column-properties style:column-width="19.006cm" style:rel-column-width="65535*"/>
    </style:style>
    <style:style style:name="Table325.A1" style:family="table-cell">
      <style:table-cell-properties fo:background-color="#e6e6ff" fo:padding="0.097cm" fo:border="0.002cm solid #ffffff">
        <style:background-image/>
      </style:table-cell-properties>
    </style:style>
    <style:style style:name="Table326" style:family="table">
      <style:table-properties style:width="19.006cm" table:align="margins" style:writing-mode="lr-tb"/>
    </style:style>
    <style:style style:name="Table326.A" style:family="table-column">
      <style:table-column-properties style:column-width="19.006cm" style:rel-column-width="65535*"/>
    </style:style>
    <style:style style:name="Table326.A1" style:family="table-cell">
      <style:table-cell-properties fo:background-color="#e6e6ff" fo:padding="0.097cm" fo:border="0.002cm solid #ffffff">
        <style:background-image/>
      </style:table-cell-properties>
    </style:style>
    <style:style style:name="Table328" style:family="table">
      <style:table-properties style:width="19.006cm" table:align="margins" style:writing-mode="lr-tb"/>
    </style:style>
    <style:style style:name="Table328.A" style:family="table-column">
      <style:table-column-properties style:column-width="19.006cm" style:rel-column-width="65535*"/>
    </style:style>
    <style:style style:name="Table328.A1" style:family="table-cell">
      <style:table-cell-properties fo:background-color="#e6e6ff" fo:padding="0.097cm" fo:border="0.002cm solid #ffffff">
        <style:background-image/>
      </style:table-cell-properties>
    </style:style>
    <style:style style:name="Table329" style:family="table">
      <style:table-properties style:width="19.006cm" table:align="margins" style:writing-mode="lr-tb"/>
    </style:style>
    <style:style style:name="Table329.A" style:family="table-column">
      <style:table-column-properties style:column-width="19.006cm" style:rel-column-width="65535*"/>
    </style:style>
    <style:style style:name="Table329.A1" style:family="table-cell">
      <style:table-cell-properties fo:background-color="#e6e6ff" fo:padding="0.097cm" fo:border="0.002cm solid #ffffff">
        <style:background-image/>
      </style:table-cell-properties>
    </style:style>
    <style:style style:name="Table330" style:family="table">
      <style:table-properties style:width="19.006cm" table:align="margins" style:writing-mode="lr-tb"/>
    </style:style>
    <style:style style:name="Table330.A" style:family="table-column">
      <style:table-column-properties style:column-width="19.006cm" style:rel-column-width="65535*"/>
    </style:style>
    <style:style style:name="Table330.A1" style:family="table-cell">
      <style:table-cell-properties fo:background-color="#e6e6ff" fo:padding="0.097cm" fo:border="0.002cm solid #ffffff">
        <style:background-image/>
      </style:table-cell-properties>
    </style:style>
    <style:style style:name="Table341" style:family="table">
      <style:table-properties style:width="18.927cm" table:align="margins" style:shadow="#808080 0.079cm 0.079cm" style:writing-mode="lr-tb"/>
    </style:style>
    <style:style style:name="Table341.A" style:family="table-column">
      <style:table-column-properties style:column-width="5.577cm" style:rel-column-width="19310*"/>
    </style:style>
    <style:style style:name="Table341.B" style:family="table-column">
      <style:table-column-properties style:column-width="13.349cm" style:rel-column-width="46225*"/>
    </style:style>
    <style:style style:name="Table34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41.B1" style:family="table-cell">
      <style:table-cell-properties fo:background-color="#e6e6ff" fo:padding="0.097cm" fo:border="0.002cm solid #ffffff">
        <style:background-image/>
      </style:table-cell-properties>
    </style:style>
    <style:style style:name="Table341.A2" style:family="table-cell">
      <style:table-cell-properties fo:background-color="#e6e6ff" fo:padding="0.097cm" fo:border-left="0.002cm solid #ffffff" fo:border-right="none" fo:border-top="none" fo:border-bottom="0.002cm solid #ffffff">
        <style:background-image/>
      </style:table-cell-properties>
    </style:style>
    <style:style style:name="Table34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42" style:family="table">
      <style:table-properties style:width="19.006cm" table:align="margins" style:writing-mode="lr-tb"/>
    </style:style>
    <style:style style:name="Table342.A" style:family="table-column">
      <style:table-column-properties style:column-width="19.006cm" style:rel-column-width="65535*"/>
    </style:style>
    <style:style style:name="Table342.A1" style:family="table-cell">
      <style:table-cell-properties fo:background-color="#e6e6ff" fo:padding="0.097cm" fo:border="0.002cm solid #ffffff">
        <style:background-image/>
      </style:table-cell-properties>
    </style:style>
    <style:style style:name="Table343" style:family="table">
      <style:table-properties style:width="19.006cm" table:align="margins" style:writing-mode="lr-tb"/>
    </style:style>
    <style:style style:name="Table343.A" style:family="table-column">
      <style:table-column-properties style:column-width="19.006cm" style:rel-column-width="65535*"/>
    </style:style>
    <style:style style:name="Table343.A1" style:family="table-cell">
      <style:table-cell-properties fo:background-color="#e6e6ff" fo:padding="0.097cm" fo:border="0.002cm solid #ffffff">
        <style:background-image/>
      </style:table-cell-properties>
    </style:style>
    <style:style style:name="Table344" style:family="table">
      <style:table-properties style:width="19.006cm" table:align="margins" style:writing-mode="lr-tb"/>
    </style:style>
    <style:style style:name="Table344.A" style:family="table-column">
      <style:table-column-properties style:column-width="19.006cm" style:rel-column-width="65535*"/>
    </style:style>
    <style:style style:name="Table344.A1" style:family="table-cell">
      <style:table-cell-properties fo:background-color="#e6e6ff" fo:padding="0.097cm" fo:border="0.002cm solid #ffffff">
        <style:background-image/>
      </style:table-cell-properties>
    </style:style>
    <style:style style:name="Table345" style:family="table">
      <style:table-properties style:width="19.006cm" table:align="margins" style:writing-mode="lr-tb"/>
    </style:style>
    <style:style style:name="Table345.A" style:family="table-column">
      <style:table-column-properties style:column-width="19.006cm" style:rel-column-width="65535*"/>
    </style:style>
    <style:style style:name="Table345.A1" style:family="table-cell">
      <style:table-cell-properties fo:background-color="#e6e6ff" fo:padding="0.097cm" fo:border="0.002cm solid #ffffff">
        <style:background-image/>
      </style:table-cell-properties>
    </style:style>
    <style:style style:name="Table346" style:family="table">
      <style:table-properties style:width="19.006cm" table:align="margins" style:writing-mode="lr-tb"/>
    </style:style>
    <style:style style:name="Table346.A" style:family="table-column">
      <style:table-column-properties style:column-width="19.006cm" style:rel-column-width="65535*"/>
    </style:style>
    <style:style style:name="Table346.A1" style:family="table-cell">
      <style:table-cell-properties fo:background-color="#e6e6ff" fo:padding="0.097cm" fo:border="0.002cm solid #ffffff">
        <style:background-image/>
      </style:table-cell-properties>
    </style:style>
    <style:style style:name="Table347" style:family="table">
      <style:table-properties style:width="19.006cm" table:align="margins" style:writing-mode="lr-tb"/>
    </style:style>
    <style:style style:name="Table347.A" style:family="table-column">
      <style:table-column-properties style:column-width="19.006cm" style:rel-column-width="65535*"/>
    </style:style>
    <style:style style:name="Table347.A1" style:family="table-cell">
      <style:table-cell-properties fo:background-color="#e6e6ff" fo:padding="0.097cm" fo:border="0.002cm solid #ffffff">
        <style:background-image/>
      </style:table-cell-properties>
    </style:style>
    <style:style style:name="Table348" style:family="table">
      <style:table-properties style:width="19.006cm" table:align="margins" style:writing-mode="lr-tb"/>
    </style:style>
    <style:style style:name="Table348.A" style:family="table-column">
      <style:table-column-properties style:column-width="19.006cm" style:rel-column-width="65535*"/>
    </style:style>
    <style:style style:name="Table348.A1" style:family="table-cell">
      <style:table-cell-properties fo:background-color="#e6e6ff" fo:padding="0.097cm" fo:border="0.002cm solid #ffffff">
        <style:background-image/>
      </style:table-cell-properties>
    </style:style>
    <style:style style:name="Table351" style:family="table">
      <style:table-properties style:width="19.006cm" table:align="margins" style:writing-mode="lr-tb"/>
    </style:style>
    <style:style style:name="Table351.A" style:family="table-column">
      <style:table-column-properties style:column-width="19.006cm" style:rel-column-width="65535*"/>
    </style:style>
    <style:style style:name="Table351.A1" style:family="table-cell">
      <style:table-cell-properties fo:background-color="#e6e6ff" fo:padding="0.097cm" fo:border="0.002cm solid #ffffff">
        <style:background-image/>
      </style:table-cell-properties>
    </style:style>
    <style:style style:name="Table352" style:family="table">
      <style:table-properties style:width="19.006cm" table:align="margins" style:writing-mode="lr-tb"/>
    </style:style>
    <style:style style:name="Table352.A" style:family="table-column">
      <style:table-column-properties style:column-width="19.006cm" style:rel-column-width="65535*"/>
    </style:style>
    <style:style style:name="Table352.A1" style:family="table-cell">
      <style:table-cell-properties fo:background-color="#e6e6ff" fo:padding="0.097cm" fo:border="0.002cm solid #ffffff">
        <style:background-image/>
      </style:table-cell-properties>
    </style:style>
    <style:style style:name="Table353" style:family="table">
      <style:table-properties style:width="19.006cm" table:align="margins" style:writing-mode="lr-tb"/>
    </style:style>
    <style:style style:name="Table353.A" style:family="table-column">
      <style:table-column-properties style:column-width="19.006cm" style:rel-column-width="65535*"/>
    </style:style>
    <style:style style:name="Table353.A1" style:family="table-cell">
      <style:table-cell-properties fo:background-color="#e6e6ff" fo:padding="0.097cm" fo:border="0.002cm solid #ffffff">
        <style:background-image/>
      </style:table-cell-properties>
    </style:style>
    <style:style style:name="Table354" style:family="table">
      <style:table-properties style:width="19.006cm" table:align="margins" style:writing-mode="lr-tb"/>
    </style:style>
    <style:style style:name="Table354.A" style:family="table-column">
      <style:table-column-properties style:column-width="19.006cm" style:rel-column-width="65535*"/>
    </style:style>
    <style:style style:name="Table354.A1" style:family="table-cell">
      <style:table-cell-properties fo:background-color="#e6e6ff" fo:padding="0.097cm" fo:border="0.002cm solid #ffffff">
        <style:background-image/>
      </style:table-cell-properties>
    </style:style>
    <style:style style:name="Table355" style:family="table">
      <style:table-properties style:width="19.006cm" table:align="margins" style:writing-mode="lr-tb"/>
    </style:style>
    <style:style style:name="Table355.A" style:family="table-column">
      <style:table-column-properties style:column-width="19.006cm" style:rel-column-width="65535*"/>
    </style:style>
    <style:style style:name="Table355.A1" style:family="table-cell">
      <style:table-cell-properties fo:background-color="#e6e6ff" fo:padding="0.097cm" fo:border="0.002cm solid #ffffff">
        <style:background-image/>
      </style:table-cell-properties>
    </style:style>
    <style:style style:name="Table356" style:family="table">
      <style:table-properties style:width="19.006cm" table:align="margins" style:writing-mode="lr-tb"/>
    </style:style>
    <style:style style:name="Table356.A" style:family="table-column">
      <style:table-column-properties style:column-width="19.006cm" style:rel-column-width="65535*"/>
    </style:style>
    <style:style style:name="Table356.A1" style:family="table-cell">
      <style:table-cell-properties fo:background-color="#e6e6ff" fo:padding="0.097cm" fo:border="0.002cm solid #ffffff">
        <style:background-image/>
      </style:table-cell-properties>
    </style:style>
    <style:style style:name="Table349" style:family="table">
      <style:table-properties style:width="19.006cm" table:align="margins" style:writing-mode="lr-tb"/>
    </style:style>
    <style:style style:name="Table349.A" style:family="table-column">
      <style:table-column-properties style:column-width="19.006cm" style:rel-column-width="65535*"/>
    </style:style>
    <style:style style:name="Table349.A1" style:family="table-cell">
      <style:table-cell-properties fo:background-color="#e6e6ff" fo:padding="0.097cm" fo:border="0.002cm solid #ffffff">
        <style:background-image/>
      </style:table-cell-properties>
    </style:style>
    <style:style style:name="Table357" style:family="table">
      <style:table-properties style:width="19.006cm" table:align="margins" style:writing-mode="lr-tb"/>
    </style:style>
    <style:style style:name="Table357.A" style:family="table-column">
      <style:table-column-properties style:column-width="19.006cm" style:rel-column-width="65535*"/>
    </style:style>
    <style:style style:name="Table357.A1" style:family="table-cell">
      <style:table-cell-properties fo:background-color="#e6e6ff" fo:padding="0.097cm" fo:border="0.002cm solid #ffffff">
        <style:background-image/>
      </style:table-cell-properties>
    </style:style>
    <style:style style:name="Table350" style:family="table">
      <style:table-properties style:width="19.006cm" table:align="margins" style:writing-mode="lr-tb"/>
    </style:style>
    <style:style style:name="Table350.A" style:family="table-column">
      <style:table-column-properties style:column-width="19.006cm" style:rel-column-width="65535*"/>
    </style:style>
    <style:style style:name="Table350.A1" style:family="table-cell">
      <style:table-cell-properties fo:background-color="#e6e6ff" fo:padding="0.097cm" fo:border="0.002cm solid #ffffff">
        <style:background-image/>
      </style:table-cell-properties>
    </style:style>
    <style:style style:name="Table360" style:family="table">
      <style:table-properties style:width="19.006cm" table:align="margins" style:writing-mode="lr-tb"/>
    </style:style>
    <style:style style:name="Table360.A" style:family="table-column">
      <style:table-column-properties style:column-width="19.006cm" style:rel-column-width="65535*"/>
    </style:style>
    <style:style style:name="Table360.A1" style:family="table-cell">
      <style:table-cell-properties fo:background-color="#e6e6ff" fo:padding="0.097cm" fo:border="0.002cm solid #ffffff">
        <style:background-image/>
      </style:table-cell-properties>
    </style:style>
    <style:style style:name="Table358" style:family="table">
      <style:table-properties style:width="19.006cm" table:align="margins" style:writing-mode="lr-tb"/>
    </style:style>
    <style:style style:name="Table358.A" style:family="table-column">
      <style:table-column-properties style:column-width="19.006cm" style:rel-column-width="65535*"/>
    </style:style>
    <style:style style:name="Table358.A1" style:family="table-cell">
      <style:table-cell-properties fo:background-color="#e6e6ff" fo:padding="0.097cm" fo:border="0.002cm solid #ffffff">
        <style:background-image/>
      </style:table-cell-properties>
    </style:style>
    <style:style style:name="Table359" style:family="table">
      <style:table-properties style:width="19.006cm" table:align="margins" style:writing-mode="lr-tb"/>
    </style:style>
    <style:style style:name="Table359.A" style:family="table-column">
      <style:table-column-properties style:column-width="19.006cm" style:rel-column-width="65535*"/>
    </style:style>
    <style:style style:name="Table359.A1" style:family="table-cell">
      <style:table-cell-properties fo:background-color="#e6e6ff" fo:padding="0.097cm" fo:border="0.002cm solid #ffffff">
        <style:background-image/>
      </style:table-cell-properties>
    </style:style>
    <style:style style:name="Table327" style:family="table">
      <style:table-properties style:width="18.927cm" table:align="margins" style:shadow="#808080 0.079cm 0.079cm" style:writing-mode="lr-tb"/>
    </style:style>
    <style:style style:name="Table327.A" style:family="table-column">
      <style:table-column-properties style:column-width="5.637cm" style:rel-column-width="19517*"/>
    </style:style>
    <style:style style:name="Table327.B" style:family="table-column">
      <style:table-column-properties style:column-width="13.289cm" style:rel-column-width="46018*"/>
    </style:style>
    <style:style style:name="Table327.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27.B1" style:family="table-cell">
      <style:table-cell-properties fo:background-color="#e6e6ff" fo:padding="0.097cm" fo:border="0.002cm solid #ffffff">
        <style:background-image/>
      </style:table-cell-properties>
    </style:style>
    <style:style style:name="Table327.A2" style:family="table-cell">
      <style:table-cell-properties fo:background-color="#e6e6ff" fo:padding="0.097cm" fo:border-left="0.002cm solid #ffffff" fo:border-right="none" fo:border-top="none" fo:border-bottom="0.002cm solid #ffffff">
        <style:background-image/>
      </style:table-cell-properties>
    </style:style>
    <style:style style:name="Table32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31" style:family="table">
      <style:table-properties style:width="19.006cm" table:align="margins" style:writing-mode="lr-tb"/>
    </style:style>
    <style:style style:name="Table331.A" style:family="table-column">
      <style:table-column-properties style:column-width="19.006cm" style:rel-column-width="65535*"/>
    </style:style>
    <style:style style:name="Table331.A1" style:family="table-cell">
      <style:table-cell-properties fo:background-color="#e6e6ff" fo:padding="0.097cm" fo:border="0.002cm solid #ffffff">
        <style:background-image/>
      </style:table-cell-properties>
    </style:style>
    <style:style style:name="Table332" style:family="table">
      <style:table-properties style:width="19.006cm" table:align="margins" style:writing-mode="lr-tb"/>
    </style:style>
    <style:style style:name="Table332.A" style:family="table-column">
      <style:table-column-properties style:column-width="19.006cm" style:rel-column-width="65535*"/>
    </style:style>
    <style:style style:name="Table332.A1" style:family="table-cell">
      <style:table-cell-properties fo:background-color="#e6e6ff" fo:padding="0.097cm" fo:border="0.002cm solid #ffffff">
        <style:background-image/>
      </style:table-cell-properties>
    </style:style>
    <style:style style:name="Table333" style:family="table">
      <style:table-properties style:width="19.006cm" table:align="margins" style:writing-mode="lr-tb"/>
    </style:style>
    <style:style style:name="Table333.A" style:family="table-column">
      <style:table-column-properties style:column-width="19.006cm" style:rel-column-width="65535*"/>
    </style:style>
    <style:style style:name="Table333.A1" style:family="table-cell">
      <style:table-cell-properties fo:background-color="#e6e6ff" fo:padding="0.097cm" fo:border="0.002cm solid #ffffff">
        <style:background-image/>
      </style:table-cell-properties>
    </style:style>
    <style:style style:name="Table334" style:family="table">
      <style:table-properties style:width="19.006cm" table:align="margins" style:writing-mode="lr-tb"/>
    </style:style>
    <style:style style:name="Table334.A" style:family="table-column">
      <style:table-column-properties style:column-width="19.006cm" style:rel-column-width="65535*"/>
    </style:style>
    <style:style style:name="Table334.A1" style:family="table-cell">
      <style:table-cell-properties fo:background-color="#e6e6ff" fo:padding="0.097cm" fo:border="0.002cm solid #ffffff">
        <style:background-image/>
      </style:table-cell-properties>
    </style:style>
    <style:style style:name="Table335" style:family="table">
      <style:table-properties style:width="19.006cm" table:align="margins" style:writing-mode="lr-tb"/>
    </style:style>
    <style:style style:name="Table335.A" style:family="table-column">
      <style:table-column-properties style:column-width="19.006cm" style:rel-column-width="65535*"/>
    </style:style>
    <style:style style:name="Table335.A1" style:family="table-cell">
      <style:table-cell-properties fo:background-color="#e6e6ff" fo:padding="0.097cm" fo:border="0.002cm solid #ffffff">
        <style:background-image/>
      </style:table-cell-properties>
    </style:style>
    <style:style style:name="Table336" style:family="table">
      <style:table-properties style:width="19.006cm" table:align="margins" style:writing-mode="lr-tb"/>
    </style:style>
    <style:style style:name="Table336.A" style:family="table-column">
      <style:table-column-properties style:column-width="19.006cm" style:rel-column-width="65535*"/>
    </style:style>
    <style:style style:name="Table336.A1" style:family="table-cell">
      <style:table-cell-properties fo:background-color="#e6e6ff" fo:padding="0.097cm" fo:border="0.002cm solid #ffffff">
        <style:background-image/>
      </style:table-cell-properties>
    </style:style>
    <style:style style:name="Table337" style:family="table">
      <style:table-properties style:width="19.006cm" table:align="margins" style:writing-mode="lr-tb"/>
    </style:style>
    <style:style style:name="Table337.A" style:family="table-column">
      <style:table-column-properties style:column-width="19.006cm" style:rel-column-width="65535*"/>
    </style:style>
    <style:style style:name="Table337.A1" style:family="table-cell">
      <style:table-cell-properties fo:background-color="#e6e6ff" fo:padding="0.097cm" fo:border="0.002cm solid #ffffff">
        <style:background-image/>
      </style:table-cell-properties>
    </style:style>
    <style:style style:name="Table338" style:family="table">
      <style:table-properties style:width="19.006cm" table:align="margins" style:writing-mode="lr-tb"/>
    </style:style>
    <style:style style:name="Table338.A" style:family="table-column">
      <style:table-column-properties style:column-width="19.006cm" style:rel-column-width="65535*"/>
    </style:style>
    <style:style style:name="Table338.A1" style:family="table-cell">
      <style:table-cell-properties fo:background-color="#e6e6ff" fo:padding="0.097cm" fo:border="0.002cm solid #ffffff">
        <style:background-image/>
      </style:table-cell-properties>
    </style:style>
    <style:style style:name="Table339" style:family="table">
      <style:table-properties style:width="19.006cm" table:align="margins" style:writing-mode="lr-tb"/>
    </style:style>
    <style:style style:name="Table339.A" style:family="table-column">
      <style:table-column-properties style:column-width="19.006cm" style:rel-column-width="65535*"/>
    </style:style>
    <style:style style:name="Table339.A1" style:family="table-cell">
      <style:table-cell-properties fo:background-color="#e6e6ff" fo:padding="0.097cm" fo:border="0.002cm solid #ffffff">
        <style:background-image/>
      </style:table-cell-properties>
    </style:style>
    <style:style style:name="Table340" style:family="table">
      <style:table-properties style:width="19.006cm" table:align="margins" style:writing-mode="lr-tb"/>
    </style:style>
    <style:style style:name="Table340.A" style:family="table-column">
      <style:table-column-properties style:column-width="19.006cm" style:rel-column-width="65535*"/>
    </style:style>
    <style:style style:name="Table340.A1" style:family="table-cell">
      <style:table-cell-properties fo:background-color="#e6e6ff" fo:padding="0.097cm" fo:border="0.002cm solid #ffffff">
        <style:background-image/>
      </style:table-cell-properties>
    </style:style>
    <style:style style:name="Table68" style:family="table">
      <style:table-properties style:width="18.927cm" table:align="margins" style:shadow="#808080 0.079cm 0.079cm" style:writing-mode="lr-tb"/>
    </style:style>
    <style:style style:name="Table68.A" style:family="table-column">
      <style:table-column-properties style:column-width="5.211cm" style:rel-column-width="18039*"/>
    </style:style>
    <style:style style:name="Table68.B" style:family="table-column">
      <style:table-column-properties style:column-width="0.67cm" style:rel-column-width="2323*"/>
    </style:style>
    <style:style style:name="Table68.C" style:family="table-column">
      <style:table-column-properties style:column-width="0.732cm" style:rel-column-width="2536*"/>
    </style:style>
    <style:style style:name="Table68.E" style:family="table-column">
      <style:table-column-properties style:column-width="11.643cm" style:rel-column-width="40314*"/>
    </style:style>
    <style:style style:name="Table68.A1" style:family="table-cell">
      <style:table-cell-properties fo:background-color="#83caff" fo:padding="0.097cm" fo:border-left="0.002cm solid #ffffff" fo:border-right="none" fo:border-top="0.002cm solid #ffffff" fo:border-bottom="0.002cm solid #ffffff">
        <style:background-image/>
      </style:table-cell-properties>
    </style:style>
    <style:style style:name="Table68.B1" style:family="table-cell" style:data-style-name="N100">
      <style:table-cell-properties fo:background-color="#83caff" fo:padding="0.097cm" fo:border-left="0.002cm solid #ffffff" fo:border-right="none" fo:border-top="0.002cm solid #ffffff" fo:border-bottom="0.002cm solid #ffffff">
        <style:background-image/>
      </style:table-cell-properties>
    </style:style>
    <style:style style:name="Table68.E1" style:family="table-cell">
      <style:table-cell-properties fo:background-color="#83caff" fo:padding="0.097cm" fo:border="0.002cm solid #ffffff">
        <style:background-image/>
      </style:table-cell-properties>
    </style:style>
    <style:style style:name="Table68.A2" style:family="table-cell">
      <style:table-cell-properties fo:background-color="#e6e6ff" fo:padding="0.097cm" fo:border-left="0.002cm solid #ffffff" fo:border-right="none" fo:border-top="none" fo:border-bottom="0.002cm solid #ffffff">
        <style:background-image/>
      </style:table-cell-properties>
    </style:style>
    <style:style style:name="Table68.E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47" style:family="table">
      <style:table-properties style:width="18.927cm" table:align="margins" style:shadow="#808080 0.079cm 0.079cm" style:writing-mode="lr-tb"/>
    </style:style>
    <style:style style:name="Table147.A" style:family="table-column">
      <style:table-column-properties style:column-width="4.374cm" style:rel-column-width="15150*"/>
    </style:style>
    <style:style style:name="Table147.B" style:family="table-column">
      <style:table-column-properties style:column-width="14.552cm" style:rel-column-width="50385*"/>
    </style:style>
    <style:style style:name="Table147.A1" style:family="table-cell">
      <style:table-cell-properties fo:background-color="#83caff" fo:padding="0.097cm" fo:border-left="0.002cm solid #ffffff" fo:border-right="none" fo:border-top="0.002cm solid #ffffff" fo:border-bottom="0.002cm solid #ffffff">
        <style:background-image/>
      </style:table-cell-properties>
    </style:style>
    <style:style style:name="Table147.B1" style:family="table-cell" style:data-style-name="N100">
      <style:table-cell-properties fo:background-color="#83caff" fo:padding="0.097cm" fo:border="0.002cm solid #ffffff">
        <style:background-image/>
      </style:table-cell-properties>
    </style:style>
    <style:style style:name="Table147.A2" style:family="table-cell">
      <style:table-cell-properties fo:background-color="#e6e6ff" fo:padding="0.097cm" fo:border-left="0.002cm solid #ffffff" fo:border-right="none" fo:border-top="none" fo:border-bottom="0.002cm solid #ffffff">
        <style:background-image/>
      </style:table-cell-properties>
    </style:style>
    <style:style style:name="Table14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P1" style:family="paragraph" style:parent-style-name="Standard">
      <style:paragraph-properties fo:text-align="center" style:justify-single-word="false"/>
      <style:text-properties style:font-name="宋体" fo:font-size="42pt" fo:font-weight="bold" style:font-size-asian="42pt" style:font-weight-asian="bold" style:font-size-complex="42pt"/>
    </style:style>
    <style:style style:name="P2" style:family="paragraph" style:parent-style-name="Standard">
      <style:text-properties style:font-name="宋体" fo:font-size="12pt" fo:font-weight="bold" style:font-size-asian="12pt" style:font-weight-asian="bold"/>
    </style:style>
    <style:style style:name="P3" style:family="paragraph" style:parent-style-name="Standard">
      <style:paragraph-properties>
        <style:tab-stops>
          <style:tab-stop style:position="17.762cm" style:type="right" style:leader-style="dotted" style:leader-text="."/>
        </style:tab-stops>
      </style:paragraph-properties>
      <style:text-properties style:font-name="宋体" fo:font-size="12pt" fo:font-weight="bold" style:font-size-asian="12pt" style:font-weight-asian="bold"/>
    </style:style>
    <style:style style:name="P4" style:family="paragraph" style:parent-style-name="Standard">
      <style:paragraph-properties fo:text-align="center" style:justify-single-word="false"/>
      <style:text-properties style:font-name="宋体" fo:font-size="12pt" fo:font-weight="bold" style:font-size-asian="12pt" style:font-weight-asian="bold"/>
    </style:style>
    <style:style style:name="P5" style:family="paragraph" style:parent-style-name="Standard">
      <style:paragraph-properties fo:text-align="end" style:justify-single-word="false"/>
      <style:text-properties style:font-name="宋体" fo:font-size="12pt" fo:font-weight="bold" style:font-size-asian="12pt" style:font-weight-asian="bold"/>
    </style:style>
    <style:style style:name="P6" style:family="paragraph" style:parent-style-name="Standard">
      <style:paragraph-properties fo:text-align="center" style:justify-single-word="false"/>
      <style:text-properties style:font-name="宋体" fo:font-size="36pt" fo:font-weight="bold" style:font-size-asian="36pt" style:font-weight-asian="bold" style:font-size-complex="36pt"/>
    </style:style>
    <style:style style:name="P7" style:family="paragraph" style:parent-style-name="Standard">
      <style:paragraph-properties fo:text-align="center" style:justify-single-word="false"/>
      <style:text-properties style:font-name="Times New Roman" fo:font-size="42pt" fo:font-weight="normal" style:font-size-asian="42pt" style:font-weight-asian="normal" style:font-size-complex="42pt" style:font-weight-complex="normal"/>
    </style:style>
    <style:style style:name="P8" style:family="paragraph" style:parent-style-name="Standard">
      <style:paragraph-properties fo:text-align="center" style:justify-single-word="false"/>
      <style:text-properties style:font-name="Times New Roman" fo:font-size="36pt" fo:font-weight="normal" style:font-size-asian="36pt" style:font-weight-asian="normal" style:font-size-complex="36pt" style:font-weight-complex="normal"/>
    </style:style>
    <style:style style:name="P9" style:family="paragraph" style:parent-style-name="Standard">
      <style:paragraph-properties fo:text-align="center" style:justify-single-word="false"/>
      <style:text-properties style:font-name="Times New Roman" fo:font-size="16pt" fo:font-weight="normal" style:font-name-asian="Times New Roman" style:font-size-asian="16pt" style:font-weight-asian="normal" style:font-size-complex="16pt" style:font-weight-complex="normal"/>
    </style:style>
    <style:style style:name="P10" style:family="paragraph" style:parent-style-name="Standard">
      <style:paragraph-properties fo:text-align="start" style:justify-single-word="false"/>
      <style:text-properties style:font-name="Times New Roman" fo:font-size="12pt" fo:font-weight="normal" style:font-name-asian="Times New Roman" style:font-size-asian="12pt" style:font-weight-asian="normal" style:font-size-complex="12pt" style:font-weight-complex="normal"/>
    </style:style>
    <style:style style:name="P11" style:family="paragraph" style:parent-style-name="Standard">
      <style:text-properties style:font-name="Times New Roman" fo:font-size="10.5pt" fo:font-weight="normal" style:font-name-asian="宋体1" style:font-size-asian="10.5pt" style:font-weight-asian="normal" style:font-name-complex="Courier New1" style:font-size-complex="10.5pt" style:font-weight-complex="normal"/>
    </style:style>
    <style:style style:name="P12" style:family="paragraph" style:parent-style-name="Standard">
      <style:paragraph-properties fo:text-align="center" style:justify-single-word="false"/>
      <style:text-properties style:font-name="Times New Roman" fo:font-size="10.5pt" fo:font-weight="normal" style:font-name-asian="宋体1" style:font-size-asian="10.5pt" style:font-weight-asian="normal" style:font-name-complex="Courier New1" style:font-size-complex="10.5pt" style:font-weight-complex="normal"/>
    </style:style>
    <style:style style:name="P13" style:family="paragraph" style:parent-style-name="Standard">
      <style:paragraph-properties fo:text-align="start" style:justify-single-word="false"/>
    </style:style>
    <style:style style:name="P14" style:family="paragraph" style:parent-style-name="Standard">
      <style:text-properties style:font-name="宋体1"/>
    </style:style>
    <style:style style:name="P15" style:family="paragraph" style:parent-style-name="Standard">
      <style:text-properties style:font-name="宋体1" style:font-name-asian="宋体1" style:font-name-complex="Courier New1" style:font-size-complex="10.5pt"/>
    </style:style>
    <style:style style:name="P16" style:family="paragraph" style:parent-style-name="Standard">
      <style:paragraph-properties fo:text-align="center" style:justify-single-word="false"/>
      <style:text-properties style:font-name="宋体1" style:font-name-asian="宋体1" style:font-name-complex="Courier New1" style:font-size-complex="10.5pt"/>
    </style:style>
    <style:style style:name="P17" style:family="paragraph" style:parent-style-name="Standard">
      <style:text-properties style:font-name="宋体1" fo:font-size="10.5pt" fo:font-weight="normal"/>
    </style:style>
    <style:style style:name="P18" style:family="paragraph" style:parent-style-name="Standard">
      <style:text-properties style:font-name="宋体1" fo:font-size="10.5pt" fo:font-weight="normal" style:font-name-asian="宋体1" style:font-size-asian="10.5pt" style:font-weight-asian="normal" style:font-size-complex="10.5pt" style:font-weight-complex="normal"/>
    </style:style>
    <style:style style:name="P19" style:family="paragraph" style:parent-style-name="Standard">
      <style:text-properties style:font-name="Courier New" fo:font-weight="normal" style:font-name-asian="宋体1" style:font-weight-asian="normal" style:font-name-complex="Courier New1" style:font-size-complex="10.5pt" style:font-weight-complex="normal"/>
    </style:style>
    <style:style style:name="P20" style:family="paragraph" style:parent-style-name="Standard">
      <style:text-properties style:font-name-asian="宋体1"/>
    </style:style>
    <style:style style:name="P21" style:family="paragraph" style:parent-style-name="Standard">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22" style:family="paragraph" style:parent-style-name="Standard">
      <style:paragraph-properties fo:text-align="center" style:justify-single-word="false"/>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23" style:family="paragraph" style:parent-style-name="Standard">
      <style:paragraph-properties fo:text-align="start" style:justify-single-word="false"/>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24" style:family="paragraph" style:parent-style-name="Standard">
      <style:text-properties style:use-window-font-color="true" style:font-name="Times New Roman" fo:language="en" fo:country="US" style:font-name-asian="宋体1" style:language-asian="zh" style:country-asian="CN" style:font-name-complex="Courier New1" style:language-complex="ar" style:country-complex="SA"/>
    </style:style>
    <style:style style:name="P25" style:family="paragraph" style:parent-style-name="Standard">
      <style:text-properties style:use-window-font-color="true" style:font-name="Times New Roman" fo:language="en" fo:country="US" style:text-underline-style="none" style:font-name-asian="宋体1" style:language-asian="zh" style:country-asian="CN" style:font-name-complex="Times New Roman" style:language-complex="ar" style:country-complex="SA"/>
    </style:style>
    <style:style style:name="P26" style:family="paragraph" style:parent-style-name="Standard">
      <style:text-properties style:use-window-font-color="true" style:font-name="Times New Roman" fo:font-size="10.5pt" fo:language="en" fo:country="US" fo:font-weight="normal" style:font-name-asian="宋体1" style:font-size-asian="10.5pt" style:language-asian="zh" style:country-asian="CN" style:font-weight-asian="normal" style:font-name-complex="Courier New1" style:font-size-complex="10.5pt" style:language-complex="ar" style:country-complex="SA" style:font-weight-complex="normal"/>
    </style:style>
    <style:style style:name="P27" style:family="paragraph" style:parent-style-name="Standard">
      <style:text-properties fo:font-variant="normal" fo:text-transform="none" fo:color="#000000" style:font-name="song" fo:font-size="9pt" fo:letter-spacing="normal" fo:font-style="normal" fo:font-weight="normal"/>
    </style:style>
    <style:style style:name="P28" style:family="paragraph" style:parent-style-name="Standard">
      <style:text-properties fo:font-variant="normal" fo:text-transform="none" fo:color="#000000" style:font-name="song" fo:font-size="9pt" fo:letter-spacing="normal" fo:font-style="normal" fo:font-weight="normal" style:font-name-asian="宋体1" style:font-size-asian="10.5pt" style:font-weight-asian="normal" style:font-name-complex="Courier New1" style:font-size-complex="10.5pt" style:font-weight-complex="normal"/>
    </style:style>
    <style:style style:name="P29" style:family="paragraph" style:parent-style-name="Standard">
      <style:text-properties fo:font-variant="normal" fo:text-transform="none" fo:color="#000000" style:font-name="Times New Roman" fo:font-size="10.5pt" fo:letter-spacing="normal" fo:font-style="normal" fo:font-weight="normal" style:font-name-asian="宋体1" style:font-size-asian="10.5pt" style:font-weight-asian="normal" style:font-size-complex="10.5pt" style:font-weight-complex="normal"/>
    </style:style>
    <style:style style:name="P30" style:family="paragraph" style:parent-style-name="Standard">
      <style:text-properties fo:font-variant="normal" fo:text-transform="none" fo:color="#0000ff" style:font-name="Times New Roman" fo:font-size="10.5pt" fo:letter-spacing="normal" fo:font-style="normal" fo:font-weight="normal" style:font-name-asian="宋体1" style:font-size-asian="10.5pt" style:font-weight-asian="normal" style:font-name-complex="Courier New1" style:font-size-complex="10.5pt" style:font-weight-complex="normal"/>
    </style:style>
    <style:style style:name="P31" style:family="paragraph" style:parent-style-name="Standard">
      <style:paragraph-properties fo:margin-left="0cm" fo:margin-right="0cm" fo:text-indent="0cm" style:auto-text-indent="false"/>
      <style:text-properties style:font-name="宋体1" style:font-name-asian="宋体1" style:font-name-complex="Courier New1" style:font-size-complex="10.5pt"/>
    </style:style>
    <style:style style:name="P32" style:family="paragraph" style:parent-style-name="Table_20_Contents">
      <style:text-properties style:font-name="Courier New" fo:font-weight="bold" style:font-name-asian="Courier New" style:font-weight-asian="bold" style:font-weight-complex="bold"/>
    </style:style>
    <style:style style:name="P33" style:family="paragraph" style:parent-style-name="Table_20_Contents">
      <style:text-properties style:font-name="Tahoma" style:font-name-asian="Tahoma" style:font-name-complex="Tahoma"/>
    </style:style>
    <style:style style:name="P34" style:family="paragraph" style:parent-style-name="Table_20_Contents">
      <style:text-properties style:font-name="Times New Roman"/>
    </style:style>
    <style:style style:name="P35" style:family="paragraph" style:parent-style-name="Table_20_Contents">
      <style:text-properties style:font-name="Times New Roman" style:font-name-asian="Times New Roman" style:font-name-complex="Tahoma"/>
    </style:style>
    <style:style style:name="P36" style:family="paragraph" style:parent-style-name="Table_20_Contents">
      <style:text-properties style:language-asian="zh" style:country-asian="CN"/>
    </style:style>
    <style:style style:name="P37" style:family="paragraph" style:parent-style-name="Standard">
      <style:paragraph-properties fo:background-color="transparent">
        <style:background-image/>
      </style:paragraph-properties>
      <style:text-properties fo:font-variant="normal" fo:text-transform="none" style:use-window-font-color="true" style:font-name="Times New Roman" fo:font-size="10.5pt" fo:letter-spacing="normal" fo:font-style="normal" fo:font-weight="normal" style:font-name-asian="宋体1" style:font-size-asian="10.5pt" style:font-weight-asian="normal" style:font-name-complex="Courier New1" style:font-size-complex="10.5pt" style:font-weight-complex="normal"/>
    </style:style>
    <style:style style:name="P38" style:family="paragraph" style:parent-style-name="Standard">
      <style:paragraph-properties fo:text-align="center" style:justify-single-word="false" fo:background-color="transparent">
        <style:background-image/>
      </style:paragraph-properties>
      <style:text-properties fo:font-variant="normal" fo:text-transform="none" style:use-window-font-color="true" style:font-name="Times New Roman" fo:font-size="10.5pt" fo:letter-spacing="normal" fo:font-style="normal" fo:font-weight="normal" style:font-name-asian="宋体1" style:font-size-asian="10.5pt" style:font-weight-asian="normal" style:font-name-complex="Courier New1" style:font-size-complex="10.5pt" style:font-weight-complex="normal"/>
    </style:style>
    <style:style style:name="P39" style:family="paragraph" style:parent-style-name="Contents_20_2">
      <style:paragraph-properties>
        <style:tab-stops>
          <style:tab-stop style:position="19.006cm" style:type="right" style:leader-style="dotted" style:leader-text="."/>
        </style:tab-stops>
      </style:paragraph-properties>
    </style:style>
    <style:style style:name="P40" style:family="paragraph" style:parent-style-name="Contents_20_1">
      <style:paragraph-properties>
        <style:tab-stops>
          <style:tab-stop style:position="19.006cm" style:type="right" style:leader-style="dotted" style:leader-text="."/>
        </style:tab-stops>
      </style:paragraph-properties>
    </style:style>
    <style:style style:name="P41" style:family="paragraph" style:parent-style-name="Standard" style:master-page-name="Standard">
      <style:paragraph-properties fo:text-align="center" style:justify-single-word="false" style:page-number="auto"/>
      <style:text-properties style:font-name="宋体" fo:font-size="42pt" fo:font-weight="bold" style:font-size-asian="42pt" style:font-weight-asian="bold" style:font-size-complex="42pt"/>
    </style:style>
    <style:style style:name="P42" style:family="paragraph" style:parent-style-name="Standard" style:list-style-name="L1">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43" style:family="paragraph" style:parent-style-name="Standard" style:list-style-name="L2">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44" style:family="paragraph" style:parent-style-name="Standard">
      <style:text-properties style:use-window-font-color="true" style:font-name="Times New Roman" fo:font-size="10.5pt" fo:language="en" fo:country="US" fo:font-weight="normal" style:font-name-asian="宋体1" style:font-size-asian="10.5pt" style:language-asian="zh" style:country-asian="CN" style:font-weight-asian="normal" style:font-name-complex="Courier New1" style:font-size-complex="10.5pt" style:language-complex="ar" style:country-complex="SA" style:font-weight-complex="normal"/>
    </style:style>
    <style:style style:name="P45" style:family="paragraph" style:parent-style-name="Heading_20_1" style:list-style-name="WW8Num13">
      <style:paragraph-properties fo:margin-left="0.75cm" fo:margin-right="0cm" fo:text-indent="-0.75cm" style:auto-text-indent="false"/>
    </style:style>
    <style:style style:name="P46" style:family="paragraph" style:parent-style-name="Heading_20_1" style:list-style-name="WW8Num13">
      <style:paragraph-properties fo:margin-left="0.75cm" fo:margin-right="0cm" fo:text-indent="-0.75cm" style:auto-text-indent="false"/>
      <style:text-properties style:font-name="Times New Roman" style:font-name-asian="宋体1"/>
    </style:style>
    <style:style style:name="P47" style:family="paragraph" style:parent-style-name="Heading_20_1" style:list-style-name="WW8Num13">
      <style:paragraph-properties fo:margin-left="0.75cm" fo:margin-right="0cm" fo:text-align="justify" style:justify-single-word="false" fo:orphans="0" fo:widows="0" fo:text-indent="-0.75cm" style:auto-text-indent="false" style:writing-mode="lr-tb"/>
    </style:style>
    <style:style style:name="P48"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宋体1"/>
    </style:style>
    <style:style style:name="P49"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宋体1" style:font-name-asian="宋体1"/>
    </style:style>
    <style:style style:name="P50"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use-window-font-color="true" style:font-name="宋体1" fo:language="en" fo:country="US" style:letter-kerning="true" style:font-name-asian="宋体1" style:language-asian="zh" style:country-asian="CN" style:font-name-complex="Times New Roman" style:language-complex="ar" style:country-complex="SA"/>
    </style:style>
    <style:style style:name="P51"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use-window-font-color="true" style:font-name="Times New Roman" fo:language="en" fo:country="US" style:letter-kerning="true" style:font-name-asian="宋体1" style:language-asian="zh" style:country-asian="CN" style:font-name-complex="Courier New1" style:language-complex="ar" style:country-complex="SA"/>
    </style:style>
    <style:style style:name="P52"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asian="宋体1"/>
    </style:style>
    <style:style style:name="P53"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Times New Roman" style:font-name-asian="宋体1" style:font-name-complex="Courier New1"/>
    </style:style>
    <style:style style:name="P54"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Times New Roman" style:font-name-asian="Times New Roman"/>
    </style:style>
    <style:style style:name="P55" style:family="paragraph" style:parent-style-name="Heading_20_2" style:list-style-name="WW8Num13">
      <style:paragraph-properties fo:margin-left="1cm" fo:margin-right="0cm" fo:text-align="justify" style:justify-single-word="false" fo:orphans="0" fo:widows="0" fo:text-indent="-1cm" style:auto-text-indent="false" style:writing-mode="lr-tb"/>
    </style:style>
    <style:style style:name="P56" style:family="paragraph" style:parent-style-name="Heading_20_2" style:list-style-name="WW8Num13">
      <style:paragraph-properties fo:margin-left="1cm" fo:margin-right="0cm" fo:text-indent="-1cm" style:auto-text-indent="false"/>
      <style:text-properties style:font-name="宋体1" style:font-name-asian="宋体1"/>
    </style:style>
    <style:style style:name="T1" style:family="text">
      <style:text-properties style:font-name="宋体" fo:font-size="12pt" fo:font-weight="bold" style:font-size-asian="12pt" style:font-weight-asian="bold"/>
    </style:style>
    <style:style style:name="T2" style:family="text">
      <style:text-properties fo:font-style="italic" style:font-style-asian="italic" style:font-style-complex="italic"/>
    </style:style>
    <style:style style:name="T3" style:family="text">
      <style:text-properties style:font-name-asian="宋体1"/>
    </style:style>
    <style:style style:name="T4" style:family="text">
      <style:text-properties style:font-name-asian="宋体1" style:font-size-complex="10.5pt"/>
    </style:style>
    <style:style style:name="T5" style:family="text">
      <style:text-properties style:font-name-asian="宋体1" style:font-size-asian="10.5pt" style:font-weight-asian="normal" style:font-size-complex="10.5pt" style:font-weight-complex="normal"/>
    </style:style>
    <style:style style:name="T6" style:family="text">
      <style:text-properties style:font-name="Times New Roman"/>
    </style:style>
    <style:style style:name="T7" style:family="text">
      <style:text-properties style:font-name="Times New Roman" fo:font-size="10.5pt"/>
    </style:style>
    <style:style style:name="T8" style:family="text">
      <style:text-properties style:font-name="Times New Roman" fo:font-size="10.5pt" style:font-name-asian="宋体1" style:font-size-asian="10.5pt" style:font-weight-asian="normal" style:font-size-complex="10.5pt" style:font-weight-complex="normal"/>
    </style:style>
    <style:style style:name="T9" style:family="text">
      <style:text-properties style:font-name="Times New Roman" fo:font-size="10.5pt" fo:font-weight="bold" style:font-name-asian="宋体1" style:font-size-asian="10.5pt" style:font-weight-asian="bold" style:font-size-complex="10.5pt" style:font-weight-complex="bold"/>
    </style:style>
    <style:style style:name="T10" style:family="text">
      <style:text-properties style:font-name="Times New Roman" fo:font-size="10.5pt" fo:font-weight="bold" style:font-weight-asian="bold" style:font-weight-complex="bold"/>
    </style:style>
    <style:style style:name="T11" style:family="text">
      <style:text-properties style:font-name="Times New Roman" style:font-name-asian="宋体1" style:font-size-complex="10.5pt"/>
    </style:style>
    <style:style style:name="T12" style:family="text">
      <style:text-properties style:font-name="Times New Roman" style:font-name-asian="宋体1" style:font-size-asian="10.5pt" style:font-weight-asian="normal" style:font-size-complex="10.5pt" style:font-weight-complex="normal"/>
    </style:style>
    <style:style style:name="T13" style:family="text">
      <style:text-properties style:font-name="Times New Roman" style:font-name-complex="Courier New1"/>
    </style:style>
    <style:style style:name="T14" style:family="text">
      <style:text-properties style:font-name-complex="Courier New1"/>
    </style:style>
    <style:style style:name="T15" style:family="text">
      <style:text-properties style:use-window-font-color="true"/>
    </style:style>
    <style:style style:name="T16" style:family="text">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T17" style:family="text">
      <style:text-properties style:use-window-font-color="true" style:font-name="Times New Roman" fo:language="en" fo:country="US" style:letter-kerning="true" style:language-asian="zh" style:country-asian="CN" style:font-name-complex="Courier New1" style:language-complex="ar" style:country-complex="SA"/>
    </style:style>
    <style:style style:name="T18" style:family="text">
      <style:text-properties style:use-window-font-color="true" style:font-name="Times New Roman" fo:language="en" fo:country="US" style:letter-kerning="true" style:font-name-asian="宋体1" style:language-asian="zh" style:country-asian="CN" style:font-name-complex="Courier New1" style:language-complex="ar" style:country-complex="SA"/>
    </style:style>
    <style:style style:name="T19" style:family="text">
      <style:text-properties style:use-window-font-color="true" style:font-name="Times New Roman" fo:language="en" fo:country="US" style:letter-kerning="true" style:font-name-asian="宋体1" style:language-asian="zh" style:country-asian="CN" style:font-name-complex="Times New Roman" style:language-complex="ar" style:country-complex="SA"/>
    </style:style>
    <style:style style:name="T20" style:family="text">
      <style:text-properties style:use-window-font-color="true" style:font-name="Times New Roman" fo:language="en" fo:country="US" style:font-name-asian="宋体" style:language-asian="zh" style:country-asian="CN" style:font-name-complex="Times New Roman" style:language-complex="ar" style:country-complex="SA"/>
    </style:style>
    <style:style style:name="T21" style:family="text">
      <style:text-properties style:use-window-font-color="true" style:font-name="Times New Roman" fo:font-size="10.5pt" style:font-name-asian="宋体1" style:font-size-asian="10.5pt" style:font-weight-asian="normal" style:font-size-complex="10.5pt" style:font-weight-complex="normal"/>
    </style:style>
    <style:style style:name="T22" style:family="text">
      <style:text-properties style:use-window-font-color="true" style:font-name="宋体1" fo:language="en" fo:country="US" style:letter-kerning="true" style:language-asian="zh" style:country-asian="CN" style:font-name-complex="Times New Roman" style:language-complex="ar" style:country-complex="SA"/>
    </style:style>
    <style:style style:name="T23" style:family="text">
      <style:text-properties style:use-window-font-color="true" fo:language="en" fo:country="US" style:letter-kerning="true" style:language-asian="zh" style:country-asian="CN" style:font-name-complex="Times New Roman" style:language-complex="ar" style:country-complex="SA"/>
    </style:style>
    <style:style style:name="T24" style:family="text">
      <style:text-properties style:use-window-font-color="true" fo:language="en" fo:country="US" style:letter-kerning="true" style:font-name-asian="宋体1" style:language-asian="zh" style:country-asian="CN" style:font-name-complex="Times New Roman" style:language-complex="ar" style:country-complex="SA"/>
    </style:style>
    <style:style style:name="T25" style:family="text">
      <style:text-properties style:text-underline-style="none"/>
    </style:style>
    <style:style style:name="T26" style:family="text">
      <style:text-properties fo:color="#0000ff" style:font-name="Times New Roman" fo:font-size="10.5pt"/>
    </style:style>
    <style:style style:name="T27" style:family="text">
      <style:text-properties fo:color="#0000ff" style:font-name="Times New Roman" fo:font-size="10.5pt" style:font-name-asian="宋体1" style:font-size-asian="10.5pt" style:font-weight-asian="normal" style:font-size-complex="10.5pt" style:font-weight-complex="normal"/>
    </style:style>
    <style:style style:name="T28" style:family="text">
      <style:text-properties fo:font-variant="normal" fo:text-transform="none" fo:color="#000000" style:font-name="Times New Roman" fo:letter-spacing="normal" fo:font-style="normal"/>
    </style:style>
    <style:style style:name="T29" style:family="text">
      <style:text-properties fo:font-variant="normal" fo:text-transform="none" fo:color="#000000" style:font-name="Times New Roman" fo:letter-spacing="normal" fo:font-style="normal" fo:font-weight="bold" style:font-size-asian="10.5pt" style:font-weight-asian="bold" style:font-size-complex="10.5pt" style:font-weight-complex="bold"/>
    </style:style>
    <style:style style:name="T30" style:family="text">
      <style:text-properties fo:font-variant="normal" fo:text-transform="none" fo:color="#000000" style:font-name="Times New Roman" fo:letter-spacing="normal" fo:font-style="normal" fo:font-weight="bold" style:font-name-asian="宋体1" style:font-size-asian="10.5pt" style:font-weight-asian="bold" style:font-size-complex="10.5pt" style:font-weight-complex="bold"/>
    </style:style>
    <style:style style:name="T31" style:family="text">
      <style:text-properties fo:font-variant="normal" fo:text-transform="none" fo:color="#000000" style:font-name="Times New Roman" fo:letter-spacing="normal" fo:font-style="normal" style:font-name-asian="宋体1" style:font-size-asian="10.5pt" style:font-weight-asian="normal" style:font-size-complex="10.5pt" style:font-weight-complex="normal"/>
    </style:style>
    <style:style style:name="T32" style:family="text">
      <style:text-properties fo:font-variant="normal" fo:text-transform="none" fo:color="#000000" fo:letter-spacing="normal" fo:font-style="normal" fo:font-weight="bold" style:font-weight-asian="bold" style:font-weight-complex="bold"/>
    </style:style>
    <style:style style:name="T33" style:family="text">
      <style:text-properties fo:font-variant="normal" fo:text-transform="none" fo:color="#0000ff" style:font-name="Times New Roman" fo:letter-spacing="normal" fo:font-style="normal" style:font-name-asian="宋体1" style:font-size-asian="10.5pt" style:font-weight-asian="normal" style:font-size-complex="10.5pt" style:font-weight-complex="normal"/>
    </style:style>
    <style:style style:name="T34" style:family="text">
      <style:text-properties fo:font-size="10.5pt" fo:font-weight="normal" style:font-size-asian="10.5pt" style:font-weight-asian="normal" style:font-size-complex="10.5pt" style:font-weight-complex="normal"/>
    </style:style>
    <style:style style:name="T35" style:family="text">
      <style:text-properties fo:font-size="10.5pt" fo:font-weight="normal" style:font-size-asian="10.5pt" style:font-weight-asian="normal" style:font-name-complex="Courier New1" style:font-size-complex="10.5pt" style:font-weight-complex="normal"/>
    </style:style>
    <style:style style:name="T36" style:family="text">
      <style:text-properties style:font-name="Times New Roman1"/>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
      <text:p text:style-name="P1"/>
      <text:p text:style-name="P7">The libcstl Library Design</text:p>
      <text:p text:style-name="P4"><text:s text:c="48"/></text:p>
      <text:p text:style-name="P6"><draw:frame draw:style-name="fr1" draw:name="图形1" text:anchor-type="paragraph" svg:width="11.748cm" svg:height="14.605cm" draw:z-index="2"><draw:image xlink:href="Pictures/10000000000001BC0000022890AC34FF.jpg" xlink:type="simple" xlink:show="embed" xlink:actuate="onLoad"/></draw:frame></text:p>
      <text:p text:style-name="P6"><text:soft-page-break/></text:p>
      <text:p text:style-name="P6"/>
      <text:p text:style-name="P8">The libcstl Library Design</text:p>
      <text:p text:style-name="P9">for libcstl 2.1</text:p>
      <text:p text:style-name="P9"/>
      <text:p text:style-name="P9">Wangbo</text:p>
      <text:p text:style-name="P9">2010-11-08</text:p>
      <text:p text:style-name="P6"/>
      <text:p text:style-name="P6"/>
      <text:p text:style-name="P6"/>
      <text:p text:style-name="P6"/>
      <text:p text:style-name="P6"/>
      <text:p text:style-name="P6"/>
      <text:p text:style-name="P10">This file documents the libcstl library.</text:p>
      <text:p text:style-name="P10">This is edition 2.1, last updated 2010-11-08, of <text:s/><text:span text:style-name="T2">The libcstl Library Design</text:span> for libcstl 2.1.</text:p>
      <text:p text:style-name="P10">Copyright (C) 2008, 2009, 2010, 2011 Wangbo &lt;activesys.wb@gmail.com&gt;</text:p>
      <text:p text:style-name="P13"><text:span text:style-name="Internet_20_link"><text:span text:style-name="T1"/></text:span></text:p>
      <text:p text:style-name="P5"/>
      <text:table-of-content text:style-name="Sect1" text:protected="true" text:name="Table of Contents1">
        <text:table-of-content-source text:outline-level="3">
          <text:index-title-template text:style-name="Contents_20_Heading">目录</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ext:soft-page-break/>目录</text:p>
          </text:index-title>
          <text:p text:style-name="P40">第一章概述<text:tab/>5</text:p>
          <text:p text:style-name="P39">第一节关于libcstl<text:tab/>5</text:p>
          <text:p text:style-name="P40">第二章libcstl库的基本结构<text:tab/>6</text:p>
          <text:p text:style-name="P39">第一节libcstl的组成部分<text:tab/>6</text:p>
          <text:p text:style-name="P39">第二节容器与迭代器<text:tab/>6</text:p>
          <text:p text:style-name="P39">第三节内存管理<text:tab/>7</text:p>
          <text:p text:style-name="P39">第四节算法和函数<text:tab/>8</text:p>
          <text:p text:style-name="P39">第五节类型机制<text:tab/>9</text:p>
          <text:p text:style-name="P40">第三章libcstl内存管理<text:tab/>11</text:p>
          <text:p text:style-name="P39">第一节小内存管理机制<text:tab/>11</text:p>
          <text:p text:style-name="P39">第二节内存管理代码结构<text:tab/>16</text:p>
          <text:p text:style-name="P39">第三节内部接口<text:tab/>18</text:p>
          <text:p text:style-name="P40">第四章libcstl类型机制<text:tab/>20</text:p>
          <text:p text:style-name="P39">第一节类型机制<text:tab/>20</text:p>
          <text:p text:style-name="P39">第二节类型机制的代码结构<text:tab/>21</text:p>
          <text:p text:style-name="P39">第三节外部接口<text:tab/>22</text:p>
          <text:p text:style-name="P39">第四节内部接口<text:tab/>23</text:p>
          <text:p text:style-name="P39">第五节类型识别<text:tab/>26</text:p>
          <text:p text:style-name="P40">第五章libcstl迭代器<text:tab/>33</text:p>
          <text:p text:style-name="P39">第一节迭代器的机制<text:tab/>33</text:p>
          <text:p text:style-name="P39">第二节迭代器的代码结构<text:tab/>33</text:p>
          <text:p text:style-name="P39">第三节对外接口<text:tab/>34</text:p>
          <text:p text:style-name="P39">第四节内部接口<text:tab/>40</text:p>
        </text:index-body>
      </text:table-of-content>
      <text:p text:style-name="P3"/>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list xml:id="list30223914" text:style-name="WW8Num13">
        <text:list-item>
          <text:h text:style-name="P45" text:outline-level="1"><text:soft-page-break/>概述</text:h>
          <text:list>
            <text:list-item>
              <text:h text:style-name="P48" text:outline-level="2"><text:span text:style-name="T3">关于</text:span><text:span text:style-name="T6">libcstl</text:span></text:h>
            </text:list-item>
          </text:list>
        </text:list-item>
      </text:list>
      <text:p text:style-name="P14"><text:span text:style-name="T4"><text:tab/>在使用</text:span><text:span text:style-name="T11">C</text:span><text:span text:style-name="T4">语言编程时没有像</text:span><text:span text:style-name="T11">C++</text:span><text:span text:style-name="T4">的中</text:span><text:span text:style-name="T11">STL</text:span><text:span text:style-name="T4">那样常用而且易于使用的数据结构库，因此为了给</text:span><text:span text:style-name="T11">C</text:span><text:span text:style-name="T4">语言编程提供方便，以</text:span><text:span text:style-name="T11">SGI STL</text:span><text:span text:style-name="T4">为蓝本使用</text:span><text:span text:style-name="T11">C</text:span><text:span text:style-name="T4">语言编写一个为</text:span><text:span text:style-name="T11">C</text:span><text:span text:style-name="T4">编程提供方便的数据结构库。</text:span></text:p>
      <text:p text:style-name="P14"><text:span text:style-name="T4"><text:tab/></text:span><text:span text:style-name="T11">STL</text:span><text:span text:style-name="T4">之所以方便是因为它提供的接口使用起来很方便，并且</text:span><text:span text:style-name="T11">STL</text:span><text:span text:style-name="T4">的容器中可以保存任何的数据类型，通过迭代器可以将通用的算法作用于任何容器之上，使用</text:span><text:span text:style-name="T11">C</text:span><text:span text:style-name="T4">语言编写的这个库要将</text:span><text:span text:style-name="T11">STL</text:span><text:span text:style-name="T4">这些便利之处都模仿出来，我们将这个库命名为</text:span><text:span text:style-name="T11">libcstl</text:span><text:span text:style-name="T4">。</text:span></text:p>
      <text:p text:style-name="P14"><text:span text:style-name="T4"><text:tab/></text:span><text:span text:style-name="T11">STL</text:span><text:span text:style-name="T4">是</text:span><text:span text:style-name="T11">C++</text:span><text:span text:style-name="T4">语言的标准库，支持标准</text:span><text:span text:style-name="T11">C++</text:span><text:span text:style-name="T4">的平台都支持</text:span><text:span text:style-name="T11">STL</text:span><text:span text:style-name="T4">(虽然实现不同，但是接口是标准的)，所以</text:span><text:span text:style-name="T11">libcstl</text:span><text:span text:style-name="T4">库也要具有可移植性，支持多平台。</text:span></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list xml:id="list36661354" text:continue-numbering="true" text:style-name="WW8Num13">
        <text:list-item>
          <text:h text:style-name="P46" text:outline-level="1"><text:soft-page-break/>libcstl库的基本结构</text:h>
          <text:list>
            <text:list-item>
              <text:h text:style-name="P50" text:outline-level="2"><text:span text:style-name="T6">libcstl</text:span>的组成部分</text:h>
            </text:list-item>
          </text:list>
        </text:list-item>
      </text:list>
      <text:p text:style-name="P11"><text:tab/>STL中容器用来保存数据，算法用来操作容器中的数据，它们之间通过迭代器做到了相符分离：算法可以通过迭代器来作用与适当的容器，容器的结构以及数据的细节都是隐藏与迭代器之下的，算法不需要知道。同时算法是可以配置的，通过适当的函数对象可以改变算法的行为。libcstl也具有类似的结构：</text:p>
      <text:p text:style-name="P12"><draw:frame draw:style-name="fr2" draw:name="图形2" text:anchor-type="paragraph" svg:width="19.006cm" svg:height="9.608cm" draw:z-index="0"><draw:image xlink:href="Pictures/10000000000002CE0000016BCBA0ABAA.jpg" xlink:type="simple" xlink:show="embed" xlink:actuate="onLoad"/></draw:frame>图2.1 libcstl 组件之间的关系</text:p>
      <text:p text:style-name="P11"/>
      <text:list xml:id="list36657271" text:continue-numbering="true" text:style-name="WW8Num13">
        <text:list-item>
          <text:list>
            <text:list-item>
              <text:h text:style-name="P56" text:outline-level="2">容器与迭代器</text:h>
            </text:list-item>
          </text:list>
        </text:list-item>
      </text:list>
      <text:p text:style-name="P15"><text:tab/>当算法作用于某个容器的时候，算法只要知道容器的迭代器就可以对容器中的数据进行操作，库中的多种容器提供的是统一的迭代器接口，这样迭代器就将容器的细节封装在迭代器接口之下了：</text:p>
      <text:p text:style-name="P16"><draw:frame draw:style-name="fr3" draw:name="图形33" text:anchor-type="paragraph" svg:width="19.006cm" svg:height="7.405cm" draw:z-index="1"><draw:image xlink:href="Pictures/10000000000003020000012C34E9B378.jpg" xlink:type="simple" xlink:show="embed" xlink:actuate="onLoad"/></draw:frame><text:soft-page-break/>图<text:span text:style-name="T6">2.2</text:span> 容器的迭代器接口</text:p>
      <text:p text:style-name="P15"/>
      <text:p text:style-name="P15"/>
      <text:list xml:id="list36675048" text:continue-numbering="true" text:style-name="WW8Num13">
        <text:list-item>
          <text:list>
            <text:list-item>
              <text:h text:style-name="P52" text:outline-level="2">内存<text:span text:style-name="T22">管理</text:span></text:h>
            </text:list-item>
          </text:list>
        </text:list-item>
      </text:list>
      <text:p text:style-name="P15"><text:tab/>容器中保存的数据都是保存在内存中的，因为容器中的数据是随时变化的所以容器免不了要经常分配和释放内存，<text:span text:style-name="T6">libcstl</text:span>采用一个内存管理组建来管理内存，减少程序与系统之间频繁的内存交互。每一个容器都有自己的内存管理组建，各个容器之间的内存是互不干扰的：</text:p>
      <text:p text:style-name="P16"><draw:frame draw:style-name="fr2" draw:name="图形34" text:anchor-type="paragraph" svg:width="19.006cm" svg:height="11.788cm" draw:z-index="3"><draw:image xlink:href="Pictures/10000000000002E4000001CB42D6B635.jpg" xlink:type="simple" xlink:show="embed" xlink:actuate="onLoad"/></draw:frame><text:soft-page-break/>图<text:span text:style-name="T6">2.3</text:span> 容器中的内存管理组件</text:p>
      <text:p text:style-name="P15"/>
      <text:list xml:id="list36664839" text:continue-numbering="true" text:style-name="WW8Num13">
        <text:list-item>
          <text:list>
            <text:list-item>
              <text:h text:style-name="P52" text:outline-level="2">算法和函数</text:h>
            </text:list-item>
          </text:list>
        </text:list-item>
      </text:list>
      <text:p text:style-name="P15"><text:tab/>算法是通过迭代器与容器中的数据进行交互的，算法还要靠函数来实际执行一些动作，没有函数的参与，算法不能够完成任务的。通过算法的接口可以改变算法使用的默认的函数，这样就改变了算法的行为：</text:p>
      <text:p text:style-name="P16"><draw:frame draw:style-name="fr3" draw:name="图形35" text:anchor-type="paragraph" svg:width="19.006cm" svg:height="11.455cm" draw:z-index="4"><draw:image xlink:href="Pictures/1000000000000319000001DE23C5BC5C.jpg" xlink:type="simple" xlink:show="embed" xlink:actuate="onLoad"/></draw:frame><text:soft-page-break/>图2.4 算法和函数</text:p>
      <text:p text:style-name="P15"/>
      <text:list xml:id="list36665808" text:continue-numbering="true" text:style-name="WW8Num13">
        <text:list-item>
          <text:list>
            <text:list-item>
              <text:h text:style-name="P52" text:outline-level="2">类型机制</text:h>
            </text:list-item>
          </text:list>
        </text:list-item>
      </text:list>
      <text:p text:style-name="P15"><text:tab/>容器中要保存任何类型的数据，这其中包括<text:span text:style-name="T6">C</text:span>语言内建的类型还有用户自定义的类型。对于各种类型容器都要知道它们相关的信息，最基本的，容器中经常要将数据排序，所以要知道关于某种类型数据的比较关系。此外可能有些数据需要在创建或者销毁的时候做一些额外的事情。这些类型信息都要保存在一个全局可访问的地方，并且这些类型不大可能经常变化：</text:p>
      <text:p text:style-name="P16"><draw:frame draw:style-name="fr4" draw:name="图形36" text:anchor-type="paragraph" svg:width="19.006cm" svg:height="7.571cm" draw:z-index="5"><draw:image xlink:href="Pictures/1000000000000276000000FBA6A68E0F.jpg" xlink:type="simple" xlink:show="embed" xlink:actuate="onLoad"/></draw:frame><text:soft-page-break/>图2.5 类型机制</text:p>
      <text:p text:style-name="P15"/>
      <text:p text:style-name="P15"/>
      <text:p text:style-name="P15"/>
      <text:p text:style-name="P15"/>
      <text:p text:style-name="P15"/>
      <text:p text:style-name="P15"/>
      <text:p text:style-name="P15"/>
      <text:p text:style-name="P15"/>
      <text:p text:style-name="P15"/>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list xml:id="list36666053" text:continue-numbering="true" text:style-name="WW8Num13">
        <text:list-item>
          <text:h text:style-name="P46" text:outline-level="1"><text:soft-page-break/>libcstl内存管理</text:h>
        </text:list-item>
      </text:list>
      <text:p text:style-name="P18"><text:span text:style-name="T14"><text:tab/></text:span><text:span text:style-name="T13">libcstl中的数据都是保存在容器中的，容器中用来保存数据的内存不是固定不变的，是动态分配的。所以，libcstl要为容器提供一个统一的内存管理机制。这个机制不能够简单的使用malloc()和free()，因为这样如果每次分配的内存较小，在多次分配后，容易造成内存碎片。所以在保存的单个数据足够小的情况下，要对于内存进行管理。</text:span></text:p>
      <text:p text:style-name="P11"><text:tab/>除了对于小内存进行管理外还要运行用户通过编译配置选择是否使用小内存管理，以及自动的内存管理切换。</text:p>
      <text:p text:style-name="P11"/>
      <text:list xml:id="list36667891" text:continue-numbering="true" text:style-name="WW8Num13">
        <text:list-item>
          <text:list>
            <text:list-item>
              <text:h text:style-name="P53" text:outline-level="2">小内存管理机制</text:h>
            </text:list-item>
          </text:list>
        </text:list-item>
      </text:list>
      <text:p text:style-name="P11"><text:tab/>我们认为当保存数据需要的内存小于128个字节的时候，分配内存的时候就容易造成内存碎片，所以在分配小于128个字节的内存的时候要启动小内存管理。同时在分配内存的时候都是按照字节边界分配的，也就是说例如你保存一个数据需要30个字节，在分配内存的时候程序自动的将这个数值提升到8的倍数，也就是实际回分配32个字节。这样小于等于128个字节并且的是8的倍数的内存块一共有16种：8, 16, 24, 32, 40, 48, 56, 84, 72, 80, 88, 96, 104, 112, 120, 128。这样我们可以使用一个数组表示这16中内存块：</text:p>
      <text:p text:style-name="P12"><draw:frame draw:style-name="fr4" draw:name="图形3" text:anchor-type="paragraph" svg:width="19.006cm" svg:height="2.57cm" draw:z-index="6"><draw:image xlink:href="Pictures/10000000000002A80000005CEE52AC41.jpg" xlink:type="simple" xlink:show="embed" xlink:actuate="onLoad"/></draw:frame>图 3.1 小内存管理数组</text:p>
      <text:p text:style-name="P11"><text:tab/>这个数组中每一个元素都指向一个相应大小的内存块链表。我们采用下面的方式组成内存块的链表结构：</text:p>
      <text:p text:style-name="P12"><draw:frame draw:style-name="fr2" draw:name="图形4" text:anchor-type="paragraph" svg:width="19.006cm" svg:height="12.199cm" draw:z-index="7"><draw:image xlink:href="Pictures/1000000000000319000001FDA7349261.jpg" xlink:type="simple" xlink:show="embed" xlink:actuate="onLoad"/></draw:frame><text:soft-page-break/>图 3.2 小内存块链表</text:p>
      <text:p text:style-name="P11"><text:tab/>这样的结构的一个好处是不会浪费存储空间，当内存块在链表中时，使用内存块的一部分作为指针来链接链表的各个项，当分配给用户之后，全部内存块都可以用来保存数据。在分配内存的时候，这样我们就可以在内存块链表中取出一个内存块分配给用户，然后将这个内存块从链表中去掉。在释放内存的时候，我们可以将用户使用后的内存块再次添加到相应的链表中等待下次再使用。</text:p>
      <text:p text:style-name="P11"><text:tab/>首先看一看分配内存时是怎么操作的：</text:p>
      <text:p text:style-name="P12"><draw:frame draw:style-name="fr3" draw:name="图形5" text:anchor-type="paragraph" svg:width="19.006cm" svg:height="13.899cm" draw:z-index="8"><draw:image xlink:href="Pictures/100000000000031900000244AA6FFCB9.jpg" xlink:type="simple" xlink:show="embed" xlink:actuate="onLoad"/></draw:frame><text:soft-page-break/>图 3.3 分配内存</text:p>
      <text:p text:style-name="P11"><text:tab/>在分配内存的时候，第一步通过待分配的内存块的大小在内存列表中找到相应的内存链表，第二步获得链表中的第一块内存，然后将内存列表中相应的内存链表指针指向下一块内存。</text:p>
      <text:p text:style-name="P11"><text:tab/>内存回收的时候是与内存分配相反的过程：</text:p>
      <text:p text:style-name="P12"><draw:frame draw:style-name="fr3" draw:name="图形6" text:anchor-type="paragraph" svg:width="19.006cm" svg:height="13.372cm" draw:z-index="9"><draw:image xlink:href="Pictures/10000000000003190000022E5F548836.jpg" xlink:type="simple" xlink:show="embed" xlink:actuate="onLoad"/></draw:frame><text:soft-page-break/>图 3.4 内存回收</text:p>
      <text:p text:style-name="P11"><text:tab/>内存回收是指将分配给用户的内存块重新链接到内存链表中，以后还可以使用。第一步同样是通过内存块的大小来计算相应的内存列表的位置从而得到内存链表的指针，第二步获得内存链表中的第一块内存的地址，将用户使用的内存块作为第一块内存块，将它格式化成内存块格式并指向当前内存链表的第一块内存块。第三步将内存列表中的指针指向新的内存链表的第一块内存，也就是用户需要释放的内存。</text:p>
      <text:p text:style-name="P11"><text:tab/>上面的内存块全部来自于内存池，内存池是向系统申请的一大块内存，然后我们将这一大块内存格式化成很多小块内存并链接在内存列表的相应的位置上：</text:p>
      <text:p text:style-name="P12"><draw:frame draw:style-name="fr3" draw:name="图形7" text:anchor-type="paragraph" svg:width="19.006cm" svg:height="11.393cm" draw:z-index="10"><draw:image xlink:href="Pictures/100000000000031A000001DCFA3A8D03.jpg" xlink:type="simple" xlink:show="embed" xlink:actuate="onLoad"/></draw:frame><text:soft-page-break/>图 3.5 内存池的使用</text:p>
      <text:p text:style-name="P11"><text:tab/>库中使用的内存池不是一个，当一个内存池用完了之后还要向系统申请其他的内存池，多个内存池是使用内存池列表来管理的：</text:p>
      <text:p text:style-name="P12"><draw:frame draw:style-name="fr3" draw:name="图形8" text:anchor-type="paragraph" svg:width="19.006cm" svg:height="10.149cm" draw:z-index="11"><draw:image xlink:href="Pictures/1000000000000318000001A78B3A60CB.jpg" xlink:type="simple" xlink:show="embed" xlink:actuate="onLoad"/></draw:frame>图 3.6 内存池管理</text:p>
      <text:p text:style-name="P11"><text:soft-page-break/><text:tab/>内存池管理列表是动态分配的列表，它的每一个元素都指向一个内存池，列表中的元素从头开始使用，没有使用的都指向NULL。当内存池管理列表不够用的时候，重新为内存池管理列表分配空间来保存更多的内存池。</text:p>
      <text:p text:style-name="P11"/>
      <text:p text:style-name="P11"><text:tab/>当用户申请的内存超过128个字节或者用户关闭了小内存管理机制，那么申请的内存就不属于内存管理机制的范围了，这样的内存申请使用传统的malloc和free来管理。</text:p>
      <text:p text:style-name="P11"/>
      <text:list xml:id="list36668035" text:continue-numbering="true" text:style-name="WW8Num13">
        <text:list-item>
          <text:list>
            <text:list-item>
              <text:h text:style-name="P52" text:outline-level="2">内存管理代码结构</text:h>
            </text:list-item>
          </text:list>
        </text:list-item>
      </text:list>
      <text:p text:style-name="P11"><text:tab/>libcstl定义了一个alloc_t类型来表示内存管理，这个类型包含在每一个容器类型中，为容器提供内存。此外还有一个_memlink_t类型表示小内存块的结构：</text:p>
      <table:table table:name="表格1" table:style-name="表格1">
        <table:table-column table:style-name="表格1.A"/>
        <table:table-row>
          <table:table-cell table:style-name="表格1.A1" office:value-type="string">
            <text:p text:style-name="P32">typedef union _tagmemlink </text:p>
            <text:p text:style-name="P32">{ </text:p>
            <text:p text:style-name="P32"><text:s text:c="4"/>union _tagmemlink* _pui_nextmem; <text:s/>/* 指向下一个内存块 */ </text:p>
            <text:p text:style-name="P32"><text:s text:c="4"/>_byte_t <text:s text:c="11"/>_pby_mem[1]; <text:s text:c="3"/>/* 内存块描述 */ </text:p>
            <text:p text:style-name="P32">}_memlink_t;</text:p>
          </table:table-cell>
        </table:table-row>
      </table:table>
      <text:p text:style-name="P11"><text:tab/>使用联合的特点是，当内存块在链表中时使用_pui_nextmem来表示链接，当分配给用户的时候，整个内存块都可用来保存数据。这样就不会浪费空间来保存链表指针了。同时每一个内存块至少是8个字节，这在32位和64位系统上都是足以保存指针类型的。</text:p>
      <text:p text:style-name="P11"><text:tab/>下面是alloc_t类型，它表示内存管理结构：</text:p>
      <table:table table:name="表格4" table:style-name="表格4">
        <table:table-column table:style-name="表格4.A"/>
        <table:table-row>
          <table:table-cell table:style-name="表格4.A1" office:value-type="string">
            <text:p text:style-name="P32">typedef struct _tagalloc </text:p>
            <text:p text:style-name="P32">{ </text:p>
            <text:p text:style-name="P32"><text:s text:c="4"/>_memlink_t* _apt_memlink[_MEM_LINK_COUNT]; <text:s text:c="2"/>/* 内存块管理列表 */ </text:p>
            <text:p text:style-name="P32"><text:s text:c="4"/>_byte_t** <text:s text:c="2"/>_ppby_mempoolcontainer; <text:s text:c="9"/>/* 内存池管理列表 */ </text:p>
            <text:p text:style-name="P32"><text:s text:c="4"/>_byte_t* <text:s text:c="3"/>_pby_mempool; <text:s text:c="20"/>/* 未使用的内存池的开始位置 */ </text:p>
            <text:p text:style-name="P32"><text:s text:c="4"/>size_t <text:s text:c="5"/>_t_mempoolsize; <text:s text:c="17"/>/* 内存池的大小 */ </text:p>
            <text:p text:style-name="P32"><text:s text:c="4"/>size_t <text:s text:c="5"/>_t_mempoolindex; <text:s text:c="16"/>/* 当前正在使用的内存池块的索引 */ </text:p>
            <text:p text:style-name="P32"><text:s text:c="4"/>size_t <text:s text:c="5"/>_t_mempoolcount; <text:s text:c="16"/>/* 内存池块的个数 */ </text:p>
            <text:p text:style-name="P32">}_alloc_t;</text:p>
          </table:table-cell>
        </table:table-row>
      </table:table>
      <text:p text:style-name="P11"><text:tab/><text:span text:style-name="T15">这里定义了一个常量:_MEM_POOL_DEFAULT_COUNT这个量是用来定义默认的内存池管理列表的大小的，2.0中将这个值定义为了4096这显然过大。这样就造成了libcstl占用内存过大。2.1要将这个值定义为更小更合理的值。</text:span></text:p>
      <text:p text:style-name="P11">内存管理结构如下：</text:p>
      <text:p text:style-name="P11"><draw:frame draw:style-name="fr3" draw:name="图形9" text:anchor-type="paragraph" svg:width="19.006cm" svg:height="26.88cm" draw:z-index="26"><draw:image xlink:href="Pictures/100000000000031A00000463EFA8D2C7.jpg" xlink:type="simple" xlink:show="embed" xlink:actuate="onLoad"/></draw:frame><text:soft-page-break/></text:p>
      <text:p text:style-name="P12"><text:soft-page-break/>图 3.7 内存管理结构</text:p>
      <text:p text:style-name="P11"/>
      <text:list xml:id="list36660086" text:continue-numbering="true" text:style-name="WW8Num13">
        <text:list-item>
          <text:list>
            <text:list-item>
              <text:h text:style-name="P51" text:outline-level="2">内部接口</text:h>
            </text:list-item>
          </text:list>
        </text:list-item>
      </text:list>
      <text:p text:style-name="P11"><text:tab/>无论用户是否关闭了小内存管理，内存管理对外应该提供统一的接口，将处理的细节隐藏在接口的下面。</text:p>
      <table:table table:name="表格5" table:style-name="表格5">
        <table:table-column table:style-name="表格5.A"/>
        <table:table-column table:style-name="表格5.B"/>
        <table:table-row>
          <table:table-cell table:style-name="表格5.A1" office:value-type="string">
            <text:p text:style-name="Table_20_Contents">_alloc_init</text:p>
          </table:table-cell>
          <table:table-cell table:style-name="表格5.B1" office:value-type="string">
            <text:p text:style-name="Table_20_Contents">初始化内存管理对象。</text:p>
          </table:table-cell>
        </table:table-row>
        <table:table-row>
          <table:table-cell table:style-name="表格5.A2" office:value-type="string">
            <text:p text:style-name="Table_20_Contents">_alloc_destroy</text:p>
          </table:table-cell>
          <table:table-cell table:style-name="表格5.B2" office:value-type="string">
            <text:p text:style-name="Table_20_Contents">销毁内存管理对象。</text:p>
          </table:table-cell>
        </table:table-row>
        <table:table-row>
          <table:table-cell table:style-name="表格5.A2" office:value-type="string">
            <text:p text:style-name="Table_20_Contents">_alloc_allocate</text:p>
          </table:table-cell>
          <table:table-cell table:style-name="表格5.B2" office:value-type="string">
            <text:p text:style-name="Table_20_Contents">分配内存。</text:p>
          </table:table-cell>
        </table:table-row>
        <table:table-row>
          <table:table-cell table:style-name="表格5.A2" office:value-type="string">
            <text:p text:style-name="Table_20_Contents">_alloc_deallocate</text:p>
          </table:table-cell>
          <table:table-cell table:style-name="表格5.B2" office:value-type="string">
            <text:p text:style-name="Table_20_Contents">回收内存。</text:p>
          </table:table-cell>
        </table:table-row>
        <table:table-row>
          <table:table-cell table:style-name="表格5.A2" office:value-type="string">
            <text:p text:style-name="Table_20_Contents">_alloc_is_inited</text:p>
          </table:table-cell>
          <table:table-cell table:style-name="表格5.B2" office:value-type="string">
            <text:p text:style-name="Table_20_Contents">测试_alloc_t类型是否被初始化。</text:p>
          </table:table-cell>
        </table:table-row>
      </table:table>
      <text:p text:style-name="P11"><text:tab/>接口函数原型：</text:p>
      <table:table table:name="表格6" table:style-name="表格6">
        <table:table-column table:style-name="表格6.A"/>
        <table:table-row>
          <table:table-cell table:style-name="表格6.A1" office:value-type="string">
            <text:p text:style-name="P32">void _alloc_init(_alloc_t* pt_allocator);</text:p>
          </table:table-cell>
        </table:table-row>
      </table:table>
      <text:p text:style-name="P11">描述：</text:p>
      <text:p text:style-name="P11"><text:tab/>初始化_alloc_t类型的数据。</text:p>
      <text:p text:style-name="P11">参数：</text:p>
      <text:p text:style-name="P11"><text:tab/>pt_allocator<text:tab/>指向_alloc_t类型数据的指针。</text:p>
      <text:p text:style-name="P11">返回值：</text:p>
      <text:p text:style-name="P11"><text:tab/>无</text:p>
      <text:p text:style-name="P11">注意：</text:p>
      <text:p text:style-name="P11"><text:tab/>pt_allocator == NULL函数的行为未定义。</text:p>
      <text:p text:style-name="P11"/>
      <table:table table:name="表格7" table:style-name="表格7">
        <table:table-column table:style-name="表格7.A"/>
        <table:table-row>
          <table:table-cell table:style-name="表格7.A1" office:value-type="string">
            <text:p text:style-name="P32">void _alloc_destroy(_alloc_t* pt_allocator);</text:p>
          </table:table-cell>
        </table:table-row>
      </table:table>
      <text:p text:style-name="P11">描述：</text:p>
      <text:p text:style-name="P11"><text:tab/>销毁_alloc_t类型的数据。</text:p>
      <text:p text:style-name="P11">参数：</text:p>
      <text:p text:style-name="P11"><text:tab/>pt_allocator<text:tab/>指向_alloc_t类型数据的指针。</text:p>
      <text:p text:style-name="P11">返回值：</text:p>
      <text:p text:style-name="P11"><text:tab/>无</text:p>
      <text:p text:style-name="P11">注意：</text:p>
      <text:p text:style-name="P11"><text:tab/>pt_allocator == NULL函数的行为未定义。</text:p>
      <text:p text:style-name="P11"><text:tab/>pt_allocator指向的_alloc_t类型的数据没有初始化那么函数的行为也是未定义的。</text:p>
      <text:p text:style-name="P11"/>
      <table:table table:name="表格8" table:style-name="表格8">
        <table:table-column table:style-name="表格8.A"/>
        <table:table-row>
          <table:table-cell table:style-name="表格8.A1" office:value-type="string">
            <text:p text:style-name="P32">void* _alloc_allocate(_alloc_t* pt_allocator, size_t t_size, size_t t_count);</text:p>
          </table:table-cell>
        </table:table-row>
      </table:table>
      <text:p text:style-name="P11">描述：</text:p>
      <text:p text:style-name="P11"><text:tab/>为用户分配指定大小的内存。</text:p>
      <text:p text:style-name="P11">参数：</text:p>
      <text:p text:style-name="P11"><text:tab/>pt_allocator<text:tab/>指向_alloc_t类型数据的指针。</text:p>
      <text:p text:style-name="P11"><text:tab/>t_size<text:tab/><text:tab/>数据的大小。</text:p>
      <text:p text:style-name="P11"><text:soft-page-break/><text:tab/>t_count<text:tab/><text:tab/>数据的个数。</text:p>
      <text:p text:style-name="P11">返回值：</text:p>
      <text:p text:style-name="P11"><text:tab/>指向为用户分配的内存。</text:p>
      <text:p text:style-name="P11">注意：</text:p>
      <text:p text:style-name="P11"><text:tab/>pt_allocator == NULL函数的行为未定义。</text:p>
      <text:p text:style-name="P11"><text:tab/>pt_allocator指向的_alloc_t类型的数据没有初始化那么函数的行为也是未定义的。</text:p>
      <text:p text:style-name="P11"><text:tab/>返回给用户的是指向t_size * t_count大小的内存块的指针，不会返回NULL。</text:p>
      <text:p text:style-name="P11"><text:tab/>但系统中没有足够的内存可以使用则回导致程序非正常退出并且标准出错中打印错误消息。</text:p>
      <text:p text:style-name="P11"/>
      <table:table table:name="表格9" table:style-name="表格9">
        <table:table-column table:style-name="表格9.A"/>
        <table:table-row>
          <table:table-cell table:style-name="表格9.A1" office:value-type="string">
            <text:p text:style-name="P32">void _alloc_deallocate( </text:p>
            <text:p text:style-name="P32"><text:s text:c="4"/>_alloc_t* pt_allocator, void* pv_allocmem, size_t t_size, size_t t_count);</text:p>
          </table:table-cell>
        </table:table-row>
      </table:table>
      <text:p text:style-name="P11">描述：</text:p>
      <text:p text:style-name="P11"><text:tab/>回收用户指定大小的内存。</text:p>
      <text:p text:style-name="P11">参数：</text:p>
      <text:p text:style-name="P11"><text:tab/>pt_allocator<text:tab/>指向_alloc_t类型数据的指针。</text:p>
      <text:p text:style-name="P11"><text:tab/>pv_allocmem<text:tab/>指向待回收的内存的指针。</text:p>
      <text:p text:style-name="P11"><text:tab/>t_size<text:tab/><text:tab/>数据的大小。</text:p>
      <text:p text:style-name="P11"><text:tab/>t_count<text:tab/><text:tab/>数据的个数。</text:p>
      <text:p text:style-name="P11">返回值：</text:p>
      <text:p text:style-name="P11"><text:tab/>无。</text:p>
      <text:p text:style-name="P11">注意：</text:p>
      <text:p text:style-name="P11"><text:tab/>pt_allocator == NULL函数的行为未定义。</text:p>
      <text:p text:style-name="P11"><text:tab/>pt_allocator指向的_alloc_t类型的数据没有初始化那么函数的行为也是未定义的。</text:p>
      <text:p text:style-name="P11"><text:tab/>pv_allocmem是指向t_size * t_count大小的内存块的指针，并且是由pt_allocater分配的内存，否则函数的行为是未定义的。</text:p>
      <text:p text:style-name="P11"/>
      <table:table table:name="Table137" table:style-name="Table137">
        <table:table-column table:style-name="Table137.A"/>
        <table:table-row>
          <table:table-cell table:style-name="Table137.A1" office:value-type="string">
            <text:p text:style-name="P32">bool_t _alloc_is_inited(const _alloc_t* cpt_allocator);</text:p>
          </table:table-cell>
        </table:table-row>
      </table:table>
      <text:p text:style-name="P11">描述：</text:p>
      <text:p text:style-name="P11"><text:tab/>测试_alloc_t类型是否被初始化。</text:p>
      <text:p text:style-name="P11">参数：</text:p>
      <text:p text:style-name="P11"><text:tab/>cpt_allocator<text:tab/>指向_alloc_t类型数据的指针。</text:p>
      <text:p text:style-name="P11">返回值：</text:p>
      <text:p text:style-name="P11"><text:tab/>如果_alloc_t类型被初始化则返回true，否则返回false。</text:p>
      <text:p text:style-name="P11">注意：</text:p>
      <text:p text:style-name="P11"><text:tab/>cpt_allocator == NULL函数的行为未定义。</text:p>
      <text:p text:style-name="P11"/>
      <text:p text:style-name="P11"/>
      <text:p text:style-name="P11"/>
      <text:p text:style-name="P11"/>
      <text:p text:style-name="P11"/>
      <text:p text:style-name="P11"/>
      <text:p text:style-name="P11"/>
      <text:p text:style-name="P11"/>
      <text:list xml:id="list36662644" text:continue-numbering="true" text:style-name="WW8Num13">
        <text:list-item>
          <text:h text:style-name="P47" text:outline-level="1"><text:soft-page-break/>libcstl<text:span text:style-name="T16">类型</text:span>机制</text:h>
        </text:list-item>
      </text:list>
      <text:p text:style-name="P11"><text:tab/>libcstl的在保存数据的时候需要类型信息，这些信息对于libcstl的各个容器来说是共用的，所以这些信息要保存在一个全局的位置，这样整个libcstl库都可以访问到。</text:p>
      <text:p text:style-name="P11"/>
      <text:list xml:id="list36671246" text:continue-numbering="true" text:style-name="WW8Num13">
        <text:list-item>
          <text:list>
            <text:list-item>
              <text:h text:style-name="P52" text:outline-level="2">类型<text:span text:style-name="T17">机制</text:span></text:h>
            </text:list-item>
          </text:list>
        </text:list-item>
      </text:list>
      <text:p text:style-name="P11"><text:tab/>对于类型这样的信息主要是查询，添加操作只有在注册新的类型的时候才能够用到，至于删除则不会用到，因为一个类型一旦注册了就是全局可用的信息了，没有任何容器可以删除这个信息，没有提供删除操作也是防止将其他组件正在使用的信息删掉，并且一个类型信息不会占用太大的空间，而且注册的类型相对较少。由于查找的操作占的比例很大，所以保存类型信息的结构就要适应快速的查找，使用哈希表结构可以提供接近常数时间复杂度的查找操作。使用类型名为键值来构建哈希函数。</text:p>
      <text:p text:style-name="P11"><text:tab/>对于一个类型，首先关心的是名字，这唯一的标识了一个类型，同时它也决定了类型在类型哈希表中的存储位置。其次最关心的是类型占用的内存的大小，因为这决定向内存申请多少空间。此外还要有关于类型的一些操作，类型的初始化，类型的复制，比较以及销毁，这些操作要在容器的操作中用到。</text:p>
      <text:p text:style-name="P11"><text:tab/>对于类型还有一个特殊的环节，例如C语言的类型int和signed int是同样的类型，此外用户可以使用typedef来为自定义类型起别名如typedef struct _tagfoo {...} foo_t;这样struct _tagfoo和foo_t是相同的类型。我们要同时保存这两个类型的名字但是又要将它们识别为同一个类型。对于这样的情况我们可以使用两部来解决这个问题，第一步先注册一个名字，第二步使用另一个名字将先前注册的类型复制。这两个步骤不应该对于类型的名字有什么要求。</text:p>
      <text:p text:style-name="P11"><text:tab/>使用两种结构来表示类型的信息，一种结构是单纯的保存类型的信息，另一种结构是表示类型在类型注册表中的位置。对于同一个类型的两个名字，只有一个类型信息，但是在注册表中有两个位置，这两个位置节点都指向同一个信息节点。类型信息结构：</text:p>
      <text:p text:style-name="P12"><draw:frame draw:style-name="fr3" draw:name="图形10" text:anchor-type="paragraph" svg:width="19.006cm" svg:height="12.367cm" draw:z-index="12"><draw:image xlink:href="Pictures/1000000000000319000002046B7CB450.jpg" xlink:type="simple" xlink:show="embed" xlink:actuate="onLoad"/></draw:frame><text:soft-page-break/>图 4.1 类型的注册以及复制</text:p>
      <text:p text:style-name="P11"><text:tab/>在注册一个类型的时候，首先根据类型的名字通过哈希函数计算得到这个类型在哈希表中的位置，然后查看是否这个类型的名字已经注册了，如果没有就生成一个类型位置的节点链接到哈希表相应的位置，然后根据用户提供的类型的名字，大小，操作函数等生成类型的信息节点，并将位置节点链接到这个信息节点上。</text:p>
      <text:p text:style-name="P11"><text:tab/>在复制一个类型的名字的时候，用户要提供一个已经注册的名字以及要复制的类型的名字，使用要复制的类型的名字通过哈希函数计算得到这个名字在哈希表中的位置，然后查看是否有同样的名字已经存在了，如果没有就生成一个类型位置节点并链接到哈希表的制定位置，然后根据已经注册的类型名字找到类型信息节点，将复制的类型位置节点指向类型信息节点。</text:p>
      <text:p text:style-name="P11"><text:tab/>对于用户来说，要提供一种机制让用户能够保存一种新的类型，以及复制现有的类型信息。对于libcstl内部要呢能够获得已经注册的类型信息。这样在用户注册了一个类型后libcstl应该能够自动的识别这个类型并得到相关的信息，同样，在复制了一个类型的信息之后，libcstl能够自动的将多种相关的信息识别为同一种类型。</text:p>
      <text:p text:style-name="P11"/>
      <text:list xml:id="list36657800" text:continue-numbering="true" text:style-name="WW8Num13">
        <text:list-item>
          <text:list>
            <text:list-item>
              <text:h text:style-name="P52" text:outline-level="2">类型机制的<text:span text:style-name="T17">代码</text:span>结构</text:h>
            </text:list-item>
          </text:list>
        </text:list-item>
      </text:list>
      <text:p text:style-name="P11"><text:tab/>libcstl定义结构_type_t来保存类型信息：</text:p>
      <table:table table:name="表格10" table:style-name="表格10">
        <table:table-column table:style-name="表格10.A"/>
        <table:table-row>
          <table:table-cell table:style-name="表格10.A1" office:value-type="string">
            <text:p text:style-name="P32">typedef struct _tagtype </text:p>
            <text:p text:style-name="P32">{ </text:p>
            <text:p text:style-name="P32"><text:s text:c="4"/>size_t <text:s text:c="11"/>_t_typesize; <text:s text:c="23"/>/* 类型的大小 */ </text:p>
            <text:p text:style-name="P32"><text:soft-page-break/><text:s text:c="4"/>char <text:s text:c="13"/>_sz_typename[_TYPE_NAME_SIZE+1]; <text:s text:c="3"/>/* 类型的名字 */ </text:p>
            <text:p text:style-name="P32"><text:s text:c="4"/>binary_function_t _t_typecopy; <text:s text:c="23"/>/* 类型的拷贝函数 */ </text:p>
            <text:p text:style-name="P32"><text:s text:c="4"/>binary_function_t _t_typeless; <text:s text:c="23"/>/* 类型的比较函数 */ </text:p>
            <text:p text:style-name="P32"><text:s text:c="4"/>unary_function_t <text:s/>_t_typeinit; <text:s text:c="23"/>/* 类型的初始化函数 */ </text:p>
            <text:p text:style-name="P32"><text:s text:c="4"/>unary_function_t <text:s/>_t_typedestroy; <text:s text:c="20"/>/* 类型的销毁函数 */ </text:p>
            <text:p text:style-name="P32">}_type_t;</text:p>
          </table:table-cell>
        </table:table-row>
      </table:table>
      <text:p text:style-name="P11"><text:tab/>使用_typenode_t来表示类型的位置信息：</text:p>
      <table:table table:name="表格11" table:style-name="表格11">
        <table:table-column table:style-name="表格11.A"/>
        <table:table-row>
          <table:table-cell table:style-name="表格11.A1" office:value-type="string">
            <text:p text:style-name="P32">typedef struct _tagtypenode </text:p>
            <text:p text:style-name="P32">{ </text:p>
            <text:p text:style-name="P32"><text:s text:c="4"/>char <text:s text:c="16"/>_sz_typename[_TYPE_NAME_SIZE+1]; <text:s text:c="2"/>/* 类型的名字 */ </text:p>
            <text:p text:style-name="P32"><text:s text:c="4"/>struct _tagtypenode* _pt_next; <text:s text:c="25"/>/* 下一个位置节点 */ </text:p>
            <text:p text:style-name="P32"><text:s text:c="4"/>_type_t* <text:s text:c="12"/>_pt_type; <text:s text:c="25"/>/* 类型的注册信息 */ </text:p>
            <text:p text:style-name="P32">}_typenode_t;</text:p>
          </table:table-cell>
        </table:table-row>
      </table:table>
      <text:p text:style-name="P11"><text:tab/>使用_typeregister_t表示类型注册表：</text:p>
      <table:table table:name="表格12" table:style-name="表格12">
        <table:table-column table:style-name="表格12.A"/>
        <table:table-row>
          <table:table-cell table:style-name="表格12.A1" office:value-type="string">
            <text:p text:style-name="P32">typedef struct _tagtyperegister </text:p>
            <text:p text:style-name="P32">{ </text:p>
            <text:p text:style-name="P32"><text:s text:c="4"/>bool_t <text:s text:c="14"/>_t_isinit; <text:s text:c="31"/>/* 初始化标记 */ </text:p>
            <text:p text:style-name="P32"><text:s text:c="4"/>_typenode_t* <text:s text:c="8"/>_apt_bucket[_TYPE_REGISTER_BUCKET_COUNT]; /* 哈希表结构 */ </text:p>
            <text:p text:style-name="P32"><text:s text:c="4"/>_alloc_t <text:s text:c="12"/>_t_allocator; </text:p>
            <text:p text:style-name="P32">}_typeregister_t;</text:p>
          </table:table-cell>
        </table:table-row>
      </table:table>
      <text:p text:style-name="P20"><text:tab/>使用_typeinfo_t表示在libcstl内部使用信息：</text:p>
      <table:table table:name="表格16" table:style-name="表格16">
        <table:table-column table:style-name="表格16.A"/>
        <table:table-row>
          <table:table-cell table:style-name="表格16.A1" office:value-type="string">
            <text:p text:style-name="P32">typedef struct _tagtypeinfo </text:p>
            <text:p text:style-name="P32">{ </text:p>
            <text:p text:style-name="P32"><text:s text:c="4"/>char <text:s text:c="8"/>_sz_typename[_TYPE_NAME_SIZE+1]; <text:s/>/* 类型的名字 */</text:p>
            <text:p text:style-name="P32"><text:s text:c="4"/>_type_t* <text:s text:c="4"/>_pt_type; <text:s text:c="24"/>/* 指向类型注册表中的类型信息 */</text:p>
            <text:p text:style-name="P32"><text:s text:c="4"/>_typestyle_t _t_style; </text:p>
            <text:p text:style-name="P32">}_typeinfo_t;</text:p>
          </table:table-cell>
        </table:table-row>
      </table:table>
      <text:p text:style-name="P11"/>
      <text:list xml:id="list36657810" text:continue-numbering="true" text:style-name="WW8Num13">
        <text:list-item>
          <text:list>
            <text:list-item>
              <text:h text:style-name="P52" text:outline-level="2">外部接口</text:h>
            </text:list-item>
          </text:list>
        </text:list-item>
      </text:list>
      <text:p text:style-name="P11"><text:tab/>类型机制提供了两个对外的接口，这个两个接口都是为用户提供的。</text:p>
      <table:table table:name="表格13" table:style-name="表格13">
        <table:table-column table:style-name="表格13.A"/>
        <table:table-column table:style-name="表格13.B"/>
        <table:table-row>
          <table:table-cell table:style-name="表格13.A1" office:value-type="string">
            <text:p text:style-name="Table_20_Contents">type_register</text:p>
          </table:table-cell>
          <table:table-cell table:style-name="表格13.B1" office:value-type="string">
            <text:p text:style-name="Table_20_Contents">类型注册。</text:p>
          </table:table-cell>
        </table:table-row>
        <table:table-row>
          <table:table-cell table:style-name="表格13.A2" office:value-type="string">
            <text:p text:style-name="Table_20_Contents">type_duplicate</text:p>
          </table:table-cell>
          <table:table-cell table:style-name="表格13.B2" office:value-type="string">
            <text:p text:style-name="Table_20_Contents">类型复制。</text:p>
          </table:table-cell>
        </table:table-row>
      </table:table>
      <text:p text:style-name="P11"><text:tab/>接口函数原型：</text:p>
      <table:table table:name="表格14" table:style-name="表格14">
        <table:table-column table:style-name="表格14.A"/>
        <table:table-row>
          <table:table-cell table:style-name="表格14.A1" office:value-type="string">
            <text:p text:style-name="P32">bool_t type_register( </text:p>
            <text:p text:style-name="P32"><text:s text:c="4"/>typename, </text:p>
            <text:p text:style-name="P32"><text:s text:c="4"/>unary_function_t t_typeinit, </text:p>
            <text:p text:style-name="P32"><text:s text:c="4"/>binary_function_t t_typecopy, </text:p>
            <text:p text:style-name="P32"><text:soft-page-break/><text:s text:c="4"/>binary_function_t t_typeless, </text:p>
            <text:p text:style-name="P32"><text:s text:c="4"/>unary_function_t t_typedestroy);</text:p>
          </table:table-cell>
        </table:table-row>
      </table:table>
      <text:p text:style-name="P11">描述：</text:p>
      <text:p text:style-name="P11"><text:tab/>注册名字为typename的数据类型。</text:p>
      <text:p text:style-name="P11">参数：</text:p>
      <text:p text:style-name="P11"><text:tab/>typename<text:tab/><text:tab/>注册的数据类型的描述。</text:p>
      <text:p text:style-name="P11"><text:tab/>t_typeinit<text:tab/><text:tab/>数据类型的初始化函数。</text:p>
      <text:p text:style-name="P11"><text:tab/>t_typecopy<text:tab/>数据类型的拷贝函数。</text:p>
      <text:p text:style-name="P11"><text:tab/>t_typeless<text:tab/>数据类型的比较函数。</text:p>
      <text:p text:style-name="P11"><text:tab/>t_typedestroy<text:tab/>数据类型的销毁函数。</text:p>
      <text:p text:style-name="P11">返回值：</text:p>
      <text:p text:style-name="P11"><text:tab/>注册成功返回true，否则返回false。</text:p>
      <text:p text:style-name="P11">注意：</text:p>
      <text:p text:style-name="P11"><text:tab/>typename是被注册的类型的名字，这个函数主要被用来注册用户自定义的类型。如果注册其他类型如vector_t&lt;int&gt;这样的写法是未定义的。如果typename不符合类型描述的语法或者注册的类型已经被注册了或者typename超过255个字符则注册失败。使用NULL来表示为typename类型使用默认的操作函数。一个类型注册之后它的相关信息是不可以修改的。</text:p>
      <text:p text:style-name="P11"/>
      <table:table table:name="表格15" table:style-name="表格15">
        <table:table-column table:style-name="表格15.A"/>
        <table:table-row>
          <table:table-cell table:style-name="表格15.A1" office:value-type="string">
            <text:p text:style-name="P32">bool_t type_duplicate( typename1, typename2);</text:p>
          </table:table-cell>
        </table:table-row>
      </table:table>
      <text:p text:style-name="P11">描述：</text:p>
      <text:p text:style-name="P11"><text:tab/>复制类型信息。</text:p>
      <text:p text:style-name="P11">参数：</text:p>
      <text:p text:style-name="P11"><text:tab/>typename<text:tab/>1<text:tab/>类型信息1。</text:p>
      <text:p text:style-name="P11"><text:tab/>typename2<text:tab/>类型信息2。</text:p>
      <text:p text:style-name="P11">返回值：</text:p>
      <text:p text:style-name="P11"><text:tab/>复制成功返回true，否则返回false。</text:p>
      <text:p text:style-name="P11">注意：</text:p>
      <text:p text:style-name="P11"><text:tab/>这个函数主要被用来复制用户自定义的类型。如果使用其他类型如vector_t&lt;int&gt;这样的写法是未定义的。typename1和typename2其中必须有一个是已经注册的类型，另一个是没有被注册的类型，否则这个函数将失败。如果typename不符合类型描述的语法或者typename超过255个字符则注册失败。一个类型复制之后它两个类型名字被认为是相同的类型，它们使用同样的类型信息，在相同类型容器中分别使用这两个类型的名字被认为是容器中的数据也是相同的，可以互操作的。可以多次使用这个函数来复制类型信息，这样同一个类型就可以有很多别名了。</text:p>
      <text:p text:style-name="P11"/>
      <text:list xml:id="list36673970" text:continue-numbering="true" text:style-name="WW8Num13">
        <text:list-item>
          <text:list>
            <text:list-item>
              <text:h text:style-name="P55" text:outline-level="2"><text:span text:style-name="T3">内部</text:span><text:span text:style-name="T24">接口</text:span></text:h>
            </text:list-item>
          </text:list>
        </text:list-item>
      </text:list>
      <text:p text:style-name="P11"><text:tab/>同时还要对于libcstl内部实现提供接口以便其他部分使用类型信息。</text:p>
      <table:table table:name="表格22" table:style-name="表格22">
        <table:table-column table:style-name="表格22.A"/>
        <table:table-column table:style-name="表格22.B"/>
        <table:table-row>
          <table:table-cell table:style-name="表格22.A1" office:value-type="string">
            <text:p text:style-name="Table_20_Contents">_type_get_type</text:p>
          </table:table-cell>
          <table:table-cell table:style-name="表格22.B1" office:value-type="string">
            <text:p text:style-name="Table_20_Contents">根据类型名字获得类型信息。</text:p>
          </table:table-cell>
        </table:table-row>
        <table:table-row>
          <table:table-cell table:style-name="表格22.A2" office:value-type="string">
            <text:p text:style-name="Table_20_Contents">_type_get_type_pair</text:p>
          </table:table-cell>
          <table:table-cell table:style-name="表格22.B2" office:value-type="string">
            <text:p text:style-name="Table_20_Contents">根据一对类型的名字获得两个类型信息。</text:p>
          </table:table-cell>
        </table:table-row>
        <table:table-row>
          <table:table-cell table:style-name="表格22.A2" office:value-type="string">
            <text:p text:style-name="Table_20_Contents">_type_is_same</text:p>
          </table:table-cell>
          <table:table-cell table:style-name="表格22.B2" office:value-type="string">
            <text:p text:style-name="Table_20_Contents">测试两个类型是否相同。</text:p>
          </table:table-cell>
        </table:table-row>
        <text:soft-page-break/>
        <table:table-row>
          <table:table-cell table:style-name="表格22.A2" office:value-type="string">
            <text:p text:style-name="Table_20_Contents">_type_get_varg_value</text:p>
          </table:table-cell>
          <table:table-cell table:style-name="表格22.B2" office:value-type="string">
            <text:p text:style-name="Table_20_Contents">获得可变参数中的类型的值。</text:p>
          </table:table-cell>
        </table:table-row>
        <table:table-row>
          <table:table-cell table:style-name="表格22.A2" office:value-type="string">
            <text:p text:style-name="Table_20_Contents">_type_get_elem_typename</text:p>
          </table:table-cell>
          <table:table-cell table:style-name="表格22.B2" office:value-type="string">
            <text:p text:style-name="Table_20_Contents">获得容器类型中数据的类型的名字。</text:p>
          </table:table-cell>
        </table:table-row>
        <table:table-row>
          <table:table-cell table:style-name="表格22.A2" office:value-type="string">
            <text:p text:style-name="Table_20_Contents">_type_debug</text:p>
          </table:table-cell>
          <table:table-cell table:style-name="表格22.B2" office:value-type="string">
            <text:p text:style-name="Table_20_Contents">调试类型注册信息。</text:p>
          </table:table-cell>
        </table:table-row>
      </table:table>
      <text:p text:style-name="Standard"/>
      <table:table table:name="表格2" table:style-name="表格2">
        <table:table-column table:style-name="表格2.A"/>
        <table:table-row>
          <table:table-cell table:style-name="表格2.A1" office:value-type="string">
            <text:p text:style-name="P32">void _type_get_type(_typeinfo_t* pt_typeinfo, const char* s_typename);</text:p>
          </table:table-cell>
        </table:table-row>
      </table:table>
      <text:p text:style-name="P11">描述：</text:p>
      <text:p text:style-name="P11"><text:tab/>根据类型的名字来获取获得类型信息并填充pt_typeinfo结构。</text:p>
      <text:p text:style-name="P11">参数：</text:p>
      <text:p text:style-name="P11"><text:tab/>pt_typeinfo<text:tab/>类型信息。</text:p>
      <text:p text:style-name="P11"><text:tab/>s_typename<text:tab/>类型名字。</text:p>
      <text:p text:style-name="P11">返回值：</text:p>
      <text:p text:style-name="P11"><text:tab/>无。</text:p>
      <text:p text:style-name="P11">注意：</text:p>
      <text:p text:style-name="P11"><text:tab/>pt_typeinfo或者s_typename为NULL则函数的行为是未定义的。如果s_typename不是已经注册的类型，pt_typeinfo-&gt;_t_style == <text:span text:style-name="T25">_TYPE_INVALID，pt_typeinfo-&gt;_pt_type == NULL。</text:span></text:p>
      <text:p text:style-name="P11"/>
      <table:table table:name="表格3" table:style-name="表格3">
        <table:table-column table:style-name="表格3.A"/>
        <table:table-row>
          <table:table-cell table:style-name="表格3.A1" office:value-type="string">
            <text:p text:style-name="P32">void _type_get_type_pair( </text:p>
            <text:p text:style-name="P32"><text:s text:c="4"/>_typeinfo_t* pt_typeinfofirst,</text:p>
            <text:p text:style-name="P32"><text:s text:c="4"/>_typeinfo_t* pt_typeinfosecond,</text:p>
            <text:p text:style-name="P32"><text:s text:c="4"/>const char* s_typename);</text:p>
          </table:table-cell>
        </table:table-row>
      </table:table>
      <text:p text:style-name="P11">描述：</text:p>
      <text:p text:style-name="P11"><text:tab/>根据类型的名字来获取获得两个类型信息并填充pt_typeinfofirst和pt_typeinfosecond结构。</text:p>
      <text:p text:style-name="P11">参数：</text:p>
      <text:p text:style-name="P11"><text:tab/>pt_typeinfofirst<text:tab/>第一个类型信息。</text:p>
      <text:p text:style-name="P11"><text:tab/>pt_typeinfosecond<text:tab/>第二个类型信息。</text:p>
      <text:p text:style-name="P11"><text:tab/>s_typename<text:tab/><text:tab/>类型名字。</text:p>
      <text:p text:style-name="P11">返回值：</text:p>
      <text:p text:style-name="P11"><text:tab/>无。</text:p>
      <text:p text:style-name="P11">注意：</text:p>
      <text:p text:style-name="P11"><text:tab/>这个函数是为pair_t类型提供的，pair_t的函数名字字符串的形式是“typename1, typename2”这样的形式，typename1和typename2都是类型的名字。pt_typeinfofirst或者pt_typeinfosecond或者s_typename为NULL，这个函数的行为是未定义的。如果s_typename不是“typename1,typename2”这样的形式或者typename1或者typename2不是注册类型那么pt_typeinfofirst-&gt;_t_stype == _TYPE_INVALID, pt_typeinfofirst-&gt;_pt_type == NULL, pt_typeinfosecond-&gt;_t_style == _TYPE_INVALID, pt_typeinfosecond-&gt;_pt_type == NULL。</text:p>
      <text:p text:style-name="P11"/>
      <table:table table:name="表格17" table:style-name="表格17">
        <table:table-column table:style-name="表格17.A"/>
        <table:table-row>
          <table:table-cell table:style-name="表格17.A1" office:value-type="string">
            <text:p text:style-name="P32">bool_t _type_is_same(const char* s_typename1, const char* s_typename2);</text:p>
          </table:table-cell>
        </table:table-row>
      </table:table>
      <text:p text:style-name="P11">描述：</text:p>
      <text:p text:style-name="P11"><text:tab/>测试两个已经注册的名字是否是同种类型。</text:p>
      <text:p text:style-name="P11">参数：</text:p>
      <text:p text:style-name="P11"><text:tab/>s_typename1<text:tab/>第一个类型的名字。</text:p>
      <text:p text:style-name="P11"><text:tab/>s_typename2<text:tab/>第二个类型的名字。</text:p>
      <text:p text:style-name="P11"><text:soft-page-break/>返回值：</text:p>
      <text:p text:style-name="P11"><text:tab/>同种类型返回true，否则返回false。</text:p>
      <text:p text:style-name="P11">注意：</text:p>
      <text:p text:style-name="P11"><text:tab/>s_typename1或者s_typename2为NULL则函数的行为是未定义的。如果s_typename1或者s_typename2其中有非注册类型那么返回false。</text:p>
      <text:p text:style-name="P11"/>
      <table:table table:name="表格18" table:style-name="表格18">
        <table:table-column table:style-name="表格18.A"/>
        <table:table-row>
          <table:table-cell table:style-name="表格18.A1" office:value-type="string">
            <text:p text:style-name="P32">void _type_get_varg_value( </text:p>
            <text:p text:style-name="P32"><text:s text:c="4"/>_typeinfo_t* pt_typeinfo, va_list val_elemlist, void* pv_output);</text:p>
          </table:table-cell>
        </table:table-row>
      </table:table>
      <text:p text:style-name="P11">描述：</text:p>
      <text:p text:style-name="P11"><text:tab/>根据类型信息从可变参数列表中取出数据并填充到pv_output中。</text:p>
      <text:p text:style-name="P11">参数：</text:p>
      <text:p text:style-name="P11"><text:tab/>pt_typeinfo<text:tab/>类型信息。</text:p>
      <text:p text:style-name="P11"><text:tab/>val_elemlist<text:tab/>可变参数列表。</text:p>
      <text:p text:style-name="P11"><text:tab/>pv_output<text:tab/>获得数据的缓冲区。</text:p>
      <text:p text:style-name="P11">返回值：</text:p>
      <text:p text:style-name="P11"><text:tab/>无。</text:p>
      <text:p text:style-name="P11">注意：</text:p>
      <text:p text:style-name="P11"><text:tab/>pt_typeinfo或者pv_output为NULL，则函数是未定义的。如果pt_typeinfo-&gt;_t_style == _TYPE_INVALD或者pt_typeinfo-&gt;_pt_type == NULL则函数的行为是未定义的。如果pv_output指向的缓冲区要满足制定类型的大小。</text:p>
      <text:p text:style-name="P11"/>
      <table:table table:name="表格19" table:style-name="表格19">
        <table:table-column table:style-name="表格19.A"/>
        <table:table-row>
          <table:table-cell table:style-name="表格19.A1" office:value-type="string">
            <text:p text:style-name="P32">void _type_get_elem_typename(const char* s_typename, char* s_elemtypename);</text:p>
          </table:table-cell>
        </table:table-row>
      </table:table>
      <text:p text:style-name="P11">描述：</text:p>
      <text:p text:style-name="P11"><text:tab/>根据类型名字获取类型中保存的数据的类型名字。</text:p>
      <text:p text:style-name="P11">参数：</text:p>
      <text:p text:style-name="P11"><text:tab/>s_typename<text:tab/><text:tab/>类型名字。</text:p>
      <text:p text:style-name="P11"><text:tab/>s_elemtypename<text:tab/>数据的类型名字。</text:p>
      <text:p text:style-name="P11">返回值：</text:p>
      <text:p text:style-name="P11"><text:tab/>无。</text:p>
      <text:p text:style-name="P11">注意：</text:p>
      <text:p text:style-name="P11"><text:tab/>这个函数是从如vector_t&lt;map_t&lt;int, long&gt;&gt;这样的容器类型名字中提取出容器中保存的数据的类型名字也就是map_t&lt;int, long&gt;。如果s_typename不是容器类型的名字那么函数的行为是未定义的。如果s_typename和s_elemtypename是NULL那么函数的行为是未定义的。</text:p>
      <text:p text:style-name="P11"/>
      <table:table table:name="表格20" table:style-name="表格20">
        <table:table-column table:style-name="表格20.A"/>
        <table:table-row>
          <table:table-cell table:style-name="表格20.A1" office:value-type="string">
            <text:p text:style-name="P32">void _type_debug(void);</text:p>
          </table:table-cell>
        </table:table-row>
      </table:table>
      <text:p text:style-name="P11">描述：</text:p>
      <text:p text:style-name="P11"><text:tab/>调试类型注册表信息，以树状的形式打印出类型注册表。</text:p>
      <text:p text:style-name="P11">参数：</text:p>
      <text:p text:style-name="P11"><text:tab/>无。</text:p>
      <text:p text:style-name="P11">返回值：</text:p>
      <text:p text:style-name="P11"><text:tab/>无。</text:p>
      <text:p text:style-name="P11">注意：</text:p>
      <text:p text:style-name="P11"><text:tab/>这个函数是为开发者提供的调试函数。在类型注册表初始化之前调用这个函数行为是未定义的。</text:p>
      <text:p text:style-name="P11"><text:soft-page-break/></text:p>
      <text:list xml:id="list36645719" text:continue-numbering="true" text:style-name="WW8Num13">
        <text:list-item>
          <text:list>
            <text:list-item>
              <text:h text:style-name="P55" text:outline-level="2"><text:span text:style-name="T3">类型</text:span><text:span text:style-name="T18">识别</text:span></text:h>
            </text:list-item>
          </text:list>
        </text:list-item>
      </text:list>
      <text:p text:style-name="P11"><text:tab/>当类型信息都保存在类型注册表中了，我们是通过类型的名字来获取类型信息的。但是识别合法的类型名字不是一件简单的事情，例如C内建类型有int, unsigned long int还有char*等等这样的都是合法的类型名字，用户自定义的类型名字可能是struct abc或者enum def等等，libcstl容器的名字就更复杂了vector_t&lt;int&gt;，map_t&lt;int, char*&gt;甚至是hash_map_t&lt;list_t&lt;double&gt;, pair_t&lt; <text:s text:c="7"/>vector_t&lt;unsigned long&gt;,stack_t <text:s text:c="9"/>&lt;signed short int <text:s text:c="3"/>&gt;&gt; <text:s text:c="5"/>&gt;这样的名字都应该是合法的。那么怎么样来识别这些名字呢？</text:p>
      <text:p text:style-name="P11"><text:tab/>为这些名字定义一套语法，通过语法和此法解析来获得类型的名字。下面是词法和语法定义：</text:p>
      <text:p text:style-name="P11">词法描述：</text:p>
      <text:p text:style-name="P18"><text:tab/>使用正则表达式的方式描述词法：</text:p>
      <text:p text:style-name="P29">letter <text:s text:c="8"/>: [a~zA~Z]</text:p>
      <text:p text:style-name="P29">digit <text:s text:c="9"/>: [0~9]</text:p>
      <text:p text:style-name="P29">identifier <text:s/>: (letter | _)(letter | digit | \*)*</text:p>
      <text:p text:style-name="P29">sign <text:s text:c="9"/>: &lt; | , | &gt; </text:p>
      <text:p text:style-name="P29">space <text:s text:c="7"/>: ' ' | '\t' | '\v' | '\f' | '\r' | '\n'</text:p>
      <text:p text:style-name="P18"><text:tab/><text:span text:style-name="T28">letter是小写字符和大写字符的合计， digit是字符0到9， identifier是以字符和下划线开头后面跟着数字或者下划线或者星号，sign是大于号小于号和逗号， space是空格tab回车换行等。</text:span></text:p>
      <text:p text:style-name="P18"><text:tab/>下面列出的都是描述中使用的保留字，它们与普通的<text:span text:style-name="T28">identifier不同，我们使用蓝色表示：</text:span></text:p>
      <text:p text:style-name="P30">char <text:s text:c="3"/>int <text:s text:c="3"/>short <text:s text:c="3"/>long <text:s text:c="3"/>float <text:s text:c="3"/>double <text:s text:c="3"/>signed <text:s text:c="3"/>unsigned <text:s text:c="3"/>char* <text:s text:c="3"/>bool_t <text:s text:c="3"/>struct <text:s text:c="3"/>enum <text:s text:c="3"/>union <text:s text:c="3"/>vector_t <text:s text:c="3"/>list_t <text:s text:c="3"/></text:p>
      <text:p text:style-name="P30">slist_t <text:s text:c="3"/>deque_t <text:s text:c="4"/>stack_t <text:s text:c="3"/>queue_t <text:s text:c="3"/>priority_queue_t <text:s text:c="3"/>set_t <text:s text:c="3"/>map_t <text:s text:c="3"/>multiset_t <text:s text:c="3"/>multimap_t <text:s text:c="3"/>hash_set_t <text:s text:c="3"/>hash_map_t <text:s text:c="3"/></text:p>
      <text:p text:style-name="P30">hash_multiset_t <text:s text:c="3"/>hash_multimap_t <text:s text:c="3"/>pair_t <text:s text:c="3"/>string_t <text:s text:c="3"/>iterator_t <text:s text:c="3"/>vector_iterator_t <text:s text:c="3"/>list_iterator_t <text:s text:c="3"/>slist_iterator_t <text:s text:c="3"/></text:p>
      <text:p text:style-name="P30">deque_iterator_t <text:s text:c="3"/>set_iterator_t <text:s text:c="3"/>map_iterator_t <text:s text:c="3"/>multiset_iterator_t <text:s text:c="3"/>multimap_iterator_t <text:s text:c="3"/>hash_set_iterator_t <text:s text:c="3"/></text:p>
      <text:p text:style-name="P30">hash_map_iterator_t <text:s text:c="3"/>hash_multiset_iterator_t <text:s text:c="3"/>hash_multimap_iterator_t <text:s text:c="3"/>string_iterator_t <text:s text:c="3"/>input_iterator_t <text:s text:c="3"/></text:p>
      <text:p text:style-name="P30">output_iterator_t <text:s text:c="3"/>forward_iterator_t <text:s text:c="3"/>bidirectional_iterator_t <text:s text:c="3"/>random_access_iterator_t</text:p>
      <text:p text:style-name="P30"/>
      <text:p text:style-name="P11">语法描述：</text:p>
      <text:p text:style-name="P17"><text:span text:style-name="T5"><text:tab/>下面使用</text:span><text:span text:style-name="T12">BNF</text:span><text:span text:style-name="T5">描述整个语法，其中粗体的大写字符表示产生式如</text:span><text:span text:style-name="T29">TYPE_DESCRIPT</text:span><text:span text:style-name="T31">，使用小写字符表示终结符如 identifier，使用蓝色的小写字符表示保留字如</text:span><text:span text:style-name="T33">vector_t</text:span><text:span text:style-name="T31">，使用</text:span><text:span text:style-name="T30">=&gt;</text:span><text:span text:style-name="T31">表示推出符号，使用|表示可选产生式，符号就使用本身表示如&lt;。</text:span></text:p>
      <text:p text:style-name="P27"><text:span text:style-name="T9">TYPE_DESCRIPT</text:span><text:span text:style-name="T8"> </text:span><text:span text:style-name="T9">=&gt; C_BUILTIN </text:span><text:span text:style-name="T8">|</text:span><text:span text:style-name="T9"> USER_DEFINE </text:span><text:span text:style-name="T8">| </text:span><text:span text:style-name="T9">CSTL_BUILTIN</text:span></text:p>
      <text:p text:style-name="P27"><text:span text:style-name="T9">C_BUILTIN =&gt;</text:span><text:span text:style-name="T8"> </text:span><text:span text:style-name="T27">char</text:span><text:span text:style-name="T8"> | </text:span><text:span text:style-name="T27">signed</text:span><text:span text:style-name="T8"> </text:span><text:span text:style-name="T27">char</text:span><text:span text:style-name="T8"> | </text:span><text:span text:style-name="T27">unsigned</text:span><text:span text:style-name="T8"> </text:span><text:span text:style-name="T27">char</text:span><text:span text:style-name="T8"> | </text:span><text:span text:style-name="T27">short</text:span><text:span text:style-name="T8"> | </text:span><text:span text:style-name="T27">signed</text:span><text:span text:style-name="T8"> </text:span><text:span text:style-name="T27">short</text:span><text:span text:style-name="T8"> | </text:span><text:span text:style-name="T27">short</text:span><text:span text:style-name="T8"> </text:span><text:span text:style-name="T27">int</text:span><text:span text:style-name="T8"> | </text:span><text:span text:style-name="T27">signed</text:span><text:span text:style-name="T8"> </text:span><text:span text:style-name="T27">short</text:span><text:span text:style-name="T8"> </text:span><text:span text:style-name="T27">int</text:span><text:span text:style-name="T8"> | </text:span><text:span text:style-name="T27">unsigned</text:span><text:span text:style-name="T8"> </text:span><text:span text:style-name="T27">short</text:span><text:span text:style-name="T8"> |</text:span></text:p>
      <text:p text:style-name="P27"><text:span text:style-name="T8"><text:s text:c="14"/></text:span><text:span text:style-name="T27">unsigned</text:span><text:span text:style-name="T8"> </text:span><text:span text:style-name="T27">short</text:span><text:span text:style-name="T8"> </text:span><text:span text:style-name="T27">int</text:span><text:span text:style-name="T8"> | </text:span><text:span text:style-name="T27">int</text:span><text:span text:style-name="T8"> | </text:span><text:span text:style-name="T27">signed</text:span><text:span text:style-name="T8"> | </text:span><text:span text:style-name="T27">signed</text:span><text:span text:style-name="T8"> </text:span><text:span text:style-name="T27">int</text:span><text:span text:style-name="T8"> | </text:span><text:span text:style-name="T27">unsigned</text:span><text:span text:style-name="T8"> | </text:span><text:span text:style-name="T27">unsigned</text:span><text:span text:style-name="T8"> </text:span><text:span text:style-name="T27">int</text:span><text:span text:style-name="T8"> | </text:span><text:span text:style-name="T27">long</text:span><text:span text:style-name="T8"> | </text:span><text:span text:style-name="T27">signed</text:span><text:span text:style-name="T8"> </text:span><text:span text:style-name="T27">long</text:span><text:span text:style-name="T8"> | </text:span><text:span text:style-name="T27">long</text:span><text:span text:style-name="T8"> </text:span><text:span text:style-name="T27">int</text:span><text:span text:style-name="T8"> |</text:span></text:p>
      <text:p text:style-name="P27"><text:span text:style-name="T8"><text:s text:c="14"/></text:span><text:span text:style-name="T27">signed</text:span><text:span text:style-name="T8"> </text:span><text:span text:style-name="T27">long</text:span><text:span text:style-name="T8"> </text:span><text:span text:style-name="T27">int</text:span><text:span text:style-name="T8"> | </text:span><text:span text:style-name="T27">unsigned</text:span><text:span text:style-name="T8"> </text:span><text:span text:style-name="T27">long</text:span><text:span text:style-name="T8"> | </text:span><text:span text:style-name="T27">unsigned</text:span><text:span text:style-name="T8"> </text:span><text:span text:style-name="T27">long</text:span><text:span text:style-name="T8"> </text:span><text:span text:style-name="T27">int</text:span><text:span text:style-name="T8"> | </text:span><text:span text:style-name="T27">float</text:span><text:span text:style-name="T8"> | </text:span><text:span text:style-name="T27">double</text:span><text:span text:style-name="T8"> | </text:span><text:span text:style-name="T27">long</text:span><text:span text:style-name="T8"> </text:span><text:span text:style-name="T27">double</text:span><text:span text:style-name="T8"> | </text:span><text:span text:style-name="T27">char*</text:span><text:span text:style-name="T8"> | </text:span><text:span text:style-name="T27">bool_t</text:span></text:p>
      <text:p text:style-name="P27"><text:span text:style-name="T9">USER_DEFINE =&gt; USER_DEFINE_TYPE</text:span><text:span text:style-name="T8"> </text:span><text:span text:style-name="T21">identifier</text:span><text:span text:style-name="T8"> | identifier</text:span></text:p>
      <text:p text:style-name="P27"><text:span text:style-name="T9">USER_DEFINE_TYPE =&gt;</text:span><text:span text:style-name="T8"> </text:span><text:span text:style-name="T27">struct</text:span><text:span text:style-name="T8"> | </text:span><text:span text:style-name="T27">enum</text:span><text:span text:style-name="T8"> | </text:span><text:span text:style-name="T27">union</text:span></text:p>
      <text:p text:style-name="P27"><text:span text:style-name="T9">CSTL_BUILTIN =&gt; SEQUENCE</text:span><text:span text:style-name="T8"> | </text:span><text:span text:style-name="T9">RELATION</text:span><text:span text:style-name="T8"> | </text:span><text:span text:style-name="T27">string_t</text:span><text:span text:style-name="T8"> | </text:span><text:span text:style-name="T9">ITERATOR</text:span></text:p>
      <text:p text:style-name="P27"><text:span text:style-name="T9">ITERATOR</text:span><text:span text:style-name="T8"> </text:span><text:span text:style-name="T9">=&gt;</text:span><text:span text:style-name="T8"> </text:span><text:span text:style-name="T27">iterator_t</text:span><text:span text:style-name="T8"> | </text:span><text:span text:style-name="T27">vector_iterator_t</text:span><text:span text:style-name="T8"> | </text:span><text:span text:style-name="T27">list_iterator_t</text:span><text:span text:style-name="T8"> | </text:span><text:span text:style-name="T27">slist_iterator_t</text:span><text:span text:style-name="T8"> | </text:span><text:span text:style-name="T27">deque_iterator_t</text:span><text:span text:style-name="T8"> | </text:span><text:span text:style-name="T27">set_iterator_t</text:span><text:span text:style-name="T8"> | </text:span><text:span text:style-name="T27">map_iterator_t</text:span><text:span text:style-name="T8"> | </text:span></text:p>
      <text:p text:style-name="P27"><text:span text:style-name="T8"><text:s text:c="14"/></text:span><text:span text:style-name="T27">multiset_iterator_t</text:span><text:span text:style-name="T8"> | </text:span><text:span text:style-name="T27">multimap_iterator_t</text:span><text:span text:style-name="T8"> | </text:span><text:span text:style-name="T27">hash_set_iterator_t</text:span><text:span text:style-name="T8"> | </text:span><text:span text:style-name="T27">hash_map_iterator_t</text:span><text:span text:style-name="T8"> | </text:span><text:span text:style-name="T27">hash_multiset_iterator_t</text:span><text:span text:style-name="T8"> | </text:span></text:p>
      <text:p text:style-name="P27"><text:span text:style-name="T8"><text:s text:c="14"/></text:span><text:span text:style-name="T27">hash_multimap_iterator_t</text:span><text:span text:style-name="T8"> | </text:span><text:span text:style-name="T27">string_iterator_t</text:span><text:span text:style-name="T8"> | </text:span><text:span text:style-name="T27">input_iterator_t</text:span><text:span text:style-name="T8"> | </text:span><text:span text:style-name="T27">output_iterator_t</text:span><text:span text:style-name="T8"> | </text:span><text:span text:style-name="T27">forward_iterator_t</text:span><text:span text:style-name="T8"> | </text:span></text:p>
      <text:p text:style-name="P27"><text:span text:style-name="T8"><text:s text:c="14"/></text:span><text:span text:style-name="T27">bidirectional_iterator_t</text:span><text:span text:style-name="T8"> | </text:span><text:span text:style-name="T27">random_access_iterator_t</text:span></text:p>
      <text:p text:style-name="P27"><text:soft-page-break/><text:span text:style-name="T9">SEQUENCE =&gt; SEQUENCE_NAME</text:span><text:span text:style-name="T8"> &lt; </text:span><text:span text:style-name="T9">TYPE_DESCRIPT</text:span><text:span text:style-name="T8"> &gt;</text:span></text:p>
      <text:p text:style-name="P27"><text:span text:style-name="T9">SEQUENCE_NAME =&gt; </text:span><text:span text:style-name="T27">vector_t</text:span><text:span text:style-name="T8"> | </text:span><text:span text:style-name="T27">list_t</text:span><text:span text:style-name="T8"> | </text:span><text:span text:style-name="T27">slist_t</text:span><text:span text:style-name="T8"> | </text:span><text:span text:style-name="T27">deque_t</text:span><text:span text:style-name="T8"> | </text:span><text:span text:style-name="T27">queue_t</text:span><text:span text:style-name="T8"> | </text:span><text:span text:style-name="T27">stack_t</text:span><text:span text:style-name="T8"> | </text:span><text:span text:style-name="T27">priority_queue_t</text:span><text:span text:style-name="T8"> | </text:span><text:span text:style-name="T27">set_t</text:span><text:span text:style-name="T8"> | </text:span><text:span text:style-name="T27">multiset_t</text:span><text:span text:style-name="T8"> | </text:span><text:span text:style-name="T27">hash_set_t</text:span><text:span text:style-name="T8"> |</text:span></text:p>
      <text:p text:style-name="P28"><text:span text:style-name="T7"><text:s text:c="21"/></text:span><text:span text:style-name="T26">hash_multiset_t</text:span></text:p>
      <text:p text:style-name="P28"><text:span text:style-name="T10">RELATION =&gt; RELATION_NAME</text:span><text:span text:style-name="T7"> &lt; </text:span><text:span text:style-name="T10">TYPE_DESCRIPT</text:span><text:span text:style-name="T7"> , </text:span><text:span text:style-name="T10">TYPE_DESCRIPT</text:span><text:span text:style-name="T7"> &gt;</text:span></text:p>
      <text:p text:style-name="P28"><text:span text:style-name="T10">RELATION_NAME =&gt;</text:span><text:span text:style-name="T7"> </text:span><text:span text:style-name="T26">map_t</text:span><text:span text:style-name="T7"> | </text:span><text:span text:style-name="T26">multimap_t</text:span><text:span text:style-name="T7"> | </text:span><text:span text:style-name="T26">hash_map_t</text:span><text:span text:style-name="T7"> | </text:span><text:span text:style-name="T26">hash_multimap_t</text:span><text:span text:style-name="T7"> | </text:span><text:span text:style-name="T26">pair_t</text:span></text:p>
      <text:p text:style-name="P30"/>
      <text:p text:style-name="P37"><text:tab/>首先要对此法进行处理，将此法转换成有限的状态机：</text:p>
      <text:p text:style-name="P38"><draw:frame draw:style-name="fr2" draw:name="图形11" text:anchor-type="paragraph" svg:width="19.006cm" svg:height="7.634cm" draw:z-index="13"><draw:image xlink:href="Pictures/100000000000031A0000013F91951C55.jpg" xlink:type="simple" xlink:show="embed" xlink:actuate="onLoad"/></draw:frame>图 4.1 类型词法状态机</text:p>
      <text:p text:style-name="P11"/>
      <text:p text:style-name="P11"><text:tab/>将BNF整理，并且求出三种集合：</text:p>
      <text:p text:style-name="P11">TYPE_DESCRIPT -&gt; C_BUILTIN | USER_DEFINE | CSTL_BUILTIN</text:p>
      <text:p text:style-name="P11">C_BUILTIN -&gt; char | signed char |</text:p>
      <text:p text:style-name="P11"><text:tab/><text:tab/><text:tab/>unsigned char |</text:p>
      <text:p text:style-name="P11"><text:tab/><text:tab/><text:tab/>short | signed short | short int | signed short int </text:p>
      <text:p text:style-name="P11"><text:tab/><text:tab/><text:tab/>unsigned short | unsigned short int |</text:p>
      <text:p text:style-name="P11"><text:tab/><text:tab/><text:tab/>int | signed | signed int |</text:p>
      <text:p text:style-name="P11"><text:tab/><text:tab/><text:tab/>unsigned | unsigned int |</text:p>
      <text:p text:style-name="P11"><text:tab/><text:tab/><text:tab/>long | signed long | long int | signed long int |</text:p>
      <text:p text:style-name="P11"><text:tab/><text:tab/><text:tab/>unsigned long | unsigned long int |</text:p>
      <text:p text:style-name="P11"><text:tab/><text:tab/><text:tab/>float |</text:p>
      <text:p text:style-name="P11"><text:tab/><text:tab/><text:tab/>double |</text:p>
      <text:p text:style-name="P11"><text:tab/><text:tab/><text:tab/>long double |</text:p>
      <text:p text:style-name="P11"><text:tab/><text:tab/><text:tab/>char* |</text:p>
      <text:p text:style-name="P11"><text:tab/><text:tab/><text:tab/>bool_t</text:p>
      <text:p text:style-name="P11">USER_DEFINE -&gt; USER_DEFINE_TYPE identifier | identifier</text:p>
      <text:p text:style-name="P11">USER_DEFINE_TYPE -&gt; struct | enum | union</text:p>
      <text:p text:style-name="P11">CSTL_BUILTIN -&gt; SEQUENCE | RELATION | string_t | ITERATOR</text:p>
      <text:p text:style-name="P11">ITERATOR -&gt; iterator_t | vector_iterator_t | list_iterator_t | slist_iterator_t | deque_iterator_t |</text:p>
      <text:p text:style-name="P11"><text:tab/><text:tab/><text:tab/>set_iterator_t | map_iterator_t | multiset_iterator_t | multimap_iterator_t |</text:p>
      <text:p text:style-name="P11"><text:tab/><text:tab/><text:tab/>hash_set_iterator_t | hash_map_iterator_t | hash_multiset_iterator_t | hash_multimap_iterator_t |</text:p>
      <text:p text:style-name="P11"><text:soft-page-break/><text:tab/><text:tab/><text:tab/>string_iterator_t |</text:p>
      <text:p text:style-name="P11"><text:tab/><text:tab/><text:tab/>input_iterator_t | output_iterator_t | forward_iterator_t | bidirectional_iterator_t | random_access_iterator_t</text:p>
      <text:p text:style-name="P11">SEQUENCE -&gt; SEQUENCE_NAME &lt; TYPE_DESCRIPT &gt;</text:p>
      <text:p text:style-name="P11">SEQUENCE_NAME -&gt; vector_t | list_t | slist_t | deque_t | queue_t | stack_t | priority_queue_t |</text:p>
      <text:p text:style-name="P11"><text:tab/><text:tab/><text:tab/><text:tab/><text:tab/>set_t | multiset_t | hash_set_t | hash_multiset_t</text:p>
      <text:p text:style-name="P11">RELATION -&gt; RELATION_NAME &lt; TYPE_DESCRIPT , TYPE_DESCRIPT &gt;</text:p>
      <text:p text:style-name="P11">RELATION_NAME -&gt; map_t | multimap_t | hash_map_t | hash_multimap_t | pair_t</text:p>
      <text:p text:style-name="P11">========================================================================<text:line-break/>C_BUILTIN -&gt; SIMPLE_BUILTIN | SIGNED_BUILTIN | UNSIGNED_BUILTIN</text:p>
      <text:p text:style-name="P11">SIMPLE_BUILTIN -&gt; char | short | short int | int | long | long int |</text:p>
      <text:p text:style-name="P11"><text:tab/><text:tab/><text:tab/><text:tab/>float | double | long double | char*</text:p>
      <text:p text:style-name="P11">SIGNED_BUILTIN -&gt; signed char |</text:p>
      <text:p text:style-name="P11"><text:tab/><text:tab/><text:tab/><text:tab/>signed short | signed short int |</text:p>
      <text:p text:style-name="P11"><text:tab/><text:tab/><text:tab/><text:tab/>signed | signed int |</text:p>
      <text:p text:style-name="P11"><text:tab/><text:tab/><text:tab/><text:tab/>signed long | signed long int |</text:p>
      <text:p text:style-name="P11">UNSIGNED_BUILTIN -&gt; unsigned char |</text:p>
      <text:p text:style-name="P11"><text:tab/><text:tab/><text:tab/><text:tab/><text:tab/>unsigned short | unsigned short int |</text:p>
      <text:p text:style-name="P11"><text:tab/><text:tab/><text:tab/><text:tab/><text:tab/>unsigned | unsigned int |</text:p>
      <text:p text:style-name="P11"><text:tab/><text:tab/><text:tab/><text:tab/><text:tab/>unsigned long | unaigned long int</text:p>
      <text:p text:style-name="P11">--------------------------------------------------------------------------------<text:line-break/>TYPE_DESCRIPT -&gt; C_BUILTIN | USER_DEFINE | CSTL_BUILTIN</text:p>
      <text:p text:style-name="P11">C_BUILTIN -&gt; SIMPLE_BUILTIN | SIGNED_BUILTIN | UNSIGNED_BUILTIN</text:p>
      <text:p text:style-name="P11">SIMPLE_BUILTIN -&gt; char | short COMMON_SUFFIX | int | long SIMPLE_LONG_SUFFIX | float | double | char* | bool_t</text:p>
      <text:p text:style-name="P11">SIGNED_BUILTIN -&gt; signed COMPLEX_SUFFIX</text:p>
      <text:p text:style-name="P11">UNSIGNED_BUILTIN -&gt; unsigned COMPLEX_SUFFIX</text:p>
      <text:p text:style-name="P11">COMPLEX_SUFFIX -&gt; {+' '}char | {+' '}short COMMON_SUFFIX | {+' '}int | {+' '}long COMMON_SUFFIX | $</text:p>
      <text:p text:style-name="P11">COMMON_SUFFIX -&gt; {+' '}int | $</text:p>
      <text:p text:style-name="P11">SIMPLE_LONG_SUFFIX -&gt; {+' '}double | COMMON_SUFFIX</text:p>
      <text:p text:style-name="P11">USER_DEFINE -&gt; USER_DEFINE_TYPE {+' '}identifier | identifier</text:p>
      <text:p text:style-name="P11">USER_DEFINE_TYPE -&gt; struct | enum | union</text:p>
      <text:p text:style-name="P11">CSTL_BUILTIN -&gt; SEQUENCE | RELATION | string_t | ITERATOR</text:p>
      <text:p text:style-name="P11">ITERATOR -&gt; iterator_t | vector_iterator_t | list_iterator_t | slist_iterator_t | deque_iterator_t |</text:p>
      <text:p text:style-name="P11"><text:tab/><text:tab/><text:tab/>set_iterator_t | map_iterator_t | multiset_iterator_t | multimap_iterator_t |</text:p>
      <text:p text:style-name="P11"><text:tab/><text:tab/><text:tab/>hash_set_iterator_t | hash_map_iterator_t | hash_multiset_iterator_t | hash_multimap_iterator_t |</text:p>
      <text:p text:style-name="P11"><text:tab/><text:tab/><text:tab/>string_iterator_t |</text:p>
      <text:p text:style-name="P11"><text:tab/><text:tab/><text:tab/>input_iterator_t | output_iterator_t | forward_iterator_t | bidirectional_iterator_t | random_access_iterator_t</text:p>
      <text:p text:style-name="P11">SEQUENCE -&gt; SEQUENCE_NAME &lt; TYPE_DESCRIPT &gt;</text:p>
      <text:p text:style-name="P11">SEQUENCE_NAME -&gt; vector_t | list_t | slist_t | deque_t | queue_t | stack_t | priority_queue_t |</text:p>
      <text:p text:style-name="P11"><text:tab/><text:tab/><text:tab/><text:tab/><text:tab/>set_t | multiset_t | hash_set_t | hash_multiset_t</text:p>
      <text:p text:style-name="P11">RELATION -&gt; RELATION_NAME &lt; TYPE_DESCRIPT , TYPE_DESCRIPT &gt;</text:p>
      <text:p text:style-name="P11">RELATION_NAME -&gt; map_t | multimap_t | hash_map_t | hash_multimap_t | pair_t</text:p>
      <text:p text:style-name="P11">---------------------------------------------------------------------------<text:line-break/>follow(TYPE_DESCRIPT) = {#, &gt;, ,}</text:p>
      <text:p text:style-name="P11">follow(C_BUILTIN) = {#, &gt;, ,}</text:p>
      <text:p text:style-name="P11"><text:soft-page-break/>follow(USER_DEFINE) = {#, &gt;, ,}</text:p>
      <text:p text:style-name="P11">follow(CSTL_BUILTIN) = {#, &gt;, ,}</text:p>
      <text:p text:style-name="P11">follow(SIMPLE_BUILTIN) = {#, &gt;, ,}</text:p>
      <text:p text:style-name="P11">follow(SIGNED_BUILTIN) = {#, &gt;, ,}</text:p>
      <text:p text:style-name="P11">follow(UNSIGNED_BUILTIN) = {#, &gt;, ,}</text:p>
      <text:p text:style-name="P11">follow(COMPLEX_SUFFIX) = {#, &gt;, ,}</text:p>
      <text:p text:style-name="P11">follow(COMMON_SUFFIX) = {#, &gt;, ,}</text:p>
      <text:p text:style-name="P11">follow(SIMPLE_LONG_SUFFIX) = {#, &gt;, ,}</text:p>
      <text:p text:style-name="P11">follow(USER_DEFINE_TYPE) = {identifier}</text:p>
      <text:p text:style-name="P11">follow(SEQUENCE) = {#, &gt;, ,}</text:p>
      <text:p text:style-name="P11">follow(SEQUENCE_NAME) = {&lt;}</text:p>
      <text:p text:style-name="P11">follow(RELATION) = {#, &gt;, ,}</text:p>
      <text:p text:style-name="P11">follow(RELATION_NAME) = {&lt;}</text:p>
      <text:p text:style-name="P11">follow(ITERATOR) = {#, &gt;, ,}</text:p>
      <text:p text:style-name="P11">---------------------------------------------------------------------------<text:line-break/>first(TYPE_DESCRIPT) = {char, short, int, long, float, double, char*, bool_t, signed, unsigned,</text:p>
      <text:p text:style-name="P11"><text:tab/><text:tab/><text:tab/><text:tab/><text:tab/><text:tab/>struct, enum, union, identifier,</text:p>
      <text:p text:style-name="P11"><text:tab/><text:tab/><text:tab/><text:tab/><text:tab/><text:tab/>vector_t, list_t, slist_t, deque_t, queue_t, stack_t, priority_queue_t,</text:p>
      <text:p text:style-name="P11"><text:tab/><text:tab/><text:tab/><text:tab/><text:tab/><text:tab/>set_t, map_t, multiset_t, multimap_t, hash_set_t, hash_map_t, hash_multiset_t,</text:p>
      <text:p text:style-name="P11"><text:tab/><text:tab/><text:tab/><text:tab/><text:tab/><text:tab/>hash_multimap_t, pair_t, string_t,</text:p>
      <text:p text:style-name="P11"><text:tab/><text:tab/><text:tab/><text:tab/><text:tab/><text:tab/>iterator_t, vector_iterator_t, list_iterator_t, slist_iterator_t, deque_iterator_t,</text:p>
      <text:p text:style-name="P11"><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string_iterator_t,</text:p>
      <text:p text:style-name="P11"><text:tab/><text:tab/><text:tab/><text:tab/><text:tab/><text:tab/>input_iterator_t, output_iterator_t, forward_iterator_t, bidirectional_iterator_t,</text:p>
      <text:p text:style-name="P11"><text:tab/><text:tab/><text:tab/><text:tab/><text:tab/><text:tab/>random_access_iterator_t}</text:p>
      <text:p text:style-name="P11">first(C_BUILTIN) = {char, short, int, long, float, double, char*, bool_t, signed, unsigned}</text:p>
      <text:p text:style-name="P11">first(SIMPLE_BUILTIN) = {char, short, int, long, float, double, char*, bool_t}</text:p>
      <text:p text:style-name="P11">first(SIGNED_BUILTIN) = {signed}</text:p>
      <text:p text:style-name="P11">first(UNSIGNED_BUILTIN) = {unsigned}</text:p>
      <text:p text:style-name="P11">first(COMPLEX_SUFFIX) = {char, short, int, long, $}</text:p>
      <text:p text:style-name="P11">first(COMMON_SUFFIX) = {int, $}</text:p>
      <text:p text:style-name="P11">first(SIMPLE_LONG_SUFFIX) = {double, int, $}</text:p>
      <text:p text:style-name="P11">first(USER_DEFINE) = {struct, enum, union, identifier}</text:p>
      <text:p text:style-name="P11">first(USER_DEFINE_TYPE) = {struct, enum, union}</text:p>
      <text:p text:style-name="P11">first(CSTL_BUILTIN) = {vector_t, list_t, slist_t, deque_t, queue_t, stack_t, priority_queue_t,</text:p>
      <text:p text:style-name="P11"><text:tab/><text:tab/><text:tab/><text:tab/><text:tab/><text:tab/>set_t, map_t, multiset_t, multimap_t, hash_set_t, hash_map_t, hash_multiset_t,</text:p>
      <text:p text:style-name="P11"><text:tab/><text:tab/><text:tab/><text:tab/><text:tab/><text:tab/>hash_multimap_t, pair_t, string_t,</text:p>
      <text:p text:style-name="P11"><text:tab/><text:tab/><text:tab/><text:tab/><text:tab/><text:tab/>iterator_t, vector_iterator_t, list_iterator_t, slist_iterator_t, deque_iterator_t,</text:p>
      <text:p text:style-name="P11"><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string_iterator_t,</text:p>
      <text:p text:style-name="P11"><text:tab/><text:tab/><text:tab/><text:tab/><text:tab/><text:tab/>input_iterator_t, output_iterator_t, forward_iterator_t, bidirectional_iterator_t,</text:p>
      <text:p text:style-name="P11"><text:tab/><text:tab/><text:tab/><text:tab/><text:tab/><text:tab/>random_access_iterator_t}</text:p>
      <text:p text:style-name="P11"><text:soft-page-break/>first(SEQUENCE) = {vector_t, list_t, slist_t, deque_t, queue_t, stack_t, priority_queue_t,</text:p>
      <text:p text:style-name="P11"><text:tab/><text:tab/><text:tab/><text:tab/><text:tab/>set_t, multiset_t, hash_set_t, hash_multiset_t}</text:p>
      <text:p text:style-name="P11">first(SEQUENCE_NAME) = {vector_t, list_t, slist_t, deque_t, queue_t, stack_t, priority_queue_t,</text:p>
      <text:p text:style-name="P11"><text:tab/><text:tab/><text:tab/><text:tab/><text:tab/><text:tab/>set_t, multiset_t, hash_set_t, hash_multiset_t}</text:p>
      <text:p text:style-name="P11">first(RELATION) = {map_t, multimap_t, hash_map_t, hash_multimap_t, pair_t}</text:p>
      <text:p text:style-name="P11">first(RELATION_NAME) = {map_t, multimap_t, hash_map_t, hash_multimap_t, pair_t}</text:p>
      <text:p text:style-name="P11">first(ITERATOR) = {iterator_t, vector_iterator_t, list_iterator_t, slist_iterator_t, deque_iterator_t,</text:p>
      <text:p text:style-name="P11"><text:tab/><text:tab/><text:tab/><text:tab/>set_iterator_t, map_iterator_t, multiset_iterator_t, multimap_iterator_t,</text:p>
      <text:p text:style-name="P11"><text:tab/><text:tab/><text:tab/><text:tab/>hash_set_iterator_t, hash_map_iterator_t, hash_multiset_iterator_t, hash_multimap_iterator_t,</text:p>
      <text:p text:style-name="P11"><text:tab/><text:tab/><text:tab/><text:tab/>string_iterator_t,</text:p>
      <text:p text:style-name="P11"><text:tab/><text:tab/><text:tab/><text:tab/>input_iterator_t, output_iterator_t, forward_iterator_t, bidirectional_iterator_t,</text:p>
      <text:p text:style-name="P11"><text:tab/><text:tab/><text:tab/><text:tab/>random_access_iterator_t}</text:p>
      <text:p text:style-name="P11">---------------------------------------------------------------------------<text:line-break/>select(TYPE_DESCRIPT -&gt; C_BUILTIN) = {char, short, int, long, float, double, char*, bool_t, signed, unsigned}</text:p>
      <text:p text:style-name="P11">select(TYPE_DESCRIPT -&gt; USER_DEFINE) = {struct, enum, union, identifier}</text:p>
      <text:p text:style-name="P11">select(TYPE_DESCRIPT -&gt; CSTL_BUILTIN) = {vector_t, list_t, slist_t, deque_t, queue_t, stack_t, priority_queue_t,</text:p>
      <text:p text:style-name="P11"><text:tab/><text:tab/><text:tab/><text:tab/><text:tab/><text:tab/><text:tab/><text:tab/><text:tab/><text:tab/>set_t, map_t, multiset_t, multimap_t, hash_set_t, hash_map_t,</text:p>
      <text:p text:style-name="P11"><text:tab/><text:tab/><text:tab/><text:tab/><text:tab/><text:tab/><text:tab/><text:tab/><text:tab/><text:tab/>hash_multiset_t, hash_multimap_t, pair_t, string_t,</text:p>
      <text:p text:style-name="P11"><text:tab/><text:tab/><text:tab/><text:tab/><text:tab/><text:tab/><text:tab/><text:tab/><text:tab/><text:tab/>iterator_t, vector_iterator_t, list_iterator_t, slist_iterator_t, deque_iterator_t,</text:p>
      <text:p text:style-name="P11"><text:tab/><text:tab/><text:tab/><text:tab/><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text:tab/><text:tab/><text:tab/><text:tab/>string_iterator_t,</text:p>
      <text:p text:style-name="P11"><text:tab/><text:tab/><text:tab/><text:tab/><text:tab/><text:tab/><text:tab/><text:tab/><text:tab/><text:tab/>input_iterator_t, output_iterator_t, forward_iterator_t, bidirectional_iterator_t,</text:p>
      <text:p text:style-name="P11"><text:tab/><text:tab/><text:tab/><text:tab/><text:tab/><text:tab/><text:tab/><text:tab/><text:tab/><text:tab/>random_access_iterator_t}</text:p>
      <text:p text:style-name="P11">select(C_BUILTIN -&gt; SIMPLE_BUILTIN) = {char, short, int, long, float, double, char*, bool_t}</text:p>
      <text:p text:style-name="P11">select(C_BUILTIN -&gt; SIGNED_BUILTIN) = {signed}</text:p>
      <text:p text:style-name="P11">select(C_BUILTIN -&gt; UNSIGNED_BUILTIN) = {unsigned}</text:p>
      <text:p text:style-name="P11">select(SIMPLE_BUILTIN -&gt; char) = {char}</text:p>
      <text:p text:style-name="P11">select(SIMPLE_BUILTIN -&gt; short COMMON_SUFFIX) = {short}</text:p>
      <text:p text:style-name="P11">select(SIMPLE_BUILTIN -&gt; int) = {int}</text:p>
      <text:p text:style-name="P11">select(SIMPLE_BUILTIN -&gt; long SIMPLE_LONG_SUFFIX) = {long}</text:p>
      <text:p text:style-name="P11">select(SIMPLE_BUILTIN -&gt; float) = {float}</text:p>
      <text:p text:style-name="P11">select(SIMPLE_BUILTIN -&gt; double) = {double}</text:p>
      <text:p text:style-name="P11">select(SIMPLE_BUILTIN -&gt; char*) = {char*}</text:p>
      <text:p text:style-name="P11">select(SIMPLE_BUTLIIN -&gt; bool_t) = {bool_t}</text:p>
      <text:p text:style-name="P11">selcet(SIGNED_BUILTIN -&gt; signed COMPLEX_SUFFIX) = {signed}</text:p>
      <text:p text:style-name="P11">select(UNSIGNED_BUILTIN -&gt; unsigned COMPLEX_SUFFIX) = {unsigned}</text:p>
      <text:p text:style-name="P11">select(COMPLEX_SUFFIX -&gt; char) = {char}</text:p>
      <text:p text:style-name="P11">select(COMPLEX_SUFFIX -&gt; short COMMON_SUFFIX) = {short}</text:p>
      <text:p text:style-name="P11">select(COMPLEX_SUFFIX -&gt; int) = {int}</text:p>
      <text:p text:style-name="P11">select(COMPLEX_SUFFIX -&gt; long COMMON_SUFFIX) = {long}</text:p>
      <text:p text:style-name="P11">select(COMPLEX_SUFFIX -&gt; $) = {#, &gt;, ,}</text:p>
      <text:p text:style-name="P11">select(COMMON_SUFFIX -&gt; int) = {int}</text:p>
      <text:p text:style-name="P11">select(COMMON_SUFFIX -&gt; $) = {#, &gt;, ,}</text:p>
      <text:p text:style-name="P11"><text:soft-page-break/>select(SIMPLE_LONG_SUFFIX -&gt; double) = {double}</text:p>
      <text:p text:style-name="P11">select(SIMPLE_LONG_SUFFIX -&gt; COMMON_SUFFIX) = {int, #, &gt;, ,}</text:p>
      <text:p text:style-name="P11">select(USER_DEFINE -&gt; USER_DEFINE_TYPE identifier) = {struct, enum, union}</text:p>
      <text:p text:style-name="P11">select(USER_DEFINE -&gt; identifier) = {identifier}</text:p>
      <text:p text:style-name="P11">select(USER_DEFINE_TYPE -&gt; struct) = {struct}</text:p>
      <text:p text:style-name="P11">select(USER_DEFINE_TYPE -&gt; enum) = {enum}</text:p>
      <text:p text:style-name="P11">select(USER_DEFINE_TYPE -&gt; union) = {union}</text:p>
      <text:p text:style-name="P11">select(CSTL_BUILTIN -&gt; SEQUENCE) = {vector_t, list_t, slist_t, deque_t, queue_t, stack_t, priority_queue_t,</text:p>
      <text:p text:style-name="P11"><text:tab/><text:tab/><text:tab/><text:tab/><text:tab/><text:tab/><text:tab/><text:tab/><text:tab/>set_t, multiset_t, hash_set_t, hash_multiset_t}</text:p>
      <text:p text:style-name="P11">select(CSTL_BUILTIN -&gt; RELATION) = {map_t, multimap_t, hash_map_t, hash_multimap_t, pair_t}</text:p>
      <text:p text:style-name="P11">select(CSTL_BUILTIN -&gt; ITERATOR) = {iterator_t, vector_iterator_t, list_iterator_t, slist_iterator_t, deque_iterator_t,</text:p>
      <text:p text:style-name="P11"><text:tab/><text:tab/><text:tab/><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string_iterator_t,</text:p>
      <text:p text:style-name="P11"><text:tab/><text:tab/><text:tab/><text:tab/><text:tab/><text:tab/>input_iterator_t, output_iterator_t, forward_iterator_t, bidirectional_iterator_t,</text:p>
      <text:p text:style-name="P11"><text:tab/><text:tab/><text:tab/><text:tab/><text:tab/><text:tab/>random_access_iterator_t}</text:p>
      <text:p text:style-name="P11">select(CSTL_BUILTIN -&gt; string_t) = {string_t}</text:p>
      <text:p text:style-name="P11">select(SEQUENCE -&gt; SEQUENCE_NAME &lt; TYPE_DESCRIPT &gt;) = {vector_t, list_t, slist_t, deque_t, queue_t, stack_t,</text:p>
      <text:p text:style-name="P11"><text:tab/><text:tab/><text:tab/><text:tab/><text:tab/><text:tab/><text:tab/><text:tab/><text:tab/><text:tab/><text:tab/><text:tab/>priority_queue_t, set_t, multiset_t, hash_set_t, hash_multiset_t}</text:p>
      <text:p text:style-name="P11">select(SEQUENCE_NAME -&gt; vector_t) = {vector_t}</text:p>
      <text:p text:style-name="P11">select(SEQUENCE_NAME -&gt; list_t) = {list_t}</text:p>
      <text:p text:style-name="P11">select(SEQUENCE_NAME -&gt; slist_t) = {slist_t}</text:p>
      <text:p text:style-name="P11">select(SEQUENCE_NAME -&gt; deque_t) = {deque_t}</text:p>
      <text:p text:style-name="P11">select(SEQUENCE_NAME -&gt; queue_t) = {queue_t}</text:p>
      <text:p text:style-name="P11">select(SEQUENCE_NAME -&gt; stack_t) = {stack_t}</text:p>
      <text:p text:style-name="P11">select(SEQUENCE_NAME -&gt; priority_queue_t) = {priority_queue_t}</text:p>
      <text:p text:style-name="P11">select(SEQUENCE_NAME -&gt; set_t) = {set_t}</text:p>
      <text:p text:style-name="P11">select(SEQUENCE_NAME -&gt; multiset_t) = {multiset_t}</text:p>
      <text:p text:style-name="P11">select(SEQUENCE_NAME -&gt; hash_set_t) = {hash_set_t}</text:p>
      <text:p text:style-name="P11">select(SEQUENCE_NAME -&gt; hash_multiset_t) = {hash_multiset_t}</text:p>
      <text:p text:style-name="P11">select(RELATION -&gt; RELATION_NAME &lt; TYPE_DESCRIPT , TYPE_DESCRIPT &gt;) = {map_t, multimap_t, hash_map_t,</text:p>
      <text:p text:style-name="P11"><text:s/><text:tab/><text:tab/><text:tab/><text:tab/><text:tab/><text:tab/><text:tab/><text:tab/><text:tab/><text:tab/><text:tab/><text:tab/><text:tab/><text:tab/><text:tab/><text:tab/><text:tab/><text:tab/><text:tab/>hash_multimap_t, pair_t}</text:p>
      <text:p text:style-name="P11">select(RELATION_NAME -&gt; map_t) = {map_t}</text:p>
      <text:p text:style-name="P11">select(RELATION_NAME -&gt; multimap_t) = {multimap_t}</text:p>
      <text:p text:style-name="P11">select(RELATION_NAME -&gt; hash_map_t) = {hash_map_t}</text:p>
      <text:p text:style-name="P11">select(RELATION_NAME -&gt; hash_multimap_t) = {hash_multimap_t}</text:p>
      <text:p text:style-name="P11">select(RELATION_NAME -&gt; pair_t) = {pair_t}</text:p>
      <text:p text:style-name="P11">select(ITERATOR -&gt; iterator_t) = {iterator_t}</text:p>
      <text:p text:style-name="P11">select(ITERATOR -&gt; vector_iterator_t) = {vector_iterator_t}</text:p>
      <text:p text:style-name="P11">select(ITERATOR -&gt; list_iterator_t) = {list_iterator_t}</text:p>
      <text:p text:style-name="P11">select(ITERATOR -&gt; slist_iterator_t) = {slist_iterator_t}</text:p>
      <text:p text:style-name="P11">select(ITERATOR -&gt; deque_iterator_t) = {deque_iterator_t}</text:p>
      <text:p text:style-name="P11">select(ITERATOR -&gt; set_iterator_t) = {set_iterator_t}</text:p>
      <text:p text:style-name="P11">select(ITERATOR -&gt; map_iterator_t) = {map_iterator_t}</text:p>
      <text:p text:style-name="P11"><text:soft-page-break/>select(ITERATOR -&gt; multiset_iterator_t) = {multiset_iterator_t}</text:p>
      <text:p text:style-name="P11">select(ITERATOR -&gt; multimap_iterator_t) = {multimap_iterator_t}</text:p>
      <text:p text:style-name="P11">select(ITERATOR -&gt; hash_set_iterator_t) = {hash_set_iterator_t}</text:p>
      <text:p text:style-name="P11">select(ITERATOR -&gt; hash_map_iterator_t) = {hash_map_iterator_t}</text:p>
      <text:p text:style-name="P11">select(ITERATOR -&gt; hash_multiset_iterator_t) = {hash_multiset_iterator_t}</text:p>
      <text:p text:style-name="P11">select(ITERATOR -&gt; hash_multimap_iterator_t) = {hash_multimap_iterator_t}</text:p>
      <text:p text:style-name="P11">select(ITERATOR -&gt; string_iterator_t) = {string_iterator_t}</text:p>
      <text:p text:style-name="P11">select(ITERATOR -&gt; input_iterator_t) = {input_iterator_t}</text:p>
      <text:p text:style-name="P11">select(ITERATOR -&gt; output_iterator_t) = {output_iterator_t}</text:p>
      <text:p text:style-name="P11">select(ITERATOR -&gt; forward_iterator_t) = {forward_iterator_t}</text:p>
      <text:p text:style-name="P11">select(ITERATOR -&gt; bidirectional_iterator_t) = {bidirectional_iterator_t}</text:p>
      <text:p text:style-name="P11">select(ITERATOR -&gt; random_access_iterator_t) = {random_access_iterator_t}</text:p>
      <text:p text:style-name="P11"/>
      <text:p text:style-name="P11"><text:tab/>对于类型的语法采用递归下降的方法进行分析，其中还添加了一些语义的操作。</text:p>
      <text:p text:style-name="P11"/>
      <text:list xml:id="list36676459" text:continue-numbering="true" text:style-name="WW8Num13">
        <text:list-item>
          <text:list>
            <text:list-item>
              <text:h text:style-name="P52" text:outline-level="2">类型的分类于<text:span text:style-name="T23">以及</text:span>使用</text:h>
            </text:list-item>
          </text:list>
        </text:list-item>
      </text:list>
      <text:p text:style-name="P11"><text:tab/>将符合类型描述语法的类型描述分为三类：C语言内建类型，libcstl内建类型，用户自定义类型。</text:p>
      <text:p text:style-name="P11"><text:tab/>C语言内建类型就是C语言本身的类型如int，short，double等等，上面的类型描述语法中产生式<text:span text:style-name="T32">C_BUILTIN</text:span>表示的就是C语言的内建类型(其中bool_t不是C语言本身的类型，在这里也将它归类为C内建类型)。</text:p>
      <text:p text:style-name="P11"><text:tab/>libcstl内建类型就是libcstl内部定义的类型如vector_t，iterator_t等等，上面的类型描述语法中的产生式<text:span text:style-name="T32">CSTL_BUILTIN</text:span>表示的就是libcstl内建类型(其中bool_t是libcstl定义的类型，但是它的行为和用法与C内建类型是一致的所以将它归为C内建类型)。</text:p>
      <text:p text:style-name="P11"><text:tab/>用户自定义类型，就是用户在开发过程中定义的结构体，联合，枚举等。其中有一个特殊的情况就是对类型的重定义如：typedef int myint;这样的重定义如果使用type_duplicate进行类型复制，那么这个新类型myint与原来的类型int就是同一种类型，但是如果将myint使用type_register注册，那么myint就是一个新的用户自定义类型，虽然它与int的含义和操作都完全一致。</text:p>
      <text:p text:style-name="P11"><text:tab/>各种类型之间是有区别的，对于C内建类型和libcstl内建类型，它们是不需要用户注册的，因为它们是在libcstl库内部注册的，用户只管使用就可以了，但是用户自定义的类型用户必须负责注册，否则libcstl不知道这个类型。libcstl内建类型是一种特殊的用户自定义类型(libcstl定义的)，只不过它不需要用户注册。</text:p>
      <text:p text:style-name="P11"><text:tab/>在使用的时候C内建类型与另外两种类型之间有区别，尤其是在直接使用数据的接口中，如vector_push_back这样的函数，它要求用户直接输入数据或者是保存数据的变量。例如：</text:p>
      <text:p text:style-name="P11"><text:tab/>现在有三个vector容器，它们分别保存三种不同种类的数据类型：</text:p>
      <text:p text:style-name="P11"><text:tab/>vector_t* pvec_int = create_vector(int);</text:p>
      <text:p text:style-name="P11"><text:tab/>vector_t* pvec_list = create_vector(list&lt;double&gt;);</text:p>
      <text:p text:style-name="P11"><text:tab/>vector_t* pvec_foo = create_vector(foo_t); <text:s/>/* typedef _tagfoo{ … } foo_t; */</text:p>
      <text:p text:style-name="P11"><text:tab/>现在对这三个容器进行vector_push_back操作：</text:p>
      <text:p text:style-name="P11"><text:tab/>vector_push_back(pvec_int, 10); /* 或者 int n = 10; vector_push_back(pvec_int, n); */</text:p>
      <text:p text:style-name="P11"><text:tab/>vector_push_back(pvec_list, plist_sample); <text:s/>/* plist_sample = create_list(int); */</text:p>
      <text:p text:style-name="P11"><text:tab/>vector_push_back(pvec_foo, &amp;foo_sample); /* foo_t foo_sample; */</text:p>
      <text:p text:style-name="P11"><text:tab/>对于这样直接要求使用类型数据的接口函数，如果容器中保存的是C内建类型，那么就直接使用数据常量或者是<text:soft-page-break/>变量。但是对于保存的是libcstl内建类型和用户自定义类型的容器，要求使用指向类型数据的指针。</text:p>
      <text:p text:style-name="P11"><text:tab/>此外对于在保存C内建类型的容器上使用直接使用数据的接口函数的时候还要注意的就是类型自动转换的问题，libcstl的这类函数不支持类型的自动转换。例如：</text:p>
      <text:p text:style-name="P11"><text:tab/>vector_t* pvec_double = create_vector(double);</text:p>
      <text:p text:style-name="P11"><text:tab/>vector_push_back(pvec_double, 10);这样的操作是错误的，这个函数不会将10自动的转换成double类型。但是如下的几种方法是可行的：</text:p>
      <text:p text:style-name="P11"><text:tab/>vector_push_back(pvec_double, n); /* int n = 1; */</text:p>
      <text:p text:style-name="P11"><text:tab/>vector_push_back(pvec_double, 10.0);</text:p>
      <text:p text:style-name="P11"><text:tab/>vector_push_back(pvec_double, 1e1);</text:p>
      <text:p text:style-name="P11"><text:tab/>vector_push_back(pvec_double, (double)10);</text:p>
      <text:p text:style-name="P11"><text:tab/>这样是可以的。</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6677274" text:continue-numbering="true" text:style-name="WW8Num13">
        <text:list-item>
          <text:h text:style-name="P47" text:outline-level="1"><text:soft-page-break/>libcstl<text:span text:style-name="T20">迭代</text:span>器</text:h>
        </text:list-item>
      </text:list>
      <text:p text:style-name="P21"><text:tab/>迭代器将对于容器的操作封装起来，对外界提供一个统一的操作接口。使用这样一套同意的对外接口就可以完成对于任何类型的容器的操作，而不必关心各个容器的不同点。</text:p>
      <text:p text:style-name="P21"/>
      <text:list xml:id="list36652189" text:continue-numbering="true" text:style-name="WW8Num13">
        <text:list-item>
          <text:list>
            <text:list-item>
              <text:h text:style-name="P52" text:outline-level="2">迭代器的机制</text:h>
            </text:list-item>
          </text:list>
        </text:list-item>
      </text:list>
      <text:p text:style-name="P21"><text:tab/>迭代器的最基本的语义类似与指针，指向容器中的数据。通过从容器的开头到末尾的迭代，遍历容器中每一个数据，通过迭代器来引用容器中相应的数据，对数据进行操作。迭代器定义了一个便利的范围，对于一个容器中的全部数据，迭代的起点是从容器中的第一个数据开始的，终点是容器中最后一个数据的下一个位置。这样的好处是方便遍历，当当前的迭代器位置等于终点的时候，遍历就借宿了，对于空容器起点和终点相等，也样也不用做特殊的处理：</text:p>
      <text:p text:style-name="P22"><draw:frame draw:style-name="fr3" draw:name="图形12" text:anchor-type="paragraph" svg:width="19.006cm" svg:height="6.071cm" draw:z-index="14"><draw:image xlink:href="Pictures/1000000000000272000000C85D7001FF.jpg" xlink:type="simple" xlink:show="embed" xlink:actuate="onLoad"/></draw:frame>图 5.1 迭代器</text:p>
      <text:p text:style-name="P21"/>
      <text:p text:style-name="P21"><text:tab/>迭代器定义了一组统一的操作接口，但是并不是所有的容器都适用全部操作，因为各个容器的不同属性，适用的迭代器操作也是不同的。对于不同的容器它们的迭代器分别对应于不同类型的迭代器，使用迭代器的类型就可以区分迭代器适用的操作。容器可以分为随机访问迭代器(如向量的迭代器)，双向迭代器(如链表的迭代器)，前向迭代器(如单向链表迭代器)以及输入和输出迭代器。上述迭代器类型的能力依次递减，它们适用的操作也依次减少。</text:p>
      <text:p text:style-name="P21"/>
      <text:list xml:id="list36665248" text:continue-numbering="true" text:style-name="WW8Num13">
        <text:list-item>
          <text:list>
            <text:list-item>
              <text:h text:style-name="P52" text:outline-level="2">迭代器的代码<text:span text:style-name="T23">结构</text:span></text:h>
            </text:list-item>
          </text:list>
        </text:list-item>
      </text:list>
      <text:p text:style-name="P21"><text:tab/>迭代器的结构是一个复杂的结构，它不仅要包含数据的信息还有包含容器本身的信息，迭代器的类型以及和容器内部结构相关的信息：</text:p>
      <table:table table:name="表格21" table:style-name="表格21">
        <table:table-column table:style-name="表格21.A"/>
        <table:table-row>
          <table:table-cell table:style-name="表格21.A1" office:value-type="string">
            <text:p text:style-name="P32">typedef struct _tagiterator </text:p>
            <text:p text:style-name="P32"><text:soft-page-break/>{ </text:p>
            <text:p text:style-name="P32"><text:s text:c="4"/>/* 容器内部结构的信息 */ </text:p>
            <text:p text:style-name="P32"><text:s text:c="4"/>union </text:p>
            <text:p text:style-name="P32"><text:s text:c="4"/>{ </text:p>
            <text:p text:style-name="P32"><text:s text:c="8"/>char* <text:s text:c="6"/>_pc_corepos; <text:s text:c="3"/>/* 向量等容器中数据的位置 */ </text:p>
            <text:p text:style-name="P32"><text:s text:c="8"/>struct </text:p>
            <text:p text:style-name="P32"><text:s text:c="8"/>{ <text:s text:c="19"/>/* 与双端队列相关的结构 */ </text:p>
            <text:p text:style-name="P32"><text:s text:c="12"/>char* <text:s text:c="2"/>_pc_corepos; <text:s text:c="3"/>/* 数据位置 */</text:p>
            <text:p text:style-name="P32"><text:s text:c="12"/>char* <text:s text:c="2"/>_pc_first; <text:s text:c="5"/>/* 第一个数据的位置 */</text:p>
            <text:p text:style-name="P32"><text:s text:c="12"/>char* <text:s text:c="2"/>_pc_afterlast; <text:s/>/* 最后一个数据的下一个位置 */ </text:p>
            <text:p text:style-name="P32"><text:s text:c="12"/>char** <text:s/>_ppc_mappos; <text:s text:c="3"/>/* 映射表的位置 */ </text:p>
            <text:p text:style-name="P32"><text:s text:c="8"/>}_t_dequepos; </text:p>
            <text:p text:style-name="P32"><text:s text:c="8"/>struct </text:p>
            <text:p text:style-name="P32"><text:s text:c="8"/>{ <text:s text:c="19"/>/* 与avl树和rb树相关的结构 */ </text:p>
            <text:p text:style-name="P32"><text:s text:c="12"/>char* <text:s text:c="2"/>_pc_corepos; <text:s text:c="3"/>/* 数据的位置 */</text:p>
            <text:p text:style-name="P32"><text:s text:c="12"/>void* <text:s text:c="2"/>_pt_tree; <text:s text:c="6"/>/* avl树或者rb树的位置 */ </text:p>
            <text:p text:style-name="P32"><text:s text:c="8"/>}_t_treepos; </text:p>
            <text:p text:style-name="P32"><text:s text:c="8"/>struct <text:s text:c="14"/>/* 与哈希表相关的结构 */ </text:p>
            <text:p text:style-name="P32"><text:s text:c="8"/>{ </text:p>
            <text:p text:style-name="P32"><text:s text:c="12"/>char* <text:s text:c="2"/>_pc_corepos; <text:s text:c="4"/>/* 数据的位置 */</text:p>
            <text:p text:style-name="P32"><text:s text:c="12"/>char* <text:s text:c="2"/>_pc_bucketpos; <text:s text:c="2"/>/* 桶的位置 */ </text:p>
            <text:p text:style-name="P32"><text:s text:c="12"/>void* <text:s text:c="2"/>_pt_hashtable; <text:s text:c="2"/>/* 哈希表的位置 */ </text:p>
            <text:p text:style-name="P32"><text:s text:c="8"/>}_t_hashpos; </text:p>
            <text:p text:style-name="P32"><text:s text:c="4"/>}_t_pos; </text:p>
            <text:p text:style-name="P32"><text:s text:c="4"/>void* <text:s text:c="10"/>_pt_container; <text:s text:c="4"/>/* 容器的位置 */</text:p>
            <text:p text:style-name="P32"><text:s text:c="4"/>containertype_t _t_containertype; <text:s/>/* 容器的类型 */</text:p>
            <text:p text:style-name="P32"><text:s text:c="4"/>iteratortype_t <text:s/>_t_iteratortype; <text:s text:c="2"/>/* 迭代器的类型 */</text:p>
            <text:p text:style-name="P32">}iterator_t;</text:p>
          </table:table-cell>
        </table:table-row>
      </table:table>
      <text:p text:style-name="P21"><text:tab/>通过迭代器中的容器类型以及指向容器的指针可以得到相应的容器，然后利用与容器结构以及指向数据的指针，容器本身的迭代器操作函数可以作出具体的动作。所以迭代器提供的对外的接口都是对于不同容器本身操作的封装，因为只有容器本身最了解自己的数据结构以及操作过程。</text:p>
      <text:p text:style-name="P21"/>
      <text:list xml:id="list36662388" text:continue-numbering="true" text:style-name="WW8Num13">
        <text:list-item>
          <text:list>
            <text:list-item>
              <text:h text:style-name="P52" text:outline-level="2">对外<text:span text:style-name="T23">接口</text:span></text:h>
            </text:list-item>
          </text:list>
        </text:list-item>
      </text:list>
      <text:p text:style-name="P21"><text:tab/>迭代器提供对外的接口，这些接口都是为用户提供的，但是并不是所有类型的容器都适用这些接口。</text:p>
      <table:table table:name="表格23" table:style-name="表格23">
        <table:table-column table:style-name="表格23.A"/>
        <table:table-column table:style-name="表格23.B"/>
        <table:table-row>
          <table:table-cell table:style-name="表格23.A1" office:value-type="string">
            <text:p text:style-name="Table_20_Contents">iterator_get_value</text:p>
          </table:table-cell>
          <table:table-cell table:style-name="表格23.B1" office:value-type="string">
            <text:p text:style-name="Table_20_Contents">获得迭代器指向的数据的内容。</text:p>
          </table:table-cell>
        </table:table-row>
        <table:table-row>
          <table:table-cell table:style-name="表格23.A2" office:value-type="string">
            <text:p text:style-name="Table_20_Contents">iterator_set_value</text:p>
          </table:table-cell>
          <table:table-cell table:style-name="表格23.B2" office:value-type="string">
            <text:p text:style-name="Table_20_Contents">设置迭代器指向的数据的内容。</text:p>
          </table:table-cell>
        </table:table-row>
        <table:table-row>
          <table:table-cell table:style-name="表格23.A2" office:value-type="string">
            <text:p text:style-name="Table_20_Contents">iterator_get_pointer</text:p>
          </table:table-cell>
          <table:table-cell table:style-name="表格23.B2" office:value-type="string">
            <text:p text:style-name="Table_20_Contents">获得指向迭代器引用的数据的指针。</text:p>
          </table:table-cell>
        </table:table-row>
        <table:table-row>
          <table:table-cell table:style-name="表格23.A2" office:value-type="string">
            <text:p text:style-name="Table_20_Contents">iterator_next</text:p>
          </table:table-cell>
          <table:table-cell table:style-name="表格23.B2" office:value-type="string">
            <text:p text:style-name="Table_20_Contents">获得引用当前迭代器的下一个位置的数据的迭代器。</text:p>
          </table:table-cell>
        </table:table-row>
        <text:soft-page-break/>
        <table:table-row>
          <table:table-cell table:style-name="表格23.A2" office:value-type="string">
            <text:p text:style-name="Table_20_Contents">iterator_prev</text:p>
          </table:table-cell>
          <table:table-cell table:style-name="表格23.B2" office:value-type="string">
            <text:p text:style-name="Table_20_Contents">获得引用当前迭代器的前一个位置的数据的迭代器。</text:p>
          </table:table-cell>
        </table:table-row>
        <table:table-row>
          <table:table-cell table:style-name="表格23.A2" office:value-type="string">
            <text:p text:style-name="Table_20_Contents">iterator_next_n</text:p>
          </table:table-cell>
          <table:table-cell table:style-name="表格23.B2" office:value-type="string">
            <text:p text:style-name="Table_20_Contents">获得引用当前迭代器的下n个位置的数据的迭代器。</text:p>
          </table:table-cell>
        </table:table-row>
        <table:table-row>
          <table:table-cell table:style-name="表格23.A2" office:value-type="string">
            <text:p text:style-name="Table_20_Contents">iterator_prev_n</text:p>
          </table:table-cell>
          <table:table-cell table:style-name="表格23.B2" office:value-type="string">
            <text:p text:style-name="Table_20_Contents">获得引用当前迭代器的前n个位置的数据的迭代器。</text:p>
          </table:table-cell>
        </table:table-row>
        <table:table-row>
          <table:table-cell table:style-name="表格23.A2" office:value-type="string">
            <text:p text:style-name="Table_20_Contents">iterator_equal</text:p>
          </table:table-cell>
          <table:table-cell table:style-name="表格23.B2" office:value-type="string">
            <text:p text:style-name="Table_20_Contents">测试两个迭代器是否相等。</text:p>
          </table:table-cell>
        </table:table-row>
        <table:table-row>
          <table:table-cell table:style-name="表格23.A2" office:value-type="string">
            <text:p text:style-name="Table_20_Contents">iterator_not_equal</text:p>
          </table:table-cell>
          <table:table-cell table:style-name="表格23.B2" office:value-type="string">
            <text:p text:style-name="Table_20_Contents">测试两个迭代器是否不等。</text:p>
          </table:table-cell>
        </table:table-row>
        <table:table-row>
          <table:table-cell table:style-name="表格23.A2" office:value-type="string">
            <text:p text:style-name="Table_20_Contents">iterator_less</text:p>
          </table:table-cell>
          <table:table-cell table:style-name="表格23.B2" office:value-type="string">
            <text:p text:style-name="Table_20_Contents">测试第一个迭代器是否小于第二个迭代器。</text:p>
          </table:table-cell>
        </table:table-row>
        <table:table-row>
          <table:table-cell table:style-name="表格23.A2" office:value-type="string">
            <text:p text:style-name="Table_20_Contents">iterator_less_equal</text:p>
          </table:table-cell>
          <table:table-cell table:style-name="表格23.B2" office:value-type="string">
            <text:p text:style-name="Table_20_Contents">测试第一个迭代器是否小于等于第二个迭代器。</text:p>
          </table:table-cell>
        </table:table-row>
        <table:table-row>
          <table:table-cell table:style-name="表格23.A2" office:value-type="string">
            <text:p text:style-name="Table_20_Contents">iterator_greater</text:p>
          </table:table-cell>
          <table:table-cell table:style-name="表格23.B2" office:value-type="string">
            <text:p text:style-name="Table_20_Contents">测试第一个迭代器是否大于第二个迭代器。</text:p>
          </table:table-cell>
        </table:table-row>
        <table:table-row>
          <table:table-cell table:style-name="表格23.A2" office:value-type="string">
            <text:p text:style-name="Table_20_Contents">iterator_greater_equal</text:p>
          </table:table-cell>
          <table:table-cell table:style-name="表格23.B2" office:value-type="string">
            <text:p text:style-name="Table_20_Contents">测试第一个迭代器是否大于等于第二个迭代器。</text:p>
          </table:table-cell>
        </table:table-row>
        <table:table-row>
          <table:table-cell table:style-name="表格23.A2" office:value-type="string">
            <text:p text:style-name="Table_20_Contents">iterator_at</text:p>
          </table:table-cell>
          <table:table-cell table:style-name="表格23.B2" office:value-type="string">
            <text:p text:style-name="Table_20_Contents">使用下标来随机访问迭代器引用的容器中的数据。</text:p>
          </table:table-cell>
        </table:table-row>
        <table:table-row>
          <table:table-cell table:style-name="表格23.A2" office:value-type="string">
            <text:p text:style-name="Table_20_Contents">iterator_minus</text:p>
          </table:table-cell>
          <table:table-cell table:style-name="表格23.B2" office:value-type="string">
            <text:p text:style-name="Table_20_Contents">计算两个迭代器的差。</text:p>
          </table:table-cell>
        </table:table-row>
        <table:table-row>
          <table:table-cell table:style-name="表格23.A2" office:value-type="string">
            <text:p text:style-name="Table_20_Contents">iterator_advance</text:p>
          </table:table-cell>
          <table:table-cell table:style-name="表格23.B2" office:value-type="string">
            <text:p text:style-name="Table_20_Contents">一次迭代器多步。</text:p>
          </table:table-cell>
        </table:table-row>
        <table:table-row>
          <table:table-cell table:style-name="表格23.A2" office:value-type="string">
            <text:p text:style-name="Table_20_Contents">iterator_distance</text:p>
          </table:table-cell>
          <table:table-cell table:style-name="表格23.B2" office:value-type="string">
            <text:p text:style-name="Table_20_Contents">计算两个迭代器之间的距离。</text:p>
          </table:table-cell>
        </table:table-row>
      </table:table>
      <text:p text:style-name="P21"/>
      <text:p text:style-name="P11"><text:tab/>接口的原型：</text:p>
      <table:table table:name="表格24" table:style-name="表格24">
        <table:table-column table:style-name="表格24.A"/>
        <table:table-row>
          <table:table-cell table:style-name="表格24.A1" office:value-type="string">
            <text:p text:style-name="P32">void iterator_get_value(iterator_t t_iter, void* pv_value);</text:p>
          </table:table-cell>
        </table:table-row>
      </table:table>
      <text:p text:style-name="P11">描述：</text:p>
      <text:p text:style-name="P11"><text:tab/>获得迭代器指向的数据的内容。</text:p>
      <text:p text:style-name="P11">参数：</text:p>
      <text:p text:style-name="P11"><text:tab/>t_iter<text:tab/>输入迭代器。</text:p>
      <text:p text:style-name="P11"><text:tab/>pv_value<text:tab/>保存数据的缓冲区。</text:p>
      <text:p text:style-name="P11">返回值：</text:p>
      <text:p text:style-name="P11"><text:tab/>无。</text:p>
      <text:p text:style-name="P11">注意：</text:p>
      <text:p text:style-name="P26"><text:tab/>这个函数只能应用于输入迭代器。t_iter为无效的迭代器或者是容器的末尾，函数的行为是未定义的。pv_value为NULL或者是缓冲区的大小不能够保存迭代器引用的数据的时候，函数是未定义的。</text:p>
      <text:p text:style-name="P21"/>
      <table:table table:name="表格25" table:style-name="表格25">
        <table:table-column table:style-name="表格25.A"/>
        <table:table-row>
          <table:table-cell table:style-name="表格25.A1" office:value-type="string">
            <text:p text:style-name="P32">void iterator_set_value(iterator_t t_iter, const void* cpv_value);</text:p>
          </table:table-cell>
        </table:table-row>
      </table:table>
      <text:p text:style-name="P11">描述：</text:p>
      <text:p text:style-name="P11"><text:tab/>设置迭代器指向的数据的内容。</text:p>
      <text:p text:style-name="P11">参数：</text:p>
      <text:p text:style-name="P11"><text:tab/>t_iter<text:tab/>输出迭代器。</text:p>
      <text:p text:style-name="P11"><text:tab/>pv_value<text:tab/>保存数据的缓冲区。</text:p>
      <text:p text:style-name="P11">返回值：</text:p>
      <text:p text:style-name="P11"><text:tab/>无。</text:p>
      <text:p text:style-name="P11">注意：</text:p>
      <text:p text:style-name="P26"><text:tab/>这个函数只能应用于输出迭代器。t_iter为无效的迭代器或者是容器的末尾，函数的行为是未定义的。pv_value为NULL，函数是未定义的。此外这个函数不能够用户设置关联容器的数据，如果迭代器是关联容器的迭代器，那么这个<text:soft-page-break/>函数的行为是未定以的。</text:p>
      <text:p text:style-name="P21"/>
      <table:table table:name="表格26" table:style-name="表格26">
        <table:table-column table:style-name="表格26.A"/>
        <table:table-row>
          <table:table-cell table:style-name="表格26.A1" office:value-type="string">
            <text:p text:style-name="P32">const void* iterator_get_pointer(iterator_t t_iter);</text:p>
          </table:table-cell>
        </table:table-row>
      </table:table>
      <text:p text:style-name="P11">描述：</text:p>
      <text:p text:style-name="P11"><text:tab/>获得指向迭代器引用的数据的指针。</text:p>
      <text:p text:style-name="P11">参数：</text:p>
      <text:p text:style-name="P11"><text:tab/>t_iter<text:tab/>输入迭代器。</text:p>
      <text:p text:style-name="P11">返回值：</text:p>
      <text:p text:style-name="P11"><text:tab/>指向迭代器引用的数据的指针。</text:p>
      <text:p text:style-name="P11">注意：</text:p>
      <text:p text:style-name="P26"><text:tab/>这个函数只能应用于输入迭代器。t_iter为无效的迭代器或者容器的末尾，函数的行为是未定义的。这个函数的主要用途是通过指针直接引用容器中的数据，减少了iterator_get_value这样的函数中的数据复制的过程。不建议用户通过指针修改数据的内容，强烈建议不要通过这个指针修改关联容器中的数据。</text:p>
      <text:p text:style-name="P21"/>
      <table:table table:name="表格27" table:style-name="表格27">
        <table:table-column table:style-name="表格27.A"/>
        <table:table-row>
          <table:table-cell table:style-name="表格27.A1" office:value-type="string">
            <text:p text:style-name="P32">iterator_t iterator_next(iterator_t t_iter);</text:p>
          </table:table-cell>
        </table:table-row>
      </table:table>
      <text:p text:style-name="P11">描述：</text:p>
      <text:p text:style-name="P11"><text:tab/>获得引用当前迭代器的下一个位置的数据的迭代器。</text:p>
      <text:p text:style-name="P11">参数：</text:p>
      <text:p text:style-name="P11"><text:tab/>t_iter<text:tab/>前向迭代器。</text:p>
      <text:p text:style-name="P11">返回值：</text:p>
      <text:p text:style-name="P11"><text:tab/>引用当前迭代器的下一个位置的数据的迭代器。</text:p>
      <text:p text:style-name="P11">注意：</text:p>
      <text:p text:style-name="P26"><text:tab/>这个函数只能应用于前向迭代器。t_iter为无效的迭代器或者是容器的末尾，函数的行为是未定义的。</text:p>
      <text:p text:style-name="P21"/>
      <table:table table:name="表格28" table:style-name="表格28">
        <table:table-column table:style-name="表格28.A"/>
        <table:table-row>
          <table:table-cell table:style-name="表格28.A1" office:value-type="string">
            <text:p text:style-name="P32">iterator_t iterator_prev(iterator_t t_iter);</text:p>
          </table:table-cell>
        </table:table-row>
      </table:table>
      <text:p text:style-name="P11">描述：</text:p>
      <text:p text:style-name="P11"><text:tab/>获得引用当前迭代器的前一个位置的数据的迭代器。</text:p>
      <text:p text:style-name="P11">参数：</text:p>
      <text:p text:style-name="P11"><text:tab/>t_iter<text:tab/>双向迭代器。</text:p>
      <text:p text:style-name="P11">返回值：</text:p>
      <text:p text:style-name="P11"><text:tab/>引用当前迭代器的前一个位置的数据的迭代器。</text:p>
      <text:p text:style-name="P11">注意：</text:p>
      <text:p text:style-name="P26"><text:tab/>这个函数只能应用于双向迭代器。t_iter为无效的迭代器或者是容器的第一个位置，函数的行为是未定义的。</text:p>
      <text:p text:style-name="P21"/>
      <table:table table:name="表格29" table:style-name="表格29">
        <table:table-column table:style-name="表格29.A"/>
        <table:table-row>
          <table:table-cell table:style-name="表格29.A1" office:value-type="string">
            <text:p text:style-name="P32">iterator_t iterator_next_n(iterator_t t_iter, int n_step);</text:p>
          </table:table-cell>
        </table:table-row>
      </table:table>
      <text:p text:style-name="P11">描述：</text:p>
      <text:p text:style-name="P11"><text:tab/>获得引用当前迭代器的下n个位置的数据的迭代器。</text:p>
      <text:p text:style-name="P11">参数：</text:p>
      <text:p text:style-name="P11"><text:tab/>t_iter<text:tab/>随机访问迭代器。</text:p>
      <text:p text:style-name="P11"><text:tab/>n_step<text:tab/>步数。</text:p>
      <text:p text:style-name="P11">返回值：</text:p>
      <text:p text:style-name="P11"><text:tab/>引用当前迭代器的下n个位置的数据的迭代器。</text:p>
      <text:p text:style-name="P11"><text:soft-page-break/>注意：</text:p>
      <text:p text:style-name="P26"><text:tab/>这个函数只能应用于随机访问迭代器。t_iter为无效的迭代器，函数的行为是未定义的。当前的迭代器与步数计算之后的结果超过了容器的有效范围的情况下，函数的行为是未定义的。当n_step&gt;0的时候，迭代器向容器的末尾迭代，当n_step&lt;0的时候，迭代器向容器的开头迭代。当n_step==0的时候，迭代器不动。</text:p>
      <text:p text:style-name="P21"/>
      <table:table table:name="表格30" table:style-name="表格30">
        <table:table-column table:style-name="表格30.A"/>
        <table:table-row>
          <table:table-cell table:style-name="表格30.A1" office:value-type="string">
            <text:p text:style-name="P32">iterator_t iterator_prev_n(iterator_t t_iter, int n_step);</text:p>
          </table:table-cell>
        </table:table-row>
      </table:table>
      <text:p text:style-name="P11">描述：</text:p>
      <text:p text:style-name="P11"><text:tab/>获得引用当前迭代器的前n个位置的数据的迭代器。</text:p>
      <text:p text:style-name="P11">参数：</text:p>
      <text:p text:style-name="P11"><text:tab/>t_iter<text:tab/>随机访问迭代器。</text:p>
      <text:p text:style-name="P11"><text:tab/>n_step<text:tab/>步数。</text:p>
      <text:p text:style-name="P11">返回值：</text:p>
      <text:p text:style-name="P11"><text:tab/>引用当前迭代器的前n个位置的数据的迭代器。</text:p>
      <text:p text:style-name="P11">注意：</text:p>
      <text:p text:style-name="P24"><text:span text:style-name="T34"><text:tab/>这个函数只能应用于随机访问迭代器。t_iter为无效的迭代器，函数的行为是未定义的。当前的迭代器与步数计算之后的结果超过了容器的有效范围的情况下，函数的行为是未定义的。当n_step&gt;0的时候，迭代器向容器的开头迭代，</text:span><text:span text:style-name="T34">当n_step&lt;0的时候，迭代器向容器的末尾迭代。当n_step==0的时候，迭代器不动。</text:span></text:p>
      <text:p text:style-name="P21"/>
      <table:table table:name="表格31" table:style-name="表格31">
        <table:table-column table:style-name="表格31.A"/>
        <table:table-row>
          <table:table-cell table:style-name="表格31.A1" office:value-type="string">
            <text:p text:style-name="P32">bool_t iterator_equal(iterator_t t_iterfirst, iterator_t t_itersecond);</text:p>
          </table:table-cell>
        </table:table-row>
      </table:table>
      <text:p text:style-name="P11">描述：</text:p>
      <text:p text:style-name="P11"><text:tab/>测试两个迭代器是否相等。</text:p>
      <text:p text:style-name="P11">参数：</text:p>
      <text:p text:style-name="P11"><text:tab/>t_iterfirst<text:tab/><text:tab/>输入迭代器。</text:p>
      <text:p text:style-name="P11"><text:tab/>t_itersecond<text:tab/>输入迭代器。</text:p>
      <text:p text:style-name="P11">返回值：</text:p>
      <text:p text:style-name="P11"><text:tab/>两个迭代器相等返回true，否则返回false。</text:p>
      <text:p text:style-name="P26">注意：</text:p>
      <text:p text:style-name="P21"><text:tab/><text:span text:style-name="T35">这个函数只能应用于输入迭代器。当两个迭代器中存在无效迭代器的时候，函数的行为是未定义的。两个迭代器相等是指两个迭代器在引用同一个容器中的相同的位置，如果两个迭代器的容器类型不同，则返回false。</text:span></text:p>
      <text:p text:style-name="P21"/>
      <table:table table:name="表格32" table:style-name="表格32">
        <table:table-column table:style-name="表格32.A"/>
        <table:table-row>
          <table:table-cell table:style-name="表格32.A1" office:value-type="string">
            <text:p text:style-name="P32">bool_t iterator_not_equal(iterator_t t_iterfirst, iterator_t t_itersecond);</text:p>
          </table:table-cell>
        </table:table-row>
      </table:table>
      <text:p text:style-name="P11">描述：</text:p>
      <text:p text:style-name="P11"><text:tab/>测试两个迭代器是否不等。</text:p>
      <text:p text:style-name="P11">参数：</text:p>
      <text:p text:style-name="P11"><text:tab/>t_iterfirst<text:tab/><text:tab/>输入迭代器。</text:p>
      <text:p text:style-name="P11"><text:tab/>t_itersecond<text:tab/>输入迭代器。</text:p>
      <text:p text:style-name="P11">返回值：</text:p>
      <text:p text:style-name="P11"><text:tab/>两个迭代器不等返回true，否则返回false。</text:p>
      <text:p text:style-name="P26">注意：</text:p>
      <text:p text:style-name="P21"><text:tab/><text:span text:style-name="T35">这个函数只能应用于输入迭代器。当两个迭代器中存在无效迭代器的时候，函数的行为是未定义的。两个迭代器相等是指两个迭代器在引用同一个容器中的相同的位置，如果两个迭代器的容器类型不同，则返回true。</text:span></text:p>
      <text:p text:style-name="P21"/>
      <table:table table:name="表格33" table:style-name="表格33">
        <table:table-column table:style-name="表格33.A"/>
        <text:soft-page-break/>
        <table:table-row>
          <table:table-cell table:style-name="表格33.A1" office:value-type="string">
            <text:p text:style-name="P32">bool_t iterator_less(iterator_t t_iterfirst, iterator_t t_itersecond);</text:p>
          </table:table-cell>
        </table:table-row>
      </table:table>
      <text:p text:style-name="P11">描述：</text:p>
      <text:p text:style-name="P11"><text:tab/>测试第一个迭代器是否小于第二个迭代器。</text:p>
      <text:p text:style-name="P11">参数：</text:p>
      <text:p text:style-name="P11"><text:tab/>t_iterfirst<text:tab/><text:tab/>随机访问迭代器。</text:p>
      <text:p text:style-name="P11"><text:tab/>t_itersecond<text:tab/>随机访问迭代器。</text:p>
      <text:p text:style-name="P11">返回值：</text:p>
      <text:p text:style-name="P11"><text:tab/>第一个迭代器小于第二个迭代器返回true，否则返回false。</text:p>
      <text:p text:style-name="P26">注意：</text:p>
      <text:p text:style-name="P21"><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1"/>
      <table:table table:name="表格34" table:style-name="表格34">
        <table:table-column table:style-name="表格34.A"/>
        <table:table-row>
          <table:table-cell table:style-name="表格34.A1" office:value-type="string">
            <text:p text:style-name="P32">bool_t iterator_less_equal(iterator_t t_iterfirst, iterator_t t_itersecond);</text:p>
          </table:table-cell>
        </table:table-row>
      </table:table>
      <text:p text:style-name="P11">描述：</text:p>
      <text:p text:style-name="P11"><text:tab/>测试第一个迭代器是否小于等于第二个迭代器。</text:p>
      <text:p text:style-name="P11">参数：</text:p>
      <text:p text:style-name="P11"><text:tab/>t_iterfirst<text:tab/><text:tab/>随机访问迭代器。</text:p>
      <text:p text:style-name="P11"><text:tab/>t_itersecond<text:tab/>随机访问迭代器。</text:p>
      <text:p text:style-name="P11">返回值：</text:p>
      <text:p text:style-name="P11"><text:tab/>第一个迭代器小于等于第二个迭代器返回true，否则返回false。</text:p>
      <text:p text:style-name="P26">注意：</text:p>
      <text:p text:style-name="P21"><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1"/>
      <table:table table:name="表格35" table:style-name="表格35">
        <table:table-column table:style-name="表格35.A"/>
        <table:table-row>
          <table:table-cell table:style-name="表格35.A1" office:value-type="string">
            <text:p text:style-name="P32">bool_t iterator_greater(iterator_t t_iterfirst, iterator_t t_itersecond);</text:p>
          </table:table-cell>
        </table:table-row>
      </table:table>
      <text:p text:style-name="P11">描述：</text:p>
      <text:p text:style-name="P11"><text:tab/>测试第一个迭代器是否大于第二个迭代器。</text:p>
      <text:p text:style-name="P11">参数：</text:p>
      <text:p text:style-name="P11"><text:tab/>t_iterfirst<text:tab/><text:tab/>随机访问迭代器。</text:p>
      <text:p text:style-name="P11"><text:tab/>t_itersecond<text:tab/>随机访问迭代器。</text:p>
      <text:p text:style-name="P11">返回值：</text:p>
      <text:p text:style-name="P11"><text:tab/>第一个迭代器大于第二个迭代器返回true，否则返回false。</text:p>
      <text:p text:style-name="P26">注意：</text:p>
      <text:p text:style-name="P21"><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1"/>
      <table:table table:name="表格36" table:style-name="表格36">
        <table:table-column table:style-name="表格36.A"/>
        <table:table-row>
          <table:table-cell table:style-name="表格36.A1" office:value-type="string">
            <text:p text:style-name="P32">bool_t iterator_greater_equal(iterator_t t_iterfirst, iterator_t t_itersecond);</text:p>
          </table:table-cell>
        </table:table-row>
      </table:table>
      <text:p text:style-name="P11">描述：</text:p>
      <text:p text:style-name="P11"><text:tab/>测试第一个迭代器是否大于等于第二个迭代器。</text:p>
      <text:p text:style-name="P11">参数：</text:p>
      <text:p text:style-name="P11"><text:tab/>t_iterfirst<text:tab/><text:tab/>随机访问迭代器。</text:p>
      <text:p text:style-name="P11"><text:tab/>t_itersecond<text:tab/>随机访问迭代器。</text:p>
      <text:p text:style-name="P11"><text:soft-page-break/>返回值：</text:p>
      <text:p text:style-name="P11"><text:tab/>第一个迭代器大于等于第二个迭代器返回true，否则返回false。</text:p>
      <text:p text:style-name="P26">注意：</text:p>
      <text:p text:style-name="P21"><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1"/>
      <table:table table:name="表格37" table:style-name="表格37">
        <table:table-column table:style-name="表格37.A"/>
        <table:table-row>
          <table:table-cell table:style-name="表格37.A1" office:value-type="string">
            <text:p text:style-name="P32">void* iterator_at(iterator_t t_iter, int n_index);</text:p>
          </table:table-cell>
        </table:table-row>
      </table:table>
      <text:p text:style-name="P11">描述：</text:p>
      <text:p text:style-name="P11"><text:tab/>使用下标来随机访问迭代器引用的容器中的数据。</text:p>
      <text:p text:style-name="P11">参数：</text:p>
      <text:p text:style-name="P11"><text:tab/>t_iter<text:tab/><text:tab/>随机访问迭代器。</text:p>
      <text:p text:style-name="P11"><text:tab/>n_index<text:tab/><text:tab/>下标。</text:p>
      <text:p text:style-name="P11">返回值：</text:p>
      <text:p text:style-name="P11"><text:tab/>指向被引用的容器中的数据。</text:p>
      <text:p text:style-name="P26">注意：</text:p>
      <text:p text:style-name="P21"><text:tab/><text:span text:style-name="T35">这个函数只能应用于随机访问迭代器。当迭代器是无效迭代器的时候，函数的行为是未定义的。迭代器与下标</text:span><text:span text:style-name="T35">n_index计算的结果超过容器的范围的时候，函数的行为是未定义的。当n_index&gt;0的时候返回的是从当前迭代器的向容器末尾方向的数据。当n_index&lt;0的时候返回的时候当前迭代器向容器开始方向的数据。当n_index==0的时候返回的是当前迭代器指的数据。</text:span></text:p>
      <text:p text:style-name="P21"/>
      <table:table table:name="表格38" table:style-name="表格38">
        <table:table-column table:style-name="表格38.A"/>
        <table:table-row>
          <table:table-cell table:style-name="表格38.A1" office:value-type="string">
            <text:p text:style-name="P32">int iterator_minus(iterator_t t_iterfirst, iterator_t t_itersecond);</text:p>
          </table:table-cell>
        </table:table-row>
      </table:table>
      <text:p text:style-name="P11">描述：</text:p>
      <text:p text:style-name="P11"><text:tab/>计算两个迭代器的差。</text:p>
      <text:p text:style-name="P11">参数：</text:p>
      <text:p text:style-name="P11"><text:tab/>t_iterfirst<text:tab/><text:tab/>随机访问迭代器。</text:p>
      <text:p text:style-name="P11"><text:tab/>t_itersecond<text:tab/>随机访问迭代器。</text:p>
      <text:p text:style-name="P11">返回值：</text:p>
      <text:p text:style-name="P11"><text:tab/>两个迭代器的差。</text:p>
      <text:p text:style-name="P26">注意：</text:p>
      <text:p text:style-name="P21"><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1"/>
      <text:p text:style-name="P21"><text:tab/>接下来的两个函数是迭代器的辅助函数，这两个函数可以适用于任何迭代器类型。</text:p>
      <table:table table:name="表格39" table:style-name="表格39">
        <table:table-column table:style-name="表格39.A"/>
        <table:table-row>
          <table:table-cell table:style-name="表格39.A1" office:value-type="string">
            <text:p text:style-name="P32">iterator_t iterator_advance(iterator_t t_iter, int n_step);</text:p>
          </table:table-cell>
        </table:table-row>
      </table:table>
      <text:p text:style-name="P11">描述：</text:p>
      <text:p text:style-name="P11"><text:tab/>获得引用当前迭代器的下n个位置的数据的迭代器。</text:p>
      <text:p text:style-name="P11">参数：</text:p>
      <text:p text:style-name="P11"><text:tab/>t_iter<text:tab/>任何类型的迭代器。</text:p>
      <text:p text:style-name="P11"><text:tab/>n_step<text:tab/>步数。</text:p>
      <text:p text:style-name="P11">返回值：</text:p>
      <text:p text:style-name="P11"><text:tab/>引用当前迭代器的下n个位置的数据的迭代器。</text:p>
      <text:p text:style-name="P11">注意：</text:p>
      <text:p text:style-name="P26"><text:soft-page-break/><text:tab/>这个函数能应用于任何类型的迭代器。t_iter为无效的迭代器，函数的行为是未定义的。当前的迭代器与步数计算之后的结果超过了容器的有效范围的情况下，函数的行为是未定义的。当n_step&gt;0的时候，迭代器向容器的末尾迭代，当n_step&lt;0的时候，迭代器向容器的开头迭代。当n_step==0的时候，迭代器不动。</text:p>
      <text:p text:style-name="P21"/>
      <table:table table:name="表格40" table:style-name="表格40">
        <table:table-column table:style-name="表格40.A"/>
        <table:table-row>
          <table:table-cell table:style-name="表格40.A1" office:value-type="string">
            <text:p text:style-name="P32">int iterator_distance(iterator_t t_iterfirst, iterator_t t_itersecond);</text:p>
          </table:table-cell>
        </table:table-row>
      </table:table>
      <text:p text:style-name="P11">描述：</text:p>
      <text:p text:style-name="P11"><text:tab/>计算两个迭代器之间的距离。</text:p>
      <text:p text:style-name="P11">参数：</text:p>
      <text:p text:style-name="P11"><text:tab/>t_iterfirst<text:tab/><text:tab/>任何类型的迭代器。</text:p>
      <text:p text:style-name="P11"><text:tab/>t_itersecond<text:tab/>任何类型的迭代器。</text:p>
      <text:p text:style-name="P11">返回值：</text:p>
      <text:p text:style-name="P11"><text:tab/>两个迭代器之间的距离。</text:p>
      <text:p text:style-name="P26">注意：</text:p>
      <text:p text:style-name="P21"><text:tab/><text:span text:style-name="T35">这个函数能应用于任何类型的迭代器。当两个迭代器中存在无效迭代器的时候，函数的行为是未定义的。如果两个迭代器了容器类型不同或者不属于同一个容器则函数的行为是未定义的。</text:span></text:p>
      <text:p text:style-name="P21"/>
      <text:list xml:id="list36668847" text:continue-numbering="true" text:style-name="WW8Num13">
        <text:list-item>
          <text:list>
            <text:list-item>
              <text:h text:style-name="P52" text:outline-level="2">内部<text:span text:style-name="T23">接口</text:span></text:h>
            </text:list-item>
          </text:list>
        </text:list-item>
      </text:list>
      <text:p text:style-name="P21"><text:tab/>迭代器提供给libcstl内部使用的接口，这些接口适用于所有类型的迭代器：</text:p>
      <table:table table:name="表格41" table:style-name="表格41">
        <table:table-column table:style-name="表格41.A"/>
        <table:table-column table:style-name="表格41.B"/>
        <table:table-row>
          <table:table-cell table:style-name="表格41.A1" office:value-type="string">
            <text:p text:style-name="Table_20_Contents">_iterator_same_type</text:p>
          </table:table-cell>
          <table:table-cell table:style-name="表格41.B1" office:value-type="string">
            <text:p text:style-name="Table_20_Contents">测试两个迭代器的类型是否相同。</text:p>
          </table:table-cell>
        </table:table-row>
        <table:table-row>
          <table:table-cell table:style-name="表格41.A2" office:value-type="string">
            <text:p text:style-name="Table_20_Contents">_iterator_before</text:p>
          </table:table-cell>
          <table:table-cell table:style-name="表格41.B2" office:value-type="string">
            <text:p text:style-name="Table_20_Contents">测试第一个迭代器是否位于第二个迭代器之前。</text:p>
          </table:table-cell>
        </table:table-row>
        <table:table-row>
          <table:table-cell table:style-name="表格41.A2" office:value-type="string">
            <text:p text:style-name="Table_20_Contents">_iterator_limit_type</text:p>
          </table:table-cell>
          <table:table-cell table:style-name="表格41.B2" office:value-type="string">
            <text:p text:style-name="Table_20_Contents">测试迭代器是否符合类型限制规则。</text:p>
          </table:table-cell>
        </table:table-row>
        <table:table-row>
          <table:table-cell table:style-name="表格41.A2" office:value-type="string">
            <text:p text:style-name="Table_20_Contents">_iterator_valid_range</text:p>
          </table:table-cell>
          <table:table-cell table:style-name="表格41.B2" office:value-type="string">
            <text:p text:style-name="Table_20_Contents">测试两个迭代器是否能够组成一个可用的范围。</text:p>
          </table:table-cell>
        </table:table-row>
        <table:table-row>
          <table:table-cell table:style-name="表格41.A2" office:value-type="string">
            <text:p text:style-name="Table_20_Contents">_iterator_same_elem_type</text:p>
          </table:table-cell>
          <table:table-cell table:style-name="表格41.B2" office:value-type="string">
            <text:p text:style-name="Table_20_Contents">测试两个迭代器引用的数据的类型是否相同。</text:p>
          </table:table-cell>
        </table:table-row>
        <table:table-row>
          <table:table-cell table:style-name="表格41.A2" office:value-type="string">
            <text:p text:style-name="Table_20_Contents">_iterator_get_typestyle</text:p>
          </table:table-cell>
          <table:table-cell table:style-name="表格41.B2" office:value-type="string">
            <text:p text:style-name="Table_20_Contents">获得迭代器引用的数据的类型模式。</text:p>
          </table:table-cell>
        </table:table-row>
        <table:table-row>
          <table:table-cell table:style-name="表格41.A2" office:value-type="string">
            <text:p text:style-name="Table_20_Contents">_iterator_get_typebasename</text:p>
          </table:table-cell>
          <table:table-cell table:style-name="表格41.B2" office:value-type="string">
            <text:p text:style-name="Table_20_Contents">获得迭代器引用的数据的基本类型名字。</text:p>
          </table:table-cell>
        </table:table-row>
        <table:table-row>
          <table:table-cell table:style-name="表格41.A2" office:value-type="string">
            <text:p text:style-name="Table_20_Contents">_iterator_get_typeinfo</text:p>
          </table:table-cell>
          <table:table-cell table:style-name="表格41.B2" office:value-type="string">
            <text:p text:style-name="Table_20_Contents">获得指向迭代器引用的数据类型的信息结构。</text:p>
          </table:table-cell>
        </table:table-row>
        <table:table-row>
          <table:table-cell table:style-name="表格41.A2" office:value-type="string">
            <text:p text:style-name="Table_20_Contents">_iterator_get_typename</text:p>
          </table:table-cell>
          <table:table-cell table:style-name="表格41.B2" office:value-type="string">
            <text:p text:style-name="Table_20_Contents">获得迭代器所引用的数据的类型名字。</text:p>
          </table:table-cell>
        </table:table-row>
        <table:table-row>
          <table:table-cell table:style-name="表格41.A2" office:value-type="string">
            <text:p text:style-name="Table_20_Contents">_iterator_get_typecopy</text:p>
          </table:table-cell>
          <table:table-cell table:style-name="表格41.B2" office:value-type="string">
            <text:p text:style-name="Table_20_Contents">获得迭代器引用类型的拷贝函数。</text:p>
          </table:table-cell>
        </table:table-row>
        <table:table-row>
          <table:table-cell table:style-name="表格41.A2" office:value-type="string">
            <text:p text:style-name="Table_20_Contents">_iterator_get_typesize</text:p>
          </table:table-cell>
          <table:table-cell table:style-name="表格41.B2" office:value-type="string">
            <text:p text:style-name="Table_20_Contents">获得迭代器应用的类型的大小。</text:p>
          </table:table-cell>
        </table:table-row>
        <table:table-row>
          <table:table-cell table:style-name="表格41.A2" office:value-type="string">
            <text:p text:style-name="Table_20_Contents">_iterator_allocate_destroy_elem</text:p>
          </table:table-cell>
          <table:table-cell table:style-name="表格41.B2" office:value-type="string">
            <text:p text:style-name="Table_20_Contents">申请一个与迭代器引用的数据相同类型的元素并初始化它。</text:p>
          </table:table-cell>
        </table:table-row>
        <table:table-row>
          <table:table-cell table:style-name="表格41.A2" office:value-type="string">
            <text:p text:style-name="Table_20_Contents">_iterator_deallocate_destroy_elem</text:p>
          </table:table-cell>
          <table:table-cell table:style-name="表格41.B2" office:value-type="string">
            <text:p text:style-name="Table_20_Contents">销毁一个与迭代器引用的数据相同类型的元素并释放它占用的内存。</text:p>
          </table:table-cell>
        </table:table-row>
      </table:table>
      <text:p text:style-name="P21"/>
      <text:p text:style-name="P21"/>
      <table:table table:name="Table1" table:style-name="Table1">
        <table:table-column table:style-name="Table1.A"/>
        <table:table-row>
          <table:table-cell table:style-name="Table1.A1" office:value-type="string">
            <text:p text:style-name="P32">bool_t _iterator_same_type(iterator_t t_iterfirst, iterator_t t_itersecond);</text:p>
          </table:table-cell>
        </table:table-row>
      </table:table>
      <text:p text:style-name="P11"><text:soft-page-break/>描述：</text:p>
      <text:p text:style-name="P11"><text:tab/>测试两个迭代器的类型是否相同。</text:p>
      <text:p text:style-name="P11">参数：</text:p>
      <text:p text:style-name="P11"><text:tab/>t_iterfirst<text:tab/><text:tab/>任何类型的迭代器。</text:p>
      <text:p text:style-name="P11"><text:tab/>t_itersecond<text:tab/>任何类型的迭代器。</text:p>
      <text:p text:style-name="P11">返回值：</text:p>
      <text:p text:style-name="P11"><text:tab/>如果两个迭代器的类型以及两个迭代器引用的容器类型相同，返回true，否则返回false。</text:p>
      <text:p text:style-name="P26">注意：</text:p>
      <text:p text:style-name="P21"><text:tab/><text:span text:style-name="T35">这个函数能应用于任何类型的迭代器。</text:span></text:p>
      <text:p text:style-name="P21"/>
      <table:table table:name="Table2" table:style-name="Table2">
        <table:table-column table:style-name="Table2.A"/>
        <table:table-row>
          <table:table-cell table:style-name="Table2.A1" office:value-type="string">
            <text:p text:style-name="P32">bool_t _iterator_before(iterator_t t_iterfirst, iterator_t t_itersecond);</text:p>
          </table:table-cell>
        </table:table-row>
      </table:table>
      <text:p text:style-name="P11">描述：</text:p>
      <text:p text:style-name="P11"><text:tab/>测试第一个迭代器是否位于第二个迭代器之前。</text:p>
      <text:p text:style-name="P11">参数：</text:p>
      <text:p text:style-name="P11"><text:tab/>t_iterfirst<text:tab/><text:tab/>任何类型的迭代器。</text:p>
      <text:p text:style-name="P11"><text:tab/>t_itersecond<text:tab/>任何类型的迭代器。</text:p>
      <text:p text:style-name="P11">返回值：</text:p>
      <text:p text:style-name="P11"><text:tab/>如果第一个迭代器引用的数据容器中的位置比第二个迭代器引用的数据在迭代器中的位置更靠近开头，那么返回true，否则返回false。两个迭代器相等返回false。</text:p>
      <text:p text:style-name="P26">注意：</text:p>
      <text:p text:style-name="P21"><text:tab/><text:span text:style-name="T35">这个函数能应用于任何类型的迭代器。两个迭代器必须是有效的迭代器，两个迭代器的类型必须相同并且必须引用的是同一个容器中的数据，否则函数的行为是未定义的。</text:span></text:p>
      <text:p text:style-name="P21"/>
      <table:table table:name="Table3" table:style-name="Table3">
        <table:table-column table:style-name="Table3.A"/>
        <table:table-row>
          <table:table-cell table:style-name="Table3.A1" office:value-type="string">
            <text:p text:style-name="P32">bool_t _iterator_limit_type(iterator_t t_iter, iteratortype_t t_limittype);</text:p>
          </table:table-cell>
        </table:table-row>
      </table:table>
      <text:p text:style-name="P11">描述：</text:p>
      <text:p text:style-name="P11"><text:tab/>测试一个迭代器是否符合类型限制规则。</text:p>
      <text:p text:style-name="P11">参数：</text:p>
      <text:p text:style-name="P11"><text:tab/>t_iter<text:tab/><text:tab/>任何类型的迭代器。</text:p>
      <text:p text:style-name="P11"><text:tab/>t_limittype<text:tab/>限制类型。</text:p>
      <text:p text:style-name="P11">返回值：</text:p>
      <text:p text:style-name="P11"><text:tab/>如果迭代器的类型的能力满足限制类型的要求那么返回true，否则返回false。</text:p>
      <text:p text:style-name="P26">注意：</text:p>
      <text:p text:style-name="P21"><text:tab/><text:span text:style-name="T35">这个函数能应用于任何类型的迭代器。迭代器必须是有效的迭代器，限制类型也必须是有效的迭代器类型，否则函数的行为是未定义的。</text:span></text:p>
      <text:p text:style-name="P21"/>
      <table:table table:name="Table4" table:style-name="Table4">
        <table:table-column table:style-name="Table4.A"/>
        <table:table-row>
          <table:table-cell table:style-name="Table4.A1" office:value-type="string">
            <text:p text:style-name="P32">bool_t _iterator_valid_range(</text:p>
            <text:p text:style-name="P32"><text:s text:c="4"/>iterator_t t_first, iterator_t t_last, iteratortype_t t_type);</text:p>
          </table:table-cell>
        </table:table-row>
      </table:table>
      <text:p text:style-name="P11">描述：</text:p>
      <text:p text:style-name="P11"><text:tab/>测试一个迭代器对是否能够组成满足指定迭代器类型的有效区间。</text:p>
      <text:p text:style-name="P11">参数：</text:p>
      <text:p text:style-name="P11"><text:tab/>t_first<text:tab/><text:tab/>任何类型的迭代器。</text:p>
      <text:p text:style-name="P11"><text:tab/>t_last<text:tab/><text:tab/>任何类型的迭代器。</text:p>
      <text:p text:style-name="P11"><text:soft-page-break/><text:tab/>t_type<text:tab/><text:tab/>限制类型。</text:p>
      <text:p text:style-name="P11">返回值：</text:p>
      <text:p text:style-name="P11"><text:tab/>如果两个迭代器的类型的能力满足限制类型的要求并且，t_first在t_last之前那么返回true，否则返回false。</text:p>
      <text:p text:style-name="P26">注意：</text:p>
      <text:p text:style-name="P21"><text:tab/><text:span text:style-name="T35">这个函数能应用于任何类型的迭代器。迭代器必须是有效的迭代器并且属于同一容器，限制类型也必须是有效的迭代器类型，否则函数的行为是未定义的。</text:span></text:p>
      <text:p text:style-name="P21"/>
      <table:table table:name="Table5" table:style-name="Table5">
        <table:table-column table:style-name="Table5.A"/>
        <table:table-row>
          <table:table-cell table:style-name="Table5.A1" office:value-type="string">
            <text:p text:style-name="P32">bool_t _iterator_same_elem_type(iterator_t t_first, iterator_t t_last);</text:p>
          </table:table-cell>
        </table:table-row>
      </table:table>
      <text:p text:style-name="P11">描述：</text:p>
      <text:p text:style-name="P11"><text:tab/>测试两个迭代器引用的数据的类型是否相同。</text:p>
      <text:p text:style-name="P11">参数：</text:p>
      <text:p text:style-name="P11"><text:tab/>t_first<text:tab/><text:tab/>任何类型的迭代器。</text:p>
      <text:p text:style-name="P11"><text:tab/>t_last<text:tab/><text:tab/>任何类型的迭代器。</text:p>
      <text:p text:style-name="P11">返回值：</text:p>
      <text:p text:style-name="P11"><text:tab/>两个迭代器引用的数据的类型相同返回true，否则返回false。</text:p>
      <text:p text:style-name="P26">注意：</text:p>
      <text:p text:style-name="P21"><text:tab/><text:span text:style-name="T35">这个函数能应用于任何类型的迭代器。迭代器必须是有效，否则函数的行为是未定义的。</text:span></text:p>
      <text:p text:style-name="P21"/>
      <table:table table:name="Table6" table:style-name="Table6">
        <table:table-column table:style-name="Table6.A"/>
        <table:table-row>
          <table:table-cell table:style-name="Table6.A1" office:value-type="string">
            <text:p text:style-name="P32">_typestyle_t _iterator_get_typestyle(iterator_t t_iter);</text:p>
          </table:table-cell>
        </table:table-row>
      </table:table>
      <text:p text:style-name="P11">描述：</text:p>
      <text:p text:style-name="P11"><text:tab/>获得迭代器引用的数据的类型模式。</text:p>
      <text:p text:style-name="P11">参数：</text:p>
      <text:p text:style-name="P11"><text:tab/>t_iter<text:tab/><text:tab/>任何类型的迭代器。</text:p>
      <text:p text:style-name="P11">返回值：</text:p>
      <text:p text:style-name="P11"><text:tab/>返回迭代器引用的数据的类型模式。</text:p>
      <text:p text:style-name="P26">注意：</text:p>
      <text:p text:style-name="P21"><text:tab/><text:span text:style-name="T35">这个函数能应用于任何类型的迭代器。迭代器必须是有效，否则函数的行为是未定义的。</text:span></text:p>
      <text:p text:style-name="P21"/>
      <table:table table:name="Table7" table:style-name="Table7">
        <table:table-column table:style-name="Table7.A"/>
        <table:table-row>
          <table:table-cell table:style-name="Table7.A1" office:value-type="string">
            <text:p text:style-name="P32">const char* _iterator_get_typebasename(iterator_t t_iter);</text:p>
          </table:table-cell>
        </table:table-row>
      </table:table>
      <text:p text:style-name="P11">描述：</text:p>
      <text:p text:style-name="P11"><text:tab/>获得迭代器引用的数据的基本类型名字。</text:p>
      <text:p text:style-name="P11">参数：</text:p>
      <text:p text:style-name="P11"><text:tab/>t_iter<text:tab/><text:tab/>任何类型的迭代器。</text:p>
      <text:p text:style-name="P11">返回值：</text:p>
      <text:p text:style-name="P11"><text:tab/>返回迭代器引用的数据的基本类型名字。</text:p>
      <text:p text:style-name="P26">注意：</text:p>
      <text:p text:style-name="P21"><text:tab/><text:span text:style-name="T35">这个函数能应用于任何类型的迭代器。迭代器必须是有效，否则函数的行为是未定义的。</text:span></text:p>
      <text:p text:style-name="P21"/>
      <table:table table:name="Table8" table:style-name="Table8">
        <table:table-column table:style-name="Table8.A"/>
        <table:table-row>
          <table:table-cell table:style-name="Table8.A1" office:value-type="string">
            <text:p text:style-name="P32">_typeinfo_t* _iterator_get_typeinfo(iterator_t t_iter);</text:p>
          </table:table-cell>
        </table:table-row>
      </table:table>
      <text:p text:style-name="P11">描述：</text:p>
      <text:p text:style-name="P11"><text:tab/>获得迭代器引用的数据的类型信息。</text:p>
      <text:p text:style-name="P11">参数：</text:p>
      <text:p text:style-name="P11"><text:soft-page-break/><text:tab/>t_iter<text:tab/><text:tab/>任何类型的迭代器。</text:p>
      <text:p text:style-name="P11">返回值：</text:p>
      <text:p text:style-name="P11"><text:tab/>返回指向迭代器引用的数据的类型信息结构的指针。</text:p>
      <text:p text:style-name="P26">注意：</text:p>
      <text:p text:style-name="P21"><text:tab/><text:span text:style-name="T35">这个函数能应用于任何类型的迭代器。迭代器必须是有效，否则函数的行为是未定义的。</text:span></text:p>
      <text:p text:style-name="P21"/>
      <table:table table:name="Table9" table:style-name="Table9">
        <table:table-column table:style-name="Table9.A"/>
        <table:table-row>
          <table:table-cell table:style-name="Table9.A1" office:value-type="string">
            <text:p text:style-name="P32">const char* _iterator_get_typename(iterator_t t_iter);</text:p>
          </table:table-cell>
        </table:table-row>
      </table:table>
      <text:p text:style-name="P11">描述：</text:p>
      <text:p text:style-name="P11"><text:tab/>获得迭代器引用的数据的类型名字。</text:p>
      <text:p text:style-name="P11">参数：</text:p>
      <text:p text:style-name="P11"><text:tab/>t_iter<text:tab/><text:tab/>任何类型的迭代器。</text:p>
      <text:p text:style-name="P11">返回值：</text:p>
      <text:p text:style-name="P11"><text:tab/>返回迭代器引用的数据的类型名字。</text:p>
      <text:p text:style-name="P26">注意：</text:p>
      <text:p text:style-name="P21"><text:tab/><text:span text:style-name="T35">这个函数能应用于任何类型的迭代器。迭代器必须是有效，否则函数的行为是未定义的。</text:span></text:p>
      <text:p text:style-name="P21"/>
      <table:table table:name="Table10" table:style-name="Table10">
        <table:table-column table:style-name="Table10.A"/>
        <table:table-row>
          <table:table-cell table:style-name="Table10.A1" office:value-type="string">
            <text:p text:style-name="P32">binary_function_t _iterator_get_typecopy(iterator_t t_iter);</text:p>
          </table:table-cell>
        </table:table-row>
      </table:table>
      <text:p text:style-name="P11">描述：</text:p>
      <text:p text:style-name="P11"><text:tab/>获得迭代器引用的数据的类型的拷贝函数。</text:p>
      <text:p text:style-name="P11">参数：</text:p>
      <text:p text:style-name="P11"><text:tab/>t_iter<text:tab/><text:tab/>任何类型的迭代器。</text:p>
      <text:p text:style-name="P11">返回值：</text:p>
      <text:p text:style-name="P11"><text:tab/>返回迭代器引用的数据的类型的拷贝函数。</text:p>
      <text:p text:style-name="P26">注意：</text:p>
      <text:p text:style-name="P21"><text:tab/><text:span text:style-name="T35">这个函数能应用于任何类型的迭代器。迭代器必须是有效，否则函数的行为是未定义的。</text:span></text:p>
      <text:p text:style-name="P21"/>
      <table:table table:name="Table11" table:style-name="Table11">
        <table:table-column table:style-name="Table11.A"/>
        <table:table-row>
          <table:table-cell table:style-name="Table11.A1" office:value-type="string">
            <text:p text:style-name="P32">size_t _iterator_get_typesize(iterator_t t_iter);</text:p>
          </table:table-cell>
        </table:table-row>
      </table:table>
      <text:p text:style-name="P11">描述：</text:p>
      <text:p text:style-name="P11"><text:tab/>获得迭代器引用的数据的类型的大小。</text:p>
      <text:p text:style-name="P11">参数：</text:p>
      <text:p text:style-name="P11"><text:tab/>t_iter<text:tab/><text:tab/>任何类型的迭代器。</text:p>
      <text:p text:style-name="P11">返回值：</text:p>
      <text:p text:style-name="P11"><text:tab/>返回迭代器引用的数据的类型的大小。</text:p>
      <text:p text:style-name="P26">注意：</text:p>
      <text:p text:style-name="P21"><text:tab/><text:span text:style-name="T35">这个函数能应用于任何类型的迭代器。迭代器必须是有效，否则函数的行为是未定义的。</text:span></text:p>
      <text:p text:style-name="P21"/>
      <table:table table:name="Table12" table:style-name="Table12">
        <table:table-column table:style-name="Table12.A"/>
        <table:table-row>
          <table:table-cell table:style-name="Table12.A1" office:value-type="string">
            <text:p text:style-name="P32">void* _iterator_allocate_init_elem(iterator_t t_iter);</text:p>
          </table:table-cell>
        </table:table-row>
      </table:table>
      <text:p text:style-name="P11">描述：</text:p>
      <text:p text:style-name="P11"><text:tab/>根据迭代器所引用的数据的类型再分配一个数据并且初始化这个数据。</text:p>
      <text:p text:style-name="P11">参数：</text:p>
      <text:p text:style-name="P11"><text:tab/>t_iter<text:tab/><text:tab/>任何类型的迭代器。</text:p>
      <text:p text:style-name="P11">返回值：</text:p>
      <text:p text:style-name="P11"><text:soft-page-break/><text:tab/>返回指向分配并初始化后的数据的指针。</text:p>
      <text:p text:style-name="P26">注意：</text:p>
      <text:p text:style-name="P21"><text:tab/><text:span text:style-name="T35">这个函数能应用于任何类型的迭代器。迭代器必须是有效，否则函数的行为是未定义的。</text:span></text:p>
      <text:p text:style-name="P21"/>
      <table:table table:name="Table13" table:style-name="Table13">
        <table:table-column table:style-name="Table13.A"/>
        <table:table-row>
          <table:table-cell table:style-name="Table13.A1" office:value-type="string">
            <text:p text:style-name="P32">void _iterator_deallocate_destroy_elem(iterator_t t_iter, void* pv_value);</text:p>
          </table:table-cell>
        </table:table-row>
      </table:table>
      <text:p text:style-name="P11">描述：</text:p>
      <text:p text:style-name="P11"><text:tab/>销毁一个根据迭代器所引用的数据的类型再分配并且初始化的数据。</text:p>
      <text:p text:style-name="P11">参数：</text:p>
      <text:p text:style-name="P11"><text:tab/>t_iter<text:tab/><text:tab/>任何类型的迭代器。</text:p>
      <text:p text:style-name="P11"><text:tab/>pv_value<text:tab/><text:tab/>指向数据的指针。</text:p>
      <text:p text:style-name="P11">返回值：</text:p>
      <text:p text:style-name="P11"><text:tab/>无。</text:p>
      <text:p text:style-name="P26">注意：</text:p>
      <text:p text:style-name="P21"><text:tab/><text:span text:style-name="T35">这个函数能应用于任何类型的迭代器。迭代器必须是有效，pv_value不能为NULL，否则函数的行为是未定义的。pv_value不是这个迭代器应用的数据的类型，那么函数行为是未定义的。</text:span></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6646777" text:continue-numbering="true" text:style-name="WW8Num13">
        <text:list-item>
          <text:h text:style-name="P47" text:outline-level="1"><text:soft-page-break/>vector<text:span text:style-name="T20">容器</text:span></text:h>
        </text:list-item>
      </text:list>
      <text:p text:style-name="P21"><text:tab/>vector容器是一种序列容器，它支持数据的随机访问，在容器末尾插入或者删除数据花费常数时间，但是在容器的开始或者中间插入或者删除数据要花费线性时间。容器的存储随着保存数据的增加而自动增长，并且容器的空间的连续的。</text:p>
      <text:p text:style-name="P21"/>
      <text:list xml:id="list36666515" text:continue-numbering="true" text:style-name="WW8Num13">
        <text:list-item>
          <text:list>
            <text:list-item>
              <text:h text:style-name="P55" text:outline-level="2"><text:span text:style-name="T6">vector</text:span><text:span text:style-name="T3">容器的机制</text:span></text:h>
            </text:list-item>
          </text:list>
        </text:list-item>
      </text:list>
      <text:p text:style-name="P21"><text:tab/>vector容器中的数据都保存在一个连续的内存中，为了保证在末尾对数据的操作是常数时间的所以数据都从连续地址空间的一头开始一次保存数据。申请的内存要比实际保存数据所需要的内存要多一些，这样就不必在每一次在末尾添加一个数据就要为容器重新分配一次内存。</text:p>
      <text:p text:style-name="P21"><draw:frame draw:style-name="fr2" draw:name="graphics1" text:anchor-type="paragraph" svg:width="16.589cm" svg:height="4.657cm" draw:z-index="15"><draw:image xlink:href="Pictures/1000000000000273000000B01A7B2E49.jpg" xlink:type="simple" xlink:show="embed" xlink:actuate="onLoad"/></draw:frame></text:p>
      <text:p text:style-name="P22">图 6.1 vector容器的内存</text:p>
      <text:p text:style-name="P21"><text:tab/>当vector容器中剩余的内存保存不了要求插入的数据的时候就引起了容器的内存的重新分配，分配的算法是：</text:p>
      <text:p text:style-name="P21"><text:tab/>1) new_size = old_size + 2 * insert_size</text:p>
      <text:p text:style-name="P21"><text:tab/>这个算法对于每一次插入大量的数据来说很有效但是每次插入的数据量很少的时候效率就会很低，如每次插入一个数据那么，一次内存的重新分配仅仅增加了两个数据大小的内存，这样很快就会用完。(libcstl现在采用的是这样的算法)。</text:p>
      <text:p text:style-name="P21"><text:tab/>2) new_size = old_size != 0 ? 2 * old_size : 1</text:p>
      <text:p text:style-name="P21"><text:tab/>这种算法就是每次分配的量是原有内存的倍数，但是如果原有的内存量很小，突然插入大量的数据，这样一次重新分配可能还是没有满足要求还要再次进行重新分配。</text:p>
      <text:p text:style-name="P21"><text:tab/>3) new_size = old_size + max(old_size, insert_size)</text:p>
      <text:p text:style-name="P21"><text:tab/>这个算法当insert_size &gt; old_size的时候，重新分配的内存刚刚好容纳下插入之后的数据，这样马上内存就饱和了，再次插入还是会引起内存的重新分配。</text:p>
      <text:p text:style-name="P21"><text:tab/>4) </text:p>
      <text:p text:style-name="P21"><text:s text:c="6"/>grow_size = (old_size, insert_size)/2;</text:p>
      <text:p text:style-name="P21"><text:s text:c="6"/>grow_size = grow_size &gt; threshold_size ? grow_size : threshold_size</text:p>
      <text:p text:style-name="P21"><text:s text:c="6"/>new_size = old_size + insert_size + grow_size</text:p>
      <text:p text:style-name="P21"><text:tab/>threshold_size是一个阀值，它是每次增加的最小数量。grow_size是插入数据后应该预留的内存的数量，这个值由<text:soft-page-break/>insert_size和old_size决定。这个算法避免了突然的猛烈增长。</text:p>
      <text:p text:style-name="P21"><text:tab/>5) </text:p>
      <text:p text:style-name="P21"><text:s text:c="6"/>grow_size = <text:span text:style-name="T36">β</text:span> * old_size + (1- <text:span text:style-name="T36">β) * </text:span>insert_size; </text:p>
      <text:p text:style-name="P21"><text:s text:c="6"/>grow_size = grow_size &gt; threshold_size ? grow_size : threshold_size</text:p>
      <text:p text:style-name="P21"><text:s text:c="6"/>new_size = old_size + insert_size + grow_size</text:p>
      <text:p text:style-name="P21"><text:tab/>这个算法与4)类似，但是在grow_size受那个大小影响依赖于<text:span text:style-name="T36">β，它是一个百分比，掌握两个size影响grow_size的程度。</text:span></text:p>
      <text:p text:style-name="P21">(libcstl采用的是第一种算法，在将来的版本可能改成第4个)。</text:p>
      <text:p text:style-name="P21"/>
      <text:p text:style-name="P21"><text:tab/>对于vector中末尾的数据和开头以及中间的数据的操作完全不同。在容器的末尾插入数据很方便和快捷：</text:p>
      <text:p text:style-name="P22"><draw:frame draw:style-name="fr2" draw:name="graphics2" text:anchor-type="paragraph" svg:width="17.41cm" svg:height="10.98cm" draw:z-index="16"><draw:image xlink:href="Pictures/10000000000002920000019F42725372.jpg" xlink:type="simple" xlink:show="embed" xlink:actuate="onLoad"/></draw:frame>图 6.2 在vector的末尾插入和删除数据。</text:p>
      <text:p text:style-name="P21"><text:tab/>在容器的开头和中间插入或者删除数据就不是很方便了，而且效率也不高：</text:p>
      <text:p text:style-name="P22"><draw:frame draw:style-name="fr2" draw:name="graphics3" text:anchor-type="paragraph" svg:width="16.669cm" svg:height="12.065cm" draw:z-index="17"><draw:image xlink:href="Pictures/1000000000000276000001C88A45C51F.jpg" xlink:type="simple" xlink:show="embed" xlink:actuate="onLoad"/></draw:frame><text:soft-page-break/>图 6.3 在中间插入和删除数据</text:p>
      <text:p text:style-name="P21"/>
      <text:list xml:id="list36664819" text:continue-numbering="true" text:style-name="WW8Num13">
        <text:list-item>
          <text:list>
            <text:list-item>
              <text:h text:style-name="P55" text:outline-level="2"><text:span text:style-name="T6">vector</text:span><text:span text:style-name="T19">迭代</text:span><text:span text:style-name="T3">器</text:span></text:h>
            </text:list-item>
          </text:list>
        </text:list-item>
      </text:list>
      <text:p text:style-name="P21"><text:tab/>vector的结构比较简单，只涉及到每一个元素的位置，与普通的指针没有什么区别。向前移动和向后移动仅仅是将指针指向下一个元素或者指向前一个元素。同时vector迭代器还是随机访问迭代器，可以一次跨越多个元素移动。begin和end也十分好确定：</text:p>
      <text:p text:style-name="P22"><draw:frame draw:style-name="fr2" draw:name="graphics4" text:anchor-type="paragraph" svg:width="19.006cm" svg:height="7.061cm" draw:z-index="18"><draw:image xlink:href="Pictures/100000000000031A0000012799B22360.jpg" xlink:type="simple" xlink:show="embed" xlink:actuate="onLoad"/></draw:frame><text:soft-page-break/>图 6.4 vector迭代器</text:p>
      <text:p text:style-name="P21"><text:tab/>所以对于vector迭代器来说，迭代器的结构就变成了：</text:p>
      <table:table table:name="Table14" table:style-name="Table14">
        <table:table-column table:style-name="Table14.A"/>
        <table:table-row>
          <table:table-cell table:style-name="Table14.A1" office:value-type="string">
            <text:p text:style-name="P32">typedef struct _tagiterator </text:p>
            <text:p text:style-name="P32">{ </text:p>
            <text:p text:style-name="P32"><text:s text:c="4"/>/* 容器内部结构的信息 */ </text:p>
            <text:p text:style-name="P32"><text:s text:c="4"/>union </text:p>
            <text:p text:style-name="P32"><text:s text:c="4"/>{ </text:p>
            <text:p text:style-name="P32"><text:s text:c="8"/>char* <text:s text:c="6"/>_pc_corepos; <text:s text:c="3"/>/* 向量等容器中数据的位置 */ </text:p>
            <text:p text:style-name="P32"><text:s text:c="4"/>}_t_pos; </text:p>
            <text:p text:style-name="P32"><text:s text:c="4"/>void* <text:s text:c="10"/>_pt_container; <text:s text:c="4"/>/* 容器的位置 */</text:p>
            <text:p text:style-name="P32"><text:s text:c="4"/>containertype_t _t_containertype; <text:s/>/* 容器的类型 */</text:p>
            <text:p text:style-name="P32"><text:s text:c="4"/>iteratortype_t <text:s/>_t_iteratortype; <text:s text:c="2"/>/* 迭代器的类型 */</text:p>
            <text:p text:style-name="P32">}iterator_t;</text:p>
          </table:table-cell>
        </table:table-row>
      </table:table>
      <text:p text:style-name="P21"/>
      <text:list xml:id="list36661319" text:continue-numbering="true" text:style-name="WW8Num13">
        <text:list-item>
          <text:list>
            <text:list-item>
              <text:h text:style-name="P55" text:outline-level="2"><text:span text:style-name="T6">vector</text:span><text:span text:style-name="T3">的</text:span><text:span text:style-name="T19">代码</text:span><text:span text:style-name="T3">结构</text:span></text:h>
            </text:list-item>
          </text:list>
        </text:list-item>
      </text:list>
      <text:p text:style-name="P21"><text:tab/>vector的结构很简单，其中除了保存数据类型与内存管理的结构之外主要的就是指向容器内存的三个指针，一个表示容器的开头，一个表示容器中数据的结尾，一个表示容器内存的结束位置：</text:p>
      <table:table table:name="Table15" table:style-name="Table15">
        <table:table-column table:style-name="Table15.A"/>
        <table:table-row>
          <table:table-cell table:style-name="Table15.A1" office:value-type="string">
            <text:p text:style-name="P32">typedef struct _tagvector</text:p>
            <text:p text:style-name="P32">{</text:p>
            <text:p text:style-name="P32"><text:s text:c="4"/>_typeinfo_t _t_typeinfo; <text:s text:c="7"/>/* 数据类型信息 */</text:p>
            <text:p text:style-name="P32"><text:s text:c="4"/>_alloc_t <text:s text:c="3"/>_t_allocator; <text:s text:c="6"/>/* 内存管理 */</text:p>
            <text:p text:style-name="P32"/>
            <text:p text:style-name="P32"><text:s text:c="4"/>_byte_t* <text:s text:c="3"/>_pby_start; <text:s text:c="9"/>/* 容器的开始位置 */</text:p>
            <text:p text:style-name="P32"><text:s text:c="4"/>_byte_t* <text:s text:c="3"/>_pby_finish; <text:s text:c="8"/>/* 数据的末尾 */</text:p>
            <text:p text:style-name="P32"><text:s text:c="4"/>_byte_t* <text:s text:c="3"/>_pby_endofstorage; <text:s text:c="2"/>/* 容器内存的结束位置 */</text:p>
            <text:p text:style-name="P32">}vector_t;</text:p>
          </table:table-cell>
        </table:table-row>
      </table:table>
      <text:p text:style-name="P22"><draw:frame draw:style-name="fr4" draw:name="graphics5" text:anchor-type="paragraph" svg:width="19.006cm" svg:height="4.905cm" draw:z-index="19"><draw:image xlink:href="Pictures/100000000000031A000000CD331ACFEC.jpg" xlink:type="simple" xlink:show="embed" xlink:actuate="onLoad"/></draw:frame><text:soft-page-break/>图 6.5 vector结构</text:p>
      <text:p text:style-name="P21"/>
      <text:list xml:id="list36648435" text:continue-numbering="true" text:style-name="WW8Num13">
        <text:list-item>
          <text:list>
            <text:list-item>
              <text:h text:style-name="P52" text:outline-level="2">外部接口</text:h>
            </text:list-item>
          </text:list>
        </text:list-item>
      </text:list>
      <text:p text:style-name="P21"><text:tab/>vector要提供一系列的接口给用户使用，下面这些接口是给用户使用的：</text:p>
      <table:table table:name="Table16" table:style-name="Table16">
        <table:table-column table:style-name="Table16.A"/>
        <table:table-column table:style-name="Table16.B"/>
        <table:table-row>
          <table:table-cell table:style-name="Table16.A1" office:value-type="string">
            <text:p text:style-name="Table_20_Contents">create_vector</text:p>
          </table:table-cell>
          <table:table-cell table:style-name="Table16.B1" office:value-type="string">
            <text:p text:style-name="Table_20_Contents">创建vector容器。</text:p>
          </table:table-cell>
        </table:table-row>
        <table:table-row>
          <table:table-cell table:style-name="Table16.A2" office:value-type="string">
            <text:p text:style-name="Table_20_Contents">vector_init</text:p>
          </table:table-cell>
          <table:table-cell table:style-name="Table16.B2" office:value-type="string">
            <text:p text:style-name="Table_20_Contents">初始化一个空的vector容器。</text:p>
          </table:table-cell>
        </table:table-row>
        <table:table-row>
          <table:table-cell table:style-name="Table16.A2" office:value-type="string">
            <text:p text:style-name="Table_20_Contents">vector_init_n</text:p>
          </table:table-cell>
          <table:table-cell table:style-name="Table16.B2" office:value-type="string">
            <text:p text:style-name="Table_20_Contents">初始化一个包含n个默认数据的vector容器。</text:p>
          </table:table-cell>
        </table:table-row>
        <table:table-row>
          <table:table-cell table:style-name="Table16.A2" office:value-type="string">
            <text:p text:style-name="Table_20_Contents">vector_init_elem</text:p>
          </table:table-cell>
          <table:table-cell table:style-name="Table16.B2" office:value-type="string">
            <text:p text:style-name="Table_20_Contents">初始化一个包含n个指定数据的vector容器。</text:p>
          </table:table-cell>
        </table:table-row>
        <table:table-row>
          <table:table-cell table:style-name="Table16.A2" office:value-type="string">
            <text:p text:style-name="Table_20_Contents">vector_init_copy</text:p>
          </table:table-cell>
          <table:table-cell table:style-name="Table16.B2" office:value-type="string">
            <text:p text:style-name="Table_20_Contents">通过拷贝既存的vector容器中的数据来初始化vector容器。</text:p>
          </table:table-cell>
        </table:table-row>
        <table:table-row>
          <table:table-cell table:style-name="Table16.A2" office:value-type="string">
            <text:p text:style-name="Table_20_Contents">vector_init_copy_range</text:p>
          </table:table-cell>
          <table:table-cell table:style-name="Table16.B2" office:value-type="string">
            <text:p text:style-name="Table_20_Contents">通过拷贝一个范围内的数据来初始化vector容器。</text:p>
          </table:table-cell>
        </table:table-row>
        <table:table-row>
          <table:table-cell table:style-name="Table16.A2" office:value-type="string">
            <text:p text:style-name="Table_20_Contents">vector_destroy</text:p>
          </table:table-cell>
          <table:table-cell table:style-name="Table16.B2" office:value-type="string">
            <text:p text:style-name="Table_20_Contents">销毁vector容器。</text:p>
          </table:table-cell>
        </table:table-row>
        <table:table-row>
          <table:table-cell table:style-name="Table16.A2" office:value-type="string">
            <text:p text:style-name="Table_20_Contents">vector_size</text:p>
          </table:table-cell>
          <table:table-cell table:style-name="Table16.B2" office:value-type="string">
            <text:p text:style-name="Table_20_Contents">返回vector容器中数据的个数。</text:p>
          </table:table-cell>
        </table:table-row>
        <table:table-row>
          <table:table-cell table:style-name="Table16.A2" office:value-type="string">
            <text:p text:style-name="Table_20_Contents">vector_empty</text:p>
          </table:table-cell>
          <table:table-cell table:style-name="Table16.B2" office:value-type="string">
            <text:p text:style-name="Table_20_Contents">测试vector容器是否为空。</text:p>
          </table:table-cell>
        </table:table-row>
        <table:table-row>
          <table:table-cell table:style-name="Table16.A2" office:value-type="string">
            <text:p text:style-name="Table_20_Contents">vector_max_size</text:p>
          </table:table-cell>
          <table:table-cell table:style-name="Table16.B2" office:value-type="string">
            <text:p text:style-name="Table_20_Contents">返回vector容器能够保存数据的最大数量。</text:p>
          </table:table-cell>
        </table:table-row>
        <table:table-row>
          <table:table-cell table:style-name="Table16.A2" office:value-type="string">
            <text:p text:style-name="Table_20_Contents">vector_capacity</text:p>
          </table:table-cell>
          <table:table-cell table:style-name="Table16.B2" office:value-type="string">
            <text:p text:style-name="Table_20_Contents">返回vector容器的容量。</text:p>
          </table:table-cell>
        </table:table-row>
        <table:table-row>
          <table:table-cell table:style-name="Table16.A2" office:value-type="string">
            <text:p text:style-name="Table_20_Contents">vector_reserve</text:p>
          </table:table-cell>
          <table:table-cell table:style-name="Table16.B2" office:value-type="string">
            <text:p text:style-name="Table_20_Contents">设置vector容器的容量。</text:p>
          </table:table-cell>
        </table:table-row>
        <table:table-row>
          <table:table-cell table:style-name="Table16.A2" office:value-type="string">
            <text:p text:style-name="Table_20_Contents">vector_equal</text:p>
          </table:table-cell>
          <table:table-cell table:style-name="Table16.B2" office:value-type="string">
            <text:p text:style-name="Table_20_Contents">测试两个vector容器是否相等。</text:p>
          </table:table-cell>
        </table:table-row>
        <table:table-row>
          <table:table-cell table:style-name="Table16.A2" office:value-type="string">
            <text:p text:style-name="Table_20_Contents">vector_not_equal</text:p>
          </table:table-cell>
          <table:table-cell table:style-name="Table16.B2" office:value-type="string">
            <text:p text:style-name="Table_20_Contents">测试两个vector容器是否不等。</text:p>
          </table:table-cell>
        </table:table-row>
        <table:table-row>
          <table:table-cell table:style-name="Table16.A2" office:value-type="string">
            <text:p text:style-name="Table_20_Contents">vector_less</text:p>
          </table:table-cell>
          <table:table-cell table:style-name="Table16.B2" office:value-type="string">
            <text:p text:style-name="Table_20_Contents">测试第一个vector是否小于第二个vector容器。</text:p>
          </table:table-cell>
        </table:table-row>
        <table:table-row>
          <table:table-cell table:style-name="Table16.A2" office:value-type="string">
            <text:p text:style-name="Table_20_Contents">vector_less_equal</text:p>
          </table:table-cell>
          <table:table-cell table:style-name="Table16.B2" office:value-type="string">
            <text:p text:style-name="Table_20_Contents">测试第一个vector是否小于等于第二个vector容器。</text:p>
          </table:table-cell>
        </table:table-row>
        <table:table-row>
          <table:table-cell table:style-name="Table16.A2" office:value-type="string">
            <text:p text:style-name="Table_20_Contents">vector_greater</text:p>
          </table:table-cell>
          <table:table-cell table:style-name="Table16.B2" office:value-type="string">
            <text:p text:style-name="Table_20_Contents">测试第一个vector是否大于第二个vector容器。</text:p>
          </table:table-cell>
        </table:table-row>
        <table:table-row>
          <table:table-cell table:style-name="Table16.A2" office:value-type="string">
            <text:p text:style-name="Table_20_Contents">vector_greater_equal</text:p>
          </table:table-cell>
          <table:table-cell table:style-name="Table16.B2" office:value-type="string">
            <text:p text:style-name="Table_20_Contents">测试第一个vector是否大于等于第二个vector容器。</text:p>
          </table:table-cell>
        </table:table-row>
        <table:table-row>
          <table:table-cell table:style-name="Table16.A2" office:value-type="string">
            <text:p text:style-name="Table_20_Contents">vector_assign</text:p>
          </table:table-cell>
          <table:table-cell table:style-name="Table16.B2" office:value-type="string">
            <text:p text:style-name="Table_20_Contents">使用一个既存的vector给vector容器赋值。</text:p>
          </table:table-cell>
        </table:table-row>
        <table:table-row>
          <table:table-cell table:style-name="Table16.A2" office:value-type="string">
            <text:p text:style-name="Table_20_Contents">vector_assign_elem</text:p>
          </table:table-cell>
          <table:table-cell table:style-name="Table16.B2" office:value-type="string">
            <text:p text:style-name="Table_20_Contents">使用n个指定的数据为vector容器赋值。</text:p>
          </table:table-cell>
        </table:table-row>
        <text:soft-page-break/>
        <table:table-row>
          <table:table-cell table:style-name="Table16.A2" office:value-type="string">
            <text:p text:style-name="Table_20_Contents">vector_assign_range</text:p>
          </table:table-cell>
          <table:table-cell table:style-name="Table16.B2" office:value-type="string">
            <text:p text:style-name="Table_20_Contents">使用指定范围的数据给vector容器赋值。</text:p>
          </table:table-cell>
        </table:table-row>
        <table:table-row>
          <table:table-cell table:style-name="Table16.A2" office:value-type="string">
            <text:p text:style-name="Table_20_Contents">vector_swap</text:p>
          </table:table-cell>
          <table:table-cell table:style-name="Table16.B2" office:value-type="string">
            <text:p text:style-name="Table_20_Contents">交换两个vector容器中的数据。</text:p>
          </table:table-cell>
        </table:table-row>
        <table:table-row>
          <table:table-cell table:style-name="Table16.A2" office:value-type="string">
            <text:p text:style-name="Table_20_Contents">vector_at</text:p>
          </table:table-cell>
          <table:table-cell table:style-name="Table16.B2" office:value-type="string">
            <text:p text:style-name="Table_20_Contents">通过下标随机访问vector容器中的数据。</text:p>
          </table:table-cell>
        </table:table-row>
        <table:table-row>
          <table:table-cell table:style-name="Table16.A2" office:value-type="string">
            <text:p text:style-name="Table_20_Contents">vector_front</text:p>
          </table:table-cell>
          <table:table-cell table:style-name="Table16.B2" office:value-type="string">
            <text:p text:style-name="Table_20_Contents">访问vector容器中的第一个数据。</text:p>
          </table:table-cell>
        </table:table-row>
        <table:table-row>
          <table:table-cell table:style-name="Table16.A2" office:value-type="string">
            <text:p text:style-name="Table_20_Contents">vector_back</text:p>
          </table:table-cell>
          <table:table-cell table:style-name="Table16.B2" office:value-type="string">
            <text:p text:style-name="Table_20_Contents">访问vector容器中的最后一个数据。</text:p>
          </table:table-cell>
        </table:table-row>
        <table:table-row>
          <table:table-cell table:style-name="Table16.A2" office:value-type="string">
            <text:p text:style-name="Table_20_Contents">vector_begin</text:p>
          </table:table-cell>
          <table:table-cell table:style-name="Table16.B2" office:value-type="string">
            <text:p text:style-name="Table_20_Contents">返回指向vector容器开始的迭代器。</text:p>
          </table:table-cell>
        </table:table-row>
        <table:table-row>
          <table:table-cell table:style-name="Table16.A2" office:value-type="string">
            <text:p text:style-name="Table_20_Contents">vector_end</text:p>
          </table:table-cell>
          <table:table-cell table:style-name="Table16.B2" office:value-type="string">
            <text:p text:style-name="Table_20_Contents">返回指向vector容器末尾的迭代器。</text:p>
          </table:table-cell>
        </table:table-row>
        <table:table-row>
          <table:table-cell table:style-name="Table16.A2" office:value-type="string">
            <text:p text:style-name="Table_20_Contents">vector_insert</text:p>
          </table:table-cell>
          <table:table-cell table:style-name="Table16.B2" office:value-type="string">
            <text:p text:style-name="Table_20_Contents">在指定的位置插入数据。</text:p>
          </table:table-cell>
        </table:table-row>
        <table:table-row>
          <table:table-cell table:style-name="Table16.A2" office:value-type="string">
            <text:p text:style-name="Table_20_Contents">vector_insert_n</text:p>
          </table:table-cell>
          <table:table-cell table:style-name="Table16.B2" office:value-type="string">
            <text:p text:style-name="Table_20_Contents">在指定的位置插入n个数据。</text:p>
          </table:table-cell>
        </table:table-row>
        <table:table-row>
          <table:table-cell table:style-name="Table16.A2" office:value-type="string">
            <text:p text:style-name="Table_20_Contents">vector_insert_range</text:p>
          </table:table-cell>
          <table:table-cell table:style-name="Table16.B2" office:value-type="string">
            <text:p text:style-name="Table_20_Contents">在指定的位置插入指定范围内的数据。</text:p>
          </table:table-cell>
        </table:table-row>
        <table:table-row>
          <table:table-cell table:style-name="Table16.A2" office:value-type="string">
            <text:p text:style-name="Table_20_Contents">vector_push_back</text:p>
          </table:table-cell>
          <table:table-cell table:style-name="Table16.B2" office:value-type="string">
            <text:p text:style-name="Table_20_Contents">在vector容器的末尾添加一个指定的数据。</text:p>
          </table:table-cell>
        </table:table-row>
        <table:table-row>
          <table:table-cell table:style-name="Table16.A2" office:value-type="string">
            <text:p text:style-name="Table_20_Contents">vector_pop_back</text:p>
          </table:table-cell>
          <table:table-cell table:style-name="Table16.B2" office:value-type="string">
            <text:p text:style-name="Table_20_Contents">删除vector容器末尾的一个数据。</text:p>
          </table:table-cell>
        </table:table-row>
        <table:table-row>
          <table:table-cell table:style-name="Table16.A2" office:value-type="string">
            <text:p text:style-name="Table_20_Contents">vector_erase</text:p>
          </table:table-cell>
          <table:table-cell table:style-name="Table16.B2" office:value-type="string">
            <text:p text:style-name="Table_20_Contents">删除vector容器中指定位置的数据。</text:p>
          </table:table-cell>
        </table:table-row>
        <table:table-row>
          <table:table-cell table:style-name="Table16.A2" office:value-type="string">
            <text:p text:style-name="Table_20_Contents">vector_erase_range</text:p>
          </table:table-cell>
          <table:table-cell table:style-name="Table16.B2" office:value-type="string">
            <text:p text:style-name="Table_20_Contents">删除vector容器中指定范围的数据。</text:p>
          </table:table-cell>
        </table:table-row>
        <table:table-row>
          <table:table-cell table:style-name="Table16.A2" office:value-type="string">
            <text:p text:style-name="Table_20_Contents">vector_clear</text:p>
          </table:table-cell>
          <table:table-cell table:style-name="Table16.B2" office:value-type="string">
            <text:p text:style-name="Table_20_Contents">删除vector容器中的所有数据。</text:p>
          </table:table-cell>
        </table:table-row>
        <table:table-row>
          <table:table-cell table:style-name="Table16.A2" office:value-type="string">
            <text:p text:style-name="Table_20_Contents">vector_resize</text:p>
          </table:table-cell>
          <table:table-cell table:style-name="Table16.B2" office:value-type="string">
            <text:p text:style-name="Table_20_Contents">重新设置vector容器中数据的个数。超过原有数据的部分使用默认值填充。</text:p>
          </table:table-cell>
        </table:table-row>
        <table:table-row>
          <table:table-cell table:style-name="Table16.A2" office:value-type="string">
            <text:p text:style-name="Table_20_Contents">vector_resize_elem</text:p>
          </table:table-cell>
          <table:table-cell table:style-name="Table16.B2" office:value-type="string">
            <text:p text:style-name="Table_20_Contents">重新设置vector容器中数据的个数。超过原有数据的部分使用指定数据填充。</text:p>
          </table:table-cell>
        </table:table-row>
      </table:table>
      <text:p text:style-name="P21"/>
      <text:p text:style-name="P21">接口原型：</text:p>
      <table:table table:name="Table17" table:style-name="Table17">
        <table:table-column table:style-name="Table17.A"/>
        <table:table-row>
          <table:table-cell table:style-name="Table17.A1" office:value-type="string">
            <text:p text:style-name="P32">vector_t* create_vector(typename);</text:p>
          </table:table-cell>
        </table:table-row>
      </table:table>
      <text:p text:style-name="P11">描述：</text:p>
      <text:p text:style-name="P11"><text:tab/>创建一个保存指定类型的vector容器。</text:p>
      <text:p text:style-name="P11">参数：</text:p>
      <text:p text:style-name="P11"><text:tab/>typename<text:tab/><text:tab/>保存的数据类型。</text:p>
      <text:p text:style-name="P11">返回值：</text:p>
      <text:p text:style-name="P11"><text:tab/>指向vector_t容器的指针。</text:p>
      <text:p text:style-name="P11">注意：</text:p>
      <text:p text:style-name="P26"><text:tab/>这个函数的参数比较特殊，它是描述容器元素的数据类型的表达式，关于类型机制以及类型描述语法请参考第四章。如果创建失败返回NULL。</text:p>
      <text:p text:style-name="P26"/>
      <table:table table:name="Table18" table:style-name="Table18">
        <table:table-column table:style-name="Table18.A"/>
        <table:table-row>
          <table:table-cell table:style-name="Table18.A1" office:value-type="string">
            <text:p text:style-name="P32">void vector_init(vector_t* pvec_vector);</text:p>
          </table:table-cell>
        </table:table-row>
      </table:table>
      <text:p text:style-name="P11">描述：</text:p>
      <text:p text:style-name="P11"><text:tab/>初始化一个空的vector容器。</text:p>
      <text:p text:style-name="P11">参数：</text:p>
      <text:p text:style-name="P11"><text:tab/>pvec_vector<text:tab/><text:tab/>指向被初始化的vector容器的指针。</text:p>
      <text:p text:style-name="P11">返回值：</text:p>
      <text:p text:style-name="P11"><text:tab/>无。</text:p>
      <text:p text:style-name="P11"><text:soft-page-break/>注意：</text:p>
      <text:p text:style-name="P26"><text:tab/>被初始化的容器一定是使用create_vector创建的容器，否则函数的行为是未定义的。pvec_vector == NULL，函数的行为是未定义的。使用vector_init初始化之后的vector容器，vector_size() == 0，vector_capacity() == 0。</text:p>
      <text:p text:style-name="P26"/>
      <table:table table:name="Table19" table:style-name="Table19">
        <table:table-column table:style-name="Table19.A"/>
        <table:table-row>
          <table:table-cell table:style-name="Table19.A1" office:value-type="string">
            <text:p text:style-name="P32">void vector_init_n(vector_t* pvec_vector, size_t t_count);</text:p>
          </table:table-cell>
        </table:table-row>
      </table:table>
      <text:p text:style-name="P11">描述：</text:p>
      <text:p text:style-name="P11"><text:tab/>初始化一个包含n个数据的vector容器。</text:p>
      <text:p text:style-name="P11">参数：</text:p>
      <text:p text:style-name="P11"><text:tab/>pvec_vector<text:tab/><text:tab/>指向被初始化的vector容器的指针。</text:p>
      <text:p text:style-name="P11"><text:tab/>t_count<text:tab/><text:tab/><text:tab/>初始化后包含的数据的个数。</text:p>
      <text:p text:style-name="P11">返回值：</text:p>
      <text:p text:style-name="P11"><text:tab/>无。</text:p>
      <text:p text:style-name="P11">注意：</text:p>
      <text:p text:style-name="P26"><text:tab/>被初始化的容器一定是使用create_vector创建的容器，否则函数的行为是未定义的。pvec_vector == NULL，函数的行为是未定义的。使用vector_init_n初始化之后的vector容器，vector_size() == t_count，容量符合前面描述的算法，并且t_count都是容器中保存的数据类型的默认数据。</text:p>
      <text:p text:style-name="P26"/>
      <table:table table:name="Table20" table:style-name="Table20">
        <table:table-column table:style-name="Table20.A"/>
        <table:table-row>
          <table:table-cell table:style-name="Table20.A1" office:value-type="string">
            <text:p text:style-name="P32">void vector_init_elem(vector_t* pvec_vector, size_t t_count, elem);</text:p>
          </table:table-cell>
        </table:table-row>
      </table:table>
      <text:p text:style-name="P11">描述：</text:p>
      <text:p text:style-name="P11"><text:tab/>使用用户指定的数据初始化vector容器。</text:p>
      <text:p text:style-name="P11">参数：</text:p>
      <text:p text:style-name="P11"><text:tab/>pvec_vector<text:tab/>指向被初始化的vector容器的指针。</text:p>
      <text:p text:style-name="P11"><text:tab/>t_count<text:tab/><text:tab/>初始化后包含的数据的个数。</text:p>
      <text:p text:style-name="P11"><text:tab/>elem<text:tab/><text:tab/><text:tab/>指定的数据。</text:p>
      <text:p text:style-name="P11">返回值：</text:p>
      <text:p text:style-name="P11"><text:tab/>无。</text:p>
      <text:p text:style-name="P11">注意：</text:p>
      <text:p text:style-name="P26"><text:tab/>如果pvec_vector == NULL则函数的行为是未定义的。vector容器必须是使用create_vector创建的否则函数的行为是未定义的。用户指定的数据必须和容器中保存的数据类型是一致的否则函数的行为是未定义的。使用vector_init_n初始化之后的vector容器，vector_size() == t_count，容量符合前面描述的算法，并且t_count是指定的数据elem，elem的限制请参考第四章。</text:p>
      <text:p text:style-name="P26"/>
      <table:table table:name="Table21" table:style-name="Table21">
        <table:table-column table:style-name="Table21.A"/>
        <table:table-row>
          <table:table-cell table:style-name="Table21.A1" office:value-type="string">
            <text:p text:style-name="P32">void vector_init_copy(vector_t* pvec_dest, const vector_t* cpvec_src);</text:p>
          </table:table-cell>
        </table:table-row>
      </table:table>
      <text:p text:style-name="P11">描述：</text:p>
      <text:p text:style-name="P11"><text:tab/>使用一个既存的vector容器来初始化vector容器。</text:p>
      <text:p text:style-name="P11">参数：</text:p>
      <text:p text:style-name="P11"><text:tab/>pvec_dest<text:tab/><text:tab/>指向被初始化的容器的指针。</text:p>
      <text:p text:style-name="P11"><text:tab/>cpvec_src<text:tab/><text:tab/><text:tab/>指向既存容器的指针。</text:p>
      <text:p text:style-name="P11">返回值：</text:p>
      <text:p text:style-name="P11"><text:tab/>无。</text:p>
      <text:p text:style-name="P11">注意：</text:p>
      <text:p text:style-name="P26"><text:tab/>被初始化的容器一定是使用create_vector创建的容器，否则函数的行为是未定义的。cpvec_src指向的是已经初始<text:soft-page-break/>化的vector容器，否则函数的行为是未定义的。pvec_dest == NULL或者cpvec_src == NULL，函数的行为是未定义的。两个容器保存的数据类型必须是一致的否则函数的行为是未定义的。初始化之后vector_size(pvec_dest) == vector_size(cpvec_src); <text:s/>容量符合前面描述的算法。</text:p>
      <text:p text:style-name="P26"/>
      <table:table table:name="Table22" table:style-name="Table22">
        <table:table-column table:style-name="Table22.A"/>
        <table:table-row>
          <table:table-cell table:style-name="Table22.A1" office:value-type="string">
            <text:p text:style-name="P32">void vector_init_copy_range(</text:p>
            <text:p text:style-name="P32"><text:s text:c="4"/>vector_t* pvec_dest, vector_iterator_t it_begin, vector_iterator_t it_end);</text:p>
          </table:table-cell>
        </table:table-row>
      </table:table>
      <text:p text:style-name="P11">描述：</text:p>
      <text:p text:style-name="P11"><text:tab/>使用一个数据区间中的数据来初始化vector容器。</text:p>
      <text:p text:style-name="P11">参数：</text:p>
      <text:p text:style-name="P11"><text:tab/>pvec_dest<text:tab/><text:tab/>指向被初始化的容器的指针。</text:p>
      <text:p text:style-name="P11"><text:tab/>it_begin<text:tab/><text:tab/><text:tab/>数据区间的开始。</text:p>
      <text:p text:style-name="P11"><text:tab/>it_end<text:tab/><text:tab/><text:tab/>数据区间的末尾。</text:p>
      <text:p text:style-name="P11">返回值：</text:p>
      <text:p text:style-name="P11"><text:tab/>无。</text:p>
      <text:p text:style-name="P11">注意：</text:p>
      <text:p text:style-name="P26"><text:tab/>被初始化的容器一定是使用create_vector创建的容器，否则函数的行为是未定义的。[it_begin, it_end)属于一个已经初始化的vector容器的有效的数据区间，否则函数的行为是未定义的。pvec_dest == NULL函数的行为是未定义的。容器与数据区间中保存的数据类型必须是一致的否则函数的行为是未定义的。初始化之后vector_size(pvec_dest) == iterator_distance(it_begin, it_end); 容量符合前面描述的算法。</text:p>
      <text:p text:style-name="P26"/>
      <table:table table:name="Table23" table:style-name="Table23">
        <table:table-column table:style-name="Table23.A"/>
        <table:table-row>
          <table:table-cell table:style-name="Table23.A1" office:value-type="string">
            <text:p text:style-name="P32">void vector_destroy(vector_t* pvec_vector);</text:p>
          </table:table-cell>
        </table:table-row>
      </table:table>
      <text:p text:style-name="P11">描述：</text:p>
      <text:p text:style-name="P11"><text:tab/>销毁创建的vector容器。</text:p>
      <text:p text:style-name="P11">参数：</text:p>
      <text:p text:style-name="P11"><text:tab/>pvec_vector<text:tab/><text:tab/>指向被销毁的容器的指针。</text:p>
      <text:p text:style-name="P11">返回值：</text:p>
      <text:p text:style-name="P11"><text:tab/>无。</text:p>
      <text:p text:style-name="P11">注意：</text:p>
      <text:p text:style-name="P26"><text:tab/>被销毁的容器一定已经初始化或者是使用create_vector创建的容器，否则函数的行为是未定义的。销毁后的容器不能够在用于其他的接口，否则接口的函数行为是未定义的。创建之后没有经过初始化的容器也要进行销毁。</text:p>
      <text:p text:style-name="P26"/>
      <table:table table:name="Table24" table:style-name="Table24">
        <table:table-column table:style-name="Table24.A"/>
        <table:table-row>
          <table:table-cell table:style-name="Table24.A1" office:value-type="string">
            <text:p text:style-name="P32">size_t vector_size(const vector_t* cpvec_vector);</text:p>
          </table:table-cell>
        </table:table-row>
      </table:table>
      <text:p text:style-name="P11">描述：</text:p>
      <text:p text:style-name="P11"><text:tab/>返回vector容器中数据的个数。</text:p>
      <text:p text:style-name="P11">参数：</text:p>
      <text:p text:style-name="P11"><text:tab/>cpvec_vector<text:tab/>指向vector容器的指针。</text:p>
      <text:p text:style-name="P11">返回值：</text:p>
      <text:p text:style-name="P11"><text:tab/>容器中数据的个数。</text:p>
      <text:p text:style-name="P11">注意：</text:p>
      <text:p text:style-name="P26"><text:tab/>cpvec_vector == NULL则函数的行为是未定义的，cpvec_vector指向的容器是经过初始化以后的vector容器，否则函数的行为是未定义的。</text:p>
      <text:p text:style-name="P26"/>
      <table:table table:name="Table25" table:style-name="Table25">
        <table:table-column table:style-name="Table25.A"/>
        <text:soft-page-break/>
        <table:table-row>
          <table:table-cell table:style-name="Table25.A1" office:value-type="string">
            <text:p text:style-name="P32">bool_t vector_empty(const vector_t* cpvec_vector);</text:p>
          </table:table-cell>
        </table:table-row>
      </table:table>
      <text:p text:style-name="P11">描述：</text:p>
      <text:p text:style-name="P11"><text:tab/>测试vector容器是否为空。</text:p>
      <text:p text:style-name="P11">参数：</text:p>
      <text:p text:style-name="P11"><text:tab/>cpvec_vector<text:tab/><text:tab/>指向vector容器的指针。</text:p>
      <text:p text:style-name="P11">返回值：</text:p>
      <text:p text:style-name="P11"><text:tab/>vector容器为空，返回true否则返回false。</text:p>
      <text:p text:style-name="P11">注意：</text:p>
      <text:p text:style-name="P26"><text:tab/>cpvec_vector == NULL则函数的行为是未定义的，cpvec_vector指向的容器是经过初始化以后的vector容器，否则函数的行为是未定义的。</text:p>
      <text:p text:style-name="P26"/>
      <table:table table:name="Table26" table:style-name="Table26">
        <table:table-column table:style-name="Table26.A"/>
        <table:table-row>
          <table:table-cell table:style-name="Table26.A1" office:value-type="string">
            <text:p text:style-name="P32">size_t vector_max_size(const vector_t* cpvec_vector);</text:p>
          </table:table-cell>
        </table:table-row>
      </table:table>
      <text:p text:style-name="P11">描述：</text:p>
      <text:p text:style-name="P11"><text:tab/>返回vector容器中能够保存数据的最大数量的可能值。</text:p>
      <text:p text:style-name="P11">参数：</text:p>
      <text:p text:style-name="P11"><text:tab/>cpvec_vector<text:tab/><text:tab/>指向vector容器的指针。</text:p>
      <text:p text:style-name="P11">返回值：</text:p>
      <text:p text:style-name="P11"><text:tab/>返回vector容器中能够保存数据的最大数量的可能值。</text:p>
      <text:p text:style-name="P11">注意：</text:p>
      <text:p text:style-name="P26"><text:tab/>cpvec_vector == NULL则函数的行为是未定义的，cpvec_vector指向的容器是经过初始化以后的vector容器，否则函数的行为是未定义的。这个最大数量是与系统相关的，不是一个固定的值。</text:p>
      <text:p text:style-name="P26"/>
      <table:table table:name="Table27" table:style-name="Table27">
        <table:table-column table:style-name="Table27.A"/>
        <table:table-row>
          <table:table-cell table:style-name="Table27.A1" office:value-type="string">
            <text:p text:style-name="P32">size_t vector_capacity(const vector_t* cpvec_vector);</text:p>
          </table:table-cell>
        </table:table-row>
      </table:table>
      <text:p text:style-name="P11">描述：</text:p>
      <text:p text:style-name="P11"><text:tab/>返回vector容器的容量。</text:p>
      <text:p text:style-name="P11">参数：</text:p>
      <text:p text:style-name="P11"><text:tab/>cpvec_vector<text:tab/><text:tab/>指向vector容器的指针。</text:p>
      <text:p text:style-name="P11">返回值：</text:p>
      <text:p text:style-name="P11"><text:tab/>返回vector容器的容量。</text:p>
      <text:p text:style-name="P11">注意：</text:p>
      <text:p text:style-name="P26"><text:tab/>cpvec_vector == NULL则函数的行为是未定义的，cpvec_vector指向的容器是经过初始化以后的vector容器，否则函数的行为是未定义的。容量符合前面描述的算法。</text:p>
      <text:p text:style-name="P26"/>
      <table:table table:name="Table28" table:style-name="Table28">
        <table:table-column table:style-name="Table28.A"/>
        <table:table-row>
          <table:table-cell table:style-name="Table28.A1" office:value-type="string">
            <text:p text:style-name="P32">void vector_reserve(vector_t* pvec_vector, size_t t_reservesize);</text:p>
          </table:table-cell>
        </table:table-row>
      </table:table>
      <text:p text:style-name="P11">描述：</text:p>
      <text:p text:style-name="P11"><text:tab/>指定vector容器的容量。</text:p>
      <text:p text:style-name="P11">参数：</text:p>
      <text:p text:style-name="P11"><text:tab/>pvec_vector <text:tab/>指向vector容器的指针。</text:p>
      <text:p text:style-name="P11"><text:tab/>t_reservesize<text:tab/>修改后的容量。</text:p>
      <text:p text:style-name="P11">返回值：</text:p>
      <text:p text:style-name="P11"><text:tab/>无。</text:p>
      <text:p text:style-name="P11">注意：</text:p>
      <text:p text:style-name="P26"><text:soft-page-break/><text:tab/>pvec_vector == NULL则函数的行为是未定义的，pvec_vector指向的容器是经过初始化以后的vector容器，否则函数的行为是未定义的。如果t_reservesize &gt; vector_capacity()则函数执行后，vector容器的容量扩充到t_reservesize。否则函数执行后vector的容量不变。vector的容量只能增大不能够减小。</text:p>
      <text:p text:style-name="P26"/>
      <table:table table:name="Table29" table:style-name="Table29">
        <table:table-column table:style-name="Table29.A"/>
        <table:table-row>
          <table:table-cell table:style-name="Table29.A1" office:value-type="string">
            <text:p text:style-name="P32">bool_t vector_equal(</text:p>
            <text:p text:style-name="P32"><text:s text:c="4"/>const vector_t* cpvec_first, const vector_t* cpvec_second);</text:p>
          </table:table-cell>
        </table:table-row>
      </table:table>
      <text:p text:style-name="P11">描述：</text:p>
      <text:p text:style-name="P11"><text:tab/>测试两个容器是否相等。</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两个容器相等，返回true，否则返回false。</text:p>
      <text:p text:style-name="P11">注意：</text:p>
      <text:p text:style-name="P26"><text:tab/>cpvec_first == NULL或者cpvec_second == NULL则函数的行为是未定义的，cpvec_first和cpvec_second指向的容器是经过初始化以后的vector容器，否则函数的行为是未定义的。如果两个vector容器保存的数据类型不同，那么这两个容器不等。如果两个容器中的数据个数相等并且对应数据相等则容器相等，如果cpvec_first == cpvec_second则返回true。</text:p>
      <text:p text:style-name="P26"/>
      <table:table table:name="Table30" table:style-name="Table30">
        <table:table-column table:style-name="Table30.A"/>
        <table:table-row>
          <table:table-cell table:style-name="Table30.A1" office:value-type="string">
            <text:p text:style-name="P32">bool_t vector_not_equal(</text:p>
            <text:p text:style-name="P32"><text:s text:c="4"/>const vector_t* cpvec_first, const vector_t* cpvec_second);</text:p>
          </table:table-cell>
        </table:table-row>
      </table:table>
      <text:p text:style-name="P11">描述：</text:p>
      <text:p text:style-name="P11"><text:tab/>测试两个容器是否不相等。</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两个容器不相等，返回true，否则返回false。</text:p>
      <text:p text:style-name="P11">注意：</text:p>
      <text:p text:style-name="P26"><text:tab/>cpvec_first == NULL或者cpvec_second == NULL则函数的行为是未定义的，cpvec_first和cpvec_second指向的容器是经过初始化以后的vector容器，否则函数的行为是未定义的。如果两个vector容器保存的数据类型不同，那么这两个容器不等。如果两个容器中的数据个数不等或者对应数据不等则容器不等，如果cpvec_first == cpvec_second则返回false。</text:p>
      <text:p text:style-name="P26"/>
      <table:table table:name="Table31" table:style-name="Table31">
        <table:table-column table:style-name="Table31.A"/>
        <table:table-row>
          <table:table-cell table:style-name="Table31.A1" office:value-type="string">
            <text:p text:style-name="P32">bool_t vector_less(</text:p>
            <text:p text:style-name="P32"><text:s text:c="4"/>const vector_t* cpvec_first, const vector_t* cpvec_second);</text:p>
          </table:table-cell>
        </table:table-row>
      </table:table>
      <text:p text:style-name="P11">描述：</text:p>
      <text:p text:style-name="P11"><text:tab/>测试第一个vector容器是否小于第二个vector容器。</text:p>
      <text:p text:style-name="P11">参数：</text:p>
      <text:p text:style-name="P11"><text:tab/>cpvec_first <text:tab/><text:tab/>指向vector容器的指针。</text:p>
      <text:p text:style-name="P11"><text:tab/>cpvec_second<text:tab/><text:tab/>指向vector容器的指针。</text:p>
      <text:p text:style-name="P11">返回值：</text:p>
      <text:p text:style-name="P11"><text:soft-page-break/><text:tab/>如果第一个vector容器小于第二个vector容器，返回true，否则返回false。</text:p>
      <text:p text:style-name="P11">注意：</text:p>
      <text:p text:style-name="P26"><text:tab/>cpvec_first == NULL或者cpvec_second == NULL则函数的行为是未定义的，cpvec_first和cpvec_second指向的容器是经过初始化以后的vector容器，否则函数的行为是未定义的。如果两个vector容器保存的数据类型不同，函数的行为是未定义的。如果第一个容器中的数据小于第二个容器中的对应数据则返回true，如果大于则返回false，如果对应数据都相等则，如果第一个容器中的数据个数小于第二个容器中的数据个数则返回true否则返回false，如果cpvec_first == cpvec_second则返回false。</text:p>
      <text:p text:style-name="P26"/>
      <table:table table:name="Table32" table:style-name="Table32">
        <table:table-column table:style-name="Table32.A"/>
        <table:table-row>
          <table:table-cell table:style-name="Table32.A1" office:value-type="string">
            <text:p text:style-name="P32">bool_t vector_less_equal(</text:p>
            <text:p text:style-name="P32"><text:s text:c="4"/>const vector_t* cpvec_first, const vector_t* cpvec_second);</text:p>
          </table:table-cell>
        </table:table-row>
      </table:table>
      <text:p text:style-name="P11">描述：</text:p>
      <text:p text:style-name="P11"><text:tab/>测试第一个vector容器是否小于等于第二个vector容器。</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第一个vector容器小于等于第二个vector容器，返回true，否则返回false。</text:p>
      <text:p text:style-name="P11">注意：</text:p>
      <text:p text:style-name="P26"><text:tab/>cpvec_first == NULL或者cpvec_second == NULL则函数的行为是未定义的，cpvec_first和cpvec_second指向的容器是经过初始化以后的vector容器，否则函数的行为是未定义的。如果两个vector容器保存的数据类型不同，函数的行为是未定义的。如果第一个容器中的数据小于第二个容器中的对应数据则返回true，如果大于则返回false，如果对应数据都相等则，如果第一个容器中的数据个数小于等于第二个容器中的数据个数则返回true否则返回false，如果cpvec_first == cpvec_second则返回true。</text:p>
      <text:p text:style-name="P26"/>
      <table:table table:name="Table33" table:style-name="Table33">
        <table:table-column table:style-name="Table33.A"/>
        <table:table-row>
          <table:table-cell table:style-name="Table33.A1" office:value-type="string">
            <text:p text:style-name="P32">bool_t vector_greater(</text:p>
            <text:p text:style-name="P32"><text:s text:c="4"/>const vector_t* cpvec_first, const vector_t* cpvec_second);</text:p>
          </table:table-cell>
        </table:table-row>
      </table:table>
      <text:p text:style-name="P11">描述：</text:p>
      <text:p text:style-name="P11"><text:tab/>测试第一个vector容器是否大于第二个vector容器。</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第一个vector容器大于第二个vector容器，返回true，否则返回false。</text:p>
      <text:p text:style-name="P11">注意：</text:p>
      <text:p text:style-name="P26"><text:tab/>cpvec_first == NULL或者cpvec_second == NULL则函数的行为是未定义的，cpvec_first和cpvec_second指向的容器是经过初始化以后的vector容器，否则函数的行为是未定义的。如果两个vector容器保存的数据类型不同，函数的行为是未定义的。如果第一个容器中的数据大于第二个容器中的对应数据则返回true，如果小于则返回false，如果对应数据都相等则，如果第一个容器中的数据个数大于第二个容器中的数据个数则返回true否则返回false，如果cpvec_first == cpvec_second则返回false。</text:p>
      <text:p text:style-name="P26"/>
      <table:table table:name="Table34" table:style-name="Table34">
        <table:table-column table:style-name="Table34.A"/>
        <table:table-row>
          <table:table-cell table:style-name="Table34.A1" office:value-type="string">
            <text:p text:style-name="P32">bool_t vector_greater_equal(</text:p>
            <text:p text:style-name="P32"><text:s text:c="4"/>const vector_t* cpvec_first, const vector_t* cpvec_second);</text:p>
          </table:table-cell>
        </table:table-row>
      </table:table>
      <text:p text:style-name="P11"><text:soft-page-break/>描述：</text:p>
      <text:p text:style-name="P11"><text:tab/>测试第一个vector容器是否大于等于第二个vector容器。</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第一个vector容器大于等于第二个vector容器，返回true，否则返回false。</text:p>
      <text:p text:style-name="P11">注意：</text:p>
      <text:p text:style-name="P26"><text:tab/>cpvec_first == NULL或者cpvec_second == NULL则函数的行为是未定义的，cpvec_first和cpvec_second指向的容器是经过初始化以后的vector容器，否则函数的行为是未定义的。如果两个vector容器保存的数据类型不同，函数的行为是未定义的。如果第一个容器中的数据大于第二个容器中的对应数据则返回true，如果小于则返回false，如果对应数据都相等则，如果第一个容器中的数据个数大于等于第二个容器中的数据个数则返回true否则返回false，如果cpvec_first == cpvec_second则返回true。</text:p>
      <text:p text:style-name="P26"/>
      <table:table table:name="Table35" table:style-name="Table35">
        <table:table-column table:style-name="Table35.A"/>
        <table:table-row>
          <table:table-cell table:style-name="Table35.A1" office:value-type="string">
            <text:p text:style-name="P32">void vector_assign(vector_t* pvec_dest, const vector_t* cpvec_src);</text:p>
          </table:table-cell>
        </table:table-row>
      </table:table>
      <text:p text:style-name="P11">描述：</text:p>
      <text:p text:style-name="P11"><text:tab/>使用既存vector容器为vector容器赋值。</text:p>
      <text:p text:style-name="P11">参数：</text:p>
      <text:p text:style-name="P11"><text:tab/>pvec_dest <text:tab/><text:tab/>指向目的vector容器的指针。</text:p>
      <text:p text:style-name="P11"><text:tab/>cpvec_rsrc<text:tab/><text:tab/>指向源vector容器的指针。</text:p>
      <text:p text:style-name="P11">返回值：</text:p>
      <text:p text:style-name="P11"><text:tab/>无。</text:p>
      <text:p text:style-name="P11">注意：</text:p>
      <text:p text:style-name="P26"><text:tab/>pvec_dest == NULL或者cpvec_src == NULL则函数的行为是未定义的，pvec_dest和cpvec_src指向的容器是经过初始化以后的vector容器，否则函数的行为是未定义的。如果两个vector容器保存的数据类型不同，函数的行为是未定义的。赋值以后两个容器的vector_size()相等但是vector_capacity()不一定相等。如果vector_equal(pvec_dest, pvec_src)函数不执行任何操作。</text:p>
      <text:p text:style-name="P26"/>
      <table:table table:name="Table36" table:style-name="Table36">
        <table:table-column table:style-name="Table36.A"/>
        <table:table-row>
          <table:table-cell table:style-name="Table36.A1" office:value-type="string">
            <text:p text:style-name="P32">void vector_assign_elem(vector_t* pvec_vector, size_t t_count, elem)</text:p>
          </table:table-cell>
        </table:table-row>
      </table:table>
      <text:p text:style-name="P11">描述：</text:p>
      <text:p text:style-name="P11"><text:tab/>使用指定的数据为vector容器赋值。</text:p>
      <text:p text:style-name="P11">参数：</text:p>
      <text:p text:style-name="P11"><text:tab/>pvec_vector <text:tab/>指向vector容器的指针。</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6"><text:tab/>pvec_vector == NULL则函数的行为是未定义的，pvec_vector指向的容器是经过初始化以后的vector容器，否则函数的行为是未定义的。elem是与vector容器中保存的数据类型兼容的数据，否则函数的行为是未定义的。</text:p>
      <text:p text:style-name="P26"/>
      <table:table table:name="Table37" table:style-name="Table37">
        <table:table-column table:style-name="Table37.A"/>
        <table:table-row>
          <table:table-cell table:style-name="Table37.A1" office:value-type="string">
            <text:p text:style-name="P32">void vector_assign_range(</text:p>
            <text:p text:style-name="P32"><text:soft-page-break/><text:s text:c="4"/>vector_t* pvec_vector, vector_iterator_t it_begin, vector_iterator_t it_end)</text:p>
          </table:table-cell>
        </table:table-row>
      </table:table>
      <text:p text:style-name="P11">描述：</text:p>
      <text:p text:style-name="P11"><text:tab/>使用指定范围的数据为vector容器赋值。</text:p>
      <text:p text:style-name="P11">参数：</text:p>
      <text:p text:style-name="P11"><text:tab/>pvec_vector <text:tab/>指向vector容器的指针。</text:p>
      <text:p text:style-name="P11"><text:tab/>it_begin<text:tab/><text:tab/>指定范围的开始。</text:p>
      <text:p text:style-name="P11"><text:tab/>it_end<text:tab/><text:tab/>指定范围的末尾。</text:p>
      <text:p text:style-name="P11">返回值：</text:p>
      <text:p text:style-name="P11"><text:tab/>无。</text:p>
      <text:p text:style-name="P11">注意：</text:p>
      <text:p text:style-name="P26"><text:tab/>pvec_vector == NULL则函数的行为是未定义的，pvec_vector指向的容器是经过初始化以后的vector容器，否则函数的行为是未定义的。[it_begin, it_end)是有效的范围并且保存的数据类型与vector容器中保存的数据类型相同，否则函数的行为是未定义的。如果[it_begin, it_end)属于pvec_vector则函数的行为是未定义的。</text:p>
      <text:p text:style-name="P26"/>
      <table:table table:name="Table38" table:style-name="Table38">
        <table:table-column table:style-name="Table38.A"/>
        <table:table-row>
          <table:table-cell table:style-name="Table38.A1" office:value-type="string">
            <text:p text:style-name="P32">void vector_swap(vector_t* pvec_first, vector_t* pvec_second);</text:p>
          </table:table-cell>
        </table:table-row>
      </table:table>
      <text:p text:style-name="P11">描述：</text:p>
      <text:p text:style-name="P11"><text:tab/>交换两个vector容器中的数据。</text:p>
      <text:p text:style-name="P11">参数：</text:p>
      <text:p text:style-name="P11"><text:tab/>pvec_first <text:tab/><text:tab/>指向vector容器的指针。</text:p>
      <text:p text:style-name="P11"><text:tab/>pvec_second<text:tab/><text:tab/>指向vector容器的指针。</text:p>
      <text:p text:style-name="P11">返回值：</text:p>
      <text:p text:style-name="P11"><text:tab/>无。</text:p>
      <text:p text:style-name="P11">注意：</text:p>
      <text:p text:style-name="P26"><text:tab/>pvec_first == NULL或者pvec_second == NULL则函数的行为是未定义的，pvec_first和pvec_second指向的容器是经过初始化以后的vector容器，否则函数的行为是未定义的。如果两个vector容器保存的数据类型不同，函数的行为是未定义的。如果vector_equal(pvec_first, pvec_second)这函数不执行任何动作。</text:p>
      <text:p text:style-name="P26"/>
      <table:table table:name="Table39" table:style-name="Table39">
        <table:table-column table:style-name="Table39.A"/>
        <table:table-row>
          <table:table-cell table:style-name="Table39.A1" office:value-type="string">
            <text:p text:style-name="P32">void* vector_at(const vector_t* cpvec_vector, size_t t_pos);</text:p>
          </table:table-cell>
        </table:table-row>
      </table:table>
      <text:p text:style-name="P11">描述：</text:p>
      <text:p text:style-name="P11"><text:tab/>通过下标随机访问vector容器中的数据。</text:p>
      <text:p text:style-name="P11">参数：</text:p>
      <text:p text:style-name="P11"><text:tab/>cpvec_vector <text:tab/><text:tab/>指向vector容器的指针。</text:p>
      <text:p text:style-name="P11"><text:tab/>t_pos<text:tab/><text:tab/><text:tab/>要访问的数据在容器中的索引。</text:p>
      <text:p text:style-name="P11">返回值：</text:p>
      <text:p text:style-name="P11"><text:tab/>指向被访问的数据的指针。</text:p>
      <text:p text:style-name="P11">注意：</text:p>
      <text:p text:style-name="P26"><text:tab/>cpvec_vector == NULL则函数的行为是未定义的，cpvec_vector指向的容器是经过初始化以后的vector容器，否则函数的行为是未定义的。如果t_pos超过了vector容器中数据索引的范围，则函数的行为是未定义的。</text:p>
      <text:p text:style-name="P26"/>
      <table:table table:name="Table40" table:style-name="Table40">
        <table:table-column table:style-name="Table40.A"/>
        <table:table-row>
          <table:table-cell table:style-name="Table40.A1" office:value-type="string">
            <text:p text:style-name="P32">void* vector_front(const vector_t* cpvec_vector);</text:p>
          </table:table-cell>
        </table:table-row>
      </table:table>
      <text:p text:style-name="P11">描述：</text:p>
      <text:p text:style-name="P11"><text:tab/>访问vector中第一个数据。</text:p>
      <text:p text:style-name="P11"><text:soft-page-break/>参数：</text:p>
      <text:p text:style-name="P11"><text:tab/>cpvec_vector <text:tab/><text:tab/>指向vector容器的指针。</text:p>
      <text:p text:style-name="P11">返回值：</text:p>
      <text:p text:style-name="P11"><text:tab/>指向被访问的数据的指针。</text:p>
      <text:p text:style-name="P11">注意：</text:p>
      <text:p text:style-name="P26"><text:tab/>cpvec_vector == NULL则函数的行为是未定义的，cpvec_vector指向的容器是经过初始化以后的vector容器，否则函数的行为是未定义的。如果vector容器为空则函数的行为是未定义的。</text:p>
      <text:p text:style-name="P26"/>
      <table:table table:name="Table41" table:style-name="Table41">
        <table:table-column table:style-name="Table41.A"/>
        <table:table-row>
          <table:table-cell table:style-name="Table41.A1" office:value-type="string">
            <text:p text:style-name="P32">void* vector_back(const vector_t* cpvec_vector);</text:p>
          </table:table-cell>
        </table:table-row>
      </table:table>
      <text:p text:style-name="P11">描述：</text:p>
      <text:p text:style-name="P11"><text:tab/>访问vector中最后一个数据。</text:p>
      <text:p text:style-name="P11">参数：</text:p>
      <text:p text:style-name="P11"><text:tab/>cpvec_vector <text:tab/><text:tab/>指向vector容器的指针。</text:p>
      <text:p text:style-name="P11">返回值：</text:p>
      <text:p text:style-name="P11"><text:tab/>指向被访问的数据的指针。</text:p>
      <text:p text:style-name="P11">注意：</text:p>
      <text:p text:style-name="P26"><text:tab/>cpvec_vector == NULL则函数的行为是未定义的，cpvec_vector指向的容器是经过初始化以后的vector容器，否则函数的行为是未定义的。如果vector容器为空则函数的行为是未定义的。</text:p>
      <text:p text:style-name="P26"/>
      <table:table table:name="Table42" table:style-name="Table42">
        <table:table-column table:style-name="Table42.A"/>
        <table:table-row>
          <table:table-cell table:style-name="Table42.A1" office:value-type="string">
            <text:p text:style-name="P32">vector_iterator_t vector_begin(const vector_t* cpvec_vector);</text:p>
          </table:table-cell>
        </table:table-row>
      </table:table>
      <text:p text:style-name="P11">描述：</text:p>
      <text:p text:style-name="P11"><text:tab/>获得指向vector容器开头的迭代器。</text:p>
      <text:p text:style-name="P11">参数：</text:p>
      <text:p text:style-name="P11"><text:tab/>cpvec_vector <text:tab/><text:tab/>指向vector容器的指针。</text:p>
      <text:p text:style-name="P11">返回值：</text:p>
      <text:p text:style-name="P11"><text:tab/>返回指向vector容器开头的迭代器。</text:p>
      <text:p text:style-name="P11">注意：</text:p>
      <text:p text:style-name="P26"><text:tab/>cpvec_vector == NULL则函数的行为是未定义的，cpvec_vector指向的容器是经过初始化以后的vector容器，否则函数的行为是未定义的。如果vector为空，则返回值与vector_end(cpvec_vector)相等。</text:p>
      <text:p text:style-name="P26"/>
      <table:table table:name="Table43" table:style-name="Table43">
        <table:table-column table:style-name="Table43.A"/>
        <table:table-row>
          <table:table-cell table:style-name="Table43.A1" office:value-type="string">
            <text:p text:style-name="P32">vector_iterator_t vector_end(const vector_t* cpvec_vector);</text:p>
          </table:table-cell>
        </table:table-row>
      </table:table>
      <text:p text:style-name="P11">描述：</text:p>
      <text:p text:style-name="P11"><text:tab/>获得指向vector容器末尾的迭代器。</text:p>
      <text:p text:style-name="P11">参数：</text:p>
      <text:p text:style-name="P11"><text:tab/>cpvec_vector <text:tab/><text:tab/>指向vector容器的指针。</text:p>
      <text:p text:style-name="P11">返回值：</text:p>
      <text:p text:style-name="P11"><text:tab/>返回指向vector容器末尾的迭代器。</text:p>
      <text:p text:style-name="P11">注意：</text:p>
      <text:p text:style-name="P26"><text:tab/>cpvec_vector == NULL则函数的行为是未定义的，cpvec_vector指向的容器是经过初始化以后的vector容器，否则函数的行为是未定义的。</text:p>
      <text:p text:style-name="P26"/>
      <table:table table:name="Table44" table:style-name="Table44">
        <table:table-column table:style-name="Table44.A"/>
        <table:table-row>
          <table:table-cell table:style-name="Table44.A1" office:value-type="string">
            <text:p text:style-name="P32">vector_iterator_t vector_insert(</text:p>
            <text:p text:style-name="P32"><text:soft-page-break/><text:s text:c="4"/>vector_t* pvec_vector, vector_iterator_t it_pos, elem)</text:p>
          </table:table-cell>
        </table:table-row>
      </table:table>
      <text:p text:style-name="P11">描述：</text:p>
      <text:p text:style-name="P11"><text:tab/>向vector容器的指定位置插入数据。</text:p>
      <text:p text:style-name="P11">参数：</text:p>
      <text:p text:style-name="P11"><text:tab/>pvec_vector <text:tab/>指向vector容器的指针。</text:p>
      <text:p text:style-name="P11"><text:tab/>it_pos<text:tab/><text:tab/>要插入数据的位置。</text:p>
      <text:p text:style-name="P11"><text:tab/>elem<text:tab/><text:tab/><text:tab/>要插入的数据。</text:p>
      <text:p text:style-name="P11">返回值：</text:p>
      <text:p text:style-name="P11"><text:tab/>返回指向插入后的数据的迭代器。</text:p>
      <text:p text:style-name="P11">注意：</text:p>
      <text:p text:style-name="P26"><text:tab/>pvec_vector == NULL则函数的行为是未定义的，pvec_vector指向的容器是经过初始化以后的vector容器，否则函数的行为是未定义的。it_pos是属于pvec_vector并且是有效的迭代器，否则函数的行为是未定义的。elem是与vector容器中保存的数据类型兼容的数据，否则函数的行为是未定义的。</text:p>
      <text:p text:style-name="P26"/>
      <table:table table:name="Table45" table:style-name="Table45">
        <table:table-column table:style-name="Table45.A"/>
        <table:table-row>
          <table:table-cell table:style-name="Table45.A1" office:value-type="string">
            <text:p text:style-name="P32">vector_iterator_t vector_insert_n(</text:p>
            <text:p text:style-name="P32"><text:s text:c="4"/>vector_t* pvec_vector, vector_iterator_t it_pos, size_t t_count, elem)</text:p>
          </table:table-cell>
        </table:table-row>
      </table:table>
      <text:p text:style-name="P11">描述：</text:p>
      <text:p text:style-name="P11"><text:tab/>向vector容器的指定位置插入多个数据。</text:p>
      <text:p text:style-name="P11">参数：</text:p>
      <text:p text:style-name="P11"><text:tab/>pvec_vector <text:tab/>指向vector容器的指针。</text:p>
      <text:p text:style-name="P11"><text:tab/>it_pos<text:tab/><text:tab/>要插入数据的位置。</text:p>
      <text:p text:style-name="P11"><text:tab/>t_count<text:tab/><text:tab/>插入的数据个数。</text:p>
      <text:p text:style-name="P11"><text:tab/>elem<text:tab/><text:tab/><text:tab/>要插入的数据。</text:p>
      <text:p text:style-name="P11">返回值：</text:p>
      <text:p text:style-name="P11"><text:tab/>返回指向插入后的数据的迭代器。</text:p>
      <text:p text:style-name="P11">注意：</text:p>
      <text:p text:style-name="P26"><text:tab/>pvec_vector == NULL则函数的行为是未定义的，pvec_vector指向的容器是经过初始化以后的vector容器，否则函数的行为是未定义的。it_pos是属于pvec_vector并且是有效的迭代器，否则函数的行为是未定义的。elem是与vector容器中保存的数据类型兼容的数据，否则函数的行为是未定义的。</text:p>
      <text:p text:style-name="P26"/>
      <table:table table:name="Table46" table:style-name="Table46">
        <table:table-column table:style-name="Table46.A"/>
        <table:table-row>
          <table:table-cell table:style-name="Table46.A1" office:value-type="string">
            <text:p text:style-name="P32">void vector_insert_range(</text:p>
            <text:p text:style-name="P32"><text:s text:c="4"/>vector_t* pvec_vector, vector_iterator_t it_pos,vector_iterator_t it_begin,</text:p>
            <text:p text:style-name="P32"><text:s text:c="4"/>vector_iterator_t it_end);</text:p>
          </table:table-cell>
        </table:table-row>
      </table:table>
      <text:p text:style-name="P11">描述：</text:p>
      <text:p text:style-name="P11"><text:tab/>向vector容器的指定位置插入一个数据区间。</text:p>
      <text:p text:style-name="P11">参数：</text:p>
      <text:p text:style-name="P11"><text:tab/>pvec_vector <text:tab/>指向vector容器的指针。</text:p>
      <text:p text:style-name="P11"><text:tab/>it_pos<text:tab/><text:tab/>要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text:soft-page-break/>注意：</text:p>
      <text:p text:style-name="P26"><text:tab/>pvec_vector == NULL则函数的行为是未定义的，pvec_vector指向的容器是经过初始化以后的vector容器，否则函数的行为是未定义的。it_pos是属于pvec_vector并且是有效的迭代器，否则函数的行为是未定义的。[it_begin, it_end)保存的是与vector容器中保存的数据类型兼容的数据，并且[it_begin, it_end)必须是有效的数据区间，否则函数的行为是未定义的。[it_begin, it_end)属于vector时函数的行为是未定义的。</text:p>
      <text:p text:style-name="P26"/>
      <table:table table:name="Table47" table:style-name="Table47">
        <table:table-column table:style-name="Table47.A"/>
        <table:table-row>
          <table:table-cell table:style-name="Table47.A1" office:value-type="string">
            <text:p text:style-name="P32">void vector_push_back(vector_t* pvec_vector, elem)</text:p>
          </table:table-cell>
        </table:table-row>
      </table:table>
      <text:p text:style-name="P11">描述：</text:p>
      <text:p text:style-name="P11"><text:tab/>向vector容器的末尾添加一个数据。</text:p>
      <text:p text:style-name="P11">参数：</text:p>
      <text:p text:style-name="P11"><text:tab/>pvec_vector <text:tab/>指向vector容器的指针。</text:p>
      <text:p text:style-name="P11"><text:tab/>elem<text:tab/><text:tab/><text:tab/>要添加的数据。</text:p>
      <text:p text:style-name="P11">返回值：</text:p>
      <text:p text:style-name="P11"><text:tab/>无。</text:p>
      <text:p text:style-name="P11">注意：</text:p>
      <text:p text:style-name="P26"><text:tab/>pvec_vector == NULL则函数的行为是未定义的，pvec_vector指向的容器是经过初始化以后的vector容器，否则函数的行为是未定义的。elem是与vector容器中保存的数据类型兼容的数据，否则函数的行为是未定义的。</text:p>
      <text:p text:style-name="P26"/>
      <table:table table:name="Table48" table:style-name="Table48">
        <table:table-column table:style-name="Table48.A"/>
        <table:table-row>
          <table:table-cell table:style-name="Table48.A1" office:value-type="string">
            <text:p text:style-name="P32">void vector_pop_back(vector_t* pvec_vector);</text:p>
          </table:table-cell>
        </table:table-row>
      </table:table>
      <text:p text:style-name="P11">描述：</text:p>
      <text:p text:style-name="P11"><text:tab/>删除vector容器末尾添的一个数据。</text:p>
      <text:p text:style-name="P11">参数：</text:p>
      <text:p text:style-name="P11"><text:tab/>pvec_vector <text:tab/>指向vector容器的指针。</text:p>
      <text:p text:style-name="P11">返回值：</text:p>
      <text:p text:style-name="P11"><text:tab/>无。</text:p>
      <text:p text:style-name="P11">注意：</text:p>
      <text:p text:style-name="P26"><text:tab/>pvec_vector == NULL则函数的行为是未定义的，ptvecvector指向的容器是经过初始化以后的vector容器，否则函数的行为是未定义的。如果vector为空，则函数的行为是未定义的。</text:p>
      <text:p text:style-name="P26"/>
      <table:table table:name="Table49" table:style-name="Table49">
        <table:table-column table:style-name="Table49.A"/>
        <table:table-row>
          <table:table-cell table:style-name="Table49.A1" office:value-type="string">
            <text:p text:style-name="P32">vector_iterator_t vector_erase(vector_t* pvec_vector, vector_iterator_t it_pos);</text:p>
          </table:table-cell>
        </table:table-row>
      </table:table>
      <text:p text:style-name="P11">描述：</text:p>
      <text:p text:style-name="P11"><text:tab/>删除vector容器中指定位置的数据。</text:p>
      <text:p text:style-name="P11">参数：</text:p>
      <text:p text:style-name="P11"><text:tab/>pvec_vector <text:tab/>指向vector容器的指针。</text:p>
      <text:p text:style-name="P11"><text:tab/>it_pos<text:tab/><text:tab/>要删除数据的位置。</text:p>
      <text:p text:style-name="P11">返回值：</text:p>
      <text:p text:style-name="P11"><text:tab/>返回指向被删除数据后面的数据的迭代器。</text:p>
      <text:p text:style-name="P11">注意：</text:p>
      <text:p text:style-name="P26"><text:tab/>pvec_vector == NULL则函数的行为是未定义的，pvec_vector指向的容器是经过初始化以后的vector容器，否则函数的行为是未定义的。it_pos是属于vector的有效迭代器，否则函数的行为是未定义的。</text:p>
      <text:p text:style-name="P26"/>
      <table:table table:name="Table50" table:style-name="Table50">
        <table:table-column table:style-name="Table50.A"/>
        <table:table-row>
          <table:table-cell table:style-name="Table50.A1" office:value-type="string">
            <text:p text:style-name="P32">vector_iterator_t vector_erase_range(</text:p>
            <text:p text:style-name="P32"><text:soft-page-break/><text:s text:c="4"/>vector_t* pvec_vector, vector_iterator_t it_begin, vector_iterator_t it_end);</text:p>
          </table:table-cell>
        </table:table-row>
      </table:table>
      <text:p text:style-name="P11">描述：</text:p>
      <text:p text:style-name="P11"><text:tab/>删除vector容器中指定数据区间的数据。</text:p>
      <text:p text:style-name="P11">参数：</text:p>
      <text:p text:style-name="P11"><text:tab/>pvec_vector <text:tab/>指向vector容器的指针。</text:p>
      <text:p text:style-name="P11"><text:tab/>it_begin<text:tab/><text:tab/>删除的数据区间的开头。</text:p>
      <text:p text:style-name="P11"><text:tab/>it_end<text:tab/><text:tab/>删除的数据区间的末尾。</text:p>
      <text:p text:style-name="P11">返回值：</text:p>
      <text:p text:style-name="P11"><text:tab/>返回指向被删除数据后面的数据的迭代器。</text:p>
      <text:p text:style-name="P11">注意：</text:p>
      <text:p text:style-name="P26"><text:tab/>pvec_vector == NULL则函数的行为是未定义的，pvec_vector指向的容器是经过初始化以后的vector容器，否则函数的行为是未定义的。[it_begin, it_end)是属于vector的有效数据区间，否则函数的行为是未定义的。</text:p>
      <text:p text:style-name="P26"/>
      <table:table table:name="Table51" table:style-name="Table51">
        <table:table-column table:style-name="Table51.A"/>
        <table:table-row>
          <table:table-cell table:style-name="Table51.A1" office:value-type="string">
            <text:p text:style-name="P32">void vector_clear(vector_t* pvec_vector);</text:p>
          </table:table-cell>
        </table:table-row>
      </table:table>
      <text:p text:style-name="P11">描述：</text:p>
      <text:p text:style-name="P11"><text:tab/>删除vector容器中所有的数据。</text:p>
      <text:p text:style-name="P11">参数：</text:p>
      <text:p text:style-name="P11"><text:tab/>pvec_vector <text:tab/>指向vector容器的指针。</text:p>
      <text:p text:style-name="P11">返回值：</text:p>
      <text:p text:style-name="P11"><text:tab/>无。</text:p>
      <text:p text:style-name="P11">注意：</text:p>
      <text:p text:style-name="P26"><text:tab/>pvec_vector == NULL则函数的行为是未定义的，pvec_vector指向的容器是经过初始化以后的vector容器，否则函数的行为是未定义的。</text:p>
      <text:p text:style-name="P26"/>
      <table:table table:name="Table52" table:style-name="Table52">
        <table:table-column table:style-name="Table52.A"/>
        <table:table-row>
          <table:table-cell table:style-name="Table52.A1" office:value-type="string">
            <text:p text:style-name="P32">void vector_resize(vector_t* pvec_vector, size_t t_resize);</text:p>
          </table:table-cell>
        </table:table-row>
      </table:table>
      <text:p text:style-name="P11">描述：</text:p>
      <text:p text:style-name="P11"><text:tab/>重新设置vector容器中数据的个数。</text:p>
      <text:p text:style-name="P11">参数：</text:p>
      <text:p text:style-name="P11"><text:tab/>pvec_vector <text:tab/>指向vector容器的指针。</text:p>
      <text:p text:style-name="P11"><text:tab/>t_resize<text:tab/><text:tab/>vector容器中数据的新的个数。</text:p>
      <text:p text:style-name="P11">返回值：</text:p>
      <text:p text:style-name="P11"><text:tab/>无。</text:p>
      <text:p text:style-name="P11">注意：</text:p>
      <text:p text:style-name="P26"><text:tab/>pvec_vector == NULL则函数的行为是未定义的，pvec_vector指向的容器是经过初始化以后的vector容器，否则函数的行为是未定义的。当t_resize &gt; vector_size()的时候， t_resize - vector_size()的部分使用容器中保存的数据类型的默认数据填充。</text:p>
      <text:p text:style-name="P26"/>
      <table:table table:name="Table53" table:style-name="Table53">
        <table:table-column table:style-name="Table53.A"/>
        <table:table-row>
          <table:table-cell table:style-name="Table53.A1" office:value-type="string">
            <text:p text:style-name="P32">void vector_resize_elem(vector_t* pvec_vector, size_t t_resize, elem)</text:p>
          </table:table-cell>
        </table:table-row>
      </table:table>
      <text:p text:style-name="P11">描述：</text:p>
      <text:p text:style-name="P11"><text:tab/>重新设置vector容器中数据的个数，使用elem填充。</text:p>
      <text:p text:style-name="P11">参数：</text:p>
      <text:p text:style-name="P11"><text:tab/>pvec_vector <text:tab/>指向vector容器的指针。</text:p>
      <text:p text:style-name="P11"><text:soft-page-break/><text:tab/>t_resize<text:tab/><text:tab/>vector容器中数据的新的个数。</text:p>
      <text:p text:style-name="P11"><text:tab/>elem<text:tab/><text:tab/><text:tab/>填充的数据。</text:p>
      <text:p text:style-name="P11">返回值：</text:p>
      <text:p text:style-name="P11"><text:tab/>无。</text:p>
      <text:p text:style-name="P11">注意：</text:p>
      <text:p text:style-name="P26"><text:tab/>pvec_vector == NULL则函数的行为是未定义的，pvec_vector指向的容器是经过初始化以后的vector容器，否则函数的行为是未定义的。当t_resize &gt; vector_size()的时候， t_resize - vector_size()的部分使用elem填充，elem是与vector容器中保存的数据类型兼容的数据，否则函数的行为是未定义的。</text:p>
      <text:p text:style-name="P21"/>
      <text:list xml:id="list36659447" text:continue-numbering="true" text:style-name="WW8Num13">
        <text:list-item>
          <text:list>
            <text:list-item>
              <text:h text:style-name="P52" text:outline-level="2">迭代器接口</text:h>
            </text:list-item>
          </text:list>
        </text:list-item>
      </text:list>
      <text:p text:style-name="P21"><text:tab/>迭代器接口主要是为实现迭代器操作提供的，这些接口有迭代器的外部接口使用，用户不应该直接使用这些接口。这些接口是与容器相关的，vector的迭代器接口只能够处理vector容器的迭代器，对于其他容器的迭代器无能为力。<text:bookmark-start text:name="__DdeLink__10785_2087873760"/></text:p>
      <table:table table:name="Table54" table:style-name="Table54">
        <table:table-column table:style-name="Table54.A"/>
        <table:table-column table:style-name="Table54.B"/>
        <table:table-row>
          <table:table-cell table:style-name="Table54.A1" office:value-type="string">
            <text:p text:style-name="Table_20_Contents">_create_vector_iterator</text:p>
          </table:table-cell>
          <table:table-cell table:style-name="Table54.B1" office:value-type="string">
            <text:p text:style-name="Table_20_Contents">创建vector容器的迭代器。</text:p>
          </table:table-cell>
        </table:table-row>
        <table:table-row>
          <table:table-cell table:style-name="Table54.A2" office:value-type="string">
            <text:p text:style-name="Table_20_Contents">_vector_iterator_equal</text:p>
          </table:table-cell>
          <table:table-cell table:style-name="Table54.B2" office:value-type="string">
            <text:p text:style-name="Table_20_Contents">测试两个vector迭代器是否相等。</text:p>
          </table:table-cell>
        </table:table-row>
        <table:table-row>
          <table:table-cell table:style-name="Table54.A2" office:value-type="string">
            <text:p text:style-name="Table_20_Contents">_vector_iterator_less</text:p>
          </table:table-cell>
          <table:table-cell table:style-name="Table54.B2" office:value-type="string">
            <text:p text:style-name="Table_20_Contents">测试第一个vector迭代器是否小于第二个vector迭代器。</text:p>
          </table:table-cell>
        </table:table-row>
        <table:table-row>
          <table:table-cell table:style-name="Table54.A2" office:value-type="string">
            <text:p text:style-name="Table_20_Contents">_vector_iterator_before</text:p>
          </table:table-cell>
          <table:table-cell table:style-name="Table54.B2" office:value-type="string">
            <text:p text:style-name="Table_20_Contents">测试第一个vector迭代器是否在第二个vector迭代器前面。</text:p>
          </table:table-cell>
        </table:table-row>
        <table:table-row>
          <table:table-cell table:style-name="Table54.A2" office:value-type="string">
            <text:p text:style-name="Table_20_Contents">_vector_iterator_get_value</text:p>
          </table:table-cell>
          <table:table-cell table:style-name="Table54.B2" office:value-type="string">
            <text:p text:style-name="Table_20_Contents">获得迭代器引用的数据。</text:p>
          </table:table-cell>
        </table:table-row>
        <table:table-row>
          <table:table-cell table:style-name="Table54.A2" office:value-type="string">
            <text:p text:style-name="Table_20_Contents">_vector_iterator_set_value</text:p>
          </table:table-cell>
          <table:table-cell table:style-name="Table54.B2" office:value-type="string">
            <text:p text:style-name="Table_20_Contents">设置迭代器引用的数据。</text:p>
          </table:table-cell>
        </table:table-row>
        <table:table-row>
          <table:table-cell table:style-name="Table54.A2" office:value-type="string">
            <text:p text:style-name="Table_20_Contents">_vector_iterator_get_pointer</text:p>
          </table:table-cell>
          <table:table-cell table:style-name="Table54.B2" office:value-type="string">
            <text:p text:style-name="Table_20_Contents">获得指向迭代器引用的数据的指针。</text:p>
          </table:table-cell>
        </table:table-row>
        <table:table-row>
          <table:table-cell table:style-name="Table54.A2" office:value-type="string">
            <text:p text:style-name="Table_20_Contents">_vector_iterator_next</text:p>
          </table:table-cell>
          <table:table-cell table:style-name="Table54.B2" office:value-type="string">
            <text:p text:style-name="Table_20_Contents">获得引用下一个数据的迭代器。</text:p>
          </table:table-cell>
        </table:table-row>
        <table:table-row>
          <table:table-cell table:style-name="Table54.A2" office:value-type="string">
            <text:p text:style-name="Table_20_Contents">_vector_iterator_prev</text:p>
          </table:table-cell>
          <table:table-cell table:style-name="Table54.B2" office:value-type="string">
            <text:p text:style-name="Table_20_Contents">获得引用上一个数据的迭代器。</text:p>
          </table:table-cell>
        </table:table-row>
        <table:table-row>
          <table:table-cell table:style-name="Table54.A2" office:value-type="string">
            <text:p text:style-name="Table_20_Contents">_vector_iterator_next_n</text:p>
          </table:table-cell>
          <table:table-cell table:style-name="Table54.B2" office:value-type="string">
            <text:p text:style-name="Table_20_Contents">获得引用向下第n个数据的迭代器。</text:p>
          </table:table-cell>
        </table:table-row>
        <table:table-row>
          <table:table-cell table:style-name="Table54.A2" office:value-type="string">
            <text:p text:style-name="Table_20_Contents">_vector_iterator_prev_n</text:p>
          </table:table-cell>
          <table:table-cell table:style-name="Table54.B2" office:value-type="string">
            <text:p text:style-name="Table_20_Contents">获得引用向上第n个数据的迭代器。</text:p>
          </table:table-cell>
        </table:table-row>
        <table:table-row>
          <table:table-cell table:style-name="Table54.A2" office:value-type="string">
            <text:p text:style-name="Table_20_Contents">_vector_iterator_at</text:p>
          </table:table-cell>
          <table:table-cell table:style-name="Table54.B2" office:value-type="string">
            <text:p text:style-name="Table_20_Contents">通过下标来访问迭代器引用的数据。</text:p>
          </table:table-cell>
        </table:table-row>
        <table:table-row>
          <table:table-cell table:style-name="Table54.A2" office:value-type="string">
            <text:p text:style-name="Table_20_Contents">_vector_iterator_minus</text:p>
          </table:table-cell>
          <table:table-cell table:style-name="Table54.B2" office:value-type="string">
            <text:p text:style-name="Table_20_Contents">获得两个迭代器之差。</text:p>
          </table:table-cell>
        </table:table-row>
      </table:table>
      <text:p text:style-name="P26"/>
      <table:table table:name="Table55" table:style-name="Table55">
        <table:table-column table:style-name="Table55.A"/>
        <table:table-row>
          <table:table-cell table:style-name="Table55.A1" office:value-type="string">
            <text:p text:style-name="P32">vector_iterator_t _create_vector_iterator(void);</text:p>
          </table:table-cell>
        </table:table-row>
      </table:table>
      <text:p text:style-name="P11">描述：</text:p>
      <text:p text:style-name="P11"><text:tab/>创建vector迭代器。</text:p>
      <text:p text:style-name="P11">参数：</text:p>
      <text:p text:style-name="P11"><text:tab/>无。</text:p>
      <text:p text:style-name="P11">返回值：</text:p>
      <text:p text:style-name="P11"><text:tab/>vector迭代器。</text:p>
      <text:p text:style-name="P11">注意：</text:p>
      <text:p text:style-name="P26"><text:tab/>获得的vector迭代器不是有效的迭代器，因为它并没有与任何vector容器关联。这个函数创建的vector迭代器是供<text:soft-page-break/>给以后的vector函数使用的。</text:p>
      <text:p text:style-name="P26"/>
      <table:table table:name="Table56" table:style-name="Table56">
        <table:table-column table:style-name="Table56.A"/>
        <table:table-row>
          <table:table-cell table:style-name="Table56.A1" office:value-type="string">
            <text:p text:style-name="P32">bool_t _vector_iterator_equal(</text:p>
            <text:p text:style-name="P32"><text:s text:c="4"/>vector_iterator_t it_first, vector_iterator_t it_second);</text:p>
          </table:table-cell>
        </table:table-row>
      </table:table>
      <text:p text:style-name="P11">描述：</text:p>
      <text:p text:style-name="P11"><text:tab/>比较两个迭代器是否相等。</text:p>
      <text:p text:style-name="P11">参数：</text:p>
      <text:p text:style-name="P11"><text:tab/>it_first<text:tab/><text:tab/>第一个vector迭代器。</text:p>
      <text:p text:style-name="P11"><text:tab/>it_second<text:tab/><text:tab/>第二个vector迭代器。</text:p>
      <text:p text:style-name="P11">返回值：</text:p>
      <text:p text:style-name="P11"><text:tab/>如果两个迭代器相等则返回true，否则返回false。</text:p>
      <text:p text:style-name="P11">注意：</text:p>
      <text:p text:style-name="P26"><text:tab/>两个迭代器必须属于同一个vector容器，否则函数的行为是未定义的。两个迭代器相等表示的是两个迭代器引用的是同一个容器中的同一个数据。</text:p>
      <text:p text:style-name="P26"/>
      <table:table table:name="Table57" table:style-name="Table57">
        <table:table-column table:style-name="Table57.A"/>
        <table:table-row>
          <table:table-cell table:style-name="Table57.A1" office:value-type="string">
            <text:p text:style-name="P32">bool_t _vector_iterator_less(</text:p>
            <text:p text:style-name="P32"><text:s text:c="4"/>vector_iterator_t it_first, vector_iterator_t it_second);</text:p>
          </table:table-cell>
        </table:table-row>
      </table:table>
      <text:p text:style-name="P11">描述：</text:p>
      <text:p text:style-name="P11"><text:tab/>测试第一个迭代器是否小于第二个迭代器。</text:p>
      <text:p text:style-name="P11">参数：</text:p>
      <text:p text:style-name="P11"><text:tab/>it_first<text:tab/><text:tab/>第一个vector迭代器。</text:p>
      <text:p text:style-name="P11"><text:tab/>it_second<text:tab/><text:tab/>第二个vector迭代器。</text:p>
      <text:p text:style-name="P11">返回值：</text:p>
      <text:p text:style-name="P11"><text:tab/>如果第一个迭代器小于第二个迭代器则返回true，否则返回false。</text:p>
      <text:p text:style-name="P11">注意：</text:p>
      <text:p text:style-name="P26"><text:tab/>两个迭代器必须属于同一个vector容器，否则函数的行为是未定义的。第一个迭代器小于第二个迭代器表示的是第一个迭代器引用的数据比第二个迭代器引用的数据更靠近容器中的第一个数据。</text:p>
      <text:p text:style-name="P26"/>
      <table:table table:name="Table58" table:style-name="Table58">
        <table:table-column table:style-name="Table58.A"/>
        <table:table-row>
          <table:table-cell table:style-name="Table58.A1" office:value-type="string">
            <text:p text:style-name="P32">bool_t _vector_iterator_before(</text:p>
            <text:p text:style-name="P32"><text:s text:c="4"/>vector_iterator_t it_first, vector_iterator_t it_second);</text:p>
          </table:table-cell>
        </table:table-row>
      </table:table>
      <text:p text:style-name="P11">描述：</text:p>
      <text:p text:style-name="P11"><text:tab/>测试第一个迭代器是否在第二个第二个迭代器前面。</text:p>
      <text:p text:style-name="P11">参数：</text:p>
      <text:p text:style-name="P11"><text:tab/>it_first<text:tab/><text:tab/>第一个vector迭代器。</text:p>
      <text:p text:style-name="P11"><text:tab/>it_second<text:tab/><text:tab/>第二个vector迭代器。</text:p>
      <text:p text:style-name="P11">返回值：</text:p>
      <text:p text:style-name="P11"><text:tab/>如果第一个迭代器在第二个迭代器前面则返回true，否则返回false。</text:p>
      <text:p text:style-name="P11">注意：</text:p>
      <text:p text:style-name="P26"><text:tab/>两个迭代器必须属于同一个vector容器，否则函数的行为是未定义的。第一个迭代器在第二个迭代器前面表示的是第一个迭代器引用的数据比第二个迭代器引用的数据更靠近容器中的第一个数据。</text:p>
      <text:p text:style-name="P26"/>
      <table:table table:name="Table59" table:style-name="Table59">
        <table:table-column table:style-name="Table59.A"/>
        <table:table-row>
          <table:table-cell table:style-name="Table59.A1" office:value-type="string">
            <text:p text:style-name="P32">void _vector_iterator_get_value(vector_iterator_t it_iter, void* pv_value);</text:p>
          </table:table-cell>
        </table:table-row>
      </table:table>
      <text:p text:style-name="P11"><text:soft-page-break/>描述：</text:p>
      <text:p text:style-name="P11"><text:tab/>获得迭代器引用的数据。</text:p>
      <text:p text:style-name="P11">参数：</text:p>
      <text:p text:style-name="P11"><text:tab/>it_iter<text:tab/><text:tab/>vector迭代器。</text:p>
      <text:p text:style-name="P11"><text:tab/>pv_value<text:tab/><text:tab/>保存数据的缓存区。</text:p>
      <text:p text:style-name="P11">返回值：</text:p>
      <text:p text:style-name="P11"><text:tab/>无。</text:p>
      <text:p text:style-name="P11">注意：</text:p>
      <text:p text:style-name="P26"><text:tab/>it_iter必须是属于vector的有效迭代器，否则函数的行为是未定义的。pv_value == NULL则函数的行为是未定义的，pv_value的缓冲区要能够保存it_iter引用的数据，否则函数的行为是未定义的。函数执行后it_iter引用的数据被拷贝到pv_value中。</text:p>
      <text:p text:style-name="P26"/>
      <table:table table:name="Table60" table:style-name="Table60">
        <table:table-column table:style-name="Table60.A"/>
        <table:table-row>
          <table:table-cell table:style-name="Table60.A1" office:value-type="string">
            <text:p text:style-name="P32">void _vector_iterator_set_value(vector_iterator_t it_iter, const void* cpv_value);</text:p>
          </table:table-cell>
        </table:table-row>
      </table:table>
      <text:p text:style-name="P11">描述：</text:p>
      <text:p text:style-name="P11"><text:tab/>设置迭代器引用的数据。</text:p>
      <text:p text:style-name="P11">参数：</text:p>
      <text:p text:style-name="P11"><text:tab/>it_iter<text:tab/><text:tab/>vector迭代器。</text:p>
      <text:p text:style-name="P11"><text:tab/>cpv_value<text:tab/>保存数据的缓存区。</text:p>
      <text:p text:style-name="P11">返回值：</text:p>
      <text:p text:style-name="P11"><text:tab/>无。</text:p>
      <text:p text:style-name="P11">注意：</text:p>
      <text:p text:style-name="P26"><text:tab/>it_iter必须是属于vector的有效迭代器，否则函数的行为是未定义的。cpv_value == NULL则函数的行为是未定义的，cpv_value的缓冲区中保存的数据要与it_iter引用的数据类型相同，否则函数的行为是未定义的。函数执行后cpv_value中保存的数据被拷贝到it_iter引用的数据中。</text:p>
      <text:p text:style-name="P26"/>
      <table:table table:name="Table61" table:style-name="Table61">
        <table:table-column table:style-name="Table61.A"/>
        <table:table-row>
          <table:table-cell table:style-name="Table61.A1" office:value-type="string">
            <text:p text:style-name="P32">const void* _vector_iterator_get_pointer(vector_iterator_t it_iter); </text:p>
          </table:table-cell>
        </table:table-row>
      </table:table>
      <text:p text:style-name="P11">描述：</text:p>
      <text:p text:style-name="P11"><text:tab/>返回被迭代器应用的数据的指针。</text:p>
      <text:p text:style-name="P11">参数：</text:p>
      <text:p text:style-name="P11"><text:tab/>it_iter<text:tab/><text:tab/>vector迭代器。</text:p>
      <text:p text:style-name="P11">返回值：</text:p>
      <text:p text:style-name="P11"><text:tab/>指向迭代器引用的数据的指针。</text:p>
      <text:p text:style-name="P11">注意：</text:p>
      <text:p text:style-name="P26"><text:tab/>it_iter必须是属于vector的有效迭代器，否则函数的行为是未定义的。</text:p>
      <text:p text:style-name="P26"/>
      <table:table table:name="Table62" table:style-name="Table62">
        <table:table-column table:style-name="Table62.A"/>
        <table:table-row>
          <table:table-cell table:style-name="Table62.A1" office:value-type="string">
            <text:p text:style-name="P32">vector_iterator_t _vector_iterator_next(vector_iterator_t it_iter);</text:p>
          </table:table-cell>
        </table:table-row>
      </table:table>
      <text:p text:style-name="P11">描述：</text:p>
      <text:p text:style-name="P11"><text:tab/>获得引用下一个数据的迭代器。</text:p>
      <text:p text:style-name="P11">参数：</text:p>
      <text:p text:style-name="P11"><text:tab/>it_iter<text:tab/><text:tab/>vector迭代器。</text:p>
      <text:p text:style-name="P11">返回值：</text:p>
      <text:p text:style-name="P11"><text:tab/>引用下一个数据的迭代器。</text:p>
      <text:p text:style-name="P11"><text:soft-page-break/>注意：</text:p>
      <text:p text:style-name="P26"><text:tab/>it_iter必须是属于vector的有效迭代器，否则函数的行为是未定义的。引用下一个数据的迭代器也必须是属于vector的有效的迭代器，否则函数行为是未定义的。</text:p>
      <text:p text:style-name="P26"/>
      <table:table table:name="Table63" table:style-name="Table63">
        <table:table-column table:style-name="Table63.A"/>
        <table:table-row>
          <table:table-cell table:style-name="Table63.A1" office:value-type="string">
            <text:p text:style-name="P32">vector_iterator_t _vector_iterator_prev(vector_iterator_t it_iter);</text:p>
          </table:table-cell>
        </table:table-row>
      </table:table>
      <text:p text:style-name="P11">描述：</text:p>
      <text:p text:style-name="P11"><text:tab/>获得引用上一个数据的迭代器。</text:p>
      <text:p text:style-name="P11">参数：</text:p>
      <text:p text:style-name="P11"><text:tab/>it_iter<text:tab/><text:tab/>vector迭代器。</text:p>
      <text:p text:style-name="P11">返回值：</text:p>
      <text:p text:style-name="P11"><text:tab/>引用上一个数据的迭代器。</text:p>
      <text:p text:style-name="P11">注意：</text:p>
      <text:p text:style-name="P26"><text:tab/>it_iter必须是属于vector的有效迭代器，否则函数的行为是未定义的。引用上一个数据的迭代器也必须是属于vector的有效的迭代器，否则函数行为是未定义的。</text:p>
      <text:p text:style-name="P26"/>
      <table:table table:name="Table64" table:style-name="Table64">
        <table:table-column table:style-name="Table64.A"/>
        <table:table-row>
          <table:table-cell table:style-name="Table64.A1" office:value-type="string">
            <text:p text:style-name="P32">vector_iterator_t _vector_iterator_next_n(vector_iterator_t it_iter, int n_step);</text:p>
          </table:table-cell>
        </table:table-row>
      </table:table>
      <text:p text:style-name="P11">描述：</text:p>
      <text:p text:style-name="P11"><text:tab/>获得引用向下第n个数据的迭代器。</text:p>
      <text:p text:style-name="P11">参数：</text:p>
      <text:p text:style-name="P11"><text:tab/>it_iter<text:tab/><text:tab/>vector迭代器。</text:p>
      <text:p text:style-name="P11"><text:tab/>n_step<text:tab/><text:tab/>前进的步数。</text:p>
      <text:p text:style-name="P11">返回值：</text:p>
      <text:p text:style-name="P11"><text:tab/>引用向下第n个数据的迭代器。</text:p>
      <text:p text:style-name="P11">注意：</text:p>
      <text:p text:style-name="P26"><text:tab/>it_iter必须是属于vector的有效迭代器，否则函数的行为是未定义的。引用向下第n个数据的迭代器 也必须是属于vector的有效的迭代器，否则函数行为是未定义的。n_step &gt; 0 表示迭代器向容器末尾移动n步，n_step &lt; 0表示迭代器向容器开头移动n步，n_step == 0表示不移动。</text:p>
      <text:p text:style-name="P26"/>
      <table:table table:name="Table65" table:style-name="Table65">
        <table:table-column table:style-name="Table65.A"/>
        <table:table-row>
          <table:table-cell table:style-name="Table65.A1" office:value-type="string">
            <text:p text:style-name="P32">vector_iterator_t _vector_iterator_prev_n(vector_iterator_t it_iter, int n_step);</text:p>
          </table:table-cell>
        </table:table-row>
      </table:table>
      <text:p text:style-name="P11">描述：</text:p>
      <text:p text:style-name="P11"><text:tab/>获得引用向上第n个数据的迭代器。</text:p>
      <text:p text:style-name="P11">参数：</text:p>
      <text:p text:style-name="P11"><text:tab/>it_iter<text:tab/><text:tab/>vector迭代器。</text:p>
      <text:p text:style-name="P11"><text:tab/>n_step<text:tab/><text:tab/>前进的步数。</text:p>
      <text:p text:style-name="P11">返回值：</text:p>
      <text:p text:style-name="P11"><text:tab/>引用向上第n个数据的迭代器。</text:p>
      <text:p text:style-name="P11">注意：</text:p>
      <text:p text:style-name="P26"><text:tab/>it_iter必须是属于vector的有效迭代器，否则函数的行为是未定义的。引用向上第n个数据的迭代器 也必须是属于vector的有效的迭代器，否则函数行为是未定义的。n_step &gt; 0 表示迭代器向容器开头移动n步，n_step &lt; 0表示迭代器向容器末尾移动n步，n_step == 0表示不移动。</text:p>
      <text:p text:style-name="P26"/>
      <table:table table:name="Table66" table:style-name="Table66">
        <table:table-column table:style-name="Table66.A"/>
        <table:table-row>
          <table:table-cell table:style-name="Table66.A1" office:value-type="string">
            <text:p text:style-name="P32">void* _vector_iterator_at(vector_iterator_t it_iter, int n_index);</text:p>
          </table:table-cell>
        </table:table-row>
      </table:table>
      <text:p text:style-name="P11"><text:soft-page-break/>描述：</text:p>
      <text:p text:style-name="P11"><text:tab/>使用下标随机访问迭代器引用的数据。</text:p>
      <text:p text:style-name="P11">参数：</text:p>
      <text:p text:style-name="P11"><text:tab/>it_iter<text:tab/><text:tab/>vector迭代器。</text:p>
      <text:p text:style-name="P11"><text:tab/>n_index<text:tab/><text:tab/>访问的下标。</text:p>
      <text:p text:style-name="P11">返回值：</text:p>
      <text:p text:style-name="P11"><text:tab/>获得随机访问的迭代器应用的数据的指针。</text:p>
      <text:p text:style-name="P11">注意：</text:p>
      <text:p text:style-name="P26"><text:tab/>it_iter必须是属于vector的有效迭代器，否则函数的行为是未定义的。随机访问的数据也必须在vector范围内，否则函数行为是未定义的。n_index &gt; 0 表示访问从当前迭代器引用的数据起向容器末尾的第n个数据，n_ index &lt; 0表示从当前迭代器引用的数据起向容器开头的第n个数据，n_ index == 0表示当前迭代器引用的数据。</text:p>
      <text:p text:style-name="P26"/>
      <table:table table:name="Table67" table:style-name="Table67">
        <table:table-column table:style-name="Table67.A"/>
        <table:table-row>
          <table:table-cell table:style-name="Table67.A1" office:value-type="string">
            <text:p text:style-name="P32">int _vector_iterator_minus(</text:p>
            <text:p text:style-name="P32"><text:s text:c="4"/>vector_iterator_t it_first, vector_iterator_t it_second);</text:p>
          </table:table-cell>
        </table:table-row>
      </table:table>
      <text:p text:style-name="P11">描述：</text:p>
      <text:p text:style-name="P11"><text:tab/>求两个迭代器之间的差。</text:p>
      <text:p text:style-name="P11">参数：</text:p>
      <text:p text:style-name="P11"><text:tab/>it_first<text:tab/><text:tab/>第一个vector迭代器。</text:p>
      <text:p text:style-name="P11"><text:tab/>it_second<text:tab/><text:tab/>第二个vector迭代器。</text:p>
      <text:p text:style-name="P11">返回值：</text:p>
      <text:p text:style-name="P11"><text:tab/>返回两个迭代器之间相差的距离。</text:p>
      <text:p text:style-name="P11">注意：</text:p>
      <text:p text:style-name="P26"><text:tab/>it_first和it_second必须是属于同一个vector的有效迭代器，否则函数的行为是未定义的。当it_first &lt; it_econd 的时候返回值小于0，it_first == it_second时返回值等于0，it_first &gt; it_second时返回值大于0。<text:bookmark-end text:name="__DdeLink__10785_2087873760"/></text:p>
      <text:list xml:id="list36658982" text:continue-numbering="true" text:style-name="WW8Num13">
        <text:list-item>
          <text:list>
            <text:list-item>
              <text:h text:style-name="P52" text:outline-level="2">内部和辅助接口</text:h>
            </text:list-item>
          </text:list>
        </text:list-item>
      </text:list>
      <text:p text:style-name="P21"><text:tab/>vector内部接口是为了实现vector容器以及外部接口提供的，用户不应该直接使用这些接口。</text:p>
      <table:table table:name="表格46" table:style-name="表格46">
        <table:table-column table:style-name="表格46.A"/>
        <table:table-column table:style-name="表格46.B"/>
        <table:table-row>
          <table:table-cell table:style-name="表格46.A1" office:value-type="string">
            <text:p text:style-name="Table_20_Contents">_create_vector</text:p>
          </table:table-cell>
          <table:table-cell table:style-name="表格46.B1" office:value-type="string">
            <text:p text:style-name="Table_20_Contents">创建一个vector容器。</text:p>
          </table:table-cell>
        </table:table-row>
        <table:table-row>
          <table:table-cell table:style-name="表格46.A2" office:value-type="string">
            <text:p text:style-name="Table_20_Contents">_create_vector_auxiliary</text:p>
          </table:table-cell>
          <table:table-cell table:style-name="表格46.B2" office:value-type="string">
            <text:p text:style-name="Table_20_Contents">创建vector容器的辅助函数。</text:p>
          </table:table-cell>
        </table:table-row>
        <table:table-row>
          <table:table-cell table:style-name="表格46.A2" office:value-type="string">
            <text:p text:style-name="Table_20_Contents">_vector_init_elem</text:p>
          </table:table-cell>
          <table:table-cell table:style-name="表格46.B2" office:value-type="string">
            <text:p text:style-name="Table_20_Contents">使用用户指定的数据初始化vector容器。</text:p>
          </table:table-cell>
        </table:table-row>
        <table:table-row>
          <table:table-cell table:style-name="表格46.A2" office:value-type="string">
            <text:p text:style-name="Table_20_Contents">_vector_init_elem_varg</text:p>
          </table:table-cell>
          <table:table-cell table:style-name="表格46.B2" office:value-type="string">
            <text:p text:style-name="Table_20_Contents">使用可变参数列表中的数据初始化vector容器。</text:p>
          </table:table-cell>
        </table:table-row>
        <table:table-row>
          <table:table-cell table:style-name="表格46.A2" office:value-type="string">
            <text:p text:style-name="Table_20_Contents">_vector_destroy_auxiliary</text:p>
          </table:table-cell>
          <table:table-cell table:style-name="表格46.B2" office:value-type="string">
            <text:p text:style-name="Table_20_Contents">销毁vector容器的辅助函数。</text:p>
          </table:table-cell>
        </table:table-row>
        <table:table-row>
          <table:table-cell table:style-name="表格46.A2" office:value-type="string">
            <text:p text:style-name="Table_20_Contents">_vector_assign_elem</text:p>
          </table:table-cell>
          <table:table-cell table:style-name="表格46.B2" office:value-type="string">
            <text:p text:style-name="Table_20_Contents">为vector容器赋值。</text:p>
          </table:table-cell>
        </table:table-row>
        <table:table-row>
          <table:table-cell table:style-name="表格46.A2" office:value-type="string">
            <text:p text:style-name="Table_20_Contents">_vector_assign_elem_varg</text:p>
          </table:table-cell>
          <table:table-cell table:style-name="表格46.B2" office:value-type="string">
            <text:p text:style-name="Table_20_Contents">为vector容器赋值，数据来自于可变参数列表。</text:p>
          </table:table-cell>
        </table:table-row>
        <table:table-row>
          <table:table-cell table:style-name="表格46.A2" office:value-type="string">
            <text:p text:style-name="Table_20_Contents">_vector_push_back</text:p>
          </table:table-cell>
          <table:table-cell table:style-name="表格46.B2" office:value-type="string">
            <text:p text:style-name="Table_20_Contents">向vector容器末尾添加一个数据。</text:p>
          </table:table-cell>
        </table:table-row>
        <table:table-row>
          <table:table-cell table:style-name="表格46.A2" office:value-type="string">
            <text:p text:style-name="Table_20_Contents">_vector_push_back_varg</text:p>
          </table:table-cell>
          <table:table-cell table:style-name="表格46.B2" office:value-type="string">
            <text:p text:style-name="Table_20_Contents">向vector容器末尾添加一个数据，数据来自于可变参数列表。</text:p>
          </table:table-cell>
        </table:table-row>
        <table:table-row>
          <table:table-cell table:style-name="表格46.A2" office:value-type="string">
            <text:p text:style-name="Table_20_Contents">_vector_resize_elem</text:p>
          </table:table-cell>
          <table:table-cell table:style-name="表格46.B2" office:value-type="string">
            <text:p text:style-name="Table_20_Contents">重新设置vector中数据的个数，使用指定的数据填充。</text:p>
          </table:table-cell>
        </table:table-row>
        <text:soft-page-break/>
        <table:table-row>
          <table:table-cell table:style-name="表格46.A2" office:value-type="string">
            <text:p text:style-name="Table_20_Contents">_vector_resize_elem_varg</text:p>
          </table:table-cell>
          <table:table-cell table:style-name="表格46.B2" office:value-type="string">
            <text:p text:style-name="Table_20_Contents">重新设置vector中数据的个数，使用可变参数列表中的数据填充。</text:p>
          </table:table-cell>
        </table:table-row>
        <table:table-row>
          <table:table-cell table:style-name="表格46.A2" office:value-type="string">
            <text:p text:style-name="Table_20_Contents">_vector_insert_n</text:p>
          </table:table-cell>
          <table:table-cell table:style-name="表格46.B2" office:value-type="string">
            <text:p text:style-name="Table_20_Contents">向vector容器的指定位置插入多个数据。</text:p>
          </table:table-cell>
        </table:table-row>
        <table:table-row>
          <table:table-cell table:style-name="表格46.A2" office:value-type="string">
            <text:p text:style-name="Table_20_Contents">_vector_insert_n_varg</text:p>
          </table:table-cell>
          <table:table-cell table:style-name="表格46.B2" office:value-type="string">
            <text:p text:style-name="Table_20_Contents">向vector容器的指定位置插入多个来自于可变参数的数据。</text:p>
          </table:table-cell>
        </table:table-row>
        <table:table-row>
          <table:table-cell table:style-name="表格46.A2" office:value-type="string">
            <text:p text:style-name="Table_20_Contents">_vector_init_elem_auxiliary</text:p>
          </table:table-cell>
          <table:table-cell table:style-name="表格46.B2" office:value-type="string">
            <text:p text:style-name="Table_20_Contents">初始化数据的辅助函数。</text:p>
          </table:table-cell>
        </table:table-row>
      </table:table>
      <text:p text:style-name="P21"/>
      <table:table table:name="表格47" table:style-name="表格47">
        <table:table-column table:style-name="表格47.A"/>
        <table:table-row>
          <table:table-cell table:style-name="表格47.A1" office:value-type="string">
            <text:p text:style-name="P32">vector_t* _create_vector(const char* s_typename);</text:p>
          </table:table-cell>
        </table:table-row>
      </table:table>
      <text:p text:style-name="P11">描述：</text:p>
      <text:p text:style-name="P11"><text:tab/>创建一个vector容器。</text:p>
      <text:p text:style-name="P11">参数：</text:p>
      <text:p text:style-name="P11"><text:tab/>s_typename<text:tab/><text:tab/>vector容器中保存的数据类型。</text:p>
      <text:p text:style-name="P11">返回值：</text:p>
      <text:p text:style-name="P11"><text:tab/>创建成功返回指向容器的指针，否则返回NULL。</text:p>
      <text:p text:style-name="P11">注意：</text:p>
      <text:p text:style-name="P26"><text:tab/>如果s_typename == NULL则函数的行为是未定义的。s_typename必须是C内建类型，libcstl内建类型以及已经注册的用户自定义类型，否则创建失败。</text:p>
      <text:p text:style-name="P21"/>
      <table:table table:name="Table131" table:style-name="Table131">
        <table:table-column table:style-name="Table131.A"/>
        <table:table-row>
          <table:table-cell table:style-name="Table131.A1" office:value-type="string">
            <text:p text:style-name="P32">bool_t _create_vector_auxiliary(vector_t* pvec_vector, const char* s_typename);</text:p>
          </table:table-cell>
        </table:table-row>
      </table:table>
      <text:p text:style-name="P11">描述：</text:p>
      <text:p text:style-name="P11"><text:tab/>创建一个vector容器的辅助函数。</text:p>
      <text:p text:style-name="P11">参数：</text:p>
      <text:p text:style-name="P11"><text:tab/>pvec_vector<text:tab/><text:tab/>没有创建的vector容器。</text:p>
      <text:p text:style-name="P11"><text:tab/>s_typename<text:tab/><text:tab/>vector容器中保存的数据类型。</text:p>
      <text:p text:style-name="P11">返回值：</text:p>
      <text:p text:style-name="P11"><text:tab/>创建成功返回true, 否则返回false。</text:p>
      <text:p text:style-name="P11">注意：</text:p>
      <text:p text:style-name="P26"><text:tab/>如果pvec_vector == NULL 或者s_typename == NULL则函数的行为是未定义的。s_typename必须是C内建类型，libcstl内建类型以及已经注册的用户自定义类型，否则创建失败。</text:p>
      <text:p text:style-name="P21"/>
      <table:table table:name="Table132" table:style-name="Table132">
        <table:table-column table:style-name="Table132.A"/>
        <table:table-row>
          <table:table-cell table:style-name="Table132.A1" office:value-type="string">
            <text:p text:style-name="P32">void _vector_init_elem(vector_t* pvec_vector, size_t t_count, ...);</text:p>
          </table:table-cell>
        </table:table-row>
      </table:table>
      <text:p text:style-name="P11">描述：</text:p>
      <text:p text:style-name="P11"><text:tab/>使用用户指定的数据初始化vector容器。</text:p>
      <text:p text:style-name="P11">参数：</text:p>
      <text:p text:style-name="P11"><text:tab/>pvec_vector<text:tab/><text:tab/>未初始化的vector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tab/>如果pvec_vector == NULL则函数的行为是未定义的。vector容器必须是使用create_vector创建的否则函数的行为是未定义的。用户指定的数据必须和容器中保存的数据类型是一致的否则函数的行为是未定义的。这个函数使用可变参数列表，但是只有第一个参数是有效的其他的参数无效。</text:p>
      <text:p text:style-name="P21"><text:soft-page-break/></text:p>
      <table:table table:name="Table133" table:style-name="Table133">
        <table:table-column table:style-name="Table133.A"/>
        <table:table-row>
          <table:table-cell table:style-name="Table133.A1" office:value-type="string">
            <text:p text:style-name="P32">void _vector_init_elem_varg(</text:p>
            <text:p text:style-name="P32"><text:s text:c="4"/>vector_t* pvec_vector, size_t t_count, va_list val_elemlist);</text:p>
          </table:table-cell>
        </table:table-row>
      </table:table>
      <text:p text:style-name="P11">描述：</text:p>
      <text:p text:style-name="P11"><text:tab/>使用用户指定的数据初始化vector容器。</text:p>
      <text:p text:style-name="P11">参数：</text:p>
      <text:p text:style-name="P11"><text:tab/>pvec_vector<text:tab/><text:tab/>未初始化的vector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6"><text:tab/>如果pvec_vector == NULL则函数的行为是未定义的。vector容器必须是使用create_vector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34" table:style-name="Table134">
        <table:table-column table:style-name="Table134.A"/>
        <table:table-row>
          <table:table-cell table:style-name="Table134.A1" office:value-type="string">
            <text:p text:style-name="P32">void _vector_destroy_auxiliary(vector_t* pvec_vector);</text:p>
          </table:table-cell>
        </table:table-row>
      </table:table>
      <text:p text:style-name="P11">描述：</text:p>
      <text:p text:style-name="P11"><text:tab/>销毁vector容器的辅助函数。</text:p>
      <text:p text:style-name="P11">参数：</text:p>
      <text:p text:style-name="P11"><text:tab/>pvec_vector<text:tab/><text:tab/>vector容器。</text:p>
      <text:p text:style-name="P11">返回值：</text:p>
      <text:p text:style-name="P11"><text:tab/>无。</text:p>
      <text:p text:style-name="P11">注意：</text:p>
      <text:p text:style-name="P26"><text:tab/>如果pvec_vector == NULL或者vector不是使用create_vector生成的则函数的行为是未定义的。</text:p>
      <text:p text:style-name="P21"/>
      <table:table table:name="Table135" table:style-name="Table135">
        <table:table-column table:style-name="Table135.A"/>
        <table:table-row>
          <table:table-cell table:style-name="Table135.A1" office:value-type="string">
            <text:p text:style-name="P32">void _vector_assign_elem(vector_t* pvec_vector, size_t t_count, ...);</text:p>
          </table:table-cell>
        </table:table-row>
      </table:table>
      <text:p text:style-name="P11">描述：</text:p>
      <text:p text:style-name="P11"><text:tab/>使用用户指定的数据为vector容器赋值。</text:p>
      <text:p text:style-name="P11">参数：</text:p>
      <text:p text:style-name="P11"><text:tab/>pvec_vector<text:tab/><text:tab/>vector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36" table:style-name="Table136">
        <table:table-column table:style-name="Table136.A"/>
        <table:table-row>
          <table:table-cell table:style-name="Table136.A1" office:value-type="string">
            <text:p text:style-name="P32">void _vector_assign_elem_varg(</text:p>
            <text:p text:style-name="P32"><text:s text:c="4"/>vector_t* pvec_vector, size_t t_count, va_list val_elemlist);</text:p>
          </table:table-cell>
        </table:table-row>
      </table:table>
      <text:p text:style-name="P11"><text:soft-page-break/>描述：</text:p>
      <text:p text:style-name="P11"><text:tab/>使用用户指定的数据为vector容器赋值。</text:p>
      <text:p text:style-name="P11">参数：</text:p>
      <text:p text:style-name="P11"><text:tab/>pvec_vector<text:tab/><text:tab/>的vector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6"><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表格52" table:style-name="表格52">
        <table:table-column table:style-name="表格52.A"/>
        <table:table-row>
          <table:table-cell table:style-name="表格52.A1" office:value-type="string">
            <text:p text:style-name="P32">void _vector_push_back(vector_t* pvec_vector, ...);</text:p>
          </table:table-cell>
        </table:table-row>
      </table:table>
      <text:p text:style-name="P11">描述：</text:p>
      <text:p text:style-name="P11"><text:tab/>向vector容器末尾添加一个数据。</text:p>
      <text:p text:style-name="P11">参数：</text:p>
      <text:p text:style-name="P11"><text:tab/>pvec_vector<text:tab/><text:tab/>vector容器。</text:p>
      <text:p text:style-name="P11"><text:tab/>…<text:tab/><text:tab/><text:tab/><text:tab/>用户指定的数据。</text:p>
      <text:p text:style-name="P11">返回值：</text:p>
      <text:p text:style-name="P11"><text:tab/>无。</text:p>
      <text:p text:style-name="P11">注意：</text:p>
      <text:p text:style-name="P26"><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表格53" table:style-name="表格53">
        <table:table-column table:style-name="表格53.A"/>
        <table:table-row>
          <table:table-cell table:style-name="表格53.A1" office:value-type="string">
            <text:p text:style-name="P32">void _vector_push_back_varg(vector_t* pvec_vector, va_list val_elemlist);</text:p>
          </table:table-cell>
        </table:table-row>
      </table:table>
      <text:p text:style-name="P11">描述：</text:p>
      <text:p text:style-name="P11"><text:tab/>向vector容器末尾添加一个数据。</text:p>
      <text:p text:style-name="P11">参数：</text:p>
      <text:p text:style-name="P11"><text:tab/>pvec_vector<text:tab/><text:tab/>vector容器。</text:p>
      <text:p text:style-name="P11"><text:tab/>val_elemlist<text:tab/><text:tab/>可变参数列表。</text:p>
      <text:p text:style-name="P11">返回值：</text:p>
      <text:p text:style-name="P11"><text:tab/>无。</text:p>
      <text:p text:style-name="P11">注意：</text:p>
      <text:p text:style-name="P26"><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40" table:style-name="Table140">
        <table:table-column table:style-name="Table140.A"/>
        <table:table-row>
          <table:table-cell table:style-name="Table140.A1" office:value-type="string">
            <text:p text:style-name="P32">void _vector_resize_elem(vector_t* pvec_vector, size_t t_resize, ...);</text:p>
          </table:table-cell>
        </table:table-row>
      </table:table>
      <text:p text:style-name="P11">描述：</text:p>
      <text:p text:style-name="P11"><text:tab/>重新设置vector容器中的数据个数，不足的部分使用指定数据填充。</text:p>
      <text:p text:style-name="P11"><text:soft-page-break/>参数：</text:p>
      <text:p text:style-name="P11"><text:tab/>pvec_vector<text:tab/><text:tab/>vector容器。</text:p>
      <text:p text:style-name="P11"><text:tab/>t_resize<text:tab/><text:tab/><text:tab/>数据个数。</text:p>
      <text:p text:style-name="P11"><text:tab/>…<text:tab/><text:tab/><text:tab/><text:tab/>用户指定的数据。</text:p>
      <text:p text:style-name="P11">返回值：</text:p>
      <text:p text:style-name="P11"><text:tab/>无。</text:p>
      <text:p text:style-name="P11">注意：</text:p>
      <text:p text:style-name="P26"><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1"/>
      <table:table table:name="Table141" table:style-name="Table141">
        <table:table-column table:style-name="Table141.A"/>
        <table:table-row>
          <table:table-cell table:style-name="Table141.A1" office:value-type="string">
            <text:p text:style-name="P32">void _vector_resize_elem_varg(</text:p>
            <text:p text:style-name="P32"><text:s text:c="4"/>vector_t* pvec_vector, size_t t_resize, va_list val_elemlist);</text:p>
          </table:table-cell>
        </table:table-row>
      </table:table>
      <text:p text:style-name="P11">描述：</text:p>
      <text:p text:style-name="P11"><text:tab/>重新设置vector容器中的数据个数，不足的部分使用可变参数列表中的数据填充。</text:p>
      <text:p text:style-name="P11">参数：</text:p>
      <text:p text:style-name="P11"><text:tab/>pvec_vector<text:tab/><text:tab/>的vector容器。</text:p>
      <text:p text:style-name="P11"><text:tab/>t_resize<text:tab/><text:tab/><text:tab/>数据个数。</text:p>
      <text:p text:style-name="P11"><text:tab/>val_elemlist<text:tab/><text:tab/>用户指定的数据的参数列表。</text:p>
      <text:p text:style-name="P11">返回值：</text:p>
      <text:p text:style-name="P11"><text:tab/>无。</text:p>
      <text:p text:style-name="P26">注意：</text:p>
      <text:p text:style-name="P26"><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可变参数列表中的数据填充。</text:p>
      <text:p text:style-name="P21"/>
      <table:table table:name="Table142" table:style-name="Table142">
        <table:table-column table:style-name="Table142.A"/>
        <table:table-row>
          <table:table-cell table:style-name="Table142.A1" office:value-type="string">
            <text:p text:style-name="P32">vector_iterator_t _vector_insert_n(</text:p>
            <text:p text:style-name="P32"><text:s text:c="4"/>vector_t* pvec_vector, vector_iterator_t it_pos, size_t t_count, ...);</text:p>
          </table:table-cell>
        </table:table-row>
      </table:table>
      <text:p text:style-name="P11">描述：</text:p>
      <text:p text:style-name="P11"><text:tab/>向vector容器的指定位置插入多个数据。</text:p>
      <text:p text:style-name="P11">参数：</text:p>
      <text:p text:style-name="P11"><text:tab/>pvec_vector<text:tab/><text:tab/>vector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返回引用被插入的第一个数据的迭代器。</text:p>
      <text:p text:style-name="P26">注意：</text:p>
      <text:p text:style-name="P26"><text:tab/>如果pvec_vector == NULL或者vector是未初始化的vector则函数的行为是未定义的。it_pos必须是属于vector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text:soft-page-break/></text:p>
      <table:table table:name="Table143" table:style-name="Table143">
        <table:table-column table:style-name="Table143.A"/>
        <table:table-row>
          <table:table-cell table:style-name="Table143.A1" office:value-type="string">
            <text:p text:style-name="P32">vector_iterator_t _vector_insert_n_varg(</text:p>
            <text:p text:style-name="P32"><text:s text:c="4"/>vector_t* pvec_vector, vector_iterator_t it_pos, size_t t_count,</text:p>
            <text:p text:style-name="P32"><text:s text:c="4"/>va_list val_elemlist);</text:p>
          </table:table-cell>
        </table:table-row>
      </table:table>
      <text:p text:style-name="P11">描述：</text:p>
      <text:p text:style-name="P11"><text:tab/>向vector容器的指定位置插入多个数据。</text:p>
      <text:p text:style-name="P11">参数：</text:p>
      <text:p text:style-name="P11"><text:tab/>pvec_vector<text:tab/><text:tab/>vector容器。</text:p>
      <text:p text:style-name="P11"><text:tab/>it_pos<text:tab/><text:tab/><text:tab/>插入数据的位置。</text:p>
      <text:p text:style-name="P11"><text:tab/>t_count<text:tab/><text:tab/><text:tab/>数据个数。</text:p>
      <text:p text:style-name="P11"><text:tab/>val_elemlist<text:tab/><text:tab/>用户指定的数据可变参数列表。</text:p>
      <text:p text:style-name="P11">返回值：</text:p>
      <text:p text:style-name="P11"><text:tab/>返回引用被插入的第一个数据的迭代器。</text:p>
      <text:p text:style-name="P26">注意：</text:p>
      <text:p text:style-name="P26"><text:tab/>如果pvec_vector == NULL或者vector是未初始化的vector则函数的行为是未定义的。it_pos必须是属于vector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44" table:style-name="Table144">
        <table:table-column table:style-name="Table144.A"/>
        <table:table-row>
          <table:table-cell table:style-name="Table144.A1" office:value-type="string">
            <text:p text:style-name="P32">void _vector_init_elem_auxiliary(vector_t* pvec_vector, void* pv_value);</text:p>
          </table:table-cell>
        </table:table-row>
      </table:table>
      <text:p text:style-name="P11">描述：</text:p>
      <text:p text:style-name="P11"><text:tab/>使用vector的数据类型对数据进行初始化。</text:p>
      <text:p text:style-name="P11">参数：</text:p>
      <text:p text:style-name="P11"><text:tab/>pvec_vector<text:tab/><text:tab/>vector容器。</text:p>
      <text:p text:style-name="P11"><text:tab/>pv_value<text:tab/><text:tab/><text:tab/>数据。</text:p>
      <text:p text:style-name="P11">返回值：</text:p>
      <text:p text:style-name="P11"><text:tab/>无。</text:p>
      <text:p text:style-name="P26">注意：</text:p>
      <text:p text:style-name="P26"><text:tab/>如果pvec_vector == NULL或者pv_value == NULL则函数的行为是未定义的。vector必须是已经初始化或者是使用create_vector创建的vector容器，否则函数的行为是未定义的。</text:p>
      <text:p text:style-name="P21"/>
      <text:p text:style-name="P21"/>
      <text:p text:style-name="P21"><text:tab/>vector辅助接口是为了实现vector容器以及外部接口提供的，用户不应该直接使用这些接口。</text:p>
      <table:table table:name="表格42" table:style-name="表格42">
        <table:table-column table:style-name="表格42.A"/>
        <table:table-column table:style-name="表格42.B"/>
        <table:table-row>
          <table:table-cell table:style-name="表格42.A1" office:value-type="string">
            <text:p text:style-name="Table_20_Contents">_vector_iterator_belong_to_vector</text:p>
          </table:table-cell>
          <table:table-cell table:style-name="表格42.B1" office:value-type="string">
            <text:p text:style-name="Table_20_Contents">测试一个迭代器是否属于一个容器的范围。</text:p>
          </table:table-cell>
        </table:table-row>
        <table:table-row>
          <table:table-cell table:style-name="表格42.A2" office:value-type="string">
            <text:p text:style-name="Table_20_Contents">_vector_same_type</text:p>
          </table:table-cell>
          <table:table-cell table:style-name="表格42.B2" office:value-type="string">
            <text:p text:style-name="Table_20_Contents">测试两个vector是否保存同样类型的数据。</text:p>
          </table:table-cell>
        </table:table-row>
        <table:table-row>
          <table:table-cell table:style-name="表格42.A2" office:value-type="string">
            <text:p text:style-name="Table_20_Contents">_vector_same_vector_iterator_type</text:p>
          </table:table-cell>
          <table:table-cell table:style-name="表格42.B2" office:value-type="string">
            <text:p text:style-name="Table_20_Contents">测试vector中保存的数据类型是否和制定的迭代器引用的数据类型相同。</text:p>
          </table:table-cell>
        </table:table-row>
        <table:table-row>
          <table:table-cell table:style-name="表格42.A2" office:value-type="string">
            <text:p text:style-name="Table_20_Contents">_vector_get_varg_value_auxiliary</text:p>
          </table:table-cell>
          <table:table-cell table:style-name="表格42.B2" office:value-type="string">
            <text:p text:style-name="Table_20_Contents">从可变参数列表中获得与vector中的数据类型相同的数据。</text:p>
          </table:table-cell>
        </table:table-row>
        <table:table-row>
          <table:table-cell table:style-name="表格42.A2" office:value-type="string">
            <text:p text:style-name="Table_20_Contents">_vector_destroy_varg_value_auxiliary</text:p>
          </table:table-cell>
          <table:table-cell table:style-name="表格42.B2" office:value-type="string">
            <text:p text:style-name="Table_20_Contents">销毁与vector中的数据类型相同的数据。</text:p>
          </table:table-cell>
        </table:table-row>
        <table:table-row>
          <table:table-cell table:style-name="表格42.A2" office:value-type="string">
            <text:p text:style-name="Table_20_Contents">_vector_init_elem_range_auxiliary</text:p>
          </table:table-cell>
          <table:table-cell table:style-name="表格42.B2" office:value-type="string">
            <text:p text:style-name="Table_20_Contents">将制定范围内的数据初始化为vector中的数据类型。</text:p>
          </table:table-cell>
        </table:table-row>
        <table:table-row>
          <table:table-cell table:style-name="表格42.A2" office:value-type="string">
            <text:p text:style-name="Table_20_Contents">_vector_is_created</text:p>
          </table:table-cell>
          <table:table-cell table:style-name="表格42.B2" office:value-type="string">
            <text:p text:style-name="Table_20_Contents">测试vector是否被创建。</text:p>
          </table:table-cell>
        </table:table-row>
        <table:table-row>
          <table:table-cell table:style-name="表格42.A2" office:value-type="string">
            <text:p text:style-name="Table_20_Contents">_vector_is_inited</text:p>
          </table:table-cell>
          <table:table-cell table:style-name="表格42.B2" office:value-type="string">
            <text:p text:style-name="Table_20_Contents">测试vector是否被初始化。</text:p>
          </table:table-cell>
        </table:table-row>
        <text:soft-page-break/>
        <table:table-row>
          <table:table-cell table:style-name="表格42.A2" office:value-type="string">
            <text:p text:style-name="Table_20_Contents">_vector_calculate_new_capacity</text:p>
          </table:table-cell>
          <table:table-cell table:style-name="表格42.B2" office:value-type="string">
            <text:p text:style-name="Table_20_Contents">计算vector容器的新容量。</text:p>
          </table:table-cell>
        </table:table-row>
      </table:table>
      <text:p text:style-name="P21"/>
      <table:table table:name="表格43" table:style-name="表格43">
        <table:table-column table:style-name="表格43.A"/>
        <table:table-row>
          <table:table-cell table:style-name="表格43.A1" office:value-type="string">
            <text:p text:style-name="P32">bool_t _vector_iterator_belong_to_vector(</text:p>
            <text:p text:style-name="P32"><text:s text:c="4"/>const vector_t* cpvec_vector, vector_iterator_t it_iter);</text:p>
          </table:table-cell>
        </table:table-row>
      </table:table>
      <text:p text:style-name="P11">描述：</text:p>
      <text:p text:style-name="P11"><text:tab/>判断一个迭代器引用的数据是否属于制定的容器。</text:p>
      <text:p text:style-name="P11">参数：</text:p>
      <text:p text:style-name="P11"><text:tab/>cpvec_vector<text:tab/><text:tab/>vector容器。</text:p>
      <text:p text:style-name="P11"><text:tab/>it_iter<text:tab/><text:tab/><text:tab/>vector迭代器。</text:p>
      <text:p text:style-name="P11">返回值：</text:p>
      <text:p text:style-name="P11"><text:tab/>如果迭代器引用的数据属于vector容器的有效范围内，返回true，否则返回false。</text:p>
      <text:p text:style-name="P11">注意：</text:p>
      <text:p text:style-name="P26"><text:tab/>如果cpvec_vector == NULL，那么函数的行为是未定义的，如果it_iter不是vector迭代器，那么函数的行为是未定义的，如果it_iter不属于容器vector，那么函数的行为是未定义的。</text:p>
      <text:p text:style-name="P21"/>
      <table:table table:name="表格44" table:style-name="表格44">
        <table:table-column table:style-name="表格44.A"/>
        <table:table-row>
          <table:table-cell table:style-name="表格44.A1" office:value-type="string">
            <text:p text:style-name="P32">bool_t _vector_same_type(const vector_t* cpvec_first, const vector_t* cpvec_second);</text:p>
          </table:table-cell>
        </table:table-row>
      </table:table>
      <text:p text:style-name="P11">描述：</text:p>
      <text:p text:style-name="P11"><text:tab/>判断两个vector容器中保存的数据类型是否相同。</text:p>
      <text:p text:style-name="P11">参数：</text:p>
      <text:p text:style-name="P11"><text:tab/>cpvec_first<text:tab/><text:tab/>第一个vector容器。</text:p>
      <text:p text:style-name="P11"><text:tab/>cpvec_second<text:tab/><text:tab/>第二个vector容器。</text:p>
      <text:p text:style-name="P11">返回值：</text:p>
      <text:p text:style-name="P11"><text:tab/>如果两个vector中保存的数据类型相同返回true，否则返回false。</text:p>
      <text:p text:style-name="P11">注意：</text:p>
      <text:p text:style-name="P26"><text:tab/>如果cpvec_first == NULL或者cpvec_second == NULL，那么函数的行为是未定义的。两个vector容器必须是已经初始化或者使用create_vector创建的vector容器，否则函数的行为是未定义的。如果cpvec_first == cpvec_second则返回true。</text:p>
      <text:p text:style-name="P21"/>
      <table:table table:name="表格45" table:style-name="表格45">
        <table:table-column table:style-name="表格45.A"/>
        <table:table-row>
          <table:table-cell table:style-name="表格45.A1" office:value-type="string">
            <text:p text:style-name="P32">bool_t _vector_same_vector_iterator_type(</text:p>
            <text:p text:style-name="P32"><text:s text:c="4"/>const vector_t* cpvec_vector, vector_iterator_t it_iter);</text:p>
          </table:table-cell>
        </table:table-row>
      </table:table>
      <text:p text:style-name="P11">描述：</text:p>
      <text:p text:style-name="P11"><text:tab/>判断vector容器中保存的数据类型与迭代器引用的数据类型是否相同。</text:p>
      <text:p text:style-name="P11">参数：</text:p>
      <text:p text:style-name="P11"><text:tab/>cpvec_vector<text:tab/><text:tab/>vector容器。</text:p>
      <text:p text:style-name="P11"><text:tab/>it_iter<text:tab/><text:tab/><text:tab/>vector迭代器。</text:p>
      <text:p text:style-name="P11">返回值：</text:p>
      <text:p text:style-name="P11"><text:tab/>如果vector中保存的数据类型与it_iter引用的数据类型相同返回true，否则返回false。</text:p>
      <text:p text:style-name="P11">注意：</text:p>
      <text:p text:style-name="P26"><text:tab/>如果cpvec_vector == NULL或者it_iter不是vector_iterator_t类型，那么函数的行为是未定义的。</text:p>
      <text:p text:style-name="P21"/>
      <table:table table:name="表格48" table:style-name="表格48">
        <table:table-column table:style-name="表格48.A"/>
        <table:table-row>
          <table:table-cell table:style-name="表格48.A1" office:value-type="string">
            <text:p text:style-name="P32">void _vector_get_varg_value_auxiliary(</text:p>
            <text:p text:style-name="P32"><text:s text:c="4"/>vector_t* pvec_vector, va_list val_elemlist, void* pv_varg);</text:p>
          </table:table-cell>
        </table:table-row>
      </table:table>
      <text:p text:style-name="P11"><text:soft-page-break/>描述：</text:p>
      <text:p text:style-name="P11"><text:tab/>从可变参数列表中获得与vector中的数据类型相同的数据。</text:p>
      <text:p text:style-name="P11">参数：</text:p>
      <text:p text:style-name="P11"><text:tab/>pvec_vector<text:tab/><text:tab/>vector容器。</text:p>
      <text:p text:style-name="P11"><text:tab/>val_elemlist<text:tab/><text:tab/>可变参数列表。</text:p>
      <text:p text:style-name="P11"><text:tab/>pv_varg<text:tab/><text:tab/><text:tab/>保存数据缓的冲区。</text:p>
      <text:p text:style-name="P11">返回值：</text:p>
      <text:p text:style-name="P11"><text:tab/>无。</text:p>
      <text:p text:style-name="P11">注意：</text:p>
      <text:p text:style-name="P26"><text:tab/>如果pvec_vector == NULL或者pv_varg == NULL，那么函数的行为是未定义的。pvec_vector必须是已经初始化或者是由create_vector()创建的vector容器，否则函数的行为是未定义的。</text:p>
      <text:p text:style-name="P21"/>
      <table:table table:name="表格49" table:style-name="表格49">
        <table:table-column table:style-name="表格49.A"/>
        <table:table-row>
          <table:table-cell table:style-name="表格49.A1" office:value-type="string">
            <text:p text:style-name="P32">void _vector_destroy_varg_value_auxiliary(</text:p>
            <text:p text:style-name="P32"><text:s text:c="4"/>vector_t* pvec_vector, void* pv_varg);</text:p>
          </table:table-cell>
        </table:table-row>
      </table:table>
      <text:p text:style-name="P11">描述：</text:p>
      <text:p text:style-name="P11"><text:tab/>销毁与vector中的数据类型相同的数据。</text:p>
      <text:p text:style-name="P11">参数：</text:p>
      <text:p text:style-name="P11"><text:tab/>pvec_vector<text:tab/><text:tab/>vector容器。</text:p>
      <text:p text:style-name="P11"><text:tab/>pv_varg<text:tab/><text:tab/><text:tab/>保存数据的缓冲区。</text:p>
      <text:p text:style-name="P11">返回值：</text:p>
      <text:p text:style-name="P11"><text:tab/>无。</text:p>
      <text:p text:style-name="P11">注意：</text:p>
      <text:p text:style-name="P26"><text:tab/>如果pvec_vector == NULL或者pv_varg == NULL，那么函数的行为是未定义的。pvec_vector必须是已经初始化或者是由create_vector()创建的vector容器，否则函数的行为是未定义的。</text:p>
      <text:p text:style-name="P21"/>
      <table:table table:name="表格50" table:style-name="表格50">
        <table:table-column table:style-name="表格50.A"/>
        <table:table-row>
          <table:table-cell table:style-name="表格50.A1" office:value-type="string">
            <text:p text:style-name="P32">void _vector_init_elem_range_auxiliary(</text:p>
            <text:p text:style-name="P32"><text:s text:c="4"/>vector_t* pvec_vector, _byte_t* pby_start, _byte_* pby_finish);</text:p>
          </table:table-cell>
        </table:table-row>
      </table:table>
      <text:p text:style-name="P11">描述：</text:p>
      <text:p text:style-name="P11"><text:tab/>将制定范围内的数据初始化为vector中的数据类型。</text:p>
      <text:p text:style-name="P11">参数：</text:p>
      <text:p text:style-name="P11"><text:tab/>pvec_vector<text:tab/><text:tab/>vector容器。</text:p>
      <text:p text:style-name="P11"><text:tab/>pby_start<text:tab/><text:tab/><text:tab/>初始化范围的开始。</text:p>
      <text:p text:style-name="P11"><text:tab/>pby_finish<text:tab/><text:tab/>初始化范围的末尾。</text:p>
      <text:p text:style-name="P11">返回值：</text:p>
      <text:p text:style-name="P11"><text:tab/>无。</text:p>
      <text:p text:style-name="P11">注意：</text:p>
      <text:p text:style-name="P26"><text:tab/>如果pvec_vector == NULL或者pby_start == NULL 或者 pby_finish == NULL，那么函数的行为是未定义的。如果pby_finish &lt; pby_start则函数的行为未定义。pvec_vector必须是初始化的或者是使用create_vector创建的，否则函数的行为是未定义的。</text:p>
      <text:p text:style-name="P21"/>
      <table:table table:name="Table138" table:style-name="Table138">
        <table:table-column table:style-name="Table138.A"/>
        <table:table-row>
          <table:table-cell table:style-name="Table138.A1" office:value-type="string">
            <text:p text:style-name="P32">bool_t _vector_is_created(const vector_t* cpvec_vector);</text:p>
          </table:table-cell>
        </table:table-row>
      </table:table>
      <text:p text:style-name="P11">描述：</text:p>
      <text:p text:style-name="P11"><text:soft-page-break/><text:tab/>测试vector是否是由create_vector创建的。</text:p>
      <text:p text:style-name="P11">参数：</text:p>
      <text:p text:style-name="P11"><text:tab/>cpvec_vector<text:tab/><text:tab/>vector容器。</text:p>
      <text:p text:style-name="P11">返回值：</text:p>
      <text:p text:style-name="P11"><text:tab/>如果vector是由create_vector创建的则返回true，否则返回false。</text:p>
      <text:p text:style-name="P11">注意：</text:p>
      <text:p text:style-name="P26"><text:tab/>如果cpvec_vector == NULL那么函数的行为是未定义的。</text:p>
      <text:p text:style-name="P21"/>
      <table:table table:name="Table139" table:style-name="Table139">
        <table:table-column table:style-name="Table139.A"/>
        <table:table-row>
          <table:table-cell table:style-name="Table139.A1" office:value-type="string">
            <text:p text:style-name="P32">bool_t _vector_is_inited(const vector_t* cpvec_vector);</text:p>
          </table:table-cell>
        </table:table-row>
      </table:table>
      <text:p text:style-name="P11">描述：</text:p>
      <text:p text:style-name="P11"><text:tab/>测试vector是否被初始化。</text:p>
      <text:p text:style-name="P11">参数：</text:p>
      <text:p text:style-name="P11"><text:tab/>cpvec_vector<text:tab/><text:tab/>vector容器。</text:p>
      <text:p text:style-name="P11">返回值：</text:p>
      <text:p text:style-name="P11"><text:tab/>如果vector是被初始化了则返回true，否则返回false。</text:p>
      <text:p text:style-name="P11">注意：</text:p>
      <text:p text:style-name="P26"><text:tab/>如果cpvec_vector == NULL那么函数的行为是未定义的。</text:p>
      <text:p text:style-name="P21"/>
      <table:table table:name="表格51" table:style-name="表格51">
        <table:table-column table:style-name="表格51.A"/>
        <table:table-row>
          <table:table-cell table:style-name="表格51.A1" office:value-type="string">
            <text:p text:style-name="P32">size_t _vector_calculate_new_capacity(size_t t_oldsize, size_t t_insertsize);</text:p>
          </table:table-cell>
        </table:table-row>
      </table:table>
      <text:p text:style-name="P11">描述：</text:p>
      <text:p text:style-name="P11"><text:tab/>计算vector容器的新容量。</text:p>
      <text:p text:style-name="P11">参数：</text:p>
      <text:p text:style-name="P11"><text:tab/>t_oldsize<text:tab/>vector<text:tab/>容器包含数据的个数。</text:p>
      <text:p text:style-name="P11"><text:tab/>t_insertsize<text:tab/><text:tab/>插入数据的个数。</text:p>
      <text:p text:style-name="P11">返回值：</text:p>
      <text:p text:style-name="P11"><text:tab/>返回新的vector容量。</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6664972" text:continue-numbering="true" text:style-name="WW8Num13">
        <text:list-item>
          <text:h text:style-name="P47" text:outline-level="1"><text:soft-page-break/>list<text:span text:style-name="T20">容器</text:span></text:h>
        </text:list-item>
      </text:list>
      <text:p text:style-name="P21"><text:tab/>list容器是一个链表容器，并且是双向链表。在list的中间和末尾插入和删除数据花费常数时间，但是访问数据要花费线性时间。list的每一个数据都保存在单独的节点当中。</text:p>
      <text:p text:style-name="P21"/>
      <text:list xml:id="list36670781" text:continue-numbering="true" text:style-name="WW8Num13">
        <text:list-item>
          <text:list>
            <text:list-item>
              <text:h text:style-name="P55" text:outline-level="2"><text:span text:style-name="T6">list</text:span><text:span text:style-name="T3">容器的机制</text:span></text:h>
            </text:list-item>
          </text:list>
        </text:list-item>
      </text:list>
      <text:p text:style-name="P21"><text:tab/>list容器是一个双向的链表，每一个数据都保存在单独的节点中，并且这个链表是一个循环的链表：</text:p>
      <text:p text:style-name="P22"><draw:frame draw:style-name="fr3" draw:name="graphics6" text:anchor-type="paragraph" svg:width="19.006cm" svg:height="9.717cm" draw:z-index="20"><draw:image xlink:href="Pictures/100000000000031A00000196270D5CC7.jpg" xlink:type="simple" xlink:show="embed" xlink:actuate="onLoad"/></draw:frame>图 7.1 list容器的结构</text:p>
      <text:p text:style-name="P21"><text:tab/>这样的结构使得在list容器中插入和删除数据花费常数的时间，但是要查找一个数据就要花费线性时间。但是现在的结构并没有区分出list的头和尾，为了区分list的头和尾以及处理空链表的方式我们在链表中引用了一个空白的节点这个空白节点不保存任何数据，它只表示的是链表末尾的下一个位置以及链表头的前一个位置，这样list的结构就变成了：</text:p>
      <text:p text:style-name="P22"><draw:frame draw:style-name="fr2" draw:name="graphics7" text:anchor-type="paragraph" svg:width="19.006cm" svg:height="10.675cm" draw:z-index="21"><draw:image xlink:href="Pictures/100000000000031A000001BE5B481A7D.jpg" xlink:type="simple" xlink:show="embed" xlink:actuate="onLoad"/></draw:frame><text:soft-page-break/>图 7.2 list容器的结构</text:p>
      <text:p text:style-name="P21"><text:tab/>当list容器为空的时候就只有这样一个空白节点：</text:p>
      <text:p text:style-name="P22"><draw:frame draw:style-name="fr3" draw:name="graphics8" text:anchor-type="paragraph" svg:width="19.006cm" svg:height="3.949cm" draw:z-index="22"><draw:image xlink:href="Pictures/100000000000031A000000A59A1752A6.jpg" xlink:type="simple" xlink:show="embed" xlink:actuate="onLoad"/></draw:frame>图 7.3 空list是的情况</text:p>
      <text:p text:style-name="P21"><text:tab/>向链表中任何位置插入数据对于链表的修改都是相同的，插入数据时只需要修改指针就可以了。同样删除数据的时候也只需要修改指针就可以了：</text:p>
      <text:p text:style-name="P22"><draw:frame draw:style-name="fr3" draw:name="graphics9" text:anchor-type="paragraph" svg:width="19.006cm" svg:height="23.241cm" draw:z-index="23"><draw:image xlink:href="Pictures/100000000000031A000003CB7434078D.jpg" xlink:type="simple" xlink:show="embed" xlink:actuate="onLoad"/></draw:frame><text:soft-page-break/>图 7.4 向list中插入数据</text:p>
      <text:p text:style-name="P21"><text:soft-page-break/><text:tab/>list容器除了插入和删除操作意外还有排序操作，对于list的排序使用的是快速排序算法。快速排序的关键点在于枢纽的选择，list快速排序选择最后一个数据为枢纽。</text:p>
      <text:p text:style-name="P21"/>
      <text:list xml:id="list36649869" text:continue-numbering="true" text:style-name="WW8Num13">
        <text:list-item>
          <text:list>
            <text:list-item>
              <text:h text:style-name="P55" text:outline-level="2"><text:span text:style-name="T6">list</text:span><text:span text:style-name="T3">迭代器</text:span></text:h>
            </text:list-item>
          </text:list>
        </text:list-item>
      </text:list>
      <text:p text:style-name="P21"><text:tab/>由于引入了空白节点，所以list的迭代器也是很好实现的。同时由于list的迭代器是双向迭代器所以它只能每一次向前或者向后移动一个位置：</text:p>
      <text:p text:style-name="P22"><draw:frame draw:style-name="fr3" draw:name="graphics10" text:anchor-type="paragraph" svg:width="19.006cm" svg:height="10.89cm" draw:z-index="24"><draw:image xlink:href="Pictures/100000000000031A000001C713A584E5.jpg" xlink:type="simple" xlink:show="embed" xlink:actuate="onLoad"/></draw:frame>图 7.5 list的迭代器操作</text:p>
      <text:p text:style-name="P21"><text:tab/>这样在迭代器中也不需要太多的结构来表示，所以list的迭代器结构是：</text:p>
      <table:table table:name="Table69" table:style-name="Table69">
        <table:table-column table:style-name="Table69.A"/>
        <table:table-row>
          <table:table-cell table:style-name="Table69.A1" office:value-type="string">
            <text:p text:style-name="P32">typedef struct _tagiterator </text:p>
            <text:p text:style-name="P32">{ </text:p>
            <text:p text:style-name="P32"><text:s text:c="4"/>/* 容器内部结构的信息 */ </text:p>
            <text:p text:style-name="P32"><text:s text:c="4"/>union </text:p>
            <text:p text:style-name="P32"><text:s text:c="4"/>{ </text:p>
            <text:p text:style-name="P32"><text:s text:c="8"/>char* <text:s text:c="6"/>_pc_corepos; <text:s text:c="3"/>/* 链表容器中数据的位置 */ </text:p>
            <text:p text:style-name="P32"><text:s text:c="4"/>}_t_pos; </text:p>
            <text:p text:style-name="P32"><text:s text:c="4"/>void* <text:s text:c="10"/>_pt_container; <text:s text:c="4"/>/* 容器的位置 */</text:p>
            <text:p text:style-name="P32"><text:s text:c="4"/>containertype_t _t_containertype; <text:s/>/* 容器的类型 */</text:p>
            <text:p text:style-name="P32"><text:s text:c="4"/>iteratortype_t <text:s/>_t_iteratortype; <text:s text:c="2"/>/* 迭代器的类型 */</text:p>
            <text:p text:style-name="P32"><text:soft-page-break/>}iterator_t;</text:p>
          </table:table-cell>
        </table:table-row>
      </table:table>
      <text:p text:style-name="P21"/>
      <text:list xml:id="list36667345" text:continue-numbering="true" text:style-name="WW8Num13">
        <text:list-item>
          <text:list>
            <text:list-item>
              <text:h text:style-name="P55" text:outline-level="2"><text:span text:style-name="T6">list</text:span><text:span text:style-name="T3">的代码</text:span><text:span text:style-name="T19">结构</text:span></text:h>
            </text:list-item>
          </text:list>
        </text:list-item>
      </text:list>
      <text:p text:style-name="P21"><text:tab/>list的代码结构分为两部分，第一部分是list节点的结构：</text:p>
      <table:table table:name="Table70" table:style-name="Table70">
        <table:table-column table:style-name="Table70.A"/>
        <table:table-row>
          <table:table-cell table:style-name="Table70.A1" office:value-type="string">
            <text:p text:style-name="P32">typedef struct _taglistnode </text:p>
            <text:p text:style-name="P32">{ </text:p>
            <text:p text:style-name="P32"><text:s text:c="4"/>struct _taglistnode* _pt_prev; <text:s text:c="5"/>/* 前一个节点 */</text:p>
            <text:p text:style-name="P32"><text:s text:c="4"/>struct _taglistnode* _pt_next; <text:s text:c="5"/>/* 后一个节点 */</text:p>
            <text:p text:style-name="P32"><text:s text:c="4"/>_byte_t <text:s text:c="13"/>_pby_data[1]; <text:s/>/* 保存的数据 */</text:p>
            <text:p text:style-name="P32">}_listnode_t;</text:p>
          </table:table-cell>
        </table:table-row>
      </table:table>
      <text:p text:style-name="P21"><text:tab/>这个结构中有一个_pby_data[1]，这是因为保存在节点中的类型是可变的，我们不知道它具体啊的大小是多少，首先定义一个占位符然后，分配节点的时候根据保存的数据类型的大小决定节点的大小。</text:p>
      <text:p text:style-name="P21"><text:tab/>第二部分是list容器的结构：</text:p>
      <table:table table:name="Table71" table:style-name="Table71">
        <table:table-column table:style-name="Table71.A"/>
        <table:table-row>
          <table:table-cell table:style-name="Table71.A1" office:value-type="string">
            <text:p text:style-name="P32">typedef struct _taglist</text:p>
            <text:p text:style-name="P32">{ </text:p>
            <text:p text:style-name="P32"><text:s text:c="4"/>_typeinfo_t <text:s/>_t_typeinfo;</text:p>
            <text:p text:style-name="P32"><text:s text:c="4"/>_alloc_t <text:s text:c="4"/>_t_allocator;</text:p>
            <text:p text:style-name="P32"><text:s text:c="4"/>_listnode_t* _pt_node; <text:s text:c="6"/>/* 指向空白节点 */</text:p>
            <text:p text:style-name="P32">}list_t;</text:p>
          </table:table-cell>
        </table:table-row>
      </table:table>
      <text:p text:style-name="P21"><text:tab/>实际的代码结构是这样的：</text:p>
      <text:p text:style-name="P22"><draw:frame draw:style-name="fr3" draw:name="graphics11" text:anchor-type="paragraph" svg:width="19.006cm" svg:height="11.058cm" draw:z-index="25"><draw:image xlink:href="Pictures/100000000000031A000001CEE13548C3.jpg" xlink:type="simple" xlink:show="embed" xlink:actuate="onLoad"/></draw:frame><text:soft-page-break/>图 7.6 list容器实际的代码结构</text:p>
      <text:p text:style-name="P21"/>
      <text:list xml:id="list36672588" text:continue-numbering="true" text:style-name="WW8Num13">
        <text:list-item>
          <text:list>
            <text:list-item>
              <text:h text:style-name="P55" text:outline-level="2"><text:span text:style-name="T3">外部</text:span><text:span text:style-name="T24">接口</text:span></text:h>
            </text:list-item>
          </text:list>
        </text:list-item>
      </text:list>
      <text:p text:style-name="P21"><text:tab/>list容器要提供给用户外部接口：</text:p>
      <table:table table:name="Table72" table:style-name="Table72">
        <table:table-column table:style-name="Table72.A"/>
        <table:table-column table:style-name="Table72.B"/>
        <table:table-row>
          <table:table-cell table:style-name="Table72.A1" office:value-type="string">
            <text:p text:style-name="Table_20_Contents">create_list</text:p>
          </table:table-cell>
          <table:table-cell table:style-name="Table72.B1" office:value-type="string">
            <text:p text:style-name="Table_20_Contents">创建list容器。</text:p>
          </table:table-cell>
        </table:table-row>
        <table:table-row>
          <table:table-cell table:style-name="Table72.A2" office:value-type="string">
            <text:p text:style-name="Table_20_Contents">list_init</text:p>
          </table:table-cell>
          <table:table-cell table:style-name="Table72.B2" office:value-type="string">
            <text:p text:style-name="Table_20_Contents">初始化一个空的list容器。</text:p>
          </table:table-cell>
        </table:table-row>
        <table:table-row>
          <table:table-cell table:style-name="Table72.A2" office:value-type="string">
            <text:p text:style-name="Table_20_Contents">list_init_n</text:p>
          </table:table-cell>
          <table:table-cell table:style-name="Table72.B2" office:value-type="string">
            <text:p text:style-name="Table_20_Contents">使用n个默认数据初始化list容器。</text:p>
          </table:table-cell>
        </table:table-row>
        <table:table-row>
          <table:table-cell table:style-name="Table72.A2" office:value-type="string">
            <text:p text:style-name="Table_20_Contents">list_init_elem</text:p>
          </table:table-cell>
          <table:table-cell table:style-name="Table72.B2" office:value-type="string">
            <text:p text:style-name="Table_20_Contents">使用n个指定数据初始化list容器。</text:p>
          </table:table-cell>
        </table:table-row>
        <table:table-row>
          <table:table-cell table:style-name="Table72.A2" office:value-type="string">
            <text:p text:style-name="Table_20_Contents">list_init_copy</text:p>
          </table:table-cell>
          <table:table-cell table:style-name="Table72.B2" office:value-type="string">
            <text:p text:style-name="Table_20_Contents">使用一个既存的list容器初始化另一个list容器。</text:p>
          </table:table-cell>
        </table:table-row>
        <table:table-row>
          <table:table-cell table:style-name="Table72.A2" office:value-type="string">
            <text:p text:style-name="Table_20_Contents">list_init_copy_range</text:p>
          </table:table-cell>
          <table:table-cell table:style-name="Table72.B2" office:value-type="string">
            <text:p text:style-name="Table_20_Contents">使用指定范围内的数据初始化一个list容器。</text:p>
          </table:table-cell>
        </table:table-row>
        <table:table-row>
          <table:table-cell table:style-name="Table72.A2" office:value-type="string">
            <text:p text:style-name="Table_20_Contents">list_destroy</text:p>
          </table:table-cell>
          <table:table-cell table:style-name="Table72.B2" office:value-type="string">
            <text:p text:style-name="Table_20_Contents">销毁创建的list容器。</text:p>
          </table:table-cell>
        </table:table-row>
        <table:table-row>
          <table:table-cell table:style-name="Table72.A2" office:value-type="string">
            <text:p text:style-name="Table_20_Contents">list_size</text:p>
          </table:table-cell>
          <table:table-cell table:style-name="Table72.B2" office:value-type="string">
            <text:p text:style-name="Table_20_Contents">获得list容器中数据的数量。</text:p>
          </table:table-cell>
        </table:table-row>
        <table:table-row>
          <table:table-cell table:style-name="Table72.A2" office:value-type="string">
            <text:p text:style-name="Table_20_Contents">list_empty</text:p>
          </table:table-cell>
          <table:table-cell table:style-name="Table72.B2" office:value-type="string">
            <text:p text:style-name="Table_20_Contents">测试list容器是否为空。</text:p>
          </table:table-cell>
        </table:table-row>
        <table:table-row>
          <table:table-cell table:style-name="Table72.A2" office:value-type="string">
            <text:p text:style-name="Table_20_Contents">list_max_size</text:p>
          </table:table-cell>
          <table:table-cell table:style-name="Table72.B2" office:value-type="string">
            <text:p text:style-name="Table_20_Contents">返回list容器中保存数据的最大数量的可能值。</text:p>
          </table:table-cell>
        </table:table-row>
        <table:table-row>
          <table:table-cell table:style-name="Table72.A2" office:value-type="string">
            <text:p text:style-name="Table_20_Contents">list_equal</text:p>
          </table:table-cell>
          <table:table-cell table:style-name="Table72.B2" office:value-type="string">
            <text:p text:style-name="Table_20_Contents">测试两个list容器是否相等。</text:p>
          </table:table-cell>
        </table:table-row>
        <text:soft-page-break/>
        <table:table-row>
          <table:table-cell table:style-name="Table72.A2" office:value-type="string">
            <text:p text:style-name="Table_20_Contents">list_not_equal</text:p>
          </table:table-cell>
          <table:table-cell table:style-name="Table72.B2" office:value-type="string">
            <text:p text:style-name="Table_20_Contents">测试两个list容器是否不等。</text:p>
          </table:table-cell>
        </table:table-row>
        <table:table-row>
          <table:table-cell table:style-name="Table72.A2" office:value-type="string">
            <text:p text:style-name="Table_20_Contents">list_less</text:p>
          </table:table-cell>
          <table:table-cell table:style-name="Table72.B2" office:value-type="string">
            <text:p text:style-name="Table_20_Contents">测试第一个list容器是否小于第二个list容器。</text:p>
          </table:table-cell>
        </table:table-row>
        <table:table-row>
          <table:table-cell table:style-name="Table72.A2" office:value-type="string">
            <text:p text:style-name="Table_20_Contents">list_less_equal</text:p>
          </table:table-cell>
          <table:table-cell table:style-name="Table72.B2" office:value-type="string">
            <text:p text:style-name="Table_20_Contents">测试第一个list容器是否小于等于第二个list容器。</text:p>
          </table:table-cell>
        </table:table-row>
        <table:table-row>
          <table:table-cell table:style-name="Table72.A2" office:value-type="string">
            <text:p text:style-name="Table_20_Contents">list_greater</text:p>
          </table:table-cell>
          <table:table-cell table:style-name="Table72.B2" office:value-type="string">
            <text:p text:style-name="Table_20_Contents">测试第一个list容器是否大于第二个list容器。</text:p>
          </table:table-cell>
        </table:table-row>
        <table:table-row>
          <table:table-cell table:style-name="Table72.A2" office:value-type="string">
            <text:p text:style-name="Table_20_Contents">list_greater_equal</text:p>
          </table:table-cell>
          <table:table-cell table:style-name="Table72.B2" office:value-type="string">
            <text:p text:style-name="Table_20_Contents">测试第一个list容器是否大于等于第二个list容器。</text:p>
          </table:table-cell>
        </table:table-row>
        <table:table-row>
          <table:table-cell table:style-name="Table72.A2" office:value-type="string">
            <text:p text:style-name="Table_20_Contents">list_assign</text:p>
          </table:table-cell>
          <table:table-cell table:style-name="Table72.B2" office:value-type="string">
            <text:p text:style-name="Table_20_Contents">使用一个既存的list容器为另一个list容器赋值。</text:p>
          </table:table-cell>
        </table:table-row>
        <table:table-row>
          <table:table-cell table:style-name="Table72.A2" office:value-type="string">
            <text:p text:style-name="Table_20_Contents">list_assign_elem</text:p>
          </table:table-cell>
          <table:table-cell table:style-name="Table72.B2" office:value-type="string">
            <text:p text:style-name="Table_20_Contents">使用指定的数据为list容器赋值。</text:p>
          </table:table-cell>
        </table:table-row>
        <table:table-row>
          <table:table-cell table:style-name="Table72.A2" office:value-type="string">
            <text:p text:style-name="Table_20_Contents">list_assign_range</text:p>
          </table:table-cell>
          <table:table-cell table:style-name="Table72.B2" office:value-type="string">
            <text:p text:style-name="Table_20_Contents">使用指定范围内的数据为list容器赋值。</text:p>
          </table:table-cell>
        </table:table-row>
        <table:table-row>
          <table:table-cell table:style-name="Table72.A2" office:value-type="string">
            <text:p text:style-name="Table_20_Contents">list_swap</text:p>
          </table:table-cell>
          <table:table-cell table:style-name="Table72.B2" office:value-type="string">
            <text:p text:style-name="Table_20_Contents">交换两个list容器。</text:p>
          </table:table-cell>
        </table:table-row>
        <table:table-row>
          <table:table-cell table:style-name="Table72.A2" office:value-type="string">
            <text:p text:style-name="Table_20_Contents">list_front</text:p>
          </table:table-cell>
          <table:table-cell table:style-name="Table72.B2" office:value-type="string">
            <text:p text:style-name="Table_20_Contents">访问list容器中的第一个数据。</text:p>
          </table:table-cell>
        </table:table-row>
        <table:table-row>
          <table:table-cell table:style-name="Table72.A2" office:value-type="string">
            <text:p text:style-name="Table_20_Contents">list_back</text:p>
          </table:table-cell>
          <table:table-cell table:style-name="Table72.B2" office:value-type="string">
            <text:p text:style-name="Table_20_Contents">访问list容器中的最后一个数据。</text:p>
          </table:table-cell>
        </table:table-row>
        <table:table-row>
          <table:table-cell table:style-name="Table72.A2" office:value-type="string">
            <text:p text:style-name="Table_20_Contents">list_begin</text:p>
          </table:table-cell>
          <table:table-cell table:style-name="Table72.B2" office:value-type="string">
            <text:p text:style-name="Table_20_Contents">返回引用list容器的第一个数据的迭代器。</text:p>
          </table:table-cell>
        </table:table-row>
        <table:table-row>
          <table:table-cell table:style-name="Table72.A2" office:value-type="string">
            <text:p text:style-name="Table_20_Contents">list_end</text:p>
          </table:table-cell>
          <table:table-cell table:style-name="Table72.B2" office:value-type="string">
            <text:p text:style-name="Table_20_Contents">返回引用list容器末尾的迭代器。</text:p>
          </table:table-cell>
        </table:table-row>
        <table:table-row>
          <table:table-cell table:style-name="Table72.A2" office:value-type="string">
            <text:p text:style-name="Table_20_Contents">list_insert</text:p>
          </table:table-cell>
          <table:table-cell table:style-name="Table72.B2" office:value-type="string">
            <text:p text:style-name="Table_20_Contents">向list容器中插入数据。</text:p>
          </table:table-cell>
        </table:table-row>
        <table:table-row>
          <table:table-cell table:style-name="Table72.A2" office:value-type="string">
            <text:p text:style-name="Table_20_Contents">list_insert_n</text:p>
          </table:table-cell>
          <table:table-cell table:style-name="Table72.B2" office:value-type="string">
            <text:p text:style-name="Table_20_Contents">向list容器中插入n个数据。</text:p>
          </table:table-cell>
        </table:table-row>
        <table:table-row>
          <table:table-cell table:style-name="Table72.A2" office:value-type="string">
            <text:p text:style-name="Table_20_Contents">list_insert_range</text:p>
          </table:table-cell>
          <table:table-cell table:style-name="Table72.B2" office:value-type="string">
            <text:p text:style-name="Table_20_Contents">向list容器中插入指定范围的数据。</text:p>
          </table:table-cell>
        </table:table-row>
        <table:table-row>
          <table:table-cell table:style-name="Table72.A2" office:value-type="string">
            <text:p text:style-name="Table_20_Contents">list_push_back</text:p>
          </table:table-cell>
          <table:table-cell table:style-name="Table72.B2" office:value-type="string">
            <text:p text:style-name="Table_20_Contents">向list容器的末尾添加一个数据。</text:p>
          </table:table-cell>
        </table:table-row>
        <table:table-row>
          <table:table-cell table:style-name="Table72.A2" office:value-type="string">
            <text:p text:style-name="Table_20_Contents">list_push_front</text:p>
          </table:table-cell>
          <table:table-cell table:style-name="Table72.B2" office:value-type="string">
            <text:p text:style-name="Table_20_Contents">向list容器的开头添加一个数据。</text:p>
          </table:table-cell>
        </table:table-row>
        <table:table-row>
          <table:table-cell table:style-name="Table72.A2" office:value-type="string">
            <text:p text:style-name="Table_20_Contents">list_pop_back</text:p>
          </table:table-cell>
          <table:table-cell table:style-name="Table72.B2" office:value-type="string">
            <text:p text:style-name="Table_20_Contents">删除list容器末尾的一个数据。</text:p>
          </table:table-cell>
        </table:table-row>
        <table:table-row>
          <table:table-cell table:style-name="Table72.A2" office:value-type="string">
            <text:p text:style-name="Table_20_Contents">list_pop_front</text:p>
          </table:table-cell>
          <table:table-cell table:style-name="Table72.B2" office:value-type="string">
            <text:p text:style-name="Table_20_Contents">删除list容器开头的一个数据。</text:p>
          </table:table-cell>
        </table:table-row>
        <table:table-row>
          <table:table-cell table:style-name="Table72.A2" office:value-type="string">
            <text:p text:style-name="Table_20_Contents">list_erase</text:p>
          </table:table-cell>
          <table:table-cell table:style-name="Table72.B2" office:value-type="string">
            <text:p text:style-name="Table_20_Contents">删除list容器中指定位置的一个数据。</text:p>
          </table:table-cell>
        </table:table-row>
        <table:table-row>
          <table:table-cell table:style-name="Table72.A2" office:value-type="string">
            <text:p text:style-name="Table_20_Contents">list_erase_range</text:p>
          </table:table-cell>
          <table:table-cell table:style-name="Table72.B2" office:value-type="string">
            <text:p text:style-name="Table_20_Contents">删除list容器中指定范围内的数据。</text:p>
          </table:table-cell>
        </table:table-row>
        <table:table-row>
          <table:table-cell table:style-name="Table72.A2" office:value-type="string">
            <text:p text:style-name="Table_20_Contents">list_remove</text:p>
          </table:table-cell>
          <table:table-cell table:style-name="Table72.B2" office:value-type="string">
            <text:p text:style-name="Table_20_Contents">删除list容器中指定的数据。</text:p>
          </table:table-cell>
        </table:table-row>
        <table:table-row>
          <table:table-cell table:style-name="Table72.A2" office:value-type="string">
            <text:p text:style-name="Table_20_Contents">list_remove_if</text:p>
          </table:table-cell>
          <table:table-cell table:style-name="Table72.B2" office:value-type="string">
            <text:p text:style-name="Table_20_Contents">删除list容器中符合条件的数据。</text:p>
          </table:table-cell>
        </table:table-row>
        <table:table-row>
          <table:table-cell table:style-name="Table72.A2" office:value-type="string">
            <text:p text:style-name="Table_20_Contents">list_resize</text:p>
          </table:table-cell>
          <table:table-cell table:style-name="Table72.B2" office:value-type="string">
            <text:p text:style-name="Table_20_Contents">重新设置list容器中数据的数量。</text:p>
          </table:table-cell>
        </table:table-row>
        <table:table-row>
          <table:table-cell table:style-name="Table72.A2" office:value-type="string">
            <text:p text:style-name="Table_20_Contents">list_resize_elem</text:p>
          </table:table-cell>
          <table:table-cell table:style-name="Table72.B2" office:value-type="string">
            <text:p text:style-name="Table_20_Contents">重新设置list容器中数据的数量，多出的数据使用指定数据填充。</text:p>
          </table:table-cell>
        </table:table-row>
        <table:table-row>
          <table:table-cell table:style-name="Table72.A2" office:value-type="string">
            <text:p text:style-name="Table_20_Contents">list_clear</text:p>
          </table:table-cell>
          <table:table-cell table:style-name="Table72.B2" office:value-type="string">
            <text:p text:style-name="Table_20_Contents">删除list容器中所有的数据。</text:p>
          </table:table-cell>
        </table:table-row>
        <table:table-row>
          <table:table-cell table:style-name="Table72.A2" office:value-type="string">
            <text:p text:style-name="Table_20_Contents">list_unique</text:p>
          </table:table-cell>
          <table:table-cell table:style-name="Table72.B2" office:value-type="string">
            <text:p text:style-name="Table_20_Contents">删除list容器中相邻且相等的数据。</text:p>
          </table:table-cell>
        </table:table-row>
        <table:table-row>
          <table:table-cell table:style-name="Table72.A2" office:value-type="string">
            <text:p text:style-name="Table_20_Contents">list_unique_if</text:p>
          </table:table-cell>
          <table:table-cell table:style-name="Table72.B2" office:value-type="string">
            <text:p text:style-name="Table_20_Contents">删除list容器中相邻且符合条件的数据。</text:p>
          </table:table-cell>
        </table:table-row>
        <table:table-row>
          <table:table-cell table:style-name="Table72.A2" office:value-type="string">
            <text:p text:style-name="Table_20_Contents">list_splice</text:p>
          </table:table-cell>
          <table:table-cell table:style-name="Table72.B2" office:value-type="string">
            <text:p text:style-name="Table_20_Contents">将既存list容器中的数据转移到另一个list容器的指定位置。</text:p>
          </table:table-cell>
        </table:table-row>
        <table:table-row>
          <table:table-cell table:style-name="Table72.A2" office:value-type="string">
            <text:p text:style-name="Table_20_Contents">list_splice_pos</text:p>
          </table:table-cell>
          <table:table-cell table:style-name="Table72.B2" office:value-type="string">
            <text:p text:style-name="Table_20_Contents">将既存的list容器中指定位置的数据转移到另一个list容器的指定位置。</text:p>
          </table:table-cell>
        </table:table-row>
        <table:table-row>
          <table:table-cell table:style-name="Table72.A2" office:value-type="string">
            <text:p text:style-name="Table_20_Contents">list_splice_range</text:p>
          </table:table-cell>
          <table:table-cell table:style-name="Table72.B2" office:value-type="string">
            <text:p text:style-name="Table_20_Contents">将既存list容器中指定范围的数据转移到另一个list容器中的指定位置。</text:p>
          </table:table-cell>
        </table:table-row>
        <text:soft-page-break/>
        <table:table-row>
          <table:table-cell table:style-name="Table72.A2" office:value-type="string">
            <text:p text:style-name="Table_20_Contents">list_sort</text:p>
          </table:table-cell>
          <table:table-cell table:style-name="Table72.B2" office:value-type="string">
            <text:p text:style-name="Table_20_Contents">将list容器中的数据排序。</text:p>
          </table:table-cell>
        </table:table-row>
        <table:table-row>
          <table:table-cell table:style-name="Table72.A2" office:value-type="string">
            <text:p text:style-name="Table_20_Contents">list_sort_if</text:p>
          </table:table-cell>
          <table:table-cell table:style-name="Table72.B2" office:value-type="string">
            <text:p text:style-name="Table_20_Contents">将list容器中的数据安装指定的规则排序。</text:p>
          </table:table-cell>
        </table:table-row>
        <table:table-row>
          <table:table-cell table:style-name="Table72.A2" office:value-type="string">
            <text:p text:style-name="Table_20_Contents">list_merge</text:p>
          </table:table-cell>
          <table:table-cell table:style-name="Table72.B2" office:value-type="string">
            <text:p text:style-name="Table_20_Contents">将两个list容器合并。</text:p>
          </table:table-cell>
        </table:table-row>
        <table:table-row>
          <table:table-cell table:style-name="Table72.A2" office:value-type="string">
            <text:p text:style-name="Table_20_Contents">list_merge_if</text:p>
          </table:table-cell>
          <table:table-cell table:style-name="Table72.B2" office:value-type="string">
            <text:p text:style-name="Table_20_Contents">将两个list容器安装指定规则合并。</text:p>
          </table:table-cell>
        </table:table-row>
        <table:table-row>
          <table:table-cell table:style-name="Table72.A2" office:value-type="string">
            <text:p text:style-name="Table_20_Contents">list_reverse</text:p>
          </table:table-cell>
          <table:table-cell table:style-name="Table72.B2" office:value-type="string">
            <text:p text:style-name="Table_20_Contents">将list容器逆序。</text:p>
          </table:table-cell>
        </table:table-row>
      </table:table>
      <text:p text:style-name="P21"/>
      <text:p text:style-name="P21">函数原型</text:p>
      <table:table table:name="Table73" table:style-name="Table73">
        <table:table-column table:style-name="Table73.A"/>
        <table:table-row>
          <table:table-cell table:style-name="Table73.A1" office:value-type="string">
            <text:p text:style-name="P32">list_t* create_list(typename);</text:p>
          </table:table-cell>
        </table:table-row>
      </table:table>
      <text:p text:style-name="P11">描述：</text:p>
      <text:p text:style-name="P11"><text:tab/>创建list容器。</text:p>
      <text:p text:style-name="P11">参数：</text:p>
      <text:p text:style-name="P11"><text:tab/>typename<text:tab/><text:tab/>类型描述。</text:p>
      <text:p text:style-name="P11">返回值：</text:p>
      <text:p text:style-name="P11"><text:tab/>返回创建的list容器的指针。</text:p>
      <text:p text:style-name="P11">注意：</text:p>
      <text:p text:style-name="P26"><text:tab/>关于类型描述参考第四章，创建失败返回NULL。</text:p>
      <text:p text:style-name="P21"/>
      <table:table table:name="Table74" table:style-name="Table74">
        <table:table-column table:style-name="Table74.A"/>
        <table:table-row>
          <table:table-cell table:style-name="Table74.A1" office:value-type="string">
            <text:p text:style-name="P32">void list_init(list_t* plist_list);</text:p>
          </table:table-cell>
        </table:table-row>
      </table:table>
      <text:p text:style-name="P11">描述：</text:p>
      <text:p text:style-name="P11"><text:tab/>初始化一个空的list容器。</text:p>
      <text:p text:style-name="P11">参数：</text:p>
      <text:p text:style-name="P11"><text:tab/>plist_list<text:tab/><text:tab/>指向list容器的指针。</text:p>
      <text:p text:style-name="P11">返回值：</text:p>
      <text:p text:style-name="P11"><text:tab/>无。</text:p>
      <text:p text:style-name="P11">注意：</text:p>
      <text:p text:style-name="P26"><text:tab/>如果plist_list == NULL则函数的行为是未定义的，list必须是通过create_list创建的否则函数的行为是未定义的。</text:p>
      <text:p text:style-name="P21"/>
      <table:table table:name="Table75" table:style-name="Table75">
        <table:table-column table:style-name="Table75.A"/>
        <table:table-row>
          <table:table-cell table:style-name="Table75.A1" office:value-type="string">
            <text:p text:style-name="P32">void list_init_n(list_t* plist_list, size_t t_count);</text:p>
          </table:table-cell>
        </table:table-row>
      </table:table>
      <text:p text:style-name="P11">描述：</text:p>
      <text:p text:style-name="P11"><text:tab/>使用多个数据默认初始化list容器。</text:p>
      <text:p text:style-name="P11">参数：</text:p>
      <text:p text:style-name="P11"><text:tab/>plist_list<text:tab/><text:tab/>指向list容器的指针。</text:p>
      <text:p text:style-name="P11"><text:tab/>t_count<text:tab/><text:tab/>list容器中包含的数据个数。</text:p>
      <text:p text:style-name="P11">返回值：</text:p>
      <text:p text:style-name="P11"><text:tab/>无。</text:p>
      <text:p text:style-name="P11">注意：</text:p>
      <text:p text:style-name="P26"><text:tab/>如果plist_list == NULL则函数的行为是未定义的，list必须是通过create_list创建的否则函数的行为是未定义的。初始化后容器中包含的数据都是list容器中保存的数据类型的默认值。</text:p>
      <text:p text:style-name="P21"/>
      <table:table table:name="Table76" table:style-name="Table76">
        <table:table-column table:style-name="Table76.A"/>
        <table:table-row>
          <table:table-cell table:style-name="Table76.A1" office:value-type="string">
            <text:p text:style-name="P32">void list_init_elem(list_t* plist_list, size_t t_count, elem);</text:p>
          </table:table-cell>
        </table:table-row>
      </table:table>
      <text:p text:style-name="P11"><text:soft-page-break/>描述：</text:p>
      <text:p text:style-name="P11"><text:tab/>使用多个指定的数据初始化list容器。</text:p>
      <text:p text:style-name="P11">参数：</text:p>
      <text:p text:style-name="P11"><text:tab/>plist_list<text:tab/><text:tab/>指向list容器的指针。</text:p>
      <text:p text:style-name="P11"><text:tab/>t_count<text:tab/><text:tab/>list容器中包含的数据个数。</text:p>
      <text:p text:style-name="P11"><text:tab/>elem<text:tab/><text:tab/><text:tab/>初始化容器的数据。</text:p>
      <text:p text:style-name="P11">返回值：</text:p>
      <text:p text:style-name="P11"><text:tab/>无。</text:p>
      <text:p text:style-name="P11">注意：</text:p>
      <text:p text:style-name="P26"><text:tab/>如果plist_list == NULL则函数的行为是未定义的，list必须是通过create_list创建的否则函数的行为是未定义的。elem是与list容器中保存的数据类型相同的数据，否则函数的行为是未定义的。</text:p>
      <text:p text:style-name="P21"/>
      <table:table table:name="Table77" table:style-name="Table77">
        <table:table-column table:style-name="Table77.A"/>
        <table:table-row>
          <table:table-cell table:style-name="Table77.A1" office:value-type="string">
            <text:p text:style-name="P32">void list_init_copy(list_t* plist_dest, const list_t* cplist_src);</text:p>
          </table:table-cell>
        </table:table-row>
      </table:table>
      <text:p text:style-name="P11">描述：</text:p>
      <text:p text:style-name="P11"><text:tab/>使用既存的list容器初始化另一个list容器。</text:p>
      <text:p text:style-name="P11">参数：</text:p>
      <text:p text:style-name="P11"><text:tab/>plist_dest<text:tab/><text:tab/>指向被初始化list容器的指针。</text:p>
      <text:p text:style-name="P11"><text:tab/>cplist_src<text:tab/><text:tab/>指向既存的list容器的指针。</text:p>
      <text:p text:style-name="P11">返回值：</text:p>
      <text:p text:style-name="P11"><text:tab/>无。</text:p>
      <text:p text:style-name="P11">注意：</text:p>
      <text:p text:style-name="P26"><text:tab/>如果plist_list == NULL则函数的行为是未定义的，list必须是通过create_list创建的否则函数的行为是未定义的。既存的list是有效的list否则函数的行为是未定义的。既存的list要与当前的list保存的数据类型相同，否则函数的行为是未定义的。初始化之后两个容器中的数据相等。</text:p>
      <text:p text:style-name="P21"/>
      <table:table table:name="Table78" table:style-name="Table78">
        <table:table-column table:style-name="Table78.A"/>
        <table:table-row>
          <table:table-cell table:style-name="Table78.A1" office:value-type="string">
            <text:p text:style-name="P32">void list_init_copy_range(</text:p>
            <text:p text:style-name="P32"><text:s text:c="4"/>list_t* plist_dest, list_iterator_t it_begin, list_iterator_t it_end);</text:p>
          </table:table-cell>
        </table:table-row>
      </table:table>
      <text:p text:style-name="P11">描述：</text:p>
      <text:p text:style-name="P11"><text:tab/>使用指定的数据区间初始化另一个list容器。</text:p>
      <text:p text:style-name="P11">参数：</text:p>
      <text:p text:style-name="P11"><text:tab/>plis_dest<text:tab/><text:tab/><text:tab/>指向被初始化list容器的指针。</text:p>
      <text:p text:style-name="P11"><text:tab/>it_begin<text:tab/><text:tab/><text:tab/>指定的数据区间的开始。</text:p>
      <text:p text:style-name="P11"><text:tab/>it_end<text:tab/><text:tab/><text:tab/>指定的数据区间的末尾。</text:p>
      <text:p text:style-name="P11">返回值：</text:p>
      <text:p text:style-name="P11"><text:tab/>无。</text:p>
      <text:p text:style-name="P11">注意：</text:p>
      <text:p text:style-name="P26"><text:tab/>如果plist_dest == NULL则函数的行为是未定义的，list必须是通过create_list创建的否则函数的行为是未定义的。[it_begin, it_end)是有效的数据区间，否则函数的行为是未定义的。数据区间中保存的数据是与list中保存的数据类型相同，否则函数的行为是未定义的。</text:p>
      <text:p text:style-name="P21"/>
      <table:table table:name="Table79" table:style-name="Table79">
        <table:table-column table:style-name="Table79.A"/>
        <table:table-row>
          <table:table-cell table:style-name="Table79.A1" office:value-type="string">
            <text:p text:style-name="P32">void list_destroy(list_t* plist_list);</text:p>
          </table:table-cell>
        </table:table-row>
      </table:table>
      <text:p text:style-name="P11">描述：</text:p>
      <text:p text:style-name="P11"><text:soft-page-break/><text:tab/>销毁一个被创建出来的list容器。</text:p>
      <text:p text:style-name="P11">参数：</text:p>
      <text:p text:style-name="P11"><text:tab/>plist_list<text:tab/><text:tab/>指向list容器的指针。</text:p>
      <text:p text:style-name="P11">返回值：</text:p>
      <text:p text:style-name="P11"><text:tab/>无。</text:p>
      <text:p text:style-name="P11">注意：</text:p>
      <text:p text:style-name="P26"><text:tab/>如果plist _list == NULL则函数的行为是未定义的，list必须是通过create_list创建的否则函数的行为是未定义的。不管list容器是否被初始化都需要调用这个函数销毁。</text:p>
      <text:p text:style-name="P21"/>
      <table:table table:name="Table80" table:style-name="Table80">
        <table:table-column table:style-name="Table80.A"/>
        <table:table-row>
          <table:table-cell table:style-name="Table80.A1" office:value-type="string">
            <text:p text:style-name="P32">size_t list_size(const list_t* cplist_list);</text:p>
          </table:table-cell>
        </table:table-row>
      </table:table>
      <text:p text:style-name="P11">描述：</text:p>
      <text:p text:style-name="P11"><text:tab/>返回list容器中保存的数据的个数。</text:p>
      <text:p text:style-name="P11">参数：</text:p>
      <text:p text:style-name="P11"><text:tab/>cplist_list<text:tab/><text:tab/>指向list容器的指针。</text:p>
      <text:p text:style-name="P11">返回值：</text:p>
      <text:p text:style-name="P11"><text:tab/>list容器中保存的数据的个数。</text:p>
      <text:p text:style-name="P11">注意：</text:p>
      <text:p text:style-name="P26"><text:tab/>如果cplist_list == NULL则函数的行为是未定义的，list必须已经初始化的，否则函数的行为是未定义的。</text:p>
      <text:p text:style-name="P21"/>
      <table:table table:name="Table81" table:style-name="Table81">
        <table:table-column table:style-name="Table81.A"/>
        <table:table-row>
          <table:table-cell table:style-name="Table81.A1" office:value-type="string">
            <text:p text:style-name="P32">bool_t list_empty(const list_t* cplist_list);</text:p>
          </table:table-cell>
        </table:table-row>
      </table:table>
      <text:p text:style-name="P11">描述：</text:p>
      <text:p text:style-name="P11"><text:tab/>测试list容器是否为空。</text:p>
      <text:p text:style-name="P11">参数：</text:p>
      <text:p text:style-name="P11"><text:tab/>cplist_list<text:tab/><text:tab/>指向list容器的指针。</text:p>
      <text:p text:style-name="P11">返回值：</text:p>
      <text:p text:style-name="P11"><text:tab/>如果list容器为空返回true，否则返回false。</text:p>
      <text:p text:style-name="P11">注意：</text:p>
      <text:p text:style-name="P26"><text:tab/>如果cplist_list == NULL则函数的行为是未定义的，list必须已经初始化的，否则函数的行为是未定义的。</text:p>
      <text:p text:style-name="P21"/>
      <table:table table:name="Table82" table:style-name="Table82">
        <table:table-column table:style-name="Table82.A"/>
        <table:table-row>
          <table:table-cell table:style-name="Table82.A1" office:value-type="string">
            <text:p text:style-name="P32">size_t list_max_size(const list_t* cplist_list);</text:p>
          </table:table-cell>
        </table:table-row>
      </table:table>
      <text:p text:style-name="P11">描述：</text:p>
      <text:p text:style-name="P11"><text:tab/>返回list容器中能够保存的数据最大数量的可能值。</text:p>
      <text:p text:style-name="P11">参数：</text:p>
      <text:p text:style-name="P11"><text:tab/>cplist_list<text:tab/><text:tab/>指向list容器的指针。</text:p>
      <text:p text:style-name="P11">返回值：</text:p>
      <text:p text:style-name="P11"><text:tab/>返回list容器中能够保存的数据最大数量的可能值。</text:p>
      <text:p text:style-name="P11">注意：</text:p>
      <text:p text:style-name="P26"><text:tab/>如果cplist_list == NULL则函数的行为是未定义的，list必须已经初始化的，否则函数的行为是未定义的。这个返回值不是一个固定的值。</text:p>
      <text:p text:style-name="P21"/>
      <table:table table:name="Table83" table:style-name="Table83">
        <table:table-column table:style-name="Table83.A"/>
        <table:table-row>
          <table:table-cell table:style-name="Table83.A1" office:value-type="string">
            <text:p text:style-name="P32">bool_t list_equal(const list_t* cplist_first, const list_t* cplist_second);</text:p>
          </table:table-cell>
        </table:table-row>
      </table:table>
      <text:p text:style-name="P11">描述：</text:p>
      <text:p text:style-name="P11"><text:soft-page-break/><text:tab/>测试两个list容器是否相等。</text:p>
      <text:p text:style-name="P11">参数：</text:p>
      <text:p text:style-name="P11"><text:tab/>cplist_first<text:tab/><text:tab/>指向list容器的指针。</text:p>
      <text:p text:style-name="P11"><text:tab/>cplist_second<text:tab/><text:tab/>指向list容器的指针。</text:p>
      <text:p text:style-name="P11">返回值：</text:p>
      <text:p text:style-name="P11"><text:tab/>如果两个list容器相等则返回true，否则返回false。</text:p>
      <text:p text:style-name="P11">注意：</text:p>
      <text:p text:style-name="P26"><text:tab/>如果cplist_first == NULL或者cplist_second == NULL则函数的行为是未定义的，两个list必须已经初始化的，否则函数的行为是未定义的。两个list容器中保存的数据类型不同认为这两个容器不等。两个list容器相等是指容器中的数据对应相等，并且容器中数据的数量也相等。如果cplist_first == cplist_second那么返回true。</text:p>
      <text:p text:style-name="P21"/>
      <table:table table:name="Table84" table:style-name="Table84">
        <table:table-column table:style-name="Table84.A"/>
        <table:table-row>
          <table:table-cell table:style-name="Table84.A1" office:value-type="string">
            <text:p text:style-name="P32">bool_t list_not_equal(const list_t* cplist_first, const list_t* cplist_second);</text:p>
          </table:table-cell>
        </table:table-row>
      </table:table>
      <text:p text:style-name="P11">描述：</text:p>
      <text:p text:style-name="P11"><text:tab/>测试两个list容器是否不等。</text:p>
      <text:p text:style-name="P11">参数：</text:p>
      <text:p text:style-name="P11"><text:tab/>cplist_first<text:tab/><text:tab/>指向list容器的指针。</text:p>
      <text:p text:style-name="P11"><text:tab/>cplist_second<text:tab/><text:tab/>指向list容器的指针。</text:p>
      <text:p text:style-name="P11">返回值：</text:p>
      <text:p text:style-name="P11"><text:tab/>如果两个list容器不等则返回true，否则返回false。</text:p>
      <text:p text:style-name="P11">注意：</text:p>
      <text:p text:style-name="P26"><text:tab/>如果cplist_first == NULL或者cplist_second == NULL则函数的行为是未定义的，两个list必须已经初始化的，否则函数的行为是未定义的。两个list容器中保存的数据类型不同认为两个list容器不等。两个list容器不等是指容器中的对应的数据不相等，如果对应的数据都相等，那就要看容器中数据的数量是否不等。如果cplist_first == cplist_second那么返回false。</text:p>
      <text:p text:style-name="P21"/>
      <table:table table:name="Table85" table:style-name="Table85">
        <table:table-column table:style-name="Table85.A"/>
        <table:table-row>
          <table:table-cell table:style-name="Table85.A1" office:value-type="string">
            <text:p text:style-name="P32">bool_t list_less(const list_t* cplist_first, const list_t* cplist_second);</text:p>
          </table:table-cell>
        </table:table-row>
      </table:table>
      <text:p text:style-name="P11">描述：</text:p>
      <text:p text:style-name="P11"><text:tab/>测试第一个list是否小于第二个list。</text:p>
      <text:p text:style-name="P11">参数：</text:p>
      <text:p text:style-name="P11"><text:tab/>cplist_first<text:tab/><text:tab/>指向list容器的指针。</text:p>
      <text:p text:style-name="P11"><text:tab/>cplist_second<text:tab/><text:tab/>指向list容器的指针。</text:p>
      <text:p text:style-name="P11">返回值：</text:p>
      <text:p text:style-name="P11"><text:tab/>如果第一个list容器小于第二个list容器则返回true，否则返回false。</text:p>
      <text:p text:style-name="P11">注意：</text:p>
      <text:p text:style-name="P26"><text:tab/>如果cplist_first == NULL或者cplist_second == NULL则函数的行为是未定义的，两个list必须已经初始化的，否则函数的行为是未定义的。两个list容器中保存的数据类型不同函数的行为是未定义的。如果第一个list中的数据小于第二个list中对应的数据则返回true，如果大于则返回false，当两个list中的对应数据相等，第一个list中的数据数量小于第二个list中数据的数量返回true，否则返回false。如果cplist_first == cplist_second那么返回false。</text:p>
      <text:p text:style-name="P21"/>
      <table:table table:name="Table86" table:style-name="Table86">
        <table:table-column table:style-name="Table86.A"/>
        <table:table-row>
          <table:table-cell table:style-name="Table86.A1" office:value-type="string">
            <text:p text:style-name="P32">bool_t list_less_equal(const list_t* cplist_first, const list_t* cplist_second);</text:p>
          </table:table-cell>
        </table:table-row>
      </table:table>
      <text:p text:style-name="P11">描述：</text:p>
      <text:p text:style-name="P11"><text:tab/>测试第一个list是否小于等于第二个list。</text:p>
      <text:p text:style-name="P11"><text:soft-page-break/>参数：</text:p>
      <text:p text:style-name="P11"><text:tab/>cplist_first<text:tab/><text:tab/>指向list容器的指针。</text:p>
      <text:p text:style-name="P11"><text:tab/>cplist_second<text:tab/><text:tab/>指向list容器的指针。</text:p>
      <text:p text:style-name="P11">返回值：</text:p>
      <text:p text:style-name="P11"><text:tab/>如果第一个list容器小于等于第二个list容器则返回true，否则返回false。</text:p>
      <text:p text:style-name="P11">注意：</text:p>
      <text:p text:style-name="P26"><text:tab/>如果cplist_first == NULL或者cplist_second == NULL则函数的行为是未定义的，两个list必须已经初始化的，否则函数的行为是未定义的。两个list容器中保存的数据类型不同函数的行为是未定义的。如果cplist_first == cplist_second那么返回true。</text:p>
      <text:p text:style-name="P21"/>
      <table:table table:name="Table87" table:style-name="Table87">
        <table:table-column table:style-name="Table87.A"/>
        <table:table-row>
          <table:table-cell table:style-name="Table87.A1" office:value-type="string">
            <text:p text:style-name="P32">bool_t list_greater(const list_t* cplist_first, const list_t* cplist_second);</text:p>
          </table:table-cell>
        </table:table-row>
      </table:table>
      <text:p text:style-name="P11">描述：</text:p>
      <text:p text:style-name="P11"><text:tab/>测试第一个list是否大于第二个list。</text:p>
      <text:p text:style-name="P11">参数：</text:p>
      <text:p text:style-name="P11"><text:tab/>cplist_first<text:tab/><text:tab/>指向list容器的指针。</text:p>
      <text:p text:style-name="P11"><text:tab/>cplist_second<text:tab/><text:tab/>指向list容器的指针。</text:p>
      <text:p text:style-name="P11">返回值：</text:p>
      <text:p text:style-name="P11"><text:tab/>如果第一个list容器大于第二个list容器则返回true，否则返回false。</text:p>
      <text:p text:style-name="P11">注意：</text:p>
      <text:p text:style-name="P26"><text:tab/>如果cplist_first == NULL或者cplist_second == NULL则函数的行为是未定义的，两个list必须已经初始化的，否则函数的行为是未定义的。两个list容器中保存的数据类型不同函数的行为是未定义的。如果第一list中的数据大于第二个list中的对应的数据则返回true，小于则返回false，当对应的数据相等的时候，如果第一个list中数据的数量大于第二个list中数据的数量的时候返回true否则返回false。如果cplistt_first == cplist_second那么返回false。</text:p>
      <text:p text:style-name="P21"/>
      <table:table table:name="Table88" table:style-name="Table88">
        <table:table-column table:style-name="Table88.A"/>
        <table:table-row>
          <table:table-cell table:style-name="Table88.A1" office:value-type="string">
            <text:p text:style-name="P32">bool_t list_greater_equal(</text:p>
            <text:p text:style-name="P32"><text:s text:c="4"/>const list_t* cplist_first, const list_t* cplist_second);</text:p>
          </table:table-cell>
        </table:table-row>
      </table:table>
      <text:p text:style-name="P11">描述：</text:p>
      <text:p text:style-name="P11"><text:tab/>测试第一个list是否大于等于第二个list。</text:p>
      <text:p text:style-name="P11">参数：</text:p>
      <text:p text:style-name="P11"><text:tab/>cplist_first<text:tab/><text:tab/>指向list容器的指针。</text:p>
      <text:p text:style-name="P11"><text:tab/>cplist_second<text:tab/><text:tab/>指向list容器的指针。</text:p>
      <text:p text:style-name="P11">返回值：</text:p>
      <text:p text:style-name="P11"><text:tab/>如果第一个list容器大于等于第二个list容器则返回true，否则返回false。</text:p>
      <text:p text:style-name="P11">注意：</text:p>
      <text:p text:style-name="P26"><text:tab/>如果 cplist_first == NULL或者cpt_listsecond == NULL则函数的行为是未定义的，两个list必须已经初始化的，否则函数的行为是未定义的。两个list容器中保存的数据类型不同函数的行为是未定义的。如果 cplist_first == cplist_second 那么返回true。</text:p>
      <text:p text:style-name="P21"/>
      <table:table table:name="Table89" table:style-name="Table89">
        <table:table-column table:style-name="Table89.A"/>
        <table:table-row>
          <table:table-cell table:style-name="Table89.A1" office:value-type="string">
            <text:p text:style-name="P32">void list_assign(list_t* plist_dest, const list_t* cplist_src);</text:p>
          </table:table-cell>
        </table:table-row>
      </table:table>
      <text:p text:style-name="P11">描述：</text:p>
      <text:p text:style-name="P11"><text:tab/>使用一个list为另一个list赋值。</text:p>
      <text:p text:style-name="P11">参数：</text:p>
      <text:p text:style-name="P11"><text:soft-page-break/><text:tab/>plist_dest<text:tab/><text:tab/>指向被赋值的list容器的指针。</text:p>
      <text:p text:style-name="P11"><text:tab/>cplist_src<text:tab/><text:tab/>指向赋值的list容器的指针。</text:p>
      <text:p text:style-name="P11">返回值：</text:p>
      <text:p text:style-name="P11"><text:tab/>无。</text:p>
      <text:p text:style-name="P11">注意：</text:p>
      <text:p text:style-name="P26"><text:tab/>如果 plist_dest == NULL或者cplist_src == NULL则函数的行为是未定义的，两个list必须已经初始化的，否则函数的行为是未定义的。两个list容器中保存的数据类型不同函数的行为是未定义的。如果list_equal(plist_dest, cplist_src)那么函数不做任何动作。</text:p>
      <text:p text:style-name="P21"/>
      <table:table table:name="Table90" table:style-name="Table90">
        <table:table-column table:style-name="Table90.A"/>
        <table:table-row>
          <table:table-cell table:style-name="Table90.A1" office:value-type="string">
            <text:p text:style-name="P32">void list_assign_elem(list_t* plist_list, size_t t_count, elem);</text:p>
          </table:table-cell>
        </table:table-row>
      </table:table>
      <text:p text:style-name="P11">描述：</text:p>
      <text:p text:style-name="P11"><text:tab/>使用指定的数据为list赋值。</text:p>
      <text:p text:style-name="P11">参数：</text:p>
      <text:p text:style-name="P11"><text:tab/>plist_list<text:tab/><text:tab/>指向被赋值的list容器的指针。</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6"><text:tab/>如果plist_listf== NULL则函数的行为是未定义的，list容器必须已经初始化的，否则函数的行为是未定义的。elem是与list中保存的数据类型相同的数据，否则函数的行为是未定义的。</text:p>
      <text:p text:style-name="P21"/>
      <table:table table:name="Table91" table:style-name="Table91">
        <table:table-column table:style-name="Table91.A"/>
        <table:table-row>
          <table:table-cell table:style-name="Table91.A1" office:value-type="string">
            <text:p text:style-name="P32">void list_assign_range(</text:p>
            <text:p text:style-name="P32"><text:s text:c="4"/>list_t* plist_list, list_iterator_t it_begin, list_iterator_t it_end);</text:p>
          </table:table-cell>
        </table:table-row>
      </table:table>
      <text:p text:style-name="P11">描述：</text:p>
      <text:p text:style-name="P11"><text:tab/>使用指定的数据区间为list赋值。</text:p>
      <text:p text:style-name="P11">参数：</text:p>
      <text:p text:style-name="P11"><text:tab/>plist_list<text:tab/><text:tab/>指向被赋值的list容器的指针。</text:p>
      <text:p text:style-name="P11"><text:tab/>it_begin<text:tab/><text:tab/>指定的数据区间的开始。</text:p>
      <text:p text:style-name="P11"><text:tab/>it_end<text:tab/><text:tab/>指定的数据区间的末尾。</text:p>
      <text:p text:style-name="P11">返回值：</text:p>
      <text:p text:style-name="P11"><text:tab/>无。</text:p>
      <text:p text:style-name="P11">注意：</text:p>
      <text:p text:style-name="P26"><text:tab/>如果plist_list == NULL则函数的行为是未定义的，list容器必须已经初始化的，否则函数的行为是未定义的。[it_begin, it_end)是有效的数据区间否则函数的行为是未定义的。[it_begin, it_end)中保存的数据是与list中保存的数据类型相同的数据，否则函数的行为是未定义的。如果[it_begin, it_end)属于plist_list则函数的行为是未定义的。</text:p>
      <text:p text:style-name="P21"/>
      <table:table table:name="Table92" table:style-name="Table92">
        <table:table-column table:style-name="Table92.A"/>
        <table:table-row>
          <table:table-cell table:style-name="Table92.A1" office:value-type="string">
            <text:p text:style-name="P32">void list_swap(list_t* plist_first, list_t* plist_second);</text:p>
          </table:table-cell>
        </table:table-row>
      </table:table>
      <text:p text:style-name="P11">描述：</text:p>
      <text:p text:style-name="P11"><text:tab/>交换两个list容器。</text:p>
      <text:p text:style-name="P11">参数：</text:p>
      <text:p text:style-name="P11"><text:tab/>plist_first<text:tab/><text:tab/><text:tab/>指向list容器的指针。</text:p>
      <text:p text:style-name="P11"><text:soft-page-break/><text:tab/>plist_second<text:tab/><text:tab/>指向list容器的指针。</text:p>
      <text:p text:style-name="P11">返回值：</text:p>
      <text:p text:style-name="P11"><text:tab/>无。</text:p>
      <text:p text:style-name="P11">注意：</text:p>
      <text:p text:style-name="P26"><text:tab/>如果plist_first == NULL或者plist_second == NULL则函数的行为是未定义的，两个list容器必须已经初始化的，否则函数的行为是未定义的。两个list容器中保存的数据类型必须是一致的，否则函数的行为是未定义的。如果list_equal(plist_firt, plist_second)则函数不执行任何动作。</text:p>
      <text:p text:style-name="P21"/>
      <table:table table:name="Table93" table:style-name="Table93">
        <table:table-column table:style-name="Table93.A"/>
        <table:table-row>
          <table:table-cell table:style-name="Table93.A1" office:value-type="string">
            <text:p text:style-name="P32">void* list_front(const list_t* cplist_list);</text:p>
          </table:table-cell>
        </table:table-row>
      </table:table>
      <text:p text:style-name="P11">描述：</text:p>
      <text:p text:style-name="P11"><text:tab/>访问list容器中的第一个数据</text:p>
      <text:p text:style-name="P11">参数：</text:p>
      <text:p text:style-name="P11"><text:tab/>cplist_list<text:tab/><text:tab/>指向list容器的指针。</text:p>
      <text:p text:style-name="P11">返回值：</text:p>
      <text:p text:style-name="P11"><text:tab/>指向list容器中第一个数据的指针。</text:p>
      <text:p text:style-name="P11">注意：</text:p>
      <text:p text:style-name="P26"><text:tab/>如果cplist_list == NULL则函数的行为是未定义的，list容器必须已经初始化的，否则函数的行为是未定义的。如果list为空则函数的行为是未定义的。</text:p>
      <text:p text:style-name="P21"/>
      <table:table table:name="Table94" table:style-name="Table94">
        <table:table-column table:style-name="Table94.A"/>
        <table:table-row>
          <table:table-cell table:style-name="Table94.A1" office:value-type="string">
            <text:p text:style-name="P32">void* list_back(const list_t* cplist_list);</text:p>
          </table:table-cell>
        </table:table-row>
      </table:table>
      <text:p text:style-name="P11">描述：</text:p>
      <text:p text:style-name="P11"><text:tab/>访问list容器中的最后一个数据</text:p>
      <text:p text:style-name="P11">参数：</text:p>
      <text:p text:style-name="P11"><text:tab/>cplist_list<text:tab/><text:tab/>指向list容器的指针。</text:p>
      <text:p text:style-name="P11">返回值：</text:p>
      <text:p text:style-name="P11"><text:tab/>指向list容器中最后一个数据的指针。</text:p>
      <text:p text:style-name="P11">注意：</text:p>
      <text:p text:style-name="P26"><text:tab/>如果cplist_list == NULL则函数的行为是未定义的，list容器必须已经初始化的，否则函数的行为是未定义的。如果list为空则函数的行为是未定义的。</text:p>
      <text:p text:style-name="P21"/>
      <table:table table:name="Table95" table:style-name="Table95">
        <table:table-column table:style-name="Table95.A"/>
        <table:table-row>
          <table:table-cell table:style-name="Table95.A1" office:value-type="string">
            <text:p text:style-name="P32">list_iterator_t list_begin(const list_t* cplist_list);</text:p>
          </table:table-cell>
        </table:table-row>
      </table:table>
      <text:p text:style-name="P11">描述：</text:p>
      <text:p text:style-name="P11"><text:tab/>获得引用list容器中第一数据的迭代器。</text:p>
      <text:p text:style-name="P11">参数：</text:p>
      <text:p text:style-name="P11"><text:tab/>cplist_list<text:tab/><text:tab/>指向list容器的指针。</text:p>
      <text:p text:style-name="P11">返回值：</text:p>
      <text:p text:style-name="P11"><text:tab/>返回引用list容器中第一个数据的迭代器。</text:p>
      <text:p text:style-name="P11">注意：</text:p>
      <text:p text:style-name="P26"><text:tab/>如果cplist_list == NULL则函数的行为是未定义的，list容器必须已经初始化的，否则函数的行为是未定义的。如果list容器为空，则返回值与list_end(cplist_list)相等。</text:p>
      <text:p text:style-name="P21"/>
      <table:table table:name="Table96" table:style-name="Table96">
        <table:table-column table:style-name="Table96.A"/>
        <table:table-row>
          <table:table-cell table:style-name="Table96.A1" office:value-type="string">
            <text:p text:style-name="P32">list_iterator_t list_end(const list_t* cplist_list);</text:p>
          </table:table-cell>
        </table:table-row>
      </table:table>
      <text:p text:style-name="P11"><text:soft-page-break/>描述：</text:p>
      <text:p text:style-name="P11"><text:tab/>获得引用list容器末尾的迭代器。</text:p>
      <text:p text:style-name="P11">参数：</text:p>
      <text:p text:style-name="P11"><text:tab/>cplist_list<text:tab/><text:tab/>指向list容器的指针。</text:p>
      <text:p text:style-name="P11">返回值：</text:p>
      <text:p text:style-name="P11"><text:tab/>返回引用list容器末尾的迭代器。</text:p>
      <text:p text:style-name="P11">注意：</text:p>
      <text:p text:style-name="P26"><text:tab/>如果cplist_list == NULL则函数的行为是未定义的，list容器必须已经初始化的，否则函数的行为是未定义的。</text:p>
      <text:p text:style-name="P21"/>
      <table:table table:name="Table97" table:style-name="Table97">
        <table:table-column table:style-name="Table97.A"/>
        <table:table-row>
          <table:table-cell table:style-name="Table97.A1" office:value-type="string">
            <text:p text:style-name="P32">list_iterator_t list_insert(list_t* plist_list, list_iterator_t it_pos, elem);</text:p>
          </table:table-cell>
        </table:table-row>
      </table:table>
      <text:p text:style-name="P11">描述：</text:p>
      <text:p text:style-name="P11"><text:tab/>在list容器的指定位置插入数据。</text:p>
      <text:p text:style-name="P11">参数：</text:p>
      <text:p text:style-name="P11"><text:tab/>plist_list<text:tab/><text:tab/>指向list容器的指针。</text:p>
      <text:p text:style-name="P11"><text:tab/>it_pos<text:tab/><text:tab/>插入数据的位置。</text:p>
      <text:p text:style-name="P11"><text:tab/>elem<text:tab/><text:tab/><text:tab/>被插入的数据。</text:p>
      <text:p text:style-name="P11">返回值：</text:p>
      <text:p text:style-name="P11"><text:tab/>返回引用被插入的数据的迭代器。</text:p>
      <text:p text:style-name="P11">注意：</text:p>
      <text:p text:style-name="P26"><text:tab/>如果plist_list == NULL则函数的行为是未定义的，list容器必须已经初始化的，否则函数的行为是未定义的。it_pos必须是属于plist_list容器的是有效迭代器，否则函数的行为是未定义的。elem是与list容器中保存的数据类型一致的数据，否则函数的行为是未定义的。</text:p>
      <text:p text:style-name="P21"/>
      <table:table table:name="Table98" table:style-name="Table98">
        <table:table-column table:style-name="Table98.A"/>
        <table:table-row>
          <table:table-cell table:style-name="Table98.A1" office:value-type="string">
            <text:p text:style-name="P32">list_iterator_t list_insert_n(</text:p>
            <text:p text:style-name="P32"><text:s text:c="4"/>list_t* plist_list, list_iterator_t it_pos, size_t t_count, elem);</text:p>
          </table:table-cell>
        </table:table-row>
      </table:table>
      <text:p text:style-name="P11">描述：</text:p>
      <text:p text:style-name="P11"><text:tab/>在list容器的指定位置插入多个数据。</text:p>
      <text:p text:style-name="P11">参数：</text:p>
      <text:p text:style-name="P11"><text:tab/>plist_list<text:tab/><text:tab/>指向list容器的指针。</text:p>
      <text:p text:style-name="P11"><text:tab/>it_pos<text:tab/><text:tab/>插入数据的位置。</text:p>
      <text:p text:style-name="P11"><text:tab/>t_count<text:tab/><text:tab/>插入的数据的个数。</text:p>
      <text:p text:style-name="P11"><text:tab/>elem<text:tab/><text:tab/><text:tab/>被插入的数据。</text:p>
      <text:p text:style-name="P11">返回值：</text:p>
      <text:p text:style-name="P11"><text:tab/>返回引用被插入的第一个数据的迭代器。</text:p>
      <text:p text:style-name="P11">注意：</text:p>
      <text:p text:style-name="P26"><text:tab/>如果plist_list == NULL则函数的行为是未定义的，list容器必须已经初始化的，否则函数的行为是未定义的。it_pos必须是属于pt_list容器的是有效迭代器，否则函数的行为是未定义的。elem是与list容器中保存的数据类型一致的数据，否则函数的行为是未定义的。</text:p>
      <text:p text:style-name="P21"/>
      <table:table table:name="Table99" table:style-name="Table99">
        <table:table-column table:style-name="Table99.A"/>
        <table:table-row>
          <table:table-cell table:style-name="Table99.A1" office:value-type="string">
            <text:p text:style-name="P32">void list_insert_range(</text:p>
            <text:p text:style-name="P32"><text:s text:c="4"/>list_t* plist_list, list_iterator_t it_pos,</text:p>
            <text:p text:style-name="P32"><text:s text:c="4"/>list_iterator_t it_begin, list_iterator_t it_end);</text:p>
          </table:table-cell>
        </table:table-row>
      </table:table>
      <text:p text:style-name="P11"><text:soft-page-break/>描述：</text:p>
      <text:p text:style-name="P11"><text:tab/>在list容器的指定位置插入一个数据区间。</text:p>
      <text:p text:style-name="P11">参数：</text:p>
      <text:p text:style-name="P11"><text:tab/>plist_list<text:tab/><text:tab/>指向list容器的指针。</text:p>
      <text:p text:style-name="P11"><text:tab/>it_pos<text:tab/><text:tab/>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注意：</text:p>
      <text:p text:style-name="P26"><text:tab/>如果plist_list == NULL则函数的行为是未定义的，list容器必须已经初始化的，否则函数的行为是未定义的。it_pos必须是属于plist_list容器的是有效迭代器，否则函数的行为是未定义的。[it_begin, it_end)必须是有效的数据区间，否则函数的行为是未定义的，[it_begin, it_end)中保存的数据类型与list中保存的数据类型一致，否则函数的行为是未定义的。如果[it_begin, it_end)属于plist_list则函数的行为是未定义的。</text:p>
      <text:p text:style-name="P21"/>
      <table:table table:name="Table100" table:style-name="Table100">
        <table:table-column table:style-name="Table100.A"/>
        <table:table-row>
          <table:table-cell table:style-name="Table100.A1" office:value-type="string">
            <text:p text:style-name="P32">void list_push_back(list_t* plist_list, elem);</text:p>
          </table:table-cell>
        </table:table-row>
      </table:table>
      <text:p text:style-name="P11">描述：</text:p>
      <text:p text:style-name="P11"><text:tab/>向list末尾添加数据。</text:p>
      <text:p text:style-name="P11">参数：</text:p>
      <text:p text:style-name="P11"><text:tab/>plist_list<text:tab/><text:tab/>指向list容器的指针。</text:p>
      <text:p text:style-name="P11"><text:tab/>elem<text:tab/><text:tab/><text:tab/>添加的数据。</text:p>
      <text:p text:style-name="P11">返回值：</text:p>
      <text:p text:style-name="P11"><text:tab/>无。</text:p>
      <text:p text:style-name="P11">注意：</text:p>
      <text:p text:style-name="P26"><text:tab/>如果plist_list == NULL则函数的行为是未定义的，list容器必须已经初始化的，否则函数的行为是未定义的。elem是与list容器中保存的数据类型一致的数据，否则函数的行为是未定义的。</text:p>
      <text:p text:style-name="P21"/>
      <table:table table:name="Table101" table:style-name="Table101">
        <table:table-column table:style-name="Table101.A"/>
        <table:table-row>
          <table:table-cell table:style-name="Table101.A1" office:value-type="string">
            <text:p text:style-name="P32">void list_push_front(list_t* plist_list, elem);</text:p>
          </table:table-cell>
        </table:table-row>
      </table:table>
      <text:p text:style-name="P11">描述：</text:p>
      <text:p text:style-name="P11"><text:tab/>向list开头添加数据。</text:p>
      <text:p text:style-name="P11">参数：</text:p>
      <text:p text:style-name="P11"><text:tab/>plist_list<text:tab/><text:tab/>指向list容器的指针。</text:p>
      <text:p text:style-name="P11"><text:tab/>elem<text:tab/><text:tab/><text:tab/>添加的数据。</text:p>
      <text:p text:style-name="P11">返回值：</text:p>
      <text:p text:style-name="P11"><text:tab/>无。</text:p>
      <text:p text:style-name="P11">注意：</text:p>
      <text:p text:style-name="P26"><text:tab/>如果plist_list == NULL则函数的行为是未定义的，list容器必须已经初始化的，否则函数的行为是未定义的。elem是与list容器中保存的数据类型一致的数据，否则函数的行为是未定义的。</text:p>
      <text:p text:style-name="P21"/>
      <table:table table:name="Table102" table:style-name="Table102">
        <table:table-column table:style-name="Table102.A"/>
        <table:table-row>
          <table:table-cell table:style-name="Table102.A1" office:value-type="string">
            <text:p text:style-name="P32">void list_pop_back(list_t* plist_list);</text:p>
          </table:table-cell>
        </table:table-row>
      </table:table>
      <text:p text:style-name="P11">描述：</text:p>
      <text:p text:style-name="P11"><text:tab/>删除list容器中的最后一个数据</text:p>
      <text:p text:style-name="P11"><text:soft-page-break/>参数：</text:p>
      <text:p text:style-name="P11"><text:tab/>plist_list<text:tab/><text:tab/>指向list容器的指针。</text:p>
      <text:p text:style-name="P11">返回值：</text:p>
      <text:p text:style-name="P11"><text:tab/>无。</text:p>
      <text:p text:style-name="P11">注意：</text:p>
      <text:p text:style-name="P26"><text:tab/>如果plist_list == NULL则函数的行为是未定义的，list容器必须已经初始化的，否则函数的行为是未定义的。如果list容器为空则函数的行为是未定义的。</text:p>
      <text:p text:style-name="P21"/>
      <table:table table:name="Table103" table:style-name="Table103">
        <table:table-column table:style-name="Table103.A"/>
        <table:table-row>
          <table:table-cell table:style-name="Table103.A1" office:value-type="string">
            <text:p text:style-name="P32">void list_pop_front(list_t* plist_list);</text:p>
          </table:table-cell>
        </table:table-row>
      </table:table>
      <text:p text:style-name="P11">描述：</text:p>
      <text:p text:style-name="P11"><text:tab/>删除list容器中的第一个数据</text:p>
      <text:p text:style-name="P11">参数：</text:p>
      <text:p text:style-name="P11"><text:tab/>plist_list<text:tab/><text:tab/>指向list容器的指针。</text:p>
      <text:p text:style-name="P11">返回值：</text:p>
      <text:p text:style-name="P11"><text:tab/>无。</text:p>
      <text:p text:style-name="P11">注意：</text:p>
      <text:p text:style-name="P26"><text:tab/>如果plist_list == NULL则函数的行为是未定义的，list容器必须已经初始化的，否则函数的行为是未定义的。如果list容器为空则函数的行为是未定义的。</text:p>
      <text:p text:style-name="P21"/>
      <table:table table:name="Table104" table:style-name="Table104">
        <table:table-column table:style-name="Table104.A"/>
        <table:table-row>
          <table:table-cell table:style-name="Table104.A1" office:value-type="string">
            <text:p text:style-name="P32">list_iterator_t list_erase(list_t* plist_list, list_iterator_t it_pos);</text:p>
          </table:table-cell>
        </table:table-row>
      </table:table>
      <text:p text:style-name="P11">描述：</text:p>
      <text:p text:style-name="P11"><text:tab/>删除list容器中指定位置的数据。</text:p>
      <text:p text:style-name="P11">参数：</text:p>
      <text:p text:style-name="P11"><text:tab/>plist_list<text:tab/><text:tab/>指向list容器的指针。</text:p>
      <text:p text:style-name="P11"><text:tab/>it_pos<text:tab/><text:tab/>被删除的数据的位置。</text:p>
      <text:p text:style-name="P11">返回值：</text:p>
      <text:p text:style-name="P11"><text:tab/>返回引用被删除的数据后面的数据的迭代器。</text:p>
      <text:p text:style-name="P11">注意：</text:p>
      <text:p text:style-name="P26"><text:tab/>如果plist_list == NULL则函数的行为是未定义的，list容器必须已经初始化的，否则函数的行为是未定义的。it_pos是属于plist_list容器的有效的迭代器，否则函数的行为是未定义的。</text:p>
      <text:p text:style-name="P21"/>
      <table:table table:name="Table105" table:style-name="Table105">
        <table:table-column table:style-name="Table105.A"/>
        <table:table-row>
          <table:table-cell table:style-name="Table105.A1" office:value-type="string">
            <text:p text:style-name="P32">list_iterator_t list_erase_range(</text:p>
            <text:p text:style-name="P32"><text:s text:c="4"/>list_t* plist_list, list_iterator_t it_begin, list_iterator_t it_end);</text:p>
          </table:table-cell>
        </table:table-row>
      </table:table>
      <text:p text:style-name="P11">描述：</text:p>
      <text:p text:style-name="P11"><text:tab/>删除list容器中指定数据区间的数据。</text:p>
      <text:p text:style-name="P11">参数：</text:p>
      <text:p text:style-name="P11"><text:tab/>plist_list<text:tab/><text:tab/>指向list容器的指针。</text:p>
      <text:p text:style-name="P11"><text:tab/>it_begin<text:tab/><text:tab/>指定的数据区间的开头。</text:p>
      <text:p text:style-name="P11"><text:tab/>it_end<text:tab/><text:tab/>指定的数据区间的末尾。</text:p>
      <text:p text:style-name="P11">返回值：</text:p>
      <text:p text:style-name="P11"><text:tab/>返回引用被删除的数据后面的数据的迭代器。</text:p>
      <text:p text:style-name="P11">注意：</text:p>
      <text:p text:style-name="P26"><text:soft-page-break/><text:tab/>如果plist_list == NULL则函数的行为是未定义的，list容器必须已经初始化的，否则函数的行为是未定义的。[it_begin, it_end)是属于plist_list的有效的数据区间，否则函数的行为是未定义的。</text:p>
      <text:p text:style-name="P21"/>
      <table:table table:name="Table106" table:style-name="Table106">
        <table:table-column table:style-name="Table106.A"/>
        <table:table-row>
          <table:table-cell table:style-name="Table106.A1" office:value-type="string">
            <text:p text:style-name="P32">void list_remove(list_t* plist_list, elem);</text:p>
          </table:table-cell>
        </table:table-row>
      </table:table>
      <text:p text:style-name="P11">描述：</text:p>
      <text:p text:style-name="P11"><text:tab/>删除list容器中指定的数据。</text:p>
      <text:p text:style-name="P11">参数：</text:p>
      <text:p text:style-name="P11"><text:tab/>plist_list<text:tab/><text:tab/>指向list容器的指针。</text:p>
      <text:p text:style-name="P11"><text:tab/>elem<text:tab/><text:tab/><text:tab/>要删除的数据。</text:p>
      <text:p text:style-name="P11">返回值：</text:p>
      <text:p text:style-name="P11"><text:tab/>无。</text:p>
      <text:p text:style-name="P11">注意：</text:p>
      <text:p text:style-name="P26"><text:tab/>如果plist_list == NULL则函数的行为是未定义的，list容器必须已经初始化的，否则函数的行为是未定义的。elem是与list中保存的数据类型一致的数据，否则函数的行为是未定义的。如果list容器中包含elem则删除，如果不包含elem，这个函数不做任何操作。</text:p>
      <text:p text:style-name="P21"/>
      <table:table table:name="Table107" table:style-name="Table107">
        <table:table-column table:style-name="Table107.A"/>
        <table:table-row>
          <table:table-cell table:style-name="Table107.A1" office:value-type="string">
            <text:p text:style-name="P32">void list_remove_if(list_t* plist_list, unary_function_t ufun_op);</text:p>
          </table:table-cell>
        </table:table-row>
      </table:table>
      <text:p text:style-name="P11">描述：</text:p>
      <text:p text:style-name="P11"><text:tab/>删除list容器中符合条件的数据。</text:p>
      <text:p text:style-name="P11">参数：</text:p>
      <text:p text:style-name="P11"><text:tab/>plist_list<text:tab/><text:tab/>指向list容器的指针。</text:p>
      <text:p text:style-name="P11"><text:tab/>ufun_op<text:tab/><text:tab/>删除数据的条件。</text:p>
      <text:p text:style-name="P11">返回值：</text:p>
      <text:p text:style-name="P11"><text:tab/>无。</text:p>
      <text:p text:style-name="P11">注意：</text:p>
      <text:p text:style-name="P26"><text:tab/>如果plist_list == NULL则函数的行为是未定义的，list容器必须已经初始化的，否则函数的行为是未定义的。ufun_op是一个一元谓词，如果ufun_op == NULL则使用默认的一元谓词。</text:p>
      <text:p text:style-name="P21"/>
      <table:table table:name="Table108" table:style-name="Table108">
        <table:table-column table:style-name="Table108.A"/>
        <table:table-row>
          <table:table-cell table:style-name="Table108.A1" office:value-type="string">
            <text:p text:style-name="P32">void list_resize(list_t* plist_list, size_t t_resize);</text:p>
          </table:table-cell>
        </table:table-row>
      </table:table>
      <text:p text:style-name="P11">描述：</text:p>
      <text:p text:style-name="P11"><text:tab/>重新设置list中数据的数量。</text:p>
      <text:p text:style-name="P11">参数：</text:p>
      <text:p text:style-name="P11"><text:tab/>plist_list<text:tab/><text:tab/>指向list容器的指针。</text:p>
      <text:p text:style-name="P11"><text:tab/>t_resize<text:tab/><text:tab/>list中数据的新的数量。</text:p>
      <text:p text:style-name="P11">返回值：</text:p>
      <text:p text:style-name="P11"><text:tab/>无。</text:p>
      <text:p text:style-name="P11">注意：</text:p>
      <text:p text:style-name="P26"><text:tab/>如果plist_list == NULL则函数的行为是未定义的，list容器必须已经初始化的，否则函数的行为是未定义的。如果重新设置的数据的数量超过了原有的数据的数量，那么添加的部分使用list容器中保存的数据类型的默认值来填充。</text:p>
      <text:p text:style-name="P21"/>
      <table:table table:name="Table109" table:style-name="Table109">
        <table:table-column table:style-name="Table109.A"/>
        <table:table-row>
          <table:table-cell table:style-name="Table109.A1" office:value-type="string">
            <text:p text:style-name="P32">void list_resize_elem(list_t* plist_list, size_t t_resize, elem);</text:p>
          </table:table-cell>
        </table:table-row>
      </table:table>
      <text:p text:style-name="P11">描述：</text:p>
      <text:p text:style-name="P11"><text:soft-page-break/><text:tab/>重新设置list中数据的数量，超出的部分使用elem来填充。</text:p>
      <text:p text:style-name="P11">参数：</text:p>
      <text:p text:style-name="P11"><text:tab/>plist_list<text:tab/><text:tab/>指向list容器的指针。</text:p>
      <text:p text:style-name="P11"><text:tab/>t_resize<text:tab/><text:tab/>list中数据的新的数量。</text:p>
      <text:p text:style-name="P11"><text:tab/>elem<text:tab/><text:tab/><text:tab/>填充数据。</text:p>
      <text:p text:style-name="P11">返回值：</text:p>
      <text:p text:style-name="P11"><text:tab/>无。</text:p>
      <text:p text:style-name="P11">注意：</text:p>
      <text:p text:style-name="P26"><text:tab/>如果plist_list == NULL则函数的行为是未定义的，list容器必须已经初始化的，否则函数的行为是未定义的。如果重新设置的数据的数量超过了原有的数据的数量，那么添加的部分elem来填充。elem必须是与list容器中保存的数据的类型一致的数据，否则函数的行为是未定义的。</text:p>
      <text:p text:style-name="P21"/>
      <table:table table:name="Table110" table:style-name="Table110">
        <table:table-column table:style-name="Table110.A"/>
        <table:table-row>
          <table:table-cell table:style-name="Table110.A1" office:value-type="string">
            <text:p text:style-name="P32">void list_clear(list_t* plist_list);</text:p>
          </table:table-cell>
        </table:table-row>
      </table:table>
      <text:p text:style-name="P11">描述：</text:p>
      <text:p text:style-name="P11"><text:tab/>删除list中全部的数据。</text:p>
      <text:p text:style-name="P11">参数：</text:p>
      <text:p text:style-name="P11"><text:tab/>plist_list<text:tab/><text:tab/>指向list容器的指针。</text:p>
      <text:p text:style-name="P11">返回值：</text:p>
      <text:p text:style-name="P11"><text:tab/>无。</text:p>
      <text:p text:style-name="P11">注意：</text:p>
      <text:p text:style-name="P26"><text:tab/>如果plist_list == NULL则函数的行为是未定义的，list容器必须已经初始化的，否则函数的行为是未定义的。</text:p>
      <text:p text:style-name="P21"/>
      <table:table table:name="Table111" table:style-name="Table111">
        <table:table-column table:style-name="Table111.A"/>
        <table:table-row>
          <table:table-cell table:style-name="Table111.A1" office:value-type="string">
            <text:p text:style-name="P32">void list_unique(list_t* plist_list);</text:p>
          </table:table-cell>
        </table:table-row>
      </table:table>
      <text:p text:style-name="P11">描述：</text:p>
      <text:p text:style-name="P11"><text:tab/>使list容器中的数据唯一。</text:p>
      <text:p text:style-name="P11">参数：</text:p>
      <text:p text:style-name="P11"><text:tab/>plist_list<text:tab/><text:tab/>指向list容器的指针。</text:p>
      <text:p text:style-name="P11">返回值：</text:p>
      <text:p text:style-name="P11"><text:tab/>无。</text:p>
      <text:p text:style-name="P11">注意：</text:p>
      <text:p text:style-name="P26"><text:tab/>如果plist_list == NULL则函数的行为是未定义的，list容器必须已经初始化的，否则函数的行为是未定义的。这个函数删除掉相邻且相等的数据的后面一个，但是不相邻的数据则不删除。</text:p>
      <text:p text:style-name="P21"/>
      <table:table table:name="Table112" table:style-name="Table112">
        <table:table-column table:style-name="Table112.A"/>
        <table:table-row>
          <table:table-cell table:style-name="Table112.A1" office:value-type="string">
            <text:p text:style-name="P32">void list_unique_if(list_t* plist_list, binary_function_t bfun_op);</text:p>
          </table:table-cell>
        </table:table-row>
      </table:table>
      <text:p text:style-name="P11">描述：</text:p>
      <text:p text:style-name="P11"><text:tab/>使list容器中的符合条件的数据唯一。</text:p>
      <text:p text:style-name="P11">参数：</text:p>
      <text:p text:style-name="P11"><text:tab/>plist_list<text:tab/><text:tab/>指向list容器的指针。</text:p>
      <text:p text:style-name="P11"><text:tab/>bfun_op<text:tab/><text:tab/>使数据唯一的条件。</text:p>
      <text:p text:style-name="P11">返回值：</text:p>
      <text:p text:style-name="P11"><text:tab/>无。</text:p>
      <text:p text:style-name="P11">注意：</text:p>
      <text:p text:style-name="P26"><text:soft-page-break/><text:tab/>如果plist_list == NULL则函数的行为是未定义的，list容器必须已经初始化的，否则函数的行为是未定义的。这个函数删除掉相邻且符合条件的数据的后面一个，但是不相邻的数据则不删除。bfun_op是二元谓词，如果bfun_op == NULL那么使用默认的二元谓词。</text:p>
      <text:p text:style-name="P21"/>
      <table:table table:name="Table113" table:style-name="Table113">
        <table:table-column table:style-name="Table113.A"/>
        <table:table-row>
          <table:table-cell table:style-name="Table113.A1" office:value-type="string">
            <text:p text:style-name="P32">void list_splice(list_t* plist_list, list_iterator_t it_pos, list_t* plist_src);</text:p>
          </table:table-cell>
        </table:table-row>
      </table:table>
      <text:p text:style-name="P11">描述：</text:p>
      <text:p text:style-name="P11"><text:tab/>将既存list中的全部数据转移到另一个list的指定位置。</text:p>
      <text:p text:style-name="P11">参数：</text:p>
      <text:p text:style-name="P11"><text:tab/>plist_list<text:tab/><text:tab/>指向list容器的指针。</text:p>
      <text:p text:style-name="P11"><text:tab/>it_pos<text:tab/><text:tab/>插入数据的位置。</text:p>
      <text:p text:style-name="P11"><text:tab/>plist_src<text:tab/><text:tab/>转移数据的list容器。</text:p>
      <text:p text:style-name="P11">返回值：</text:p>
      <text:p text:style-name="P11"><text:tab/>无。</text:p>
      <text:p text:style-name="P11">注意：</text:p>
      <text:p text:style-name="P26"><text:tab/>如果plist_list == NULL或者plist_src == NULL则函数的行为是未定义的，两个list容器必须已经初始化的，否则函数的行为是未定义的。it_pos是属于plist_list的有效的迭代器，否则函数的行为是未定义的。plist_src中保存的数据是与plist_list中保存的数据类型一致，否则函数的行为是未定义的。当plist_list == plist_src时，函数不执行任何动作。</text:p>
      <text:p text:style-name="P21"/>
      <table:table table:name="Table114" table:style-name="Table114">
        <table:table-column table:style-name="Table114.A"/>
        <table:table-row>
          <table:table-cell table:style-name="Table114.A1" office:value-type="string">
            <text:p text:style-name="P32">void list_splice_pos(</text:p>
            <text:p text:style-name="P32"><text:s text:c="4"/>list_t* plist_list, list_iterator_t it_pos, </text:p>
            <text:p text:style-name="P32"><text:s text:c="4"/>list_t* plist_src, list_iterator_t it_src);</text:p>
          </table:table-cell>
        </table:table-row>
      </table:table>
      <text:p text:style-name="P11">描述：</text:p>
      <text:p text:style-name="P11"><text:tab/>将既存list中的指定位置的数据转移到另一个list的指定位置。</text:p>
      <text:p text:style-name="P11">参数：</text:p>
      <text:p text:style-name="P11"><text:tab/>plist_list<text:tab/><text:tab/>指向list容器的指针。</text:p>
      <text:p text:style-name="P11"><text:tab/>it_pos<text:tab/><text:tab/>插入数据的位置。</text:p>
      <text:p text:style-name="P11"><text:tab/>plist_src<text:tab/><text:tab/>转移数据的list容器。</text:p>
      <text:p text:style-name="P11"><text:tab/>it_src<text:tab/><text:tab/>转移数据的位置。</text:p>
      <text:p text:style-name="P11">返回值：</text:p>
      <text:p text:style-name="P11"><text:tab/>无。</text:p>
      <text:p text:style-name="P11">注意：</text:p>
      <text:p text:style-name="P26"><text:tab/>如果plist_list == NULL或者plist_src == NULL则函数的行为是未定义的，两个list容器必须已经初始化的，否则函数的行为是未定义的。it_pos是属于pt_list的有效的迭代器，且it_src是属于pt_listsrc的有效迭代器，否则函数的行为是未定义的。plist_src中保存的数据是与plist_list中保存的数据类型一致，否则函数的行为是未定义的。当plist_list == plist_src时，并且it_pos == it_src或者it_pos == iterator_next(it_src)，函数不进行任何操作。</text:p>
      <text:p text:style-name="P21"/>
      <table:table table:name="Table115" table:style-name="Table115">
        <table:table-column table:style-name="Table115.A"/>
        <table:table-row>
          <table:table-cell table:style-name="Table115.A1" office:value-type="string">
            <text:p text:style-name="P32">void list_splice_range(</text:p>
            <text:p text:style-name="P32"><text:s text:c="4"/>list_t* plist_list, list_iterator_t it_pos, </text:p>
            <text:p text:style-name="P32"><text:s text:c="4"/>list_t* plist_src, list_iterator_t it_begin, list_iterator_t it_end);</text:p>
          </table:table-cell>
        </table:table-row>
      </table:table>
      <text:p text:style-name="P11">描述：</text:p>
      <text:p text:style-name="P11"><text:tab/>将既存list中的指定的数据区间转移到另一个list的指定位置。</text:p>
      <text:p text:style-name="P11">参数：</text:p>
      <text:p text:style-name="P11"><text:soft-page-break/><text:tab/>plist_list<text:tab/><text:tab/>指向list容器的指针。</text:p>
      <text:p text:style-name="P11"><text:tab/>it_pos<text:tab/><text:tab/>插入数据的位置。</text:p>
      <text:p text:style-name="P11"><text:tab/>plist_src<text:tab/><text:tab/>转移数据的list容器。</text:p>
      <text:p text:style-name="P11"><text:tab/>it_begin<text:tab/><text:tab/>转移的数据区间的开头。</text:p>
      <text:p text:style-name="P11"><text:tab/>it_end<text:tab/><text:tab/>转移的数据区间的末尾。</text:p>
      <text:p text:style-name="P11">返回值：</text:p>
      <text:p text:style-name="P11"><text:tab/>无。</text:p>
      <text:p text:style-name="P11">注意：</text:p>
      <text:p text:style-name="P26"><text:tab/>如果plist_list == NULL或者plist_src == NULL则函数的行为是未定义的，两个list容器必须已经初始化的，否则函数的行为是未定义的。it_pos是属于plist_list的有效的迭代器，且[it_begin, it_end)是属于plist_src的有效数据区间，否则函数的行为是未定义的。plist_src中保存的数据是与plist_list中保存的数据类型一致，否则函数的行为是未定义的。it_pos 不能属于[it_begin, it_end)，否则函数的行为是未定义的。当plist_list == plist_src时，并且it_pos == it_begin或者it_pos == it_end函数不进行任何操作。</text:p>
      <text:p text:style-name="P21"/>
      <table:table table:name="Table116" table:style-name="Table116">
        <table:table-column table:style-name="Table116.A"/>
        <table:table-row>
          <table:table-cell table:style-name="Table116.A1" office:value-type="string">
            <text:p text:style-name="P32">void list_sort(list_t* plist_list);</text:p>
          </table:table-cell>
        </table:table-row>
      </table:table>
      <text:p text:style-name="P11">描述：</text:p>
      <text:p text:style-name="P11"><text:tab/>将list中的数据按照由小到大的顺序排序。</text:p>
      <text:p text:style-name="P11">参数：</text:p>
      <text:p text:style-name="P11"><text:tab/>plist_list<text:tab/><text:tab/>指向list容器的指针。</text:p>
      <text:p text:style-name="P11">返回值：</text:p>
      <text:p text:style-name="P11"><text:tab/>无。</text:p>
      <text:p text:style-name="P11">注意：</text:p>
      <text:p text:style-name="P26"><text:tab/>如果plist_list == NULL则函数的行为是未定义的，list容器必须已经初始化的，否则函数的行为是未定义的。</text:p>
      <text:p text:style-name="P21"/>
      <table:table table:name="Table117" table:style-name="Table117">
        <table:table-column table:style-name="Table117.A"/>
        <table:table-row>
          <table:table-cell table:style-name="Table117.A1" office:value-type="string">
            <text:p text:style-name="P32">void list_sort_if(list_t* pt_list, binary_function_t bfun_op);</text:p>
          </table:table-cell>
        </table:table-row>
      </table:table>
      <text:p text:style-name="P11">描述：</text:p>
      <text:p text:style-name="P11"><text:tab/>将list中的数据按照指定的规则排序。</text:p>
      <text:p text:style-name="P11">参数：</text:p>
      <text:p text:style-name="P11"><text:tab/>plist_list<text:tab/><text:tab/>指向list容器的指针。</text:p>
      <text:p text:style-name="P11"><text:tab/>bfun_op<text:tab/><text:tab/>排序规则。</text:p>
      <text:p text:style-name="P11">返回值：</text:p>
      <text:p text:style-name="P11"><text:tab/>无。</text:p>
      <text:p text:style-name="P11">注意：</text:p>
      <text:p text:style-name="P26"><text:tab/>如果plist_list == NULL则函数的行为是未定义的，list容器必须已经初始化的，否则函数的行为是未定义的。bfun_op是一个表示比较的二元谓词。如果bfun_op == NULL使用list中保存的数据类型默认的比较函数。</text:p>
      <text:p text:style-name="P21"/>
      <table:table table:name="Table118" table:style-name="Table118">
        <table:table-column table:style-name="Table118.A"/>
        <table:table-row>
          <table:table-cell table:style-name="Table118.A1" office:value-type="string">
            <text:p text:style-name="P32">void list_merge(list_t* plist_dest, list_t* plist_src);</text:p>
          </table:table-cell>
        </table:table-row>
      </table:table>
      <text:p text:style-name="P11">描述：</text:p>
      <text:p text:style-name="P11"><text:tab/>将两个有序的list合并。</text:p>
      <text:p text:style-name="P11">参数：</text:p>
      <text:p text:style-name="P11"><text:tab/>plist_dest<text:tab/><text:tab/><text:tab/>指向list容器的指针。</text:p>
      <text:p text:style-name="P11"><text:tab/>plist_src<text:tab/><text:tab/><text:tab/>指向list容器的指针。</text:p>
      <text:p text:style-name="P11"><text:soft-page-break/>返回值：</text:p>
      <text:p text:style-name="P11"><text:tab/>无。</text:p>
      <text:p text:style-name="P11">注意：</text:p>
      <text:p text:style-name="P26"><text:tab/>如果plist_dest == NULL或者plist_src == NULL则函数的行为是未定义的，两个list容器必须已经初始化的，否则函数的行为是未定义的。两个list容器中保存的数据类型必须是一致的，否则函数的行为是未定义的。两个list容器必须都是按照默认比较规则排序的，否则函数的行为是未定义的。如果plist_dest == plist_src则函数不执行任何操作。</text:p>
      <text:p text:style-name="P21"/>
      <table:table table:name="Table119" table:style-name="Table119">
        <table:table-column table:style-name="Table119.A"/>
        <table:table-row>
          <table:table-cell table:style-name="Table119.A1" office:value-type="string">
            <text:p text:style-name="P32">void list_merge_if(</text:p>
            <text:p text:style-name="P32"><text:s text:c="4"/>list_t* plist_dest, list_t* plist_src, binary_function_t bfun_op);</text:p>
          </table:table-cell>
        </table:table-row>
      </table:table>
      <text:p text:style-name="P11">描述：</text:p>
      <text:p text:style-name="P11"><text:tab/>将两个按照指定规则排序的list合并。</text:p>
      <text:p text:style-name="P11">参数：</text:p>
      <text:p text:style-name="P11"><text:tab/>plist_dest<text:tab/><text:tab/><text:tab/>指向list容器的指针。</text:p>
      <text:p text:style-name="P11"><text:tab/>plist_src<text:tab/><text:tab/><text:tab/>指向list容器的指针。</text:p>
      <text:p text:style-name="P11"><text:tab/>bfun_op<text:tab/><text:tab/><text:tab/>指定的排序规则。</text:p>
      <text:p text:style-name="P11">返回值：</text:p>
      <text:p text:style-name="P11"><text:tab/>无。</text:p>
      <text:p text:style-name="P11">注意：</text:p>
      <text:p text:style-name="P26"><text:tab/>如果plist_dest == NULL或者plist_src == NULL则函数的行为是未定义的，两个list容器必须已经初始化的，否则函数的行为是未定义的。两个list容器中保存的数据类型必须是一致的，否则函数的行为是未定义的。两个list容器必须都是按照默认比较规则排序的，否则函数的行为是未定义的。如果plist_dest == plist_src则函数不执行任何操作。bfun_op是表示排序规则的二元谓词，如果bfun_op == NULL则使用list容器中保存的数据类型的默认比较函数。</text:p>
      <text:p text:style-name="P21"/>
      <table:table table:name="Table120" table:style-name="Table120">
        <table:table-column table:style-name="Table120.A"/>
        <table:table-row>
          <table:table-cell table:style-name="Table120.A1" office:value-type="string">
            <text:p text:style-name="P32">void list_reverse(list_t* plist_list);</text:p>
          </table:table-cell>
        </table:table-row>
      </table:table>
      <text:p text:style-name="P11">描述：</text:p>
      <text:p text:style-name="P11"><text:tab/>将list中的数据逆序。</text:p>
      <text:p text:style-name="P11">参数：</text:p>
      <text:p text:style-name="P11"><text:tab/>plist_list<text:tab/><text:tab/>指向list容器的指针。</text:p>
      <text:p text:style-name="P11">返回值：</text:p>
      <text:p text:style-name="P11"><text:tab/>无。</text:p>
      <text:p text:style-name="P11">注意：</text:p>
      <text:p text:style-name="P26"><text:tab/>如果plist_list == NULL则函数的行为是未定义的，list容器必须已经初始化的，否则函数的行为是未定义的。</text:p>
      <text:p text:style-name="P21"/>
      <text:list xml:id="list36669637" text:continue-numbering="true" text:style-name="WW8Num13">
        <text:list-item>
          <text:list>
            <text:list-item>
              <text:h text:style-name="P52" text:outline-level="2">迭代器接口</text:h>
            </text:list-item>
          </text:list>
        </text:list-item>
      </text:list>
      <text:p text:style-name="P21"><text:tab/>list的迭代器是双向的迭代器，所以它没有随机访问迭代器那么强大的功能，向前和向后移动只能单步运行。这些接口只能由迭代器接口使用，用户不应该直接使用这些接口函数。</text:p>
      <table:table table:name="Table121" table:style-name="Table121">
        <table:table-column table:style-name="Table121.A"/>
        <table:table-column table:style-name="Table121.B"/>
        <table:table-row>
          <table:table-cell table:style-name="Table121.A1" office:value-type="string">
            <text:p text:style-name="Table_20_Contents">_create_list_iterator</text:p>
          </table:table-cell>
          <table:table-cell table:style-name="Table121.B1" office:value-type="string">
            <text:p text:style-name="Table_20_Contents">创建list迭代器。</text:p>
          </table:table-cell>
        </table:table-row>
        <table:table-row>
          <table:table-cell table:style-name="Table121.A2" office:value-type="string">
            <text:p text:style-name="Table_20_Contents">_list_iterator_get_value</text:p>
          </table:table-cell>
          <table:table-cell table:style-name="Table121.B2" office:value-type="string">
            <text:p text:style-name="Table_20_Contents">获得list迭代器引用的数据。</text:p>
          </table:table-cell>
        </table:table-row>
        <text:soft-page-break/>
        <table:table-row>
          <table:table-cell table:style-name="Table121.A2" office:value-type="string">
            <text:p text:style-name="Table_20_Contents">_list_iterator_set_value</text:p>
          </table:table-cell>
          <table:table-cell table:style-name="Table121.B2" office:value-type="string">
            <text:p text:style-name="Table_20_Contents">设置list迭代器引用的数据。</text:p>
          </table:table-cell>
        </table:table-row>
        <table:table-row>
          <table:table-cell table:style-name="Table121.A2" office:value-type="string">
            <text:p text:style-name="Table_20_Contents">_list_iterator_get_pointer</text:p>
          </table:table-cell>
          <table:table-cell table:style-name="Table121.B2" office:value-type="string">
            <text:p text:style-name="Table_20_Contents">获得list迭代器引用的数据的指针。</text:p>
          </table:table-cell>
        </table:table-row>
        <table:table-row>
          <table:table-cell table:style-name="Table121.A2" office:value-type="string">
            <text:p text:style-name="Table_20_Contents">_list_iterator_next</text:p>
          </table:table-cell>
          <table:table-cell table:style-name="Table121.B2" office:value-type="string">
            <text:p text:style-name="Table_20_Contents">获得引用下一个数据的迭代器。</text:p>
          </table:table-cell>
        </table:table-row>
        <table:table-row>
          <table:table-cell table:style-name="Table121.A2" office:value-type="string">
            <text:p text:style-name="Table_20_Contents">_list_iterator_prev</text:p>
          </table:table-cell>
          <table:table-cell table:style-name="Table121.B2" office:value-type="string">
            <text:p text:style-name="Table_20_Contents">获得引用前一个数据的迭代器。</text:p>
          </table:table-cell>
        </table:table-row>
        <table:table-row>
          <table:table-cell table:style-name="Table121.A2" office:value-type="string">
            <text:p text:style-name="Table_20_Contents">_list_iterator_equal</text:p>
          </table:table-cell>
          <table:table-cell table:style-name="Table121.B2" office:value-type="string">
            <text:p text:style-name="Table_20_Contents">测试两个迭代器是否相等。</text:p>
          </table:table-cell>
        </table:table-row>
        <table:table-row>
          <table:table-cell table:style-name="Table121.A2" office:value-type="string">
            <text:p text:style-name="Table_20_Contents">_list_iterator_distance</text:p>
          </table:table-cell>
          <table:table-cell table:style-name="Table121.B2" office:value-type="string">
            <text:p text:style-name="Table_20_Contents">计算两个迭代器之间的距离。</text:p>
          </table:table-cell>
        </table:table-row>
        <table:table-row>
          <table:table-cell table:style-name="Table121.A2" office:value-type="string">
            <text:p text:style-name="Table_20_Contents">_list_iterator_before</text:p>
          </table:table-cell>
          <table:table-cell table:style-name="Table121.B2" office:value-type="string">
            <text:p text:style-name="Table_20_Contents">测试第一个迭代器是否位于第二个迭代器前面。</text:p>
          </table:table-cell>
        </table:table-row>
      </table:table>
      <text:p text:style-name="P21"/>
      <text:p text:style-name="P21">函数原型</text:p>
      <table:table table:name="Table122" table:style-name="Table122">
        <table:table-column table:style-name="Table122.A"/>
        <table:table-row>
          <table:table-cell table:style-name="Table122.A1" office:value-type="string">
            <text:p text:style-name="P32">list_iterator_t _create_list_iterator(void);</text:p>
          </table:table-cell>
        </table:table-row>
      </table:table>
      <text:p text:style-name="P11">描述：</text:p>
      <text:p text:style-name="P11"><text:tab/>创建一个list迭代器。</text:p>
      <text:p text:style-name="P11">参数：</text:p>
      <text:p text:style-name="P11"><text:tab/>无。</text:p>
      <text:p text:style-name="P11">返回值：</text:p>
      <text:p text:style-name="P11"><text:tab/>list迭代器。</text:p>
      <text:p text:style-name="P11">注意：</text:p>
      <text:p text:style-name="P26"><text:tab/>返回的list迭代器并不是有效的迭代器，它没有与任何迭代器关联。这个函数只是做了一些必要的初始化工作，返回的迭代器供其他接口使用。</text:p>
      <text:p text:style-name="P21"><text:bookmark-start text:name="__DdeLink__7600_1958968664"/></text:p>
      <table:table table:name="Table123" table:style-name="Table123">
        <table:table-column table:style-name="Table123.A"/>
        <table:table-row>
          <table:table-cell table:style-name="Table123.A1" office:value-type="string">
            <text:p text:style-name="P32">void _list_iterator_get_value(list_iterator_t it_iter, void* pv_value);</text:p>
          </table:table-cell>
        </table:table-row>
      </table:table>
      <text:p text:style-name="P11">描述：</text:p>
      <text:p text:style-name="P11"><text:tab/>获得迭代器引用的数据。</text:p>
      <text:p text:style-name="P11">参数：</text:p>
      <text:p text:style-name="P11"><text:tab/>it_iter<text:tab/><text:tab/>list迭代器。</text:p>
      <text:p text:style-name="P11"><text:tab/>pv_value<text:tab/><text:tab/>保存数据的缓冲区。</text:p>
      <text:p text:style-name="P11">返回值：</text:p>
      <text:p text:style-name="P11"><text:tab/>无。</text:p>
      <text:p text:style-name="P11">注意：</text:p>
      <text:p text:style-name="P26"><text:tab/>it_iter是有效的list迭代器，否则函数的行为是未定义的。pv_value == NULL则函数的行为是未定义的，pv_value是能够保存下it_iter引用的数据的缓冲区，否则函数的行为是未定义的。函数执行后it_iter引用的数据被拷贝到pv_value指向的缓存区中。<text:bookmark-end text:name="__DdeLink__7600_1958968664"/></text:p>
      <text:p text:style-name="P21"/>
      <table:table table:name="Table124" table:style-name="Table124">
        <table:table-column table:style-name="Table124.A"/>
        <table:table-row>
          <table:table-cell table:style-name="Table124.A1" office:value-type="string">
            <text:p text:style-name="P32">void _list_iterator_set_value(list_iterator_t it_iter, const void* cpv_value);</text:p>
          </table:table-cell>
        </table:table-row>
      </table:table>
      <text:p text:style-name="P11">描述：</text:p>
      <text:p text:style-name="P11"><text:tab/>设置迭代器引用的数据。</text:p>
      <text:p text:style-name="P11">参数：</text:p>
      <text:p text:style-name="P11"><text:tab/>it_iter<text:tab/><text:tab/>list迭代器。</text:p>
      <text:p text:style-name="P11"><text:tab/>cpv_value<text:tab/>保存数据的缓冲区。</text:p>
      <text:p text:style-name="P11">返回值：</text:p>
      <text:p text:style-name="P11"><text:soft-page-break/><text:tab/>无。</text:p>
      <text:p text:style-name="P11">注意：</text:p>
      <text:p text:style-name="P26"><text:tab/>it_iter是有效的list迭代器，否则函数的行为是未定义的。cpv_value == NULL则函数的行为是未定义的，cpv_value是能够保存下it_iter引用的数据的缓冲区，否则函数的行为是未定义的。函数执行后cpv_value中保存的数据被拷贝要迭代器引用的数据中。</text:p>
      <text:p text:style-name="P21"/>
      <table:table table:name="Table125" table:style-name="Table125">
        <table:table-column table:style-name="Table125.A"/>
        <table:table-row>
          <table:table-cell table:style-name="Table125.A1" office:value-type="string">
            <text:p text:style-name="P32">const void* _list_iterator_get_pointer(list_iterator_t it_iter); </text:p>
          </table:table-cell>
        </table:table-row>
      </table:table>
      <text:p text:style-name="P11">描述：</text:p>
      <text:p text:style-name="P11"><text:tab/>获得迭代器引用的数据的指针。</text:p>
      <text:p text:style-name="P11">参数：</text:p>
      <text:p text:style-name="P11"><text:tab/>it_iter<text:tab/><text:tab/>list迭代器。</text:p>
      <text:p text:style-name="P11">返回值：</text:p>
      <text:p text:style-name="P11"><text:tab/>指向迭代器引用的数据的指针。</text:p>
      <text:p text:style-name="P11">注意：</text:p>
      <text:p text:style-name="P26"><text:tab/>it_iter是有效的list迭代器，否则函数的行为是未定义的。</text:p>
      <text:p text:style-name="P21"/>
      <table:table table:name="Table126" table:style-name="Table126">
        <table:table-column table:style-name="Table126.A"/>
        <table:table-row>
          <table:table-cell table:style-name="Table126.A1" office:value-type="string">
            <text:p text:style-name="P32">list_iterator_t _list_iterator_next(list_iterator_t t_iter);</text:p>
          </table:table-cell>
        </table:table-row>
      </table:table>
      <text:p text:style-name="P11">描述：</text:p>
      <text:p text:style-name="P11"><text:tab/>获得引用下一个数据的迭代器。</text:p>
      <text:p text:style-name="P11">参数：</text:p>
      <text:p text:style-name="P11"><text:tab/>it_iter<text:tab/><text:tab/>list迭代器。</text:p>
      <text:p text:style-name="P11">返回值：</text:p>
      <text:p text:style-name="P11"><text:tab/>返回引用下一个数据的迭代器。</text:p>
      <text:p text:style-name="P11">注意：</text:p>
      <text:p text:style-name="P26"><text:tab/>it_iter是有效的list迭代器，否则函数的行为是未定义的。引用下一个数据的迭代器也必须是list有效的迭代器，否则函数的行为是未定义的。</text:p>
      <text:p text:style-name="P21"/>
      <table:table table:name="Table127" table:style-name="Table127">
        <table:table-column table:style-name="Table127.A"/>
        <table:table-row>
          <table:table-cell table:style-name="Table127.A1" office:value-type="string">
            <text:p text:style-name="P32">list_iterator_t _list_iterator_prev(list_iterator_t it_iter);</text:p>
          </table:table-cell>
        </table:table-row>
      </table:table>
      <text:p text:style-name="P11">描述：</text:p>
      <text:p text:style-name="P11"><text:tab/>获得引用上一个数据的迭代器。</text:p>
      <text:p text:style-name="P11">参数：</text:p>
      <text:p text:style-name="P11"><text:tab/>it_iter<text:tab/><text:tab/>list迭代器。</text:p>
      <text:p text:style-name="P11">返回值：</text:p>
      <text:p text:style-name="P11"><text:tab/>返回引用上一个数据的迭代器。</text:p>
      <text:p text:style-name="P11">注意：</text:p>
      <text:p text:style-name="P26"><text:tab/>it_iter是有效的list迭代器，否则函数的行为是未定义的。引用上一个数据的迭代器也必须是list有效的迭代器，否则函数的行为是未定义的。</text:p>
      <text:p text:style-name="P21"/>
      <table:table table:name="Table128" table:style-name="Table128">
        <table:table-column table:style-name="Table128.A"/>
        <table:table-row>
          <table:table-cell table:style-name="Table128.A1" office:value-type="string">
            <text:p text:style-name="P32">bool_t _list_iterator_equal(</text:p>
            <text:p text:style-name="P32"><text:s text:c="4"/>list_iterator_t it_first, list_iterator_t it_second);</text:p>
          </table:table-cell>
        </table:table-row>
      </table:table>
      <text:p text:style-name="P11">描述：</text:p>
      <text:p text:style-name="P11"><text:tab/>测试两个迭代器是否相等。</text:p>
      <text:p text:style-name="P11"><text:soft-page-break/>参数：</text:p>
      <text:p text:style-name="P11"><text:tab/>it_first<text:tab/><text:tab/>list迭代器。</text:p>
      <text:p text:style-name="P11"><text:tab/>it_second<text:tab/><text:tab/>list迭代器。</text:p>
      <text:p text:style-name="P11">返回值：</text:p>
      <text:p text:style-name="P11"><text:tab/>如果两个迭代器相等则返回true，否则返回false。</text:p>
      <text:p text:style-name="P11">注意：</text:p>
      <text:p text:style-name="P26"><text:tab/>两个iter是属于同一个list容器的有效的list迭代器，否则函数的行为是未定义的。两个list迭代器相等是指两个迭代器引用相同的数据。</text:p>
      <text:p text:style-name="P21"/>
      <table:table table:name="Table129" table:style-name="Table129">
        <table:table-column table:style-name="Table129.A"/>
        <table:table-row>
          <table:table-cell table:style-name="Table129.A1" office:value-type="string">
            <text:p text:style-name="P32">int _list_iterator_distance(</text:p>
            <text:p text:style-name="P32"><text:s text:c="4"/>list_iterator_t it_first, list_iterator_t it_second);</text:p>
          </table:table-cell>
        </table:table-row>
      </table:table>
      <text:p text:style-name="P11">描述：</text:p>
      <text:p text:style-name="P11"><text:tab/>计算两个迭代器之间的距离。</text:p>
      <text:p text:style-name="P11">参数：</text:p>
      <text:p text:style-name="P11"><text:tab/>it_iterfirst<text:tab/><text:tab/>list迭代器。</text:p>
      <text:p text:style-name="P11"><text:tab/>it_itersecond<text:tab/><text:tab/>list迭代器。</text:p>
      <text:p text:style-name="P11">返回值：</text:p>
      <text:p text:style-name="P11"><text:tab/>返回两个迭代器之间的距离。</text:p>
      <text:p text:style-name="P11">注意：</text:p>
      <text:p text:style-name="P26"><text:tab/>两个iter是属于同一个list容器的有效的list迭代器，否则函数的行为是未定义的。如果it_first引用的数据在it_second前面那么结果&gt;0，it_first引用的数据在it_second后面那么结果&lt;0，如果两个迭代器相等那么结果为0。</text:p>
      <text:p text:style-name="P21"/>
      <table:table table:name="Table130" table:style-name="Table130">
        <table:table-column table:style-name="Table130.A"/>
        <table:table-row>
          <table:table-cell table:style-name="Table130.A1" office:value-type="string">
            <text:p text:style-name="P32">bool_t _list_iterator_before(</text:p>
            <text:p text:style-name="P32"><text:s text:c="4"/>list_iterator_t it_first, list_iterator_t it_second);</text:p>
          </table:table-cell>
        </table:table-row>
      </table:table>
      <text:p text:style-name="P11">描述：</text:p>
      <text:p text:style-name="P11"><text:tab/>测试第一个迭代器是否在第二个迭代器的前面。</text:p>
      <text:p text:style-name="P11">参数：</text:p>
      <text:p text:style-name="P11"><text:tab/>it_first<text:tab/><text:tab/>list迭代器。</text:p>
      <text:p text:style-name="P11"><text:tab/>it_second<text:tab/><text:tab/>list迭代器。</text:p>
      <text:p text:style-name="P11">返回值：</text:p>
      <text:p text:style-name="P11"><text:tab/>如果第一个迭代器在第二个迭代器的前面则返回true，否则返回false。</text:p>
      <text:p text:style-name="P11">注意：</text:p>
      <text:p text:style-name="P26"><text:tab/>两个iter是属于同一个list容器的有效的list迭代器，否则函数的行为是未定义的。</text:p>
      <text:p text:style-name="P26"/>
      <text:list xml:id="list36656594" text:continue-numbering="true" text:style-name="WW8Num13">
        <text:list-item>
          <text:list>
            <text:list-item>
              <text:h text:style-name="P52" text:outline-level="2">内部和辅助接口</text:h>
            </text:list-item>
          </text:list>
        </text:list-item>
      </text:list>
      <text:p text:style-name="P21"><text:tab/>内部接口是提供给实现外部接口使用的，用户不能够直接使用内部接口。</text:p>
      <table:table table:name="Table158" table:style-name="Table158">
        <table:table-column table:style-name="Table158.A"/>
        <table:table-column table:style-name="Table158.B"/>
        <table:table-row>
          <table:table-cell table:style-name="Table158.A1" office:value-type="string">
            <text:p text:style-name="Table_20_Contents">_create_list</text:p>
          </table:table-cell>
          <table:table-cell table:style-name="Table158.B1" office:value-type="string">
            <text:p text:style-name="Table_20_Contents">创建一个list容器。</text:p>
          </table:table-cell>
        </table:table-row>
        <table:table-row>
          <table:table-cell table:style-name="Table158.A2" office:value-type="string">
            <text:p text:style-name="Table_20_Contents">_create_list_auxiliary</text:p>
          </table:table-cell>
          <table:table-cell table:style-name="Table158.B2" office:value-type="string">
            <text:p text:style-name="Table_20_Contents">创建list容器的辅助函数。</text:p>
          </table:table-cell>
        </table:table-row>
        <text:soft-page-break/>
        <table:table-row>
          <table:table-cell table:style-name="Table158.A2" office:value-type="string">
            <text:p text:style-name="Table_20_Contents">_list_init_elem</text:p>
          </table:table-cell>
          <table:table-cell table:style-name="Table158.B2" office:value-type="string">
            <text:p text:style-name="Table_20_Contents">使用指定的数据初始化list容器。</text:p>
          </table:table-cell>
        </table:table-row>
        <table:table-row>
          <table:table-cell table:style-name="Table158.A2" office:value-type="string">
            <text:p text:style-name="Table_20_Contents">_list_init_elem_varg</text:p>
          </table:table-cell>
          <table:table-cell table:style-name="Table158.B2" office:value-type="string">
            <text:p text:style-name="Table_20_Contents">使用可变参数列表中的指定数据初始化list容器。</text:p>
          </table:table-cell>
        </table:table-row>
        <table:table-row>
          <table:table-cell table:style-name="Table158.A2" office:value-type="string">
            <text:p text:style-name="Table_20_Contents">_list_destroy_auxiliary</text:p>
          </table:table-cell>
          <table:table-cell table:style-name="Table158.B2" office:value-type="string">
            <text:p text:style-name="Table_20_Contents">list容器销毁辅助函数。</text:p>
          </table:table-cell>
        </table:table-row>
        <table:table-row>
          <table:table-cell table:style-name="Table158.A2" office:value-type="string">
            <text:p text:style-name="Table_20_Contents">_list_assign_elem</text:p>
          </table:table-cell>
          <table:table-cell table:style-name="Table158.B2" office:value-type="string">
            <text:p text:style-name="Table_20_Contents">使用指定的数据为list赋值。</text:p>
          </table:table-cell>
        </table:table-row>
        <table:table-row>
          <table:table-cell table:style-name="Table158.A2" office:value-type="string">
            <text:p text:style-name="Table_20_Contents">_list_assign_elem_varg</text:p>
          </table:table-cell>
          <table:table-cell table:style-name="Table158.B2" office:value-type="string">
            <text:p text:style-name="Table_20_Contents">使用可变参数列表中的数据为list赋值。</text:p>
          </table:table-cell>
        </table:table-row>
        <table:table-row>
          <table:table-cell table:style-name="Table158.A2" office:value-type="string">
            <text:p text:style-name="Table_20_Contents">_list_push_back</text:p>
          </table:table-cell>
          <table:table-cell table:style-name="Table158.B2" office:value-type="string">
            <text:p text:style-name="Table_20_Contents">向list末尾添加一个指定数据。</text:p>
          </table:table-cell>
        </table:table-row>
        <table:table-row>
          <table:table-cell table:style-name="Table158.A2" office:value-type="string">
            <text:p text:style-name="Table_20_Contents">_list_push_back_varg</text:p>
          </table:table-cell>
          <table:table-cell table:style-name="Table158.B2" office:value-type="string">
            <text:p text:style-name="Table_20_Contents">向list末尾添加一个可变参数列表中指定的数据。</text:p>
          </table:table-cell>
        </table:table-row>
        <table:table-row>
          <table:table-cell table:style-name="Table158.A2" office:value-type="string">
            <text:p text:style-name="Table_20_Contents">_list_push_front</text:p>
          </table:table-cell>
          <table:table-cell table:style-name="Table158.B2" office:value-type="string">
            <text:p text:style-name="Table_20_Contents">向list开头添加一个指定数据。</text:p>
          </table:table-cell>
        </table:table-row>
        <table:table-row>
          <table:table-cell table:style-name="Table158.A2" office:value-type="string">
            <text:p text:style-name="Table_20_Contents">_list_push_front_varg</text:p>
          </table:table-cell>
          <table:table-cell table:style-name="Table158.B2" office:value-type="string">
            <text:p text:style-name="Table_20_Contents">向list开头添加一个可变参数列表中指定的数据。</text:p>
          </table:table-cell>
        </table:table-row>
        <table:table-row>
          <table:table-cell table:style-name="Table158.A2" office:value-type="string">
            <text:p text:style-name="Table_20_Contents">_list_resize_elem</text:p>
          </table:table-cell>
          <table:table-cell table:style-name="Table158.B2" office:value-type="string">
            <text:p text:style-name="Table_20_Contents">重新设置list中数据的个数，使用指定的数据填充。</text:p>
          </table:table-cell>
        </table:table-row>
        <table:table-row>
          <table:table-cell table:style-name="Table158.A2" office:value-type="string">
            <text:p text:style-name="Table_20_Contents">_list_resize_elem_varg</text:p>
          </table:table-cell>
          <table:table-cell table:style-name="Table158.B2" office:value-type="string">
            <text:p text:style-name="Table_20_Contents">重新设置list中数据的个数，使用可变参数列表中指定的数据。</text:p>
          </table:table-cell>
        </table:table-row>
        <table:table-row>
          <table:table-cell table:style-name="Table158.A2" office:value-type="string">
            <text:p text:style-name="Table_20_Contents">_list_remove</text:p>
          </table:table-cell>
          <table:table-cell table:style-name="Table158.B2" office:value-type="string">
            <text:p text:style-name="Table_20_Contents">从list中删除指定数据。</text:p>
          </table:table-cell>
        </table:table-row>
        <table:table-row>
          <table:table-cell table:style-name="Table158.A2" office:value-type="string">
            <text:p text:style-name="Table_20_Contents">_list_remove_varg</text:p>
          </table:table-cell>
          <table:table-cell table:style-name="Table158.B2" office:value-type="string">
            <text:p text:style-name="Table_20_Contents">从list中删除指定数据。</text:p>
          </table:table-cell>
        </table:table-row>
        <table:table-row>
          <table:table-cell table:style-name="Table158.A2" office:value-type="string">
            <text:p text:style-name="Table_20_Contents">_list_insert_n</text:p>
          </table:table-cell>
          <table:table-cell table:style-name="Table158.B2" office:value-type="string">
            <text:p text:style-name="Table_20_Contents">向list的指定位置插入指定的数据。</text:p>
          </table:table-cell>
        </table:table-row>
        <table:table-row>
          <table:table-cell table:style-name="Table158.A2" office:value-type="string">
            <text:p text:style-name="Table_20_Contents">_list_insert_n_varg</text:p>
          </table:table-cell>
          <table:table-cell table:style-name="Table158.B2" office:value-type="string">
            <text:p text:style-name="Table_20_Contents">向list的指定位置插入可变参数列表指定的数据。</text:p>
          </table:table-cell>
        </table:table-row>
        <table:table-row>
          <table:table-cell table:style-name="Table158.A2" office:value-type="string">
            <text:p text:style-name="Table_20_Contents">_list_init_elem_auxiliary</text:p>
          </table:table-cell>
          <table:table-cell table:style-name="Table158.B2" office:value-type="string">
            <text:p text:style-name="Table_20_Contents">初始化数据节点的辅助函数。</text:p>
          </table:table-cell>
        </table:table-row>
      </table:table>
      <text:p text:style-name="P21"/>
      <table:table table:name="Table159" table:style-name="Table159">
        <table:table-column table:style-name="Table159.A"/>
        <table:table-row>
          <table:table-cell table:style-name="Table159.A1" office:value-type="string">
            <text:p text:style-name="P32">list_t* _create_list(const char* s_typename);</text:p>
          </table:table-cell>
        </table:table-row>
      </table:table>
      <text:p text:style-name="P11">描述：</text:p>
      <text:p text:style-name="P11"><text:tab/>创建一个list容器。</text:p>
      <text:p text:style-name="P11">参数：</text:p>
      <text:p text:style-name="P11"><text:tab/>s_typename<text:tab/><text:tab/>list容器中保存的数据类型。</text:p>
      <text:p text:style-name="P11">返回值：</text:p>
      <text:p text:style-name="P11"><text:tab/>创建成功返回指向容器的指针，否则返回NULL。</text:p>
      <text:p text:style-name="P11">注意：</text:p>
      <text:p text:style-name="P26"><text:tab/>如果s_typename == NULL则函数的行为是未定义的。s_typename必须是C内建类型，libcstl内建类型以及已经注册的用户自定义类型，否则创建失败。</text:p>
      <text:p text:style-name="P21"/>
      <table:table table:name="Table160" table:style-name="Table160">
        <table:table-column table:style-name="Table160.A"/>
        <table:table-row>
          <table:table-cell table:style-name="Table160.A1" office:value-type="string">
            <text:p text:style-name="P32">bool_t _create_list_auxiliary(list_t* plist_list, const char* s_typename);</text:p>
          </table:table-cell>
        </table:table-row>
      </table:table>
      <text:p text:style-name="P11">描述：</text:p>
      <text:p text:style-name="P11"><text:tab/>创建一个list容器的辅助函数。</text:p>
      <text:p text:style-name="P11">参数：</text:p>
      <text:p text:style-name="P11"><text:tab/>plist_list<text:tab/><text:tab/><text:tab/>list容器</text:p>
      <text:p text:style-name="P11"><text:tab/>s_typename<text:tab/><text:tab/>list容器中保存的数据类型。</text:p>
      <text:p text:style-name="P11">返回值：</text:p>
      <text:p text:style-name="P11"><text:tab/>创建成功返回true，否则返回false。</text:p>
      <text:p text:style-name="P11">注意：</text:p>
      <text:p text:style-name="P26"><text:soft-page-break/><text:tab/>如果plist_list == NULL 或者s_typename == NULL则函数的行为是未定义的。s_typename必须是C内建类型，libcstl内建类型以及已经注册的用户自定义类型，否则创建失败。</text:p>
      <text:p text:style-name="P21"/>
      <table:table table:name="Table161" table:style-name="Table161">
        <table:table-column table:style-name="Table161.A"/>
        <table:table-row>
          <table:table-cell table:style-name="Table161.A1" office:value-type="string">
            <text:p text:style-name="P32">void _list_init_elem(list_t* plist_list, size_t t_count, ...);</text:p>
          </table:table-cell>
        </table:table-row>
      </table:table>
      <text:p text:style-name="P11">描述：</text:p>
      <text:p text:style-name="P11"><text:tab/>使用用户指定的数据初始化list容器。</text:p>
      <text:p text:style-name="P11">参数：</text:p>
      <text:p text:style-name="P11"><text:tab/>plist_list<text:tab/><text:tab/><text:tab/>未初始化的list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tab/>如果plist_list == NULL则函数的行为是未定义的。list容器必须是使用create_list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2" table:style-name="Table162">
        <table:table-column table:style-name="Table162.A"/>
        <table:table-row>
          <table:table-cell table:style-name="Table162.A1" office:value-type="string">
            <text:p text:style-name="P32">void _list_init_elem_varg(</text:p>
            <text:p text:style-name="P32"><text:s text:c="4"/>list_t* plist_list, size_t t_count, va_list val_elemlist);</text:p>
          </table:table-cell>
        </table:table-row>
      </table:table>
      <text:p text:style-name="P11">描述：</text:p>
      <text:p text:style-name="P11"><text:tab/>使用用户指定的数据初始化list容器。</text:p>
      <text:p text:style-name="P11">参数：</text:p>
      <text:p text:style-name="P11"><text:tab/>plist_list<text:tab/><text:tab/><text:tab/>未初始化的list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6"><text:tab/>如果plist_list == NULL则函数的行为是未定义的。list容器必须是使用create_list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3" table:style-name="Table163">
        <table:table-column table:style-name="Table163.A"/>
        <table:table-row>
          <table:table-cell table:style-name="Table163.A1" office:value-type="string">
            <text:p text:style-name="P32">void _list_destroy_auxiliary(list_t* plist_list);</text:p>
          </table:table-cell>
        </table:table-row>
      </table:table>
      <text:p text:style-name="P11">描述：</text:p>
      <text:p text:style-name="P11"><text:tab/>销毁list容器的辅助函数。</text:p>
      <text:p text:style-name="P11">参数：</text:p>
      <text:p text:style-name="P11"><text:tab/>plist_list<text:tab/><text:tab/>list容器。</text:p>
      <text:p text:style-name="P11">返回值：</text:p>
      <text:p text:style-name="P11"><text:tab/>无。</text:p>
      <text:p text:style-name="P11">注意：</text:p>
      <text:p text:style-name="P26"><text:tab/>如果plist_list == NULL或者list不是使用create_list生成的则函数的行为是未定义的。</text:p>
      <text:p text:style-name="P21"/>
      <table:table table:name="Table164" table:style-name="Table164">
        <table:table-column table:style-name="Table164.A"/>
        <text:soft-page-break/>
        <table:table-row>
          <table:table-cell table:style-name="Table164.A1" office:value-type="string">
            <text:p text:style-name="P32">void _list_assign_elem(list_t* plist_list, size_t t_count, ...);</text:p>
          </table:table-cell>
        </table:table-row>
      </table:table>
      <text:p text:style-name="P11">描述：</text:p>
      <text:p text:style-name="P11"><text:tab/>使用用户指定的数据为list容器赋值。</text:p>
      <text:p text:style-name="P11">参数：</text:p>
      <text:p text:style-name="P11"><text:tab/>plist_list<text:tab/><text:tab/><text:tab/>list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5" table:style-name="Table165">
        <table:table-column table:style-name="Table165.A"/>
        <table:table-row>
          <table:table-cell table:style-name="Table165.A1" office:value-type="string">
            <text:p text:style-name="P32">void _list_assign_elem_varg(</text:p>
            <text:p text:style-name="P32"><text:s text:c="4"/>list_t* plist_list, size_t t_count, va_list val_elemlist);</text:p>
          </table:table-cell>
        </table:table-row>
      </table:table>
      <text:p text:style-name="P11">描述：</text:p>
      <text:p text:style-name="P11"><text:tab/>使用用户指定的数据为list容器赋值。</text:p>
      <text:p text:style-name="P11">参数：</text:p>
      <text:p text:style-name="P11"><text:tab/>plist_list<text:tab/><text:tab/><text:tab/>list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6" table:style-name="Table166">
        <table:table-column table:style-name="Table166.A"/>
        <table:table-row>
          <table:table-cell table:style-name="Table166.A1" office:value-type="string">
            <text:p text:style-name="P32">void _list_push_back(list_t* plist_list, ...);</text:p>
          </table:table-cell>
        </table:table-row>
      </table:table>
      <text:p text:style-name="P11">描述：</text:p>
      <text:p text:style-name="P11"><text:tab/>向list容器末尾添加一个数据。</text:p>
      <text:p text:style-name="P11">参数：</text:p>
      <text:p text:style-name="P11"><text:tab/>plist_list<text:tab/><text:tab/><text:tab/>list容器。</text:p>
      <text:p text:style-name="P11"><text:tab/>…<text:tab/><text:tab/><text:tab/><text:tab/>用户指定的数据。</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7" table:style-name="Table167">
        <table:table-column table:style-name="Table167.A"/>
        <text:soft-page-break/>
        <table:table-row>
          <table:table-cell table:style-name="Table167.A1" office:value-type="string">
            <text:p text:style-name="P32">void _list_push_back_varg(list_t* plist_list, va_list val_elemlist);</text:p>
          </table:table-cell>
        </table:table-row>
      </table:table>
      <text:p text:style-name="P11">描述：</text:p>
      <text:p text:style-name="P11"><text:tab/>向list容器末尾添加一个数据。</text:p>
      <text:p text:style-name="P11">参数：</text:p>
      <text:p text:style-name="P11"><text:tab/>plist_list<text:tab/><text:tab/><text:tab/>list容器。</text:p>
      <text:p text:style-name="P11"><text:tab/>val_elemlist<text:tab/><text:tab/>可变参数列表。</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8" table:style-name="Table168">
        <table:table-column table:style-name="Table168.A"/>
        <table:table-row>
          <table:table-cell table:style-name="Table168.A1" office:value-type="string">
            <text:p text:style-name="P32">void _list_push_front(list_t* plist_list, ...);</text:p>
          </table:table-cell>
        </table:table-row>
      </table:table>
      <text:p text:style-name="P11">描述：</text:p>
      <text:p text:style-name="P11"><text:tab/>向list容器开头添加一个数据。</text:p>
      <text:p text:style-name="P11">参数：</text:p>
      <text:p text:style-name="P11"><text:tab/>plist_list<text:tab/><text:tab/><text:tab/>list容器。</text:p>
      <text:p text:style-name="P11"><text:tab/>…<text:tab/><text:tab/><text:tab/><text:tab/>用户指定的数据。</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9" table:style-name="Table169">
        <table:table-column table:style-name="Table169.A"/>
        <table:table-row>
          <table:table-cell table:style-name="Table169.A1" office:value-type="string">
            <text:p text:style-name="P32">void _list_push_front_varg(list_t* plist_list, va_list val_elemlist);</text:p>
          </table:table-cell>
        </table:table-row>
      </table:table>
      <text:p text:style-name="P11">描述：</text:p>
      <text:p text:style-name="P11"><text:tab/>向list容器开头添加一个数据。</text:p>
      <text:p text:style-name="P11">参数：</text:p>
      <text:p text:style-name="P11"><text:tab/>plist_list<text:tab/><text:tab/><text:tab/>list容器。</text:p>
      <text:p text:style-name="P11"><text:tab/>val_elemlist<text:tab/><text:tab/>可变参数列表。</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70" table:style-name="Table170">
        <table:table-column table:style-name="Table170.A"/>
        <table:table-row>
          <table:table-cell table:style-name="Table170.A1" office:value-type="string">
            <text:p text:style-name="P32">void _list_resize_elem(list_t* plist_list, size_t t_resize, ...);</text:p>
          </table:table-cell>
        </table:table-row>
      </table:table>
      <text:p text:style-name="P11">描述：</text:p>
      <text:p text:style-name="P11"><text:tab/>重新设置list容器中的数据个数，不足的部分使用指定数据填充。</text:p>
      <text:p text:style-name="P11"><text:soft-page-break/>参数：</text:p>
      <text:p text:style-name="P11"><text:tab/>plist_list<text:tab/><text:tab/><text:tab/>list容器。</text:p>
      <text:p text:style-name="P11"><text:tab/>t_resize<text:tab/><text:tab/><text:tab/>数据个数。</text:p>
      <text:p text:style-name="P11"><text:tab/>…<text:tab/><text:tab/><text:tab/><text:tab/>用户指定的数据。</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1"/>
      <table:table table:name="Table171" table:style-name="Table171">
        <table:table-column table:style-name="Table171.A"/>
        <table:table-row>
          <table:table-cell table:style-name="Table171.A1" office:value-type="string">
            <text:p text:style-name="P32">void _list_resize_elem_varg(</text:p>
            <text:p text:style-name="P32"><text:s text:c="4"/>list_t* plist_list, size_t t_resize, va_list val_elemlist);</text:p>
          </table:table-cell>
        </table:table-row>
      </table:table>
      <text:p text:style-name="P11">描述：</text:p>
      <text:p text:style-name="P11"><text:tab/>重新设置list容器中的数据个数，不足的部分使用可变参数列表中的数据填充。</text:p>
      <text:p text:style-name="P11">参数：</text:p>
      <text:p text:style-name="P11"><text:tab/>plist_list<text:tab/><text:tab/><text:tab/>list容器。</text:p>
      <text:p text:style-name="P11"><text:tab/>t_resize<text:tab/><text:tab/><text:tab/>数据个数。</text:p>
      <text:p text:style-name="P11"><text:tab/>val_elemlist<text:tab/><text:tab/>用户指定的数据的参数列表。</text:p>
      <text:p text:style-name="P11">返回值：</text:p>
      <text:p text:style-name="P11"><text:tab/>无。</text:p>
      <text:p text:style-name="P26">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可变参数列表中的数据填充。</text:p>
      <text:p text:style-name="P21"/>
      <table:table table:name="Table172" table:style-name="Table172">
        <table:table-column table:style-name="Table172.A"/>
        <table:table-row>
          <table:table-cell table:style-name="Table172.A1" office:value-type="string">
            <text:p text:style-name="P32">void _list_remove(list_t* plist_list, ...);</text:p>
          </table:table-cell>
        </table:table-row>
      </table:table>
      <text:p text:style-name="P11">描述：</text:p>
      <text:p text:style-name="P11"><text:tab/>从list容器中删除指定的数据。</text:p>
      <text:p text:style-name="P11">参数：</text:p>
      <text:p text:style-name="P11"><text:tab/>plist_list<text:tab/><text:tab/><text:tab/>list容器。</text:p>
      <text:p text:style-name="P11"><text:tab/>…<text:tab/><text:tab/><text:tab/><text:tab/>用户指定的数据。</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容器中所有等于指定数据的数据将会被删除，如果没有与指定数据相等的数据则不删除。</text:p>
      <text:p text:style-name="P21"/>
      <table:table table:name="Table173" table:style-name="Table173">
        <table:table-column table:style-name="Table173.A"/>
        <table:table-row>
          <table:table-cell table:style-name="Table173.A1" office:value-type="string">
            <text:p text:style-name="P32">void _list_remove_varg(list_t* plist_list, va_list val_elemlist);</text:p>
          </table:table-cell>
        </table:table-row>
      </table:table>
      <text:p text:style-name="P11"><text:soft-page-break/>描述：</text:p>
      <text:p text:style-name="P11"><text:tab/>从list容器中删除指定的数据。</text:p>
      <text:p text:style-name="P11">参数：</text:p>
      <text:p text:style-name="P11"><text:tab/>plist_list<text:tab/><text:tab/><text:tab/>list容器。</text:p>
      <text:p text:style-name="P11"><text:tab/>val_elemlist<text:tab/><text:tab/>可变参数列表。</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容器中所有等于指定数据的数据将会被删除，如果没有与指定数据相等的数据则不删除。</text:p>
      <text:p text:style-name="P21"/>
      <table:table table:name="Table174" table:style-name="Table174">
        <table:table-column table:style-name="Table174.A"/>
        <table:table-row>
          <table:table-cell table:style-name="Table174.A1" office:value-type="string">
            <text:p text:style-name="P32">list_iterator_t _list_insert_n(</text:p>
            <text:p text:style-name="P32"><text:s text:c="4"/>list_t* plist_list, list_iterator_t it_pos, size_t t_count, ...);</text:p>
          </table:table-cell>
        </table:table-row>
      </table:table>
      <text:p text:style-name="P11">描述：</text:p>
      <text:p text:style-name="P11"><text:tab/>向list容器的指定位置插入多个数据。</text:p>
      <text:p text:style-name="P11">参数：</text:p>
      <text:p text:style-name="P11"><text:tab/>plist_list<text:tab/><text:tab/><text:tab/>list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返回引用被插入的第一个数据的迭代器。</text:p>
      <text:p text:style-name="P26">注意：</text:p>
      <text:p text:style-name="P26"><text:tab/>如果plist_list == NULL或者list是未初始化的list则函数的行为是未定义的。it_pos必须是属于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75" table:style-name="Table175">
        <table:table-column table:style-name="Table175.A"/>
        <table:table-row>
          <table:table-cell table:style-name="Table175.A1" office:value-type="string">
            <text:p text:style-name="P32">list_iterator_t _list_insert_n_varg(</text:p>
            <text:p text:style-name="P32"><text:s text:c="4"/>list_t* plist_list, list_iterator_t it_pos, size_t t_count,</text:p>
            <text:p text:style-name="P32"><text:s text:c="4"/>va_list val_elemlist);</text:p>
          </table:table-cell>
        </table:table-row>
      </table:table>
      <text:p text:style-name="P11">描述：</text:p>
      <text:p text:style-name="P11"><text:tab/>向list容器的指定位置插入多个数据。</text:p>
      <text:p text:style-name="P11">参数：</text:p>
      <text:p text:style-name="P11"><text:tab/>plist_list<text:tab/><text:tab/><text:tab/>list容器。</text:p>
      <text:p text:style-name="P11"><text:tab/>it_pos<text:tab/><text:tab/><text:tab/>插入数据的位置。</text:p>
      <text:p text:style-name="P11"><text:tab/>t_count<text:tab/><text:tab/><text:tab/>数据个数。</text:p>
      <text:p text:style-name="P11"><text:tab/>val_elemlist<text:tab/><text:tab/>用户指定的数据可变参数列表。</text:p>
      <text:p text:style-name="P11">返回值：</text:p>
      <text:p text:style-name="P11"><text:tab/>返回引用被插入的第一个数据的迭代器。</text:p>
      <text:p text:style-name="P26">注意：</text:p>
      <text:p text:style-name="P26"><text:tab/>如果plist_list == NULL或者list是未初始化的list则函数的行为是未定义的。it_pos必须是属于list容器的有效位置，否则函数的行为是未定义的。用户指定的数据必须和容器中保存的数据类型是一致的否则函数的行为是未定义的。这个<text:soft-page-break/>函数使用可变参数列表，但是只有第一个参数是有效的其他的参数无效。</text:p>
      <text:p text:style-name="P21"/>
      <table:table table:name="Table176" table:style-name="Table176">
        <table:table-column table:style-name="Table176.A"/>
        <table:table-row>
          <table:table-cell table:style-name="Table176.A1" office:value-type="string">
            <text:p text:style-name="P32">void _list_init_elem_auxiliary(list_t* plist_list, void* pv_elem);</text:p>
          </table:table-cell>
        </table:table-row>
      </table:table>
      <text:p text:style-name="P11">描述：</text:p>
      <text:p text:style-name="P11"><text:tab/>使用list的数据类型对数据进行初始化。</text:p>
      <text:p text:style-name="P11">参数：</text:p>
      <text:p text:style-name="P11"><text:tab/>plist_list<text:tab/><text:tab/><text:tab/>list容器。</text:p>
      <text:p text:style-name="P11"><text:tab/>pv_elem<text:tab/><text:tab/><text:tab/>数据。</text:p>
      <text:p text:style-name="P11">返回值：</text:p>
      <text:p text:style-name="P11"><text:tab/>无。</text:p>
      <text:p text:style-name="P26">注意：</text:p>
      <text:p text:style-name="P26"><text:tab/>如果plist_list == NULL或者pv_elem == NULL则函数的行为是未定义的。list必须是已经初始化或者是使用create_list创建的list容器，否则函数的行为是未定义的。</text:p>
      <text:p text:style-name="P21"/>
      <text:p text:style-name="P21"/>
      <text:p text:style-name="P21"><text:tab/>辅助接口是提供给实现迭代器接口，内部接口以及外部接口使用的，用户不能够直接使用辅助接口。</text:p>
      <table:table table:name="Table145" table:style-name="Table145">
        <table:table-column table:style-name="Table145.A"/>
        <table:table-column table:style-name="Table145.B"/>
        <table:table-row>
          <table:table-cell table:style-name="Table145.A1" office:value-type="string">
            <text:p text:style-name="Table_20_Contents">_list_is_created</text:p>
          </table:table-cell>
          <table:table-cell table:style-name="Table145.B1" office:value-type="string">
            <text:p text:style-name="Table_20_Contents">测试list容器是否是由create_list函数创建的。</text:p>
          </table:table-cell>
        </table:table-row>
        <table:table-row>
          <table:table-cell table:style-name="Table145.A2" office:value-type="string">
            <text:p text:style-name="Table_20_Contents">_list_is_inited</text:p>
          </table:table-cell>
          <table:table-cell table:style-name="Table145.B2" office:value-type="string">
            <text:p text:style-name="Table_20_Contents">测试list容器是否已经被初始化。</text:p>
          </table:table-cell>
        </table:table-row>
        <table:table-row>
          <table:table-cell table:style-name="Table145.A2" office:value-type="string">
            <text:p text:style-name="Table_20_Contents">_list_iterator_belong_to_list</text:p>
          </table:table-cell>
          <table:table-cell table:style-name="Table145.B2" office:value-type="string">
            <text:p text:style-name="Table_20_Contents">测试一个迭代器是否属于指定的list容器。</text:p>
          </table:table-cell>
        </table:table-row>
        <table:table-row>
          <table:table-cell table:style-name="Table145.A2" office:value-type="string">
            <text:p text:style-name="Table_20_Contents">_list_same_type</text:p>
          </table:table-cell>
          <table:table-cell table:style-name="Table145.B2" office:value-type="string">
            <text:p text:style-name="Table_20_Contents">测试两个list保存的数据类型是否相同。</text:p>
          </table:table-cell>
        </table:table-row>
        <table:table-row>
          <table:table-cell table:style-name="Table145.A2" office:value-type="string">
            <text:p text:style-name="Table_20_Contents">_list_same_list_iterator_type</text:p>
          </table:table-cell>
          <table:table-cell table:style-name="Table145.B2" office:value-type="string">
            <text:p text:style-name="Table_20_Contents">测试list容器中保存的数据类型和迭代器引用的数据类型是否相等。</text:p>
          </table:table-cell>
        </table:table-row>
        <table:table-row>
          <table:table-cell table:style-name="Table145.A2" office:value-type="string">
            <text:p text:style-name="Table_20_Contents">_list_get_varg_value_auxiliary</text:p>
          </table:table-cell>
          <table:table-cell table:style-name="Table145.B2" office:value-type="string">
            <text:p text:style-name="Table_20_Contents">根据list容器中数据的类型获得可变参数列表中的数据。</text:p>
          </table:table-cell>
        </table:table-row>
        <table:table-row>
          <table:table-cell table:style-name="Table145.A2" office:value-type="string">
            <text:p text:style-name="Table_20_Contents">_list_destroy_varg_value_auxiliary</text:p>
          </table:table-cell>
          <table:table-cell table:style-name="Table145.B2" office:value-type="string">
            <text:p text:style-name="Table_20_Contents">销毁从可变参数列表中获得的数据。</text:p>
          </table:table-cell>
        </table:table-row>
        <table:table-row>
          <table:table-cell table:style-name="Table145.A2" office:value-type="string">
            <text:p text:style-name="Table_20_Contents">_list_init_node_auxiliary</text:p>
          </table:table-cell>
          <table:table-cell table:style-name="Table145.B2" office:value-type="string">
            <text:p text:style-name="Table_20_Contents">根据list容器中的数据类型初始化list节点。</text:p>
          </table:table-cell>
        </table:table-row>
        <table:table-row>
          <table:table-cell table:style-name="Table145.A2" office:value-type="string">
            <text:p text:style-name="Table_20_Contents">_list_transfer</text:p>
          </table:table-cell>
          <table:table-cell table:style-name="Table145.B2" office:value-type="string">
            <text:p text:style-name="Table_20_Contents">将数据区间内的数据转移到指定位置。</text:p>
          </table:table-cell>
        </table:table-row>
        <table:table-row>
          <table:table-cell table:style-name="Table145.A2" office:value-type="string">
            <text:p text:style-name="Table_20_Contents">_list_swap_node</text:p>
          </table:table-cell>
          <table:table-cell table:style-name="Table145.B2" office:value-type="string">
            <text:p text:style-name="Table_20_Contents">交换list中的两个节点。</text:p>
          </table:table-cell>
        </table:table-row>
        <table:table-row>
          <table:table-cell table:style-name="Table145.A2" office:value-type="string">
            <text:p text:style-name="Table_20_Contents">_list_quick_sort</text:p>
          </table:table-cell>
          <table:table-cell table:style-name="Table145.B2" office:value-type="string">
            <text:p text:style-name="Table_20_Contents">对list列表进行快速排序。</text:p>
          </table:table-cell>
        </table:table-row>
      </table:table>
      <text:p text:style-name="P21"/>
      <text:p text:style-name="P21"><text:bookmark-start text:name="__DdeLink__11148_2044586911"/>函数原型</text:p>
      <table:table table:name="Table146" table:style-name="Table146">
        <table:table-column table:style-name="Table146.A"/>
        <table:table-row>
          <table:table-cell table:style-name="Table146.A1" office:value-type="string">
            <text:p text:style-name="P32">bool_t _list_is_created(const list_t* cplist_list);</text:p>
          </table:table-cell>
        </table:table-row>
      </table:table>
      <text:p text:style-name="P11">描述：</text:p>
      <text:p text:style-name="P11"><text:tab/>测试一个list是否是使用create_list创建的。</text:p>
      <text:p text:style-name="P11">参数：</text:p>
      <text:p text:style-name="P11"><text:tab/>cplist_list<text:tab/><text:tab/>list容器。</text:p>
      <text:p text:style-name="P11">返回值：</text:p>
      <text:p text:style-name="P11"><text:tab/>如果list是使用create_list创建的则返回true，否则返回false。</text:p>
      <text:p text:style-name="P11">注意：</text:p>
      <text:p text:style-name="P26"><text:tab/>如果cplist_list == NULL，函数的行为是未定义的。<text:bookmark-end text:name="__DdeLink__11148_2044586911"/></text:p>
      <text:p text:style-name="P21"/>
      <table:table table:name="Table148" table:style-name="Table148">
        <table:table-column table:style-name="Table148.A"/>
        <text:soft-page-break/>
        <table:table-row>
          <table:table-cell table:style-name="Table148.A1" office:value-type="string">
            <text:p text:style-name="P32">bool_t _list_is_inited(const list_t* cplist_list);</text:p>
          </table:table-cell>
        </table:table-row>
      </table:table>
      <text:p text:style-name="P11">描述：</text:p>
      <text:p text:style-name="P11"><text:tab/>测试一个list是否已经初始化。</text:p>
      <text:p text:style-name="P11">参数：</text:p>
      <text:p text:style-name="P11"><text:tab/>cplist_list<text:tab/><text:tab/>list容器。</text:p>
      <text:p text:style-name="P11">返回值：</text:p>
      <text:p text:style-name="P11"><text:tab/>如果list已经初始化了，返回true，否则返回false。</text:p>
      <text:p text:style-name="P11">注意：</text:p>
      <text:p text:style-name="P26"><text:tab/>如果cplist_list == NULL，函数的行为是未定义的。</text:p>
      <text:p text:style-name="P21"/>
      <table:table table:name="Table149" table:style-name="Table149">
        <table:table-column table:style-name="Table149.A"/>
        <table:table-row>
          <table:table-cell table:style-name="Table149.A1" office:value-type="string">
            <text:p text:style-name="P32">bool_t _list_iterator_belong_to_list(</text:p>
            <text:p text:style-name="P32"><text:s text:c="4"/>const list_t* cplist_list, list_iterator_t it_iter);</text:p>
          </table:table-cell>
        </table:table-row>
      </table:table>
      <text:p text:style-name="P11">描述：</text:p>
      <text:p text:style-name="P11"><text:tab/>判断一个迭代器引用的数据是否属于制定的容器。</text:p>
      <text:p text:style-name="P11">参数：</text:p>
      <text:p text:style-name="P11"><text:tab/>cplist_list<text:tab/><text:tab/><text:tab/>list容器。</text:p>
      <text:p text:style-name="P11"><text:tab/>it_iter<text:tab/><text:tab/><text:tab/>list迭代器。</text:p>
      <text:p text:style-name="P11">返回值：</text:p>
      <text:p text:style-name="P11"><text:tab/>如果迭代器引用的数据属于list容器的有效范围内，返回true，否则返回false。</text:p>
      <text:p text:style-name="P11">注意：</text:p>
      <text:p text:style-name="P26"><text:tab/>如果cplist_list == NULL，那么函数的行为是未定义的，如果it_iter不是list迭代器，那么函数的行为是未定义的，如果it_iter不属于容器list，那么函数的行为是未定义的。</text:p>
      <text:p text:style-name="P21"/>
      <table:table table:name="Table150" table:style-name="Table150">
        <table:table-column table:style-name="Table150.A"/>
        <table:table-row>
          <table:table-cell table:style-name="Table150.A1" office:value-type="string">
            <text:p text:style-name="P32">bool_t _list_same_type(const list_t* cplist_first, const list_t* cplist_second);</text:p>
          </table:table-cell>
        </table:table-row>
      </table:table>
      <text:p text:style-name="P11">描述：</text:p>
      <text:p text:style-name="P11"><text:tab/>判断两个list容器中保存的数据类型是否相同。</text:p>
      <text:p text:style-name="P11">参数：</text:p>
      <text:p text:style-name="P11"><text:tab/>cplist_first<text:tab/><text:tab/>第一个list容器。</text:p>
      <text:p text:style-name="P11"><text:tab/>cplist_second<text:tab/><text:tab/>第二个list容器。</text:p>
      <text:p text:style-name="P11">返回值：</text:p>
      <text:p text:style-name="P11"><text:tab/>如果两个list中保存的数据类型相同返回true，否则返回false。</text:p>
      <text:p text:style-name="P11">注意：</text:p>
      <text:p text:style-name="P26"><text:tab/>如果cplist_first == NULL或者cplist_second == NULL，那么函数的行为是未定义的。两个list容器必须是已经初始化或者使用create_list创建的list容器，否则函数的行为是未定义的。如果cplist_first == cplist_second则返回true。</text:p>
      <text:p text:style-name="P21"/>
      <table:table table:name="Table151" table:style-name="Table151">
        <table:table-column table:style-name="Table151.A"/>
        <table:table-row>
          <table:table-cell table:style-name="Table151.A1" office:value-type="string">
            <text:p text:style-name="P32">bool_t _list_same_list_iterator_type(</text:p>
            <text:p text:style-name="P32"><text:s text:c="4"/>const list_t* cplist_list, list_iterator_t it_iter);</text:p>
          </table:table-cell>
        </table:table-row>
      </table:table>
      <text:p text:style-name="P11">描述：</text:p>
      <text:p text:style-name="P11"><text:tab/>判断list容器中保存的数据类型与迭代器引用的数据类型是否相同。</text:p>
      <text:p text:style-name="P11">参数：</text:p>
      <text:p text:style-name="P11"><text:tab/>cplist_list<text:tab/><text:tab/><text:tab/>list容器。</text:p>
      <text:p text:style-name="P11"><text:tab/>it_iter<text:tab/><text:tab/><text:tab/>list迭代器。</text:p>
      <text:p text:style-name="P11"><text:soft-page-break/>返回值：</text:p>
      <text:p text:style-name="P11"><text:tab/>如果list中保存的数据类型与it_iter引用的数据类型相同返回true，否则返回false。</text:p>
      <text:p text:style-name="P11">注意：</text:p>
      <text:p text:style-name="P26"><text:tab/>如果cplist_list == NULL或者it_iter不是list_iterator_t类型，那么函数的行为是未定义的。</text:p>
      <text:p text:style-name="P21"/>
      <table:table table:name="Table152" table:style-name="Table152">
        <table:table-column table:style-name="Table152.A"/>
        <table:table-row>
          <table:table-cell table:style-name="Table152.A1" office:value-type="string">
            <text:p text:style-name="P32">void _list_get_varg_value_auxiliary(</text:p>
            <text:p text:style-name="P32"><text:s text:c="4"/>list_t* plist_list, va_list val_elemlist, _listnode_t* pt_node);</text:p>
          </table:table-cell>
        </table:table-row>
      </table:table>
      <text:p text:style-name="P11">描述：</text:p>
      <text:p text:style-name="P11"><text:tab/>从可变参数列表中获得与list中的数据类型相同的数据。</text:p>
      <text:p text:style-name="P11">参数：</text:p>
      <text:p text:style-name="P11"><text:tab/>plist_list<text:tab/><text:tab/><text:tab/>list容器。</text:p>
      <text:p text:style-name="P11"><text:tab/>val_elemlist<text:tab/><text:tab/>可变参数列表。</text:p>
      <text:p text:style-name="P11"><text:tab/>pt_node<text:tab/><text:tab/><text:tab/>保存数据缓的冲区。</text:p>
      <text:p text:style-name="P11">返回值：</text:p>
      <text:p text:style-name="P11"><text:tab/>无。</text:p>
      <text:p text:style-name="P11">注意：</text:p>
      <text:p text:style-name="P26"><text:tab/>如果plist_list == NULL或者pt_node == NULL，那么函数的行为是未定义的。plist_list必须是已经初始化或者是由create_list()创建的list容器，否则函数的行为是未定义的。</text:p>
      <text:p text:style-name="P21"/>
      <table:table table:name="Table153" table:style-name="Table153">
        <table:table-column table:style-name="Table153.A"/>
        <table:table-row>
          <table:table-cell table:style-name="Table153.A1" office:value-type="string">
            <text:p text:style-name="P32">void _list_destroy_varg_value_auxiliary(list_t* plist_list, _listnode_t* pt_node);</text:p>
          </table:table-cell>
        </table:table-row>
      </table:table>
      <text:p text:style-name="P11">描述：</text:p>
      <text:p text:style-name="P11"><text:tab/>销毁与list中的数据类型相同的数据。</text:p>
      <text:p text:style-name="P11">参数：</text:p>
      <text:p text:style-name="P11"><text:tab/>plist_list<text:tab/><text:tab/><text:tab/>list容器。</text:p>
      <text:p text:style-name="P11"><text:tab/>pt_node<text:tab/><text:tab/><text:tab/>保存数据的缓冲区。</text:p>
      <text:p text:style-name="P11">返回值：</text:p>
      <text:p text:style-name="P11"><text:tab/>无。</text:p>
      <text:p text:style-name="P11">注意：</text:p>
      <text:p text:style-name="P26"><text:tab/>如果plist_list == NULL或者pt_node == NULL，那么函数的行为是未定义的。plist_list必须是已经初始化或者是由create_list()创建的list容器，否则函数的行为是未定义的。</text:p>
      <text:p text:style-name="P21"/>
      <table:table table:name="Table154" table:style-name="Table154">
        <table:table-column table:style-name="Table154.A"/>
        <table:table-row>
          <table:table-cell table:style-name="Table154.A1" office:value-type="string">
            <text:p text:style-name="P32">void _list_init_node_auxiliary(list_t* plist_list, _listnode_t* pt_node);</text:p>
          </table:table-cell>
        </table:table-row>
      </table:table>
      <text:p text:style-name="P11">描述：</text:p>
      <text:p text:style-name="P11"><text:tab/>根据list中的数据类型初始化list节点。</text:p>
      <text:p text:style-name="P11">参数：</text:p>
      <text:p text:style-name="P11"><text:tab/>plist_list<text:tab/><text:tab/><text:tab/>list容器。</text:p>
      <text:p text:style-name="P11"><text:tab/>pt_node<text:tab/><text:tab/><text:tab/>保存数据的缓冲区。</text:p>
      <text:p text:style-name="P11">返回值：</text:p>
      <text:p text:style-name="P11"><text:tab/>无。</text:p>
      <text:p text:style-name="P11">注意：</text:p>
      <text:p text:style-name="P26"><text:tab/>如果plist_list == NULL或者pt_node == NULL，那么函数的行为是未定义的。plist_list必须是已经初始化或者是由create_list()创建的list容器，否则函数的行为是未定义的。</text:p>
      <text:p text:style-name="P21"><text:soft-page-break/></text:p>
      <table:table table:name="Table155" table:style-name="Table155">
        <table:table-column table:style-name="Table155.A"/>
        <table:table-row>
          <table:table-cell table:style-name="Table155.A1" office:value-type="string">
            <text:p text:style-name="P32">void _list_transfer(</text:p>
            <text:p text:style-name="P32"><text:s text:c="4"/>list_iterator_t it_pos, list_iterator_t it_begin, list_iterator_t it_end);</text:p>
          </table:table-cell>
        </table:table-row>
      </table:table>
      <text:p text:style-name="P11">描述：</text:p>
      <text:p text:style-name="P11"><text:tab/>将数据区间[it_begin, it_end)内的数据转移到it_pos。</text:p>
      <text:p text:style-name="P11">参数：</text:p>
      <text:p text:style-name="P11"><text:tab/>it_pos<text:tab/><text:tab/>指定的插入数据的位置。</text:p>
      <text:p text:style-name="P11"><text:tab/>it_begin<text:tab/><text:tab/>转移的数据区间的开始位置。</text:p>
      <text:p text:style-name="P11"><text:tab/>it_end<text:tab/><text:tab/>转移的数据区间的末尾位置。</text:p>
      <text:p text:style-name="P11">返回值：</text:p>
      <text:p text:style-name="P11"><text:tab/>无。</text:p>
      <text:p text:style-name="P11">注意：</text:p>
      <text:p text:style-name="P26"><text:tab/>it_pos, it_begin, it_end必须是有效的list迭代器，否则函数的行为是未定义的。[it_begin, it_end)必须是有效的数据区间，it_pos与[it_begin, it_end)可以属于同一个list容器，但是it_pos属于(it_begin, it_end)的时候函数的行为是未定义的。it_pos == it_begin或者it_pos == it_end或者it_begin == it_end的时候，函数不做任何操作。</text:p>
      <text:p text:style-name="P21"/>
      <table:table table:name="Table156" table:style-name="Table156">
        <table:table-column table:style-name="Table156.A"/>
        <table:table-row>
          <table:table-cell table:style-name="Table156.A1" office:value-type="string">
            <text:p text:style-name="P32">void _list_swap_node(listnode_t** ppt_first, listnode_t** ppt_second);</text:p>
          </table:table-cell>
        </table:table-row>
      </table:table>
      <text:p text:style-name="P11">描述：</text:p>
      <text:p text:style-name="P11"><text:tab/>交换list中的两个节点。</text:p>
      <text:p text:style-name="P11">参数：</text:p>
      <text:p text:style-name="P11"><text:tab/>ppt_first<text:tab/><text:tab/>第一个list节点。</text:p>
      <text:p text:style-name="P11"><text:tab/>ppt_second<text:tab/>第二个list节点。</text:p>
      <text:p text:style-name="P11">返回值：</text:p>
      <text:p text:style-name="P11"><text:tab/>无。</text:p>
      <text:p text:style-name="P11">注意：</text:p>
      <text:p text:style-name="P26"><text:tab/>ppt_first == NULL或者*ppt_first == NULL或者ppt_second == NULL或者*ppt_second == NULL则函数的行为是未定义的。如果*ppt_first == *ppt_second那么函数不执行任何动作。</text:p>
      <text:p text:style-name="P21"/>
      <table:table table:name="Table157" table:style-name="Table157">
        <table:table-column table:style-name="Table157.A"/>
        <table:table-row>
          <table:table-cell table:style-name="Table157.A1" office:value-type="string">
            <text:p text:style-name="P32">void _list_quick_sort(</text:p>
            <text:p text:style-name="P32"><text:s text:c="4"/>list_t* plist_list, listnode_t* pt_first, listnode_t* pt_last,</text:p>
            <text:p text:style-name="P32"><text:s text:c="4"/>binary_function_t bfun_less);</text:p>
          </table:table-cell>
        </table:table-row>
      </table:table>
      <text:p text:style-name="P11">描述：</text:p>
      <text:p text:style-name="P11"><text:tab/>对list列表中的区间[pt_first, pt_last]进行快速排序。</text:p>
      <text:p text:style-name="P11">参数：</text:p>
      <text:p text:style-name="P11"><text:tab/>plist_list<text:tab/><text:tab/>list容器。</text:p>
      <text:p text:style-name="P11"><text:tab/>pt_first<text:tab/><text:tab/>第一个list节点。</text:p>
      <text:p text:style-name="P11"><text:tab/>pt_last<text:tab/><text:tab/>最后一个list节点。</text:p>
      <text:p text:style-name="P11"><text:tab/>bfun_less<text:tab/><text:tab/>排序规则。</text:p>
      <text:p text:style-name="P11">返回值：</text:p>
      <text:p text:style-name="P11"><text:tab/>无。</text:p>
      <text:p text:style-name="P11">注意：</text:p>
      <text:p text:style-name="P26"><text:tab/>plist_list == NULL或者pt_first == NULL或者pt_last == NULL则函数的行为是未定义的。plist_list必须是已经初始<text:soft-page-break/>化的list，否则函数的行为是未定义的。[pt_first, pt_last]必须是属于plist_list的有效的数据区间，否则函数的行为是未定义的。如果bfun_less == NULL使用plist_list中保存的数据类型的默认比较规则。</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6663495" text:continue-numbering="true" text:style-name="WW8Num13">
        <text:list-item>
          <text:h text:style-name="P47" text:outline-level="1"><text:soft-page-break/>deque<text:span text:style-name="T20">容器</text:span></text:h>
        </text:list-item>
      </text:list>
      <text:p text:style-name="P21"><text:tab/>deque容器是双端队列，它提供随机访问迭代器。在deque的开头和末尾插入和删除数据花费常数时间，deque不支持容量的概念，但是deque可以自动生长，在删除数据的时候，deque还可以自动的收缩。</text:p>
      <text:p text:style-name="P22"><draw:frame draw:style-name="fr4" draw:name="graphics12" text:anchor-type="paragraph" svg:width="19.006cm" svg:height="3.852cm" draw:z-index="27"><draw:image xlink:href="Pictures/100000000000031A000000A14BC0A690.jpg" xlink:type="simple" xlink:show="embed" xlink:actuate="onLoad"/></draw:frame>图 8.1 deque容器</text:p>
      <text:list xml:id="list36656908" text:continue-numbering="true" text:style-name="WW8Num13">
        <text:list-item>
          <text:list>
            <text:list-item>
              <text:h text:style-name="P54" text:outline-level="2">deque<text:span text:style-name="T3">容器的机制</text:span></text:h>
            </text:list-item>
          </text:list>
        </text:list-item>
      </text:list>
      <text:p text:style-name="P21"><text:tab/>为了能够让deque容器可以在两端进行常数级别的插入和删除操作，同时还要满足容器的自动生长和自动收缩的需要，采用分段存储数据的方式。这样deque容器可以很容器的向两端生长，同时当一个存储数据的段用完之后可以生长的方向上再分配一个，当一个存储数据的段中的数据都被删除以后，那么这个段就可以被销毁了并释放掉它占用的资源。此外还需要一个管理这些段的结构。</text:p>
      <text:p text:style-name="P22"><draw:frame draw:style-name="fr4" draw:name="graphics13" text:anchor-type="paragraph" svg:width="19.006cm" svg:height="8.472cm" draw:z-index="28"><draw:image xlink:href="Pictures/100000000000031A000001626CB71DDC.jpg" xlink:type="simple" xlink:show="embed" xlink:actuate="onLoad"/></draw:frame>图 8.2 deque的内部结构</text:p>
      <text:p text:style-name="P21"><text:tab/>除了这些之外我们还需要知道容器中保存的数据的位置，一个数据段可以保存多个数据，我们需要知道哪些已经保存了数据，哪些还没有使用。</text:p>
      <text:p text:style-name="P22"><draw:frame draw:style-name="fr4" draw:name="graphics14" text:anchor-type="paragraph" svg:width="19.006cm" svg:height="10.723cm" draw:z-index="29"><draw:image xlink:href="Pictures/100000000000031A000001C0DFDE70F1.jpg" xlink:type="simple" xlink:show="embed" xlink:actuate="onLoad"/></draw:frame><text:soft-page-break/>图 8.3 deque的内部结构</text:p>
      <text:p text:style-name="P21"><text:tab/>通过map可以找到当前引用的数据块，通过pos可以找当前保存数据的位置，first表示本块的第一个数据的位置，last表示本块的最后一个数据的下一个位置。在第一个和最后一个保存数据的数据块中间的块都是满块，就是它们都已经被数据填充满了。当在deque的开头插入数据的时候，指向第一个数据块的pos向前移动一个位置，然后将数据插入到pos指向的内存中，删除deque开头数据的动作正好相反，将指向第一个数据块的pos位置的数据删除，然后pos向后移动一个位置。同样在deque的末尾插入数据时，先向指向最后一个数据块的pos位置插入数据，然后将pos后移一个位置，删除deque末尾数据是，先将指向最后一个数据块的pos位置向前移动一个位置，然后删除pos指向的数据。</text:p>
      <text:p text:style-name="P21"/>
      <text:p text:style-name="P22"><draw:frame draw:style-name="fr3" draw:name="graphics15" text:anchor-type="paragraph" svg:width="19.006cm" svg:height="12.111cm" draw:z-index="30"><draw:image xlink:href="Pictures/100000000000031A000001FAFACD8094.jpg" xlink:type="simple" xlink:show="embed" xlink:actuate="onLoad"/></draw:frame><text:soft-page-break/>图 8.4 在deque开头和末尾插入或者删除数据</text:p>
      <text:p text:style-name="P21"><text:tab/>当一个数据块中的空间都被填满的时候，再向deque中添加数据就必须在分配数据块来保存新插入的数据。这种情况在开头和末尾都有可能发生。同样的当删除一个数据后，一个数据块中的数据都被删除了，这个时候这个数据块就会被释放，这样的情况在开头和末尾也都会发上。如下图，图中的实线部分表示操作之前的情况，虚线表示操作之后的情况，红色的线表示插入数据之后导致了分配新的数据块，绿色的线表示删除数据之后导致数据块被释放。</text:p>
      <text:p text:style-name="P21"/>
      <text:p text:style-name="P22"><draw:frame draw:style-name="fr1" draw:name="graphics16" text:anchor-type="paragraph" svg:width="19.006cm" svg:height="10.843cm" draw:z-index="31"><draw:image xlink:href="Pictures/100000000000031A000001C5414D15D4.jpg" xlink:type="simple" xlink:show="embed" xlink:actuate="onLoad"/></draw:frame><text:soft-page-break/>图 8.5 数据块的重新分配</text:p>
      <text:p text:style-name="P21"><text:tab/>在deque中间插入数据是不明智的，这样的操作花费太多的时间，甚至比在vector中间插入数据的效率还要慢，因为deque是分段的，在移动数据的时候还要考虑跨越各个数据块的情况。</text:p>
      <text:list xml:id="list36669360" text:continue-numbering="true" text:style-name="WW8Num13">
        <text:list-item>
          <text:list>
            <text:list-item>
              <text:h text:style-name="P54" text:outline-level="2">deque<text:span text:style-name="T3">迭代器</text:span></text:h>
            </text:list-item>
          </text:list>
        </text:list-item>
      </text:list>
      <text:p text:style-name="P21"><text:tab/>deque提供了随机访问迭代器，但是由于deque的结构，这个迭代器的实现要比vector的迭代器复杂的多。首先迭代器必须保存当前迭代器引用的数据，以及数据所在的数据块，同时在迭代器移动的时候还要知道移动后迭代器是否超出了当前数据块的范围，如果超出了范围就要将整个迭代器移动到上一个或者下一个数据块中。图8.5中的map,pos,first,last结构就满足迭代器的这些要求。</text:p>
      <text:p text:style-name="P21"><text:tab/>当迭代器移动的时候，如果移动的范围在一个数据块以内，这样的情况很好处理，只是将迭代器中的pos的位置移动相应的距离就行了。当移动的范围跨越一个甚至是多个数据块的时候，这样就必须修改迭代器中全部map,pos,first,last变量，使它指向新的位置。图8.5中能够说明这种情况情况，以上面的迭代器为例，红色的虚线表示移动之前的迭代器的位置，红色的实线表示向后移动一个数据后的迭代器位置。下面的迭代器也说明了向前移动导致跨越数据块的情况，绿色的实线表示移动之前迭代器的位置，绿色的虚线表示移动之后迭代器的位置。</text:p>
      <text:p text:style-name="P21"><text:tab/>这种分块的结构给迭代器之间的比较也造成了麻烦，当相互比较的迭代器引用的数据位于同一个数据块的时候，这是最简单的情况，直接比较引用的数据的位置就可以了。还有一种情况也是相对来说比较简单的就是两个相互比较的迭代器位于不相邻的两个数据块中，这样比较数据块的位置就可以比较两个迭代器的关系了。最复杂的就是两个迭代器位于相邻的数据块的连接处的时候，这样的情况下，当一个迭代器引用前一个数据块的最后一个数据的下一个位置，另一个迭代器引用的是后一个数据块的第一个数据，虽然这两个迭代器引用的数据在不同的数据块但是这两个迭代器是相等的。图8.6中红色的迭代器和绿色的迭代器是相等的。不过这种情况只能出现在容器的开头，因为在容器被赋值的情况下不可能出现pos指向无效数据的情况，在迭代器向下移动的时候，如果结果是pos指向无效的数据，那<text:soft-page-break/>么移动函数会自动的将迭代器调整为指向正确位置的迭代器。</text:p>
      <text:p text:style-name="P22"><draw:frame draw:style-name="fr2" draw:name="graphics17" text:anchor-type="paragraph" svg:width="19.006cm" svg:height="8.569cm" draw:z-index="32"><draw:image xlink:href="Pictures/100000000000031A00000166CD8459CB.jpg" xlink:type="simple" xlink:show="embed" xlink:actuate="onLoad"/></draw:frame>图 8.6 相等的迭代器</text:p>
      <text:p text:style-name="P23"><text:tab/>deque迭代器的结构复杂，所以代码也复杂：</text:p>
      <table:table table:name="Table177" table:style-name="Table177">
        <table:table-column table:style-name="Table177.A"/>
        <table:table-row>
          <table:table-cell table:style-name="Table177.A1" office:value-type="string">
            <text:p text:style-name="P32">typedef struct _tagiterator </text:p>
            <text:p text:style-name="P32">{ </text:p>
            <text:p text:style-name="P32"><text:s text:c="4"/>/* 容器内部结构的信息 */ </text:p>
            <text:p text:style-name="P32"><text:s text:c="4"/>union </text:p>
            <text:p text:style-name="P32"><text:s text:c="4"/>{ </text:p>
            <text:p text:style-name="P32"><text:s text:c="8"/>struct</text:p>
            <text:p text:style-name="P32"><text:s text:c="8"/>{</text:p>
            <text:p text:style-name="P32"><text:s text:c="12"/>_byte_t* <text:s text:c="2"/>_pby_corepos; <text:s text:c="6"/>/* 引用的数据 */</text:p>
            <text:p text:style-name="P32"><text:s text:c="12"/>_byte_t* <text:s text:c="2"/>_pby_first; <text:s text:c="8"/>/* 数据块的第一个数据 */</text:p>
            <text:p text:style-name="P32"><text:s text:c="12"/>_byte_t* <text:s text:c="2"/>_pby_afterlast; <text:s text:c="4"/>/* 数据块的最后一个数据的下一个位置 */</text:p>
            <text:p text:style-name="P32"><text:s text:c="12"/>_byte_t** <text:s/>_ppby_mappos; <text:s text:c="6"/>/* 当前的数据块 */</text:p>
            <text:p text:style-name="P32"><text:s text:c="8"/>}_t_dequepos;</text:p>
            <text:p text:style-name="P32"><text:s text:c="4"/>}_t_pos; </text:p>
            <text:p text:style-name="P32"><text:s text:c="4"/>void* <text:s text:c="10"/>_pt_container; <text:s text:c="4"/>/* 容器的位置 */</text:p>
            <text:p text:style-name="P32"><text:s text:c="4"/>containertype_t _t_containertype; <text:s/>/* 容器的类型 */</text:p>
            <text:p text:style-name="P32"><text:s text:c="4"/>iteratortype_t <text:s/>_t_iteratortype; <text:s text:c="2"/>/* 迭代器的类型 */</text:p>
            <text:p text:style-name="P32">}iterator_t;</text:p>
          </table:table-cell>
        </table:table-row>
      </table:table>
      <text:p text:style-name="P23"/>
      <text:list xml:id="list36663976" text:continue-numbering="true" text:style-name="WW8Num13">
        <text:list-item>
          <text:list>
            <text:list-item>
              <text:h text:style-name="P54" text:outline-level="2">deque<text:span text:style-name="T3">的</text:span><text:span text:style-name="T24">代码</text:span><text:span text:style-name="T3">结构</text:span></text:h>
            </text:list-item>
          </text:list>
        </text:list-item>
      </text:list>
      <text:p text:style-name="P21"><text:tab/>根据上面的结果可以很容器的得到deque的代码结构：</text:p>
      <table:table table:name="Table178" table:style-name="Table178">
        <table:table-column table:style-name="Table178.A"/>
        <text:soft-page-break/>
        <table:table-row>
          <table:table-cell table:style-name="Table178.A1" office:value-type="string">
            <text:p text:style-name="P32">typedef _byte_t** <text:s/>_mappointer_t;</text:p>
            <text:p text:style-name="P32">typedef struct _tagdeque</text:p>
            <text:p text:style-name="P32">{</text:p>
            <text:p text:style-name="P32"><text:s text:c="4"/>_typeinfo_t <text:s text:c="5"/>_t_typeinfo;</text:p>
            <text:p text:style-name="P32"><text:s text:c="4"/>_alloc_t <text:s text:c="8"/>_t_allocater;</text:p>
            <text:p text:style-name="P32"><text:s text:c="4"/>_mappointer_t <text:s text:c="3"/>_ppby_map; <text:s text:c="5"/>/* 数据块管理表 */</text:p>
            <text:p text:style-name="P32"><text:s text:c="4"/>size_t <text:s text:c="10"/>_t_mapsize; <text:s text:c="4"/>/* 数据块管理表的大小 */</text:p>
            <text:p text:style-name="P32"><text:s text:c="4"/>deque_iterator_t _t_start; <text:s text:c="6"/>/* 指向deque开头的迭代器 */</text:p>
            <text:p text:style-name="P32"><text:s text:c="4"/>deque_iterator_t _t_finish; <text:s text:c="5"/>/* 指向deque末尾的迭代器 */</text:p>
            <text:p text:style-name="P32">}deque_t;</text:p>
          </table:table-cell>
        </table:table-row>
      </table:table>
      <text:p text:style-name="P21"/>
      <text:p text:style-name="P21"><text:tab/>deque的实际代码结构就是这样的：</text:p>
      <text:p text:style-name="P22"><draw:frame draw:style-name="fr3" draw:name="graphics18" text:anchor-type="paragraph" svg:width="19.006cm" svg:height="9.98cm" draw:z-index="33"><draw:image xlink:href="Pictures/100000000000031A000001A10E094501.jpg" xlink:type="simple" xlink:show="embed" xlink:actuate="onLoad"/></draw:frame>图 8.7 deque的代码结构</text:p>
      <text:p text:style-name="P21"/>
      <text:list xml:id="list36669406" text:continue-numbering="true" text:style-name="WW8Num13">
        <text:list-item>
          <text:list>
            <text:list-item>
              <text:h text:style-name="P52" text:outline-level="2">外部接口</text:h>
            </text:list-item>
          </text:list>
        </text:list-item>
      </text:list>
      <text:p text:style-name="P21"><text:tab/>deque提供给用户的外部接口：</text:p>
      <table:table table:name="Table179" table:style-name="Table179">
        <table:table-column table:style-name="Table179.A"/>
        <table:table-column table:style-name="Table179.B"/>
        <table:table-row>
          <table:table-cell table:style-name="Table179.A1" office:value-type="string">
            <text:p text:style-name="Table_20_Contents">create_deque</text:p>
          </table:table-cell>
          <table:table-cell table:style-name="Table179.B1" office:value-type="string">
            <text:p text:style-name="Table_20_Contents">创建deque容器。</text:p>
          </table:table-cell>
        </table:table-row>
        <table:table-row>
          <table:table-cell table:style-name="Table179.A2" office:value-type="string">
            <text:p text:style-name="Table_20_Contents">deque_init</text:p>
          </table:table-cell>
          <table:table-cell table:style-name="Table179.B2" office:value-type="string">
            <text:p text:style-name="Table_20_Contents">初始化一个空的deque容器。</text:p>
          </table:table-cell>
        </table:table-row>
        <table:table-row>
          <table:table-cell table:style-name="Table179.A2" office:value-type="string">
            <text:p text:style-name="Table_20_Contents">deque_init_n</text:p>
          </table:table-cell>
          <table:table-cell table:style-name="Table179.B2" office:value-type="string">
            <text:p text:style-name="Table_20_Contents">初始化一个包含多个默认数据的deque容器。</text:p>
          </table:table-cell>
        </table:table-row>
        <text:soft-page-break/>
        <table:table-row>
          <table:table-cell table:style-name="Table179.A2" office:value-type="string">
            <text:p text:style-name="Table_20_Contents">deque_init_elem</text:p>
          </table:table-cell>
          <table:table-cell table:style-name="Table179.B2" office:value-type="string">
            <text:p text:style-name="Table_20_Contents">初始化一个包含多个指定数据的deque容器。</text:p>
          </table:table-cell>
        </table:table-row>
        <table:table-row>
          <table:table-cell table:style-name="Table179.A2" office:value-type="string">
            <text:p text:style-name="Table_20_Contents">deque_init_copy</text:p>
          </table:table-cell>
          <table:table-cell table:style-name="Table179.B2" office:value-type="string">
            <text:p text:style-name="Table_20_Contents">使用一个已经存在的deque来初始化deque容器。</text:p>
          </table:table-cell>
        </table:table-row>
        <table:table-row>
          <table:table-cell table:style-name="Table179.A2" office:value-type="string">
            <text:p text:style-name="Table_20_Contents">deque_init_copy_range</text:p>
          </table:table-cell>
          <table:table-cell table:style-name="Table179.B2" office:value-type="string">
            <text:p text:style-name="Table_20_Contents">使用一个指定的数据区间来初始化deque容器。</text:p>
          </table:table-cell>
        </table:table-row>
        <table:table-row>
          <table:table-cell table:style-name="Table179.A2" office:value-type="string">
            <text:p text:style-name="Table_20_Contents">deque_destroy</text:p>
          </table:table-cell>
          <table:table-cell table:style-name="Table179.B2" office:value-type="string">
            <text:p text:style-name="Table_20_Contents">销毁一个deque容器。</text:p>
          </table:table-cell>
        </table:table-row>
        <table:table-row>
          <table:table-cell table:style-name="Table179.A2" office:value-type="string">
            <text:p text:style-name="Table_20_Contents">deque_empty</text:p>
          </table:table-cell>
          <table:table-cell table:style-name="Table179.B2" office:value-type="string">
            <text:p text:style-name="Table_20_Contents">测试deque容器是否为空。</text:p>
          </table:table-cell>
        </table:table-row>
        <table:table-row>
          <table:table-cell table:style-name="Table179.A2" office:value-type="string">
            <text:p text:style-name="Table_20_Contents">deque_size</text:p>
          </table:table-cell>
          <table:table-cell table:style-name="Table179.B2" office:value-type="string">
            <text:p text:style-name="Table_20_Contents">返回deque容器中数据的个数。</text:p>
          </table:table-cell>
        </table:table-row>
        <table:table-row>
          <table:table-cell table:style-name="Table179.A2" office:value-type="string">
            <text:p text:style-name="Table_20_Contents">deque_max_size</text:p>
          </table:table-cell>
          <table:table-cell table:style-name="Table179.B2" office:value-type="string">
            <text:p text:style-name="Table_20_Contents">返回deque容器中能够保存数据的最大数量。</text:p>
          </table:table-cell>
        </table:table-row>
        <table:table-row>
          <table:table-cell table:style-name="Table179.A2" office:value-type="string">
            <text:p text:style-name="Table_20_Contents">deque_begin</text:p>
          </table:table-cell>
          <table:table-cell table:style-name="Table179.B2" office:value-type="string">
            <text:p text:style-name="Table_20_Contents">返回引用deque容器第一个数据的迭代器。</text:p>
          </table:table-cell>
        </table:table-row>
        <table:table-row>
          <table:table-cell table:style-name="Table179.A2" office:value-type="string">
            <text:p text:style-name="Table_20_Contents">deque_end</text:p>
          </table:table-cell>
          <table:table-cell table:style-name="Table179.B2" office:value-type="string">
            <text:p text:style-name="Table_20_Contents">返回引用deque容器末尾的迭代器。</text:p>
          </table:table-cell>
        </table:table-row>
        <table:table-row>
          <table:table-cell table:style-name="Table179.A2" office:value-type="string">
            <text:p text:style-name="Table_20_Contents">deque_assign</text:p>
          </table:table-cell>
          <table:table-cell table:style-name="Table179.B2" office:value-type="string">
            <text:p text:style-name="Table_20_Contents">使用一个已经存在的deque容器为deque容器赋值。</text:p>
          </table:table-cell>
        </table:table-row>
        <table:table-row>
          <table:table-cell table:style-name="Table179.A2" office:value-type="string">
            <text:p text:style-name="Table_20_Contents">deque_assign_elem</text:p>
          </table:table-cell>
          <table:table-cell table:style-name="Table179.B2" office:value-type="string">
            <text:p text:style-name="Table_20_Contents">使用指定数据为deque容器赋值。</text:p>
          </table:table-cell>
        </table:table-row>
        <table:table-row>
          <table:table-cell table:style-name="Table179.A2" office:value-type="string">
            <text:p text:style-name="Table_20_Contents">deque_assign_range</text:p>
          </table:table-cell>
          <table:table-cell table:style-name="Table179.B2" office:value-type="string">
            <text:p text:style-name="Table_20_Contents">使用指定的数据区间为deque容器赋值。</text:p>
          </table:table-cell>
        </table:table-row>
        <table:table-row>
          <table:table-cell table:style-name="Table179.A2" office:value-type="string">
            <text:p text:style-name="Table_20_Contents">deque_equal</text:p>
          </table:table-cell>
          <table:table-cell table:style-name="Table179.B2" office:value-type="string">
            <text:p text:style-name="Table_20_Contents">测试两个deque容器是否相等。</text:p>
          </table:table-cell>
        </table:table-row>
        <table:table-row>
          <table:table-cell table:style-name="Table179.A2" office:value-type="string">
            <text:p text:style-name="Table_20_Contents">deque_not_equal</text:p>
          </table:table-cell>
          <table:table-cell table:style-name="Table179.B2" office:value-type="string">
            <text:p text:style-name="Table_20_Contents">测试两个deque容器是否不等。</text:p>
          </table:table-cell>
        </table:table-row>
        <table:table-row>
          <table:table-cell table:style-name="Table179.A2" office:value-type="string">
            <text:p text:style-name="Table_20_Contents">deque_less</text:p>
          </table:table-cell>
          <table:table-cell table:style-name="Table179.B2" office:value-type="string">
            <text:p text:style-name="Table_20_Contents">测试第一个deque容器是否小于第二个deque容器。</text:p>
          </table:table-cell>
        </table:table-row>
        <table:table-row>
          <table:table-cell table:style-name="Table179.A2" office:value-type="string">
            <text:p text:style-name="Table_20_Contents">deque_less_equal</text:p>
          </table:table-cell>
          <table:table-cell table:style-name="Table179.B2" office:value-type="string">
            <text:p text:style-name="Table_20_Contents">测试第一个deque容器是否小于等于第二个deque容器。</text:p>
          </table:table-cell>
        </table:table-row>
        <table:table-row>
          <table:table-cell table:style-name="Table179.A2" office:value-type="string">
            <text:p text:style-name="Table_20_Contents">deque_greater</text:p>
          </table:table-cell>
          <table:table-cell table:style-name="Table179.B2" office:value-type="string">
            <text:p text:style-name="Table_20_Contents">测试第一个deque容器是否大于第二个deque容器。</text:p>
          </table:table-cell>
        </table:table-row>
        <table:table-row>
          <table:table-cell table:style-name="Table179.A2" office:value-type="string">
            <text:p text:style-name="Table_20_Contents">deque_greater_equal</text:p>
          </table:table-cell>
          <table:table-cell table:style-name="Table179.B2" office:value-type="string">
            <text:p text:style-name="Table_20_Contents">测试第一个deque容器是否大于等于第二个deque容器。</text:p>
          </table:table-cell>
        </table:table-row>
        <table:table-row>
          <table:table-cell table:style-name="Table179.A2" office:value-type="string">
            <text:p text:style-name="Table_20_Contents">deque_at</text:p>
          </table:table-cell>
          <table:table-cell table:style-name="Table179.B2" office:value-type="string">
            <text:p text:style-name="Table_20_Contents">通过下标对deque容器中的数据进行随机访问。</text:p>
          </table:table-cell>
        </table:table-row>
        <table:table-row>
          <table:table-cell table:style-name="Table179.A2" office:value-type="string">
            <text:p text:style-name="Table_20_Contents">deque_front</text:p>
          </table:table-cell>
          <table:table-cell table:style-name="Table179.B2" office:value-type="string">
            <text:p text:style-name="Table_20_Contents">访问deque容器中的第一个数据。</text:p>
          </table:table-cell>
        </table:table-row>
        <table:table-row>
          <table:table-cell table:style-name="Table179.A2" office:value-type="string">
            <text:p text:style-name="Table_20_Contents">deque_back</text:p>
          </table:table-cell>
          <table:table-cell table:style-name="Table179.B2" office:value-type="string">
            <text:p text:style-name="Table_20_Contents">访问deque容器中的最后一个数据。</text:p>
          </table:table-cell>
        </table:table-row>
        <table:table-row>
          <table:table-cell table:style-name="Table179.A2" office:value-type="string">
            <text:p text:style-name="Table_20_Contents">deque_swap</text:p>
          </table:table-cell>
          <table:table-cell table:style-name="Table179.B2" office:value-type="string">
            <text:p text:style-name="Table_20_Contents">交换两个deque容器。</text:p>
          </table:table-cell>
        </table:table-row>
        <table:table-row>
          <table:table-cell table:style-name="Table179.A2" office:value-type="string">
            <text:p text:style-name="Table_20_Contents">deque_push_back</text:p>
          </table:table-cell>
          <table:table-cell table:style-name="Table179.B2" office:value-type="string">
            <text:p text:style-name="Table_20_Contents">向deque容器的末尾添加数据。</text:p>
          </table:table-cell>
        </table:table-row>
        <table:table-row>
          <table:table-cell table:style-name="Table179.A2" office:value-type="string">
            <text:p text:style-name="Table_20_Contents">deque_push_front</text:p>
          </table:table-cell>
          <table:table-cell table:style-name="Table179.B2" office:value-type="string">
            <text:p text:style-name="Table_20_Contents">向deque容器的开头添加数据。</text:p>
          </table:table-cell>
        </table:table-row>
        <table:table-row>
          <table:table-cell table:style-name="Table179.A2" office:value-type="string">
            <text:p text:style-name="Table_20_Contents">deque_pop_back</text:p>
          </table:table-cell>
          <table:table-cell table:style-name="Table179.B2" office:value-type="string">
            <text:p text:style-name="Table_20_Contents">删除deque容器的最后一个数据。</text:p>
          </table:table-cell>
        </table:table-row>
        <table:table-row>
          <table:table-cell table:style-name="Table179.A2" office:value-type="string">
            <text:p text:style-name="Table_20_Contents">deque_pop_front</text:p>
          </table:table-cell>
          <table:table-cell table:style-name="Table179.B2" office:value-type="string">
            <text:p text:style-name="Table_20_Contents">删除deque容器的第一个数据。</text:p>
          </table:table-cell>
        </table:table-row>
        <table:table-row>
          <table:table-cell table:style-name="Table179.A2" office:value-type="string">
            <text:p text:style-name="Table_20_Contents">deque_insert</text:p>
          </table:table-cell>
          <table:table-cell table:style-name="Table179.B2" office:value-type="string">
            <text:p text:style-name="P36">向deque容器中插入一个数据。</text:p>
          </table:table-cell>
        </table:table-row>
        <table:table-row>
          <table:table-cell table:style-name="Table179.A2" office:value-type="string">
            <text:p text:style-name="Table_20_Contents">deque_insert_n</text:p>
          </table:table-cell>
          <table:table-cell table:style-name="Table179.B2" office:value-type="string">
            <text:p text:style-name="Table_20_Contents">向deque容器中插入多个数据。</text:p>
          </table:table-cell>
        </table:table-row>
        <table:table-row>
          <table:table-cell table:style-name="Table179.A2" office:value-type="string">
            <text:p text:style-name="Table_20_Contents">deque_insert_range</text:p>
          </table:table-cell>
          <table:table-cell table:style-name="Table179.B2" office:value-type="string">
            <text:p text:style-name="Table_20_Contents">向deque容器中插入一个数据区间。</text:p>
          </table:table-cell>
        </table:table-row>
        <table:table-row>
          <table:table-cell table:style-name="Table179.A2" office:value-type="string">
            <text:p text:style-name="Table_20_Contents">deque_erase</text:p>
          </table:table-cell>
          <table:table-cell table:style-name="Table179.B2" office:value-type="string">
            <text:p text:style-name="Table_20_Contents">删除deque容器中指定位置的数据。</text:p>
          </table:table-cell>
        </table:table-row>
        <table:table-row>
          <table:table-cell table:style-name="Table179.A2" office:value-type="string">
            <text:p text:style-name="Table_20_Contents">deque_erase_range</text:p>
          </table:table-cell>
          <table:table-cell table:style-name="Table179.B2" office:value-type="string">
            <text:p text:style-name="Table_20_Contents">删除deque容器中指定数据区间的数据。</text:p>
          </table:table-cell>
        </table:table-row>
        <table:table-row>
          <table:table-cell table:style-name="Table179.A2" office:value-type="string">
            <text:p text:style-name="Table_20_Contents">deque_clear</text:p>
          </table:table-cell>
          <table:table-cell table:style-name="Table179.B2" office:value-type="string">
            <text:p text:style-name="Table_20_Contents">删除deque容器中的全部数据。</text:p>
          </table:table-cell>
        </table:table-row>
        <text:soft-page-break/>
        <table:table-row>
          <table:table-cell table:style-name="Table179.A2" office:value-type="string">
            <text:p text:style-name="Table_20_Contents">deque_resize</text:p>
          </table:table-cell>
          <table:table-cell table:style-name="Table179.B2" office:value-type="string">
            <text:p text:style-name="Table_20_Contents">重新设置deque容器中数据的数量，使用默认数据填充。</text:p>
          </table:table-cell>
        </table:table-row>
        <table:table-row>
          <table:table-cell table:style-name="Table179.A2" office:value-type="string">
            <text:p text:style-name="Table_20_Contents">deque_resize_elem</text:p>
          </table:table-cell>
          <table:table-cell table:style-name="Table179.B2" office:value-type="string">
            <text:p text:style-name="Table_20_Contents">重新设置deque容器中数据的数量，使用指定数据填充。</text:p>
          </table:table-cell>
        </table:table-row>
      </table:table>
      <text:p text:style-name="P21"/>
      <text:p text:style-name="P21">函数原型</text:p>
      <table:table table:name="Table180" table:style-name="Table180">
        <table:table-column table:style-name="Table180.A"/>
        <table:table-row>
          <table:table-cell table:style-name="Table180.A1" office:value-type="string">
            <text:p text:style-name="P32">deque_t* create_deque(typename);</text:p>
          </table:table-cell>
        </table:table-row>
      </table:table>
      <text:p text:style-name="P11">描述：</text:p>
      <text:p text:style-name="P11"><text:tab/>创建deque容器。</text:p>
      <text:p text:style-name="P11">参数：</text:p>
      <text:p text:style-name="P11"><text:tab/>typename<text:tab/><text:tab/>类型描述。</text:p>
      <text:p text:style-name="P11">返回值：</text:p>
      <text:p text:style-name="P11"><text:tab/>返回创建的deque容器的指针。</text:p>
      <text:p text:style-name="P11">注意：</text:p>
      <text:p text:style-name="P26"><text:tab/>关于类型描述参考第四章，创建失败返回NULL。</text:p>
      <text:p text:style-name="P21"/>
      <table:table table:name="Table181" table:style-name="Table181">
        <table:table-column table:style-name="Table181.A"/>
        <table:table-row>
          <table:table-cell table:style-name="Table181.A1" office:value-type="string">
            <text:p text:style-name="P32">void deque_init(deque_t* pdeq_deque);</text:p>
          </table:table-cell>
        </table:table-row>
      </table:table>
      <text:p text:style-name="P11">描述：</text:p>
      <text:p text:style-name="P11"><text:tab/>初始化一个空的deque容器。</text:p>
      <text:p text:style-name="P11">参数：</text:p>
      <text:p text:style-name="P11"><text:tab/>pdeq_deque<text:tab/><text:tab/>指向deque容器的指针。</text:p>
      <text:p text:style-name="P11">返回值：</text:p>
      <text:p text:style-name="P11"><text:tab/>无。</text:p>
      <text:p text:style-name="P11">注意：</text:p>
      <text:p text:style-name="P26"><text:tab/>如果pdeq_deque == NULL则函数的行为是未定义的，deque必须是通过create_deque创建的否则函数的行为是未定义的。</text:p>
      <text:p text:style-name="P21"/>
      <table:table table:name="Table182" table:style-name="Table182">
        <table:table-column table:style-name="Table182.A"/>
        <table:table-row>
          <table:table-cell table:style-name="Table182.A1" office:value-type="string">
            <text:p text:style-name="P32">void deque_init_n(deque_t* pdeq_deque, size_t t_count);</text:p>
          </table:table-cell>
        </table:table-row>
      </table:table>
      <text:p text:style-name="P11">描述：</text:p>
      <text:p text:style-name="P11"><text:tab/>使用多个数据默认初始化deque容器。</text:p>
      <text:p text:style-name="P11">参数：</text:p>
      <text:p text:style-name="P11"><text:tab/>pdeq_deque<text:tab/>指向deque容器的指针。</text:p>
      <text:p text:style-name="P11"><text:tab/>t_count<text:tab/><text:tab/>deque容器中包含的数据个数。</text:p>
      <text:p text:style-name="P11">返回值：</text:p>
      <text:p text:style-name="P11"><text:tab/>无。</text:p>
      <text:p text:style-name="P11">注意：</text:p>
      <text:p text:style-name="P26"><text:tab/>如果pdeq_deque == NULL则函数的行为是未定义的，deque必须是通过create_deque创建的否则函数的行为是未定义的。初始化后容器中包含的数据都是deque容器中保存的数据类型的默认值。</text:p>
      <text:p text:style-name="P21"/>
      <table:table table:name="Table183" table:style-name="Table183">
        <table:table-column table:style-name="Table183.A"/>
        <table:table-row>
          <table:table-cell table:style-name="Table183.A1" office:value-type="string">
            <text:p text:style-name="P32">void deque_init_elem(deque_t* pdeq_deque, size_t t_count, elem);</text:p>
          </table:table-cell>
        </table:table-row>
      </table:table>
      <text:p text:style-name="P11">描述：</text:p>
      <text:p text:style-name="P11"><text:tab/>使用多个指定的数据初始化deque容器。</text:p>
      <text:p text:style-name="P11">参数：</text:p>
      <text:p text:style-name="P11"><text:soft-page-break/><text:tab/>pdeq_deque<text:tab/>指向deque容器的指针。</text:p>
      <text:p text:style-name="P11"><text:tab/>t_count<text:tab/><text:tab/>deque容器中包含的数据个数。</text:p>
      <text:p text:style-name="P11"><text:tab/>elem<text:tab/><text:tab/><text:tab/>初始化容器的数据。</text:p>
      <text:p text:style-name="P11">返回值：</text:p>
      <text:p text:style-name="P11"><text:tab/>无。</text:p>
      <text:p text:style-name="P11">注意：</text:p>
      <text:p text:style-name="P26"><text:tab/>如果pdeq_deque == NULL则函数的行为是未定义的，deque必须是通过create_deque创建的否则函数的行为是未定义的。elem是与deque容器中保存的数据类型相同的数据，否则函数的行为是未定义的。</text:p>
      <text:p text:style-name="P23"/>
      <table:table table:name="Table184" table:style-name="Table184">
        <table:table-column table:style-name="Table184.A"/>
        <table:table-row>
          <table:table-cell table:style-name="Table184.A1" office:value-type="string">
            <text:p text:style-name="P32">void deque_init_copy(deque_t* pdeq_dest, const deque_t* cpdeq_src);</text:p>
          </table:table-cell>
        </table:table-row>
      </table:table>
      <text:p text:style-name="P11">描述：</text:p>
      <text:p text:style-name="P11"><text:tab/>使用既存的deque容器初始化另一个deque容器。</text:p>
      <text:p text:style-name="P11">参数：</text:p>
      <text:p text:style-name="P11"><text:tab/>pdeq_dest<text:tab/><text:tab/>指向被初始化deque容器的指针。</text:p>
      <text:p text:style-name="P11"><text:tab/>cpdeq_src<text:tab/><text:tab/>指向既存的deque容器的指针。</text:p>
      <text:p text:style-name="P11">返回值：</text:p>
      <text:p text:style-name="P11"><text:tab/>无。</text:p>
      <text:p text:style-name="P11">注意：</text:p>
      <text:p text:style-name="P26"><text:tab/>如果pdeq_deque == NULL则函数的行为是未定义的，deque必须是通过create_deque创建的否则函数的行为是未定义的。既存的deque是有效的deque否则函数的行为是未定义的。既存的deque要与当前的deque保存的数据类型相同，否则函数的行为是未定义的。初始化之后两个容器中的数据相等。</text:p>
      <text:p text:style-name="P21"/>
      <table:table table:name="Table185" table:style-name="Table185">
        <table:table-column table:style-name="Table185.A"/>
        <table:table-row>
          <table:table-cell table:style-name="Table185.A1" office:value-type="string">
            <text:p text:style-name="P32">void deque_init_copy_range(</text:p>
            <text:p text:style-name="P32"><text:s text:c="4"/>deque_t* pdeq_dest, deque_iterator_t it_begin, deque_iterator_t it_end);</text:p>
          </table:table-cell>
        </table:table-row>
      </table:table>
      <text:p text:style-name="P11">描述：</text:p>
      <text:p text:style-name="P11"><text:tab/>使用指定的数据区间初始化另一个deque容器。</text:p>
      <text:p text:style-name="P11">参数：</text:p>
      <text:p text:style-name="P11"><text:tab/>plis_dest<text:tab/><text:tab/><text:tab/>指向被初始化deque容器的指针。</text:p>
      <text:p text:style-name="P11"><text:tab/>it_begin<text:tab/><text:tab/><text:tab/>指定的数据区间的开始。</text:p>
      <text:p text:style-name="P11"><text:tab/>it_end<text:tab/><text:tab/><text:tab/>指定的数据区间的末尾。</text:p>
      <text:p text:style-name="P11">返回值：</text:p>
      <text:p text:style-name="P11"><text:tab/>无。</text:p>
      <text:p text:style-name="P11">注意：</text:p>
      <text:p text:style-name="P26"><text:tab/>如果pdeque_dest == NULL则函数的行为是未定义的，deque必须是通过create_deque创建的否则函数的行为是未定义的。[it_begin, it_end)是有效的数据区间，否则函数的行为是未定义的。数据区间中保存的数据是与deque中保存的数据类型相同，否则函数的行为是未定义的。</text:p>
      <text:p text:style-name="P21"/>
      <table:table table:name="Table186" table:style-name="Table186">
        <table:table-column table:style-name="Table186.A"/>
        <table:table-row>
          <table:table-cell table:style-name="Table186.A1" office:value-type="string">
            <text:p text:style-name="P32">void deque_destroy(deque_t* pdeq_deque);</text:p>
          </table:table-cell>
        </table:table-row>
      </table:table>
      <text:p text:style-name="P11">描述：</text:p>
      <text:p text:style-name="P11"><text:tab/>销毁一个被创建出来的deque容器。</text:p>
      <text:p text:style-name="P11">参数：</text:p>
      <text:p text:style-name="P11"><text:tab/>pdeq_deque<text:tab/><text:tab/>指向deque容器的指针。</text:p>
      <text:p text:style-name="P11"><text:soft-page-break/>返回值：</text:p>
      <text:p text:style-name="P11"><text:tab/>无。</text:p>
      <text:p text:style-name="P11">注意：</text:p>
      <text:p text:style-name="P26"><text:tab/>如果pdeq_deque == NULL则函数的行为是未定义的，deque必须是通过create_deque创建的否则函数的行为是未定义的。不管deque容器是否被初始化都需要调用这个函数销毁。</text:p>
      <text:p text:style-name="P21"/>
      <table:table table:name="Table187" table:style-name="Table187">
        <table:table-column table:style-name="Table187.A"/>
        <table:table-row>
          <table:table-cell table:style-name="Table187.A1" office:value-type="string">
            <text:p text:style-name="P32">size_t deque_size(const deque_t* cpdeq_deque);</text:p>
          </table:table-cell>
        </table:table-row>
      </table:table>
      <text:p text:style-name="P11">描述：</text:p>
      <text:p text:style-name="P11"><text:tab/>返回deque容器中保存的数据的个数。</text:p>
      <text:p text:style-name="P11">参数：</text:p>
      <text:p text:style-name="P11"><text:tab/>cpdeq_deque<text:tab/><text:tab/>指向deque容器的指针。</text:p>
      <text:p text:style-name="P11">返回值：</text:p>
      <text:p text:style-name="P11"><text:tab/>deque容器中保存的数据的个数。</text:p>
      <text:p text:style-name="P11">注意：</text:p>
      <text:p text:style-name="P26"><text:tab/>如果cpdeq_deque == NULL则函数的行为是未定义的，deque必须已经初始化的，否则函数的行为是未定义的。</text:p>
      <text:p text:style-name="P21"/>
      <table:table table:name="Table188" table:style-name="Table188">
        <table:table-column table:style-name="Table188.A"/>
        <table:table-row>
          <table:table-cell table:style-name="Table188.A1" office:value-type="string">
            <text:p text:style-name="P32">bool_t deque_empty(const deque_t* cpdeq_deque);</text:p>
          </table:table-cell>
        </table:table-row>
      </table:table>
      <text:p text:style-name="P11">描述：</text:p>
      <text:p text:style-name="P11"><text:tab/>测试deque容器是否为空。</text:p>
      <text:p text:style-name="P11">参数：</text:p>
      <text:p text:style-name="P11"><text:tab/>cpdeq_deque<text:tab/><text:tab/>指向deque容器的指针。</text:p>
      <text:p text:style-name="P11">返回值：</text:p>
      <text:p text:style-name="P11"><text:tab/>如果deque容器为空返回true，否则返回false。</text:p>
      <text:p text:style-name="P11">注意：</text:p>
      <text:p text:style-name="P26"><text:tab/>如果cpdeq_deque == NULL则函数的行为是未定义的，deque必须已经初始化的，否则函数的行为是未定义的。</text:p>
      <text:p text:style-name="P21"/>
      <table:table table:name="Table189" table:style-name="Table189">
        <table:table-column table:style-name="Table189.A"/>
        <table:table-row>
          <table:table-cell table:style-name="Table189.A1" office:value-type="string">
            <text:p text:style-name="P32">size_t deque_max_size(const deque_t* cpdeq_deque);</text:p>
          </table:table-cell>
        </table:table-row>
      </table:table>
      <text:p text:style-name="P11">描述：</text:p>
      <text:p text:style-name="P11"><text:tab/>返回deque容器中能够保存的数据最大数量的可能值。</text:p>
      <text:p text:style-name="P11">参数：</text:p>
      <text:p text:style-name="P11"><text:tab/>cpdeq_deque<text:tab/><text:tab/>指向deque容器的指针。</text:p>
      <text:p text:style-name="P11">返回值：</text:p>
      <text:p text:style-name="P11"><text:tab/>返回deque容器中能够保存的数据最大数量的可能值。</text:p>
      <text:p text:style-name="P11">注意：</text:p>
      <text:p text:style-name="P26"><text:tab/>如果cpdeq_deque == NULL则函数的行为是未定义的，deque必须已经初始化的，否则函数的行为是未定义的。这个返回值不是一个固定的值。</text:p>
      <text:p text:style-name="P21"/>
      <table:table table:name="Table190" table:style-name="Table190">
        <table:table-column table:style-name="Table190.A"/>
        <table:table-row>
          <table:table-cell table:style-name="Table190.A1" office:value-type="string">
            <text:p text:style-name="P32">deque_iterator_t deque_begin(const deque_t* cpdeq_deque);</text:p>
          </table:table-cell>
        </table:table-row>
      </table:table>
      <text:p text:style-name="P11">描述：</text:p>
      <text:p text:style-name="P11"><text:tab/>获得引用deque容器中第一数据的迭代器。</text:p>
      <text:p text:style-name="P11">参数：</text:p>
      <text:p text:style-name="P11"><text:tab/>cpdeq_deque<text:tab/><text:tab/>指向deque容器的指针。</text:p>
      <text:p text:style-name="P11"><text:soft-page-break/>返回值：</text:p>
      <text:p text:style-name="P11"><text:tab/>返回引用deque容器中第一个数据的迭代器。</text:p>
      <text:p text:style-name="P11">注意：</text:p>
      <text:p text:style-name="P26"><text:tab/>如果cpdeq_deque == NULL则函数的行为是未定义的，deque容器必须已经初始化的，否则函数的行为是未定义的。如果deque容器为空，则返回值与deque_end(cpdeq_deque)相等。</text:p>
      <text:p text:style-name="P21"/>
      <table:table table:name="Table191" table:style-name="Table191">
        <table:table-column table:style-name="Table191.A"/>
        <table:table-row>
          <table:table-cell table:style-name="Table191.A1" office:value-type="string">
            <text:p text:style-name="P32">deque_iterator_t deque_end(const deque_t* cpdeq_deque);</text:p>
          </table:table-cell>
        </table:table-row>
      </table:table>
      <text:p text:style-name="P11">描述：</text:p>
      <text:p text:style-name="P11"><text:tab/>获得引用deque容器末尾的迭代器。</text:p>
      <text:p text:style-name="P11">参数：</text:p>
      <text:p text:style-name="P11"><text:tab/>cpdeq_deque<text:tab/><text:tab/>指向deque容器的指针。</text:p>
      <text:p text:style-name="P11">返回值：</text:p>
      <text:p text:style-name="P11"><text:tab/>返回引用deque容器末尾的迭代器。</text:p>
      <text:p text:style-name="P11">注意：</text:p>
      <text:p text:style-name="P26"><text:tab/>如果cpdeq_deque == NULL则函数的行为是未定义的，deque容器必须已经初始化的，否则函数的行为是未定义的。</text:p>
      <text:p text:style-name="P21"/>
      <table:table table:name="Table192" table:style-name="Table192">
        <table:table-column table:style-name="Table192.A"/>
        <table:table-row>
          <table:table-cell table:style-name="Table192.A1" office:value-type="string">
            <text:p text:style-name="P32">void deque_assign(deque_t* pdeq_dest, const deque_t* cpdeq_src);</text:p>
          </table:table-cell>
        </table:table-row>
      </table:table>
      <text:p text:style-name="P11">描述：</text:p>
      <text:p text:style-name="P11"><text:tab/>使用一个deque为另一个deque赋值。</text:p>
      <text:p text:style-name="P11">参数：</text:p>
      <text:p text:style-name="P11"><text:tab/>pdeq_dest<text:tab/><text:tab/>指向被赋值的deque容器的指针。</text:p>
      <text:p text:style-name="P11"><text:tab/>cpdeq_src<text:tab/><text:tab/>指向赋值的deque容器的指针。</text:p>
      <text:p text:style-name="P11">返回值：</text:p>
      <text:p text:style-name="P11"><text:tab/>无。</text:p>
      <text:p text:style-name="P11">注意：</text:p>
      <text:p text:style-name="P26"><text:tab/>如果 pdeq_dest == NULL或者cpdeq_src == NULL则函数的行为是未定义的，两个deque必须已经初始化的，否则函数的行为是未定义的。两个deque容器中保存的数据类型不同函数的行为是未定义的。如果deque_equal(pdeq_dest, cpdeq_src)那么函数不做任何动作。</text:p>
      <text:p text:style-name="P21"/>
      <table:table table:name="Table193" table:style-name="Table193">
        <table:table-column table:style-name="Table193.A"/>
        <table:table-row>
          <table:table-cell table:style-name="Table193.A1" office:value-type="string">
            <text:p text:style-name="P32">void deque_assign_elem(deque_t* pdeq_deque, size_t t_count, elem);</text:p>
          </table:table-cell>
        </table:table-row>
      </table:table>
      <text:p text:style-name="P11">描述：</text:p>
      <text:p text:style-name="P11"><text:tab/>使用指定的数据为deque赋值。</text:p>
      <text:p text:style-name="P11">参数：</text:p>
      <text:p text:style-name="P11"><text:tab/>pdeq_deque<text:tab/>指向被赋值的deque容器的指针。</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6"><text:tab/>如果pdeq_deque == NULL则函数的行为是未定义的，deque容器必须已经初始化的，否则函数的行为是未定义的。elem是与deque中保存的数据类型相同的数据，否则函数的行为是未定义的。</text:p>
      <text:p text:style-name="P21"><text:soft-page-break/></text:p>
      <table:table table:name="Table194" table:style-name="Table194">
        <table:table-column table:style-name="Table194.A"/>
        <table:table-row>
          <table:table-cell table:style-name="Table194.A1" office:value-type="string">
            <text:p text:style-name="P32">void deque_assign_range(</text:p>
            <text:p text:style-name="P32"><text:s text:c="4"/>deque_t* pdeq_deque, deque_iterator_t it_begin, deque_iterator_t it_end);</text:p>
          </table:table-cell>
        </table:table-row>
      </table:table>
      <text:p text:style-name="P11">描述：</text:p>
      <text:p text:style-name="P11"><text:tab/>使用指定的数据区间为deque赋值。</text:p>
      <text:p text:style-name="P11">参数：</text:p>
      <text:p text:style-name="P11"><text:tab/>pdeq_deque<text:tab/>指向被赋值的deque容器的指针。</text:p>
      <text:p text:style-name="P11"><text:tab/>it_begin<text:tab/><text:tab/>指定的数据区间的开始。</text:p>
      <text:p text:style-name="P11"><text:tab/>it_end<text:tab/><text:tab/>指定的数据区间的末尾。</text:p>
      <text:p text:style-name="P11">返回值：</text:p>
      <text:p text:style-name="P11"><text:tab/>无。</text:p>
      <text:p text:style-name="P11">注意：</text:p>
      <text:p text:style-name="P26"><text:tab/>如果pdeq_deque == NULL则函数的行为是未定义的，deque容器必须已经初始化的，否则函数的行为是未定义的。[it_begin, it_end)是有效的数据区间否则函数的行为是未定义的。[it_begin, it_end)中保存的数据是与deque中保存的数据类型相同的数据，否则函数的行为是未定义的。如果[it_begin, it_end)属于pdeq_deque则函数的行为是未定义的。</text:p>
      <text:p text:style-name="P21"/>
      <table:table table:name="Table195" table:style-name="Table195">
        <table:table-column table:style-name="Table195.A"/>
        <table:table-row>
          <table:table-cell table:style-name="Table195.A1" office:value-type="string">
            <text:p text:style-name="P32">bool_t deque_equal(const deque_t* cpdeq_first, const deque_t* cpdeq_second);</text:p>
          </table:table-cell>
        </table:table-row>
      </table:table>
      <text:p text:style-name="P11">描述：</text:p>
      <text:p text:style-name="P11"><text:tab/>测试两个deque容器是否相等。</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两个deque容器相等则返回true，否则返回false。</text:p>
      <text:p text:style-name="P11">注意：</text:p>
      <text:p text:style-name="P26"><text:tab/>如果cpdeq_first == NULL或者cpdeq_second == NULL则函数的行为是未定义的，两个deque必须已经初始化的，否则函数的行为是未定义的。两个deque容器中保存的数据类型不同认为这两个容器不等。两个deque容器相等是指容器中的数据对应相等，并且容器中数据的数量也相等。如果cpdeq_first == cpdeq_second那么返回true。</text:p>
      <text:p text:style-name="P21"/>
      <table:table table:name="Table196" table:style-name="Table196">
        <table:table-column table:style-name="Table196.A"/>
        <table:table-row>
          <table:table-cell table:style-name="Table196.A1" office:value-type="string">
            <text:p text:style-name="P32">bool_t deque_not_equal(const deque_t* cpdeq_first, const deque_t* cpdeq_second);</text:p>
          </table:table-cell>
        </table:table-row>
      </table:table>
      <text:p text:style-name="P11">描述：</text:p>
      <text:p text:style-name="P11"><text:tab/>测试两个deque容器是否不等。</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两个deque容器不等则返回true，否则返回false。</text:p>
      <text:p text:style-name="P11">注意：</text:p>
      <text:p text:style-name="P26"><text:tab/>如果cpdeq_first == NULL或者cpdeq_second == NULL则函数的行为是未定义的，两个deque必须已经初始化的，否则函数的行为是未定义的。两个deque容器中保存的数据类型不同认为两个deque容器不等。两个deque容器不等是指容器中的对应的数据不相等，如果对应的数据都相等，那就要看容器中数据的数量是否不等。如果cpdeq_first == cpdeq_second那么返回false。</text:p>
      <text:p text:style-name="P21"><text:soft-page-break/></text:p>
      <table:table table:name="Table197" table:style-name="Table197">
        <table:table-column table:style-name="Table197.A"/>
        <table:table-row>
          <table:table-cell table:style-name="Table197.A1" office:value-type="string">
            <text:p text:style-name="P32">bool_t deque_less(const deque_t* cpdeq_first, const deque_t* cpdeq_second);</text:p>
          </table:table-cell>
        </table:table-row>
      </table:table>
      <text:p text:style-name="P11">描述：</text:p>
      <text:p text:style-name="P11"><text:tab/>测试第一个deque是否小于第二个deque。</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第一个deque容器小于第二个deque容器则返回true，否则返回false。</text:p>
      <text:p text:style-name="P11">注意：</text:p>
      <text:p text:style-name="P26"><text:tab/>如果cpdeq_first == NULL或者cpdeq_second == NULL则函数的行为是未定义的，两个deque必须已经初始化的，否则函数的行为是未定义的。两个deque容器中保存的数据类型不同函数的行为是未定义的。如果第一个deque中的数据小于第二个deque中对应的数据则返回true，如果大于则返回false，当两个deque中的对应数据相等，第一个deque中的数据数量小于第二个deque中数据的数量返回true，否则返回false。如果cpdeq_first == cpdeq_second那么返回false。</text:p>
      <text:p text:style-name="P21"/>
      <table:table table:name="Table198" table:style-name="Table198">
        <table:table-column table:style-name="Table198.A"/>
        <table:table-row>
          <table:table-cell table:style-name="Table198.A1" office:value-type="string">
            <text:p text:style-name="P32">bool_t deque_less_equal(const deque_t* cpdeq_first, const deque_t* cpdeq_second);</text:p>
          </table:table-cell>
        </table:table-row>
      </table:table>
      <text:p text:style-name="P11">描述：</text:p>
      <text:p text:style-name="P11"><text:tab/>测试第一个deque是否小于等于第二个deque。</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第一个deque容器小于等于第二个deque容器则返回true，否则返回false。</text:p>
      <text:p text:style-name="P11">注意：</text:p>
      <text:p text:style-name="P26"><text:tab/>如果cpdeq_first == NULL或者cpdeq_second == NULL则函数的行为是未定义的，两个deque必须已经初始化的，否则函数的行为是未定义的。两个deque容器中保存的数据类型不同函数的行为是未定义的。如果cpdeq_first == cpdeq_second那么返回true。</text:p>
      <text:p text:style-name="P21"/>
      <table:table table:name="Table199" table:style-name="Table199">
        <table:table-column table:style-name="Table199.A"/>
        <table:table-row>
          <table:table-cell table:style-name="Table199.A1" office:value-type="string">
            <text:p text:style-name="P32">bool_t deque_greater(const deque_t* cpdeq_first, const deque_t* cpdeq_second);</text:p>
          </table:table-cell>
        </table:table-row>
      </table:table>
      <text:p text:style-name="P11">描述：</text:p>
      <text:p text:style-name="P11"><text:tab/>测试第一个deque是否大于第二个deque。</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第一个deque容器大于第二个deque容器则返回true，否则返回false。</text:p>
      <text:p text:style-name="P11">注意：</text:p>
      <text:p text:style-name="P26"><text:tab/>如果cpdeq_first == NULL或者cpdeq_second == NULL则函数的行为是未定义的，两个deque必须已经初始化的，否则函数的行为是未定义的。两个deque容器中保存的数据类型不同函数的行为是未定义的。如果第一deque中的数据大于第二个deque中的对应的数据则返回true，小于则返回false，当对应的数据相等的时候，如果第一个deque中数据的数量大于第二个deque中数据的数量的时候返回true否则返回false。如果cpdeqt_first == cpdeq_second那么返回<text:soft-page-break/>false。</text:p>
      <text:p text:style-name="P21"/>
      <table:table table:name="Table200" table:style-name="Table200">
        <table:table-column table:style-name="Table200.A"/>
        <table:table-row>
          <table:table-cell table:style-name="Table200.A1" office:value-type="string">
            <text:p text:style-name="P32">bool_t deque_greater_equal(</text:p>
            <text:p text:style-name="P32"><text:s text:c="4"/>const deque_t* cpdeq_first, const deque_t* cpdeq_second);</text:p>
          </table:table-cell>
        </table:table-row>
      </table:table>
      <text:p text:style-name="P11">描述：</text:p>
      <text:p text:style-name="P11"><text:tab/>测试第一个deque是否大于等于第二个deque。</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第一个deque容器大于等于第二个deque容器则返回true，否则返回false。</text:p>
      <text:p text:style-name="P11">注意：</text:p>
      <text:p text:style-name="P26"><text:tab/>如果 cpdeq_first == NULL或者cpdeq_second == NULL则函数的行为是未定义的，两个deque必须已经初始化的，否则函数的行为是未定义的。两个deque容器中保存的数据类型不同函数的行为是未定义的。如果 cpdeq_first == cpdeq_second 那么返回true。</text:p>
      <text:p text:style-name="P26"/>
      <table:table table:name="Table203" table:style-name="Table203">
        <table:table-column table:style-name="Table203.A"/>
        <table:table-row>
          <table:table-cell table:style-name="Table203.A1" office:value-type="string">
            <text:p text:style-name="P32">void* deque_at(const deque_t* cpdeq_deque, size_t t_pos);</text:p>
          </table:table-cell>
        </table:table-row>
      </table:table>
      <text:p text:style-name="P11">描述：</text:p>
      <text:p text:style-name="P11"><text:tab/>通过下标随机访问deque容器中的数据。</text:p>
      <text:p text:style-name="P11">参数：</text:p>
      <text:p text:style-name="P11"><text:tab/>cpdeq_deque <text:tab/><text:tab/>指向deque容器的指针。</text:p>
      <text:p text:style-name="P11"><text:tab/>t_pos<text:tab/><text:tab/><text:tab/>要访问的数据在容器中的索引。</text:p>
      <text:p text:style-name="P11">返回值：</text:p>
      <text:p text:style-name="P11"><text:tab/>指向被访问的数据的指针。</text:p>
      <text:p text:style-name="P11">注意：</text:p>
      <text:p text:style-name="P26"><text:tab/>cpdeq_deque == NULL则函数的行为是未定义的，cpdeq_deque指向的容器是经过初始化以后的deque容器，否则函数的行为是未定义的。如果t_pos超过了deque容器中数据索引的范围，则函数的行为是未定义的。</text:p>
      <text:p text:style-name="P26"/>
      <table:table table:name="Table201" table:style-name="Table201">
        <table:table-column table:style-name="Table201.A"/>
        <table:table-row>
          <table:table-cell table:style-name="Table201.A1" office:value-type="string">
            <text:p text:style-name="P32">void* deque_front(const deque_t* cpdeq_deque);</text:p>
          </table:table-cell>
        </table:table-row>
      </table:table>
      <text:p text:style-name="P11">描述：</text:p>
      <text:p text:style-name="P11"><text:tab/>访问deque容器中的第一个数据</text:p>
      <text:p text:style-name="P11">参数：</text:p>
      <text:p text:style-name="P11"><text:tab/>cpdeq_deque<text:tab/><text:tab/>指向deque容器的指针。</text:p>
      <text:p text:style-name="P11">返回值：</text:p>
      <text:p text:style-name="P11"><text:tab/>指向deque容器中第一个数据的指针。</text:p>
      <text:p text:style-name="P11">注意：</text:p>
      <text:p text:style-name="P26"><text:tab/>如果cpdeq_deque == NULL则函数的行为是未定义的，deque容器必须已经初始化的，否则函数的行为是未定义的。如果deque为空则函数的行为是未定义的。</text:p>
      <text:p text:style-name="P21"/>
      <table:table table:name="Table202" table:style-name="Table202">
        <table:table-column table:style-name="Table202.A"/>
        <table:table-row>
          <table:table-cell table:style-name="Table202.A1" office:value-type="string">
            <text:p text:style-name="P32">void* deque_back(const deque_t* cpdeq_deque);</text:p>
          </table:table-cell>
        </table:table-row>
      </table:table>
      <text:p text:style-name="P11">描述：</text:p>
      <text:p text:style-name="P11"><text:tab/>访问deque容器中的最后一个数据</text:p>
      <text:p text:style-name="P11"><text:soft-page-break/>参数：</text:p>
      <text:p text:style-name="P11"><text:tab/>cpdeq_deque<text:tab/><text:tab/>指向deque容器的指针。</text:p>
      <text:p text:style-name="P11">返回值：</text:p>
      <text:p text:style-name="P11"><text:tab/>指向deque容器中最后一个数据的指针。</text:p>
      <text:p text:style-name="P11">注意：</text:p>
      <text:p text:style-name="P26"><text:tab/>如果cpdeq_deque == NULL则函数的行为是未定义的，deque容器必须已经初始化的，否则函数的行为是未定义的。如果deque为空则函数的行为是未定义的。</text:p>
      <text:p text:style-name="P21"/>
      <table:table table:name="Table204" table:style-name="Table204">
        <table:table-column table:style-name="Table204.A"/>
        <table:table-row>
          <table:table-cell table:style-name="Table204.A1" office:value-type="string">
            <text:p text:style-name="P32">void deque_swap(deque_t* pdeq_first, deque_t* pdeq_second);</text:p>
          </table:table-cell>
        </table:table-row>
      </table:table>
      <text:p text:style-name="P11">描述：</text:p>
      <text:p text:style-name="P11"><text:tab/>交换两个deque容器。</text:p>
      <text:p text:style-name="P11">参数：</text:p>
      <text:p text:style-name="P11"><text:tab/>pdeq_first<text:tab/><text:tab/>指向deque容器的指针。</text:p>
      <text:p text:style-name="P11"><text:tab/>pdeq_second<text:tab/><text:tab/>指向deque容器的指针。</text:p>
      <text:p text:style-name="P11">返回值：</text:p>
      <text:p text:style-name="P11"><text:tab/>无。</text:p>
      <text:p text:style-name="P11">注意：</text:p>
      <text:p text:style-name="P26"><text:tab/>如果pdeq_first == NULL或者pdeq_second == NULL则函数的行为是未定义的，两个deque容器必须已经初始化的，否则函数的行为是未定义的。两个deque容器中保存的数据类型必须是一致的，否则函数的行为是未定义的。如果deque_equal(pdeq_firt, pdeq_second)则函数不执行任何动作。</text:p>
      <text:p text:style-name="P21"/>
      <table:table table:name="Table205" table:style-name="Table205">
        <table:table-column table:style-name="Table205.A"/>
        <table:table-row>
          <table:table-cell table:style-name="Table205.A1" office:value-type="string">
            <text:p text:style-name="P32">void deque_push_back(deque_t* pdeq_deque, elem);</text:p>
          </table:table-cell>
        </table:table-row>
      </table:table>
      <text:p text:style-name="P11">描述：</text:p>
      <text:p text:style-name="P11"><text:tab/>向deque末尾添加数据。</text:p>
      <text:p text:style-name="P11">参数：</text:p>
      <text:p text:style-name="P11"><text:tab/>pdeq_deque<text:tab/>指向deque容器的指针。</text:p>
      <text:p text:style-name="P11"><text:tab/>elem<text:tab/><text:tab/><text:tab/>添加的数据。</text:p>
      <text:p text:style-name="P11">返回值：</text:p>
      <text:p text:style-name="P11"><text:tab/>无。</text:p>
      <text:p text:style-name="P11">注意：</text:p>
      <text:p text:style-name="P26"><text:tab/>如果pdeq_deque == NULL则函数的行为是未定义的，deque容器必须已经初始化的，否则函数的行为是未定义的。elem是与deque容器中保存的数据类型一致的数据，否则函数的行为是未定义的。</text:p>
      <text:p text:style-name="P21"/>
      <table:table table:name="Table206" table:style-name="Table206">
        <table:table-column table:style-name="Table206.A"/>
        <table:table-row>
          <table:table-cell table:style-name="Table206.A1" office:value-type="string">
            <text:p text:style-name="P32">void deque_push_front(deque_t* pdeq_deque, elem);</text:p>
          </table:table-cell>
        </table:table-row>
      </table:table>
      <text:p text:style-name="P11">描述：</text:p>
      <text:p text:style-name="P11"><text:tab/>向deque开头添加数据。</text:p>
      <text:p text:style-name="P11">参数：</text:p>
      <text:p text:style-name="P11"><text:tab/>pdeq_deque<text:tab/>指向deque容器的指针。</text:p>
      <text:p text:style-name="P11"><text:tab/>elem<text:tab/><text:tab/><text:tab/>添加的数据。</text:p>
      <text:p text:style-name="P11">返回值：</text:p>
      <text:p text:style-name="P11"><text:tab/>无。</text:p>
      <text:p text:style-name="P11">注意：</text:p>
      <text:p text:style-name="P26"><text:soft-page-break/><text:tab/>如果pdeq_deque == NULL则函数的行为是未定义的，deque容器必须已经初始化的，否则函数的行为是未定义的。elem是与deque容器中保存的数据类型一致的数据，否则函数的行为是未定义的。</text:p>
      <text:p text:style-name="P21"/>
      <table:table table:name="Table207" table:style-name="Table207">
        <table:table-column table:style-name="Table207.A"/>
        <table:table-row>
          <table:table-cell table:style-name="Table207.A1" office:value-type="string">
            <text:p text:style-name="P32">void deque_pop_back(deque_t* pdeq_deque);</text:p>
          </table:table-cell>
        </table:table-row>
      </table:table>
      <text:p text:style-name="P11">描述：</text:p>
      <text:p text:style-name="P11"><text:tab/>删除deque容器中的最后一个数据</text:p>
      <text:p text:style-name="P11">参数：</text:p>
      <text:p text:style-name="P11"><text:tab/>pdeq_deque<text:tab/><text:tab/>指向deque容器的指针。</text:p>
      <text:p text:style-name="P11">返回值：</text:p>
      <text:p text:style-name="P11"><text:tab/>无。</text:p>
      <text:p text:style-name="P11">注意：</text:p>
      <text:p text:style-name="P26"><text:tab/>如果pdeq_deque == NULL则函数的行为是未定义的，deque容器必须已经初始化的，否则函数的行为是未定义的。如果deque容器为空则函数的行为是未定义的。</text:p>
      <text:p text:style-name="P21"/>
      <table:table table:name="Table208" table:style-name="Table208">
        <table:table-column table:style-name="Table208.A"/>
        <table:table-row>
          <table:table-cell table:style-name="Table208.A1" office:value-type="string">
            <text:p text:style-name="P32">void deque_pop_front(deque_t* pdeq_deque);</text:p>
          </table:table-cell>
        </table:table-row>
      </table:table>
      <text:p text:style-name="P11">描述：</text:p>
      <text:p text:style-name="P11"><text:tab/>删除deque容器中的第一个数据</text:p>
      <text:p text:style-name="P11">参数：</text:p>
      <text:p text:style-name="P11"><text:tab/>pdeq_deque<text:tab/><text:tab/>指向deque容器的指针。</text:p>
      <text:p text:style-name="P11">返回值：</text:p>
      <text:p text:style-name="P11"><text:tab/>无。</text:p>
      <text:p text:style-name="P11">注意：</text:p>
      <text:p text:style-name="P26"><text:tab/>如果pdeq_deque == NULL则函数的行为是未定义的，deque容器必须已经初始化的，否则函数的行为是未定义的。如果deque容器为空则函数的行为是未定义的。</text:p>
      <text:p text:style-name="P21"/>
      <table:table table:name="Table209" table:style-name="Table209">
        <table:table-column table:style-name="Table209.A"/>
        <table:table-row>
          <table:table-cell table:style-name="Table209.A1" office:value-type="string">
            <text:p text:style-name="P32">deque_iterator_t deque_insert(deque_t* pdeq_deque, deque_iterator_t it_pos, elem);</text:p>
          </table:table-cell>
        </table:table-row>
      </table:table>
      <text:p text:style-name="P11">描述：</text:p>
      <text:p text:style-name="P11"><text:tab/>在deque容器的指定位置插入数据。</text:p>
      <text:p text:style-name="P11">参数：</text:p>
      <text:p text:style-name="P11"><text:tab/>pdeq_deque<text:tab/>指向deque容器的指针。</text:p>
      <text:p text:style-name="P11"><text:tab/>it_pos<text:tab/><text:tab/>插入数据的位置。</text:p>
      <text:p text:style-name="P11"><text:tab/>elem<text:tab/><text:tab/><text:tab/>被插入的数据。</text:p>
      <text:p text:style-name="P11">返回值：</text:p>
      <text:p text:style-name="P11"><text:tab/>返回引用被插入的数据的迭代器。</text:p>
      <text:p text:style-name="P11">注意：</text:p>
      <text:p text:style-name="P26"><text:tab/>如果pdeq_deque == NULL则函数的行为是未定义的，deque容器必须已经初始化的，否则函数的行为是未定义的。it_pos必须是属于pdeq_deque容器的是有效迭代器，否则函数的行为是未定义的。elem是与deque容器中保存的数据类型一致的数据，否则函数的行为是未定义的。</text:p>
      <text:p text:style-name="P21"/>
      <table:table table:name="Table210" table:style-name="Table210">
        <table:table-column table:style-name="Table210.A"/>
        <table:table-row>
          <table:table-cell table:style-name="Table210.A1" office:value-type="string">
            <text:p text:style-name="P32">deque_iterator_t deque_insert_n(</text:p>
            <text:p text:style-name="P32"><text:s text:c="4"/>deque_t* pdeq_deque, deque_iterator_t it_pos, size_t t_count, elem);</text:p>
          </table:table-cell>
        </table:table-row>
      </table:table>
      <text:p text:style-name="P11">描述：</text:p>
      <text:p text:style-name="P11"><text:soft-page-break/><text:tab/>在deque容器的指定位置插入多个数据。</text:p>
      <text:p text:style-name="P11">参数：</text:p>
      <text:p text:style-name="P11"><text:tab/>pdeq_deque<text:tab/>指向deque容器的指针。</text:p>
      <text:p text:style-name="P11"><text:tab/>it_pos<text:tab/><text:tab/>插入数据的位置。</text:p>
      <text:p text:style-name="P11"><text:tab/>t_count<text:tab/><text:tab/>插入的数据的个数。</text:p>
      <text:p text:style-name="P11"><text:tab/>elem<text:tab/><text:tab/><text:tab/>被插入的数据。</text:p>
      <text:p text:style-name="P11">返回值：</text:p>
      <text:p text:style-name="P11"><text:tab/>返回引用被插入的第一个数据的迭代器。</text:p>
      <text:p text:style-name="P11">注意：</text:p>
      <text:p text:style-name="P26"><text:tab/>如果pdeq_deque == NULL则函数的行为是未定义的，deque容器必须已经初始化的，否则函数的行为是未定义的。it_pos必须是属于pdeq_deque容器的是有效迭代器，否则函数的行为是未定义的。elem是与deque容器中保存的数据类型一致的数据，否则函数的行为是未定义的。</text:p>
      <text:p text:style-name="P21"/>
      <table:table table:name="Table211" table:style-name="Table211">
        <table:table-column table:style-name="Table211.A"/>
        <table:table-row>
          <table:table-cell table:style-name="Table211.A1" office:value-type="string">
            <text:p text:style-name="P32">void deque_insert_range(</text:p>
            <text:p text:style-name="P32"><text:s text:c="4"/>deque_t* pdeq_deque, deque_iterator_t it_pos,</text:p>
            <text:p text:style-name="P32"><text:s text:c="4"/>deque_iterator_t it_begin, deque_iterator_t it_end);</text:p>
          </table:table-cell>
        </table:table-row>
      </table:table>
      <text:p text:style-name="P11">描述：</text:p>
      <text:p text:style-name="P11"><text:tab/>在deque容器的指定位置插入一个数据区间。</text:p>
      <text:p text:style-name="P11">参数：</text:p>
      <text:p text:style-name="P11"><text:tab/>pdeq_deque<text:tab/>指向deque容器的指针。</text:p>
      <text:p text:style-name="P11"><text:tab/>it_pos<text:tab/><text:tab/>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注意：</text:p>
      <text:p text:style-name="P26"><text:tab/>如果pdeq_deque == NULL则函数的行为是未定义的，deque容器必须已经初始化的，否则函数的行为是未定义的。it_pos必须是属于pdeq_deque容器的是有效迭代器，否则函数的行为是未定义的。[it_begin, it_end)必须是有效的数据区间，否则函数的行为是未定义的，[it_begin, it_end)中保存的数据类型与deque中保存的数据类型一致，否则函数的行为是未定义的。如果[it_begin, it_end)属于pdeq_deque则函数的行为是未定义的。</text:p>
      <text:p text:style-name="P21"/>
      <table:table table:name="Table212" table:style-name="Table212">
        <table:table-column table:style-name="Table212.A"/>
        <table:table-row>
          <table:table-cell table:style-name="Table212.A1" office:value-type="string">
            <text:p text:style-name="P32">deque_iterator_t deque_erase(deque_t* pdeq_deque, deque_iterator_t it_pos);</text:p>
          </table:table-cell>
        </table:table-row>
      </table:table>
      <text:p text:style-name="P11">描述：</text:p>
      <text:p text:style-name="P11"><text:tab/>删除deque容器中指定位置的数据。</text:p>
      <text:p text:style-name="P11">参数：</text:p>
      <text:p text:style-name="P11"><text:tab/>pdeq_deque<text:tab/>指向deque容器的指针。</text:p>
      <text:p text:style-name="P11"><text:tab/>it_pos<text:tab/><text:tab/>被删除的数据的位置。</text:p>
      <text:p text:style-name="P11">返回值：</text:p>
      <text:p text:style-name="P11"><text:tab/>返回引用被删除的数据后面的数据的迭代器。</text:p>
      <text:p text:style-name="P11">注意：</text:p>
      <text:p text:style-name="P26"><text:tab/>如果pdeq_deque == NULL则函数的行为是未定义的，deque容器必须已经初始化的，否则函数的行为是未定义的。it_pos是属于pdeq_deque容器的有效的迭代器，否则函数的行为是未定义的。</text:p>
      <text:p text:style-name="P21"/>
      <table:table table:name="Table213" table:style-name="Table213">
        <table:table-column table:style-name="Table213.A"/>
        <text:soft-page-break/>
        <table:table-row>
          <table:table-cell table:style-name="Table213.A1" office:value-type="string">
            <text:p text:style-name="P32">deque_iterator_t deque_erase_range(</text:p>
            <text:p text:style-name="P32"><text:s text:c="4"/>deque_t* pdeq_deque, deque_iterator_t it_begin, deque_iterator_t it_end);</text:p>
          </table:table-cell>
        </table:table-row>
      </table:table>
      <text:p text:style-name="P11">描述：</text:p>
      <text:p text:style-name="P11"><text:tab/>删除deque容器中指定数据区间的数据。</text:p>
      <text:p text:style-name="P11">参数：</text:p>
      <text:p text:style-name="P11"><text:tab/>pdeq_deque<text:tab/>指向deque容器的指针。</text:p>
      <text:p text:style-name="P11"><text:tab/>it_begin<text:tab/><text:tab/>指定的数据区间的开头。</text:p>
      <text:p text:style-name="P11"><text:tab/>it_end<text:tab/><text:tab/>指定的数据区间的末尾。</text:p>
      <text:p text:style-name="P11">返回值：</text:p>
      <text:p text:style-name="P11"><text:tab/>返回引用被删除的数据后面的数据的迭代器。</text:p>
      <text:p text:style-name="P11">注意：</text:p>
      <text:p text:style-name="P26"><text:tab/>如果pdeq_deque == NULL则函数的行为是未定义的，deque容器必须已经初始化的，否则函数的行为是未定义的。[it_begin, it_end)是属于pdeq_deque的有效的数据区间，否则函数的行为是未定义的。</text:p>
      <text:p text:style-name="P21"/>
      <table:table table:name="Table216" table:style-name="Table216">
        <table:table-column table:style-name="Table216.A"/>
        <table:table-row>
          <table:table-cell table:style-name="Table216.A1" office:value-type="string">
            <text:p text:style-name="P32">void deque_clear(deque_t* pdeq_deque);</text:p>
          </table:table-cell>
        </table:table-row>
      </table:table>
      <text:p text:style-name="P11">描述：</text:p>
      <text:p text:style-name="P11"><text:tab/>删除deque中全部的数据。</text:p>
      <text:p text:style-name="P11">参数：</text:p>
      <text:p text:style-name="P11"><text:tab/>pdeq_deque<text:tab/>指向deque容器的指针。</text:p>
      <text:p text:style-name="P11">返回值：</text:p>
      <text:p text:style-name="P11"><text:tab/>无。</text:p>
      <text:p text:style-name="P11">注意：</text:p>
      <text:p text:style-name="P26"><text:tab/>如果pdeq_deque == NULL则函数的行为是未定义的，deque容器必须已经初始化的，否则函数的行为是未定义的。</text:p>
      <text:p text:style-name="P26"/>
      <table:table table:name="Table214" table:style-name="Table214">
        <table:table-column table:style-name="Table214.A"/>
        <table:table-row>
          <table:table-cell table:style-name="Table214.A1" office:value-type="string">
            <text:p text:style-name="P32">void deque_resize(deque_t* pdeq_deque, size_t t_resize);</text:p>
          </table:table-cell>
        </table:table-row>
      </table:table>
      <text:p text:style-name="P11">描述：</text:p>
      <text:p text:style-name="P11"><text:tab/>重新设置deque中数据的数量。</text:p>
      <text:p text:style-name="P11">参数：</text:p>
      <text:p text:style-name="P11"><text:tab/>pdeq_deque<text:tab/>指向deque容器的指针。</text:p>
      <text:p text:style-name="P11"><text:tab/>t_resize<text:tab/><text:tab/>deque中数据的新的数量。</text:p>
      <text:p text:style-name="P11">返回值：</text:p>
      <text:p text:style-name="P11"><text:tab/>无。</text:p>
      <text:p text:style-name="P11">注意：</text:p>
      <text:p text:style-name="P26"><text:tab/>如果pdeq_deque == NULL则函数的行为是未定义的，deque容器必须已经初始化的，否则函数的行为是未定义的。如果重新设置的数据的数量超过了原有的数据的数量，那么添加的部分使用deque容器中保存的数据类型的默认值来填充。</text:p>
      <text:p text:style-name="P21"/>
      <table:table table:name="Table215" table:style-name="Table215">
        <table:table-column table:style-name="Table215.A"/>
        <table:table-row>
          <table:table-cell table:style-name="Table215.A1" office:value-type="string">
            <text:p text:style-name="P32">void deque_resize_elem(deque_t* pdeq_deque, size_t t_resize, elem);</text:p>
          </table:table-cell>
        </table:table-row>
      </table:table>
      <text:p text:style-name="P11">描述：</text:p>
      <text:p text:style-name="P11"><text:tab/>重新设置deque中数据的数量，超出的部分使用elem来填充。</text:p>
      <text:p text:style-name="P11">参数：</text:p>
      <text:p text:style-name="P11"><text:tab/>pdeq_deque<text:tab/>指向deque容器的指针。</text:p>
      <text:p text:style-name="P11"><text:soft-page-break/><text:tab/>t_resize<text:tab/><text:tab/>deque中数据的新的数量。</text:p>
      <text:p text:style-name="P11"><text:tab/>elem<text:tab/><text:tab/><text:tab/>填充数据。</text:p>
      <text:p text:style-name="P11">返回值：</text:p>
      <text:p text:style-name="P11"><text:tab/>无。</text:p>
      <text:p text:style-name="P11">注意：</text:p>
      <text:p text:style-name="P26"><text:tab/>如果pdeq_deque == NULL则函数的行为是未定义的，deque容器必须已经初始化的，否则函数的行为是未定义的。如果重新设置的数据的数量超过了原有的数据的数量，那么添加的部分elem来填充。elem必须是与deque容器中保存的数据的类型一致的数据，否则函数的行为是未定义的。</text:p>
      <text:p text:style-name="P21"/>
      <text:list xml:id="list36676199" text:continue-numbering="true" text:style-name="WW8Num13">
        <text:list-item>
          <text:list>
            <text:list-item>
              <text:h text:style-name="P52" text:outline-level="2">迭代器接口</text:h>
            </text:list-item>
          </text:list>
        </text:list-item>
      </text:list>
      <text:p text:style-name="P21"><text:tab/>deque的迭代器接口主要用户实现迭代器，用户不应该使用这些接口。</text:p>
      <table:table table:name="Table217" table:style-name="Table217">
        <table:table-column table:style-name="Table217.A"/>
        <table:table-column table:style-name="Table217.B"/>
        <table:table-row>
          <table:table-cell table:style-name="Table217.A1" office:value-type="string">
            <text:p text:style-name="Table_20_Contents">_create_deque_iterator</text:p>
          </table:table-cell>
          <table:table-cell table:style-name="Table217.B1" office:value-type="string">
            <text:p text:style-name="Table_20_Contents">创建deque容器的迭代器。</text:p>
          </table:table-cell>
        </table:table-row>
        <table:table-row>
          <table:table-cell table:style-name="Table217.A2" office:value-type="string">
            <text:p text:style-name="Table_20_Contents">_deque_iterator_equal</text:p>
          </table:table-cell>
          <table:table-cell table:style-name="Table217.B2" office:value-type="string">
            <text:p text:style-name="Table_20_Contents">测试两个deque迭代器是否相等。</text:p>
          </table:table-cell>
        </table:table-row>
        <table:table-row>
          <table:table-cell table:style-name="Table217.A2" office:value-type="string">
            <text:p text:style-name="Table_20_Contents">_deque_iterator_less</text:p>
          </table:table-cell>
          <table:table-cell table:style-name="Table217.B2" office:value-type="string">
            <text:p text:style-name="Table_20_Contents">测试第一个deque迭代器是否小于第二个deque迭代器。</text:p>
          </table:table-cell>
        </table:table-row>
        <table:table-row>
          <table:table-cell table:style-name="Table217.A2" office:value-type="string">
            <text:p text:style-name="Table_20_Contents">_deque_iterator_before</text:p>
          </table:table-cell>
          <table:table-cell table:style-name="Table217.B2" office:value-type="string">
            <text:p text:style-name="Table_20_Contents">测试第一个deque迭代器是否在第二个deque迭代器前面。</text:p>
          </table:table-cell>
        </table:table-row>
        <table:table-row>
          <table:table-cell table:style-name="Table217.A2" office:value-type="string">
            <text:p text:style-name="Table_20_Contents">_deque_iterator_get_value</text:p>
          </table:table-cell>
          <table:table-cell table:style-name="Table217.B2" office:value-type="string">
            <text:p text:style-name="Table_20_Contents">获得迭代器引用的数据。</text:p>
          </table:table-cell>
        </table:table-row>
        <table:table-row>
          <table:table-cell table:style-name="Table217.A2" office:value-type="string">
            <text:p text:style-name="Table_20_Contents">_deque_iterator_set_value</text:p>
          </table:table-cell>
          <table:table-cell table:style-name="Table217.B2" office:value-type="string">
            <text:p text:style-name="Table_20_Contents">设置迭代器引用的数据。</text:p>
          </table:table-cell>
        </table:table-row>
        <table:table-row>
          <table:table-cell table:style-name="Table217.A2" office:value-type="string">
            <text:p text:style-name="Table_20_Contents">_deque_iterator_get_pointer</text:p>
          </table:table-cell>
          <table:table-cell table:style-name="Table217.B2" office:value-type="string">
            <text:p text:style-name="Table_20_Contents">获得指向迭代器引用的数据的指针。</text:p>
          </table:table-cell>
        </table:table-row>
        <table:table-row>
          <table:table-cell table:style-name="Table217.A2" office:value-type="string">
            <text:p text:style-name="Table_20_Contents">_deque_iterator_next</text:p>
          </table:table-cell>
          <table:table-cell table:style-name="Table217.B2" office:value-type="string">
            <text:p text:style-name="Table_20_Contents">获得引用下一个数据的迭代器。</text:p>
          </table:table-cell>
        </table:table-row>
        <table:table-row>
          <table:table-cell table:style-name="Table217.A2" office:value-type="string">
            <text:p text:style-name="Table_20_Contents">_deque_iterator_prev</text:p>
          </table:table-cell>
          <table:table-cell table:style-name="Table217.B2" office:value-type="string">
            <text:p text:style-name="Table_20_Contents">获得引用上一个数据的迭代器。</text:p>
          </table:table-cell>
        </table:table-row>
        <table:table-row>
          <table:table-cell table:style-name="Table217.A2" office:value-type="string">
            <text:p text:style-name="Table_20_Contents">_deque_iterator_next_n</text:p>
          </table:table-cell>
          <table:table-cell table:style-name="Table217.B2" office:value-type="string">
            <text:p text:style-name="Table_20_Contents">获得引用向下第n个数据的迭代器。</text:p>
          </table:table-cell>
        </table:table-row>
        <table:table-row>
          <table:table-cell table:style-name="Table217.A2" office:value-type="string">
            <text:p text:style-name="Table_20_Contents">_deque_iterator_prev_n</text:p>
          </table:table-cell>
          <table:table-cell table:style-name="Table217.B2" office:value-type="string">
            <text:p text:style-name="Table_20_Contents">获得引用向上第n个数据的迭代器。</text:p>
          </table:table-cell>
        </table:table-row>
        <table:table-row>
          <table:table-cell table:style-name="Table217.A2" office:value-type="string">
            <text:p text:style-name="Table_20_Contents">_deque_iterator_at</text:p>
          </table:table-cell>
          <table:table-cell table:style-name="Table217.B2" office:value-type="string">
            <text:p text:style-name="Table_20_Contents">通过下标来访问迭代器引用的数据。</text:p>
          </table:table-cell>
        </table:table-row>
        <table:table-row>
          <table:table-cell table:style-name="Table217.A2" office:value-type="string">
            <text:p text:style-name="Table_20_Contents">_deque_iterator_minus</text:p>
          </table:table-cell>
          <table:table-cell table:style-name="Table217.B2" office:value-type="string">
            <text:p text:style-name="Table_20_Contents">获得两个迭代器之差。</text:p>
          </table:table-cell>
        </table:table-row>
      </table:table>
      <text:p text:style-name="P26"/>
      <table:table table:name="Table219" table:style-name="Table219">
        <table:table-column table:style-name="Table219.A"/>
        <table:table-row>
          <table:table-cell table:style-name="Table219.A1" office:value-type="string">
            <text:p text:style-name="P32">deque_iterator_t _create_deque_iterator(void);</text:p>
          </table:table-cell>
        </table:table-row>
      </table:table>
      <text:p text:style-name="P11">描述：</text:p>
      <text:p text:style-name="P11"><text:tab/>创建deque迭代器。</text:p>
      <text:p text:style-name="P11">参数：</text:p>
      <text:p text:style-name="P11"><text:tab/>无。</text:p>
      <text:p text:style-name="P11">返回值：</text:p>
      <text:p text:style-name="P11"><text:tab/>deque迭代器。</text:p>
      <text:p text:style-name="P11">注意：</text:p>
      <text:p text:style-name="P26"><text:tab/>获得的deque迭代器不是有效的迭代器，因为它并没有与任何deque容器关联。这个函数创建的deque迭代器是供给以后的deque函数使用的。</text:p>
      <text:p text:style-name="P26"><text:soft-page-break/></text:p>
      <table:table table:name="Table220" table:style-name="Table220">
        <table:table-column table:style-name="Table220.A"/>
        <table:table-row>
          <table:table-cell table:style-name="Table220.A1" office:value-type="string">
            <text:p text:style-name="P32">bool_t _deque_iterator_equal(</text:p>
            <text:p text:style-name="P32"><text:s text:c="4"/>deque_iterator_t it_first, deque_iterator_t it_second);</text:p>
          </table:table-cell>
        </table:table-row>
      </table:table>
      <text:p text:style-name="P11">描述：</text:p>
      <text:p text:style-name="P11"><text:tab/>比较两个迭代器是否相等。</text:p>
      <text:p text:style-name="P11">参数：</text:p>
      <text:p text:style-name="P11"><text:tab/>it_first<text:tab/><text:tab/>第一个deque迭代器。</text:p>
      <text:p text:style-name="P11"><text:tab/>it_second<text:tab/><text:tab/>第二个deque迭代器。</text:p>
      <text:p text:style-name="P11">返回值：</text:p>
      <text:p text:style-name="P11"><text:tab/>如果两个迭代器相等则返回true，否则返回false。</text:p>
      <text:p text:style-name="P11">注意：</text:p>
      <text:p text:style-name="P26"><text:tab/>两个迭代器必须属于同一个deque容器，否则函数的行为是未定义的。两个迭代器相等表示的是两个迭代器引用的是同一个容器中的同一个数据。</text:p>
      <text:p text:style-name="P26"/>
      <table:table table:name="Table221" table:style-name="Table221">
        <table:table-column table:style-name="Table221.A"/>
        <table:table-row>
          <table:table-cell table:style-name="Table221.A1" office:value-type="string">
            <text:p text:style-name="P32">bool_t _deque_iterator_less(</text:p>
            <text:p text:style-name="P32"><text:s text:c="4"/>deque_iterator_t it_first, deque_iterator_t it_second);</text:p>
          </table:table-cell>
        </table:table-row>
      </table:table>
      <text:p text:style-name="P11">描述：</text:p>
      <text:p text:style-name="P11"><text:tab/>测试第一个迭代器是否小于第二个迭代器。</text:p>
      <text:p text:style-name="P11">参数：</text:p>
      <text:p text:style-name="P11"><text:tab/>it_first<text:tab/><text:tab/>第一个deque迭代器。</text:p>
      <text:p text:style-name="P11"><text:tab/>it_second<text:tab/><text:tab/>第二个deque迭代器。</text:p>
      <text:p text:style-name="P11">返回值：</text:p>
      <text:p text:style-name="P11"><text:tab/>如果第一个迭代器小于第二个迭代器则返回true，否则返回false。</text:p>
      <text:p text:style-name="P11">注意：</text:p>
      <text:p text:style-name="P26"><text:tab/>两个迭代器必须属于同一个deque容器，否则函数的行为是未定义的。第一个迭代器小于第二个迭代器表示的是第一个迭代器引用的数据比第二个迭代器引用的数据更靠近容器中的第一个数据。</text:p>
      <text:p text:style-name="P26"/>
      <table:table table:name="Table222" table:style-name="Table222">
        <table:table-column table:style-name="Table222.A"/>
        <table:table-row>
          <table:table-cell table:style-name="Table222.A1" office:value-type="string">
            <text:p text:style-name="P32">bool_t _deque_iterator_before(</text:p>
            <text:p text:style-name="P32"><text:s text:c="4"/>deque_iterator_t it_first, deque_iterator_t it_second);</text:p>
          </table:table-cell>
        </table:table-row>
      </table:table>
      <text:p text:style-name="P11">描述：</text:p>
      <text:p text:style-name="P11"><text:tab/>测试第一个迭代器是否在第二个第二个迭代器前面。</text:p>
      <text:p text:style-name="P11">参数：</text:p>
      <text:p text:style-name="P11"><text:tab/>it_first<text:tab/><text:tab/>第一个deque迭代器。</text:p>
      <text:p text:style-name="P11"><text:tab/>it_second<text:tab/><text:tab/>第二个deque迭代器。</text:p>
      <text:p text:style-name="P11">返回值：</text:p>
      <text:p text:style-name="P11"><text:tab/>如果第一个迭代器在第二个迭代器前面则返回true，否则返回false。</text:p>
      <text:p text:style-name="P11">注意：</text:p>
      <text:p text:style-name="P26"><text:tab/>两个迭代器必须属于同一个deque容器，否则函数的行为是未定义的。第一个迭代器在第二个迭代器前面表示的是第一个迭代器引用的数据比第二个迭代器引用的数据更靠近容器中的第一个数据。</text:p>
      <text:p text:style-name="P26"/>
      <table:table table:name="Table223" table:style-name="Table223">
        <table:table-column table:style-name="Table223.A"/>
        <table:table-row>
          <table:table-cell table:style-name="Table223.A1" office:value-type="string">
            <text:p text:style-name="P32">void _deque_iterator_get_value(deque_iterator_t it_iter, void* pv_value);</text:p>
          </table:table-cell>
        </table:table-row>
      </table:table>
      <text:p text:style-name="P11">描述：</text:p>
      <text:p text:style-name="P11"><text:soft-page-break/><text:tab/>获得迭代器引用的数据。</text:p>
      <text:p text:style-name="P11">参数：</text:p>
      <text:p text:style-name="P11"><text:tab/>it_iter<text:tab/><text:tab/>deque迭代器。</text:p>
      <text:p text:style-name="P11"><text:tab/>pv_value<text:tab/><text:tab/>保存数据的缓存区。</text:p>
      <text:p text:style-name="P11">返回值：</text:p>
      <text:p text:style-name="P11"><text:tab/>无。</text:p>
      <text:p text:style-name="P11">注意：</text:p>
      <text:p text:style-name="P26"><text:tab/>it_iter必须是属于deque的有效迭代器，否则函数的行为是未定义的。pv_value == NULL则函数的行为是未定义的，pv_value的缓冲区要能够保存it_iter引用的数据，否则函数的行为是未定义的。函数执行后it_iter引用的数据被拷贝到pv_value中。</text:p>
      <text:p text:style-name="P26"/>
      <table:table table:name="Table224" table:style-name="Table224">
        <table:table-column table:style-name="Table224.A"/>
        <table:table-row>
          <table:table-cell table:style-name="Table224.A1" office:value-type="string">
            <text:p text:style-name="P32">void _deque_iterator_set_value(deque_iterator_t it_iter, const void* cpv_value);</text:p>
          </table:table-cell>
        </table:table-row>
      </table:table>
      <text:p text:style-name="P11">描述：</text:p>
      <text:p text:style-name="P11"><text:tab/>设置迭代器引用的数据。</text:p>
      <text:p text:style-name="P11">参数：</text:p>
      <text:p text:style-name="P11"><text:tab/>it_iter<text:tab/><text:tab/>deque迭代器。</text:p>
      <text:p text:style-name="P11"><text:tab/>cpv_value<text:tab/>保存数据的缓存区。</text:p>
      <text:p text:style-name="P11">返回值：</text:p>
      <text:p text:style-name="P11"><text:tab/>无。</text:p>
      <text:p text:style-name="P11">注意：</text:p>
      <text:p text:style-name="P26"><text:tab/>it_iter必须是属于deque的有效迭代器，否则函数的行为是未定义的。cpv_value == NULL则函数的行为是未定义的，cpv_value的缓冲区中保存的数据要与it_iter引用的数据类型相同，否则函数的行为是未定义的。函数执行后cpv_value中保存的数据被拷贝到it_iter引用的数据中。</text:p>
      <text:p text:style-name="P26"/>
      <table:table table:name="Table225" table:style-name="Table225">
        <table:table-column table:style-name="Table225.A"/>
        <table:table-row>
          <table:table-cell table:style-name="Table225.A1" office:value-type="string">
            <text:p text:style-name="P32">const void* _deque_iterator_get_pointer(deque_iterator_t it_iter); </text:p>
          </table:table-cell>
        </table:table-row>
      </table:table>
      <text:p text:style-name="P11">描述：</text:p>
      <text:p text:style-name="P11"><text:tab/>返回被迭代器应用的数据的指针。</text:p>
      <text:p text:style-name="P11">参数：</text:p>
      <text:p text:style-name="P11"><text:tab/>it_iter<text:tab/><text:tab/>deque迭代器。</text:p>
      <text:p text:style-name="P11">返回值：</text:p>
      <text:p text:style-name="P11"><text:tab/>指向迭代器引用的数据的指针。</text:p>
      <text:p text:style-name="P11">注意：</text:p>
      <text:p text:style-name="P26"><text:tab/>it_iter必须是属于deque的有效迭代器，否则函数的行为是未定义的。</text:p>
      <text:p text:style-name="P26"/>
      <table:table table:name="Table226" table:style-name="Table226">
        <table:table-column table:style-name="Table226.A"/>
        <table:table-row>
          <table:table-cell table:style-name="Table226.A1" office:value-type="string">
            <text:p text:style-name="P32">deque_iterator_t _deque_iterator_next(deque_iterator_t it_iter);</text:p>
          </table:table-cell>
        </table:table-row>
      </table:table>
      <text:p text:style-name="P11">描述：</text:p>
      <text:p text:style-name="P11"><text:tab/>获得引用下一个数据的迭代器。</text:p>
      <text:p text:style-name="P11">参数：</text:p>
      <text:p text:style-name="P11"><text:tab/>it_iter<text:tab/><text:tab/>deque迭代器。</text:p>
      <text:p text:style-name="P11">返回值：</text:p>
      <text:p text:style-name="P11"><text:tab/>引用下一个数据的迭代器。</text:p>
      <text:p text:style-name="P11">注意：</text:p>
      <text:p text:style-name="P26"><text:soft-page-break/><text:tab/>it_iter必须是属于deque的有效迭代器，否则函数的行为是未定义的。引用下一个数据的迭代器也必须是属于deque的有效的迭代器，否则函数行为是未定义的。</text:p>
      <text:p text:style-name="P26"/>
      <table:table table:name="Table227" table:style-name="Table227">
        <table:table-column table:style-name="Table227.A"/>
        <table:table-row>
          <table:table-cell table:style-name="Table227.A1" office:value-type="string">
            <text:p text:style-name="P32">deque_iterator_t _deque_iterator_prev(deque_iterator_t it_iter);</text:p>
          </table:table-cell>
        </table:table-row>
      </table:table>
      <text:p text:style-name="P11">描述：</text:p>
      <text:p text:style-name="P11"><text:tab/>获得引用上一个数据的迭代器。</text:p>
      <text:p text:style-name="P11">参数：</text:p>
      <text:p text:style-name="P11"><text:tab/>it_iter<text:tab/><text:tab/>deque迭代器。</text:p>
      <text:p text:style-name="P11">返回值：</text:p>
      <text:p text:style-name="P11"><text:tab/>引用上一个数据的迭代器。</text:p>
      <text:p text:style-name="P11">注意：</text:p>
      <text:p text:style-name="P26"><text:tab/>it_iter必须是属于deque的有效迭代器，否则函数的行为是未定义的。引用上一个数据的迭代器也必须是属于deque的有效的迭代器，否则函数行为是未定义的。</text:p>
      <text:p text:style-name="P26"/>
      <table:table table:name="Table228" table:style-name="Table228">
        <table:table-column table:style-name="Table228.A"/>
        <table:table-row>
          <table:table-cell table:style-name="Table228.A1" office:value-type="string">
            <text:p text:style-name="P32">deque_iterator_t _deque_iterator_next_n(deque_iterator_t it_iter, int n_step);</text:p>
          </table:table-cell>
        </table:table-row>
      </table:table>
      <text:p text:style-name="P11">描述：</text:p>
      <text:p text:style-name="P11"><text:tab/>获得引用向下第n个数据的迭代器。</text:p>
      <text:p text:style-name="P11">参数：</text:p>
      <text:p text:style-name="P11"><text:tab/>it_iter<text:tab/><text:tab/>deque迭代器。</text:p>
      <text:p text:style-name="P11"><text:tab/>n_step<text:tab/><text:tab/>前进的步数。</text:p>
      <text:p text:style-name="P11">返回值：</text:p>
      <text:p text:style-name="P11"><text:tab/>引用向下第n个数据的迭代器。</text:p>
      <text:p text:style-name="P11">注意：</text:p>
      <text:p text:style-name="P26"><text:tab/>it_iter必须是属于deque的有效迭代器，否则函数的行为是未定义的。引用向下第n个数据的迭代器 也必须是属于deque的有效的迭代器，否则函数行为是未定义的。n_step &gt; 0 表示迭代器向容器末尾移动n步，n_step &lt; 0表示迭代器向容器开头移动n步，n_step == 0表示不移动。</text:p>
      <text:p text:style-name="P26"/>
      <table:table table:name="Table229" table:style-name="Table229">
        <table:table-column table:style-name="Table229.A"/>
        <table:table-row>
          <table:table-cell table:style-name="Table229.A1" office:value-type="string">
            <text:p text:style-name="P32">deque_iterator_t _deque_iterator_prev_n(deque_iterator_t it_iter, int n_step);</text:p>
          </table:table-cell>
        </table:table-row>
      </table:table>
      <text:p text:style-name="P11">描述：</text:p>
      <text:p text:style-name="P11"><text:tab/>获得引用向上第n个数据的迭代器。</text:p>
      <text:p text:style-name="P11">参数：</text:p>
      <text:p text:style-name="P11"><text:tab/>it_iter<text:tab/><text:tab/>deque迭代器。</text:p>
      <text:p text:style-name="P11"><text:tab/>n_step<text:tab/><text:tab/>前进的步数。</text:p>
      <text:p text:style-name="P11">返回值：</text:p>
      <text:p text:style-name="P11"><text:tab/>引用向上第n个数据的迭代器。</text:p>
      <text:p text:style-name="P11">注意：</text:p>
      <text:p text:style-name="P26"><text:tab/>it_iter必须是属于deque的有效迭代器，否则函数的行为是未定义的。引用向上第n个数据的迭代器 也必须是属于deque的有效的迭代器，否则函数行为是未定义的。n_step &gt; 0 表示迭代器向容器开头移动n步，n_step &lt; 0表示迭代器向容器末尾移动n步，n_step == 0表示不移动。</text:p>
      <text:p text:style-name="P26"/>
      <table:table table:name="Table230" table:style-name="Table230">
        <table:table-column table:style-name="Table230.A"/>
        <table:table-row>
          <table:table-cell table:style-name="Table230.A1" office:value-type="string">
            <text:p text:style-name="P32">void* _deque_iterator_at(deque_iterator_t it_iter, int n_index);</text:p>
          </table:table-cell>
        </table:table-row>
      </table:table>
      <text:p text:style-name="P11">描述：</text:p>
      <text:p text:style-name="P11"><text:soft-page-break/><text:tab/>使用下标随机访问迭代器引用的数据。</text:p>
      <text:p text:style-name="P11">参数：</text:p>
      <text:p text:style-name="P11"><text:tab/>it_iter<text:tab/><text:tab/>deque迭代器。</text:p>
      <text:p text:style-name="P11"><text:tab/>n_index<text:tab/><text:tab/>访问的下标。</text:p>
      <text:p text:style-name="P11">返回值：</text:p>
      <text:p text:style-name="P11"><text:tab/>获得随机访问的迭代器应用的数据的指针。</text:p>
      <text:p text:style-name="P11">注意：</text:p>
      <text:p text:style-name="P26"><text:tab/>it_iter必须是属于deque的有效迭代器，否则函数的行为是未定义的。随机访问的数据也必须在deque范围内，否则函数行为是未定义的。n_index &gt; 0 表示访问从当前迭代器引用的数据起向容器末尾的第n个数据，n_ index &lt; 0表示从当前迭代器引用的数据起向容器开头的第n个数据，n_ index == 0表示当前迭代器引用的数据。</text:p>
      <text:p text:style-name="P26"/>
      <table:table table:name="Table231" table:style-name="Table231">
        <table:table-column table:style-name="Table231.A"/>
        <table:table-row>
          <table:table-cell table:style-name="Table231.A1" office:value-type="string">
            <text:p text:style-name="P32">int _deque_iterator_minus(</text:p>
            <text:p text:style-name="P32"><text:s text:c="4"/>deque_iterator_t it_first, deque_iterator_t it_second);</text:p>
          </table:table-cell>
        </table:table-row>
      </table:table>
      <text:p text:style-name="P11">描述：</text:p>
      <text:p text:style-name="P11"><text:tab/>求两个迭代器之间的差。</text:p>
      <text:p text:style-name="P11">参数：</text:p>
      <text:p text:style-name="P11"><text:tab/>it_first<text:tab/><text:tab/>第一个deque迭代器。</text:p>
      <text:p text:style-name="P11"><text:tab/>it_second<text:tab/><text:tab/>第二个deque迭代器。</text:p>
      <text:p text:style-name="P11">返回值：</text:p>
      <text:p text:style-name="P11"><text:tab/>返回两个迭代器之间相差的距离。</text:p>
      <text:p text:style-name="P11">注意：</text:p>
      <text:p text:style-name="P26"><text:tab/>it_first和it_second必须是属于同一个deque的有效迭代器，否则函数的行为是未定义的。当it_first &lt; it_econd 的时候返回值小于0，it_first == it_second时返回值等于0，it_first &gt; it_second时返回值大于0。</text:p>
      <text:p text:style-name="P21"/>
      <text:list xml:id="list36663330" text:continue-numbering="true" text:style-name="WW8Num13">
        <text:list-item>
          <text:list>
            <text:list-item>
              <text:h text:style-name="P52" text:outline-level="2">内部和辅助接口</text:h>
            </text:list-item>
          </text:list>
        </text:list-item>
      </text:list>
      <text:p text:style-name="P21"><text:tab/>deque内部接口是用来实现外部接口使用的，用户不应该直接使用这些接口。</text:p>
      <table:table table:name="Table247" table:style-name="Table247">
        <table:table-column table:style-name="Table247.A"/>
        <table:table-column table:style-name="Table247.B"/>
        <table:table-row>
          <table:table-cell table:style-name="Table247.A1" office:value-type="string">
            <text:p text:style-name="Table_20_Contents">_create_deque</text:p>
          </table:table-cell>
          <table:table-cell table:style-name="Table247.B1" office:value-type="string">
            <text:p text:style-name="Table_20_Contents">创建一个deque容器。</text:p>
          </table:table-cell>
        </table:table-row>
        <table:table-row>
          <table:table-cell table:style-name="Table247.A2" office:value-type="string">
            <text:p text:style-name="Table_20_Contents">_create_deque_auxiliary</text:p>
          </table:table-cell>
          <table:table-cell table:style-name="Table247.B2" office:value-type="string">
            <text:p text:style-name="Table_20_Contents">创建deque容器的辅助函数。</text:p>
          </table:table-cell>
        </table:table-row>
        <table:table-row>
          <table:table-cell table:style-name="Table247.A2" office:value-type="string">
            <text:p text:style-name="Table_20_Contents">_deque_init_elem</text:p>
          </table:table-cell>
          <table:table-cell table:style-name="Table247.B2" office:value-type="string">
            <text:p text:style-name="Table_20_Contents">使用用户指定的数据初始化deque容器。</text:p>
          </table:table-cell>
        </table:table-row>
        <table:table-row>
          <table:table-cell table:style-name="Table247.A2" office:value-type="string">
            <text:p text:style-name="Table_20_Contents">_deque_init_elem_varg</text:p>
          </table:table-cell>
          <table:table-cell table:style-name="Table247.B2" office:value-type="string">
            <text:p text:style-name="Table_20_Contents">使用可变参数列表中的数据初始化deque容器。</text:p>
          </table:table-cell>
        </table:table-row>
        <table:table-row>
          <table:table-cell table:style-name="Table247.A2" office:value-type="string">
            <text:p text:style-name="Table_20_Contents">_deque_destroy_auxiliary</text:p>
          </table:table-cell>
          <table:table-cell table:style-name="Table247.B2" office:value-type="string">
            <text:p text:style-name="Table_20_Contents">销毁deque容器的辅助函数。</text:p>
          </table:table-cell>
        </table:table-row>
        <table:table-row>
          <table:table-cell table:style-name="Table247.A2" office:value-type="string">
            <text:p text:style-name="Table_20_Contents">_deque_assign_elem</text:p>
          </table:table-cell>
          <table:table-cell table:style-name="Table247.B2" office:value-type="string">
            <text:p text:style-name="Table_20_Contents">为deque容器赋值。</text:p>
          </table:table-cell>
        </table:table-row>
        <table:table-row>
          <table:table-cell table:style-name="Table247.A2" office:value-type="string">
            <text:p text:style-name="Table_20_Contents">_deque_assign_elem_varg</text:p>
          </table:table-cell>
          <table:table-cell table:style-name="Table247.B2" office:value-type="string">
            <text:p text:style-name="Table_20_Contents">为deque容器赋值，值来自于可变参数列表。</text:p>
          </table:table-cell>
        </table:table-row>
        <table:table-row>
          <table:table-cell table:style-name="Table247.A2" office:value-type="string">
            <text:p text:style-name="Table_20_Contents">_deque_push_back</text:p>
          </table:table-cell>
          <table:table-cell table:style-name="Table247.B2" office:value-type="string">
            <text:p text:style-name="Table_20_Contents">向deque容器末尾添加一个数据。</text:p>
          </table:table-cell>
        </table:table-row>
        <table:table-row>
          <table:table-cell table:style-name="Table247.A2" office:value-type="string">
            <text:p text:style-name="Table_20_Contents">_deque_push_back_varg</text:p>
          </table:table-cell>
          <table:table-cell table:style-name="Table247.B2" office:value-type="string">
            <text:p text:style-name="Table_20_Contents">向deque容器末尾添加一个数据，数据来自于可变参数列表。</text:p>
          </table:table-cell>
        </table:table-row>
        <table:table-row>
          <table:table-cell table:style-name="Table247.A2" office:value-type="string">
            <text:p text:style-name="Table_20_Contents">_deque_push_front</text:p>
          </table:table-cell>
          <table:table-cell table:style-name="Table247.B2" office:value-type="string">
            <text:p text:style-name="Table_20_Contents">向deque容器开头添加一个数据。</text:p>
          </table:table-cell>
        </table:table-row>
        <text:soft-page-break/>
        <table:table-row>
          <table:table-cell table:style-name="Table247.A2" office:value-type="string">
            <text:p text:style-name="Table_20_Contents">_deque_push_front_varg</text:p>
          </table:table-cell>
          <table:table-cell table:style-name="Table247.B2" office:value-type="string">
            <text:p text:style-name="Table_20_Contents">向deque容器开头添加一个数据，数据来自于可变参数列表。</text:p>
          </table:table-cell>
        </table:table-row>
        <table:table-row>
          <table:table-cell table:style-name="Table247.A2" office:value-type="string">
            <text:p text:style-name="Table_20_Contents">_deque_resize_elem</text:p>
          </table:table-cell>
          <table:table-cell table:style-name="Table247.B2" office:value-type="string">
            <text:p text:style-name="Table_20_Contents">重新设置deque中数据的个数，使用指定的数据填充。</text:p>
          </table:table-cell>
        </table:table-row>
        <table:table-row>
          <table:table-cell table:style-name="Table247.A2" office:value-type="string">
            <text:p text:style-name="Table_20_Contents">_deque_resize_elem_varg</text:p>
          </table:table-cell>
          <table:table-cell table:style-name="Table247.B2" office:value-type="string">
            <text:p text:style-name="Table_20_Contents">重新设置deque中数据的个数，使用可变参数列表中的数据填充。</text:p>
          </table:table-cell>
        </table:table-row>
        <table:table-row>
          <table:table-cell table:style-name="Table247.A2" office:value-type="string">
            <text:p text:style-name="Table_20_Contents">_deque_insert_n</text:p>
          </table:table-cell>
          <table:table-cell table:style-name="Table247.B2" office:value-type="string">
            <text:p text:style-name="Table_20_Contents">向deque容器的指定位置插入多个数据。</text:p>
          </table:table-cell>
        </table:table-row>
        <table:table-row>
          <table:table-cell table:style-name="Table247.A2" office:value-type="string">
            <text:p text:style-name="Table_20_Contents">_deque_insert_n_varg</text:p>
          </table:table-cell>
          <table:table-cell table:style-name="Table247.B2" office:value-type="string">
            <text:p text:style-name="Table_20_Contents">向deque容器的指定位置插入多个来自于可变参数的数据。</text:p>
          </table:table-cell>
        </table:table-row>
        <table:table-row>
          <table:table-cell table:style-name="Table247.A2" office:value-type="string">
            <text:p text:style-name="Table_20_Contents">_deque_init_elem_auxiliary</text:p>
          </table:table-cell>
          <table:table-cell table:style-name="Table247.B2" office:value-type="string">
            <text:p text:style-name="Table_20_Contents">初始化数据的辅助函数。</text:p>
          </table:table-cell>
        </table:table-row>
      </table:table>
      <text:p text:style-name="P21"/>
      <table:table table:name="Table248" table:style-name="Table248">
        <table:table-column table:style-name="Table248.A"/>
        <table:table-row>
          <table:table-cell table:style-name="Table248.A1" office:value-type="string">
            <text:p text:style-name="P32">deque_t* _create_deque(const char* s_typename);</text:p>
          </table:table-cell>
        </table:table-row>
      </table:table>
      <text:p text:style-name="P11">描述：</text:p>
      <text:p text:style-name="P11"><text:tab/>创建一个deque容器。</text:p>
      <text:p text:style-name="P11">参数：</text:p>
      <text:p text:style-name="P11"><text:tab/>s_typename<text:tab/><text:tab/>deque容器中保存的数据类型。</text:p>
      <text:p text:style-name="P11">返回值：</text:p>
      <text:p text:style-name="P11"><text:tab/>创建成功返回指向容器的指针，否则返回NULL。</text:p>
      <text:p text:style-name="P11">注意：</text:p>
      <text:p text:style-name="P26"><text:tab/>如果s_typename == NULL则函数的行为是未定义的。s_typename必须是C内建类型，libcstl内建类型以及已经注册的用户自定义类型，否则创建失败。</text:p>
      <text:p text:style-name="P21"/>
      <table:table table:name="Table249" table:style-name="Table249">
        <table:table-column table:style-name="Table249.A"/>
        <table:table-row>
          <table:table-cell table:style-name="Table249.A1" office:value-type="string">
            <text:p text:style-name="P32">bool_t _create_deque_auxiliary(deque_t* pdeq_deque, const char* s_typename);</text:p>
          </table:table-cell>
        </table:table-row>
      </table:table>
      <text:p text:style-name="P11">描述：</text:p>
      <text:p text:style-name="P11"><text:tab/>创建一个deque容器的辅助函数。</text:p>
      <text:p text:style-name="P11">参数：</text:p>
      <text:p text:style-name="P11"><text:tab/>pdeq_deque<text:tab/><text:tab/>没有创建的deque容器。</text:p>
      <text:p text:style-name="P11"><text:tab/>s_typename<text:tab/><text:tab/>deque容器中保存的数据类型。</text:p>
      <text:p text:style-name="P11">返回值：</text:p>
      <text:p text:style-name="P11"><text:tab/>创建成功返回true, 否则返回false。</text:p>
      <text:p text:style-name="P11">注意：</text:p>
      <text:p text:style-name="P26"><text:tab/>如果pdeq_deque == NULL 或者s_typename == NULL则函数的行为是未定义的。s_typename必须是C内建类型，libcstl内建类型以及已经注册的用户自定义类型，否则创建失败。</text:p>
      <text:p text:style-name="P21"/>
      <table:table table:name="Table250" table:style-name="Table250">
        <table:table-column table:style-name="Table250.A"/>
        <table:table-row>
          <table:table-cell table:style-name="Table250.A1" office:value-type="string">
            <text:p text:style-name="P32">void _deque_init_elem(deque_t* pdeq_deque, size_t t_count, ...);</text:p>
          </table:table-cell>
        </table:table-row>
      </table:table>
      <text:p text:style-name="P11">描述：</text:p>
      <text:p text:style-name="P11"><text:tab/>使用用户指定的数据初始化deque容器。</text:p>
      <text:p text:style-name="P11">参数：</text:p>
      <text:p text:style-name="P11"><text:tab/>pdeq_deque<text:tab/><text:tab/>未初始化的deque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soft-page-break/><text:tab/>如果pdeq_deque == NULL则函数的行为是未定义的。deque容器必须是使用create_deque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51" table:style-name="Table251">
        <table:table-column table:style-name="Table251.A"/>
        <table:table-row>
          <table:table-cell table:style-name="Table251.A1" office:value-type="string">
            <text:p text:style-name="P32">void _deque_init_elem_varg(</text:p>
            <text:p text:style-name="P32"><text:s text:c="4"/>deque_t* pdeq_deque, size_t t_count, va_list val_elemlist);</text:p>
          </table:table-cell>
        </table:table-row>
      </table:table>
      <text:p text:style-name="P11">描述：</text:p>
      <text:p text:style-name="P11"><text:tab/>使用用户指定的数据初始化deque容器。</text:p>
      <text:p text:style-name="P11">参数：</text:p>
      <text:p text:style-name="P11"><text:tab/>pdeq_deque<text:tab/><text:tab/>未初始化的deque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6"><text:tab/>如果pdeq_deque == NULL则函数的行为是未定义的。deque容器必须是使用create_deque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52" table:style-name="Table252">
        <table:table-column table:style-name="Table252.A"/>
        <table:table-row>
          <table:table-cell table:style-name="Table252.A1" office:value-type="string">
            <text:p text:style-name="P32">void _deque_destroy_auxiliary(deque_t* pdeq_deque);</text:p>
          </table:table-cell>
        </table:table-row>
      </table:table>
      <text:p text:style-name="P11">描述：</text:p>
      <text:p text:style-name="P11"><text:tab/>销毁deque容器的辅助函数。</text:p>
      <text:p text:style-name="P11">参数：</text:p>
      <text:p text:style-name="P11"><text:tab/>pdeq_deque<text:tab/><text:tab/>deque容器。</text:p>
      <text:p text:style-name="P11">返回值：</text:p>
      <text:p text:style-name="P11"><text:tab/>无。</text:p>
      <text:p text:style-name="P11">注意：</text:p>
      <text:p text:style-name="P26"><text:tab/>如果pdeq_deque == NULL或者deque不是使用create_deque生成的则函数的行为是未定义的。</text:p>
      <text:p text:style-name="P21"/>
      <table:table table:name="Table253" table:style-name="Table253">
        <table:table-column table:style-name="Table253.A"/>
        <table:table-row>
          <table:table-cell table:style-name="Table253.A1" office:value-type="string">
            <text:p text:style-name="P32">void _deque_assign_elem(deque_t* pdeq_deque, size_t t_count, ...);</text:p>
          </table:table-cell>
        </table:table-row>
      </table:table>
      <text:p text:style-name="P11">描述：</text:p>
      <text:p text:style-name="P11"><text:tab/>使用用户指定的数据为deque容器赋值。</text:p>
      <text:p text:style-name="P11">参数：</text:p>
      <text:p text:style-name="P11"><text:tab/>pdeq_deque<text:tab/><text:tab/>deque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1"><text:soft-page-break/></text:p>
      <table:table table:name="Table254" table:style-name="Table254">
        <table:table-column table:style-name="Table254.A"/>
        <table:table-row>
          <table:table-cell table:style-name="Table254.A1" office:value-type="string">
            <text:p text:style-name="P32">void _deque_assign_elem_varg(</text:p>
            <text:p text:style-name="P32"><text:s text:c="4"/>deque_t* pdeq_deque, size_t t_count, va_list val_elemlist);</text:p>
          </table:table-cell>
        </table:table-row>
      </table:table>
      <text:p text:style-name="P11">描述：</text:p>
      <text:p text:style-name="P11"><text:tab/>使用用户指定的数据为deque容器赋值。</text:p>
      <text:p text:style-name="P11">参数：</text:p>
      <text:p text:style-name="P11"><text:tab/>pdeq_deque<text:tab/><text:tab/>deque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6"><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55" table:style-name="Table255">
        <table:table-column table:style-name="Table255.A"/>
        <table:table-row>
          <table:table-cell table:style-name="Table255.A1" office:value-type="string">
            <text:p text:style-name="P32">void _deque_push_back(deque_t* pdeq_deque, ...);</text:p>
          </table:table-cell>
        </table:table-row>
      </table:table>
      <text:p text:style-name="P11">描述：</text:p>
      <text:p text:style-name="P11"><text:tab/>向deque容器末尾添加一个数据。</text:p>
      <text:p text:style-name="P11">参数：</text:p>
      <text:p text:style-name="P11"><text:tab/>pdeq_deque<text:tab/><text:tab/>deque容器。</text:p>
      <text:p text:style-name="P11"><text:tab/>…<text:tab/><text:tab/><text:tab/><text:tab/>用户指定的数据。</text:p>
      <text:p text:style-name="P11">返回值：</text:p>
      <text:p text:style-name="P11"><text:tab/>无。</text:p>
      <text:p text:style-name="P11">注意：</text:p>
      <text:p text:style-name="P26"><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56" table:style-name="Table256">
        <table:table-column table:style-name="Table256.A"/>
        <table:table-row>
          <table:table-cell table:style-name="Table256.A1" office:value-type="string">
            <text:p text:style-name="P32">void _deque_push_back_varg(deque_t* pdeq_deque, va_list val_elemlist);</text:p>
          </table:table-cell>
        </table:table-row>
      </table:table>
      <text:p text:style-name="P11">描述：</text:p>
      <text:p text:style-name="P11"><text:tab/>向deque容器末尾添加一个数据。</text:p>
      <text:p text:style-name="P11">参数：</text:p>
      <text:p text:style-name="P11"><text:tab/>pdeq_deque<text:tab/><text:tab/>deque容器。</text:p>
      <text:p text:style-name="P11"><text:tab/>val_elemlist<text:tab/><text:tab/>可变参数列表。</text:p>
      <text:p text:style-name="P11">返回值：</text:p>
      <text:p text:style-name="P11"><text:tab/>无。</text:p>
      <text:p text:style-name="P11">注意：</text:p>
      <text:p text:style-name="P26"><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57" table:style-name="Table257">
        <table:table-column table:style-name="Table257.A"/>
        <text:soft-page-break/>
        <table:table-row>
          <table:table-cell table:style-name="Table257.A1" office:value-type="string">
            <text:p text:style-name="P32">void _deque_push_front(deque_t* pdeq_deque, ...);</text:p>
          </table:table-cell>
        </table:table-row>
      </table:table>
      <text:p text:style-name="P11">描述：</text:p>
      <text:p text:style-name="P11"><text:tab/>向deque容器开头添加一个数据。</text:p>
      <text:p text:style-name="P11">参数：</text:p>
      <text:p text:style-name="P11"><text:tab/>pdeq_deque<text:tab/><text:tab/>deque容器。</text:p>
      <text:p text:style-name="P11"><text:tab/>…<text:tab/><text:tab/><text:tab/><text:tab/>用户指定的数据。</text:p>
      <text:p text:style-name="P11">返回值：</text:p>
      <text:p text:style-name="P11"><text:tab/>无。</text:p>
      <text:p text:style-name="P11">注意：</text:p>
      <text:p text:style-name="P26"><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58" table:style-name="Table258">
        <table:table-column table:style-name="Table258.A"/>
        <table:table-row>
          <table:table-cell table:style-name="Table258.A1" office:value-type="string">
            <text:p text:style-name="P32">void _deque_push_front_varg(deque_t* pdeq_deque, va_list val_elemlist);</text:p>
          </table:table-cell>
        </table:table-row>
      </table:table>
      <text:p text:style-name="P11">描述：</text:p>
      <text:p text:style-name="P11"><text:tab/>向deque容器开头添加一个数据。</text:p>
      <text:p text:style-name="P11">参数：</text:p>
      <text:p text:style-name="P11"><text:tab/>pdeq_deque<text:tab/><text:tab/>deque容器。</text:p>
      <text:p text:style-name="P11"><text:tab/>val_elemlist<text:tab/><text:tab/>可变参数列表。</text:p>
      <text:p text:style-name="P11">返回值：</text:p>
      <text:p text:style-name="P11"><text:tab/>无。</text:p>
      <text:p text:style-name="P11">注意：</text:p>
      <text:p text:style-name="P26"><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59" table:style-name="Table259">
        <table:table-column table:style-name="Table259.A"/>
        <table:table-row>
          <table:table-cell table:style-name="Table259.A1" office:value-type="string">
            <text:p text:style-name="P32">void _deque_resize_elem(deque_t* pdeq_deque, size_t t_resize, ...);</text:p>
          </table:table-cell>
        </table:table-row>
      </table:table>
      <text:p text:style-name="P11">描述：</text:p>
      <text:p text:style-name="P11"><text:tab/>重新设置deque容器中的数据个数，不足的部分使用指定数据填充。</text:p>
      <text:p text:style-name="P11">参数：</text:p>
      <text:p text:style-name="P11"><text:tab/>pdeq_deque<text:tab/><text:tab/>deque容器。</text:p>
      <text:p text:style-name="P11"><text:tab/>t_resize<text:tab/><text:tab/><text:tab/>数据个数。</text:p>
      <text:p text:style-name="P11"><text:tab/>…<text:tab/><text:tab/><text:tab/><text:tab/>用户指定的数据。</text:p>
      <text:p text:style-name="P11">返回值：</text:p>
      <text:p text:style-name="P11"><text:tab/>无。</text:p>
      <text:p text:style-name="P11">注意：</text:p>
      <text:p text:style-name="P26"><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1"/>
      <table:table table:name="Table260" table:style-name="Table260">
        <table:table-column table:style-name="Table260.A"/>
        <table:table-row>
          <table:table-cell table:style-name="Table260.A1" office:value-type="string">
            <text:p text:style-name="P32">void _deque_resize_elem_varg(</text:p>
            <text:p text:style-name="P32"><text:soft-page-break/><text:s text:c="4"/>deque_t* pdeq_deque, size_t t_resize, va_list val_elemlist);</text:p>
          </table:table-cell>
        </table:table-row>
      </table:table>
      <text:p text:style-name="P11">描述：</text:p>
      <text:p text:style-name="P11"><text:tab/>重新设置deque容器中的数据个数，不足的部分使用可变参数列表中的数据填充。</text:p>
      <text:p text:style-name="P11">参数：</text:p>
      <text:p text:style-name="P11"><text:tab/>pdeq_deque<text:tab/><text:tab/>deque容器。</text:p>
      <text:p text:style-name="P11"><text:tab/>t_resize<text:tab/><text:tab/><text:tab/>数据个数。</text:p>
      <text:p text:style-name="P11"><text:tab/>val_elemlist<text:tab/><text:tab/>用户指定的数据的参数列表。</text:p>
      <text:p text:style-name="P11">返回值：</text:p>
      <text:p text:style-name="P11"><text:tab/>无。</text:p>
      <text:p text:style-name="P26">注意：</text:p>
      <text:p text:style-name="P26"><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可变参数列表中的数据填充。</text:p>
      <text:p text:style-name="P21"/>
      <table:table table:name="Table261" table:style-name="Table261">
        <table:table-column table:style-name="Table261.A"/>
        <table:table-row>
          <table:table-cell table:style-name="Table261.A1" office:value-type="string">
            <text:p text:style-name="P32">deque_iterator_t _deque_insert_n(</text:p>
            <text:p text:style-name="P32"><text:s text:c="4"/>deque_t* pdeq_deque, deque_iterator_t it_pos, size_t t_count, ...);</text:p>
          </table:table-cell>
        </table:table-row>
      </table:table>
      <text:p text:style-name="P11">描述：</text:p>
      <text:p text:style-name="P11"><text:tab/>向deque容器的指定位置插入多个数据。</text:p>
      <text:p text:style-name="P11">参数：</text:p>
      <text:p text:style-name="P11"><text:tab/>pdeq_deque<text:tab/><text:tab/>deque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返回引用被插入的第一个数据的迭代器。</text:p>
      <text:p text:style-name="P26">注意：</text:p>
      <text:p text:style-name="P26"><text:tab/>如果pdeq_deque == NULL或者deque是未初始化的deque则函数的行为是未定义的。it_pos必须是属于deque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62" table:style-name="Table262">
        <table:table-column table:style-name="Table262.A"/>
        <table:table-row>
          <table:table-cell table:style-name="Table262.A1" office:value-type="string">
            <text:p text:style-name="P32">deque_iterator_t _deque_insert_n_varg(</text:p>
            <text:p text:style-name="P32"><text:s text:c="4"/>deque_t* pdeq_deque, deque_iterator_t it_pos, size_t t_count,</text:p>
            <text:p text:style-name="P32"><text:s text:c="4"/>va_list val_elemlist);</text:p>
          </table:table-cell>
        </table:table-row>
      </table:table>
      <text:p text:style-name="P11">描述：</text:p>
      <text:p text:style-name="P11"><text:tab/>向deque容器的指定位置插入多个数据。</text:p>
      <text:p text:style-name="P11">参数：</text:p>
      <text:p text:style-name="P11"><text:tab/>pdeq_deque<text:tab/><text:tab/>deque容器。</text:p>
      <text:p text:style-name="P11"><text:tab/>it_pos<text:tab/><text:tab/><text:tab/>插入数据的位置。</text:p>
      <text:p text:style-name="P11"><text:tab/>t_count<text:tab/><text:tab/><text:tab/>数据个数。</text:p>
      <text:p text:style-name="P11"><text:tab/>val_elemlist<text:tab/><text:tab/>用户指定的数据可变参数列表。</text:p>
      <text:p text:style-name="P11">返回值：</text:p>
      <text:p text:style-name="P11"><text:soft-page-break/><text:tab/>返回引用被插入的第一个数据的迭代器。</text:p>
      <text:p text:style-name="P26">注意：</text:p>
      <text:p text:style-name="P26"><text:tab/>如果pdeq_deque == NULL或者deque是未初始化的deque则函数的行为是未定义的。it_pos必须是属于deque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63" table:style-name="Table263">
        <table:table-column table:style-name="Table263.A"/>
        <table:table-row>
          <table:table-cell table:style-name="Table263.A1" office:value-type="string">
            <text:p text:style-name="P32">void _deque_init_elem_auxiliary(deque_t* pdeq_deque, void* pv_elem);</text:p>
          </table:table-cell>
        </table:table-row>
      </table:table>
      <text:p text:style-name="P11">描述：</text:p>
      <text:p text:style-name="P11"><text:tab/>使用deque的数据类型对数据进行初始化。</text:p>
      <text:p text:style-name="P11">参数：</text:p>
      <text:p text:style-name="P11"><text:tab/>pdeq_deque<text:tab/><text:tab/>deque容器。</text:p>
      <text:p text:style-name="P11"><text:tab/>pv_elem<text:tab/><text:tab/><text:tab/>数据。</text:p>
      <text:p text:style-name="P11">返回值：</text:p>
      <text:p text:style-name="P11"><text:tab/>无。</text:p>
      <text:p text:style-name="P26">注意：</text:p>
      <text:p text:style-name="P26"><text:tab/>如果pdeq_deque == NULL或者pv_elem == NULL则函数的行为是未定义的。deque必须是已经初始化或者是使用create_deque创建的deque容器，否则函数的行为是未定义的。</text:p>
      <text:p text:style-name="P21"/>
      <text:p text:style-name="P21"/>
      <text:p text:style-name="P21"><text:tab/>辅助接口是提供给实现迭代器接口，内部接口以及外部接口使用的，用户不能够直接使用辅助接口。</text:p>
      <table:table table:name="Table218" table:style-name="Table218">
        <table:table-column table:style-name="Table218.A"/>
        <table:table-column table:style-name="Table218.B"/>
        <table:table-row>
          <table:table-cell table:style-name="Table218.A1" office:value-type="string">
            <text:p text:style-name="Table_20_Contents">_deque_is_created</text:p>
          </table:table-cell>
          <table:table-cell table:style-name="Table218.B1" office:value-type="string">
            <text:p text:style-name="Table_20_Contents">测试deque容器是否是由create_deque函数创建的。</text:p>
          </table:table-cell>
        </table:table-row>
        <table:table-row>
          <table:table-cell table:style-name="Table218.A2" office:value-type="string">
            <text:p text:style-name="Table_20_Contents">_deque_is_inited</text:p>
          </table:table-cell>
          <table:table-cell table:style-name="Table218.B2" office:value-type="string">
            <text:p text:style-name="Table_20_Contents">测试deque容器是否已经被初始化。</text:p>
          </table:table-cell>
        </table:table-row>
        <table:table-row>
          <table:table-cell table:style-name="Table218.A2" office:value-type="string">
            <text:p text:style-name="Table_20_Contents">_deque_iterator_belong_to_deque</text:p>
          </table:table-cell>
          <table:table-cell table:style-name="Table218.B2" office:value-type="string">
            <text:p text:style-name="Table_20_Contents">测试一个迭代器是否属于指定的deque容器。</text:p>
          </table:table-cell>
        </table:table-row>
        <table:table-row>
          <table:table-cell table:style-name="Table218.A2" office:value-type="string">
            <text:p text:style-name="Table_20_Contents">_deque_same_type</text:p>
          </table:table-cell>
          <table:table-cell table:style-name="Table218.B2" office:value-type="string">
            <text:p text:style-name="Table_20_Contents">测试两个deque保存的数据类型是否相同。</text:p>
          </table:table-cell>
        </table:table-row>
        <table:table-row>
          <table:table-cell table:style-name="Table218.A2" office:value-type="string">
            <text:p text:style-name="Table_20_Contents">_deque_same_deque_iterator_type</text:p>
          </table:table-cell>
          <table:table-cell table:style-name="Table218.B2" office:value-type="string">
            <text:p text:style-name="Table_20_Contents">测试deque容器中保存的数据类型和迭代器引用的数据类型是否相等。</text:p>
          </table:table-cell>
        </table:table-row>
        <table:table-row>
          <table:table-cell table:style-name="Table218.A2" office:value-type="string">
            <text:p text:style-name="Table_20_Contents">_deque_get_varg_value_auxiliary</text:p>
          </table:table-cell>
          <table:table-cell table:style-name="Table218.B2" office:value-type="string">
            <text:p text:style-name="Table_20_Contents">根据deque容器中数据的类型获得可变参数列表中的数据。</text:p>
          </table:table-cell>
        </table:table-row>
        <table:table-row>
          <table:table-cell table:style-name="Table218.A2" office:value-type="string">
            <text:p text:style-name="Table_20_Contents">_deque_destroy_varg_value_auxiliary</text:p>
          </table:table-cell>
          <table:table-cell table:style-name="Table218.B2" office:value-type="string">
            <text:p text:style-name="Table_20_Contents">销毁从可变参数列表中获得的数据。</text:p>
          </table:table-cell>
        </table:table-row>
        <table:table-row>
          <table:table-cell table:style-name="Table218.A2" office:value-type="string">
            <text:p text:style-name="Table_20_Contents">_deque_init_elem_range_auxiliary</text:p>
          </table:table-cell>
          <table:table-cell table:style-name="Table218.B2" office:value-type="string">
            <text:p text:style-name="Table_20_Contents">根据deque容器中的数据类型初始化deque节点。</text:p>
          </table:table-cell>
        </table:table-row>
        <table:table-row>
          <table:table-cell table:style-name="Table218.A2" office:value-type="string">
            <text:p text:style-name="Table_20_Contents">_deque_expand_at_end</text:p>
          </table:table-cell>
          <table:table-cell table:style-name="Table218.B2" office:value-type="string">
            <text:p text:style-name="Table_20_Contents">在deque的末尾进行扩展。</text:p>
          </table:table-cell>
        </table:table-row>
        <table:table-row>
          <table:table-cell table:style-name="Table218.A2" office:value-type="string">
            <text:p text:style-name="Table_20_Contents">_deque_expand_at_begin</text:p>
          </table:table-cell>
          <table:table-cell table:style-name="Table218.B2" office:value-type="string">
            <text:p text:style-name="Table_20_Contents">在deque的开头进行扩展。</text:p>
          </table:table-cell>
        </table:table-row>
        <table:table-row>
          <table:table-cell table:style-name="Table218.A2" office:value-type="string">
            <text:p text:style-name="Table_20_Contents">_deque_shirk_at_end</text:p>
          </table:table-cell>
          <table:table-cell table:style-name="Table218.B2" office:value-type="string">
            <text:p text:style-name="Table_20_Contents">在deque的末尾删减数据。</text:p>
          </table:table-cell>
        </table:table-row>
        <table:table-row>
          <table:table-cell table:style-name="Table218.A2" office:value-type="string">
            <text:p text:style-name="Table_20_Contents">_deque_shirk_at_begin</text:p>
          </table:table-cell>
          <table:table-cell table:style-name="Table218.B2" office:value-type="string">
            <text:p text:style-name="Table_20_Contents">在deque的开头删减数据。</text:p>
          </table:table-cell>
        </table:table-row>
        <table:table-row>
          <table:table-cell table:style-name="Table218.A2" office:value-type="string">
            <text:p text:style-name="Table_20_Contents">_deque_move_elem_to_end</text:p>
          </table:table-cell>
          <table:table-cell table:style-name="Table218.B2" office:value-type="string">
            <text:p text:style-name="Table_20_Contents">将指定数据区间向末尾移动。</text:p>
          </table:table-cell>
        </table:table-row>
        <table:table-row>
          <table:table-cell table:style-name="Table218.A2" office:value-type="string">
            <text:p text:style-name="Table_20_Contents">_deque_move_elem_to_begin</text:p>
          </table:table-cell>
          <table:table-cell table:style-name="Table218.B2" office:value-type="string">
            <text:p text:style-name="Table_20_Contents">将指定数据区间向开头移动。</text:p>
          </table:table-cell>
        </table:table-row>
      </table:table>
      <text:p text:style-name="P21"/>
      <text:p text:style-name="P21"/>
      <table:table table:name="Table232" table:style-name="Table232">
        <table:table-column table:style-name="Table232.A"/>
        <table:table-row>
          <table:table-cell table:style-name="Table232.A1" office:value-type="string">
            <text:p text:style-name="P32">bool_t _deque_is_created(const deque_t* cpdeq_deque);</text:p>
          </table:table-cell>
        </table:table-row>
      </table:table>
      <text:p text:style-name="P11">描述：</text:p>
      <text:p text:style-name="P11"><text:soft-page-break/><text:tab/>测试一个deque是否是使用create_deque创建的。</text:p>
      <text:p text:style-name="P11">参数：</text:p>
      <text:p text:style-name="P11"><text:tab/>cpdeq_deque<text:tab/><text:tab/>deque容器。</text:p>
      <text:p text:style-name="P11">返回值：</text:p>
      <text:p text:style-name="P11"><text:tab/>如果deque是使用create_deque创建的则返回true，否则返回false。</text:p>
      <text:p text:style-name="P11">注意：</text:p>
      <text:p text:style-name="P26"><text:tab/>如果cpdeq_deque == NULL，函数的行为是未定义的。</text:p>
      <text:p text:style-name="P21"/>
      <table:table table:name="Table233" table:style-name="Table233">
        <table:table-column table:style-name="Table233.A"/>
        <table:table-row>
          <table:table-cell table:style-name="Table233.A1" office:value-type="string">
            <text:p text:style-name="P32">bool_t _deque_is_inited(const deque_t* cpdeq_deque);</text:p>
          </table:table-cell>
        </table:table-row>
      </table:table>
      <text:p text:style-name="P11">描述：</text:p>
      <text:p text:style-name="P11"><text:tab/>测试一个deque是否已经初始化。</text:p>
      <text:p text:style-name="P11">参数：</text:p>
      <text:p text:style-name="P11"><text:tab/>cpdeq_deque<text:tab/><text:tab/>deque容器。</text:p>
      <text:p text:style-name="P11">返回值：</text:p>
      <text:p text:style-name="P11"><text:tab/>如果deque已经初始化了，返回true，否则返回false。</text:p>
      <text:p text:style-name="P11">注意：</text:p>
      <text:p text:style-name="P26"><text:tab/>如果cpdeq_deque == NULL，函数的行为是未定义的。</text:p>
      <text:p text:style-name="P21"/>
      <table:table table:name="Table234" table:style-name="Table234">
        <table:table-column table:style-name="Table234.A"/>
        <table:table-row>
          <table:table-cell table:style-name="Table234.A1" office:value-type="string">
            <text:p text:style-name="P32">bool_t _deque_iterator_belong_to_deque(</text:p>
            <text:p text:style-name="P32"><text:s text:c="4"/>const deque_t* cpdeq_deque, deque_iterator_t it_deque);</text:p>
          </table:table-cell>
        </table:table-row>
      </table:table>
      <text:p text:style-name="P11">描述：</text:p>
      <text:p text:style-name="P11"><text:tab/>判断一个迭代器引用的数据是否属于制定的容器。</text:p>
      <text:p text:style-name="P11">参数：</text:p>
      <text:p text:style-name="P11"><text:tab/>cpdeq_deque<text:tab/><text:tab/>deque容器。</text:p>
      <text:p text:style-name="P11"><text:tab/>it_iter<text:tab/><text:tab/><text:tab/>deque迭代器。</text:p>
      <text:p text:style-name="P11">返回值：</text:p>
      <text:p text:style-name="P11"><text:tab/>如果迭代器引用的数据属于deque容器的有效范围内，返回true，否则返回false。</text:p>
      <text:p text:style-name="P11">注意：</text:p>
      <text:p text:style-name="P26"><text:tab/>如果cpdeq_deque == NULL，那么函数的行为是未定义的，如果it_iter不是deque迭代器，那么函数的行为是未定义的，如果it_iter不属于容器deque，那么函数的行为是未定义的。</text:p>
      <text:p text:style-name="P25"/>
      <table:table table:name="Table235" table:style-name="Table235">
        <table:table-column table:style-name="Table235.A"/>
        <table:table-row>
          <table:table-cell table:style-name="Table235.A1" office:value-type="string">
            <text:p text:style-name="P32">bool_t _deque_same_type(const deque_t* cpdeq_first, const deque_t* cpdeq_second);</text:p>
          </table:table-cell>
        </table:table-row>
      </table:table>
      <text:p text:style-name="P11">描述：</text:p>
      <text:p text:style-name="P11"><text:tab/>判断两个deque容器中保存的数据类型是否相同。</text:p>
      <text:p text:style-name="P11">参数：</text:p>
      <text:p text:style-name="P11"><text:tab/>cpdeq_first<text:tab/><text:tab/>第一个deque容器。</text:p>
      <text:p text:style-name="P11"><text:tab/>cpdeq_second<text:tab/><text:tab/>第二个deque容器。</text:p>
      <text:p text:style-name="P11">返回值：</text:p>
      <text:p text:style-name="P11"><text:tab/>如果两个deque中保存的数据类型相同返回true，否则返回false。</text:p>
      <text:p text:style-name="P11">注意：</text:p>
      <text:p text:style-name="P26"><text:tab/>如果cpdeq_first == NULL或者cpdeq_second == NULL，那么函数的行为是未定义的。两个deque容器必须是已经初始化或者使用create_deque创建的deque容器，否则函数的行为是未定义的。如果cpdeq_first == cpdeq_second则返回<text:soft-page-break/>true。</text:p>
      <text:p text:style-name="P21"/>
      <table:table table:name="Table236" table:style-name="Table236">
        <table:table-column table:style-name="Table236.A"/>
        <table:table-row>
          <table:table-cell table:style-name="Table236.A1" office:value-type="string">
            <text:p text:style-name="P32">bool_t _deque_same_deque_iterator_type(</text:p>
            <text:p text:style-name="P32"><text:s text:c="4"/>const deque_t* cpdeq_deque, deque_iterator_t it_iter);</text:p>
          </table:table-cell>
        </table:table-row>
      </table:table>
      <text:p text:style-name="P11">描述：</text:p>
      <text:p text:style-name="P11"><text:tab/>判断deque容器中保存的数据类型与迭代器引用的数据类型是否相同。</text:p>
      <text:p text:style-name="P11">参数：</text:p>
      <text:p text:style-name="P11"><text:tab/>cpdeq_deque<text:tab/><text:tab/>deque容器。</text:p>
      <text:p text:style-name="P11"><text:tab/>it_iter<text:tab/><text:tab/><text:tab/>deque迭代器。</text:p>
      <text:p text:style-name="P11">返回值：</text:p>
      <text:p text:style-name="P11"><text:tab/>如果deque中保存的数据类型与it_iter引用的数据类型相同返回true，否则返回false。</text:p>
      <text:p text:style-name="P11">注意：</text:p>
      <text:p text:style-name="P26"><text:tab/>如果cpdeq_deque == NULL或者it_iter不是deque_iterator_t类型，那么函数的行为是未定义的。</text:p>
      <text:p text:style-name="P21"/>
      <table:table table:name="Table237" table:style-name="Table237">
        <table:table-column table:style-name="Table237.A"/>
        <table:table-row>
          <table:table-cell table:style-name="Table237.A1" office:value-type="string">
            <text:p text:style-name="P32">void _deque_get_varg_value_auxiliary(</text:p>
            <text:p text:style-name="P32"><text:s text:c="4"/>deque_t* pdeq_deque, va_list val_elemlist, void* pv_varg);</text:p>
          </table:table-cell>
        </table:table-row>
      </table:table>
      <text:p text:style-name="P11">描述：</text:p>
      <text:p text:style-name="P11"><text:tab/>从可变参数列表中获得与deque中的数据类型相同的数据。</text:p>
      <text:p text:style-name="P11">参数：</text:p>
      <text:p text:style-name="P11"><text:tab/>pdeq_deque<text:tab/><text:tab/>deque容器。</text:p>
      <text:p text:style-name="P11"><text:tab/>val_elemlist<text:tab/><text:tab/>可变参数列表。</text:p>
      <text:p text:style-name="P11"><text:tab/>pv_varg<text:tab/><text:tab/><text:tab/>保存数据缓的冲区。</text:p>
      <text:p text:style-name="P11">返回值：</text:p>
      <text:p text:style-name="P11"><text:tab/>无。</text:p>
      <text:p text:style-name="P11">注意：</text:p>
      <text:p text:style-name="P26"><text:tab/>如果pdeq_deque == NULL或者pv_varg == NULL，那么函数的行为是未定义的。pdeq_deque必须是已经初始化或者是由create_deque()创建的deque容器，否则函数的行为是未定义的。</text:p>
      <text:p text:style-name="P21"/>
      <table:table table:name="Table238" table:style-name="Table238">
        <table:table-column table:style-name="Table238.A"/>
        <table:table-row>
          <table:table-cell table:style-name="Table238.A1" office:value-type="string">
            <text:p text:style-name="P32">void _deque_destroy_varg_value_auxiliary(deque_t* pdeq_deque, void* pv_varg);</text:p>
          </table:table-cell>
        </table:table-row>
      </table:table>
      <text:p text:style-name="P11">描述：</text:p>
      <text:p text:style-name="P11"><text:tab/>销毁与deque中的数据类型相同的数据。</text:p>
      <text:p text:style-name="P11">参数：</text:p>
      <text:p text:style-name="P11"><text:tab/>pdeq_deque<text:tab/><text:tab/>deque容器。</text:p>
      <text:p text:style-name="P11"><text:tab/>pv_varg<text:tab/><text:tab/><text:tab/>保存数据的缓冲区。</text:p>
      <text:p text:style-name="P11">返回值：</text:p>
      <text:p text:style-name="P11"><text:tab/>无。</text:p>
      <text:p text:style-name="P11">注意：</text:p>
      <text:p text:style-name="P26"><text:tab/>如果pdeq_deque == NULL或者pv_varg == NULL，那么函数的行为是未定义的。pdeq_deque必须是已经初始化或者是由create_deque()创建的deque容器，否则函数的行为是未定义的。</text:p>
      <text:p text:style-name="P21"/>
      <table:table table:name="Table239" table:style-name="Table239">
        <table:table-column table:style-name="Table239.A"/>
        <table:table-row>
          <table:table-cell table:style-name="Table239.A1" office:value-type="string">
            <text:p text:style-name="P32">void _deque_init_elem_range_auxiliary(</text:p>
            <text:p text:style-name="P32"><text:s text:c="4"/>deque_t* pdeq_deque, deque_iterator_t it_begin, deque_iterator_t it_end);</text:p>
          </table:table-cell>
        </table:table-row>
      </table:table>
      <text:p text:style-name="P11"><text:soft-page-break/>描述：</text:p>
      <text:p text:style-name="P11"><text:tab/>将制定范围内的数据初始化为deque中的数据类型。</text:p>
      <text:p text:style-name="P11">参数：</text:p>
      <text:p text:style-name="P11"><text:tab/>pdeq_deque<text:tab/><text:tab/>deque容器。</text:p>
      <text:p text:style-name="P11"><text:tab/>it_begin<text:tab/><text:tab/><text:tab/>初始化范围的开始。</text:p>
      <text:p text:style-name="P11"><text:tab/>it_end<text:tab/><text:tab/><text:tab/>初始化范围的末尾。</text:p>
      <text:p text:style-name="P11">返回值：</text:p>
      <text:p text:style-name="P11"><text:tab/>无。</text:p>
      <text:p text:style-name="P11">注意：</text:p>
      <text:p text:style-name="P26"><text:tab/>如果pdeq_deque == NULL那么函数的行为是未定义的。pdeq_deque必须是初始化的或者是使用create_deque()创建的，否则函数的行为是未定义的。[it_begin, it_end)必须是有效的数据区间，pdeq_deque与[it_begin, it_end)保存的数据类型相同，否则函数的行为是未定义的。</text:p>
      <text:p text:style-name="P26"/>
      <table:table table:name="Table240" table:style-name="Table240">
        <table:table-column table:style-name="Table240.A"/>
        <table:table-row>
          <table:table-cell table:style-name="Table240.A1" office:value-type="string">
            <text:p text:style-name="P32">void* _deque_iterator_get_pointer_auxiliary(deque_iterator_t it_iter); </text:p>
          </table:table-cell>
        </table:table-row>
      </table:table>
      <text:p text:style-name="P11">描述：</text:p>
      <text:p text:style-name="P11"><text:tab/>返回被迭代器应用的数据的指针。</text:p>
      <text:p text:style-name="P11">参数：</text:p>
      <text:p text:style-name="P11"><text:tab/>it_iter<text:tab/><text:tab/>deque迭代器。</text:p>
      <text:p text:style-name="P11">返回值：</text:p>
      <text:p text:style-name="P11"><text:tab/>指向迭代器引用的数据的指针。</text:p>
      <text:p text:style-name="P11">注意：</text:p>
      <text:p text:style-name="P26"><text:tab/>it_iter必须是属于deque的有效迭代器，否则函数的行为是未定义的。</text:p>
      <text:p text:style-name="P26"/>
      <table:table table:name="Table241" table:style-name="Table241">
        <table:table-column table:style-name="Table241.A"/>
        <table:table-row>
          <table:table-cell table:style-name="Table241.A1" office:value-type="string">
            <text:p text:style-name="P32">deque_iterator_t _deque_expand_at_end(</text:p>
            <text:p text:style-name="P32"><text:s text:c="4"/>deque_t* pdeq_deque, size_t t_expandsize, deque_iterator_t* pit_pos); </text:p>
          </table:table-cell>
        </table:table-row>
      </table:table>
      <text:p text:style-name="P11">描述：</text:p>
      <text:p text:style-name="P11"><text:tab/>在deque的末尾进行扩展。</text:p>
      <text:p text:style-name="P11">参数：</text:p>
      <text:p text:style-name="P11"><text:tab/>pdeq_deque<text:tab/>deque容器。</text:p>
      <text:p text:style-name="P11"><text:tab/>t_expandsize<text:tab/>扩展的数据的数量。</text:p>
      <text:p text:style-name="P11"><text:tab/>pit_pos<text:tab/><text:tab/>容器中的某个迭代器的指针。</text:p>
      <text:p text:style-name="P11">返回值：</text:p>
      <text:p text:style-name="P11"><text:tab/>返回扩展前的指向deque容器末尾的迭代器。</text:p>
      <text:p text:style-name="P11">注意：</text:p>
      <text:p text:style-name="P26"><text:tab/>如果pdeq_deque == NULL，那么函数是未定义的。deque容器必须是已经初始化的，否则函数的行为是未定义的。pit_pos是扩展之前deque容器的某个迭代器的指针，函数执行后这个迭代器也变成扩展之后引用相应数据的迭代器。*pit_pos必须是属于deque的有效的迭代器，否则函数行为是未定义的。pit_pos可以等于NULL。</text:p>
      <text:p text:style-name="P26"/>
      <table:table table:name="Table242" table:style-name="Table242">
        <table:table-column table:style-name="Table242.A"/>
        <table:table-row>
          <table:table-cell table:style-name="Table242.A1" office:value-type="string">
            <text:p text:style-name="P32">deque_iterator_t _deque_expand_at_begin(</text:p>
            <text:p text:style-name="P32"><text:s text:c="4"/>deque_t* pdeq_deque, size_t t_expandsize, deque_iterator_t* pit_pos); </text:p>
          </table:table-cell>
        </table:table-row>
      </table:table>
      <text:p text:style-name="P11">描述：</text:p>
      <text:p text:style-name="P11"><text:tab/>在deque的开头进行扩展。</text:p>
      <text:p text:style-name="P11"><text:soft-page-break/>参数：</text:p>
      <text:p text:style-name="P11"><text:tab/>pdeq_deque<text:tab/>deque容器。</text:p>
      <text:p text:style-name="P11"><text:tab/>t_expandsize<text:tab/>扩展的数据的数量。</text:p>
      <text:p text:style-name="P11"><text:tab/>pit_pos<text:tab/><text:tab/>容器中的某个迭代器的指针。</text:p>
      <text:p text:style-name="P11">返回值：</text:p>
      <text:p text:style-name="P11"><text:tab/>返回扩展前的指向deque容器开头的迭代器。</text:p>
      <text:p text:style-name="P11">注意：</text:p>
      <text:p text:style-name="P26"><text:tab/>如果pdeq_deque == NULL，那么函数是未定义的。deque容器必须是已经初始化的，否则函数的行为是未定义的。pit_pos是扩展之前deque容器的某个迭代器的指针，函数执行后这个迭代器也变成扩展之后引用相应数据的迭代器。*pit_pos必须是属于deque的有效的迭代器，否则函数行为是未定义的。pit_pos可以等于NULL。</text:p>
      <text:p text:style-name="P26"/>
      <table:table table:name="Table243" table:style-name="Table243">
        <table:table-column table:style-name="Table243.A"/>
        <table:table-row>
          <table:table-cell table:style-name="Table243.A1" office:value-type="string">
            <text:p text:style-name="P32">void _deque_shrink_at_end(deque_t* pdeq_deque, size_t t_shrinksize); </text:p>
          </table:table-cell>
        </table:table-row>
      </table:table>
      <text:p text:style-name="P11">描述：</text:p>
      <text:p text:style-name="P11"><text:tab/>在deque的末尾删减数据。</text:p>
      <text:p text:style-name="P11">参数：</text:p>
      <text:p text:style-name="P11"><text:tab/>pdeq_deque<text:tab/>deque容器。</text:p>
      <text:p text:style-name="P11"><text:tab/>t_shrinksize<text:tab/>删减的数据的数量。</text:p>
      <text:p text:style-name="P11">返回值：</text:p>
      <text:p text:style-name="P11"><text:tab/>无。</text:p>
      <text:p text:style-name="P11">注意：</text:p>
      <text:p text:style-name="P26"><text:tab/>如果pdeq_deque == NULL，那么函数是未定义的。deque容器必须是已经初始化的，否则函数的行为是未定义的。当一个块中的数据全部被删减之后，这个块将被释放。当t_shrinksize &gt; deque_size()的时候，将deque中的全部数据删除。</text:p>
      <text:p text:style-name="P26"/>
      <table:table table:name="Table244" table:style-name="Table244">
        <table:table-column table:style-name="Table244.A"/>
        <table:table-row>
          <table:table-cell table:style-name="Table244.A1" office:value-type="string">
            <text:p text:style-name="P32">void _deque_shrink_at_begin(deque_t* pdeq_deque, size_t t_shrinksize); </text:p>
          </table:table-cell>
        </table:table-row>
      </table:table>
      <text:p text:style-name="P11">描述：</text:p>
      <text:p text:style-name="P11"><text:tab/>在deque的开头删减数据。</text:p>
      <text:p text:style-name="P11">参数：</text:p>
      <text:p text:style-name="P11"><text:tab/>pdeq_deque<text:tab/>deque容器。</text:p>
      <text:p text:style-name="P11"><text:tab/>t_shrinksize<text:tab/>删减的数据的数量。</text:p>
      <text:p text:style-name="P11">返回值：</text:p>
      <text:p text:style-name="P11"><text:tab/>无。</text:p>
      <text:p text:style-name="P11">注意：</text:p>
      <text:p text:style-name="P26"><text:tab/>如果pdeq_deque == NULL，那么函数是未定义的。deque容器必须是已经初始化的，否则函数的行为是未定义的。当一个块中的数据全部被删减之后，这个块将被释放。当t_shrinksize &gt; deque_size()的时候，将deque中的全部数据删除。</text:p>
      <text:p text:style-name="P26"/>
      <table:table table:name="Table245" table:style-name="Table245">
        <table:table-column table:style-name="Table245.A"/>
        <table:table-row>
          <table:table-cell table:style-name="Table245.A1" office:value-type="string">
            <text:p text:style-name="P32">deque_iterator_t _deque_move_elem_to_end(</text:p>
            <text:p text:style-name="P32"><text:s text:c="4"/>deque_t* pdeq_deque, deque_iterator_t it_begin,</text:p>
            <text:p text:style-name="P32"><text:s text:c="4"/>deque_iterator_t it_end, size_t t_step);</text:p>
          </table:table-cell>
        </table:table-row>
      </table:table>
      <text:p text:style-name="P11">描述：</text:p>
      <text:p text:style-name="P11"><text:tab/>将数据区间[it_begin, it_end)向deque容器末尾移动。</text:p>
      <text:p text:style-name="P11"><text:soft-page-break/>参数：</text:p>
      <text:p text:style-name="P11"><text:tab/>pdeq_deque<text:tab/>deque容器。</text:p>
      <text:p text:style-name="P11"><text:tab/>it_begin<text:tab/><text:tab/>移动的数据区间的开头。</text:p>
      <text:p text:style-name="P11"><text:tab/>it_end<text:tab/><text:tab/>移动的数据区间的末尾。</text:p>
      <text:p text:style-name="P11"><text:tab/>t_step<text:tab/><text:tab/>移动的距离。</text:p>
      <text:p text:style-name="P11">返回值：</text:p>
      <text:p text:style-name="P11"><text:tab/>移动之后空隙数据区间的开头。</text:p>
      <text:p text:style-name="P11">注意：</text:p>
      <text:p text:style-name="P26"><text:tab/>如果pdeq_deque == NULL，那么函数是未定义的。deque容器必须是已经初始化的，否则函数的行为是未定义的。[it_begin, it_end)必须是属于pdeq_deque的有效的数据区间，否则函数的行为是未定义的。[it_begin, it_end)移动之后也必须是属于pdeq_deque的有效的数据区间，否则函数的行为是未定义的。</text:p>
      <text:p text:style-name="P26"/>
      <table:table table:name="Table246" table:style-name="Table246">
        <table:table-column table:style-name="Table246.A"/>
        <table:table-row>
          <table:table-cell table:style-name="Table246.A1" office:value-type="string">
            <text:p text:style-name="P32">deque_iterator_t _deque_move_elem_to_begin(</text:p>
            <text:p text:style-name="P32"><text:s text:c="4"/>deque_t* pdeq_deque, deque_iterator_t it_begin,</text:p>
            <text:p text:style-name="P32"><text:s text:c="4"/>deque_iterator_t it_end, size_t t_step);</text:p>
          </table:table-cell>
        </table:table-row>
      </table:table>
      <text:p text:style-name="P11">描述：</text:p>
      <text:p text:style-name="P11"><text:tab/>将数据区间[it_begin, it_end)向deque容器开头移动。</text:p>
      <text:p text:style-name="P11">参数：</text:p>
      <text:p text:style-name="P11"><text:tab/>pdeq_deque<text:tab/>deque容器。</text:p>
      <text:p text:style-name="P11"><text:tab/>it_begin<text:tab/><text:tab/>移动的数据区间的开头。</text:p>
      <text:p text:style-name="P11"><text:tab/>it_end<text:tab/><text:tab/>移动的数据区间的末尾。</text:p>
      <text:p text:style-name="P11"><text:tab/>t_step<text:tab/><text:tab/>移动的距离。</text:p>
      <text:p text:style-name="P11">返回值：</text:p>
      <text:p text:style-name="P11"><text:tab/>移动之后空隙数据区间的开头。</text:p>
      <text:p text:style-name="P11">注意：</text:p>
      <text:p text:style-name="P26"><text:tab/>如果pdeq_deque == NULL，那么函数是未定义的。deque容器必须是已经初始化的，否则函数的行为是未定义的。[it_begin, it_end)必须是属于pdeq_deque的有效的数据区间，否则函数的行为是未定义的。[it_begin, it_end)移动之后也必须是属于pdeq_deque的有效的数据区间，否则函数的行为是未定义的。</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6662551" text:continue-numbering="true" text:style-name="WW8Num13">
        <text:list-item>
          <text:h text:style-name="P47" text:outline-level="1"><text:soft-page-break/>slist<text:span text:style-name="T20">容器</text:span></text:h>
        </text:list-item>
      </text:list>
      <text:p text:style-name="P21"><text:tab/>slist容器是单向链表，它是双向链表list的弱化，所以它比list的功能要弱，但是它占用的空间更小。与list同样在slist中插入和删除数据花费常数时间，同时不会引起迭代器实效，但是slist是单向的，所以在指定节点前面插入数据要花费线性时间，但是在指定节点后面插入数据是高效的。这就是slist与list的最大区别。</text:p>
      <text:list xml:id="list36653826" text:continue-numbering="true" text:style-name="WW8Num13">
        <text:list-item>
          <text:list>
            <text:list-item>
              <text:h text:style-name="P49" text:outline-level="2"><text:span text:style-name="T6">slist</text:span>容器的机制</text:h>
            </text:list-item>
          </text:list>
        </text:list-item>
      </text:list>
      <text:p text:style-name="P21"><text:tab/>slist是单向链表结构，末尾指向NULL。</text:p>
      <text:p text:style-name="P22"><draw:frame draw:style-name="fr4" draw:name="graphics19" text:anchor-type="paragraph" svg:width="19.006cm" svg:height="2.177cm" draw:z-index="34"><draw:image xlink:href="Pictures/100000000000031A0000005BF7A32BBD.jpg" xlink:type="simple" xlink:show="embed" xlink:actuate="onLoad"/></draw:frame>图 9.1 slist的结构</text:p>
      <text:p text:style-name="P21"><text:tab/>这样的结构在一个指定的节点后面插入数据是很方便的，但是在指定节点的前面插入数据不是明智之选。此外在实际代码中为了保存这个链表还要引入一个类似list中开头节点的哑节点：</text:p>
      <text:p text:style-name="P22"><draw:frame draw:style-name="fr4" draw:name="graphics20" text:anchor-type="paragraph" svg:width="19.006cm" svg:height="2.729cm" draw:z-index="35"><draw:image xlink:href="Pictures/100000000000031A00000072D5AA1D2E.jpg" xlink:type="simple" xlink:show="embed" xlink:actuate="onLoad"/></draw:frame>图 9.2 实际的slist结构</text:p>
      <text:p text:style-name="P21"><text:tab/>在slist中指定节点之后插入和删除数据要比在list中插入数据更方便，因为需要修改的指针更少。由于有了开头的哑元节点，在slist的开头插入和删除数据也花费常数时间。但是在slist的末尾插入数据就不方便了，要遍历整个链表找到最后一个节点，然后插入数据。</text:p>
      <text:p text:style-name="P22"><draw:frame draw:style-name="fr3" draw:name="graphics21" text:anchor-type="paragraph" svg:width="19.006cm" svg:height="9.382cm" draw:z-index="36"><draw:image xlink:href="Pictures/100000000000031A00000188FA8EB355.jpg" xlink:type="simple" xlink:show="embed" xlink:actuate="onLoad"/></draw:frame><text:soft-page-break/>图 9.3 在slist中插入或者删除节点</text:p>
      <text:list xml:id="list36658792" text:continue-numbering="true" text:style-name="WW8Num13">
        <text:list-item>
          <text:list>
            <text:list-item>
              <text:h text:style-name="P49" text:outline-level="2"><text:span text:style-name="T6">slist</text:span><text:span text:style-name="T23">迭代</text:span>器</text:h>
            </text:list-item>
          </text:list>
        </text:list-item>
      </text:list>
      <text:p text:style-name="P21"><text:tab/>由于slist是单向链表，所以它的迭代器也只能是单向迭代器。迭代器的结构也是很简单，只需要记录每个节点的位置就可以了。</text:p>
      <text:p text:style-name="P22"><draw:frame draw:style-name="fr4" draw:name="graphics22" text:anchor-type="paragraph" svg:width="19.006cm" svg:height="3.685cm" draw:z-index="37"><draw:image xlink:href="Pictures/100000000000031A0000009A387A16DC.jpg" xlink:type="simple" xlink:show="embed" xlink:actuate="onLoad"/></draw:frame>图 9.4 slist迭代器</text:p>
      <text:p text:style-name="P21"><text:tab/>这样在迭代器中也不需要太多的结构来表示，所以slist的迭代器结构是：</text:p>
      <table:table table:name="Table264" table:style-name="Table264">
        <table:table-column table:style-name="Table264.A"/>
        <table:table-row>
          <table:table-cell table:style-name="Table264.A1" office:value-type="string">
            <text:p text:style-name="P32">typedef struct _tagiterator </text:p>
            <text:p text:style-name="P32">{ </text:p>
            <text:p text:style-name="P32"><text:s text:c="4"/>/* 容器内部结构的信息 */ </text:p>
            <text:p text:style-name="P32"><text:s text:c="4"/>union </text:p>
            <text:p text:style-name="P32"><text:s text:c="4"/>{ </text:p>
            <text:p text:style-name="P32"><text:s text:c="8"/>char* <text:s text:c="6"/>_pc_corepos; <text:s text:c="3"/>/* 链表容器中数据的位置 */ </text:p>
            <text:p text:style-name="P32"><text:s text:c="4"/>}_t_pos; </text:p>
            <text:p text:style-name="P32"><text:soft-page-break/><text:s text:c="4"/>void* <text:s text:c="10"/>_pt_container; <text:s text:c="4"/>/* 容器的位置 */</text:p>
            <text:p text:style-name="P32"><text:s text:c="4"/>containertype_t _t_containertype; <text:s/>/* 容器的类型 */</text:p>
            <text:p text:style-name="P32"><text:s text:c="4"/>iteratortype_t <text:s/>_t_iteratortype; <text:s text:c="2"/>/* 迭代器的类型 */</text:p>
            <text:p text:style-name="P32">}iterator_t;</text:p>
          </table:table-cell>
        </table:table-row>
      </table:table>
      <text:p text:style-name="P21"/>
      <text:list xml:id="list36658037" text:continue-numbering="true" text:style-name="WW8Num13">
        <text:list-item>
          <text:list>
            <text:list-item>
              <text:h text:style-name="P49" text:outline-level="2"><text:span text:style-name="T6">slist</text:span>的代码结构</text:h>
            </text:list-item>
          </text:list>
        </text:list-item>
      </text:list>
      <text:p text:style-name="P21"><text:tab/>slist的代码结构分为两部分，一部分是slist的节点:</text:p>
      <table:table table:name="Table265" table:style-name="Table265">
        <table:table-column table:style-name="Table265.A"/>
        <table:table-row>
          <table:table-cell table:style-name="Table265.A1" office:value-type="string">
            <text:p text:style-name="P32">typedef struct _tagslistnode</text:p>
            <text:p text:style-name="P32">{ </text:p>
            <text:p text:style-name="P32"><text:s text:c="4"/>struct _tagslistnode* _pt_next;</text:p>
            <text:p text:style-name="P32"><text:s text:c="4"/>char <text:s text:c="17"/>_pc_data[1];</text:p>
            <text:p text:style-name="P32">}slistnode_t;</text:p>
          </table:table-cell>
        </table:table-row>
      </table:table>
      <text:p text:style-name="P21"><text:tab/>第二部分是slist容器结构：</text:p>
      <table:table table:name="Table266" table:style-name="Table266">
        <table:table-column table:style-name="Table266.A"/>
        <table:table-row>
          <table:table-cell table:style-name="Table266.A1" office:value-type="string">
            <text:p text:style-name="P32">typedef struct _tagslist</text:p>
            <text:p text:style-name="P32">{ </text:p>
            <text:p text:style-name="P32"><text:s text:c="4"/>_typeinfo_t <text:s/>_t_typeinfo;</text:p>
            <text:p text:style-name="P32"><text:s text:c="4"/>_alloc_t <text:s text:c="4"/>_t_allocater;</text:p>
            <text:p text:style-name="P32"><text:s text:c="4"/>slistnode_t <text:s/>_t_head;</text:p>
            <text:p text:style-name="P32">}slist_t;</text:p>
          </table:table-cell>
        </table:table-row>
      </table:table>
      <text:p text:style-name="P21"><text:tab/>实际slist结构就是：</text:p>
      <text:p text:style-name="P22"><draw:frame draw:style-name="fr4" draw:name="graphics23" text:anchor-type="paragraph" svg:width="19.006cm" svg:height="3.182cm" draw:z-index="38"><draw:image xlink:href="Pictures/100000000000031A0000008559B62D7F.jpg" xlink:type="simple" xlink:show="embed" xlink:actuate="onLoad"/></draw:frame>图 9.5 slist的实际代码结构</text:p>
      <text:p text:style-name="P21"/>
      <text:list xml:id="list36651966" text:continue-numbering="true" text:style-name="WW8Num13">
        <text:list-item>
          <text:list>
            <text:list-item>
              <text:h text:style-name="P52" text:outline-level="2">外部<text:span text:style-name="T23">接口</text:span></text:h>
            </text:list-item>
          </text:list>
        </text:list-item>
      </text:list>
      <text:p text:style-name="P21"><text:tab/>slist容器要提供给用户外部接口：</text:p>
      <table:table table:name="Table267" table:style-name="Table267">
        <table:table-column table:style-name="Table267.A"/>
        <table:table-column table:style-name="Table267.B"/>
        <table:table-row>
          <table:table-cell table:style-name="Table267.A1" office:value-type="string">
            <text:p text:style-name="Table_20_Contents">create_slist</text:p>
          </table:table-cell>
          <table:table-cell table:style-name="Table267.B1" office:value-type="string">
            <text:p text:style-name="Table_20_Contents">创建slist容器。</text:p>
          </table:table-cell>
        </table:table-row>
        <table:table-row>
          <table:table-cell table:style-name="Table267.A2" office:value-type="string">
            <text:p text:style-name="Table_20_Contents">slist_init</text:p>
          </table:table-cell>
          <table:table-cell table:style-name="Table267.B2" office:value-type="string">
            <text:p text:style-name="Table_20_Contents">初始化一个空的slist容器。</text:p>
          </table:table-cell>
        </table:table-row>
        <table:table-row>
          <table:table-cell table:style-name="Table267.A2" office:value-type="string">
            <text:p text:style-name="Table_20_Contents">slist_init_n</text:p>
          </table:table-cell>
          <table:table-cell table:style-name="Table267.B2" office:value-type="string">
            <text:p text:style-name="Table_20_Contents">使用n个默认数据初始化slist容器。</text:p>
          </table:table-cell>
        </table:table-row>
        <text:soft-page-break/>
        <table:table-row>
          <table:table-cell table:style-name="Table267.A2" office:value-type="string">
            <text:p text:style-name="Table_20_Contents">slist_init_elem</text:p>
          </table:table-cell>
          <table:table-cell table:style-name="Table267.B2" office:value-type="string">
            <text:p text:style-name="Table_20_Contents">使用n个指定数据初始化slist容器。</text:p>
          </table:table-cell>
        </table:table-row>
        <table:table-row>
          <table:table-cell table:style-name="Table267.A2" office:value-type="string">
            <text:p text:style-name="Table_20_Contents">slist_init_copy</text:p>
          </table:table-cell>
          <table:table-cell table:style-name="Table267.B2" office:value-type="string">
            <text:p text:style-name="Table_20_Contents">使用一个既存的slist容器初始化另一个slist容器。</text:p>
          </table:table-cell>
        </table:table-row>
        <table:table-row>
          <table:table-cell table:style-name="Table267.A2" office:value-type="string">
            <text:p text:style-name="Table_20_Contents">slist_init_copy_range</text:p>
          </table:table-cell>
          <table:table-cell table:style-name="Table267.B2" office:value-type="string">
            <text:p text:style-name="Table_20_Contents">使用指定范围内的数据初始化一个slist容器。</text:p>
          </table:table-cell>
        </table:table-row>
        <table:table-row>
          <table:table-cell table:style-name="Table267.A2" office:value-type="string">
            <text:p text:style-name="Table_20_Contents">slist_destroy</text:p>
          </table:table-cell>
          <table:table-cell table:style-name="Table267.B2" office:value-type="string">
            <text:p text:style-name="Table_20_Contents">销毁创建的slist容器。</text:p>
          </table:table-cell>
        </table:table-row>
        <table:table-row>
          <table:table-cell table:style-name="Table267.A2" office:value-type="string">
            <text:p text:style-name="Table_20_Contents">slist_size</text:p>
          </table:table-cell>
          <table:table-cell table:style-name="Table267.B2" office:value-type="string">
            <text:p text:style-name="Table_20_Contents">获得slist容器中数据的数量。</text:p>
          </table:table-cell>
        </table:table-row>
        <table:table-row>
          <table:table-cell table:style-name="Table267.A2" office:value-type="string">
            <text:p text:style-name="Table_20_Contents">slist_empty</text:p>
          </table:table-cell>
          <table:table-cell table:style-name="Table267.B2" office:value-type="string">
            <text:p text:style-name="Table_20_Contents">测试slist容器是否为空。</text:p>
          </table:table-cell>
        </table:table-row>
        <table:table-row>
          <table:table-cell table:style-name="Table267.A2" office:value-type="string">
            <text:p text:style-name="Table_20_Contents">slist_max_size</text:p>
          </table:table-cell>
          <table:table-cell table:style-name="Table267.B2" office:value-type="string">
            <text:p text:style-name="Table_20_Contents">返回slist容器中保存数据的最大数量的可能值。</text:p>
          </table:table-cell>
        </table:table-row>
        <table:table-row>
          <table:table-cell table:style-name="Table267.A2" office:value-type="string">
            <text:p text:style-name="Table_20_Contents">slist_equal</text:p>
          </table:table-cell>
          <table:table-cell table:style-name="Table267.B2" office:value-type="string">
            <text:p text:style-name="Table_20_Contents">测试两个slist容器是否相等。</text:p>
          </table:table-cell>
        </table:table-row>
        <table:table-row>
          <table:table-cell table:style-name="Table267.A2" office:value-type="string">
            <text:p text:style-name="Table_20_Contents">slist_not_equal</text:p>
          </table:table-cell>
          <table:table-cell table:style-name="Table267.B2" office:value-type="string">
            <text:p text:style-name="Table_20_Contents">测试两个slist容器是否不等。</text:p>
          </table:table-cell>
        </table:table-row>
        <table:table-row>
          <table:table-cell table:style-name="Table267.A2" office:value-type="string">
            <text:p text:style-name="Table_20_Contents">slist_less</text:p>
          </table:table-cell>
          <table:table-cell table:style-name="Table267.B2" office:value-type="string">
            <text:p text:style-name="Table_20_Contents">测试第一个slist容器是否小于第二个slist容器。</text:p>
          </table:table-cell>
        </table:table-row>
        <table:table-row>
          <table:table-cell table:style-name="Table267.A2" office:value-type="string">
            <text:p text:style-name="Table_20_Contents">slist_less_equal</text:p>
          </table:table-cell>
          <table:table-cell table:style-name="Table267.B2" office:value-type="string">
            <text:p text:style-name="Table_20_Contents">测试第一个slist容器是否小于等于第二个slist容器。</text:p>
          </table:table-cell>
        </table:table-row>
        <table:table-row>
          <table:table-cell table:style-name="Table267.A2" office:value-type="string">
            <text:p text:style-name="Table_20_Contents">slist_greater</text:p>
          </table:table-cell>
          <table:table-cell table:style-name="Table267.B2" office:value-type="string">
            <text:p text:style-name="Table_20_Contents">测试第一个slist容器是否大于第二个slist容器。</text:p>
          </table:table-cell>
        </table:table-row>
        <table:table-row>
          <table:table-cell table:style-name="Table267.A2" office:value-type="string">
            <text:p text:style-name="Table_20_Contents">slist_greater_equal</text:p>
          </table:table-cell>
          <table:table-cell table:style-name="Table267.B2" office:value-type="string">
            <text:p text:style-name="Table_20_Contents">测试第一个slist容器是否大于等于第二个slist容器。</text:p>
          </table:table-cell>
        </table:table-row>
        <table:table-row>
          <table:table-cell table:style-name="Table267.A2" office:value-type="string">
            <text:p text:style-name="Table_20_Contents">slist_assign</text:p>
          </table:table-cell>
          <table:table-cell table:style-name="Table267.B2" office:value-type="string">
            <text:p text:style-name="Table_20_Contents">使用一个既存的slist容器为另一个slist容器赋值。</text:p>
          </table:table-cell>
        </table:table-row>
        <table:table-row>
          <table:table-cell table:style-name="Table267.A2" office:value-type="string">
            <text:p text:style-name="Table_20_Contents">slist_assign_elem</text:p>
          </table:table-cell>
          <table:table-cell table:style-name="Table267.B2" office:value-type="string">
            <text:p text:style-name="Table_20_Contents">使用指定的数据为slist容器赋值。</text:p>
          </table:table-cell>
        </table:table-row>
        <table:table-row>
          <table:table-cell table:style-name="Table267.A2" office:value-type="string">
            <text:p text:style-name="Table_20_Contents">slist_assign_range</text:p>
          </table:table-cell>
          <table:table-cell table:style-name="Table267.B2" office:value-type="string">
            <text:p text:style-name="Table_20_Contents">使用指定范围内的数据为slist容器赋值。</text:p>
          </table:table-cell>
        </table:table-row>
        <table:table-row>
          <table:table-cell table:style-name="Table267.A2" office:value-type="string">
            <text:p text:style-name="Table_20_Contents">slist_swap</text:p>
          </table:table-cell>
          <table:table-cell table:style-name="Table267.B2" office:value-type="string">
            <text:p text:style-name="Table_20_Contents">交换两个slist容器。</text:p>
          </table:table-cell>
        </table:table-row>
        <table:table-row>
          <table:table-cell table:style-name="Table267.A2" office:value-type="string">
            <text:p text:style-name="Table_20_Contents">slist_front</text:p>
          </table:table-cell>
          <table:table-cell table:style-name="Table267.B2" office:value-type="string">
            <text:p text:style-name="Table_20_Contents">访问slist容器中的第一个数据。</text:p>
          </table:table-cell>
        </table:table-row>
        <table:table-row>
          <table:table-cell table:style-name="Table267.A2" office:value-type="string">
            <text:p text:style-name="Table_20_Contents">slist_begin</text:p>
          </table:table-cell>
          <table:table-cell table:style-name="Table267.B2" office:value-type="string">
            <text:p text:style-name="Table_20_Contents">返回引用slist容器的第一个数据的迭代器。</text:p>
          </table:table-cell>
        </table:table-row>
        <table:table-row>
          <table:table-cell table:style-name="Table267.A2" office:value-type="string">
            <text:p text:style-name="Table_20_Contents">slist_end</text:p>
          </table:table-cell>
          <table:table-cell table:style-name="Table267.B2" office:value-type="string">
            <text:p text:style-name="Table_20_Contents">返回引用slist容器末尾的迭代器。</text:p>
          </table:table-cell>
        </table:table-row>
        <table:table-row>
          <table:table-cell table:style-name="Table267.A2" office:value-type="string">
            <text:p text:style-name="Table_20_Contents">slist_previous</text:p>
          </table:table-cell>
          <table:table-cell table:style-name="Table267.B2" office:value-type="string">
            <text:p text:style-name="Table_20_Contents">返回引用前一个节点的迭代器。</text:p>
          </table:table-cell>
        </table:table-row>
        <table:table-row>
          <table:table-cell table:style-name="Table267.A2" office:value-type="string">
            <text:p text:style-name="Table_20_Contents">slist_insert</text:p>
          </table:table-cell>
          <table:table-cell table:style-name="Table267.B2" office:value-type="string">
            <text:p text:style-name="Table_20_Contents">向slist容器中插入数据。</text:p>
          </table:table-cell>
        </table:table-row>
        <table:table-row>
          <table:table-cell table:style-name="Table267.A2" office:value-type="string">
            <text:p text:style-name="Table_20_Contents">slist_insert_n</text:p>
          </table:table-cell>
          <table:table-cell table:style-name="Table267.B2" office:value-type="string">
            <text:p text:style-name="Table_20_Contents">向slist容器中插入n个数据。</text:p>
          </table:table-cell>
        </table:table-row>
        <table:table-row>
          <table:table-cell table:style-name="Table267.A2" office:value-type="string">
            <text:p text:style-name="Table_20_Contents">slist_insert_range</text:p>
          </table:table-cell>
          <table:table-cell table:style-name="Table267.B2" office:value-type="string">
            <text:p text:style-name="Table_20_Contents">向slist容器中插入指定范围的数据。</text:p>
          </table:table-cell>
        </table:table-row>
        <table:table-row>
          <table:table-cell table:style-name="Table267.A2" office:value-type="string">
            <text:p text:style-name="Table_20_Contents">slist_insert_after</text:p>
          </table:table-cell>
          <table:table-cell table:style-name="Table267.B2" office:value-type="string">
            <text:p text:style-name="Table_20_Contents">向slist容器中指定位置的后面插入数据。</text:p>
          </table:table-cell>
        </table:table-row>
        <table:table-row>
          <table:table-cell table:style-name="Table267.A2" office:value-type="string">
            <text:p text:style-name="Table_20_Contents">slist_insert_after_n</text:p>
          </table:table-cell>
          <table:table-cell table:style-name="Table267.B2" office:value-type="string">
            <text:p text:style-name="Table_20_Contents">向slist容器中指定位置的后面插入n个数据。</text:p>
          </table:table-cell>
        </table:table-row>
        <table:table-row>
          <table:table-cell table:style-name="Table267.A2" office:value-type="string">
            <text:p text:style-name="Table_20_Contents">slist_insert_after_range</text:p>
          </table:table-cell>
          <table:table-cell table:style-name="Table267.B2" office:value-type="string">
            <text:p text:style-name="Table_20_Contents">向slist容器中指定位置的后面插入指定范围的数据。</text:p>
          </table:table-cell>
        </table:table-row>
        <table:table-row>
          <table:table-cell table:style-name="Table267.A2" office:value-type="string">
            <text:p text:style-name="Table_20_Contents">slist_push_front</text:p>
          </table:table-cell>
          <table:table-cell table:style-name="Table267.B2" office:value-type="string">
            <text:p text:style-name="Table_20_Contents">向slist容器的开头添加一个数据。</text:p>
          </table:table-cell>
        </table:table-row>
        <table:table-row>
          <table:table-cell table:style-name="Table267.A2" office:value-type="string">
            <text:p text:style-name="Table_20_Contents">slist_pop_front</text:p>
          </table:table-cell>
          <table:table-cell table:style-name="Table267.B2" office:value-type="string">
            <text:p text:style-name="Table_20_Contents">删除slist容器开头的一个数据。</text:p>
          </table:table-cell>
        </table:table-row>
        <table:table-row>
          <table:table-cell table:style-name="Table267.A2" office:value-type="string">
            <text:p text:style-name="Table_20_Contents">slist_erase</text:p>
          </table:table-cell>
          <table:table-cell table:style-name="Table267.B2" office:value-type="string">
            <text:p text:style-name="Table_20_Contents">删除slist容器中指定位置的一个数据。</text:p>
          </table:table-cell>
        </table:table-row>
        <table:table-row>
          <table:table-cell table:style-name="Table267.A2" office:value-type="string">
            <text:p text:style-name="Table_20_Contents">slist_erase_range</text:p>
          </table:table-cell>
          <table:table-cell table:style-name="Table267.B2" office:value-type="string">
            <text:p text:style-name="Table_20_Contents">删除slist容器中指定范围内的数据。</text:p>
          </table:table-cell>
        </table:table-row>
        <table:table-row>
          <table:table-cell table:style-name="Table267.A2" office:value-type="string">
            <text:p text:style-name="Table_20_Contents">slist_erase_after</text:p>
          </table:table-cell>
          <table:table-cell table:style-name="Table267.B2" office:value-type="string">
            <text:p text:style-name="Table_20_Contents">删除slist容器中指定位置的下一个数据。</text:p>
          </table:table-cell>
        </table:table-row>
        <text:soft-page-break/>
        <table:table-row>
          <table:table-cell table:style-name="Table267.A2" office:value-type="string">
            <text:p text:style-name="Table_20_Contents">slist_erase_after_range</text:p>
          </table:table-cell>
          <table:table-cell table:style-name="Table267.B2" office:value-type="string">
            <text:p text:style-name="Table_20_Contents">删除slist容器中指定区间后面的数据。</text:p>
          </table:table-cell>
        </table:table-row>
        <table:table-row>
          <table:table-cell table:style-name="Table267.A2" office:value-type="string">
            <text:p text:style-name="Table_20_Contents">slist_remove</text:p>
          </table:table-cell>
          <table:table-cell table:style-name="Table267.B2" office:value-type="string">
            <text:p text:style-name="Table_20_Contents">删除slist容器中指定的数据。</text:p>
          </table:table-cell>
        </table:table-row>
        <table:table-row>
          <table:table-cell table:style-name="Table267.A2" office:value-type="string">
            <text:p text:style-name="Table_20_Contents">slist_remove_if</text:p>
          </table:table-cell>
          <table:table-cell table:style-name="Table267.B2" office:value-type="string">
            <text:p text:style-name="Table_20_Contents">删除slist容器中符合条件的数据。</text:p>
          </table:table-cell>
        </table:table-row>
        <table:table-row>
          <table:table-cell table:style-name="Table267.A2" office:value-type="string">
            <text:p text:style-name="Table_20_Contents">slist_resize</text:p>
          </table:table-cell>
          <table:table-cell table:style-name="Table267.B2" office:value-type="string">
            <text:p text:style-name="Table_20_Contents">重新设置slist容器中数据的数量。</text:p>
          </table:table-cell>
        </table:table-row>
        <table:table-row>
          <table:table-cell table:style-name="Table267.A2" office:value-type="string">
            <text:p text:style-name="Table_20_Contents">slist_resize_elem</text:p>
          </table:table-cell>
          <table:table-cell table:style-name="Table267.B2" office:value-type="string">
            <text:p text:style-name="Table_20_Contents">重新设置slist容器中数据的数量，多出的数据使用指定数据填充。</text:p>
          </table:table-cell>
        </table:table-row>
        <table:table-row>
          <table:table-cell table:style-name="Table267.A2" office:value-type="string">
            <text:p text:style-name="Table_20_Contents">slist_clear</text:p>
          </table:table-cell>
          <table:table-cell table:style-name="Table267.B2" office:value-type="string">
            <text:p text:style-name="Table_20_Contents">删除slist容器中所有的数据。</text:p>
          </table:table-cell>
        </table:table-row>
        <table:table-row>
          <table:table-cell table:style-name="Table267.A2" office:value-type="string">
            <text:p text:style-name="Table_20_Contents">slist_unique</text:p>
          </table:table-cell>
          <table:table-cell table:style-name="Table267.B2" office:value-type="string">
            <text:p text:style-name="Table_20_Contents">删除slist容器中相邻且相等的数据。</text:p>
          </table:table-cell>
        </table:table-row>
        <table:table-row>
          <table:table-cell table:style-name="Table267.A2" office:value-type="string">
            <text:p text:style-name="Table_20_Contents">slist_unique_if</text:p>
          </table:table-cell>
          <table:table-cell table:style-name="Table267.B2" office:value-type="string">
            <text:p text:style-name="Table_20_Contents">删除slist容器中相邻且符合条件的数据。</text:p>
          </table:table-cell>
        </table:table-row>
        <table:table-row>
          <table:table-cell table:style-name="Table267.A2" office:value-type="string">
            <text:p text:style-name="Table_20_Contents">slist_splice</text:p>
          </table:table-cell>
          <table:table-cell table:style-name="Table267.B2" office:value-type="string">
            <text:p text:style-name="Table_20_Contents">将既存slist容器中的数据转移到另一个slist容器的指定位置。</text:p>
          </table:table-cell>
        </table:table-row>
        <table:table-row>
          <table:table-cell table:style-name="Table267.A2" office:value-type="string">
            <text:p text:style-name="Table_20_Contents">slist_splice_pos</text:p>
          </table:table-cell>
          <table:table-cell table:style-name="Table267.B2" office:value-type="string">
            <text:p text:style-name="Table_20_Contents">将既存的slist容器中指定位置的数据转移到另一个slist容器的指定位置。</text:p>
          </table:table-cell>
        </table:table-row>
        <table:table-row>
          <table:table-cell table:style-name="Table267.A2" office:value-type="string">
            <text:p text:style-name="Table_20_Contents">slist_splice_range</text:p>
          </table:table-cell>
          <table:table-cell table:style-name="Table267.B2" office:value-type="string">
            <text:p text:style-name="Table_20_Contents">将既存slist容器中指定范围的数据转移到另一个slist容器中的指定位置。</text:p>
          </table:table-cell>
        </table:table-row>
        <table:table-row>
          <table:table-cell table:style-name="Table267.A2" office:value-type="string">
            <text:p text:style-name="Table_20_Contents">slist_splice_after_pos</text:p>
          </table:table-cell>
          <table:table-cell table:style-name="Table267.B2" office:value-type="string">
            <text:p text:style-name="Table_20_Contents">将既存的slist容器中指定位置的下一个数据转移到另一个slist容器中指定位置的后面。</text:p>
          </table:table-cell>
        </table:table-row>
        <table:table-row>
          <table:table-cell table:style-name="Table267.A2" office:value-type="string">
            <text:p text:style-name="Table_20_Contents">slist_splice_after_range</text:p>
          </table:table-cell>
          <table:table-cell table:style-name="Table267.B2" office:value-type="string">
            <text:p text:style-name="Table_20_Contents">将既存的slist容器中指定的下一个数据区间中的数据转移到另一个slist指定位置的后面。</text:p>
          </table:table-cell>
        </table:table-row>
        <table:table-row>
          <table:table-cell table:style-name="Table267.A2" office:value-type="string">
            <text:p text:style-name="Table_20_Contents">slist_sort</text:p>
          </table:table-cell>
          <table:table-cell table:style-name="Table267.B2" office:value-type="string">
            <text:p text:style-name="Table_20_Contents">将slist容器中的数据排序。</text:p>
          </table:table-cell>
        </table:table-row>
        <table:table-row>
          <table:table-cell table:style-name="Table267.A2" office:value-type="string">
            <text:p text:style-name="Table_20_Contents">slist_sort_if</text:p>
          </table:table-cell>
          <table:table-cell table:style-name="Table267.B2" office:value-type="string">
            <text:p text:style-name="Table_20_Contents">将slist容器中的数据安装指定的规则排序。</text:p>
          </table:table-cell>
        </table:table-row>
        <table:table-row>
          <table:table-cell table:style-name="Table267.A2" office:value-type="string">
            <text:p text:style-name="Table_20_Contents">slist_merge</text:p>
          </table:table-cell>
          <table:table-cell table:style-name="Table267.B2" office:value-type="string">
            <text:p text:style-name="Table_20_Contents">将两个slist容器合并。</text:p>
          </table:table-cell>
        </table:table-row>
        <table:table-row>
          <table:table-cell table:style-name="Table267.A2" office:value-type="string">
            <text:p text:style-name="Table_20_Contents">slist_merge_if</text:p>
          </table:table-cell>
          <table:table-cell table:style-name="Table267.B2" office:value-type="string">
            <text:p text:style-name="Table_20_Contents">将两个slist容器安装指定规则合并。</text:p>
          </table:table-cell>
        </table:table-row>
        <table:table-row>
          <table:table-cell table:style-name="Table267.A2" office:value-type="string">
            <text:p text:style-name="Table_20_Contents">slist_reverse</text:p>
          </table:table-cell>
          <table:table-cell table:style-name="Table267.B2" office:value-type="string">
            <text:p text:style-name="Table_20_Contents">将slist容器逆序。</text:p>
          </table:table-cell>
        </table:table-row>
      </table:table>
      <text:p text:style-name="P21"/>
      <text:p text:style-name="P21">函数原型</text:p>
      <table:table table:name="Table268" table:style-name="Table268">
        <table:table-column table:style-name="Table268.A"/>
        <table:table-row>
          <table:table-cell table:style-name="Table268.A1" office:value-type="string">
            <text:p text:style-name="P32">slist_t* create_slist(typename);</text:p>
          </table:table-cell>
        </table:table-row>
      </table:table>
      <text:p text:style-name="P11">描述：</text:p>
      <text:p text:style-name="P11"><text:tab/>创建slist容器。</text:p>
      <text:p text:style-name="P11">参数：</text:p>
      <text:p text:style-name="P11"><text:tab/>typename<text:tab/><text:tab/>类型描述。</text:p>
      <text:p text:style-name="P11">返回值：</text:p>
      <text:p text:style-name="P11"><text:tab/>返回创建的slist容器的指针。</text:p>
      <text:p text:style-name="P11">注意：</text:p>
      <text:p text:style-name="P26"><text:tab/>关于类型描述参考第四章，创建失败返回NULL。</text:p>
      <text:p text:style-name="P21"/>
      <table:table table:name="Table269" table:style-name="Table269">
        <table:table-column table:style-name="Table269.A"/>
        <table:table-row>
          <table:table-cell table:style-name="Table269.A1" office:value-type="string">
            <text:p text:style-name="P32">void slist_init(slist_t* pslist_slist);</text:p>
          </table:table-cell>
        </table:table-row>
      </table:table>
      <text:p text:style-name="P11">描述：</text:p>
      <text:p text:style-name="P11"><text:tab/>初始化一个空的slist容器。</text:p>
      <text:p text:style-name="P11">参数：</text:p>
      <text:p text:style-name="P11"><text:tab/>pslist_slist<text:tab/><text:tab/>指向slist容器的指针。</text:p>
      <text:p text:style-name="P11">返回值：</text:p>
      <text:p text:style-name="P11"><text:soft-page-break/><text:tab/>无。</text:p>
      <text:p text:style-name="P11">注意：</text:p>
      <text:p text:style-name="P26"><text:tab/>如果pslist_slist == NULL则函数的行为是未定义的，slist必须是通过create_slist创建的否则函数的行为是未定义的。</text:p>
      <text:p text:style-name="P21"/>
      <table:table table:name="Table270" table:style-name="Table270">
        <table:table-column table:style-name="Table270.A"/>
        <table:table-row>
          <table:table-cell table:style-name="Table270.A1" office:value-type="string">
            <text:p text:style-name="P32">void slist_init_n(slist_t* pslist_slist, size_t t_count);</text:p>
          </table:table-cell>
        </table:table-row>
      </table:table>
      <text:p text:style-name="P11">描述：</text:p>
      <text:p text:style-name="P11"><text:tab/>使用多个数据默认初始化slist容器。</text:p>
      <text:p text:style-name="P11">参数：</text:p>
      <text:p text:style-name="P11"><text:tab/>pslist_slist<text:tab/>指向slist容器的指针。</text:p>
      <text:p text:style-name="P11"><text:tab/>t_count<text:tab/><text:tab/>slist容器中包含的数据个数。</text:p>
      <text:p text:style-name="P11">返回值：</text:p>
      <text:p text:style-name="P11"><text:tab/>无。</text:p>
      <text:p text:style-name="P11">注意：</text:p>
      <text:p text:style-name="P26"><text:tab/>如果pslist_slist == NULL则函数的行为是未定义的，slist必须是通过create_slist创建的否则函数的行为是未定义的。初始化后容器中包含的数据都是slist容器中保存的数据类型的默认值。</text:p>
      <text:p text:style-name="P21"/>
      <table:table table:name="Table271" table:style-name="Table271">
        <table:table-column table:style-name="Table271.A"/>
        <table:table-row>
          <table:table-cell table:style-name="Table271.A1" office:value-type="string">
            <text:p text:style-name="P32">void slist_init_elem(slist_t* pslist_slist, size_t t_count, elem);</text:p>
          </table:table-cell>
        </table:table-row>
      </table:table>
      <text:p text:style-name="P11">描述：</text:p>
      <text:p text:style-name="P11"><text:tab/>使用多个指定的数据初始化slist容器。</text:p>
      <text:p text:style-name="P11">参数：</text:p>
      <text:p text:style-name="P11"><text:tab/>pslist_slist<text:tab/>指向slist容器的指针。</text:p>
      <text:p text:style-name="P11"><text:tab/>t_count<text:tab/><text:tab/>slist容器中包含的数据个数。</text:p>
      <text:p text:style-name="P11"><text:tab/>elem<text:tab/><text:tab/><text:tab/>初始化容器的数据。</text:p>
      <text:p text:style-name="P11">返回值：</text:p>
      <text:p text:style-name="P11"><text:tab/>无。</text:p>
      <text:p text:style-name="P11">注意：</text:p>
      <text:p text:style-name="P26"><text:tab/>如果pslist_slist == NULL则函数的行为是未定义的，slist必须是通过create_slist创建的否则函数的行为是未定义的。elem是与slist容器中保存的数据类型相同的数据，否则函数的行为是未定义的。</text:p>
      <text:p text:style-name="P21"/>
      <table:table table:name="Table272" table:style-name="Table272">
        <table:table-column table:style-name="Table272.A"/>
        <table:table-row>
          <table:table-cell table:style-name="Table272.A1" office:value-type="string">
            <text:p text:style-name="P32">void slist_init_copy(slist_t* pslist_dest, const slist_t* cpslist_src);</text:p>
          </table:table-cell>
        </table:table-row>
      </table:table>
      <text:p text:style-name="P11">描述：</text:p>
      <text:p text:style-name="P11"><text:tab/>使用既存的slist容器初始化另一个slist容器。</text:p>
      <text:p text:style-name="P11">参数：</text:p>
      <text:p text:style-name="P11"><text:tab/>pslist_dest<text:tab/><text:tab/>指向被初始化slist容器的指针。</text:p>
      <text:p text:style-name="P11"><text:tab/>cpslist_src<text:tab/><text:tab/>指向既存的slist容器的指针。</text:p>
      <text:p text:style-name="P11">返回值：</text:p>
      <text:p text:style-name="P11"><text:tab/>无。</text:p>
      <text:p text:style-name="P11">注意：</text:p>
      <text:p text:style-name="P26"><text:tab/>如果pslist_slist == NULL则函数的行为是未定义的，slist必须是通过create_slist创建的否则函数的行为是未定义的。既存的slist是有效的slist否则函数的行为是未定义的。既存的slist要与当前的slist保存的数据类型相同，否则函数的行为是未定义的。初始化之后两个容器中的数据相等。</text:p>
      <text:p text:style-name="P21"><text:soft-page-break/></text:p>
      <table:table table:name="Table273" table:style-name="Table273">
        <table:table-column table:style-name="Table273.A"/>
        <table:table-row>
          <table:table-cell table:style-name="Table273.A1" office:value-type="string">
            <text:p text:style-name="P32">void slist_init_copy_range(</text:p>
            <text:p text:style-name="P32"><text:s text:c="4"/>slist_t* pslist_dest, slist_iterator_t it_begin, slist_iterator_t it_end);</text:p>
          </table:table-cell>
        </table:table-row>
      </table:table>
      <text:p text:style-name="P11">描述：</text:p>
      <text:p text:style-name="P11"><text:tab/>使用指定的数据区间初始化另一个slist容器。</text:p>
      <text:p text:style-name="P11">参数：</text:p>
      <text:p text:style-name="P11"><text:tab/>plis_dest<text:tab/><text:tab/><text:tab/>指向被初始化slist容器的指针。</text:p>
      <text:p text:style-name="P11"><text:tab/>it_begin<text:tab/><text:tab/><text:tab/>指定的数据区间的开始。</text:p>
      <text:p text:style-name="P11"><text:tab/>it_end<text:tab/><text:tab/><text:tab/>指定的数据区间的末尾。</text:p>
      <text:p text:style-name="P11">返回值：</text:p>
      <text:p text:style-name="P11"><text:tab/>无。</text:p>
      <text:p text:style-name="P11">注意：</text:p>
      <text:p text:style-name="P26"><text:tab/>如果pslist_dest == NULL则函数的行为是未定义的，slist必须是通过create_slist创建的否则函数的行为是未定义的。[it_begin, it_end)是有效的数据区间，否则函数的行为是未定义的。数据区间中保存的数据是与slist中保存的数据类型相同，否则函数的行为是未定义的。</text:p>
      <text:p text:style-name="P21"/>
      <table:table table:name="Table274" table:style-name="Table274">
        <table:table-column table:style-name="Table274.A"/>
        <table:table-row>
          <table:table-cell table:style-name="Table274.A1" office:value-type="string">
            <text:p text:style-name="P32">void slist_destroy(slist_t* pslist_slist);</text:p>
          </table:table-cell>
        </table:table-row>
      </table:table>
      <text:p text:style-name="P11">描述：</text:p>
      <text:p text:style-name="P11"><text:tab/>销毁一个被创建出来的slist容器。</text:p>
      <text:p text:style-name="P11">参数：</text:p>
      <text:p text:style-name="P11"><text:tab/>pslist_slist<text:tab/><text:tab/>指向slist容器的指针。</text:p>
      <text:p text:style-name="P11">返回值：</text:p>
      <text:p text:style-name="P11"><text:tab/>无。</text:p>
      <text:p text:style-name="P11">注意：</text:p>
      <text:p text:style-name="P26"><text:tab/>如果pslist _slist == NULL则函数的行为是未定义的，slist必须是通过create_slist创建的否则函数的行为是未定义的。不管slist容器是否被初始化都需要调用这个函数销毁。</text:p>
      <text:p text:style-name="P21"/>
      <table:table table:name="Table275" table:style-name="Table275">
        <table:table-column table:style-name="Table275.A"/>
        <table:table-row>
          <table:table-cell table:style-name="Table275.A1" office:value-type="string">
            <text:p text:style-name="P32">size_t slist_size(const slist_t* cpslist_slist);</text:p>
          </table:table-cell>
        </table:table-row>
      </table:table>
      <text:p text:style-name="P11">描述：</text:p>
      <text:p text:style-name="P11"><text:tab/>返回slist容器中保存的数据的个数。</text:p>
      <text:p text:style-name="P11">参数：</text:p>
      <text:p text:style-name="P11"><text:tab/>cpslist_slist<text:tab/><text:tab/>指向slist容器的指针。</text:p>
      <text:p text:style-name="P11">返回值：</text:p>
      <text:p text:style-name="P11"><text:tab/>slist容器中保存的数据的个数。</text:p>
      <text:p text:style-name="P11">注意：</text:p>
      <text:p text:style-name="P26"><text:tab/>如果cpslist_slist == NULL则函数的行为是未定义的，slist必须已经初始化的，否则函数的行为是未定义的。</text:p>
      <text:p text:style-name="P21"/>
      <table:table table:name="Table276" table:style-name="Table276">
        <table:table-column table:style-name="Table276.A"/>
        <table:table-row>
          <table:table-cell table:style-name="Table276.A1" office:value-type="string">
            <text:p text:style-name="P32">bool_t slist_empty(const slist_t* cpslist_slist);</text:p>
          </table:table-cell>
        </table:table-row>
      </table:table>
      <text:p text:style-name="P11">描述：</text:p>
      <text:p text:style-name="P11"><text:tab/>测试slist容器是否为空。</text:p>
      <text:p text:style-name="P11">参数：</text:p>
      <text:p text:style-name="P11"><text:tab/>cpslist_slist<text:tab/><text:tab/>指向slist容器的指针。</text:p>
      <text:p text:style-name="P11"><text:soft-page-break/>返回值：</text:p>
      <text:p text:style-name="P11"><text:tab/>如果slist容器为空返回true，否则返回false。</text:p>
      <text:p text:style-name="P11">注意：</text:p>
      <text:p text:style-name="P26"><text:tab/>如果cpslist_slist == NULL则函数的行为是未定义的，slist必须已经初始化的，否则函数的行为是未定义的。</text:p>
      <text:p text:style-name="P21"/>
      <table:table table:name="Table277" table:style-name="Table277">
        <table:table-column table:style-name="Table277.A"/>
        <table:table-row>
          <table:table-cell table:style-name="Table277.A1" office:value-type="string">
            <text:p text:style-name="P32">size_t slist_max_size(const slist_t* cpslist_slist);</text:p>
          </table:table-cell>
        </table:table-row>
      </table:table>
      <text:p text:style-name="P11">描述：</text:p>
      <text:p text:style-name="P11"><text:tab/>返回slist容器中能够保存的数据最大数量的可能值。</text:p>
      <text:p text:style-name="P11">参数：</text:p>
      <text:p text:style-name="P11"><text:tab/>cpslist_slist<text:tab/><text:tab/>指向slist容器的指针。</text:p>
      <text:p text:style-name="P11">返回值：</text:p>
      <text:p text:style-name="P11"><text:tab/>返回slist容器中能够保存的数据最大数量的可能值。</text:p>
      <text:p text:style-name="P11">注意：</text:p>
      <text:p text:style-name="P26"><text:tab/>如果cpslist_slist == NULL则函数的行为是未定义的，slist必须已经初始化的，否则函数的行为是未定义的。这个返回值不是一个固定的值。</text:p>
      <text:p text:style-name="P21"/>
      <table:table table:name="Table278" table:style-name="Table278">
        <table:table-column table:style-name="Table278.A"/>
        <table:table-row>
          <table:table-cell table:style-name="Table278.A1" office:value-type="string">
            <text:p text:style-name="P32">bool_t slist_equal(const slist_t* cpslist_first, const slist_t* cpslist_second);</text:p>
          </table:table-cell>
        </table:table-row>
      </table:table>
      <text:p text:style-name="P11">描述：</text:p>
      <text:p text:style-name="P11"><text:tab/>测试两个slist容器是否相等。</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两个slist容器相等则返回true，否则返回false。</text:p>
      <text:p text:style-name="P11">注意：</text:p>
      <text:p text:style-name="P26"><text:tab/>如果cpslist_first == NULL或者cpslist_second == NULL则函数的行为是未定义的，两个slist必须已经初始化的，否则函数的行为是未定义的。两个slist容器中保存的数据类型不同认为这两个容器不等。两个slist容器相等是指容器中的数据对应相等，并且容器中数据的数量也相等。如果cpslist_first == cpslist_second那么返回true。</text:p>
      <text:p text:style-name="P21"/>
      <table:table table:name="Table279" table:style-name="Table279">
        <table:table-column table:style-name="Table279.A"/>
        <table:table-row>
          <table:table-cell table:style-name="Table279.A1" office:value-type="string">
            <text:p text:style-name="P32">bool_t slist_not_equal(const slist_t* cpslist_first, const slist_t* cpslist_second);</text:p>
          </table:table-cell>
        </table:table-row>
      </table:table>
      <text:p text:style-name="P11">描述：</text:p>
      <text:p text:style-name="P11"><text:tab/>测试两个slist容器是否不等。</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两个slist容器不等则返回true，否则返回false。</text:p>
      <text:p text:style-name="P11">注意：</text:p>
      <text:p text:style-name="P26"><text:tab/>如果cpslist_first == NULL或者cpslist_second == NULL则函数的行为是未定义的，两个slist必须已经初始化的，否则函数的行为是未定义的。两个slist容器中保存的数据类型不同认为两个slist容器不等。两个slist容器不等是指容器中的对应的数据不相等，如果对应的数据都相等，那就要看容器中数据的数量是否不等。如果cpslist_first == cpslist_second那么返回false。</text:p>
      <text:p text:style-name="P21"><text:soft-page-break/></text:p>
      <table:table table:name="Table280" table:style-name="Table280">
        <table:table-column table:style-name="Table280.A"/>
        <table:table-row>
          <table:table-cell table:style-name="Table280.A1" office:value-type="string">
            <text:p text:style-name="P32">bool_t slist_less(const slist_t* cpslist_first, const slist_t* cpslist_second);</text:p>
          </table:table-cell>
        </table:table-row>
      </table:table>
      <text:p text:style-name="P11">描述：</text:p>
      <text:p text:style-name="P11"><text:tab/>测试第一个slist是否小于第二个slist。</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第一个slist容器小于第二个slist容器则返回true，否则返回false。</text:p>
      <text:p text:style-name="P11">注意：</text:p>
      <text:p text:style-name="P26"><text:tab/>如果cpslist_first == NULL或者cpslist_second == NULL则函数的行为是未定义的，两个slist必须已经初始化的，否则函数的行为是未定义的。两个slist容器中保存的数据类型不同函数的行为是未定义的。如果第一个slist中的数据小于第二个slist中对应的数据则返回true，如果大于则返回false，当两个slist中的对应数据相等，第一个slist中的数据数量小于第二个slist中数据的数量返回true，否则返回false。如果cpslist_first == cpslist_second那么返回false。</text:p>
      <text:p text:style-name="P21"/>
      <table:table table:name="Table281" table:style-name="Table281">
        <table:table-column table:style-name="Table281.A"/>
        <table:table-row>
          <table:table-cell table:style-name="Table281.A1" office:value-type="string">
            <text:p text:style-name="P32">bool_t slist_less_equal(</text:p>
            <text:p text:style-name="P32"><text:s text:c="4"/>const slist_t* cpslist_first, const slist_t* cpslist_second);</text:p>
          </table:table-cell>
        </table:table-row>
      </table:table>
      <text:p text:style-name="P11">描述：</text:p>
      <text:p text:style-name="P11"><text:tab/>测试第一个slist是否小于等于第二个slist。</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第一个slist容器小于等于第二个slist容器则返回true，否则返回false。</text:p>
      <text:p text:style-name="P11">注意：</text:p>
      <text:p text:style-name="P26"><text:tab/>如果cpslist_first == NULL或者cpslist_second == NULL则函数的行为是未定义的，两个slist必须已经初始化的，否则函数的行为是未定义的。两个slist容器中保存的数据类型不同函数的行为是未定义的。如果cpslist_first == cpslist_second那么返回true。</text:p>
      <text:p text:style-name="P21"/>
      <table:table table:name="Table282" table:style-name="Table282">
        <table:table-column table:style-name="Table282.A"/>
        <table:table-row>
          <table:table-cell table:style-name="Table282.A1" office:value-type="string">
            <text:p text:style-name="P32">bool_t slist_greater(const slist_t* cpslist_first, const slist_t* cpslist_second);</text:p>
          </table:table-cell>
        </table:table-row>
      </table:table>
      <text:p text:style-name="P11">描述：</text:p>
      <text:p text:style-name="P11"><text:tab/>测试第一个slist是否大于第二个slist。</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第一个slist容器大于第二个slist容器则返回true，否则返回false。</text:p>
      <text:p text:style-name="P11">注意：</text:p>
      <text:p text:style-name="P26"><text:tab/>如果cpslist_first == NULL或者cpslist_second == NULL则函数的行为是未定义的，两个slist必须已经初始化的，否则函数的行为是未定义的。两个slist容器中保存的数据类型不同函数的行为是未定义的。如果第一slist中的数据大于第二个slist中的对应的数据则返回true，小于则返回false，当对应的数据相等的时候，如果第一个slist中数据的数量大于第二个slist中数据的数量的时候返回true否则返回false。如果cpslistt_first == cpslist_second那么返回false。</text:p>
      <text:p text:style-name="P21"><text:soft-page-break/></text:p>
      <table:table table:name="Table283" table:style-name="Table283">
        <table:table-column table:style-name="Table283.A"/>
        <table:table-row>
          <table:table-cell table:style-name="Table283.A1" office:value-type="string">
            <text:p text:style-name="P32">bool_t slist_greater_equal(</text:p>
            <text:p text:style-name="P32"><text:s text:c="4"/>const slist_t* cpslist_first, const slist_t* cpslist_second);</text:p>
          </table:table-cell>
        </table:table-row>
      </table:table>
      <text:p text:style-name="P11">描述：</text:p>
      <text:p text:style-name="P11"><text:tab/>测试第一个slist是否大于等于第二个slist。</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第一个slist容器大于等于第二个slist容器则返回true，否则返回false。</text:p>
      <text:p text:style-name="P11">注意：</text:p>
      <text:p text:style-name="P26"><text:tab/>如果 cpslist_first == NULL或者cpslist_second == NULL则函数的行为是未定义的，两个slist必须已经初始化的，否则函数的行为是未定义的。两个slist容器中保存的数据类型不同函数的行为是未定义的。如果 cpslist_first == cpslist_second 那么返回true。</text:p>
      <text:p text:style-name="P21"/>
      <table:table table:name="Table284" table:style-name="Table284">
        <table:table-column table:style-name="Table284.A"/>
        <table:table-row>
          <table:table-cell table:style-name="Table284.A1" office:value-type="string">
            <text:p text:style-name="P32">void slist_assign(slist_t* pslist_dest, const slist_t* cpslist_src);</text:p>
          </table:table-cell>
        </table:table-row>
      </table:table>
      <text:p text:style-name="P11">描述：</text:p>
      <text:p text:style-name="P11"><text:tab/>使用一个slist为另一个slist赋值。</text:p>
      <text:p text:style-name="P11">参数：</text:p>
      <text:p text:style-name="P11"><text:tab/>pslist_dest<text:tab/><text:tab/>指向被赋值的slist容器的指针。</text:p>
      <text:p text:style-name="P11"><text:tab/>cpslist_src<text:tab/><text:tab/>指向赋值的slist容器的指针。</text:p>
      <text:p text:style-name="P11">返回值：</text:p>
      <text:p text:style-name="P11"><text:tab/>无。</text:p>
      <text:p text:style-name="P11">注意：</text:p>
      <text:p text:style-name="P26"><text:tab/>如果 pslist_dest == NULL或者cpslist_src == NULL则函数的行为是未定义的，两个slist必须已经初始化的，否则函数的行为是未定义的。两个slist容器中保存的数据类型不同函数的行为是未定义的。如果slist_equal(pslist_dest, cpslist_src)那么函数不做任何动作。</text:p>
      <text:p text:style-name="P21"/>
      <table:table table:name="Table285" table:style-name="Table285">
        <table:table-column table:style-name="Table285.A"/>
        <table:table-row>
          <table:table-cell table:style-name="Table285.A1" office:value-type="string">
            <text:p text:style-name="P32">void slist_assign_elem(slist_t* pslist_slist, size_t t_count, elem);</text:p>
          </table:table-cell>
        </table:table-row>
      </table:table>
      <text:p text:style-name="P11">描述：</text:p>
      <text:p text:style-name="P11"><text:tab/>使用指定的数据为slist赋值。</text:p>
      <text:p text:style-name="P11">参数：</text:p>
      <text:p text:style-name="P11"><text:tab/>pslist_slist<text:tab/>指向被赋值的slist容器的指针。</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6"><text:tab/>如果pslist_slistf== NULL则函数的行为是未定义的，slist容器必须已经初始化的，否则函数的行为是未定义的。elem是与slist中保存的数据类型相同的数据，否则函数的行为是未定义的。</text:p>
      <text:p text:style-name="P21"/>
      <table:table table:name="Table286" table:style-name="Table286">
        <table:table-column table:style-name="Table286.A"/>
        <table:table-row>
          <table:table-cell table:style-name="Table286.A1" office:value-type="string">
            <text:p text:style-name="P32">void slist_assign_range(</text:p>
            <text:p text:style-name="P32"><text:soft-page-break/><text:s text:c="4"/>slist_t* pslist_slist, slist_iterator_t it_begin, slist_iterator_t it_end);</text:p>
          </table:table-cell>
        </table:table-row>
      </table:table>
      <text:p text:style-name="P11">描述：</text:p>
      <text:p text:style-name="P11"><text:tab/>使用指定的数据区间为slist赋值。</text:p>
      <text:p text:style-name="P11">参数：</text:p>
      <text:p text:style-name="P11"><text:tab/>pslist_slist<text:tab/>指向被赋值的slist容器的指针。</text:p>
      <text:p text:style-name="P11"><text:tab/>it_begin<text:tab/><text:tab/>指定的数据区间的开始。</text:p>
      <text:p text:style-name="P11"><text:tab/>it_end<text:tab/><text:tab/>指定的数据区间的末尾。</text:p>
      <text:p text:style-name="P11">返回值：</text:p>
      <text:p text:style-name="P11"><text:tab/>无。</text:p>
      <text:p text:style-name="P11">注意：</text:p>
      <text:p text:style-name="P26"><text:tab/>如果pslist_slist == NULL则函数的行为是未定义的，slist容器必须已经初始化的，否则函数的行为是未定义的。[it_begin, it_end)是有效的数据区间否则函数的行为是未定义的。[it_begin, it_end)中保存的数据是与slist中保存的数据类型相同的数据，否则函数的行为是未定义的。如果[it_begin, it_end)属于pslist_slist则函数的行为是未定义的。</text:p>
      <text:p text:style-name="P21"/>
      <table:table table:name="Table287" table:style-name="Table287">
        <table:table-column table:style-name="Table287.A"/>
        <table:table-row>
          <table:table-cell table:style-name="Table287.A1" office:value-type="string">
            <text:p text:style-name="P32">void slist_swap(slist_t* pslist_first, slist_t* pslist_second);</text:p>
          </table:table-cell>
        </table:table-row>
      </table:table>
      <text:p text:style-name="P11">描述：</text:p>
      <text:p text:style-name="P11"><text:tab/>交换两个slist容器。</text:p>
      <text:p text:style-name="P11">参数：</text:p>
      <text:p text:style-name="P11"><text:tab/>pslist_first<text:tab/><text:tab/>指向slist容器的指针。</text:p>
      <text:p text:style-name="P11"><text:tab/>pslist_second<text:tab/><text:tab/>指向slist容器的指针。</text:p>
      <text:p text:style-name="P11">返回值：</text:p>
      <text:p text:style-name="P11"><text:tab/>无。</text:p>
      <text:p text:style-name="P11">注意：</text:p>
      <text:p text:style-name="P26"><text:tab/>如果pslist_first == NULL或者pslist_second == NULL则函数的行为是未定义的，两个slist容器必须已经初始化的，否则函数的行为是未定义的。两个slist容器中保存的数据类型必须是一致的，否则函数的行为是未定义的。如果slist_equal(pslist_firt, pslist_second)则函数不执行任何动作。</text:p>
      <text:p text:style-name="P21"/>
      <table:table table:name="Table288" table:style-name="Table288">
        <table:table-column table:style-name="Table288.A"/>
        <table:table-row>
          <table:table-cell table:style-name="Table288.A1" office:value-type="string">
            <text:p text:style-name="P32">void* slist_front(const slist_t* cpslist_slist);</text:p>
          </table:table-cell>
        </table:table-row>
      </table:table>
      <text:p text:style-name="P11">描述：</text:p>
      <text:p text:style-name="P11"><text:tab/>访问slist容器中的第一个数据</text:p>
      <text:p text:style-name="P11">参数：</text:p>
      <text:p text:style-name="P11"><text:tab/>cpslist_slist<text:tab/><text:tab/>指向slist容器的指针。</text:p>
      <text:p text:style-name="P11">返回值：</text:p>
      <text:p text:style-name="P11"><text:tab/>指向slist容器中第一个数据的指针。</text:p>
      <text:p text:style-name="P11">注意：</text:p>
      <text:p text:style-name="P26"><text:tab/>如果cpslist_slist == NULL则函数的行为是未定义的，slist容器必须已经初始化的，否则函数的行为是未定义的。如果slist为空则函数的行为是未定义的。</text:p>
      <text:p text:style-name="P21"/>
      <table:table table:name="Table290" table:style-name="Table290">
        <table:table-column table:style-name="Table290.A"/>
        <table:table-row>
          <table:table-cell table:style-name="Table290.A1" office:value-type="string">
            <text:p text:style-name="P32">slist_iterator_t slist_begin(const slist_t* cpslist_slist);</text:p>
          </table:table-cell>
        </table:table-row>
      </table:table>
      <text:p text:style-name="P11">描述：</text:p>
      <text:p text:style-name="P11"><text:tab/>获得引用slist容器中第一数据的迭代器。</text:p>
      <text:p text:style-name="P11">参数：</text:p>
      <text:p text:style-name="P11"><text:soft-page-break/><text:tab/>cpslist_slist<text:tab/><text:tab/>指向slist容器的指针。</text:p>
      <text:p text:style-name="P11">返回值：</text:p>
      <text:p text:style-name="P11"><text:tab/>返回引用slist容器中第一个数据的迭代器。</text:p>
      <text:p text:style-name="P11">注意：</text:p>
      <text:p text:style-name="P26"><text:tab/>如果cpslist_slist == NULL则函数的行为是未定义的，slist容器必须已经初始化的，否则函数的行为是未定义的。如果slist容器为空，则返回值与slist_end(cpslist_slist)相等。</text:p>
      <text:p text:style-name="P21"/>
      <table:table table:name="Table291" table:style-name="Table291">
        <table:table-column table:style-name="Table291.A"/>
        <table:table-row>
          <table:table-cell table:style-name="Table291.A1" office:value-type="string">
            <text:p text:style-name="P32">slist_iterator_t slist_end(const slist_t* cpslist_slist);</text:p>
          </table:table-cell>
        </table:table-row>
      </table:table>
      <text:p text:style-name="P11">描述：</text:p>
      <text:p text:style-name="P11"><text:tab/>获得引用slist容器末尾的迭代器。</text:p>
      <text:p text:style-name="P11">参数：</text:p>
      <text:p text:style-name="P11"><text:tab/>cpslist_slist<text:tab/><text:tab/>指向slist容器的指针。</text:p>
      <text:p text:style-name="P11">返回值：</text:p>
      <text:p text:style-name="P11"><text:tab/>返回引用slist容器末尾的迭代器。</text:p>
      <text:p text:style-name="P11">注意：</text:p>
      <text:p text:style-name="P26"><text:tab/>如果cpslist_slist == NULL则函数的行为是未定义的，slist容器必须已经初始化的，否则函数的行为是未定义的。</text:p>
      <text:p text:style-name="P21"/>
      <table:table table:name="Table289" table:style-name="Table289">
        <table:table-column table:style-name="Table289.A"/>
        <table:table-row>
          <table:table-cell table:style-name="Table289.A1" office:value-type="string">
            <text:p text:style-name="P32">slist_iterator_t slist_previous(</text:p>
            <text:p text:style-name="P32"><text:s text:c="4"/>const slist_t* cpslist_slist, slist_iterato_t it_pos);</text:p>
          </table:table-cell>
        </table:table-row>
      </table:table>
      <text:p text:style-name="P11">描述：</text:p>
      <text:p text:style-name="P11"><text:tab/>获得引用当前节点的前一个节点的迭代器。</text:p>
      <text:p text:style-name="P11">参数：</text:p>
      <text:p text:style-name="P11"><text:tab/>cpslist_slist<text:tab/><text:tab/>指向slist容器的指针。</text:p>
      <text:p text:style-name="P11"><text:tab/>it_pos<text:tab/><text:tab/><text:tab/>slist迭代器。</text:p>
      <text:p text:style-name="P11">返回值：</text:p>
      <text:p text:style-name="P11"><text:tab/>引用当前节点的前一个节点的迭代器。</text:p>
      <text:p text:style-name="P11">注意：</text:p>
      <text:p text:style-name="P26"><text:tab/>如果cpslist_slist == NULL则函数的行为是未定义的，slist容器必须已经初始化的，否则函数的行为是未定义的。it_pos必须是属于slist容器的有效的迭代器，否则函数的行为是未定义的。引用当前数据的前一个数据的迭代器也必须是有效的迭代器，否则函数的行为是未定义的。</text:p>
      <text:p text:style-name="P26"/>
      <table:table table:name="Table292" table:style-name="Table292">
        <table:table-column table:style-name="Table292.A"/>
        <table:table-row>
          <table:table-cell table:style-name="Table292.A1" office:value-type="string">
            <text:p text:style-name="P32">slist_iterator_t slist_insert(slist_t* pslist_slist, slist_iterator_t it_pos, elem);</text:p>
          </table:table-cell>
        </table:table-row>
      </table:table>
      <text:p text:style-name="P11">描述：</text:p>
      <text:p text:style-name="P11"><text:tab/>在slist容器的指定位置插入数据。</text:p>
      <text:p text:style-name="P11">参数：</text:p>
      <text:p text:style-name="P11"><text:tab/>pslist_slist<text:tab/>指向slist容器的指针。</text:p>
      <text:p text:style-name="P11"><text:tab/>it_pos<text:tab/><text:tab/>插入数据的位置。</text:p>
      <text:p text:style-name="P11"><text:tab/>elem<text:tab/><text:tab/><text:tab/>被插入的数据。</text:p>
      <text:p text:style-name="P11">返回值：</text:p>
      <text:p text:style-name="P11"><text:tab/>返回引用被插入的数据的迭代器。</text:p>
      <text:p text:style-name="P11">注意：</text:p>
      <text:p text:style-name="P26"><text:tab/>如果pslist_slist == NULL则函数的行为是未定义的，slist容器必须已经初始化的，否则函数的行为是未定义的。<text:soft-page-break/>it_pos必须是属于pslist_slist容器的是有效迭代器，否则函数的行为是未定义的。elem是与slist容器中保存的数据类型一致的数据，否则函数的行为是未定义的。</text:p>
      <text:p text:style-name="P21"/>
      <table:table table:name="Table293" table:style-name="Table293">
        <table:table-column table:style-name="Table293.A"/>
        <table:table-row>
          <table:table-cell table:style-name="Table293.A1" office:value-type="string">
            <text:p text:style-name="P32">slist_iterator_t slist_insert_n(</text:p>
            <text:p text:style-name="P32"><text:s text:c="4"/>slist_t* pslist_slist, slist_iterator_t it_pos, size_t t_count, elem);</text:p>
          </table:table-cell>
        </table:table-row>
      </table:table>
      <text:p text:style-name="P11">描述：</text:p>
      <text:p text:style-name="P11"><text:tab/>在slist容器的指定位置插入多个数据。</text:p>
      <text:p text:style-name="P11">参数：</text:p>
      <text:p text:style-name="P11"><text:tab/>pslist_slist<text:tab/>指向slist容器的指针。</text:p>
      <text:p text:style-name="P11"><text:tab/>it_pos<text:tab/><text:tab/>插入数据的位置。</text:p>
      <text:p text:style-name="P11"><text:tab/>t_count<text:tab/><text:tab/>插入的数据的个数。</text:p>
      <text:p text:style-name="P11"><text:tab/>elem<text:tab/><text:tab/><text:tab/>被插入的数据。</text:p>
      <text:p text:style-name="P11">返回值：</text:p>
      <text:p text:style-name="P11"><text:tab/>返回引用被插入的第一个数据的迭代器。</text:p>
      <text:p text:style-name="P11">注意：</text:p>
      <text:p text:style-name="P26"><text:tab/>如果pslist_slist == NULL则函数的行为是未定义的，slist容器必须已经初始化的，否则函数的行为是未定义的。it_pos必须是属于pt_slist容器的是有效迭代器，否则函数的行为是未定义的。elem是与slist容器中保存的数据类型一致的数据，否则函数的行为是未定义的。</text:p>
      <text:p text:style-name="P21"/>
      <table:table table:name="Table294" table:style-name="Table294">
        <table:table-column table:style-name="Table294.A"/>
        <table:table-row>
          <table:table-cell table:style-name="Table294.A1" office:value-type="string">
            <text:p text:style-name="P32">void slist_insert_range(</text:p>
            <text:p text:style-name="P32"><text:s text:c="4"/>slist_t* pslist_slist, slist_iterator_t it_pos,</text:p>
            <text:p text:style-name="P32"><text:s text:c="4"/>slist_iterator_t it_begin, slist_iterator_t it_end);</text:p>
          </table:table-cell>
        </table:table-row>
      </table:table>
      <text:p text:style-name="P11">描述：</text:p>
      <text:p text:style-name="P11"><text:tab/>在slist容器的指定位置插入一个数据区间。</text:p>
      <text:p text:style-name="P11">参数：</text:p>
      <text:p text:style-name="P11"><text:tab/>pslist_slist<text:tab/>指向slist容器的指针。</text:p>
      <text:p text:style-name="P11"><text:tab/>it_pos<text:tab/><text:tab/>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注意：</text:p>
      <text:p text:style-name="P26"><text:tab/>如果pslist_slist == NULL则函数的行为是未定义的，slist容器必须已经初始化的，否则函数的行为是未定义的。it_pos必须是属于pslist_slist容器的是有效迭代器，否则函数的行为是未定义的。[it_begin, it_end)必须是有效的数据区间，否则函数的行为是未定义的，[it_begin, it_end)中保存的数据类型与slist中保存的数据类型一致，否则函数的行为是未定义的。如果[it_begin, it_end)属于pslist_slist则函数的行为是未定义的。</text:p>
      <text:p text:style-name="P26"/>
      <table:table table:name="Table316" table:style-name="Table316">
        <table:table-column table:style-name="Table316.A"/>
        <table:table-row>
          <table:table-cell table:style-name="Table316.A1" office:value-type="string">
            <text:p text:style-name="P32">slist_iterator_t slist_insert_after(</text:p>
            <text:p text:style-name="P32"><text:s text:c="4"/>slist_t* pslist_slist, slist_iterator_t it_pos, elem);</text:p>
          </table:table-cell>
        </table:table-row>
      </table:table>
      <text:p text:style-name="P11">描述：</text:p>
      <text:p text:style-name="P11"><text:tab/>在slist容器的指定位置后面插入数据。</text:p>
      <text:p text:style-name="P11">参数：</text:p>
      <text:p text:style-name="P11"><text:soft-page-break/><text:tab/>pslist_slist<text:tab/>指向slist容器的指针。</text:p>
      <text:p text:style-name="P11"><text:tab/>it_pos<text:tab/><text:tab/>插入数据的位置。</text:p>
      <text:p text:style-name="P11"><text:tab/>elem<text:tab/><text:tab/><text:tab/>被插入的数据。</text:p>
      <text:p text:style-name="P11">返回值：</text:p>
      <text:p text:style-name="P11"><text:tab/>返回引用被插入的数据的迭代器。</text:p>
      <text:p text:style-name="P11">注意：</text:p>
      <text:p text:style-name="P26"><text:tab/>如果pslist_slist == NULL则函数的行为是未定义的，slist容器必须已经初始化的，否则函数的行为是未定义的。it_pos必须是属于pslist_slist容器的是有效迭代器，否则函数的行为是未定义的。elem是与slist容器中保存的数据类型一致的数据，否则函数的行为是未定义的。</text:p>
      <text:p text:style-name="P21"/>
      <table:table table:name="Table317" table:style-name="Table317">
        <table:table-column table:style-name="Table317.A"/>
        <table:table-row>
          <table:table-cell table:style-name="Table317.A1" office:value-type="string">
            <text:p text:style-name="P32">slist_iterator_t slist_insert_after_n(</text:p>
            <text:p text:style-name="P32"><text:s text:c="4"/>slist_t* pslist_slist, slist_iterator_t it_pos, size_t t_count, elem);</text:p>
          </table:table-cell>
        </table:table-row>
      </table:table>
      <text:p text:style-name="P11">描述：</text:p>
      <text:p text:style-name="P11"><text:tab/>在slist容器的指定位置后面插入多个数据。</text:p>
      <text:p text:style-name="P11">参数：</text:p>
      <text:p text:style-name="P11"><text:tab/>pslist_slist<text:tab/>指向slist容器的指针。</text:p>
      <text:p text:style-name="P11"><text:tab/>it_pos<text:tab/><text:tab/>插入数据的位置。</text:p>
      <text:p text:style-name="P11"><text:tab/>t_count<text:tab/><text:tab/>插入的数据的个数。</text:p>
      <text:p text:style-name="P11"><text:tab/>elem<text:tab/><text:tab/><text:tab/>被插入的数据。</text:p>
      <text:p text:style-name="P11">返回值：</text:p>
      <text:p text:style-name="P11"><text:tab/>返回引用被插入的第一个数据的迭代器。</text:p>
      <text:p text:style-name="P11">注意：</text:p>
      <text:p text:style-name="P26"><text:tab/>如果pslist_slist == NULL则函数的行为是未定义的，slist容器必须已经初始化的，否则函数的行为是未定义的。it_pos必须是属于pt_slist容器的是有效迭代器，否则函数的行为是未定义的。elem是与slist容器中保存的数据类型一致的数据，否则函数的行为是未定义的。</text:p>
      <text:p text:style-name="P21"/>
      <table:table table:name="Table318" table:style-name="Table318">
        <table:table-column table:style-name="Table318.A"/>
        <table:table-row>
          <table:table-cell table:style-name="Table318.A1" office:value-type="string">
            <text:p text:style-name="P32">void slist_insert_after_range(</text:p>
            <text:p text:style-name="P32"><text:s text:c="4"/>slist_t* pslist_slist, slist_iterator_t it_pos,</text:p>
            <text:p text:style-name="P32"><text:s text:c="4"/>slist_iterator_t it_begin, slist_iterator_t it_end);</text:p>
          </table:table-cell>
        </table:table-row>
      </table:table>
      <text:p text:style-name="P11">描述：</text:p>
      <text:p text:style-name="P11"><text:tab/>在slist容器的指定位置后面插入一个数据区间。</text:p>
      <text:p text:style-name="P11">参数：</text:p>
      <text:p text:style-name="P11"><text:tab/>pslist_slist<text:tab/>指向slist容器的指针。</text:p>
      <text:p text:style-name="P11"><text:tab/>it_pos<text:tab/><text:tab/>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注意：</text:p>
      <text:p text:style-name="P26"><text:tab/>如果pslist_slist == NULL则函数的行为是未定义的，slist容器必须已经初始化的，否则函数的行为是未定义的。it_pos必须是属于pslist_slist容器的是有效迭代器，否则函数的行为是未定义的。[it_begin, it_end)必须是有效的数据区间，否则函数的行为是未定义的，[it_begin, it_end)中保存的数据类型与slist中保存的数据类型一致，否则函数的行为是未定义的。如果[it_begin, it_end)属于pslist_slist则函数的行为是未定义的。</text:p>
      <text:p text:style-name="P21"><text:soft-page-break/></text:p>
      <table:table table:name="Table296" table:style-name="Table296">
        <table:table-column table:style-name="Table296.A"/>
        <table:table-row>
          <table:table-cell table:style-name="Table296.A1" office:value-type="string">
            <text:p text:style-name="P32">void slist_push_front(slist_t* pslist_slist, elem);</text:p>
          </table:table-cell>
        </table:table-row>
      </table:table>
      <text:p text:style-name="P11">描述：</text:p>
      <text:p text:style-name="P11"><text:tab/>向slist开头添加数据。</text:p>
      <text:p text:style-name="P11">参数：</text:p>
      <text:p text:style-name="P11"><text:tab/>pslist_slist<text:tab/>指向slist容器的指针。</text:p>
      <text:p text:style-name="P11"><text:tab/>elem<text:tab/><text:tab/><text:tab/>添加的数据。</text:p>
      <text:p text:style-name="P11">返回值：</text:p>
      <text:p text:style-name="P11"><text:tab/>无。</text:p>
      <text:p text:style-name="P11">注意：</text:p>
      <text:p text:style-name="P26"><text:tab/>如果pslist_slist == NULL则函数的行为是未定义的，slist容器必须已经初始化的，否则函数的行为是未定义的。elem是与slist容器中保存的数据类型一致的数据，否则函数的行为是未定义的。</text:p>
      <text:p text:style-name="P21"/>
      <table:table table:name="Table298" table:style-name="Table298">
        <table:table-column table:style-name="Table298.A"/>
        <table:table-row>
          <table:table-cell table:style-name="Table298.A1" office:value-type="string">
            <text:p text:style-name="P32">void slist_pop_front(slist_t* pslist_slist);</text:p>
          </table:table-cell>
        </table:table-row>
      </table:table>
      <text:p text:style-name="P11">描述：</text:p>
      <text:p text:style-name="P11"><text:tab/>删除slist容器中的第一个数据</text:p>
      <text:p text:style-name="P11">参数：</text:p>
      <text:p text:style-name="P11"><text:tab/>pslist_slist<text:tab/>指向slist容器的指针。</text:p>
      <text:p text:style-name="P11">返回值：</text:p>
      <text:p text:style-name="P11"><text:tab/>无。</text:p>
      <text:p text:style-name="P11">注意：</text:p>
      <text:p text:style-name="P26"><text:tab/>如果pslist_slist == NULL则函数的行为是未定义的，slist容器必须已经初始化的，否则函数的行为是未定义的。如果slist容器为空则函数的行为是未定义的。</text:p>
      <text:p text:style-name="P21"/>
      <table:table table:name="Table299" table:style-name="Table299">
        <table:table-column table:style-name="Table299.A"/>
        <table:table-row>
          <table:table-cell table:style-name="Table299.A1" office:value-type="string">
            <text:p text:style-name="P32">slist_iterator_t slist_erase(slist_t* pslist_slist, slist_iterator_t it_pos);</text:p>
          </table:table-cell>
        </table:table-row>
      </table:table>
      <text:p text:style-name="P11">描述：</text:p>
      <text:p text:style-name="P11"><text:tab/>删除slist容器中指定位置的数据。</text:p>
      <text:p text:style-name="P11">参数：</text:p>
      <text:p text:style-name="P11"><text:tab/>pslist_slist<text:tab/>指向slist容器的指针。</text:p>
      <text:p text:style-name="P11"><text:tab/>it_pos<text:tab/><text:tab/>被删除的数据的位置。</text:p>
      <text:p text:style-name="P11">返回值：</text:p>
      <text:p text:style-name="P11"><text:tab/>返回引用被删除的数据后面的数据的迭代器。</text:p>
      <text:p text:style-name="P11">注意：</text:p>
      <text:p text:style-name="P26"><text:tab/>如果pslist_slist == NULL则函数的行为是未定义的，slist容器必须已经初始化的，否则函数的行为是未定义的。it_pos是属于pslist_slist容器的有效的迭代器，否则函数的行为是未定义的。</text:p>
      <text:p text:style-name="P21"/>
      <table:table table:name="Table300" table:style-name="Table300">
        <table:table-column table:style-name="Table300.A"/>
        <table:table-row>
          <table:table-cell table:style-name="Table300.A1" office:value-type="string">
            <text:p text:style-name="P32">slist_iterator_t slist_erase_range(</text:p>
            <text:p text:style-name="P32"><text:s text:c="4"/>slist_t* pslist_slist, slist_iterator_t it_begin, slist_iterator_t it_end);</text:p>
          </table:table-cell>
        </table:table-row>
      </table:table>
      <text:p text:style-name="P11">描述：</text:p>
      <text:p text:style-name="P11"><text:tab/>删除slist容器中指定数据区间的数据。</text:p>
      <text:p text:style-name="P11">参数：</text:p>
      <text:p text:style-name="P11"><text:tab/>pslist_slist<text:tab/>指向slist容器的指针。</text:p>
      <text:p text:style-name="P11"><text:soft-page-break/><text:tab/>it_begin<text:tab/><text:tab/>指定的数据区间的开头。</text:p>
      <text:p text:style-name="P11"><text:tab/>it_end<text:tab/><text:tab/>指定的数据区间的末尾。</text:p>
      <text:p text:style-name="P11">返回值：</text:p>
      <text:p text:style-name="P11"><text:tab/>返回引用被删除的数据后面的数据的迭代器。</text:p>
      <text:p text:style-name="P11">注意：</text:p>
      <text:p text:style-name="P26"><text:tab/>如果pslist_slist == NULL则函数的行为是未定义的，slist容器必须已经初始化的，否则函数的行为是未定义的。[it_begin, it_end)是属于pslist_slist的有效的数据区间，否则函数的行为是未定义的。</text:p>
      <text:p text:style-name="P21"/>
      <table:table table:name="Table295" table:style-name="Table295">
        <table:table-column table:style-name="Table295.A"/>
        <table:table-row>
          <table:table-cell table:style-name="Table295.A1" office:value-type="string">
            <text:p text:style-name="P32">slist_iterator_t slist_erase_after(slist_t* pslist_slist, slist_iterator_t it_pos);</text:p>
          </table:table-cell>
        </table:table-row>
      </table:table>
      <text:p text:style-name="P11">描述：</text:p>
      <text:p text:style-name="P11"><text:tab/>删除slist容器中指定位置后面的数据。</text:p>
      <text:p text:style-name="P11">参数：</text:p>
      <text:p text:style-name="P11"><text:tab/>pslist_slist<text:tab/>指向slist容器的指针。</text:p>
      <text:p text:style-name="P11"><text:tab/>it_pos<text:tab/><text:tab/>被删除的数据的位置。</text:p>
      <text:p text:style-name="P11">返回值：</text:p>
      <text:p text:style-name="P11"><text:tab/>返回引用被删除的数据后面的数据的迭代器。</text:p>
      <text:p text:style-name="P11">注意：</text:p>
      <text:p text:style-name="P26"><text:tab/>如果pslist_slist == NULL则函数的行为是未定义的，slist容器必须已经初始化的，否则函数的行为是未定义的。it_pos是属于pslist_slist容器的有效的迭代器并且it_pos不等于slist_end()，否则函数的行为是未定义的。如果it_pos等于slist_previous(slist_end())那么函数不执行任何操作并且返回slist_end()。</text:p>
      <text:p text:style-name="P21"/>
      <table:table table:name="Table297" table:style-name="Table297">
        <table:table-column table:style-name="Table297.A"/>
        <table:table-row>
          <table:table-cell table:style-name="Table297.A1" office:value-type="string">
            <text:p text:style-name="P32">slist_iterator_t slist_erase_after_range(</text:p>
            <text:p text:style-name="P32"><text:s text:c="4"/>slist_t* pslist_slist, slist_iterator_t it_begin, slist_iterator_t it_end);</text:p>
          </table:table-cell>
        </table:table-row>
      </table:table>
      <text:p text:style-name="P11">描述：</text:p>
      <text:p text:style-name="P11"><text:tab/>删除slist容器中指定数据区间下一个位置的数据。</text:p>
      <text:p text:style-name="P11">参数：</text:p>
      <text:p text:style-name="P11"><text:tab/>pslist_slist<text:tab/>指向slist容器的指针。</text:p>
      <text:p text:style-name="P11"><text:tab/>it_begin<text:tab/><text:tab/>指定的数据区间的开头。</text:p>
      <text:p text:style-name="P11"><text:tab/>it_end<text:tab/><text:tab/>指定的数据区间的末尾。</text:p>
      <text:p text:style-name="P11">返回值：</text:p>
      <text:p text:style-name="P11"><text:tab/>返回引用被删除的数据后面的数据的迭代器。</text:p>
      <text:p text:style-name="P11">注意：</text:p>
      <text:p text:style-name="P26"><text:tab/>如果pslist_slist == NULL则函数的行为是未定义的，slist容器必须已经初始化的，否则函数的行为是未定义的。[it_begin, it_end)是属于pslist_slist的有效的数据区间并且it_begin不等于slist_end()，否则函数的行为是未定义的。如果</text:p>
      <text:p text:style-name="P26">it_begin() == it_end()或者it_begin()+1 == it_end()则函数不执行任何操作。</text:p>
      <text:p text:style-name="P26"/>
      <table:table table:name="Table301" table:style-name="Table301">
        <table:table-column table:style-name="Table301.A"/>
        <table:table-row>
          <table:table-cell table:style-name="Table301.A1" office:value-type="string">
            <text:p text:style-name="P32">void slist_remove(slist_t* pslist_slist, elem);</text:p>
          </table:table-cell>
        </table:table-row>
      </table:table>
      <text:p text:style-name="P11">描述：</text:p>
      <text:p text:style-name="P11"><text:tab/>删除slist容器中指定的数据。</text:p>
      <text:p text:style-name="P11">参数：</text:p>
      <text:p text:style-name="P11"><text:tab/>pslist_slist<text:tab/>指向slist容器的指针。</text:p>
      <text:p text:style-name="P11"><text:tab/>elem<text:tab/><text:tab/><text:tab/>要删除的数据。</text:p>
      <text:p text:style-name="P11"><text:soft-page-break/>返回值：</text:p>
      <text:p text:style-name="P11"><text:tab/>无。</text:p>
      <text:p text:style-name="P11">注意：</text:p>
      <text:p text:style-name="P26"><text:tab/>如果pslist_slist == NULL则函数的行为是未定义的，slist容器必须已经初始化的，否则函数的行为是未定义的。elem是与slist中保存的数据类型一致的数据，否则函数的行为是未定义的。如果slist容器中包含elem则删除，如果不包含elem，这个函数不做任何操作。</text:p>
      <text:p text:style-name="P21"/>
      <table:table table:name="Table302" table:style-name="Table302">
        <table:table-column table:style-name="Table302.A"/>
        <table:table-row>
          <table:table-cell table:style-name="Table302.A1" office:value-type="string">
            <text:p text:style-name="P32">void slist_remove_if(slist_t* pslist_slist, unary_function_t ufun_op);</text:p>
          </table:table-cell>
        </table:table-row>
      </table:table>
      <text:p text:style-name="P11">描述：</text:p>
      <text:p text:style-name="P11"><text:tab/>删除slist容器中符合条件的数据。</text:p>
      <text:p text:style-name="P11">参数：</text:p>
      <text:p text:style-name="P11"><text:tab/>pslist_slist<text:tab/>指向slist容器的指针。</text:p>
      <text:p text:style-name="P11"><text:tab/>ufun_op<text:tab/><text:tab/>删除数据的条件。</text:p>
      <text:p text:style-name="P11">返回值：</text:p>
      <text:p text:style-name="P11"><text:tab/>无。</text:p>
      <text:p text:style-name="P11">注意：</text:p>
      <text:p text:style-name="P26"><text:tab/>如果pslist_slist == NULL则函数的行为是未定义的，slist容器必须已经初始化的，否则函数的行为是未定义的。ufun_op是一个一元谓词，如果ufun_op == NULL则使用默认的一元谓词。</text:p>
      <text:p text:style-name="P21"/>
      <table:table table:name="Table303" table:style-name="Table303">
        <table:table-column table:style-name="Table303.A"/>
        <table:table-row>
          <table:table-cell table:style-name="Table303.A1" office:value-type="string">
            <text:p text:style-name="P32">void slist_resize(slist_t* pslist_slist, size_t t_resize);</text:p>
          </table:table-cell>
        </table:table-row>
      </table:table>
      <text:p text:style-name="P11">描述：</text:p>
      <text:p text:style-name="P11"><text:tab/>重新设置slist中数据的数量。</text:p>
      <text:p text:style-name="P11">参数：</text:p>
      <text:p text:style-name="P11"><text:tab/>pslist_slist<text:tab/>指向slist容器的指针。</text:p>
      <text:p text:style-name="P11"><text:tab/>t_resize<text:tab/><text:tab/>slist中数据的新的数量。</text:p>
      <text:p text:style-name="P11">返回值：</text:p>
      <text:p text:style-name="P11"><text:tab/>无。</text:p>
      <text:p text:style-name="P11">注意：</text:p>
      <text:p text:style-name="P26"><text:tab/>如果pslist_slist == NULL则函数的行为是未定义的，slist容器必须已经初始化的，否则函数的行为是未定义的。如果重新设置的数据的数量超过了原有的数据的数量，那么添加的部分使用slist容器中保存的数据类型的默认值来填充。</text:p>
      <text:p text:style-name="P21"/>
      <table:table table:name="Table304" table:style-name="Table304">
        <table:table-column table:style-name="Table304.A"/>
        <table:table-row>
          <table:table-cell table:style-name="Table304.A1" office:value-type="string">
            <text:p text:style-name="P32">void slist_resize_elem(slist_t* pslist_slist, size_t t_resize, elem);</text:p>
          </table:table-cell>
        </table:table-row>
      </table:table>
      <text:p text:style-name="P11">描述：</text:p>
      <text:p text:style-name="P11"><text:tab/>重新设置slist中数据的数量，超出的部分使用elem来填充。</text:p>
      <text:p text:style-name="P11">参数：</text:p>
      <text:p text:style-name="P11"><text:tab/>pslist_slist<text:tab/>指向slist容器的指针。</text:p>
      <text:p text:style-name="P11"><text:tab/>t_resize<text:tab/><text:tab/>slist中数据的新的数量。</text:p>
      <text:p text:style-name="P11"><text:tab/>elem<text:tab/><text:tab/><text:tab/>填充数据。</text:p>
      <text:p text:style-name="P11">返回值：</text:p>
      <text:p text:style-name="P11"><text:tab/>无。</text:p>
      <text:p text:style-name="P11">注意：</text:p>
      <text:p text:style-name="P26"><text:tab/>如果pslist_slist == NULL则函数的行为是未定义的，slist容器必须已经初始化的，否则函数的行为是未定义的。如<text:soft-page-break/>果重新设置的数据的数量超过了原有的数据的数量，那么添加的部分elem来填充。elem必须是与slist容器中保存的数据的类型一致的数据，否则函数的行为是未定义的。</text:p>
      <text:p text:style-name="P21"/>
      <table:table table:name="Table305" table:style-name="Table305">
        <table:table-column table:style-name="Table305.A"/>
        <table:table-row>
          <table:table-cell table:style-name="Table305.A1" office:value-type="string">
            <text:p text:style-name="P32">void slist_clear(slist_t* pslist_slist);</text:p>
          </table:table-cell>
        </table:table-row>
      </table:table>
      <text:p text:style-name="P11">描述：</text:p>
      <text:p text:style-name="P11"><text:tab/>删除slist中全部的数据。</text:p>
      <text:p text:style-name="P11">参数：</text:p>
      <text:p text:style-name="P11"><text:tab/>pslist_slist<text:tab/><text:tab/>指向slist容器的指针。</text:p>
      <text:p text:style-name="P11">返回值：</text:p>
      <text:p text:style-name="P11"><text:tab/>无。</text:p>
      <text:p text:style-name="P11">注意：</text:p>
      <text:p text:style-name="P26"><text:tab/>如果pslist_slist == NULL则函数的行为是未定义的，slist容器必须已经初始化的，否则函数的行为是未定义的。</text:p>
      <text:p text:style-name="P21"/>
      <table:table table:name="Table306" table:style-name="Table306">
        <table:table-column table:style-name="Table306.A"/>
        <table:table-row>
          <table:table-cell table:style-name="Table306.A1" office:value-type="string">
            <text:p text:style-name="P32">void slist_unique(slist_t* pslist_slist);</text:p>
          </table:table-cell>
        </table:table-row>
      </table:table>
      <text:p text:style-name="P11">描述：</text:p>
      <text:p text:style-name="P11"><text:tab/>使slist容器中的数据唯一。</text:p>
      <text:p text:style-name="P11">参数：</text:p>
      <text:p text:style-name="P11"><text:tab/>pslist_slist<text:tab/><text:tab/>指向slist容器的指针。</text:p>
      <text:p text:style-name="P11">返回值：</text:p>
      <text:p text:style-name="P11"><text:tab/>无。</text:p>
      <text:p text:style-name="P11">注意：</text:p>
      <text:p text:style-name="P26"><text:tab/>如果pslist_slist == NULL则函数的行为是未定义的，slist容器必须已经初始化的，否则函数的行为是未定义的。这个函数删除掉相邻且相等的数据的后面一个，但是不相邻的数据则不删除。</text:p>
      <text:p text:style-name="P21"/>
      <table:table table:name="Table307" table:style-name="Table307">
        <table:table-column table:style-name="Table307.A"/>
        <table:table-row>
          <table:table-cell table:style-name="Table307.A1" office:value-type="string">
            <text:p text:style-name="P32">void slist_unique_if(slist_t* pslist_slist, binary_function_t bfun_op);</text:p>
          </table:table-cell>
        </table:table-row>
      </table:table>
      <text:p text:style-name="P11">描述：</text:p>
      <text:p text:style-name="P11"><text:tab/>使slist容器中的符合条件的数据唯一。</text:p>
      <text:p text:style-name="P11">参数：</text:p>
      <text:p text:style-name="P11"><text:tab/>pslist_slist<text:tab/>指向slist容器的指针。</text:p>
      <text:p text:style-name="P11"><text:tab/>bfun_op<text:tab/><text:tab/>使数据唯一的条件。</text:p>
      <text:p text:style-name="P11">返回值：</text:p>
      <text:p text:style-name="P11"><text:tab/>无。</text:p>
      <text:p text:style-name="P11">注意：</text:p>
      <text:p text:style-name="P26"><text:tab/>如果pslist_slist == NULL则函数的行为是未定义的，slist容器必须已经初始化的，否则函数的行为是未定义的。这个函数删除掉相邻且符合条件的数据的后面一个，但是不相邻的数据则不删除。bfun_op是二元谓词，如果bfun_op == NULL那么使用默认的二元谓词。</text:p>
      <text:p text:style-name="P21"/>
      <table:table table:name="Table308" table:style-name="Table308">
        <table:table-column table:style-name="Table308.A"/>
        <table:table-row>
          <table:table-cell table:style-name="Table308.A1" office:value-type="string">
            <text:p text:style-name="P32">void slist_splice(</text:p>
            <text:p text:style-name="P32"><text:s text:c="4"/>slist_t* pslist_slist, slist_iterator_t it_pos, slist_t* pslist_src);</text:p>
          </table:table-cell>
        </table:table-row>
      </table:table>
      <text:p text:style-name="P11">描述：</text:p>
      <text:p text:style-name="P11"><text:tab/>将既存slist中的全部数据转移到另一个slist的指定位置。</text:p>
      <text:p text:style-name="P11">参数：</text:p>
      <text:p text:style-name="P11"><text:soft-page-break/><text:tab/>pslist_slist<text:tab/>指向slist容器的指针。</text:p>
      <text:p text:style-name="P11"><text:tab/>it_pos<text:tab/><text:tab/>插入数据的位置。</text:p>
      <text:p text:style-name="P11"><text:tab/>pslist_src<text:tab/><text:tab/>转移数据的slist容器。</text:p>
      <text:p text:style-name="P11">返回值：</text:p>
      <text:p text:style-name="P11"><text:tab/>无。</text:p>
      <text:p text:style-name="P11">注意：</text:p>
      <text:p text:style-name="P26"><text:tab/>如果pslist_slist == NULL或者pslist_src == NULL则函数的行为是未定义的，两个slist容器必须已经初始化的，否则函数的行为是未定义的。it_pos是属于pslist_slist的有效的迭代器，否则函数的行为是未定义的。pslist_src中保存的数据是与pslist_slist中保存的数据类型一致，否则函数的行为是未定义的。当pslist_slist == pslist_src时，函数不执行任何动作。</text:p>
      <text:p text:style-name="P21"/>
      <table:table table:name="Table309" table:style-name="Table309">
        <table:table-column table:style-name="Table309.A"/>
        <table:table-row>
          <table:table-cell table:style-name="Table309.A1" office:value-type="string">
            <text:p text:style-name="P32">void slist_splice_pos(</text:p>
            <text:p text:style-name="P32"><text:s text:c="4"/>slist_t* pslist_slist, slist_iterator_t it_pos, </text:p>
            <text:p text:style-name="P32"><text:s text:c="4"/>slist_t* pslist_src, slist_iterator_t it_src);</text:p>
          </table:table-cell>
        </table:table-row>
      </table:table>
      <text:p text:style-name="P11">描述：</text:p>
      <text:p text:style-name="P11"><text:tab/>将既存slist中的指定位置的数据转移到另一个slist的指定位置。</text:p>
      <text:p text:style-name="P11">参数：</text:p>
      <text:p text:style-name="P11"><text:tab/>pslist_slist<text:tab/>指向slist容器的指针。</text:p>
      <text:p text:style-name="P11"><text:tab/>it_pos<text:tab/><text:tab/>插入数据的位置。</text:p>
      <text:p text:style-name="P11"><text:tab/>pslist_src<text:tab/><text:tab/>转移数据的slist容器。</text:p>
      <text:p text:style-name="P11"><text:tab/>it_src<text:tab/><text:tab/>转移数据的位置。</text:p>
      <text:p text:style-name="P11">返回值：</text:p>
      <text:p text:style-name="P11"><text:tab/>无。</text:p>
      <text:p text:style-name="P11">注意：</text:p>
      <text:p text:style-name="P26"><text:tab/>如果pslist_slist == NULL或者pslist_src == NULL则函数的行为是未定义的，两个slist容器必须已经初始化的，否则函数的行为是未定义的。it_pos是属于pt_slist的有效的迭代器，且it_src是属于pt_slistsrc的有效迭代器，否则函数的行为是未定义的。pslist_src中保存的数据是与pslist_slist中保存的数据类型一致，否则函数的行为是未定义的。当pslist_slist == pslist_src时，并且it_pos == it_src或者it_pos == iterator_next(it_src)，函数不进行任何操作。</text:p>
      <text:p text:style-name="P21"/>
      <table:table table:name="Table310" table:style-name="Table310">
        <table:table-column table:style-name="Table310.A"/>
        <table:table-row>
          <table:table-cell table:style-name="Table310.A1" office:value-type="string">
            <text:p text:style-name="P32">void slist_splice_range(</text:p>
            <text:p text:style-name="P32"><text:s text:c="4"/>slist_t* pslist_slist, slist_iterator_t it_pos, </text:p>
            <text:p text:style-name="P32"><text:s text:c="4"/>slist_t* pslist_src, slist_iterator_t it_begin, slist_iterator_t it_end);</text:p>
          </table:table-cell>
        </table:table-row>
      </table:table>
      <text:p text:style-name="P11">描述：</text:p>
      <text:p text:style-name="P11"><text:tab/>将既存slist中的指定的数据区间转移到另一个slist的指定位置。</text:p>
      <text:p text:style-name="P11">参数：</text:p>
      <text:p text:style-name="P11"><text:tab/>pslist_slist<text:tab/>指向slist容器的指针。</text:p>
      <text:p text:style-name="P11"><text:tab/>it_pos<text:tab/><text:tab/>插入数据的位置。</text:p>
      <text:p text:style-name="P11"><text:tab/>pslist_src<text:tab/><text:tab/>转移数据的slist容器。</text:p>
      <text:p text:style-name="P11"><text:tab/>it_begin<text:tab/><text:tab/>转移的数据区间的开头。</text:p>
      <text:p text:style-name="P11"><text:tab/>it_end<text:tab/><text:tab/>转移的数据区间的末尾。</text:p>
      <text:p text:style-name="P11">返回值：</text:p>
      <text:p text:style-name="P11"><text:tab/>无。</text:p>
      <text:p text:style-name="P11">注意：</text:p>
      <text:p text:style-name="P26"><text:soft-page-break/><text:tab/>如果pslist_slist == NULL或者pslist_src == NULL则函数的行为是未定义的，两个slist容器必须已经初始化的，否则函数的行为是未定义的。it_pos是属于pslist_slist的有效的迭代器，且[it_begin, it_end)是属于pslist_src的有效数据区间，否则函数的行为是未定义的。pslist_src中保存的数据是与pslist_slist中保存的数据类型一致，否则函数的行为是未定义的。it_pos 不能属于[it_begin, it_end)，否则函数的行为是未定义的。当pslist_slist == pslist_src时，并且it_pos == it_begin或者it_pos == it_end函数不进行任何操作。</text:p>
      <text:p text:style-name="P21"/>
      <table:table table:name="Table319" table:style-name="Table319">
        <table:table-column table:style-name="Table319.A"/>
        <table:table-row>
          <table:table-cell table:style-name="Table319.A1" office:value-type="string">
            <text:p text:style-name="P32">void slist_splice_after_pos(</text:p>
            <text:p text:style-name="P32"><text:s text:c="4"/>slist_t* pslist_slist, slist_iterator_t it_pos, </text:p>
            <text:p text:style-name="P32"><text:s text:c="4"/>slist_t* pslist_src, slist_iterator_t it_src);</text:p>
          </table:table-cell>
        </table:table-row>
      </table:table>
      <text:p text:style-name="P11">描述：</text:p>
      <text:p text:style-name="P11"><text:tab/>将既存slist中的指定位置后面的数据转移到另一个slist的指定位置后面。</text:p>
      <text:p text:style-name="P11">参数：</text:p>
      <text:p text:style-name="P11"><text:tab/>pslist_slist<text:tab/>指向slist容器的指针。</text:p>
      <text:p text:style-name="P11"><text:tab/>it_pos<text:tab/><text:tab/>插入数据的位置。</text:p>
      <text:p text:style-name="P11"><text:tab/>pslist_src<text:tab/><text:tab/>转移数据的slist容器。</text:p>
      <text:p text:style-name="P11"><text:tab/>it_src<text:tab/><text:tab/>转移数据的位置。</text:p>
      <text:p text:style-name="P11">返回值：</text:p>
      <text:p text:style-name="P11"><text:tab/>无。</text:p>
      <text:p text:style-name="P11">注意：</text:p>
      <text:p text:style-name="P26"><text:tab/>如果pslist_slist == NULL或者pslist_src == NULL则函数的行为是未定义的，两个slist容器必须已经初始化的，否则函数的行为是未定义的。it_pos+1是属于pt_slist的有效的迭代器，且it_src+1是属于pt_slistsrc的有效迭代器，否则函数的行为是未定义的。pslist_src中保存的数据是与pslist_slist中保存的数据类型一致，否则函数的行为是未定义的。当pslist_slist == pslist_src时，并且it_pos == it_src或者it_pos == iterator_next(it_src)，函数不进行任何操作。当it_src == slist_end()时，函数不执行任何操作。</text:p>
      <text:p text:style-name="P21"/>
      <table:table table:name="Table320" table:style-name="Table320">
        <table:table-column table:style-name="Table320.A"/>
        <table:table-row>
          <table:table-cell table:style-name="Table320.A1" office:value-type="string">
            <text:p text:style-name="P32">void slist_splice_after_range(</text:p>
            <text:p text:style-name="P32"><text:s text:c="4"/>slist_t* pslist_slist, slist_iterator_t it_pos, </text:p>
            <text:p text:style-name="P32"><text:s text:c="4"/>slist_t* pslist_src, slist_iterator_t it_begin, slist_iterator_t it_end);</text:p>
          </table:table-cell>
        </table:table-row>
      </table:table>
      <text:p text:style-name="P11">描述：</text:p>
      <text:p text:style-name="P11"><text:tab/>将既存slist中的指定的数据区间下面的数据转移到另一个slist的指定位置后面。</text:p>
      <text:p text:style-name="P11">参数：</text:p>
      <text:p text:style-name="P11"><text:tab/>pslist_slist<text:tab/>指向slist容器的指针。</text:p>
      <text:p text:style-name="P11"><text:tab/>it_pos<text:tab/><text:tab/>插入数据的位置。</text:p>
      <text:p text:style-name="P11"><text:tab/>pslist_src<text:tab/><text:tab/>转移数据的slist容器。</text:p>
      <text:p text:style-name="P11"><text:tab/>it_begin<text:tab/><text:tab/>转移的数据区间的开头。</text:p>
      <text:p text:style-name="P11"><text:tab/>it_end<text:tab/><text:tab/>转移的数据区间的末尾。</text:p>
      <text:p text:style-name="P11">返回值：</text:p>
      <text:p text:style-name="P11"><text:tab/>无。</text:p>
      <text:p text:style-name="P11">注意：</text:p>
      <text:p text:style-name="P26"><text:tab/>如果pslist_slist == NULL或者pslist_src == NULL则函数的行为是未定义的，两个slist容器必须已经初始化的，否则函数的行为是未定义的。it_pos+1是属于pslist_slist的有效的迭代器，且[it_begin+1, it_end+1)是属于pslist_src的有效数据区间，否则函数的行为是未定义的。pslist_src中保存的数据是与pslist_slist中保存的数据类型一致，否则函数的行为是未定义的。it_pos 不能属于[it_begin, it_end)，否则函数的行为是未定义的。当pslist_slist == pslist_src时，并且<text:soft-page-break/>it_pos == it_begin或者it_pos == it_end函数不进行任何操作。</text:p>
      <text:p text:style-name="P26"/>
      <table:table table:name="Table311" table:style-name="Table311">
        <table:table-column table:style-name="Table311.A"/>
        <table:table-row>
          <table:table-cell table:style-name="Table311.A1" office:value-type="string">
            <text:p text:style-name="P32">void slist_sort(slist_t* pslist_slist);</text:p>
          </table:table-cell>
        </table:table-row>
      </table:table>
      <text:p text:style-name="P11">描述：</text:p>
      <text:p text:style-name="P11"><text:tab/>将slist中的数据按照由小到大的顺序排序。</text:p>
      <text:p text:style-name="P11">参数：</text:p>
      <text:p text:style-name="P11"><text:tab/>pslist_slist<text:tab/><text:tab/>指向slist容器的指针。</text:p>
      <text:p text:style-name="P11">返回值：</text:p>
      <text:p text:style-name="P11"><text:tab/>无。</text:p>
      <text:p text:style-name="P11">注意：</text:p>
      <text:p text:style-name="P26"><text:tab/>如果pslist_slist == NULL则函数的行为是未定义的，slist容器必须已经初始化的，否则函数的行为是未定义的。</text:p>
      <text:p text:style-name="P21"/>
      <table:table table:name="Table312" table:style-name="Table312">
        <table:table-column table:style-name="Table312.A"/>
        <table:table-row>
          <table:table-cell table:style-name="Table312.A1" office:value-type="string">
            <text:p text:style-name="P32">void slist_sort_if(slist_t* pt_slist, binary_function_t bfun_op);</text:p>
          </table:table-cell>
        </table:table-row>
      </table:table>
      <text:p text:style-name="P11">描述：</text:p>
      <text:p text:style-name="P11"><text:tab/>将slist中的数据按照指定的规则排序。</text:p>
      <text:p text:style-name="P11">参数：</text:p>
      <text:p text:style-name="P11"><text:tab/>pslist_slist<text:tab/>指向slist容器的指针。</text:p>
      <text:p text:style-name="P11"><text:tab/>bfun_op<text:tab/><text:tab/>排序规则。</text:p>
      <text:p text:style-name="P11">返回值：</text:p>
      <text:p text:style-name="P11"><text:tab/>无。</text:p>
      <text:p text:style-name="P11">注意：</text:p>
      <text:p text:style-name="P26"><text:tab/>如果pslist_slist == NULL则函数的行为是未定义的，slist容器必须已经初始化的，否则函数的行为是未定义的。bfun_op是一个表示比较的二元谓词。如果bfun_op == NULL使用slist中保存的数据类型默认的比较函数。</text:p>
      <text:p text:style-name="P21"/>
      <table:table table:name="Table313" table:style-name="Table313">
        <table:table-column table:style-name="Table313.A"/>
        <table:table-row>
          <table:table-cell table:style-name="Table313.A1" office:value-type="string">
            <text:p text:style-name="P32">void slist_merge(slist_t* pslist_dest, slist_t* pslist_src);</text:p>
          </table:table-cell>
        </table:table-row>
      </table:table>
      <text:p text:style-name="P11">描述：</text:p>
      <text:p text:style-name="P11"><text:tab/>将两个有序的slist合并。</text:p>
      <text:p text:style-name="P11">参数：</text:p>
      <text:p text:style-name="P11"><text:tab/>pslist_dest<text:tab/><text:tab/>指向slist容器的指针。</text:p>
      <text:p text:style-name="P11"><text:tab/>pslist_src<text:tab/><text:tab/><text:tab/>指向slist容器的指针。</text:p>
      <text:p text:style-name="P11">返回值：</text:p>
      <text:p text:style-name="P11"><text:tab/>无。</text:p>
      <text:p text:style-name="P11">注意：</text:p>
      <text:p text:style-name="P26"><text:tab/>如果pslist_dest == NULL或者pslist_src == NULL则函数的行为是未定义的，两个slist容器必须已经初始化的，否则函数的行为是未定义的。两个slist容器中保存的数据类型必须是一致的，否则函数的行为是未定义的。两个slist容器必须都是按照默认比较规则排序的，否则函数的行为是未定义的。如果pslist_dest == pslist_src则函数不执行任何操作。</text:p>
      <text:p text:style-name="P21"/>
      <table:table table:name="Table314" table:style-name="Table314">
        <table:table-column table:style-name="Table314.A"/>
        <table:table-row>
          <table:table-cell table:style-name="Table314.A1" office:value-type="string">
            <text:p text:style-name="P32">void slist_merge_if(</text:p>
            <text:p text:style-name="P32"><text:s text:c="4"/>slist_t* pslist_dest, slist_t* pslist_src, binary_function_t bfun_op);</text:p>
          </table:table-cell>
        </table:table-row>
      </table:table>
      <text:p text:style-name="P11">描述：</text:p>
      <text:p text:style-name="P11"><text:tab/>将两个按照指定规则排序的slist合并。</text:p>
      <text:p text:style-name="P11"><text:soft-page-break/>参数：</text:p>
      <text:p text:style-name="P11"><text:tab/>pslist_dest<text:tab/><text:tab/>指向slist容器的指针。</text:p>
      <text:p text:style-name="P11"><text:tab/>pslist_src<text:tab/><text:tab/><text:tab/>指向slist容器的指针。</text:p>
      <text:p text:style-name="P11"><text:tab/>bfun_op<text:tab/><text:tab/><text:tab/>指定的排序规则。</text:p>
      <text:p text:style-name="P11">返回值：</text:p>
      <text:p text:style-name="P11"><text:tab/>无。</text:p>
      <text:p text:style-name="P11">注意：</text:p>
      <text:p text:style-name="P26"><text:tab/>如果pslist_dest == NULL或者pslist_src == NULL则函数的行为是未定义的，两个slist容器必须已经初始化的，否则函数的行为是未定义的。两个slist容器中保存的数据类型必须是一致的，否则函数的行为是未定义的。两个slist容器必须都是按照默认比较规则排序的，否则函数的行为是未定义的。如果pslist_dest == pslist_src则函数不执行任何操作。bfun_op是表示排序规则的二元谓词，如果bfun_op == NULL则使用slist容器中保存的数据类型的默认比较函数。</text:p>
      <text:p text:style-name="P21"/>
      <table:table table:name="Table315" table:style-name="Table315">
        <table:table-column table:style-name="Table315.A"/>
        <table:table-row>
          <table:table-cell table:style-name="Table315.A1" office:value-type="string">
            <text:p text:style-name="P32">void slist_reverse(slist_t* pslist_slist);</text:p>
          </table:table-cell>
        </table:table-row>
      </table:table>
      <text:p text:style-name="P11">描述：</text:p>
      <text:p text:style-name="P11"><text:tab/>将slist中的数据逆序。</text:p>
      <text:p text:style-name="P11">参数：</text:p>
      <text:p text:style-name="P11"><text:tab/>pslist_slist<text:tab/><text:tab/>指向slist容器的指针。</text:p>
      <text:p text:style-name="P11">返回值：</text:p>
      <text:p text:style-name="P11"><text:tab/>无。</text:p>
      <text:p text:style-name="P11">注意：</text:p>
      <text:p text:style-name="P26"><text:tab/>如果pslist_slist == NULL则函数的行为是未定义的，slist容器必须已经初始化的，否则函数的行为是未定义的。</text:p>
      <text:p text:style-name="P21"/>
      <text:list xml:id="list36675270" text:continue-numbering="true" text:style-name="WW8Num13">
        <text:list-item>
          <text:list>
            <text:list-item>
              <text:h text:style-name="P52" text:outline-level="2">迭代器接口</text:h>
            </text:list-item>
          </text:list>
        </text:list-item>
      </text:list>
      <text:p text:style-name="P21"><text:tab/>slist的迭代器是单向的迭代器，所以它没有随机访问迭代器和双向迭代器那么强大的功能，向前移动只能单步运行。这些接口只能由迭代器接口使用，用户不应该直接使用这些接口函数。</text:p>
      <table:table table:name="Table321" table:style-name="Table321">
        <table:table-column table:style-name="Table321.A"/>
        <table:table-column table:style-name="Table321.B"/>
        <table:table-row>
          <table:table-cell table:style-name="Table321.A1" office:value-type="string">
            <text:p text:style-name="Table_20_Contents">_create_slist_iterator</text:p>
          </table:table-cell>
          <table:table-cell table:style-name="Table321.B1" office:value-type="string">
            <text:p text:style-name="Table_20_Contents">创建slist迭代器。</text:p>
          </table:table-cell>
        </table:table-row>
        <table:table-row>
          <table:table-cell table:style-name="Table321.A2" office:value-type="string">
            <text:p text:style-name="Table_20_Contents">_slist_iterator_get_value</text:p>
          </table:table-cell>
          <table:table-cell table:style-name="Table321.B2" office:value-type="string">
            <text:p text:style-name="Table_20_Contents">获得slist迭代器引用的数据。</text:p>
          </table:table-cell>
        </table:table-row>
        <table:table-row>
          <table:table-cell table:style-name="Table321.A2" office:value-type="string">
            <text:p text:style-name="Table_20_Contents">_slist_iterator_set_value</text:p>
          </table:table-cell>
          <table:table-cell table:style-name="Table321.B2" office:value-type="string">
            <text:p text:style-name="Table_20_Contents">设置slist迭代器引用的数据。</text:p>
          </table:table-cell>
        </table:table-row>
        <table:table-row>
          <table:table-cell table:style-name="Table321.A2" office:value-type="string">
            <text:p text:style-name="Table_20_Contents">_slist_iterator_get_pointer</text:p>
          </table:table-cell>
          <table:table-cell table:style-name="Table321.B2" office:value-type="string">
            <text:p text:style-name="Table_20_Contents">获得slist迭代器引用的数据的指针。</text:p>
          </table:table-cell>
        </table:table-row>
        <table:table-row>
          <table:table-cell table:style-name="Table321.A2" office:value-type="string">
            <text:p text:style-name="Table_20_Contents">_slist_iterator_next</text:p>
          </table:table-cell>
          <table:table-cell table:style-name="Table321.B2" office:value-type="string">
            <text:p text:style-name="Table_20_Contents">获得引用下一个数据的迭代器。</text:p>
          </table:table-cell>
        </table:table-row>
        <table:table-row>
          <table:table-cell table:style-name="Table321.A2" office:value-type="string">
            <text:p text:style-name="Table_20_Contents">_slist_iterator_equal</text:p>
          </table:table-cell>
          <table:table-cell table:style-name="Table321.B2" office:value-type="string">
            <text:p text:style-name="Table_20_Contents">测试两个迭代器是否相等。</text:p>
          </table:table-cell>
        </table:table-row>
        <table:table-row>
          <table:table-cell table:style-name="Table321.A2" office:value-type="string">
            <text:p text:style-name="Table_20_Contents">_slist_iterator_distance</text:p>
          </table:table-cell>
          <table:table-cell table:style-name="Table321.B2" office:value-type="string">
            <text:p text:style-name="Table_20_Contents">计算两个迭代器之间的距离。</text:p>
          </table:table-cell>
        </table:table-row>
        <table:table-row>
          <table:table-cell table:style-name="Table321.A2" office:value-type="string">
            <text:p text:style-name="Table_20_Contents">_slist_iterator_before</text:p>
          </table:table-cell>
          <table:table-cell table:style-name="Table321.B2" office:value-type="string">
            <text:p text:style-name="Table_20_Contents">测试第一个迭代器是否位于第二个迭代器前面。</text:p>
          </table:table-cell>
        </table:table-row>
      </table:table>
      <text:p text:style-name="P21"/>
      <text:p text:style-name="P21">函数原型</text:p>
      <table:table table:name="Table322" table:style-name="Table322">
        <table:table-column table:style-name="Table322.A"/>
        <table:table-row>
          <table:table-cell table:style-name="Table322.A1" office:value-type="string">
            <text:p text:style-name="P32">slist_iterator_t _create_slist_iterator(void);</text:p>
          </table:table-cell>
        </table:table-row>
      </table:table>
      <text:p text:style-name="P11"><text:soft-page-break/>描述：</text:p>
      <text:p text:style-name="P11"><text:tab/>创建一个slist迭代器。</text:p>
      <text:p text:style-name="P11">参数：</text:p>
      <text:p text:style-name="P11"><text:tab/>无。</text:p>
      <text:p text:style-name="P11">返回值：</text:p>
      <text:p text:style-name="P11"><text:tab/>slist迭代器。</text:p>
      <text:p text:style-name="P11">注意：</text:p>
      <text:p text:style-name="P26"><text:tab/>返回的slist迭代器并不是有效的迭代器，它没有与任何迭代器关联。这个函数只是做了一些必要的初始化工作，返回的迭代器供其他接口使用。</text:p>
      <text:p text:style-name="P21"><text:bookmark-start text:name="__DdeLink__7600_19589686641"/></text:p>
      <table:table table:name="Table323" table:style-name="Table323">
        <table:table-column table:style-name="Table323.A"/>
        <table:table-row>
          <table:table-cell table:style-name="Table323.A1" office:value-type="string">
            <text:p text:style-name="P32">void _slist_iterator_get_value(slist_iterator_t it_iter, void* pv_value);</text:p>
          </table:table-cell>
        </table:table-row>
      </table:table>
      <text:p text:style-name="P11">描述：</text:p>
      <text:p text:style-name="P11"><text:tab/>获得迭代器引用的数据。</text:p>
      <text:p text:style-name="P11">参数：</text:p>
      <text:p text:style-name="P11"><text:tab/>it_iter<text:tab/><text:tab/>slist迭代器。</text:p>
      <text:p text:style-name="P11"><text:tab/>pv_value<text:tab/><text:tab/>保存数据的缓冲区。</text:p>
      <text:p text:style-name="P11">返回值：</text:p>
      <text:p text:style-name="P11"><text:tab/>无。</text:p>
      <text:p text:style-name="P11">注意：</text:p>
      <text:p text:style-name="P26"><text:tab/>it_iter是有效的slist迭代器，否则函数的行为是未定义的。pv_value == NULL则函数的行为是未定义的，pv_value是能够保存下it_iter引用的数据的缓冲区，否则函数的行为是未定义的。函数执行后it_iter引用的数据被拷贝到pv_value指向的缓存区中。<text:bookmark-end text:name="__DdeLink__7600_19589686641"/></text:p>
      <text:p text:style-name="P21"/>
      <table:table table:name="Table324" table:style-name="Table324">
        <table:table-column table:style-name="Table324.A"/>
        <table:table-row>
          <table:table-cell table:style-name="Table324.A1" office:value-type="string">
            <text:p text:style-name="P32">void _slist_iterator_set_value(slist_iterator_t it_iter, const void* cpv_value);</text:p>
          </table:table-cell>
        </table:table-row>
      </table:table>
      <text:p text:style-name="P11">描述：</text:p>
      <text:p text:style-name="P11"><text:tab/>设置迭代器引用的数据。</text:p>
      <text:p text:style-name="P11">参数：</text:p>
      <text:p text:style-name="P11"><text:tab/>it_iter<text:tab/><text:tab/>slist迭代器。</text:p>
      <text:p text:style-name="P11"><text:tab/>cpv_value<text:tab/>保存数据的缓冲区。</text:p>
      <text:p text:style-name="P11">返回值：</text:p>
      <text:p text:style-name="P11"><text:tab/>无。</text:p>
      <text:p text:style-name="P11">注意：</text:p>
      <text:p text:style-name="P26"><text:tab/>it_iter是有效的slist迭代器，否则函数的行为是未定义的。cpv_value == NULL则函数的行为是未定义的，cpv_value是能够保存下it_iter引用的数据的缓冲区，否则函数的行为是未定义的。函数执行后cpv_value中保存的数据被拷贝要迭代器引用的数据中。</text:p>
      <text:p text:style-name="P21"/>
      <table:table table:name="Table325" table:style-name="Table325">
        <table:table-column table:style-name="Table325.A"/>
        <table:table-row>
          <table:table-cell table:style-name="Table325.A1" office:value-type="string">
            <text:p text:style-name="P32">const void* _slist_iterator_get_pointer(slist_iterator_t it_iter); </text:p>
          </table:table-cell>
        </table:table-row>
      </table:table>
      <text:p text:style-name="P11">描述：</text:p>
      <text:p text:style-name="P11"><text:tab/>获得迭代器引用的数据的指针。</text:p>
      <text:p text:style-name="P11">参数：</text:p>
      <text:p text:style-name="P11"><text:tab/>it_iter<text:tab/><text:tab/>slist迭代器。</text:p>
      <text:p text:style-name="P11">返回值：</text:p>
      <text:p text:style-name="P11"><text:soft-page-break/><text:tab/>指向迭代器引用的数据的指针。</text:p>
      <text:p text:style-name="P11">注意：</text:p>
      <text:p text:style-name="P26"><text:tab/>it_iter是有效的slist迭代器，否则函数的行为是未定义的。</text:p>
      <text:p text:style-name="P21"/>
      <table:table table:name="Table326" table:style-name="Table326">
        <table:table-column table:style-name="Table326.A"/>
        <table:table-row>
          <table:table-cell table:style-name="Table326.A1" office:value-type="string">
            <text:p text:style-name="P32">slist_iterator_t _slist_iterator_next(slist_iterator_t t_iter);</text:p>
          </table:table-cell>
        </table:table-row>
      </table:table>
      <text:p text:style-name="P11">描述：</text:p>
      <text:p text:style-name="P11"><text:tab/>获得引用下一个数据的迭代器。</text:p>
      <text:p text:style-name="P11">参数：</text:p>
      <text:p text:style-name="P11"><text:tab/>it_iter<text:tab/><text:tab/>slist迭代器。</text:p>
      <text:p text:style-name="P11">返回值：</text:p>
      <text:p text:style-name="P11"><text:tab/>返回引用下一个数据的迭代器。</text:p>
      <text:p text:style-name="P11">注意：</text:p>
      <text:p text:style-name="P26"><text:tab/>it_iter是有效的slist迭代器，否则函数的行为是未定义的。引用下一个数据的迭代器也必须是slist有效的迭代器，否则函数的行为是未定义的。</text:p>
      <text:p text:style-name="P21"/>
      <table:table table:name="Table328" table:style-name="Table328">
        <table:table-column table:style-name="Table328.A"/>
        <table:table-row>
          <table:table-cell table:style-name="Table328.A1" office:value-type="string">
            <text:p text:style-name="P32">bool_t _slist_iterator_equal(</text:p>
            <text:p text:style-name="P32"><text:s text:c="4"/>slist_iterator_t it_first, slist_iterator_t it_second);</text:p>
          </table:table-cell>
        </table:table-row>
      </table:table>
      <text:p text:style-name="P11">描述：</text:p>
      <text:p text:style-name="P11"><text:tab/>测试两个迭代器是否相等。</text:p>
      <text:p text:style-name="P11">参数：</text:p>
      <text:p text:style-name="P11"><text:tab/>it_first<text:tab/><text:tab/>slist迭代器。</text:p>
      <text:p text:style-name="P11"><text:tab/>it_second<text:tab/><text:tab/>slist迭代器。</text:p>
      <text:p text:style-name="P11">返回值：</text:p>
      <text:p text:style-name="P11"><text:tab/>如果两个迭代器相等则返回true，否则返回false。</text:p>
      <text:p text:style-name="P11">注意：</text:p>
      <text:p text:style-name="P26"><text:tab/>两个iter是属于同一个slist容器的有效的slist迭代器，否则函数的行为是未定义的。两个slist迭代器相等是指两个迭代器引用相同的数据。</text:p>
      <text:p text:style-name="P21"/>
      <table:table table:name="Table329" table:style-name="Table329">
        <table:table-column table:style-name="Table329.A"/>
        <table:table-row>
          <table:table-cell table:style-name="Table329.A1" office:value-type="string">
            <text:p text:style-name="P32">int _slist_iterator_distance(</text:p>
            <text:p text:style-name="P32"><text:s text:c="4"/>slist_iterator_t it_first, slist_iterator_t it_second);</text:p>
          </table:table-cell>
        </table:table-row>
      </table:table>
      <text:p text:style-name="P11">描述：</text:p>
      <text:p text:style-name="P11"><text:tab/>计算两个迭代器之间的距离。</text:p>
      <text:p text:style-name="P11">参数：</text:p>
      <text:p text:style-name="P11"><text:tab/>it_first<text:tab/><text:tab/>slist迭代器。</text:p>
      <text:p text:style-name="P11"><text:tab/>it_second<text:tab/><text:tab/>slist迭代器。</text:p>
      <text:p text:style-name="P11">返回值：</text:p>
      <text:p text:style-name="P11"><text:tab/>返回两个迭代器之间的距离。</text:p>
      <text:p text:style-name="P11">注意：</text:p>
      <text:p text:style-name="P26"><text:tab/>两个iter是属于同一个slist容器的有效的slist迭代器，否则函数的行为是未定义的。如果it_first引用的数据在it_second前面那么结果&gt;0，it_first引用的数据在it_second后面那么结果&lt;0，如果两个迭代器相等那么结果为0。</text:p>
      <text:p text:style-name="P21"/>
      <table:table table:name="Table330" table:style-name="Table330">
        <table:table-column table:style-name="Table330.A"/>
        <table:table-row>
          <table:table-cell table:style-name="Table330.A1" office:value-type="string">
            <text:p text:style-name="P32">bool_t _slist_iterator_before(</text:p>
            <text:p text:style-name="P32"><text:soft-page-break/><text:s text:c="4"/>slist_iterator_t it_first, slist_iterator_t it_second);</text:p>
          </table:table-cell>
        </table:table-row>
      </table:table>
      <text:p text:style-name="P11">描述：</text:p>
      <text:p text:style-name="P11"><text:tab/>测试第一个迭代器是否在第二个迭代器的前面。</text:p>
      <text:p text:style-name="P11">参数：</text:p>
      <text:p text:style-name="P11"><text:tab/>it_first<text:tab/><text:tab/>slist迭代器。</text:p>
      <text:p text:style-name="P11"><text:tab/>it_second<text:tab/><text:tab/>slist迭代器。</text:p>
      <text:p text:style-name="P11">返回值：</text:p>
      <text:p text:style-name="P11"><text:tab/>如果第一个迭代器在第二个迭代器的前面则返回true，否则返回false。</text:p>
      <text:p text:style-name="P11">注意：</text:p>
      <text:p text:style-name="P26"><text:tab/>两个iter是属于同一个slist容器的有效的slist迭代器，否则函数的行为是未定义的。</text:p>
      <text:p text:style-name="P21"/>
      <text:list xml:id="list36666556" text:continue-numbering="true" text:style-name="WW8Num13">
        <text:list-item>
          <text:list>
            <text:list-item>
              <text:h text:style-name="P52" text:outline-level="2">内部和辅助接口</text:h>
            </text:list-item>
          </text:list>
        </text:list-item>
      </text:list>
      <text:p text:style-name="P21"><text:tab/>内部接口是提供给实现外部接口使用的，用户不能够直接使用内部接口。</text:p>
      <table:table table:name="Table341" table:style-name="Table341">
        <table:table-column table:style-name="Table341.A"/>
        <table:table-column table:style-name="Table341.B"/>
        <table:table-row>
          <table:table-cell table:style-name="Table341.A1" office:value-type="string">
            <text:p text:style-name="Table_20_Contents">_create_slist</text:p>
          </table:table-cell>
          <table:table-cell table:style-name="Table341.B1" office:value-type="string">
            <text:p text:style-name="Table_20_Contents">创建一个slist容器。</text:p>
          </table:table-cell>
        </table:table-row>
        <table:table-row>
          <table:table-cell table:style-name="Table341.A2" office:value-type="string">
            <text:p text:style-name="Table_20_Contents">_create_slist_auxiliary</text:p>
          </table:table-cell>
          <table:table-cell table:style-name="Table341.B2" office:value-type="string">
            <text:p text:style-name="Table_20_Contents">创建slist容器的辅助函数。</text:p>
          </table:table-cell>
        </table:table-row>
        <table:table-row>
          <table:table-cell table:style-name="Table341.A2" office:value-type="string">
            <text:p text:style-name="Table_20_Contents">_slist_init_elem</text:p>
          </table:table-cell>
          <table:table-cell table:style-name="Table341.B2" office:value-type="string">
            <text:p text:style-name="Table_20_Contents">使用指定的数据初始化slist容器。</text:p>
          </table:table-cell>
        </table:table-row>
        <table:table-row>
          <table:table-cell table:style-name="Table341.A2" office:value-type="string">
            <text:p text:style-name="Table_20_Contents">_slist_init_elem_varg</text:p>
          </table:table-cell>
          <table:table-cell table:style-name="Table341.B2" office:value-type="string">
            <text:p text:style-name="Table_20_Contents">使用可变参数列表中的指定数据初始化slist容器。</text:p>
          </table:table-cell>
        </table:table-row>
        <table:table-row>
          <table:table-cell table:style-name="Table341.A2" office:value-type="string">
            <text:p text:style-name="Table_20_Contents">_slist_destroy_auxiliary</text:p>
          </table:table-cell>
          <table:table-cell table:style-name="Table341.B2" office:value-type="string">
            <text:p text:style-name="Table_20_Contents">slist容器销毁辅助函数。</text:p>
          </table:table-cell>
        </table:table-row>
        <table:table-row>
          <table:table-cell table:style-name="Table341.A2" office:value-type="string">
            <text:p text:style-name="Table_20_Contents">_slist_assign_elem</text:p>
          </table:table-cell>
          <table:table-cell table:style-name="Table341.B2" office:value-type="string">
            <text:p text:style-name="Table_20_Contents">使用指定的数据为slist赋值。</text:p>
          </table:table-cell>
        </table:table-row>
        <table:table-row>
          <table:table-cell table:style-name="Table341.A2" office:value-type="string">
            <text:p text:style-name="Table_20_Contents">_slist_assign_elem_varg</text:p>
          </table:table-cell>
          <table:table-cell table:style-name="Table341.B2" office:value-type="string">
            <text:p text:style-name="Table_20_Contents">使用可变参数列表中的数据为slist赋值。</text:p>
          </table:table-cell>
        </table:table-row>
        <table:table-row>
          <table:table-cell table:style-name="Table341.A2" office:value-type="string">
            <text:p text:style-name="Table_20_Contents">_slist_push_front</text:p>
          </table:table-cell>
          <table:table-cell table:style-name="Table341.B2" office:value-type="string">
            <text:p text:style-name="Table_20_Contents">向slist开头添加一个指定数据。</text:p>
          </table:table-cell>
        </table:table-row>
        <table:table-row>
          <table:table-cell table:style-name="Table341.A2" office:value-type="string">
            <text:p text:style-name="Table_20_Contents">_slist_push_front_varg</text:p>
          </table:table-cell>
          <table:table-cell table:style-name="Table341.B2" office:value-type="string">
            <text:p text:style-name="Table_20_Contents">向slist开头添加一个可变参数列表中指定的数据。</text:p>
          </table:table-cell>
        </table:table-row>
        <table:table-row>
          <table:table-cell table:style-name="Table341.A2" office:value-type="string">
            <text:p text:style-name="Table_20_Contents">_slist_resize_elem</text:p>
          </table:table-cell>
          <table:table-cell table:style-name="Table341.B2" office:value-type="string">
            <text:p text:style-name="Table_20_Contents">重新设置slist中数据的个数，使用指定的数据填充。</text:p>
          </table:table-cell>
        </table:table-row>
        <table:table-row>
          <table:table-cell table:style-name="Table341.A2" office:value-type="string">
            <text:p text:style-name="Table_20_Contents">_slist_resize_elem_varg</text:p>
          </table:table-cell>
          <table:table-cell table:style-name="Table341.B2" office:value-type="string">
            <text:p text:style-name="Table_20_Contents">重新设置slist中数据的个数，使用可变参数列表中指定的数据。</text:p>
          </table:table-cell>
        </table:table-row>
        <table:table-row>
          <table:table-cell table:style-name="Table341.A2" office:value-type="string">
            <text:p text:style-name="Table_20_Contents">_slist_remove</text:p>
          </table:table-cell>
          <table:table-cell table:style-name="Table341.B2" office:value-type="string">
            <text:p text:style-name="Table_20_Contents">从slist中删除指定数据。</text:p>
          </table:table-cell>
        </table:table-row>
        <table:table-row>
          <table:table-cell table:style-name="Table341.A2" office:value-type="string">
            <text:p text:style-name="Table_20_Contents">_slist_remove_varg</text:p>
          </table:table-cell>
          <table:table-cell table:style-name="Table341.B2" office:value-type="string">
            <text:p text:style-name="Table_20_Contents">从slist中删除指定数据。</text:p>
          </table:table-cell>
        </table:table-row>
        <table:table-row>
          <table:table-cell table:style-name="Table341.A2" office:value-type="string">
            <text:p text:style-name="Table_20_Contents">_slist_insert</text:p>
          </table:table-cell>
          <table:table-cell table:style-name="Table341.B2" office:value-type="string">
            <text:p text:style-name="Table_20_Contents">向slist的指定位置插入指定的数据。</text:p>
          </table:table-cell>
        </table:table-row>
        <table:table-row>
          <table:table-cell table:style-name="Table341.A2" office:value-type="string">
            <text:p text:style-name="Table_20_Contents">_slist_insert_n</text:p>
          </table:table-cell>
          <table:table-cell table:style-name="Table341.B2" office:value-type="string">
            <text:p text:style-name="Table_20_Contents">向slist的指定位置插入多个指定的数据。</text:p>
          </table:table-cell>
        </table:table-row>
        <table:table-row>
          <table:table-cell table:style-name="Table341.A2" office:value-type="string">
            <text:p text:style-name="Table_20_Contents">_slist_insert_after</text:p>
          </table:table-cell>
          <table:table-cell table:style-name="Table341.B2" office:value-type="string">
            <text:p text:style-name="Table_20_Contents">向slist的指定位置后面插入指定的数据。</text:p>
          </table:table-cell>
        </table:table-row>
        <table:table-row>
          <table:table-cell table:style-name="Table341.A2" office:value-type="string">
            <text:p text:style-name="Table_20_Contents">_slist_insert_after_n</text:p>
          </table:table-cell>
          <table:table-cell table:style-name="Table341.B2" office:value-type="string">
            <text:p text:style-name="Table_20_Contents">向slist的指定位置后面插入多个指定的数据。</text:p>
          </table:table-cell>
        </table:table-row>
        <table:table-row>
          <table:table-cell table:style-name="Table341.A2" office:value-type="string">
            <text:p text:style-name="Table_20_Contents">_slist_insert_after_n_varg</text:p>
          </table:table-cell>
          <table:table-cell table:style-name="Table341.B2" office:value-type="string">
            <text:p text:style-name="Table_20_Contents">向slist的指定位置插后面入可变参数列表指定的数据。</text:p>
          </table:table-cell>
        </table:table-row>
        <table:table-row>
          <table:table-cell table:style-name="Table341.A2" office:value-type="string">
            <text:p text:style-name="Table_20_Contents">_slist_init_elem_auxiliary</text:p>
          </table:table-cell>
          <table:table-cell table:style-name="Table341.B2" office:value-type="string">
            <text:p text:style-name="Table_20_Contents">初始化数据节点的辅助函数。</text:p>
          </table:table-cell>
        </table:table-row>
      </table:table>
      <text:p text:style-name="P21"/>
      <table:table table:name="Table342" table:style-name="Table342">
        <table:table-column table:style-name="Table342.A"/>
        <text:soft-page-break/>
        <table:table-row>
          <table:table-cell table:style-name="Table342.A1" office:value-type="string">
            <text:p text:style-name="P32">slist_t* _create_slist(const char* s_typename);</text:p>
          </table:table-cell>
        </table:table-row>
      </table:table>
      <text:p text:style-name="P11">描述：</text:p>
      <text:p text:style-name="P11"><text:tab/>创建一个slist容器。</text:p>
      <text:p text:style-name="P11">参数：</text:p>
      <text:p text:style-name="P11"><text:tab/>s_typename<text:tab/><text:tab/>slist容器中保存的数据类型。</text:p>
      <text:p text:style-name="P11">返回值：</text:p>
      <text:p text:style-name="P11"><text:tab/>创建成功返回指向容器的指针，否则返回NULL。</text:p>
      <text:p text:style-name="P11">注意：</text:p>
      <text:p text:style-name="P26"><text:tab/>如果s_typename == NULL则函数的行为是未定义的。s_typename必须是C内建类型，libcstl内建类型以及已经注册的用户自定义类型，否则创建失败。</text:p>
      <text:p text:style-name="P21"/>
      <table:table table:name="Table343" table:style-name="Table343">
        <table:table-column table:style-name="Table343.A"/>
        <table:table-row>
          <table:table-cell table:style-name="Table343.A1" office:value-type="string">
            <text:p text:style-name="P32">bool_t _create_slist_auxiliary(slist_t* pslist_slist, const char* s_typename);</text:p>
          </table:table-cell>
        </table:table-row>
      </table:table>
      <text:p text:style-name="P11">描述：</text:p>
      <text:p text:style-name="P11"><text:tab/>创建一个slist容器的辅助函数。</text:p>
      <text:p text:style-name="P11">参数：</text:p>
      <text:p text:style-name="P11"><text:tab/>pslist_slist<text:tab/><text:tab/>slist容器</text:p>
      <text:p text:style-name="P11"><text:tab/>s_typename<text:tab/><text:tab/>slist容器中保存的数据类型。</text:p>
      <text:p text:style-name="P11">返回值：</text:p>
      <text:p text:style-name="P11"><text:tab/>创建成功返回true，否则返回false。</text:p>
      <text:p text:style-name="P11">注意：</text:p>
      <text:p text:style-name="P26"><text:tab/>如果pslist_slist == NULL 或者s_typename == NULL则函数的行为是未定义的。s_typename必须是C内建类型，libcstl内建类型以及已经注册的用户自定义类型，否则创建失败。</text:p>
      <text:p text:style-name="P21"/>
      <table:table table:name="Table344" table:style-name="Table344">
        <table:table-column table:style-name="Table344.A"/>
        <table:table-row>
          <table:table-cell table:style-name="Table344.A1" office:value-type="string">
            <text:p text:style-name="P32">void _slist_init_elem(slist_t* pslist_slist, size_t t_count, ...);</text:p>
          </table:table-cell>
        </table:table-row>
      </table:table>
      <text:p text:style-name="P11">描述：</text:p>
      <text:p text:style-name="P11"><text:tab/>使用用户指定的数据初始化slist容器。</text:p>
      <text:p text:style-name="P11">参数：</text:p>
      <text:p text:style-name="P11"><text:tab/>pslist_slist<text:tab/><text:tab/>未初始化的slist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tab/>如果pslist_slist == NULL则函数的行为是未定义的。slist容器必须是使用create_slist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45" table:style-name="Table345">
        <table:table-column table:style-name="Table345.A"/>
        <table:table-row>
          <table:table-cell table:style-name="Table345.A1" office:value-type="string">
            <text:p text:style-name="P32">void _slist_init_elem_varg(</text:p>
            <text:p text:style-name="P32"><text:s text:c="4"/>slist_t* pslist_slist, size_t t_count, va_list val_elemlist);</text:p>
          </table:table-cell>
        </table:table-row>
      </table:table>
      <text:p text:style-name="P11">描述：</text:p>
      <text:p text:style-name="P11"><text:tab/>使用用户指定的数据初始化slist容器。</text:p>
      <text:p text:style-name="P11">参数：</text:p>
      <text:p text:style-name="P11"><text:soft-page-break/><text:tab/>pslist_slist<text:tab/><text:tab/>未初始化的slist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6"><text:tab/>如果pslist_slist == NULL则函数的行为是未定义的。slist容器必须是使用create_slist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46" table:style-name="Table346">
        <table:table-column table:style-name="Table346.A"/>
        <table:table-row>
          <table:table-cell table:style-name="Table346.A1" office:value-type="string">
            <text:p text:style-name="P32">void _slist_destroy_auxiliary(slist_t* pslist_slist);</text:p>
          </table:table-cell>
        </table:table-row>
      </table:table>
      <text:p text:style-name="P11">描述：</text:p>
      <text:p text:style-name="P11"><text:tab/>销毁slist容器的辅助函数。</text:p>
      <text:p text:style-name="P11">参数：</text:p>
      <text:p text:style-name="P11"><text:tab/>pslist_slist<text:tab/><text:tab/>slist容器。</text:p>
      <text:p text:style-name="P11">返回值：</text:p>
      <text:p text:style-name="P11"><text:tab/>无。</text:p>
      <text:p text:style-name="P11">注意：</text:p>
      <text:p text:style-name="P26"><text:tab/>如果pslist_slist == NULL或者slist不是使用create_slist生成的则函数的行为是未定义的。</text:p>
      <text:p text:style-name="P21"/>
      <table:table table:name="Table347" table:style-name="Table347">
        <table:table-column table:style-name="Table347.A"/>
        <table:table-row>
          <table:table-cell table:style-name="Table347.A1" office:value-type="string">
            <text:p text:style-name="P32">void _slist_assign_elem(slist_t* pslist_slist, size_t t_count, ...);</text:p>
          </table:table-cell>
        </table:table-row>
      </table:table>
      <text:p text:style-name="P11">描述：</text:p>
      <text:p text:style-name="P11"><text:tab/>使用用户指定的数据为slist容器赋值。</text:p>
      <text:p text:style-name="P11">参数：</text:p>
      <text:p text:style-name="P11"><text:tab/>pslist_slist<text:tab/><text:tab/>slist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48" table:style-name="Table348">
        <table:table-column table:style-name="Table348.A"/>
        <table:table-row>
          <table:table-cell table:style-name="Table348.A1" office:value-type="string">
            <text:p text:style-name="P32">void _slist_assign_elem_varg(</text:p>
            <text:p text:style-name="P32"><text:s text:c="4"/>slist_t* pslist_slist, size_t t_count, va_list val_elemlist);</text:p>
          </table:table-cell>
        </table:table-row>
      </table:table>
      <text:p text:style-name="P11">描述：</text:p>
      <text:p text:style-name="P11"><text:tab/>使用用户指定的数据为slist容器赋值。</text:p>
      <text:p text:style-name="P11">参数：</text:p>
      <text:p text:style-name="P11"><text:tab/>pslist_slist<text:tab/><text:tab/>slist容器。</text:p>
      <text:p text:style-name="P11"><text:tab/>t_count<text:tab/><text:tab/><text:tab/>数据个数。</text:p>
      <text:p text:style-name="P11"><text:tab/>val_elemlist<text:tab/><text:tab/>用户指定的数据的参数列表。</text:p>
      <text:p text:style-name="P11"><text:soft-page-break/>返回值：</text:p>
      <text:p text:style-name="P11"><text:tab/>无。</text:p>
      <text:p text:style-name="P11">注意：</text:p>
      <text:p text:style-name="P26"><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51" table:style-name="Table351">
        <table:table-column table:style-name="Table351.A"/>
        <table:table-row>
          <table:table-cell table:style-name="Table351.A1" office:value-type="string">
            <text:p text:style-name="P32">void _slist_push_front(slist_t* pslist_slist, ...);</text:p>
          </table:table-cell>
        </table:table-row>
      </table:table>
      <text:p text:style-name="P11">描述：</text:p>
      <text:p text:style-name="P11"><text:tab/>向slist容器开头添加一个数据。</text:p>
      <text:p text:style-name="P11">参数：</text:p>
      <text:p text:style-name="P11"><text:tab/>pslist_slist<text:tab/><text:tab/>slist容器。</text:p>
      <text:p text:style-name="P11"><text:tab/>…<text:tab/><text:tab/><text:tab/><text:tab/>用户指定的数据。</text:p>
      <text:p text:style-name="P11">返回值：</text:p>
      <text:p text:style-name="P11"><text:tab/>无。</text:p>
      <text:p text:style-name="P11">注意：</text:p>
      <text:p text:style-name="P26"><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52" table:style-name="Table352">
        <table:table-column table:style-name="Table352.A"/>
        <table:table-row>
          <table:table-cell table:style-name="Table352.A1" office:value-type="string">
            <text:p text:style-name="P32">void _slist_push_front_varg(slist_t* pslist_slist, va_list val_elemlist);</text:p>
          </table:table-cell>
        </table:table-row>
      </table:table>
      <text:p text:style-name="P11">描述：</text:p>
      <text:p text:style-name="P11"><text:tab/>向slist容器开头添加一个数据。</text:p>
      <text:p text:style-name="P11">参数：</text:p>
      <text:p text:style-name="P11"><text:tab/>pslist_slist<text:tab/><text:tab/>slist容器。</text:p>
      <text:p text:style-name="P11"><text:tab/>val_elemlist<text:tab/><text:tab/>可变参数列表。</text:p>
      <text:p text:style-name="P11">返回值：</text:p>
      <text:p text:style-name="P11"><text:tab/>无。</text:p>
      <text:p text:style-name="P11">注意：</text:p>
      <text:p text:style-name="P26"><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53" table:style-name="Table353">
        <table:table-column table:style-name="Table353.A"/>
        <table:table-row>
          <table:table-cell table:style-name="Table353.A1" office:value-type="string">
            <text:p text:style-name="P32">void _slist_resize_elem(slist_t* pslist_slist, size_t t_resize, ...);</text:p>
          </table:table-cell>
        </table:table-row>
      </table:table>
      <text:p text:style-name="P11">描述：</text:p>
      <text:p text:style-name="P11"><text:tab/>重新设置slist容器中的数据个数，不足的部分使用指定数据填充。</text:p>
      <text:p text:style-name="P11">参数：</text:p>
      <text:p text:style-name="P11"><text:tab/>pslist_slist<text:tab/><text:tab/>slist容器。</text:p>
      <text:p text:style-name="P11"><text:tab/>t_resize<text:tab/><text:tab/><text:tab/>数据个数。</text:p>
      <text:p text:style-name="P11"><text:tab/>…<text:tab/><text:tab/><text:tab/><text:tab/>用户指定的数据。</text:p>
      <text:p text:style-name="P11">返回值：</text:p>
      <text:p text:style-name="P11"><text:tab/>无。</text:p>
      <text:p text:style-name="P11"><text:soft-page-break/>注意：</text:p>
      <text:p text:style-name="P26"><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1"/>
      <table:table table:name="Table354" table:style-name="Table354">
        <table:table-column table:style-name="Table354.A"/>
        <table:table-row>
          <table:table-cell table:style-name="Table354.A1" office:value-type="string">
            <text:p text:style-name="P32">void _slist_resize_elem_varg(</text:p>
            <text:p text:style-name="P32"><text:s text:c="4"/>slist_t* pslist_slist, size_t t_resize, va_list val_elemlist);</text:p>
          </table:table-cell>
        </table:table-row>
      </table:table>
      <text:p text:style-name="P11">描述：</text:p>
      <text:p text:style-name="P11"><text:tab/>重新设置slist容器中的数据个数，不足的部分使用可变参数列表中的数据填充。</text:p>
      <text:p text:style-name="P11">参数：</text:p>
      <text:p text:style-name="P11"><text:tab/>pslist_slist<text:tab/><text:tab/>slist容器。</text:p>
      <text:p text:style-name="P11"><text:tab/>t_resize<text:tab/><text:tab/><text:tab/>数据个数。</text:p>
      <text:p text:style-name="P11"><text:tab/>val_elemlist<text:tab/><text:tab/>用户指定的数据的参数列表。</text:p>
      <text:p text:style-name="P11">返回值：</text:p>
      <text:p text:style-name="P11"><text:tab/>无。</text:p>
      <text:p text:style-name="P26">注意：</text:p>
      <text:p text:style-name="P26"><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可变参数列表中的数据填充。</text:p>
      <text:p text:style-name="P21"/>
      <table:table table:name="Table355" table:style-name="Table355">
        <table:table-column table:style-name="Table355.A"/>
        <table:table-row>
          <table:table-cell table:style-name="Table355.A1" office:value-type="string">
            <text:p text:style-name="P32">void _slist_remove(slist_t* pslist_slist, ...);</text:p>
          </table:table-cell>
        </table:table-row>
      </table:table>
      <text:p text:style-name="P11">描述：</text:p>
      <text:p text:style-name="P11"><text:tab/>从slist容器中删除指定的数据。</text:p>
      <text:p text:style-name="P11">参数：</text:p>
      <text:p text:style-name="P11"><text:tab/>pslist_slist<text:tab/><text:tab/>slist容器。</text:p>
      <text:p text:style-name="P11"><text:tab/>…<text:tab/><text:tab/><text:tab/><text:tab/>用户指定的数据。</text:p>
      <text:p text:style-name="P11">返回值：</text:p>
      <text:p text:style-name="P11"><text:tab/>无。</text:p>
      <text:p text:style-name="P11">注意：</text:p>
      <text:p text:style-name="P26"><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容器中所有等于指定数据的数据将会被删除，如果没有与指定数据相等的数据则不删除。</text:p>
      <text:p text:style-name="P21"/>
      <table:table table:name="Table356" table:style-name="Table356">
        <table:table-column table:style-name="Table356.A"/>
        <table:table-row>
          <table:table-cell table:style-name="Table356.A1" office:value-type="string">
            <text:p text:style-name="P32">void _slist_remove_varg(slist_t* pslist_slist, va_list val_elemlist);</text:p>
          </table:table-cell>
        </table:table-row>
      </table:table>
      <text:p text:style-name="P11">描述：</text:p>
      <text:p text:style-name="P11"><text:tab/>从slist容器中删除指定的数据。</text:p>
      <text:p text:style-name="P11">参数：</text:p>
      <text:p text:style-name="P11"><text:tab/>pslist_slist<text:tab/><text:tab/>slist容器。</text:p>
      <text:p text:style-name="P11"><text:tab/>val_elemlist<text:tab/><text:tab/>可变参数列表。</text:p>
      <text:p text:style-name="P11">返回值：</text:p>
      <text:p text:style-name="P11"><text:soft-page-break/><text:tab/>无。</text:p>
      <text:p text:style-name="P11">注意：</text:p>
      <text:p text:style-name="P26"><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容器中所有等于指定数据的数据将会被删除，如果没有与指定数据相等的数据则不删除。</text:p>
      <text:p text:style-name="P21"/>
      <table:table table:name="Table349" table:style-name="Table349">
        <table:table-column table:style-name="Table349.A"/>
        <table:table-row>
          <table:table-cell table:style-name="Table349.A1" office:value-type="string">
            <text:p text:style-name="P32">slist_iterator_t _slist_insert(</text:p>
            <text:p text:style-name="P32"><text:s text:c="4"/>slist_t* pslist_slist, slist_iterator_t it_pos, ...);</text:p>
          </table:table-cell>
        </table:table-row>
      </table:table>
      <text:p text:style-name="P11">描述：</text:p>
      <text:p text:style-name="P11"><text:tab/>向slist容器的指定位置插入指定数据。</text:p>
      <text:p text:style-name="P11">参数：</text:p>
      <text:p text:style-name="P11"><text:tab/>pslist_slist<text:tab/><text:tab/>slist容器。</text:p>
      <text:p text:style-name="P11"><text:tab/>it_pos<text:tab/><text:tab/><text:tab/>插入数据的位置。</text:p>
      <text:p text:style-name="P11"><text:tab/>…<text:tab/><text:tab/><text:tab/><text:tab/>用户指定的数据。</text:p>
      <text:p text:style-name="P11">返回值：</text:p>
      <text:p text:style-name="P11"><text:tab/>返回引用被插入的数据的迭代器。</text:p>
      <text:p text:style-name="P26">注意：</text:p>
      <text:p text:style-name="P26"><text:tab/>如果pslist_slist == NULL或者slist是未初始化的slist则函数的行为是未定义的。it_pos必须是属于s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6"/>
      <table:table table:name="Table357" table:style-name="Table357">
        <table:table-column table:style-name="Table357.A"/>
        <table:table-row>
          <table:table-cell table:style-name="Table357.A1" office:value-type="string">
            <text:p text:style-name="P32">void _slist_insert_n(</text:p>
            <text:p text:style-name="P32"><text:s text:c="4"/>slist_t* pslist_slist, slist_iterator_t it_pos, size_t t_count, ...);</text:p>
          </table:table-cell>
        </table:table-row>
      </table:table>
      <text:p text:style-name="P11">描述：</text:p>
      <text:p text:style-name="P11"><text:tab/>向slist容器的指定位置插入多个数据。</text:p>
      <text:p text:style-name="P11">参数：</text:p>
      <text:p text:style-name="P11"><text:tab/>pslist_slist<text:tab/><text:tab/>slist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无。</text:p>
      <text:p text:style-name="P26">注意：</text:p>
      <text:p text:style-name="P26"><text:tab/>如果pslist_slist == NULL或者slist是未初始化的slist则函数的行为是未定义的。it_pos必须是属于s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50" table:style-name="Table350">
        <table:table-column table:style-name="Table350.A"/>
        <table:table-row>
          <table:table-cell table:style-name="Table350.A1" office:value-type="string">
            <text:p text:style-name="P32">slist_iterator_t _slist_insert_after(</text:p>
            <text:p text:style-name="P32"><text:s text:c="4"/>slist_t* pslist_slist, slist_iterator_t it_pos, ...);</text:p>
          </table:table-cell>
        </table:table-row>
      </table:table>
      <text:p text:style-name="P11">描述：</text:p>
      <text:p text:style-name="P11"><text:tab/>向slist容器的指定位置后面插入指定数据。</text:p>
      <text:p text:style-name="P11">参数：</text:p>
      <text:p text:style-name="P11"><text:soft-page-break/><text:tab/>pslist_slist<text:tab/><text:tab/>slist容器。</text:p>
      <text:p text:style-name="P11"><text:tab/>it_pos<text:tab/><text:tab/><text:tab/>插入数据的位置。</text:p>
      <text:p text:style-name="P11"><text:tab/>…<text:tab/><text:tab/><text:tab/><text:tab/>用户指定的数据。</text:p>
      <text:p text:style-name="P11">返回值：</text:p>
      <text:p text:style-name="P11"><text:tab/>返回引用被插入的数据的迭代器。</text:p>
      <text:p text:style-name="P26">注意：</text:p>
      <text:p text:style-name="P26"><text:tab/>如果pslist_slist == NULL或者slist是未初始化的slist则函数的行为是未定义的。it_pos必须是属于s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6"/>
      <table:table table:name="Table360" table:style-name="Table360">
        <table:table-column table:style-name="Table360.A"/>
        <table:table-row>
          <table:table-cell table:style-name="Table360.A1" office:value-type="string">
            <text:p text:style-name="P32">void _slist_insert_after_n(</text:p>
            <text:p text:style-name="P32"><text:s text:c="4"/>slist_t* pslist_slist, slist_iterator_t it_pos, size_t t_count, ...);</text:p>
          </table:table-cell>
        </table:table-row>
      </table:table>
      <text:p text:style-name="P11">描述：</text:p>
      <text:p text:style-name="P11"><text:tab/>向slist容器的指定位置后面插入多个数据。</text:p>
      <text:p text:style-name="P11">参数：</text:p>
      <text:p text:style-name="P11"><text:tab/>pslist_slist<text:tab/><text:tab/>slist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无。</text:p>
      <text:p text:style-name="P26">注意：</text:p>
      <text:p text:style-name="P26"><text:tab/>如果pslist_slist == NULL或者slist是未初始化的slist则函数的行为是未定义的。it_pos必须是属于s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6"/>
      <table:table table:name="Table358" table:style-name="Table358">
        <table:table-column table:style-name="Table358.A"/>
        <table:table-row>
          <table:table-cell table:style-name="Table358.A1" office:value-type="string">
            <text:p text:style-name="P32">void _slist_insert_after_n_varg(</text:p>
            <text:p text:style-name="P32"><text:s text:c="4"/>slist_t* pslist_slist, slist_iterator_t it_pos, size_t t_count,</text:p>
            <text:p text:style-name="P32"><text:s text:c="4"/>va_list val_elemlist);</text:p>
          </table:table-cell>
        </table:table-row>
      </table:table>
      <text:p text:style-name="P11">描述：</text:p>
      <text:p text:style-name="P11"><text:tab/>向slist容器的指定位置插入多个数据。</text:p>
      <text:p text:style-name="P11">参数：</text:p>
      <text:p text:style-name="P11"><text:tab/>pslist_slist<text:tab/><text:tab/>slist容器。</text:p>
      <text:p text:style-name="P11"><text:tab/>it_pos<text:tab/><text:tab/><text:tab/>插入数据的位置。</text:p>
      <text:p text:style-name="P11"><text:tab/>t_count<text:tab/><text:tab/><text:tab/>数据个数。</text:p>
      <text:p text:style-name="P11"><text:tab/>val_elemlist<text:tab/><text:tab/>用户指定的数据可变参数列表。</text:p>
      <text:p text:style-name="P11">返回值：</text:p>
      <text:p text:style-name="P11"><text:tab/>无。</text:p>
      <text:p text:style-name="P26">注意：</text:p>
      <text:p text:style-name="P26"><text:tab/>如果pslist_slist == NULL或者slist是未初始化的slist则函数的行为是未定义的。it_pos必须是属于s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59" table:style-name="Table359">
        <table:table-column table:style-name="Table359.A"/>
        <text:soft-page-break/>
        <table:table-row>
          <table:table-cell table:style-name="Table359.A1" office:value-type="string">
            <text:p text:style-name="P32">void _slist_init_elem_auxiliary(slist_t* pslist_slist, void* pv_elem);</text:p>
          </table:table-cell>
        </table:table-row>
      </table:table>
      <text:p text:style-name="P11">描述：</text:p>
      <text:p text:style-name="P11"><text:tab/>使用slist的数据类型对数据进行初始化。</text:p>
      <text:p text:style-name="P11">参数：</text:p>
      <text:p text:style-name="P11"><text:tab/>pslist_slist<text:tab/><text:tab/>slist容器。</text:p>
      <text:p text:style-name="P11"><text:tab/>pv_elem<text:tab/><text:tab/><text:tab/>数据。</text:p>
      <text:p text:style-name="P11">返回值：</text:p>
      <text:p text:style-name="P11"><text:tab/>无。</text:p>
      <text:p text:style-name="P26">注意：</text:p>
      <text:p text:style-name="P26"><text:tab/>如果pslist_slist == NULL或者pv_elem == NULL则函数的行为是未定义的。slist必须是已经初始化或者是使用create_slist创建的slist容器，否则函数的行为是未定义的。</text:p>
      <text:p text:style-name="P21"/>
      <text:p text:style-name="P21"/>
      <text:p text:style-name="P21"><text:tab/>辅助接口是提供给实现迭代器接口，内部接口以及外部接口使用的，用户不能够直接使用辅助接口。</text:p>
      <table:table table:name="Table327" table:style-name="Table327">
        <table:table-column table:style-name="Table327.A"/>
        <table:table-column table:style-name="Table327.B"/>
        <table:table-row>
          <table:table-cell table:style-name="Table327.A1" office:value-type="string">
            <text:p text:style-name="Table_20_Contents">_slist_is_created</text:p>
          </table:table-cell>
          <table:table-cell table:style-name="Table327.B1" office:value-type="string">
            <text:p text:style-name="Table_20_Contents">测试slist容器是否是由create_slist函数创建的。</text:p>
          </table:table-cell>
        </table:table-row>
        <table:table-row>
          <table:table-cell table:style-name="Table327.A2" office:value-type="string">
            <text:p text:style-name="Table_20_Contents">_slist_is_inited</text:p>
          </table:table-cell>
          <table:table-cell table:style-name="Table327.B2" office:value-type="string">
            <text:p text:style-name="Table_20_Contents">测试slist容器是否已经被初始化。</text:p>
          </table:table-cell>
        </table:table-row>
        <table:table-row>
          <table:table-cell table:style-name="Table327.A2" office:value-type="string">
            <text:p text:style-name="Table_20_Contents">_slist_iterator_belong_to_slist</text:p>
          </table:table-cell>
          <table:table-cell table:style-name="Table327.B2" office:value-type="string">
            <text:p text:style-name="Table_20_Contents">测试一个迭代器是否属于指定的slist容器。</text:p>
          </table:table-cell>
        </table:table-row>
        <table:table-row>
          <table:table-cell table:style-name="Table327.A2" office:value-type="string">
            <text:p text:style-name="Table_20_Contents">_slist_same_type</text:p>
          </table:table-cell>
          <table:table-cell table:style-name="Table327.B2" office:value-type="string">
            <text:p text:style-name="Table_20_Contents">测试两个slist保存的数据类型是否相同。</text:p>
          </table:table-cell>
        </table:table-row>
        <table:table-row>
          <table:table-cell table:style-name="Table327.A2" office:value-type="string">
            <text:p text:style-name="Table_20_Contents">_slist_same_slist_iterator_type</text:p>
          </table:table-cell>
          <table:table-cell table:style-name="Table327.B2" office:value-type="string">
            <text:p text:style-name="Table_20_Contents">测试slist容器中保存的数据类型和迭代器引用的数据类型是否相等。</text:p>
          </table:table-cell>
        </table:table-row>
        <table:table-row>
          <table:table-cell table:style-name="Table327.A2" office:value-type="string">
            <text:p text:style-name="Table_20_Contents">_slist_get_varg_value_auxiliary</text:p>
          </table:table-cell>
          <table:table-cell table:style-name="Table327.B2" office:value-type="string">
            <text:p text:style-name="Table_20_Contents">根据slist容器中数据的类型获得可变参数列表中的数据。</text:p>
          </table:table-cell>
        </table:table-row>
        <table:table-row>
          <table:table-cell table:style-name="Table327.A2" office:value-type="string">
            <text:p text:style-name="Table_20_Contents">_slist_destroy_varg_value_auxiliary</text:p>
          </table:table-cell>
          <table:table-cell table:style-name="Table327.B2" office:value-type="string">
            <text:p text:style-name="Table_20_Contents">销毁从可变参数列表中获得的数据。</text:p>
          </table:table-cell>
        </table:table-row>
        <table:table-row>
          <table:table-cell table:style-name="Table327.A2" office:value-type="string">
            <text:p text:style-name="Table_20_Contents">_slist_init_node_auxiliary</text:p>
          </table:table-cell>
          <table:table-cell table:style-name="Table327.B2" office:value-type="string">
            <text:p text:style-name="Table_20_Contents">根据slist容器中的数据类型初始化slist节点。</text:p>
          </table:table-cell>
        </table:table-row>
        <table:table-row>
          <table:table-cell table:style-name="Table327.A2" office:value-type="string">
            <text:p text:style-name="Table_20_Contents">_slist_transfer</text:p>
          </table:table-cell>
          <table:table-cell table:style-name="Table327.B2" office:value-type="string">
            <text:p text:style-name="Table_20_Contents">将数据区间内的数据转移到指定位置。</text:p>
          </table:table-cell>
        </table:table-row>
        <table:table-row>
          <table:table-cell table:style-name="Table327.A2" office:value-type="string">
            <text:p text:style-name="Table_20_Contents">_slist_transfer_after</text:p>
          </table:table-cell>
          <table:table-cell table:style-name="Table327.B2" office:value-type="string">
            <text:p text:style-name="Table_20_Contents">将数据区间内的数据转移到指定位置后面。</text:p>
          </table:table-cell>
        </table:table-row>
      </table:table>
      <text:p text:style-name="P21"/>
      <text:p text:style-name="P21"><text:bookmark-start text:name="__DdeLink__11148_20445869111"/>函数原型</text:p>
      <table:table table:name="Table331" table:style-name="Table331">
        <table:table-column table:style-name="Table331.A"/>
        <table:table-row>
          <table:table-cell table:style-name="Table331.A1" office:value-type="string">
            <text:p text:style-name="P32">bool_t _slist_is_created(const slist_t* cpslist_slist);</text:p>
          </table:table-cell>
        </table:table-row>
      </table:table>
      <text:p text:style-name="P11">描述：</text:p>
      <text:p text:style-name="P11"><text:tab/>测试一个slist是否是使用create_slist创建的。</text:p>
      <text:p text:style-name="P11">参数：</text:p>
      <text:p text:style-name="P11"><text:tab/>cpslist_slist<text:tab/><text:tab/>slist容器。</text:p>
      <text:p text:style-name="P11">返回值：</text:p>
      <text:p text:style-name="P11"><text:tab/>如果slist是使用create_slist创建的则返回true，否则返回false。</text:p>
      <text:p text:style-name="P11">注意：</text:p>
      <text:p text:style-name="P26"><text:tab/>如果cpslist_slist == NULL，函数的行为是未定义的。<text:bookmark-end text:name="__DdeLink__11148_20445869111"/></text:p>
      <text:p text:style-name="P21"/>
      <table:table table:name="Table332" table:style-name="Table332">
        <table:table-column table:style-name="Table332.A"/>
        <table:table-row>
          <table:table-cell table:style-name="Table332.A1" office:value-type="string">
            <text:p text:style-name="P32">bool_t _slist_is_inited(const slist_t* cpslist_slist);</text:p>
          </table:table-cell>
        </table:table-row>
      </table:table>
      <text:p text:style-name="P11">描述：</text:p>
      <text:p text:style-name="P11"><text:tab/>测试一个slist是否已经初始化。</text:p>
      <text:p text:style-name="P11"><text:soft-page-break/>参数：</text:p>
      <text:p text:style-name="P11"><text:tab/>cpslist_slist<text:tab/><text:tab/>slist容器。</text:p>
      <text:p text:style-name="P11">返回值：</text:p>
      <text:p text:style-name="P11"><text:tab/>如果slist已经初始化了，返回true，否则返回false。</text:p>
      <text:p text:style-name="P11">注意：</text:p>
      <text:p text:style-name="P26"><text:tab/>如果cpslist_slist == NULL，函数的行为是未定义的。</text:p>
      <text:p text:style-name="P21"/>
      <table:table table:name="Table333" table:style-name="Table333">
        <table:table-column table:style-name="Table333.A"/>
        <table:table-row>
          <table:table-cell table:style-name="Table333.A1" office:value-type="string">
            <text:p text:style-name="P32">bool_t _slist_iterator_belong_to_slist(</text:p>
            <text:p text:style-name="P32"><text:s text:c="4"/>const slist_t* cpslist_slist, slist_iterator_t it_iter);</text:p>
          </table:table-cell>
        </table:table-row>
      </table:table>
      <text:p text:style-name="P11">描述：</text:p>
      <text:p text:style-name="P11"><text:tab/>判断一个迭代器引用的数据是否属于制定的容器。</text:p>
      <text:p text:style-name="P11">参数：</text:p>
      <text:p text:style-name="P11"><text:tab/>cpslist_slist<text:tab/><text:tab/>slist容器。</text:p>
      <text:p text:style-name="P11"><text:tab/>it_iter<text:tab/><text:tab/><text:tab/>slist迭代器。</text:p>
      <text:p text:style-name="P11">返回值：</text:p>
      <text:p text:style-name="P11"><text:tab/>如果迭代器引用的数据属于slist容器的有效范围内，返回true，否则返回false。</text:p>
      <text:p text:style-name="P11">注意：</text:p>
      <text:p text:style-name="P26"><text:tab/>如果cpslist_slist == NULL，那么函数的行为是未定义的，如果it_iter不是slist迭代器，那么函数的行为是未定义的，如果it_iter不属于容器slist，那么函数的行为是未定义的。</text:p>
      <text:p text:style-name="P21"/>
      <table:table table:name="Table334" table:style-name="Table334">
        <table:table-column table:style-name="Table334.A"/>
        <table:table-row>
          <table:table-cell table:style-name="Table334.A1" office:value-type="string">
            <text:p text:style-name="P32">bool_t _slist_same_type(</text:p>
            <text:p text:style-name="P32"><text:s text:c="4"/>const slist_t* cpslist_first, const slist_t* cpslist_second);</text:p>
          </table:table-cell>
        </table:table-row>
      </table:table>
      <text:p text:style-name="P11">描述：</text:p>
      <text:p text:style-name="P11"><text:tab/>判断两个slist容器中保存的数据类型是否相同。</text:p>
      <text:p text:style-name="P11">参数：</text:p>
      <text:p text:style-name="P11"><text:tab/>cpslist_first<text:tab/><text:tab/>第一个slist容器。</text:p>
      <text:p text:style-name="P11"><text:tab/>cpslist_second<text:tab/><text:tab/>第二个slist容器。</text:p>
      <text:p text:style-name="P11">返回值：</text:p>
      <text:p text:style-name="P11"><text:tab/>如果两个slist中保存的数据类型相同返回true，否则返回false。</text:p>
      <text:p text:style-name="P11">注意：</text:p>
      <text:p text:style-name="P26"><text:tab/>如果cpslist_first == NULL或者cpslist_second == NULL，那么函数的行为是未定义的。两个slist容器必须是已经初始化或者使用create_slist创建的slist容器，否则函数的行为是未定义的。如果cpslist_first == cpslist_second则返回true。</text:p>
      <text:p text:style-name="P21"/>
      <table:table table:name="Table335" table:style-name="Table335">
        <table:table-column table:style-name="Table335.A"/>
        <table:table-row>
          <table:table-cell table:style-name="Table335.A1" office:value-type="string">
            <text:p text:style-name="P32">bool_t _slist_same_slist_iterator_type(</text:p>
            <text:p text:style-name="P32"><text:s text:c="4"/>const slist_t* cpslist_slist, slist_iterator_t it_iter);</text:p>
          </table:table-cell>
        </table:table-row>
      </table:table>
      <text:p text:style-name="P11">描述：</text:p>
      <text:p text:style-name="P11"><text:tab/>判断slist容器中保存的数据类型与迭代器引用的数据类型是否相同。</text:p>
      <text:p text:style-name="P11">参数：</text:p>
      <text:p text:style-name="P11"><text:tab/>cpslist_slist<text:tab/><text:tab/>slist容器。</text:p>
      <text:p text:style-name="P11"><text:tab/>it_iter<text:tab/><text:tab/><text:tab/>slist迭代器。</text:p>
      <text:p text:style-name="P11">返回值：</text:p>
      <text:p text:style-name="P11"><text:tab/>如果slist中保存的数据类型与it_iter引用的数据类型相同返回true，否则返回false。</text:p>
      <text:p text:style-name="P11"><text:soft-page-break/>注意：</text:p>
      <text:p text:style-name="P26"><text:tab/>如果cpslist_slist == NULL或者it_iter不是slist_iterator_t类型，那么函数的行为是未定义的。</text:p>
      <text:p text:style-name="P21"/>
      <table:table table:name="Table336" table:style-name="Table336">
        <table:table-column table:style-name="Table336.A"/>
        <table:table-row>
          <table:table-cell table:style-name="Table336.A1" office:value-type="string">
            <text:p text:style-name="P32">void _slist_get_varg_value_auxiliary(</text:p>
            <text:p text:style-name="P32"><text:s text:c="4"/>slist_t* pslist_slist, va_list val_elemlist, _slistnode_t* pt_node);</text:p>
          </table:table-cell>
        </table:table-row>
      </table:table>
      <text:p text:style-name="P11">描述：</text:p>
      <text:p text:style-name="P11"><text:tab/>从可变参数列表中获得与slist中的数据类型相同的数据。</text:p>
      <text:p text:style-name="P11">参数：</text:p>
      <text:p text:style-name="P11"><text:tab/>pslist_slist<text:tab/><text:tab/>slist容器。</text:p>
      <text:p text:style-name="P11"><text:tab/>val_elemlist<text:tab/><text:tab/>可变参数列表。</text:p>
      <text:p text:style-name="P11"><text:tab/>pt_node<text:tab/><text:tab/><text:tab/>保存数据缓的冲区。</text:p>
      <text:p text:style-name="P11">返回值：</text:p>
      <text:p text:style-name="P11"><text:tab/>无。</text:p>
      <text:p text:style-name="P11">注意：</text:p>
      <text:p text:style-name="P26"><text:tab/>如果pslist_slist == NULL或者pt_node == NULL，那么函数的行为是未定义的。pslist_slist必须是已经初始化或者是由create_slist()创建的slist容器，否则函数的行为是未定义的。</text:p>
      <text:p text:style-name="P21"/>
      <table:table table:name="Table337" table:style-name="Table337">
        <table:table-column table:style-name="Table337.A"/>
        <table:table-row>
          <table:table-cell table:style-name="Table337.A1" office:value-type="string">
            <text:p text:style-name="P32">void _slist_destroy_varg_value_auxiliary(</text:p>
            <text:p text:style-name="P32"><text:s text:c="4"/>slist_t* pslist_slist, _slistnode_t* pt_node);</text:p>
          </table:table-cell>
        </table:table-row>
      </table:table>
      <text:p text:style-name="P11">描述：</text:p>
      <text:p text:style-name="P11"><text:tab/>销毁与slist中的数据类型相同的数据。</text:p>
      <text:p text:style-name="P11">参数：</text:p>
      <text:p text:style-name="P11"><text:tab/>pslist_slist<text:tab/><text:tab/>slist容器。</text:p>
      <text:p text:style-name="P11"><text:tab/>pt_node<text:tab/><text:tab/><text:tab/>保存数据的缓冲区。</text:p>
      <text:p text:style-name="P11">返回值：</text:p>
      <text:p text:style-name="P11"><text:tab/>无。</text:p>
      <text:p text:style-name="P11">注意：</text:p>
      <text:p text:style-name="P26"><text:tab/>如果pslist_slist == NULL或者pt_node == NULL，那么函数的行为是未定义的。pslist_slist必须是已经初始化或者是由create_slist()创建的slist容器，否则函数的行为是未定义的。</text:p>
      <text:p text:style-name="P21"/>
      <table:table table:name="Table338" table:style-name="Table338">
        <table:table-column table:style-name="Table338.A"/>
        <table:table-row>
          <table:table-cell table:style-name="Table338.A1" office:value-type="string">
            <text:p text:style-name="P32">void _slist_init_node_auxiliary(slist_t* pslist_slist, _slistnode_t* pt_node);</text:p>
          </table:table-cell>
        </table:table-row>
      </table:table>
      <text:p text:style-name="P11">描述：</text:p>
      <text:p text:style-name="P11"><text:tab/>根据slist中的数据类型初始化slist节点。</text:p>
      <text:p text:style-name="P11">参数：</text:p>
      <text:p text:style-name="P11"><text:tab/>pslist_slist<text:tab/><text:tab/>slist容器。</text:p>
      <text:p text:style-name="P11"><text:tab/>pt_node<text:tab/><text:tab/><text:tab/>保存数据的缓冲区。</text:p>
      <text:p text:style-name="P11">返回值：</text:p>
      <text:p text:style-name="P11"><text:tab/>无。</text:p>
      <text:p text:style-name="P11">注意：</text:p>
      <text:p text:style-name="P26"><text:tab/>如果pslist_slist == NULL或者pt_node == NULL，那么函数的行为是未定义的。pslist_slist必须是已经初始化或者是由create_slist()创建的slist容器，否则函数的行为是未定义的。</text:p>
      <text:p text:style-name="P21"/>
      <table:table table:name="Table339" table:style-name="Table339">
        <table:table-column table:style-name="Table339.A"/>
        <text:soft-page-break/>
        <table:table-row>
          <table:table-cell table:style-name="Table339.A1" office:value-type="string">
            <text:p text:style-name="P32">void _slist_transfer(</text:p>
            <text:p text:style-name="P32"><text:s text:c="4"/>slist_iterator_t it_pos, slist_iterator_t it_begin, slist_iterator_t it_end);</text:p>
          </table:table-cell>
        </table:table-row>
      </table:table>
      <text:p text:style-name="P11">描述：</text:p>
      <text:p text:style-name="P11"><text:tab/>将数据区间[it_begin, it_end)内的数据转移到it_pos。</text:p>
      <text:p text:style-name="P11">参数：</text:p>
      <text:p text:style-name="P11"><text:tab/>it_pos<text:tab/><text:tab/>指定的插入数据的位置。</text:p>
      <text:p text:style-name="P11"><text:tab/>it_begin<text:tab/><text:tab/>转移的数据区间的开始位置。</text:p>
      <text:p text:style-name="P11"><text:tab/>it_end<text:tab/><text:tab/>转移的数据区间的末尾位置。</text:p>
      <text:p text:style-name="P11">返回值：</text:p>
      <text:p text:style-name="P11"><text:tab/>无。</text:p>
      <text:p text:style-name="P11">注意：</text:p>
      <text:p text:style-name="P26"><text:tab/>it_pos, it_begin, it_end必须是有效的slist迭代器，否则函数的行为是未定义的。[it_begin, it_end)必须是有效的数据区间，it_pos与[it_begin, it_end)可以属于同一个slist容器，但是it_pos属于(it_begin, it_end)的时候函数的行为是未定义的。it_pos == it_begin或者it_pos == it_end或者it_begin == it_end的时候，函数不做任何操作。</text:p>
      <text:p text:style-name="P21"/>
      <table:table table:name="Table340" table:style-name="Table340">
        <table:table-column table:style-name="Table340.A"/>
        <table:table-row>
          <table:table-cell table:style-name="Table340.A1" office:value-type="string">
            <text:p text:style-name="P32">void _slist_transfer_after(</text:p>
            <text:p text:style-name="P32"><text:s text:c="4"/>slist_iterator_t it_pos, slist_iterator_t it_begin, slist_iterator_t it_end);</text:p>
          </table:table-cell>
        </table:table-row>
      </table:table>
      <text:p text:style-name="P11">描述：</text:p>
      <text:p text:style-name="P11"><text:tab/>将数据区间[it_begin, it_end)内的数据转移到it_pos+1。</text:p>
      <text:p text:style-name="P11">参数：</text:p>
      <text:p text:style-name="P11"><text:tab/>it_pos<text:tab/><text:tab/>指定的插入数据的位置。</text:p>
      <text:p text:style-name="P11"><text:tab/>it_begin<text:tab/><text:tab/>转移的数据区间的开始位置。</text:p>
      <text:p text:style-name="P11"><text:tab/>it_end<text:tab/><text:tab/>转移的数据区间的末尾位置。</text:p>
      <text:p text:style-name="P11">返回值：</text:p>
      <text:p text:style-name="P11"><text:tab/>无。</text:p>
      <text:p text:style-name="P11">注意：</text:p>
      <text:p text:style-name="P26"><text:tab/>it_pos, it_begin, it_end必须是有效的slist迭代器，否则函数的行为是未定义的。[it_begin, it_end)必须是有效的数据区间，it_pos与[it_begin, it_end)可以属于同一个slist容器，但是it_pos+1属于(it_begin, it_end)的时候函数的行为是未定义的。it_pos+1 == it_begin或者it_pos+1 == it_end或者it_begin == it_end的时候，函数不做任何操作。</text:p>
      <text:p text:style-name="P26"/>
      <text:p text:style-name="P26"/>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text:p>
      <text:list xml:id="list36657073" text:continue-numbering="true" text:style-name="WW8Num13">
        <text:list-item>
          <text:h text:style-name="P47" text:outline-level="1">libcstl 2.1<text:span text:style-name="T20">更新</text:span></text:h>
          <text:list>
            <text:list-item>
              <text:h text:style-name="P55" text:outline-level="2"><text:span text:style-name="T6">libcstl 2.1</text:span><text:span text:style-name="T3">新特性</text:span></text:h>
            </text:list-item>
          </text:list>
        </text:list-item>
      </text:list>
      <text:list xml:id="list30227299" text:style-name="L1">
        <text:list-item>
          <text:p text:style-name="P42">容器迭代器的互操作性，一种容器可以使用另一种容器的迭代器，只要两种容器中保存的数据类型相同。</text:p>
        </text:list-item>
        <text:list-item>
          <text:p text:style-name="P42">增加使用数组初始化容器的接口。</text:p>
        </text:list-item>
        <text:list-item>
          <text:p text:style-name="P42">增加版本标识宏libcstl 2.1.0为CSTL_VERSION 20100 CSTL_MAJOR_VERSION 2 CSTL_MINOR_VERSION 1 CSTL_REVISION_VERSION 0</text:p>
        </text:list-item>
        <text:list-item>
          <text:p text:style-name="P42">增加iterator_set_elem设置成使用可变参数的函数。</text:p>
        </text:list-item>
        <text:list-item>
          <text:p text:style-name="P42">添加对于size_t类型的支持。</text:p>
        </text:list-item>
        <text:list-item>
          <text:p text:style-name="P42">提供默认的谓词bfun_default_predicate和ufun_default_predicate区别于默认的函数bfun_default和ufun_default。</text:p>
        </text:list-item>
      </text:list>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6660280" text:continue-list="list36657073" text:style-name="WW8Num13">
        <text:list-item>
          <text:list>
            <text:list-item>
              <text:h text:style-name="P55" text:outline-level="2"><text:span text:style-name="T6">libcstl 2.1</text:span><text:span text:style-name="T3">改善</text:span></text:h>
            </text:list-item>
          </text:list>
        </text:list-item>
      </text:list>
      <text:list xml:id="list30228438" text:style-name="L2">
        <text:list-item>
          <text:p text:style-name="P43">容器初始化后占用的内存过大。在2.1中间内存管理作为可选项使用。默认不使用内存管理。</text:p>
        </text:list-item>
        <text:list-item>
          <text:p text:style-name="P43">vector容器在添加少量数据的时候重新飞配的内存太小，导致后续的操作很快就用完了预留的内存。</text:p>
        </text:list-item>
        <text:list-item>
          <text:p text:style-name="P43">增加容错的处理，减少外部接口的未定义情况，加强一致性有必要时要增加未定义的情况。</text:p>
        </text:list-item>
        <text:list-item>
          <text:p text:style-name="P43">添加VS2003和VS2010的工程。</text:p>
        </text:list-item>
        <text:list-item>
          <text:p text:style-name="P43">有内存泄漏的情况，每次500~1k左右。</text:p>
        </text:list-item>
        <text:list-item>
          <text:p text:style-name="P43">改善目前已知的限制性，不能够对于libcstl内建类型进行重命名，对于使用范围的函数，当范围属于这个容本身的时候，函数的行为是未定义的。</text:p>
        </text:list-item>
      </text:list>
      <text:p text:style-name="P21"><text:soft-page-break/></text:p>
      <text:p text:style-name="P21"/>
      <text:p text:style-name="P21"/>
      <text:p text:style-name="P21"/>
      <text:p text:style-name="P21"/>
      <text:p text:style-name="P21"/>
      <text:p text:style-name="P21"/>
      <text:p text:style-name="P21"/>
      <text:p text:style-name="P21"/>
      <text:p text:style-name="P21"/>
      <text:p text:style-name="P21"/>
      <text:list xml:id="list36647852" text:continue-list="list36660280" text:style-name="WW8Num13">
        <text:list-item>
          <text:list>
            <text:list-item>
              <text:h text:style-name="P55" text:outline-level="2"><text:span text:style-name="T6">libcstl 2.1</text:span><text:span text:style-name="T3">代码的优化</text:span></text:h>
            </text:list-item>
          </text:list>
        </text:list-item>
      </text:list>
      <text:list xml:id="list36650867" text:continue-list="list30228438" text:style-name="L2">
        <text:list-item>
          <text:p text:style-name="P43">使用现有的算法实现部分容器接口的实现，这样减少代码的重复。</text:p>
        </text:list-item>
        <text:list-item>
          <text:p text:style-name="P43">在同一容器中尽量使用同一算法来实现不同的接口。例如实现删除操作的有多个接口，可以提供一个删除操作的接口然后将它包装成多个接口。</text:p>
        </text:list-item>
        <text:list-item>
          <text:p text:style-name="P43">调整代码结构，将实现代码从一个文件中拆分出来，减小c文件的大小。</text:p>
        </text:list-item>
        <text:list-item>
          <text:p text:style-name="P43">检查代码中同时使用两个容器的指针的代码，例如vector_assign(pvec_dest, pvec_src);这样的代码中如果pvec_dest == pvec_src代码中是否做了处理，以及类似的当插入或者删除的数据个数为0或者区间为空的时候的情况。</text:p>
        </text:list-item>
        <text:list-item>
          <text:p text:style-name="P43">在对于容器和数据区间之间进行操作的情况，尤其要考虑数据区间输入容器的时候的特殊处理。</text:p>
        </text:list-item>
        <text:list-item>
          <text:p text:style-name="P43">修改各个容器的create_xxxx_iterator()接口，将这个接口改为迭代器内部接口_create_xxxx_iterator()。</text:p>
        </text:list-item>
        <text:list-item>
          <text:p text:style-name="P43">修改代码实现，是代码符合编码规范以及命名规则。</text:p>
        </text:list-item>
        <text:list-item>
          <text:p text:style-name="P43">将有符号的int类型都改成有符号的long类型以适应64位环境。</text:p>
        </text:list-item>
        <text:list-item>
          <text:p text:style-name="P43">修改根目录下的Makefile.am，将LICENSE发布。或者改成COPYING.LESSER(符合GNU标准的名字)。</text:p>
        </text:list-item>
        <text:list-item>
          <text:p text:style-name="P43">使用gcov或者gprof对代码进行优化。使用valgrind和vld进行内存泄漏检查。使用pclint进行代码静态检查。</text:p>
        </text:list-item>
        <text:list-item>
          <text:p text:style-name="P43">将代码中函数名统一，辅助函数也要以相应的容器或者算法为前缀。函数参数也要符合编码规范。</text:p>
        </text:list-item>
        <text:list-item>
          <text:p text:style-name="P43">制定一个工程规范规范。</text:p>
        </text:list-item>
        <text:list-item>
          <text:p text:style-name="P43">对于操作数据区间的接口函数，尤其要注意数据区间属于当前容器是的处理。如果list_insert_range(pt_list, t_pos, it_begin, it_end);当[it_begin, it_end)属于pt_list的时候的处理要注意。</text:p>
        </text:list-item>
        <text:list-item>
          <text:p text:style-name="P43">对于接口中未定义的行为，debug版本的库都要触发断言。</text:p>
        </text:list-item>
        <text:list-item>
          <text:p text:style-name="P43">对于每一个容器类型都提供一个_xxxx_is_created和_xxxx_is_inited函数用来检查容器是否是创建的以及容器是否已经初始化，这两个函数主要用于实现接口时断言使用。同时_alloc_t也要增加这个_alloc_is_inited函数。</text:p>
        </text:list-item>
        <text:list-item>
          <text:p text:style-name="P43">为容器的初始化函数增加检查是否容器是使用create函数创建的，为其他的函数检查容器是否是已经初始化的，destroy函数可以销毁创建和初始化的容器。</text:p>
        </text:list-item>
        <text:list-item>
          <text:p text:style-name="P43">将代码中的t_index全部使用i代替。</text:p>
        </text:list-item>
        <text:list-item>
          <text:p text:style-name="P43">将代码中对于char*类型的处理隐藏到迭代器接口下面。在容器或者算法的实现中尽量不出现对于char*类型的处理。(这个可能要调整算法，因为对于char*类型的默认函数是直接对于string_t类型进行处理的，这与用户定义的函数的接口不同，主要是_type_less_cstr这个函数的接口的变化)。</text:p>
        </text:list-item>
        <text:list-item>
          <text:p text:style-name="P43">容器内不实现尽量使用迭代器实现。</text:p>
        </text:list-item>
        <text:list-item>
          <text:p text:style-name="P43">注意一些带有_if后缀的函数当函数为NULL的时候，使用的默认函数是fun_default_binary或者<text:soft-page-break/>fun_default_unary还是类型注册是使用的与类型相关的小于比较函数。建议在使用fun_default_unary的地使用将来增加的fun_default_unary_predicate在使用fun_default_binary的地方使用视情况而定，如果与小于语义相符，那么就使用与类型相关的小于比较函数，否则使用fun_default_binary_predicate。(这个修改要等到将类型相关的代码重构之后在修改，主要是_type_less_cstr的问题)。</text:p>
        </text:list-item>
        <text:list-item>
          <text:p text:style-name="P43">将_list_quick_sort修改成使用迭代器的版本。(有利于解决对于char*类型的代码重复实现的问题，这要等_type_less_cstr修改了以后在修改。)</text:p>
        </text:list-item>
        <text:list-item>
          <text:p text:style-name="P43">标准并没有规定有符号的除法以及取余的商和余数的符号是什么，所以要注意代码中有符号的除法和取余的计算的地方。(最好的方法是分开写。)</text:p>
        </text:list-item>
        <text:list-item>
          <text:p text:style-name="P43">使用容器的xxxx_init_n()函数实现xxxx_init_elem()函数，去掉两个函数之间的重复。DRY!!!!</text:p>
        </text:list-item>
        <text:list-item>
          <text:p text:style-name="P43">对于使用iterator_distance的地方统一方法，在使用前先判断返回值的符号，然后转换成size_t类型。</text:p>
        </text:list-item>
        <text:list-item>
          <text:p text:style-name="P43">将宏的名字定义的更规范如_GET_SLIST_TYPE_NAME改成_SLIST_GET_TYPE_NAME。</text:p>
        </text:list-item>
        <text:list-item>
          <text:p text:style-name="P43">_type_get_type中的bool_t类型要使用size_t来获得。</text:p>
        </text:list-item>
        <text:list-item>
          <text:p text:style-name="P43">修改slist_sort的算法，尽量使用快速排序代替插入排序，并且在代码中直接操作节点而不是使用迭代器来操作节点。</text:p>
        </text:list-item>
      </text:list>
      <text:p text:style-name="P21"/>
      <text:p text:style-name="P21"/>
      <text:p text:style-name="P21"/>
      <text:p text:style-name="P21"/>
      <text:p text:style-name="P21"/>
      <text:p text:style-name="P21"/>
      <text:p text:style-name="P21"/>
      <text:p text:style-name="P21"/>
      <text:p text:style-name="P21"/>
      <text:p text:style-name="P21"/>
      <text:p text:style-name="P21"/>
      <text:list xml:id="list36659755" text:continue-list="list36647852" text:style-name="WW8Num13">
        <text:list-item>
          <text:h text:style-name="P47" text:outline-level="1">libcstl各版本特性比较</text:h>
        </text:list-item>
      </text:list>
      <table:table table:name="Table68" table:style-name="Table68">
        <table:table-column table:style-name="Table68.A"/>
        <table:table-column table:style-name="Table68.B"/>
        <table:table-column table:style-name="Table68.C"/>
        <table:table-column table:style-name="Table68.B"/>
        <table:table-column table:style-name="Table68.E"/>
        <table:table-row>
          <table:table-cell table:style-name="Table68.A1" office:value-type="string">
            <text:p text:style-name="Table_20_Contents">类型和功能</text:p>
          </table:table-cell>
          <table:table-cell table:style-name="Table68.B1" office:value-type="float" office:value="1">
            <text:p text:style-name="Table_20_Contents">1.0</text:p>
          </table:table-cell>
          <table:table-cell table:style-name="Table68.B1" office:value-type="float" office:value="2">
            <text:p text:style-name="Table_20_Contents">2.0</text:p>
          </table:table-cell>
          <table:table-cell table:style-name="Table68.B1" office:value-type="float" office:value="0">
            <text:p text:style-name="Table_20_Contents">2.1</text:p>
          </table:table-cell>
          <table:table-cell table:style-name="Table68.E1" office:value-type="string">
            <text:p text:style-name="Table_20_Contents">说明</text:p>
          </table:table-cell>
        </table:table-row>
        <table:table-row>
          <table:table-cell table:style-name="Table68.A2" office:value-type="string">
            <text:p text:style-name="Table_20_Contents">deque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list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vector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slist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set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multiset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map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更新了默认的数据比较规则。</text:p>
          </table:table-cell>
        </table:table-row>
        <table:table-row>
          <table:table-cell table:style-name="Table68.A2" office:value-type="string">
            <text:p text:style-name="Table_20_Contents">multimap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更新了默认的数据比较规则。</text:p>
          </table:table-cell>
        </table:table-row>
        <text:soft-page-break/>
        <table:table-row>
          <table:table-cell table:style-name="Table68.A2" office:value-type="string">
            <text:p text:style-name="Table_20_Contents">hash_set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更新了默认的哈希函数。</text:p>
          </table:table-cell>
        </table:table-row>
        <table:table-row>
          <table:table-cell table:style-name="Table68.A2" office:value-type="string">
            <text:p text:style-name="Table_20_Contents">hash_multiset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更新了默认的哈希函数。</text:p>
          </table:table-cell>
        </table:table-row>
        <table:table-row>
          <table:table-cell table:style-name="Table68.A2" office:value-type="string">
            <text:p text:style-name="Table_20_Contents">hash_map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更新了默认的数据比较规则和默认的哈希函数。</text:p>
          </table:table-cell>
        </table:table-row>
        <table:table-row>
          <table:table-cell table:style-name="Table68.A2" office:value-type="string">
            <text:p text:style-name="Table_20_Contents">hash_multimap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更新了默认的数据比较规则和默认的哈希函数。</text:p>
          </table:table-cell>
        </table:table-row>
        <table:table-row>
          <table:table-cell table:style-name="Table68.A2" office:value-type="string">
            <text:p text:style-name="Table_20_Contents">priority_queue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queue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stack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多种iterator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range_t</text:p>
          </table:table-cell>
          <table:table-cell table:style-name="Table68.A2" office:value-type="string">
            <text:p text:style-name="Table_20_Contents"/>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一种表示数据范围的类型。</text:p>
          </table:table-cell>
        </table:table-row>
        <table:table-row>
          <table:table-cell table:style-name="Table68.A2" office:value-type="string">
            <text:p text:style-name="Table_20_Contents">数值算法</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通用算法</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针对于C语言内建类型的函数</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针对于libcstl内建类型的函数</text:p>
          </table:table-cell>
          <table:table-cell table:style-name="Table68.A2" office:value-type="string">
            <text:p text:style-name="Table_20_Contents"/>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增加了针对容器以及工具类型的函数和谓词。</text:p>
          </table:table-cell>
        </table:table-row>
        <table:table-row>
          <table:table-cell table:style-name="Table68.A2" office:value-type="string">
            <text:p text:style-name="Table_20_Contents">string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pair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更新了默认的比较规则。</text:p>
          </table:table-cell>
        </table:table-row>
        <table:table-row>
          <table:table-cell table:style-name="Table68.A2" office:value-type="string">
            <text:p text:style-name="Table_20_Contents">bool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支持C style字符串</text:p>
          </table:table-cell>
          <table:table-cell table:style-name="Table68.A2" office:value-type="string">
            <text:p text:style-name="Table_20_Contents"/>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增加了对于C style字符串的支持。</text:p>
          </table:table-cell>
        </table:table-row>
        <table:table-row>
          <table:table-cell table:style-name="Table68.A2" office:value-type="string">
            <text:p text:style-name="Table_20_Contents">支持用户自定义类型</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通过类型注册机制完善了对于用户自定义类型的支持。</text:p>
          </table:table-cell>
        </table:table-row>
        <table:table-row>
          <table:table-cell table:style-name="Table68.A2" office:value-type="string">
            <text:p text:style-name="Table_20_Contents">类型注册</text:p>
          </table:table-cell>
          <table:table-cell table:style-name="Table68.A2" office:value-type="string">
            <text:p text:style-name="Table_20_Contents"/>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增加了类型注册和复制的功能。</text:p>
          </table:table-cell>
        </table:table-row>
        <table:table-row>
          <table:table-cell table:style-name="Table68.A2" office:value-type="string">
            <text:p text:style-name="Table_20_Contents">支持Linux</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使用GNU Autotools工具来管理软件的编译和安装。</text:p>
          </table:table-cell>
        </table:table-row>
        <table:table-row>
          <table:table-cell table:style-name="Table68.A2" office:value-type="string">
            <text:p text:style-name="Table_20_Contents">支持Windows</text:p>
          </table:table-cell>
          <table:table-cell table:style-name="Table68.A2" office:value-type="string">
            <text:p text:style-name="Table_20_Contents"/>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增加了VS2005和VS2008的工程。</text:p>
          </table:table-cell>
        </table:table-row>
      </table:table>
      <text:p text:style-name="P21"/>
      <text:p text:style-name="P21">建议使用的前缀：</text:p>
      <table:table table:name="Table147" table:style-name="Table147">
        <table:table-column table:style-name="Table147.A"/>
        <table:table-column table:style-name="Table147.B"/>
        <table:table-row>
          <table:table-cell table:style-name="Table147.A1" office:value-type="string">
            <text:p text:style-name="Table_20_Contents">类型</text:p>
          </table:table-cell>
          <table:table-cell table:style-name="Table147.B1" office:value-type="float" office:value="1">
            <text:p text:style-name="Table_20_Contents">前缀</text:p>
          </table:table-cell>
        </table:table-row>
        <table:table-row>
          <table:table-cell table:style-name="Table147.A2" office:value-type="string">
            <text:p text:style-name="P34">vector_t</text:p>
          </table:table-cell>
          <table:table-cell table:style-name="Table147.B2" office:value-type="string">
            <text:p text:style-name="P35">vec</text:p>
          </table:table-cell>
        </table:table-row>
        <table:table-row>
          <table:table-cell table:style-name="Table147.A2" office:value-type="string">
            <text:p text:style-name="P34">list_t</text:p>
          </table:table-cell>
          <table:table-cell table:style-name="Table147.B2" office:value-type="string">
            <text:p text:style-name="P35">list</text:p>
          </table:table-cell>
        </table:table-row>
        <table:table-row>
          <table:table-cell table:style-name="Table147.A2" office:value-type="string">
            <text:p text:style-name="P34">slist_t</text:p>
          </table:table-cell>
          <table:table-cell table:style-name="Table147.B2" office:value-type="string">
            <text:p text:style-name="P35">slist</text:p>
          </table:table-cell>
        </table:table-row>
        <table:table-row>
          <table:table-cell table:style-name="Table147.A2" office:value-type="string">
            <text:p text:style-name="P34">deque_t</text:p>
          </table:table-cell>
          <table:table-cell table:style-name="Table147.B2" office:value-type="string">
            <text:p text:style-name="P35">deq</text:p>
          </table:table-cell>
        </table:table-row>
        <table:table-row>
          <table:table-cell table:style-name="Table147.A2" office:value-type="string">
            <text:p text:style-name="P34">set_t</text:p>
          </table:table-cell>
          <table:table-cell table:style-name="Table147.B2" office:value-type="string">
            <text:p text:style-name="P35">set</text:p>
          </table:table-cell>
        </table:table-row>
        <table:table-row>
          <table:table-cell table:style-name="Table147.A2" office:value-type="string">
            <text:p text:style-name="P34">multiset_t</text:p>
          </table:table-cell>
          <table:table-cell table:style-name="Table147.B2" office:value-type="string">
            <text:p text:style-name="P35">mset</text:p>
          </table:table-cell>
        </table:table-row>
        <table:table-row>
          <table:table-cell table:style-name="Table147.A2" office:value-type="string">
            <text:p text:style-name="P34">map_t</text:p>
          </table:table-cell>
          <table:table-cell table:style-name="Table147.B2" office:value-type="string">
            <text:p text:style-name="P35">map</text:p>
          </table:table-cell>
        </table:table-row>
        <table:table-row>
          <table:table-cell table:style-name="Table147.A2" office:value-type="string">
            <text:p text:style-name="P34">multimap_t</text:p>
          </table:table-cell>
          <table:table-cell table:style-name="Table147.B2" office:value-type="string">
            <text:p text:style-name="P35">mmap</text:p>
          </table:table-cell>
        </table:table-row>
        <text:soft-page-break/>
        <table:table-row>
          <table:table-cell table:style-name="Table147.A2" office:value-type="string">
            <text:p text:style-name="P34">hash_set_t</text:p>
          </table:table-cell>
          <table:table-cell table:style-name="Table147.B2" office:value-type="string">
            <text:p text:style-name="P35">hset</text:p>
          </table:table-cell>
        </table:table-row>
        <table:table-row>
          <table:table-cell table:style-name="Table147.A2" office:value-type="string">
            <text:p text:style-name="P34">hash_multiset_t</text:p>
          </table:table-cell>
          <table:table-cell table:style-name="Table147.B2" office:value-type="string">
            <text:p text:style-name="P35">hmset</text:p>
          </table:table-cell>
        </table:table-row>
        <table:table-row>
          <table:table-cell table:style-name="Table147.A2" office:value-type="string">
            <text:p text:style-name="P34">hash_map_t</text:p>
          </table:table-cell>
          <table:table-cell table:style-name="Table147.B2" office:value-type="string">
            <text:p text:style-name="P35">hmap</text:p>
          </table:table-cell>
        </table:table-row>
        <table:table-row>
          <table:table-cell table:style-name="Table147.A2" office:value-type="string">
            <text:p text:style-name="P34">hash_mutlimap_t</text:p>
          </table:table-cell>
          <table:table-cell table:style-name="Table147.B2" office:value-type="string">
            <text:p text:style-name="P35">hmmap</text:p>
          </table:table-cell>
        </table:table-row>
        <table:table-row>
          <table:table-cell table:style-name="Table147.A2" office:value-type="string">
            <text:p text:style-name="P34">queue_t</text:p>
          </table:table-cell>
          <table:table-cell table:style-name="Table147.B2" office:value-type="string">
            <text:p text:style-name="P35">que</text:p>
          </table:table-cell>
        </table:table-row>
        <table:table-row>
          <table:table-cell table:style-name="Table147.A2" office:value-type="string">
            <text:p text:style-name="P34">priority_queue_t</text:p>
          </table:table-cell>
          <table:table-cell table:style-name="Table147.B2" office:value-type="string">
            <text:p text:style-name="P35">pque</text:p>
          </table:table-cell>
        </table:table-row>
        <table:table-row>
          <table:table-cell table:style-name="Table147.A2" office:value-type="string">
            <text:p text:style-name="P34">stack_t</text:p>
          </table:table-cell>
          <table:table-cell table:style-name="Table147.B2" office:value-type="string">
            <text:p text:style-name="P35">sk</text:p>
          </table:table-cell>
        </table:table-row>
        <table:table-row>
          <table:table-cell table:style-name="Table147.A2" office:value-type="string">
            <text:p text:style-name="P34">iterator_t</text:p>
          </table:table-cell>
          <table:table-cell table:style-name="Table147.B2" office:value-type="string">
            <text:p text:style-name="P35">it</text:p>
          </table:table-cell>
        </table:table-row>
        <table:table-row>
          <table:table-cell table:style-name="Table147.A2" office:value-type="string">
            <text:p text:style-name="P34">range_t</text:p>
          </table:table-cell>
          <table:table-cell table:style-name="Table147.B2" office:value-type="string">
            <text:p text:style-name="P35">r</text:p>
          </table:table-cell>
        </table:table-row>
        <table:table-row>
          <table:table-cell table:style-name="Table147.A2" office:value-type="string">
            <text:p text:style-name="P34">pair_t</text:p>
          </table:table-cell>
          <table:table-cell table:style-name="Table147.B2" office:value-type="string">
            <text:p text:style-name="P35">pair</text:p>
          </table:table-cell>
        </table:table-row>
        <table:table-row>
          <table:table-cell table:style-name="Table147.A2" office:value-type="string">
            <text:p text:style-name="P34">bool_t</text:p>
          </table:table-cell>
          <table:table-cell table:style-name="Table147.B2" office:value-type="string">
            <text:p text:style-name="P35">b</text:p>
          </table:table-cell>
        </table:table-row>
        <table:table-row>
          <table:table-cell table:style-name="Table147.A2" office:value-type="string">
            <text:p text:style-name="P34">string_t</text:p>
          </table:table-cell>
          <table:table-cell table:style-name="Table147.B2" office:value-type="string">
            <text:p text:style-name="P35">str</text:p>
          </table:table-cell>
        </table:table-row>
        <table:table-row>
          <table:table-cell table:style-name="Table147.A2" office:value-type="string">
            <text:p text:style-name="P34">_byte_t</text:p>
          </table:table-cell>
          <table:table-cell table:style-name="Table147.B2" office:value-type="string">
            <text:p text:style-name="P35">by</text:p>
          </table:table-cell>
        </table:table-row>
        <table:table-row>
          <table:table-cell table:style-name="Table147.A2" office:value-type="string">
            <text:p text:style-name="P34">char*</text:p>
          </table:table-cell>
          <table:table-cell table:style-name="Table147.B2" office:value-type="string">
            <text:p text:style-name="P35">s</text:p>
          </table:table-cell>
        </table:table-row>
        <table:table-row>
          <table:table-cell table:style-name="Table147.A2" office:value-type="string">
            <text:p text:style-name="P34">binary_function_t</text:p>
          </table:table-cell>
          <table:table-cell table:style-name="Table147.B2" office:value-type="string">
            <text:p text:style-name="P35">bfun</text:p>
          </table:table-cell>
        </table:table-row>
        <table:table-row>
          <table:table-cell table:style-name="Table147.A2" office:value-type="string">
            <text:p text:style-name="P34">unary_function_t</text:p>
          </table:table-cell>
          <table:table-cell table:style-name="Table147.B2" office:value-type="string">
            <text:p text:style-name="P35">ufun</text:p>
          </table:table-cell>
        </table:table-row>
      </table:table>
      <text:p text:style-name="P21"/>
      <text:p text:style-name="P21"/>
      <text:p text:style-name="P21"/>
      <text:p text:style-name="P21"/>
      <text:p text:style-name="P21"/>
      <text:p text:style-name="P21"/>
      <text:p text:style-name="P21"/>
      <text:p text:style-name="P21"/>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ymbol" svg:font-family="Symbol" style:font-family-generic="roman" style:font-pitch="variable" style:font-charset="x-symbol"/>
    <style:font-face style:name="OpenSymbol" svg:font-family="OpenSymbol"/>
    <style:font-face style:name="Tahoma2" svg:font-family="Tahoma"/>
    <style:font-face style:name="song" svg:font-family="song, Verdana"/>
    <style:font-face style:name="Courier New1" svg:font-family="'Courier New'" style:font-family-generic="modern"/>
    <style:font-face style:name="Times New Roman1" svg:font-family="'Times New Roman'" style:font-family-generic="roman"/>
    <style:font-face style:name="Tahoma" svg:font-family="Tahoma"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宋体1" svg:font-family="宋体" style:font-pitch="variable"/>
    <style:font-face style:name="宋体3" svg:font-family="宋体" style:font-adornments="粗体" style:font-pitch="variable"/>
    <style:font-face style:name="宋体" svg:font-family="宋体, SimSun" style:font-pitch="variable"/>
    <style:font-face style:name="黑体" svg:font-family="黑体, SimHei" style:font-pitch="variable"/>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ystem" style:font-pitch="variable"/>
    <style:font-face style:name="宋体2" svg:font-family="宋体" style:font-family-generic="system" style:font-pitch="variable"/>
  </office:font-face-decls>
  <office:styles>
    <draw:marker draw:name="Arrowheads_20_1" draw:display-name="Arrowheads 1" svg:viewBox="0 0 300 300" svg:d="m150 0 150 300h-300z"/>
    <draw:marker draw:name="Arrowheads_20_2" draw:display-name="Arrowheads 2" svg:viewBox="0 0 300 300" svg:d="m150 0 150 300h-300z"/>
    <draw:marker draw:name="msArrowEnd_20_5" draw:display-name="msArrowEnd 5" svg:viewBox="0 0 210 210" svg:d="m105 0 105 210h-210z"/>
    <draw:marker draw:name="msArrowStealthEnd_20_5" draw:display-name="msArrowStealthEnd 5" svg:viewBox="0 0 210 210" svg:d="m105 0 105 210-105-84-105 84z"/>
    <draw:stroke-dash draw:name="Dash_20_2" draw:display-name="Dash 2" draw:style="rect" draw:dots2="1" draw:dots2-length="0.105cm" draw:distance="0.079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741cm" style:writing-mode="lr-tb"/>
      <style:text-properties style:use-window-font-color="true" style:font-name="Times New Roman" fo:font-size="12pt" fo:language="en" fo:country="US" style:font-name-asian="宋体2" style:font-size-asian="12pt" style:language-asian="zh" style:country-asian="CN"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0" fo:widows="0" style:writing-mode="lr-tb"/>
      <style:text-properties style:use-window-font-color="true" style:font-name="Times New Roman" fo:font-size="10.5pt" fo:language="en" fo:country="US" style:letter-kerning="true" style:font-name-asian="宋体" style:font-size-asian="10.5pt" style:language-asian="zh" style:country-asian="CN"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宋体2"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default-outline-level="1" style:class="text">
      <style:paragraph-properties fo:margin-top="0.6cm" fo:margin-bottom="0.582cm" fo:line-height="200%" fo:keep-together="always" fo:keep-with-next="always"/>
      <style:text-properties fo:font-size="22pt" fo:font-weight="bold" style:letter-kerning="true" style:font-size-asian="22pt" style:font-weight-asian="bold" style:font-size-complex="22pt" style:font-weight-complex="bold"/>
    </style:style>
    <style:style style:name="Heading_20_2" style:display-name="Heading 2" style:family="paragraph" style:parent-style-name="Standard" style:next-style-name="Standard" style:default-outline-level="2" style:class="text">
      <style:paragraph-properties fo:margin-top="0.459cm" fo:margin-bottom="0.459cm" fo:line-height="173%" fo:keep-together="always" fo:keep-with-next="always"/>
      <style:text-properties style:font-name="Arial" fo:font-size="16pt" fo:font-weight="bold" style:font-name-asian="黑体" style:font-size-asian="16pt" style:font-weight-asian="bold" style:font-size-complex="16pt" style:font-weight-complex="bold"/>
    </style:style>
    <style:style style:name="Heading_20_3" style:display-name="Heading 3" style:family="paragraph" style:parent-style-name="Standard" style:next-style-name="Standard" style:default-outline-level="3" style:class="text">
      <style:paragraph-properties fo:margin-top="0.459cm" fo:margin-bottom="0.459cm" fo:line-height="173%" fo:keep-together="always" fo:keep-with-next="always"/>
      <style:text-properties fo:font-size="16pt" fo:font-weight="bold" style:font-name-asian="宋体3" style:font-size-asian="16pt" style:font-weight-asian="bold" style:font-size-complex="16pt" style:font-weight-complex="bold"/>
    </style:style>
    <style:style style:name="文档结构图" style:family="paragraph" style:parent-style-name="Standard">
      <style:paragraph-properties fo:background-color="#000080">
        <style:background-image/>
      </style:paragraph-properties>
    </style:style>
    <style:style style:name="Contents_20_2" style:display-name="Contents 2" style:family="paragraph" style:parent-style-name="Standard" style:next-style-name="Standard" style:class="index">
      <style:paragraph-properties fo:margin-left="0.741cm" fo:margin-right="0cm" fo:text-indent="0cm" style:auto-text-indent="false"/>
    </style:style>
    <style:style style:name="Contents_20_1" style:display-name="Contents 1" style:family="paragraph" style:parent-style-name="Standard" style:next-style-name="Standard" style:class="index"/>
    <style:style style:name="Contents_20_3" style:display-name="Contents 3" style:family="paragraph" style:parent-style-name="Standard" style:next-style-name="Standard" style:class="index">
      <style:paragraph-properties fo:margin-left="1.482cm" fo:margin-right="0cm"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WW8Num6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9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9z2" style:family="text">
      <style:text-properties style:font-name="Times New Roman" fo:font-weight="bold" style:font-weight-asian="bold" style:font-name-complex="Times New Roman"/>
    </style:style>
    <style:style style:name="WW8Num12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2z2" style:family="text">
      <style:text-properties style:font-name="Times New Roman" fo:font-weight="bold" style:font-weight-asian="bold" style:font-name-complex="Times New Roman"/>
    </style:style>
    <style:style style:name="WW8Num13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3z2" style:family="text">
      <style:text-properties style:font-name="Times New Roman" fo:font-weight="bold" style:font-weight-asian="bold" style:font-name-complex="Times New Roman"/>
    </style:style>
    <style:style style:name="WW8Num15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5z2" style:family="text">
      <style:text-properties style:font-name="Times New Roman" fo:font-weight="bold" style:font-weight-asian="bold" style:font-name-complex="Times New Roman"/>
    </style:style>
    <style:style style:name="WW8Num22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26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30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31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默认段落字体" style:family="text"/>
    <style:style style:name="Internet_20_link" style:display-name="Internet link" style:family="text" style:parent-style-name="默认段落字体">
      <style:text-properties fo:color="#0000ff" style:text-underline-style="solid" style:text-underline-width="auto" style:text-underline-color="font-color"/>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style:font-name="Times New Roman" style:font-name-asian="宋体1"/>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50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3.5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4.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5.75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7.751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8.999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6z1" style:num-suffix=".2"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style:num-prefix="第 " style:num-suffix=" 条" style:num-format="I">
        <style:list-level-properties text:list-level-position-and-space-mode="label-alignment">
          <style:list-level-label-alignment text:label-followed-by="listtab" text:list-tab-stop-position="2.54cm"/>
        </style:list-level-properties>
      </text:list-level-style-number>
      <text:list-level-style-number text:level="2" style:num-prefix="节 " style:num-format="1" text:display-levels="2">
        <style:list-level-properties text:list-level-position-and-space-mode="label-alignment">
          <style:list-level-label-alignment text:label-followed-by="listtab" text:list-tab-stop-position="1.905cm"/>
        </style:list-level-properties>
      </text:list-level-style-number>
      <text:list-level-style-number text:level="3" style:num-prefix="(" style:num-suffix=")" style:num-format="a" style:num-letter-sync="true">
        <style:list-level-properties text:list-level-position-and-space-mode="label-alignment">
          <style:list-level-label-alignment text:label-followed-by="listtab" text:list-tab-stop-position="1.27cm" fo:text-indent="-0.762cm" fo:margin-left="1.27cm"/>
        </style:list-level-properties>
      </text:list-level-style-number>
      <text:list-level-style-number text:level="4" style:num-prefix="(" style:num-suffix=")" style:num-format="i">
        <style:list-level-properties text:list-level-position-and-space-mode="label-alignment" fo:text-align="end">
          <style:list-level-label-alignment text:label-followed-by="listtab" text:list-tab-stop-position="1.524cm" fo:text-indent="-0.254cm" fo:margin-left="1.524cm"/>
        </style:list-level-properties>
      </text:list-level-style-number>
      <text:list-level-style-number text:level="5" style:num-suffix=")" style:num-format="1">
        <style:list-level-properties text:list-level-position-and-space-mode="label-alignment">
          <style:list-level-label-alignment text:label-followed-by="listtab" text:list-tab-stop-position="1.778cm" fo:text-indent="-0.762cm" fo:margin-left="1.778cm"/>
        </style:list-level-properties>
      </text:list-level-style-number>
      <text:list-level-style-number text:level="6" style:num-suffix=")" style:num-format="a" style:num-letter-sync="true">
        <style:list-level-properties text:list-level-position-and-space-mode="label-alignment">
          <style:list-level-label-alignment text:label-followed-by="listtab" text:list-tab-stop-position="2.032cm" fo:text-indent="-0.762cm" fo:margin-left="2.032cm"/>
        </style:list-level-properties>
      </text:list-level-style-number>
      <text:list-level-style-number text:level="7" style:num-suffix=")" style:num-format="i">
        <style:list-level-properties text:list-level-position-and-space-mode="label-alignment" fo:text-align="end">
          <style:list-level-label-alignment text:label-followed-by="listtab" text:list-tab-stop-position="2.286cm" fo:text-indent="-0.508cm" fo:margin-left="2.2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54cm" fo:text-indent="-0.762cm" fo:margin-left="2.54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2.794cm" fo:text-indent="-0.25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50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3.5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4.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5.75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7.751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8.999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9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9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12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12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text:style-name="Numbering_20_Symbols" style:num-prefix="第" style:num-suffix="章" style:num-format="一, 二, 三, ...">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Numbering_20_Symbols" style:num-prefix="第" style:num-suffix="节" style:num-format="一, 二, 三, ...">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text:style-name="Numbering_20_Symbols" style:num-prefix="第" style:num-suffix="条" style:num-format="一, 二, 三, ...">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text:style-name="Numbering_20_Symbols" style:num-prefix=" " style:num-suffix="、" style:num-format="一, 二, 三, ...">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text:style-name="Numbering_20_Symbols" style:num-prefix=" " style:num-suffix="、" style:num-format="一, 二, 三, ...">
        <style:list-level-properties text:list-level-position-and-space-mode="label-alignment">
          <style:list-level-label-alignment text:label-followed-by="listtab" text:list-tab-stop-position="2cm" fo:text-indent="-2cm" fo:margin-left="2cm"/>
        </style:list-level-properties>
      </text:list-level-style-number>
      <text:list-level-style-number text:level="7" text:style-name="Numbering_20_Symbols" style:num-prefix=" " style:num-suffix="、" style:num-format="一, 二, 三, ...">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text:style-name="Numbering_20_Symbols" style:num-prefix=" " style:num-suffix="、" style:num-format="一, 二, 三, ...">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text:style-name="Numbering_20_Symbols" style:num-prefix=" " style:num-suffix="、" style:num-format="一, 二, 三, ...">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text:style-name="Numbering_20_Symbols" style:num-prefix=" " style:num-suffix="、" style:num-format="一, 二, 三, ...">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15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15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22z1" style:num-suffix=".2"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77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156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5.54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6.29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7.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9.05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9.811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prefix="2."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26z1"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30z1" style:num-suffix=".1"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31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0.999cm" fo:page-height="29.699cm" style:num-format="1" style:print-orientation="portrait" fo:margin-top="2.54cm" fo:margin-bottom="2.54cm" fo:margin-left="0.998cm" fo:margin-right="0.995cm" style:writing-mode="lr-tb" style:layout-grid-color="#c0c0c0" style:layout-grid-lines="44" style:layout-grid-base-height="0.55cm" style:layout-grid-ruby-height="0cm" style:layout-grid-mode="li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WangBo</meta:initial-creator>
    <meta:creation-date>2009-03-10T15:48:00</meta:creation-date>
    <dc:date>2011-01-12T16:53:49.37</dc:date>
    <meta:editing-cycles>1715</meta:editing-cycles>
    <meta:editing-duration>PT382H03M18S</meta:editing-duration>
    <meta:generator>OpenOffice.org/3.2$Win32 OpenOffice.org_project/320m18$Build-9502</meta:generator>
    <dc:creator>Wang Bo</dc:creator>
    <meta:document-statistic meta:table-count="413" meta:image-count="39" meta:object-count="0" meta:page-count="185" meta:paragraph-count="5530" meta:word-count="45232" meta:character-count="161744"/>
  </office:meta>
</office:document-meta>
</file>